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siciones" table:style-name="ta1">
        <table:shapes>
          <draw:frame draw:z-index="0" draw:style-name="gr1" draw:text-style-name="P1" svg:width="4.1972in" svg:height="1.8846in" svg:x="9.1551in" svg:y="0.165in">
            <draw:object draw:notify-on-update-of-ranges="posiciones.A1:posiciones.A1 posiciones.A3:posiciones.A1001 posiciones.E1:posiciones.E1 posiciones.E2:posiciones.E43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0776in" svg:height="2.0083in" svg:x="9.1764in" svg:y="2.0594in">
            <draw:object draw:notify-on-update-of-ranges="posiciones.C1:posiciones.C1 posiciones.C2:posiciones.C1001 posiciones.F1:posiciones.F1 posiciones.F2:posiciones.F43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.0776in" svg:height="2.0083in" svg:x="9.3299in" svg:y="4.1102in">
            <draw:object draw:notify-on-update-of-ranges="posiciones.B1:posiciones.B1 posiciones.B2:posiciones.B1001 posiciones.G1:posiciones.G1 posiciones.G2:posiciones.G43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X Robo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 Robot</text:p>
          </table:table-cell>
          <table:table-cell/>
          <table:table-cell office:value-type="string" calcext:value-type="string">
            <text:p>X MoCap</text:p>
          </table:table-cell>
          <table:table-cell office:value-type="string" calcext:value-type="string">
            <text:p>Z MoCap(Y Robot)</text:p>
          </table:table-cell>
          <table:table-cell office:value-type="string" calcext:value-type="string">
            <text:p>Y MoCap(Z Robot)</text:p>
          </table:table-cell>
        </table:table-row>
        <table:table-row table:style-name="ro1">
          <table:table-cell office:value-type="float" office:value="0.0424181744456291" calcext:value-type="float">
            <text:p>0.0424181744</text:p>
          </table:table-cell>
          <table:table-cell office:value-type="float" office:value="-0.112602524459362" calcext:value-type="float">
            <text:p>-0.1126025245</text:p>
          </table:table-cell>
          <table:table-cell office:value-type="float" office:value="0.21855092048645" calcext:value-type="float">
            <text:p>0.2185509205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2747619450092" calcext:value-type="float">
            <text:p>0.0422747619</text:p>
          </table:table-cell>
          <table:table-cell office:value-type="float" office:value="-0.112725168466568" calcext:value-type="float">
            <text:p>-0.1127251685</text:p>
          </table:table-cell>
          <table:table-cell office:value-type="float" office:value="0.218465447425842" calcext:value-type="float">
            <text:p>0.2184654474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2484427690506" calcext:value-type="float">
            <text:p>0.0422484428</text:p>
          </table:table-cell>
          <table:table-cell office:value-type="float" office:value="-0.112748555839062" calcext:value-type="float">
            <text:p>-0.1127485558</text:p>
          </table:table-cell>
          <table:table-cell office:value-type="float" office:value="0.218446135520935" calcext:value-type="float">
            <text:p>0.2184461355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1778671443462" calcext:value-type="float">
            <text:p>0.0421778671</text:p>
          </table:table-cell>
          <table:table-cell office:value-type="float" office:value="-0.112629726529121" calcext:value-type="float">
            <text:p>-0.1126297265</text:p>
          </table:table-cell>
          <table:table-cell office:value-type="float" office:value="0.218560636043549" calcext:value-type="float">
            <text:p>0.218560636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1117097139359" calcext:value-type="float">
            <text:p>0.0421117097</text:p>
          </table:table-cell>
          <table:table-cell office:value-type="float" office:value="-0.112729296088219" calcext:value-type="float">
            <text:p>-0.1127292961</text:p>
          </table:table-cell>
          <table:table-cell office:value-type="float" office:value="0.218463450670242" calcext:value-type="float">
            <text:p>0.2184634507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3781089484692" calcext:value-type="float">
            <text:p>0.0423781089</text:p>
          </table:table-cell>
          <table:table-cell office:value-type="float" office:value="-0.112799793481827" calcext:value-type="float">
            <text:p>-0.1127997935</text:p>
          </table:table-cell>
          <table:table-cell office:value-type="float" office:value="0.218582689762115" calcext:value-type="float">
            <text:p>0.2185826898</text:p>
          </table:table-cell>
          <table:table-cell/>
          <table:table-cell office:value-type="float" office:value="-0.02297" calcext:value-type="float">
            <text:p>-0.02297</text:p>
          </table:table-cell>
          <table:table-cell office:value-type="float" office:value="0.242948" calcext:value-type="float">
            <text:p>0.242948</text:p>
          </table:table-cell>
          <table:table-cell office:value-type="float" office:value="0.179149" calcext:value-type="float">
            <text:p>0.179149</text:p>
          </table:table-cell>
        </table:table-row>
        <table:table-row table:style-name="ro1">
          <table:table-cell office:value-type="float" office:value="0.0421844571828842" calcext:value-type="float">
            <text:p>0.0421844572</text:p>
          </table:table-cell>
          <table:table-cell office:value-type="float" office:value="-0.11295673251152" calcext:value-type="float">
            <text:p>-0.1129567325</text:p>
          </table:table-cell>
          <table:table-cell office:value-type="float" office:value="0.218553587794304" calcext:value-type="float">
            <text:p>0.2185535878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384147644043" calcext:value-type="float">
            <text:p>0.0423841476</text:p>
          </table:table-cell>
          <table:table-cell office:value-type="float" office:value="-0.112664826214314" calcext:value-type="float">
            <text:p>-0.1126648262</text:p>
          </table:table-cell>
          <table:table-cell office:value-type="float" office:value="0.218540266156197" calcext:value-type="float">
            <text:p>0.2185402662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369294911623" calcext:value-type="float">
            <text:p>0.0423692949</text:p>
          </table:table-cell>
          <table:table-cell office:value-type="float" office:value="-0.112685389816761" calcext:value-type="float">
            <text:p>-0.1126853898</text:p>
          </table:table-cell>
          <table:table-cell office:value-type="float" office:value="0.218521475791931" calcext:value-type="float">
            <text:p>0.2185214758</text:p>
          </table:table-cell>
          <table:table-cell/>
          <table:table-cell office:value-type="float" office:value="-0.02297" calcext:value-type="float">
            <text:p>-0.02297</text:p>
          </table:table-cell>
          <table:table-cell office:value-type="float" office:value="0.242948" calcext:value-type="float">
            <text:p>0.242948</text:p>
          </table:table-cell>
          <table:table-cell office:value-type="float" office:value="0.179149" calcext:value-type="float">
            <text:p>0.179149</text:p>
          </table:table-cell>
        </table:table-row>
        <table:table-row table:style-name="ro1">
          <table:table-cell office:value-type="float" office:value="0.0423747822642326" calcext:value-type="float">
            <text:p>0.0423747823</text:p>
          </table:table-cell>
          <table:table-cell office:value-type="float" office:value="-0.112656354904175" calcext:value-type="float">
            <text:p>-0.1126563549</text:p>
          </table:table-cell>
          <table:table-cell office:value-type="float" office:value="0.218563660979271" calcext:value-type="float">
            <text:p>0.218563661</text:p>
          </table:table-cell>
          <table:table-cell/>
          <table:table-cell office:value-type="float" office:value="-0.023013" calcext:value-type="float">
            <text:p>-0.023013</text:p>
          </table:table-cell>
          <table:table-cell office:value-type="float" office:value="0.243176" calcext:value-type="float">
            <text:p>0.243176</text:p>
          </table:table-cell>
          <table:table-cell office:value-type="float" office:value="0.179178" calcext:value-type="float">
            <text:p>0.179178</text:p>
          </table:table-cell>
        </table:table-row>
        <table:table-row table:style-name="ro1">
          <table:table-cell office:value-type="float" office:value="0.0421033725142479" calcext:value-type="float">
            <text:p>0.0421033725</text:p>
          </table:table-cell>
          <table:table-cell office:value-type="float" office:value="-0.112681083381176" calcext:value-type="float">
            <text:p>-0.1126810834</text:p>
          </table:table-cell>
          <table:table-cell office:value-type="float" office:value="0.218530297279358" calcext:value-type="float">
            <text:p>0.2185302973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2574318945408" calcext:value-type="float">
            <text:p>0.0422574319</text:p>
          </table:table-cell>
          <table:table-cell office:value-type="float" office:value="-0.112692393362522" calcext:value-type="float">
            <text:p>-0.1126923934</text:p>
          </table:table-cell>
          <table:table-cell office:value-type="float" office:value="0.218495815992355" calcext:value-type="float">
            <text:p>0.218495816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0470722019673" calcext:value-type="float">
            <text:p>0.0420470722</text:p>
          </table:table-cell>
          <table:table-cell office:value-type="float" office:value="-0.112645253539085" calcext:value-type="float">
            <text:p>-0.1126452535</text:p>
          </table:table-cell>
          <table:table-cell office:value-type="float" office:value="0.218540519475937" calcext:value-type="float">
            <text:p>0.2185405195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46786236763" calcext:value-type="float">
            <text:p>0.0424678624</text:p>
          </table:table-cell>
          <table:table-cell office:value-type="float" office:value="-0.112989261746407" calcext:value-type="float">
            <text:p>-0.1129892617</text:p>
          </table:table-cell>
          <table:table-cell office:value-type="float" office:value="0.218516618013382" calcext:value-type="float">
            <text:p>0.218516618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4248650670052" calcext:value-type="float">
            <text:p>0.0424248651</text:p>
          </table:table-cell>
          <table:table-cell office:value-type="float" office:value="-0.112608596682549" calcext:value-type="float">
            <text:p>-0.1126085967</text:p>
          </table:table-cell>
          <table:table-cell office:value-type="float" office:value="0.218546271324158" calcext:value-type="float">
            <text:p>0.2185462713</text:p>
          </table:table-cell>
          <table:table-cell/>
          <table:table-cell office:value-type="float" office:value="-0.022938" calcext:value-type="float">
            <text:p>-0.022938</text:p>
          </table:table-cell>
          <table:table-cell office:value-type="float" office:value="0.24305" calcext:value-type="float">
            <text:p>0.24305</text:p>
          </table:table-cell>
          <table:table-cell office:value-type="float" office:value="0.179206" calcext:value-type="float">
            <text:p>0.179206</text:p>
          </table:table-cell>
        </table:table-row>
        <table:table-row table:style-name="ro1">
          <table:table-cell office:value-type="float" office:value="0.0422261022031307" calcext:value-type="float">
            <text:p>0.0422261022</text:p>
          </table:table-cell>
          <table:table-cell office:value-type="float" office:value="-0.113057233393192" calcext:value-type="float">
            <text:p>-0.1130572334</text:p>
          </table:table-cell>
          <table:table-cell office:value-type="float" office:value="0.218454033136368" calcext:value-type="float">
            <text:p>0.2184540331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1799272298813" calcext:value-type="float">
            <text:p>0.0421799272</text:p>
          </table:table-cell>
          <table:table-cell office:value-type="float" office:value="-0.112615987658501" calcext:value-type="float">
            <text:p>-0.1126159877</text:p>
          </table:table-cell>
          <table:table-cell office:value-type="float" office:value="0.218570917844772" calcext:value-type="float">
            <text:p>0.2185709178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3126444220543" calcext:value-type="float">
            <text:p>0.0423126444</text:p>
          </table:table-cell>
          <table:table-cell office:value-type="float" office:value="-0.112879641354084" calcext:value-type="float">
            <text:p>-0.1128796414</text:p>
          </table:table-cell>
          <table:table-cell office:value-type="float" office:value="0.218571290373802" calcext:value-type="float">
            <text:p>0.2185712904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4553826451302" calcext:value-type="float">
            <text:p>0.0424553826</text:p>
          </table:table-cell>
          <table:table-cell office:value-type="float" office:value="-0.112556770443916" calcext:value-type="float">
            <text:p>-0.1125567704</text:p>
          </table:table-cell>
          <table:table-cell office:value-type="float" office:value="0.218613490462303" calcext:value-type="float">
            <text:p>0.2186134905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1023145318031" calcext:value-type="float">
            <text:p>0.0421023145</text:p>
          </table:table-cell>
          <table:table-cell office:value-type="float" office:value="-0.112545184791088" calcext:value-type="float">
            <text:p>-0.1125451848</text:p>
          </table:table-cell>
          <table:table-cell office:value-type="float" office:value="0.218621850013733" calcext:value-type="float">
            <text:p>0.21862185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2930456697941" calcext:value-type="float">
            <text:p>0.0422930457</text:p>
          </table:table-cell>
          <table:table-cell office:value-type="float" office:value="-0.1125827729702" calcext:value-type="float">
            <text:p>-0.112582773</text:p>
          </table:table-cell>
          <table:table-cell office:value-type="float" office:value="0.218599647283554" calcext:value-type="float">
            <text:p>0.2185996473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4582026898861" calcext:value-type="float">
            <text:p>0.0424582027</text:p>
          </table:table-cell>
          <table:table-cell office:value-type="float" office:value="-0.112620763480663" calcext:value-type="float">
            <text:p>-0.1126207635</text:p>
          </table:table-cell>
          <table:table-cell office:value-type="float" office:value="0.218560039997101" calcext:value-type="float">
            <text:p>0.21856004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4244105815887" calcext:value-type="float">
            <text:p>0.0424244106</text:p>
          </table:table-cell>
          <table:table-cell office:value-type="float" office:value="-0.112919270992279" calcext:value-type="float">
            <text:p>-0.112919271</text:p>
          </table:table-cell>
          <table:table-cell office:value-type="float" office:value="0.218584463000298" calcext:value-type="float">
            <text:p>0.218584463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2625578939915" calcext:value-type="float">
            <text:p>0.0422625579</text:p>
          </table:table-cell>
          <table:table-cell office:value-type="float" office:value="-0.11265030503273" calcext:value-type="float">
            <text:p>-0.112650305</text:p>
          </table:table-cell>
          <table:table-cell office:value-type="float" office:value="0.218529030680656" calcext:value-type="float">
            <text:p>0.2185290307</text:p>
          </table:table-cell>
          <table:table-cell/>
          <table:table-cell office:value-type="float" office:value="-0.023031" calcext:value-type="float">
            <text:p>-0.023031</text:p>
          </table:table-cell>
          <table:table-cell office:value-type="float" office:value="0.243049" calcext:value-type="float">
            <text:p>0.243049</text:p>
          </table:table-cell>
          <table:table-cell office:value-type="float" office:value="0.17926" calcext:value-type="float">
            <text:p>0.17926</text:p>
          </table:table-cell>
        </table:table-row>
        <table:table-row table:style-name="ro1">
          <table:table-cell office:value-type="float" office:value="0.0423315241932869" calcext:value-type="float">
            <text:p>0.0423315242</text:p>
          </table:table-cell>
          <table:table-cell office:value-type="float" office:value="-0.11260712146759" calcext:value-type="float">
            <text:p>-0.1126071215</text:p>
          </table:table-cell>
          <table:table-cell office:value-type="float" office:value="0.218587249517441" calcext:value-type="float">
            <text:p>0.2185872495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1908795833588" calcext:value-type="float">
            <text:p>0.0421908796</text:p>
          </table:table-cell>
          <table:table-cell office:value-type="float" office:value="-0.112628981471062" calcext:value-type="float">
            <text:p>-0.1126289815</text:p>
          </table:table-cell>
          <table:table-cell office:value-type="float" office:value="0.218565031886101" calcext:value-type="float">
            <text:p>0.2185650319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0490130782128" calcext:value-type="float">
            <text:p>0.0420490131</text:p>
          </table:table-cell>
          <table:table-cell office:value-type="float" office:value="-0.112721487879753" calcext:value-type="float">
            <text:p>-0.1127214879</text:p>
          </table:table-cell>
          <table:table-cell office:value-type="float" office:value="0.218469202518463" calcext:value-type="float">
            <text:p>0.2184692025</text:p>
          </table:table-cell>
          <table:table-cell/>
          <table:table-cell office:value-type="float" office:value="-0.02297" calcext:value-type="float">
            <text:p>-0.02297</text:p>
          </table:table-cell>
          <table:table-cell office:value-type="float" office:value="0.242948" calcext:value-type="float">
            <text:p>0.242948</text:p>
          </table:table-cell>
          <table:table-cell office:value-type="float" office:value="0.179149" calcext:value-type="float">
            <text:p>0.179149</text:p>
          </table:table-cell>
        </table:table-row>
        <table:table-row table:style-name="ro1">
          <table:table-cell office:value-type="float" office:value="0.0419677086174488" calcext:value-type="float">
            <text:p>0.0419677086</text:p>
          </table:table-cell>
          <table:table-cell office:value-type="float" office:value="-0.112948700785637" calcext:value-type="float">
            <text:p>-0.1129487008</text:p>
          </table:table-cell>
          <table:table-cell office:value-type="float" office:value="0.218434303998947" calcext:value-type="float">
            <text:p>0.218434304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0623682439327" calcext:value-type="float">
            <text:p>0.0420623682</text:p>
          </table:table-cell>
          <table:table-cell office:value-type="float" office:value="-0.112584084272385" calcext:value-type="float">
            <text:p>-0.1125840843</text:p>
          </table:table-cell>
          <table:table-cell office:value-type="float" office:value="0.218550220131874" calcext:value-type="float">
            <text:p>0.2185502201</text:p>
          </table:table-cell>
          <table:table-cell/>
          <table:table-cell office:value-type="float" office:value="-0.023073" calcext:value-type="float">
            <text:p>-0.023073</text:p>
          </table:table-cell>
          <table:table-cell office:value-type="float" office:value="0.243256" calcext:value-type="float">
            <text:p>0.243256</text:p>
          </table:table-cell>
          <table:table-cell office:value-type="float" office:value="0.179277" calcext:value-type="float">
            <text:p>0.179277</text:p>
          </table:table-cell>
        </table:table-row>
        <table:table-row table:style-name="ro1">
          <table:table-cell office:value-type="float" office:value="0.0424451716244221" calcext:value-type="float">
            <text:p>0.0424451716</text:p>
          </table:table-cell>
          <table:table-cell office:value-type="float" office:value="-0.112878620624542" calcext:value-type="float">
            <text:p>-0.1128786206</text:p>
          </table:table-cell>
          <table:table-cell office:value-type="float" office:value="0.218579575419426" calcext:value-type="float">
            <text:p>0.2185795754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4256101250649" calcext:value-type="float">
            <text:p>0.0424256101</text:p>
          </table:table-cell>
          <table:table-cell office:value-type="float" office:value="-0.112895868718624" calcext:value-type="float">
            <text:p>-0.1128958687</text:p>
          </table:table-cell>
          <table:table-cell office:value-type="float" office:value="0.218604296445847" calcext:value-type="float">
            <text:p>0.2186042964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2735624015331" calcext:value-type="float">
            <text:p>0.0422735624</text:p>
          </table:table-cell>
          <table:table-cell office:value-type="float" office:value="-0.112826034426689" calcext:value-type="float">
            <text:p>-0.1128260344</text:p>
          </table:table-cell>
          <table:table-cell office:value-type="float" office:value="0.218638822436333" calcext:value-type="float">
            <text:p>0.2186388224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4231737852097" calcext:value-type="float">
            <text:p>0.0424231738</text:p>
          </table:table-cell>
          <table:table-cell office:value-type="float" office:value="-0.112594664096832" calcext:value-type="float">
            <text:p>-0.1125946641</text:p>
          </table:table-cell>
          <table:table-cell office:value-type="float" office:value="0.21857962012291" calcext:value-type="float">
            <text:p>0.2185796201</text:p>
          </table:table-cell>
          <table:table-cell/>
          <table:table-cell office:value-type="float" office:value="-0.02297" calcext:value-type="float">
            <text:p>-0.02297</text:p>
          </table:table-cell>
          <table:table-cell office:value-type="float" office:value="0.242948" calcext:value-type="float">
            <text:p>0.242948</text:p>
          </table:table-cell>
          <table:table-cell office:value-type="float" office:value="0.179149" calcext:value-type="float">
            <text:p>0.179149</text:p>
          </table:table-cell>
        </table:table-row>
        <table:table-row table:style-name="ro1">
          <table:table-cell office:value-type="float" office:value="0.0419673174619675" calcext:value-type="float">
            <text:p>0.0419673175</text:p>
          </table:table-cell>
          <table:table-cell office:value-type="float" office:value="-0.112642928957939" calcext:value-type="float">
            <text:p>-0.112642929</text:p>
          </table:table-cell>
          <table:table-cell office:value-type="float" office:value="0.218448981642723" calcext:value-type="float">
            <text:p>0.2184489816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1709567308426" calcext:value-type="float">
            <text:p>0.0421709567</text:p>
          </table:table-cell>
          <table:table-cell office:value-type="float" office:value="-0.112939476966858" calcext:value-type="float">
            <text:p>-0.112939477</text:p>
          </table:table-cell>
          <table:table-cell office:value-type="float" office:value="0.218568205833435" calcext:value-type="float">
            <text:p>0.2185682058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1885065734386" calcext:value-type="float">
            <text:p>0.0421885066</text:p>
          </table:table-cell>
          <table:table-cell office:value-type="float" office:value="-0.112973019480705" calcext:value-type="float">
            <text:p>-0.1129730195</text:p>
          </table:table-cell>
          <table:table-cell office:value-type="float" office:value="0.218538165092468" calcext:value-type="float">
            <text:p>0.2185381651</text:p>
          </table:table-cell>
          <table:table-cell/>
          <table:table-cell office:value-type="float" office:value="-0.023073" calcext:value-type="float">
            <text:p>-0.023073</text:p>
          </table:table-cell>
          <table:table-cell office:value-type="float" office:value="0.243256" calcext:value-type="float">
            <text:p>0.243256</text:p>
          </table:table-cell>
          <table:table-cell office:value-type="float" office:value="0.179277" calcext:value-type="float">
            <text:p>0.179277</text:p>
          </table:table-cell>
        </table:table-row>
        <table:table-row table:style-name="ro1">
          <table:table-cell office:value-type="float" office:value="0.0421948358416557" calcext:value-type="float">
            <text:p>0.0421948358</text:p>
          </table:table-cell>
          <table:table-cell office:value-type="float" office:value="-0.112423196434975" calcext:value-type="float">
            <text:p>-0.1124231964</text:p>
          </table:table-cell>
          <table:table-cell office:value-type="float" office:value="0.21857276558876" calcext:value-type="float">
            <text:p>0.2185727656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1408489346504" calcext:value-type="float">
            <text:p>0.0421408489</text:p>
          </table:table-cell>
          <table:table-cell office:value-type="float" office:value="-0.112600311636925" calcext:value-type="float">
            <text:p>-0.1126003116</text:p>
          </table:table-cell>
          <table:table-cell office:value-type="float" office:value="0.218592092394829" calcext:value-type="float">
            <text:p>0.2185920924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2376655042172" calcext:value-type="float">
            <text:p>0.0422376655</text:p>
          </table:table-cell>
          <table:table-cell office:value-type="float" office:value="-0.11271046102047" calcext:value-type="float">
            <text:p>-0.112710461</text:p>
          </table:table-cell>
          <table:table-cell office:value-type="float" office:value="0.218470692634582" calcext:value-type="float">
            <text:p>0.2184706926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4117743968964" calcext:value-type="float">
            <text:p>0.0424117744</text:p>
          </table:table-cell>
          <table:table-cell office:value-type="float" office:value="-0.112990409135818" calcext:value-type="float">
            <text:p>-0.1129904091</text:p>
          </table:table-cell>
          <table:table-cell office:value-type="float" office:value="0.218530297279358" calcext:value-type="float">
            <text:p>0.2185302973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3818491399288" calcext:value-type="float">
            <text:p>0.0423818491</text:p>
          </table:table-cell>
          <table:table-cell office:value-type="float" office:value="-0.112621054053307" calcext:value-type="float">
            <text:p>-0.1126210541</text:p>
          </table:table-cell>
          <table:table-cell office:value-type="float" office:value="0.218573808670044" calcext:value-type="float">
            <text:p>0.2185738087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0732572674751" calcext:value-type="float">
            <text:p>0.0420732573</text:p>
          </table:table-cell>
          <table:table-cell office:value-type="float" office:value="-0.11294362694025" calcext:value-type="float">
            <text:p>-0.1129436269</text:p>
          </table:table-cell>
          <table:table-cell office:value-type="float" office:value="0.218564599752426" calcext:value-type="float">
            <text:p>0.2185645998</text:p>
          </table:table-cell>
          <table:table-cell/>
          <table:table-cell office:value-type="float" office:value="-0.02297" calcext:value-type="float">
            <text:p>-0.02297</text:p>
          </table:table-cell>
          <table:table-cell office:value-type="float" office:value="0.242948" calcext:value-type="float">
            <text:p>0.242948</text:p>
          </table:table-cell>
          <table:table-cell office:value-type="float" office:value="0.179149" calcext:value-type="float">
            <text:p>0.179149</text:p>
          </table:table-cell>
        </table:table-row>
        <table:table-row table:style-name="ro1">
          <table:table-cell office:value-type="float" office:value="0.0421514958143234" calcext:value-type="float">
            <text:p>0.0421514958</text:p>
          </table:table-cell>
          <table:table-cell office:value-type="float" office:value="-0.112627409398556" calcext:value-type="float">
            <text:p>-0.1126274094</text:p>
          </table:table-cell>
          <table:table-cell office:value-type="float" office:value="0.218540027737617" calcext:value-type="float">
            <text:p>0.2185400277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3479676246643" calcext:value-type="float">
            <text:p>0.0423479676</text:p>
          </table:table-cell>
          <table:table-cell office:value-type="float" office:value="-0.112648636102676" calcext:value-type="float">
            <text:p>-0.1126486361</text:p>
          </table:table-cell>
          <table:table-cell office:value-type="float" office:value="0.218529537320137" calcext:value-type="float">
            <text:p>0.2185295373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4802675843239" calcext:value-type="float">
            <text:p>0.0424802676</text:p>
          </table:table-cell>
          <table:table-cell office:value-type="float" office:value="-0.112680412828922" calcext:value-type="float">
            <text:p>-0.1126804128</text:p>
          </table:table-cell>
          <table:table-cell office:value-type="float" office:value="0.218499183654785" calcext:value-type="float">
            <text:p>0.2184991837</text:p>
          </table:table-cell>
          <table:table-cell/>
          <table:table-cell office:value-type="float" office:value="-0.02297" calcext:value-type="float">
            <text:p>-0.02297</text:p>
          </table:table-cell>
          <table:table-cell office:value-type="float" office:value="0.242948" calcext:value-type="float">
            <text:p>0.242948</text:p>
          </table:table-cell>
          <table:table-cell office:value-type="float" office:value="0.179149" calcext:value-type="float">
            <text:p>0.179149</text:p>
          </table:table-cell>
        </table:table-row>
        <table:table-row table:style-name="ro1">
          <table:table-cell office:value-type="float" office:value="0.0421381704509258" calcext:value-type="float">
            <text:p>0.0421381705</text:p>
          </table:table-cell>
          <table:table-cell office:value-type="float" office:value="-0.112674310803413" calcext:value-type="float">
            <text:p>-0.1126743108</text:p>
          </table:table-cell>
          <table:table-cell office:value-type="float" office:value="0.218508705496788" calcext:value-type="float">
            <text:p>0.2185087055</text:p>
          </table:table-cell>
          <table:table-cell/>
          <table:table-cell office:value-type="float" office:value="-0.023013" calcext:value-type="float">
            <text:p>-0.023013</text:p>
          </table:table-cell>
          <table:table-cell office:value-type="float" office:value="0.243176" calcext:value-type="float">
            <text:p>0.243176</text:p>
          </table:table-cell>
          <table:table-cell office:value-type="float" office:value="0.179178" calcext:value-type="float">
            <text:p>0.179178</text:p>
          </table:table-cell>
        </table:table-row>
        <table:table-row table:style-name="ro1">
          <table:table-cell office:value-type="float" office:value="0.0422108694911003" calcext:value-type="float">
            <text:p>0.0422108695</text:p>
          </table:table-cell>
          <table:table-cell office:value-type="float" office:value="-0.112912051379681" calcext:value-type="float">
            <text:p>-0.1129120514</text:p>
          </table:table-cell>
          <table:table-cell office:value-type="float" office:value="0.218588128685951" calcext:value-type="float">
            <text:p>0.2185881287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3865765333176" calcext:value-type="float">
            <text:p>0.0423865765</text:p>
          </table:table-cell>
          <table:table-cell office:value-type="float" office:value="-0.112549960613251" calcext:value-type="float">
            <text:p>-0.1125499606</text:p>
          </table:table-cell>
          <table:table-cell office:value-type="float" office:value="0.218664348125458" calcext:value-type="float">
            <text:p>0.2186643481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1285443007946" calcext:value-type="float">
            <text:p>0.0421285443</text:p>
          </table:table-cell>
          <table:table-cell office:value-type="float" office:value="-0.112875662744045" calcext:value-type="float">
            <text:p>-0.1128756627</text:p>
          </table:table-cell>
          <table:table-cell office:value-type="float" office:value="0.218622282147408" calcext:value-type="float">
            <text:p>0.2186222821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2481521964073" calcext:value-type="float">
            <text:p>0.0422481522</text:p>
          </table:table-cell>
          <table:table-cell office:value-type="float" office:value="-0.112933181226254" calcext:value-type="float">
            <text:p>-0.1129331812</text:p>
          </table:table-cell>
          <table:table-cell office:value-type="float" office:value="0.218578010797501" calcext:value-type="float">
            <text:p>0.2185780108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3362739384174" calcext:value-type="float">
            <text:p>0.0423362739</text:p>
          </table:table-cell>
          <table:table-cell office:value-type="float" office:value="-0.112590759992599" calcext:value-type="float">
            <text:p>-0.11259076</text:p>
          </table:table-cell>
          <table:table-cell office:value-type="float" office:value="0.218606501817703" calcext:value-type="float">
            <text:p>0.2186065018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3575863242149" calcext:value-type="float">
            <text:p>0.0423575863</text:p>
          </table:table-cell>
          <table:table-cell office:value-type="float" office:value="-0.112905085086823" calcext:value-type="float">
            <text:p>-0.1129050851</text:p>
          </table:table-cell>
          <table:table-cell office:value-type="float" office:value="0.218605980277061" calcext:value-type="float">
            <text:p>0.2186059803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3206016421318" calcext:value-type="float">
            <text:p>0.0423206016</text:p>
          </table:table-cell>
          <table:table-cell office:value-type="float" office:value="-0.112630985677242" calcext:value-type="float">
            <text:p>-0.1126309857</text:p>
          </table:table-cell>
          <table:table-cell office:value-type="float" office:value="0.218570798635483" calcext:value-type="float">
            <text:p>0.2185707986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3585996031761" calcext:value-type="float">
            <text:p>0.0423585996</text:p>
          </table:table-cell>
          <table:table-cell office:value-type="float" office:value="-0.112927094101906" calcext:value-type="float">
            <text:p>-0.1129270941</text:p>
          </table:table-cell>
          <table:table-cell office:value-type="float" office:value="0.21858149766922" calcext:value-type="float">
            <text:p>0.2185814977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1751327812672" calcext:value-type="float">
            <text:p>0.0421751328</text:p>
          </table:table-cell>
          <table:table-cell office:value-type="float" office:value="-0.112575531005859" calcext:value-type="float">
            <text:p>-0.112575531</text:p>
          </table:table-cell>
          <table:table-cell office:value-type="float" office:value="0.218601852655411" calcext:value-type="float">
            <text:p>0.2186018527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0522838830948" calcext:value-type="float">
            <text:p>0.0420522839</text:p>
          </table:table-cell>
          <table:table-cell office:value-type="float" office:value="-0.112583704292774" calcext:value-type="float">
            <text:p>-0.1125837043</text:p>
          </table:table-cell>
          <table:table-cell office:value-type="float" office:value="0.218625769019127" calcext:value-type="float">
            <text:p>0.218625769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1681627631187" calcext:value-type="float">
            <text:p>0.0421681628</text:p>
          </table:table-cell>
          <table:table-cell office:value-type="float" office:value="-0.112978056073189" calcext:value-type="float">
            <text:p>-0.1129780561</text:p>
          </table:table-cell>
          <table:table-cell office:value-type="float" office:value="0.218553513288498" calcext:value-type="float">
            <text:p>0.2185535133</text:p>
          </table:table-cell>
          <table:table-cell/>
          <table:table-cell office:value-type="float" office:value="-0.02297" calcext:value-type="float">
            <text:p>-0.02297</text:p>
          </table:table-cell>
          <table:table-cell office:value-type="float" office:value="0.242948" calcext:value-type="float">
            <text:p>0.242948</text:p>
          </table:table-cell>
          <table:table-cell office:value-type="float" office:value="0.179149" calcext:value-type="float">
            <text:p>0.179149</text:p>
          </table:table-cell>
        </table:table-row>
        <table:table-row table:style-name="ro1">
          <table:table-cell office:value-type="float" office:value="0.0420383363962174" calcext:value-type="float">
            <text:p>0.0420383364</text:p>
          </table:table-cell>
          <table:table-cell office:value-type="float" office:value="-0.112919881939888" calcext:value-type="float">
            <text:p>-0.1129198819</text:p>
          </table:table-cell>
          <table:table-cell office:value-type="float" office:value="0.21858274936676" calcext:value-type="float">
            <text:p>0.2185827494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362317442894" calcext:value-type="float">
            <text:p>0.0423623174</text:p>
          </table:table-cell>
          <table:table-cell office:value-type="float" office:value="-0.112645335495472" calcext:value-type="float">
            <text:p>-0.1126453355</text:p>
          </table:table-cell>
          <table:table-cell office:value-type="float" office:value="0.218555942177772" calcext:value-type="float">
            <text:p>0.2185559422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3823073506355" calcext:value-type="float">
            <text:p>0.0423823074</text:p>
          </table:table-cell>
          <table:table-cell office:value-type="float" office:value="-0.112670943140984" calcext:value-type="float">
            <text:p>-0.1126709431</text:p>
          </table:table-cell>
          <table:table-cell office:value-type="float" office:value="0.218538165092468" calcext:value-type="float">
            <text:p>0.2185381651</text:p>
          </table:table-cell>
          <table:table-cell/>
          <table:table-cell office:value-type="float" office:value="-0.02297" calcext:value-type="float">
            <text:p>-0.02297</text:p>
          </table:table-cell>
          <table:table-cell office:value-type="float" office:value="0.242948" calcext:value-type="float">
            <text:p>0.242948</text:p>
          </table:table-cell>
          <table:table-cell office:value-type="float" office:value="0.179149" calcext:value-type="float">
            <text:p>0.179149</text:p>
          </table:table-cell>
        </table:table-row>
        <table:table-row table:style-name="ro1">
          <table:table-cell office:value-type="float" office:value="0.0422268845140934" calcext:value-type="float">
            <text:p>0.0422268845</text:p>
          </table:table-cell>
          <table:table-cell office:value-type="float" office:value="-0.112757474184036" calcext:value-type="float">
            <text:p>-0.1127574742</text:p>
          </table:table-cell>
          <table:table-cell office:value-type="float" office:value="0.218443781137466" calcext:value-type="float">
            <text:p>0.2184437811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2090329229832" calcext:value-type="float">
            <text:p>0.0422090329</text:p>
          </table:table-cell>
          <table:table-cell office:value-type="float" office:value="-0.112569466233253" calcext:value-type="float">
            <text:p>-0.1125694662</text:p>
          </table:table-cell>
          <table:table-cell office:value-type="float" office:value="0.218624025583267" calcext:value-type="float">
            <text:p>0.2186240256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19367887079716" calcext:value-type="float">
            <text:p>0.0419367887</text:p>
          </table:table-cell>
          <table:table-cell office:value-type="float" office:value="-0.112815394997597" calcext:value-type="float">
            <text:p>-0.112815395</text:p>
          </table:table-cell>
          <table:table-cell office:value-type="float" office:value="0.218537285923958" calcext:value-type="float">
            <text:p>0.2185372859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4013882875443" calcext:value-type="float">
            <text:p>0.0424013883</text:p>
          </table:table-cell>
          <table:table-cell office:value-type="float" office:value="-0.112606838345528" calcext:value-type="float">
            <text:p>-0.1126068383</text:p>
          </table:table-cell>
          <table:table-cell office:value-type="float" office:value="0.218573644757271" calcext:value-type="float">
            <text:p>0.2185736448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0227497816086" calcext:value-type="float">
            <text:p>0.0420227498</text:p>
          </table:table-cell>
          <table:table-cell office:value-type="float" office:value="-0.112624481320381" calcext:value-type="float">
            <text:p>-0.1126244813</text:p>
          </table:table-cell>
          <table:table-cell office:value-type="float" office:value="0.218468278646469" calcext:value-type="float">
            <text:p>0.2184682786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3212796449661" calcext:value-type="float">
            <text:p>0.0423212796</text:p>
          </table:table-cell>
          <table:table-cell office:value-type="float" office:value="-0.112586796283722" calcext:value-type="float">
            <text:p>-0.1125867963</text:p>
          </table:table-cell>
          <table:table-cell office:value-type="float" office:value="0.218583136796951" calcext:value-type="float">
            <text:p>0.2185831368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1488657593727" calcext:value-type="float">
            <text:p>0.0421488658</text:p>
          </table:table-cell>
          <table:table-cell office:value-type="float" office:value="-0.113018944859505" calcext:value-type="float">
            <text:p>-0.1130189449</text:p>
          </table:table-cell>
          <table:table-cell office:value-type="float" office:value="0.218477666378021" calcext:value-type="float">
            <text:p>0.2184776664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17551286518574" calcext:value-type="float">
            <text:p>0.0417551287</text:p>
          </table:table-cell>
          <table:table-cell office:value-type="float" office:value="-0.112960569560528" calcext:value-type="float">
            <text:p>-0.1129605696</text:p>
          </table:table-cell>
          <table:table-cell office:value-type="float" office:value="0.218455940485001" calcext:value-type="float">
            <text:p>0.2184559405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2049649059773" calcext:value-type="float">
            <text:p>0.0422049649</text:p>
          </table:table-cell>
          <table:table-cell office:value-type="float" office:value="-0.112472698092461" calcext:value-type="float">
            <text:p>-0.1124726981</text:p>
          </table:table-cell>
          <table:table-cell office:value-type="float" office:value="0.21852633357048" calcext:value-type="float">
            <text:p>0.2185263336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3942729830742" calcext:value-type="float">
            <text:p>0.042394273</text:p>
          </table:table-cell>
          <table:table-cell office:value-type="float" office:value="-0.113002516329288" calcext:value-type="float">
            <text:p>-0.1130025163</text:p>
          </table:table-cell>
          <table:table-cell office:value-type="float" office:value="0.218522742390633" calcext:value-type="float">
            <text:p>0.2185227424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19248044490814" calcext:value-type="float">
            <text:p>0.0419248044</text:p>
          </table:table-cell>
          <table:table-cell office:value-type="float" office:value="-0.112638100981712" calcext:value-type="float">
            <text:p>-0.112638101</text:p>
          </table:table-cell>
          <table:table-cell office:value-type="float" office:value="0.21848914027214" calcext:value-type="float">
            <text:p>0.2184891403</text:p>
          </table:table-cell>
          <table:table-cell/>
          <table:table-cell office:value-type="float" office:value="-0.023144" calcext:value-type="float">
            <text:p>-0.023144</text:p>
          </table:table-cell>
          <table:table-cell office:value-type="float" office:value="0.243212" calcext:value-type="float">
            <text:p>0.243212</text:p>
          </table:table-cell>
          <table:table-cell office:value-type="float" office:value="0.179137" calcext:value-type="float">
            <text:p>0.179137</text:p>
          </table:table-cell>
        </table:table-row>
        <table:table-row table:style-name="ro1">
          <table:table-cell office:value-type="float" office:value="0.0421406589448452" calcext:value-type="float">
            <text:p>0.0421406589</text:p>
          </table:table-cell>
          <table:table-cell office:value-type="float" office:value="-0.112698435783386" calcext:value-type="float">
            <text:p>-0.1126984358</text:p>
          </table:table-cell>
          <table:table-cell office:value-type="float" office:value="0.218503564596176" calcext:value-type="float">
            <text:p>0.2185035646</text:p>
          </table:table-cell>
          <table:table-cell/>
          <table:table-cell office:value-type="float" office:value="-0.023041" calcext:value-type="float">
            <text:p>-0.023041</text:p>
          </table:table-cell>
          <table:table-cell office:value-type="float" office:value="0.243074" calcext:value-type="float">
            <text:p>0.243074</text:p>
          </table:table-cell>
          <table:table-cell office:value-type="float" office:value="0.179123" calcext:value-type="float">
            <text:p>0.179123</text:p>
          </table:table-cell>
        </table:table-row>
        <table:table-row table:style-name="ro1">
          <table:table-cell office:value-type="float" office:value="0.0423839837312698" calcext:value-type="float">
            <text:p>0.0423839837</text:p>
          </table:table-cell>
          <table:table-cell office:value-type="float" office:value="-0.112600065767765" calcext:value-type="float">
            <text:p>-0.1126000658</text:p>
          </table:table-cell>
          <table:table-cell office:value-type="float" office:value="0.218552023172379" calcext:value-type="float">
            <text:p>0.2185520232</text:p>
          </table:table-cell>
          <table:table-cell/>
          <table:table-cell office:value-type="float" office:value="-0.0231" calcext:value-type="float">
            <text:p>-0.0231</text:p>
          </table:table-cell>
          <table:table-cell office:value-type="float" office:value="0.243161" calcext:value-type="float">
            <text:p>0.243161</text:p>
          </table:table-cell>
          <table:table-cell office:value-type="float" office:value="0.179228" calcext:value-type="float">
            <text:p>0.179228</text:p>
          </table:table-cell>
        </table:table-row>
        <table:table-row table:style-name="ro1">
          <table:table-cell office:value-type="float" office:value="0.0424204543232918" calcext:value-type="float">
            <text:p>0.0424204543</text:p>
          </table:table-cell>
          <table:table-cell office:value-type="float" office:value="-0.112976238131523" calcext:value-type="float">
            <text:p>-0.1129762381</text:p>
          </table:table-cell>
          <table:table-cell office:value-type="float" office:value="0.218539208173752" calcext:value-type="float">
            <text:p>0.2185392082</text:p>
          </table:table-cell>
          <table:table-cell/>
          <table:table-cell office:value-type="float" office:value="-0.0232" calcext:value-type="float">
            <text:p>-0.0232</text:p>
          </table:table-cell>
          <table:table-cell office:value-type="float" office:value="0.243297" calcext:value-type="float">
            <text:p>0.243297</text:p>
          </table:table-cell>
          <table:table-cell office:value-type="float" office:value="0.179241" calcext:value-type="float">
            <text:p>0.179241</text:p>
          </table:table-cell>
        </table:table-row>
        <table:table-row table:style-name="ro1">
          <table:table-cell office:value-type="float" office:value="0.0419687852263451" calcext:value-type="float">
            <text:p>0.0419687852</text:p>
          </table:table-cell>
          <table:table-cell office:value-type="float" office:value="-0.112673632800579" calcext:value-type="float">
            <text:p>-0.1126736328</text:p>
          </table:table-cell>
          <table:table-cell office:value-type="float" office:value="0.21843296289444" calcext:value-type="float">
            <text:p>0.2184329629</text:p>
          </table:table-cell>
          <table:table-cell/>
          <table:table-cell office:value-type="float" office:value="-0.023288" calcext:value-type="float">
            <text:p>-0.023288</text:p>
          </table:table-cell>
          <table:table-cell office:value-type="float" office:value="0.243214" calcext:value-type="float">
            <text:p>0.243214</text:p>
          </table:table-cell>
          <table:table-cell office:value-type="float" office:value="0.179113" calcext:value-type="float">
            <text:p>0.179113</text:p>
          </table:table-cell>
        </table:table-row>
        <table:table-row table:style-name="ro1">
          <table:table-cell office:value-type="float" office:value="0.0421116314828396" calcext:value-type="float">
            <text:p>0.0421116315</text:p>
          </table:table-cell>
          <table:table-cell office:value-type="float" office:value="-0.112681061029434" calcext:value-type="float">
            <text:p>-0.112681061</text:p>
          </table:table-cell>
          <table:table-cell office:value-type="float" office:value="0.218429088592529" calcext:value-type="float">
            <text:p>0.2184290886</text:p>
          </table:table-cell>
          <table:table-cell/>
          <table:table-cell office:value-type="float" office:value="-0.02339" calcext:value-type="float">
            <text:p>-0.02339</text:p>
          </table:table-cell>
          <table:table-cell office:value-type="float" office:value="0.243" calcext:value-type="float">
            <text:p>0.243</text:p>
          </table:table-cell>
          <table:table-cell office:value-type="float" office:value="0.178883" calcext:value-type="float">
            <text:p>0.178883</text:p>
          </table:table-cell>
        </table:table-row>
        <table:table-row table:style-name="ro1">
          <table:table-cell office:value-type="float" office:value="0.0422950461506844" calcext:value-type="float">
            <text:p>0.0422950462</text:p>
          </table:table-cell>
          <table:table-cell office:value-type="float" office:value="-0.112630859017372" calcext:value-type="float">
            <text:p>-0.112630859</text:p>
          </table:table-cell>
          <table:table-cell office:value-type="float" office:value="0.218560576438904" calcext:value-type="float">
            <text:p>0.2185605764</text:p>
          </table:table-cell>
          <table:table-cell/>
          <table:table-cell office:value-type="float" office:value="-0.023543" calcext:value-type="float">
            <text:p>-0.023543</text:p>
          </table:table-cell>
          <table:table-cell office:value-type="float" office:value="0.243141" calcext:value-type="float">
            <text:p>0.243141</text:p>
          </table:table-cell>
          <table:table-cell office:value-type="float" office:value="0.178908" calcext:value-type="float">
            <text:p>0.178908</text:p>
          </table:table-cell>
        </table:table-row>
        <table:table-row table:style-name="ro1">
          <table:table-cell office:value-type="float" office:value="0.0422542914748192" calcext:value-type="float">
            <text:p>0.0422542915</text:p>
          </table:table-cell>
          <table:table-cell office:value-type="float" office:value="-0.112576380372047" calcext:value-type="float">
            <text:p>-0.1125763804</text:p>
          </table:table-cell>
          <table:table-cell office:value-type="float" office:value="0.21863642334938" calcext:value-type="float">
            <text:p>0.2186364233</text:p>
          </table:table-cell>
          <table:table-cell/>
          <table:table-cell office:value-type="float" office:value="-0.02349" calcext:value-type="float">
            <text:p>-0.02349</text:p>
          </table:table-cell>
          <table:table-cell office:value-type="float" office:value="0.243342" calcext:value-type="float">
            <text:p>0.243342</text:p>
          </table:table-cell>
          <table:table-cell office:value-type="float" office:value="0.178721" calcext:value-type="float">
            <text:p>0.178721</text:p>
          </table:table-cell>
        </table:table-row>
        <table:table-row table:style-name="ro1">
          <table:table-cell office:value-type="float" office:value="0.0420040749013424" calcext:value-type="float">
            <text:p>0.0420040749</text:p>
          </table:table-cell>
          <table:table-cell office:value-type="float" office:value="-0.112541928887367" calcext:value-type="float">
            <text:p>-0.1125419289</text:p>
          </table:table-cell>
          <table:table-cell office:value-type="float" office:value="0.218633592128754" calcext:value-type="float">
            <text:p>0.2186335921</text:p>
          </table:table-cell>
          <table:table-cell/>
          <table:table-cell office:value-type="float" office:value="-0.023461" calcext:value-type="float">
            <text:p>-0.023461</text:p>
          </table:table-cell>
          <table:table-cell office:value-type="float" office:value="0.243362" calcext:value-type="float">
            <text:p>0.243362</text:p>
          </table:table-cell>
          <table:table-cell office:value-type="float" office:value="0.178464" calcext:value-type="float">
            <text:p>0.178464</text:p>
          </table:table-cell>
        </table:table-row>
        <table:table-row table:style-name="ro1">
          <table:table-cell office:value-type="float" office:value="0.0421844758093357" calcext:value-type="float">
            <text:p>0.0421844758</text:p>
          </table:table-cell>
          <table:table-cell office:value-type="float" office:value="-0.112916201353073" calcext:value-type="float">
            <text:p>-0.1129162014</text:p>
          </table:table-cell>
          <table:table-cell office:value-type="float" office:value="0.21859148144722" calcext:value-type="float">
            <text:p>0.2185914814</text:p>
          </table:table-cell>
          <table:table-cell/>
          <table:table-cell office:value-type="float" office:value="-0.023667" calcext:value-type="float">
            <text:p>-0.023667</text:p>
          </table:table-cell>
          <table:table-cell office:value-type="float" office:value="0.243398" calcext:value-type="float">
            <text:p>0.243398</text:p>
          </table:table-cell>
          <table:table-cell office:value-type="float" office:value="0.178338" calcext:value-type="float">
            <text:p>0.178338</text:p>
          </table:table-cell>
        </table:table-row>
        <table:table-row table:style-name="ro1">
          <table:table-cell office:value-type="float" office:value="0.0420070141553879" calcext:value-type="float">
            <text:p>0.0420070142</text:p>
          </table:table-cell>
          <table:table-cell office:value-type="float" office:value="-0.112958461046219" calcext:value-type="float">
            <text:p>-0.112958461</text:p>
          </table:table-cell>
          <table:table-cell office:value-type="float" office:value="0.218553066253662" calcext:value-type="float">
            <text:p>0.2185530663</text:p>
          </table:table-cell>
          <table:table-cell/>
          <table:table-cell office:value-type="float" office:value="-0.023687" calcext:value-type="float">
            <text:p>-0.023687</text:p>
          </table:table-cell>
          <table:table-cell office:value-type="float" office:value="0.243424" calcext:value-type="float">
            <text:p>0.243424</text:p>
          </table:table-cell>
          <table:table-cell office:value-type="float" office:value="0.178091" calcext:value-type="float">
            <text:p>0.178091</text:p>
          </table:table-cell>
        </table:table-row>
        <table:table-row table:style-name="ro1">
          <table:table-cell office:value-type="float" office:value="0.041902557015419" calcext:value-type="float">
            <text:p>0.041902557</text:p>
          </table:table-cell>
          <table:table-cell office:value-type="float" office:value="-0.112693727016449" calcext:value-type="float">
            <text:p>-0.112693727</text:p>
          </table:table-cell>
          <table:table-cell office:value-type="float" office:value="0.218517333269119" calcext:value-type="float">
            <text:p>0.2185173333</text:p>
          </table:table-cell>
          <table:table-cell/>
          <table:table-cell office:value-type="float" office:value="-0.023728" calcext:value-type="float">
            <text:p>-0.023728</text:p>
          </table:table-cell>
          <table:table-cell office:value-type="float" office:value="0.24336" calcext:value-type="float">
            <text:p>0.24336</text:p>
          </table:table-cell>
          <table:table-cell office:value-type="float" office:value="0.178024" calcext:value-type="float">
            <text:p>0.178024</text:p>
          </table:table-cell>
        </table:table-row>
        <table:table-row table:style-name="ro1">
          <table:table-cell office:value-type="float" office:value="0.0420762598514557" calcext:value-type="float">
            <text:p>0.0420762599</text:p>
          </table:table-cell>
          <table:table-cell office:value-type="float" office:value="-0.112714491784573" calcext:value-type="float">
            <text:p>-0.1127144918</text:p>
          </table:table-cell>
          <table:table-cell office:value-type="float" office:value="0.218460768461227" calcext:value-type="float">
            <text:p>0.2184607685</text:p>
          </table:table-cell>
          <table:table-cell/>
          <table:table-cell office:value-type="float" office:value="-0.023973" calcext:value-type="float">
            <text:p>-0.023973</text:p>
          </table:table-cell>
          <table:table-cell office:value-type="float" office:value="0.243464" calcext:value-type="float">
            <text:p>0.243464</text:p>
          </table:table-cell>
          <table:table-cell office:value-type="float" office:value="0.178099" calcext:value-type="float">
            <text:p>0.178099</text:p>
          </table:table-cell>
        </table:table-row>
        <table:table-row table:style-name="ro1">
          <table:table-cell office:value-type="float" office:value="0.0422009602189064" calcext:value-type="float">
            <text:p>0.0422009602</text:p>
          </table:table-cell>
          <table:table-cell office:value-type="float" office:value="-0.112988717854023" calcext:value-type="float">
            <text:p>-0.1129887179</text:p>
          </table:table-cell>
          <table:table-cell office:value-type="float" office:value="0.218521401286125" calcext:value-type="float">
            <text:p>0.2185214013</text:p>
          </table:table-cell>
          <table:table-cell/>
          <table:table-cell office:value-type="float" office:value="-0.023884" calcext:value-type="float">
            <text:p>-0.023884</text:p>
          </table:table-cell>
          <table:table-cell office:value-type="float" office:value="0.243421" calcext:value-type="float">
            <text:p>0.243421</text:p>
          </table:table-cell>
          <table:table-cell office:value-type="float" office:value="0.177991" calcext:value-type="float">
            <text:p>0.177991</text:p>
          </table:table-cell>
        </table:table-row>
        <table:table-row table:style-name="ro1">
          <table:table-cell office:value-type="float" office:value="0.0422072075307369" calcext:value-type="float">
            <text:p>0.0422072075</text:p>
          </table:table-cell>
          <table:table-cell office:value-type="float" office:value="-0.112673357129097" calcext:value-type="float">
            <text:p>-0.1126733571</text:p>
          </table:table-cell>
          <table:table-cell office:value-type="float" office:value="0.218524992465973" calcext:value-type="float">
            <text:p>0.2185249925</text:p>
          </table:table-cell>
          <table:table-cell/>
          <table:table-cell office:value-type="float" office:value="-0.023884" calcext:value-type="float">
            <text:p>-0.023884</text:p>
          </table:table-cell>
          <table:table-cell office:value-type="float" office:value="0.243421" calcext:value-type="float">
            <text:p>0.243421</text:p>
          </table:table-cell>
          <table:table-cell office:value-type="float" office:value="0.177991" calcext:value-type="float">
            <text:p>0.177991</text:p>
          </table:table-cell>
        </table:table-row>
        <table:table-row table:style-name="ro1">
          <table:table-cell office:value-type="float" office:value="0.0421940982341766" calcext:value-type="float">
            <text:p>0.0421940982</text:p>
          </table:table-cell>
          <table:table-cell office:value-type="float" office:value="-0.112929925322533" calcext:value-type="float">
            <text:p>-0.1129299253</text:p>
          </table:table-cell>
          <table:table-cell office:value-type="float" office:value="0.218545615673065" calcext:value-type="float">
            <text:p>0.2185456157</text:p>
          </table:table-cell>
          <table:table-cell/>
          <table:table-cell office:value-type="float" office:value="-0.024047" calcext:value-type="float">
            <text:p>-0.024047</text:p>
          </table:table-cell>
          <table:table-cell office:value-type="float" office:value="0.243595" calcext:value-type="float">
            <text:p>0.243595</text:p>
          </table:table-cell>
          <table:table-cell office:value-type="float" office:value="0.178076" calcext:value-type="float">
            <text:p>0.178076</text:p>
          </table:table-cell>
        </table:table-row>
        <table:table-row table:style-name="ro1">
          <table:table-cell office:value-type="float" office:value="0.0422396697103977" calcext:value-type="float">
            <text:p>0.0422396697</text:p>
          </table:table-cell>
          <table:table-cell office:value-type="float" office:value="-0.112669512629509" calcext:value-type="float">
            <text:p>-0.1126695126</text:p>
          </table:table-cell>
          <table:table-cell office:value-type="float" office:value="0.218525618314743" calcext:value-type="float">
            <text:p>0.2185256183</text:p>
          </table:table-cell>
          <table:table-cell/>
          <table:table-cell office:value-type="float" office:value="-0.023884" calcext:value-type="float">
            <text:p>-0.023884</text:p>
          </table:table-cell>
          <table:table-cell office:value-type="float" office:value="0.243421" calcext:value-type="float">
            <text:p>0.243421</text:p>
          </table:table-cell>
          <table:table-cell office:value-type="float" office:value="0.177991" calcext:value-type="float">
            <text:p>0.177991</text:p>
          </table:table-cell>
        </table:table-row>
        <table:table-row table:style-name="ro1">
          <table:table-cell office:value-type="float" office:value="0.0418443530797958" calcext:value-type="float">
            <text:p>0.0418443531</text:p>
          </table:table-cell>
          <table:table-cell office:value-type="float" office:value="-0.112909220159054" calcext:value-type="float">
            <text:p>-0.1129092202</text:p>
          </table:table-cell>
          <table:table-cell office:value-type="float" office:value="0.218530505895615" calcext:value-type="float">
            <text:p>0.2185305059</text:p>
          </table:table-cell>
          <table:table-cell/>
          <table:table-cell office:value-type="float" office:value="-0.023968" calcext:value-type="float">
            <text:p>-0.023968</text:p>
          </table:table-cell>
          <table:table-cell office:value-type="float" office:value="0.24356" calcext:value-type="float">
            <text:p>0.24356</text:p>
          </table:table-cell>
          <table:table-cell office:value-type="float" office:value="0.17798" calcext:value-type="float">
            <text:p>0.17798</text:p>
          </table:table-cell>
        </table:table-row>
        <table:table-row table:style-name="ro1">
          <table:table-cell office:value-type="float" office:value="0.0422116480767727" calcext:value-type="float">
            <text:p>0.0422116481</text:p>
          </table:table-cell>
          <table:table-cell office:value-type="float" office:value="-0.11257715523243" calcext:value-type="float">
            <text:p>-0.1125771552</text:p>
          </table:table-cell>
          <table:table-cell office:value-type="float" office:value="0.218600004911423" calcext:value-type="float">
            <text:p>0.2186000049</text:p>
          </table:table-cell>
          <table:table-cell/>
          <table:table-cell office:value-type="float" office:value="-0.023921" calcext:value-type="float">
            <text:p>-0.023921</text:p>
          </table:table-cell>
          <table:table-cell office:value-type="float" office:value="0.243372" calcext:value-type="float">
            <text:p>0.243372</text:p>
          </table:table-cell>
          <table:table-cell office:value-type="float" office:value="0.177841" calcext:value-type="float">
            <text:p>0.177841</text:p>
          </table:table-cell>
        </table:table-row>
        <table:table-row table:style-name="ro1">
          <table:table-cell office:value-type="float" office:value="0.041828952729702" calcext:value-type="float">
            <text:p>0.0418289527</text:p>
          </table:table-cell>
          <table:table-cell office:value-type="float" office:value="-0.11262534558773" calcext:value-type="float">
            <text:p>-0.1126253456</text:p>
          </table:table-cell>
          <table:table-cell office:value-type="float" office:value="0.218479230999947" calcext:value-type="float">
            <text:p>0.218479231</text:p>
          </table:table-cell>
          <table:table-cell/>
          <table:table-cell office:value-type="float" office:value="-0.023887" calcext:value-type="float">
            <text:p>-0.023887</text:p>
          </table:table-cell>
          <table:table-cell office:value-type="float" office:value="0.243462" calcext:value-type="float">
            <text:p>0.243462</text:p>
          </table:table-cell>
          <table:table-cell office:value-type="float" office:value="0.177857" calcext:value-type="float">
            <text:p>0.177857</text:p>
          </table:table-cell>
        </table:table-row>
        <table:table-row table:style-name="ro1">
          <table:table-cell office:value-type="float" office:value="0.0421794317662716" calcext:value-type="float">
            <text:p>0.0421794318</text:p>
          </table:table-cell>
          <table:table-cell office:value-type="float" office:value="-0.112602338194847" calcext:value-type="float">
            <text:p>-0.1126023382</text:p>
          </table:table-cell>
          <table:table-cell office:value-type="float" office:value="0.218518972396851" calcext:value-type="float">
            <text:p>0.2185189724</text:p>
          </table:table-cell>
          <table:table-cell/>
          <table:table-cell office:value-type="float" office:value="-0.023921" calcext:value-type="float">
            <text:p>-0.023921</text:p>
          </table:table-cell>
          <table:table-cell office:value-type="float" office:value="0.243372" calcext:value-type="float">
            <text:p>0.243372</text:p>
          </table:table-cell>
          <table:table-cell office:value-type="float" office:value="0.177841" calcext:value-type="float">
            <text:p>0.177841</text:p>
          </table:table-cell>
        </table:table-row>
        <table:table-row table:style-name="ro1">
          <table:table-cell office:value-type="float" office:value="0.0420950576663017" calcext:value-type="float">
            <text:p>0.0420950577</text:p>
          </table:table-cell>
          <table:table-cell office:value-type="float" office:value="-0.112618774175644" calcext:value-type="float">
            <text:p>-0.1126187742</text:p>
          </table:table-cell>
          <table:table-cell office:value-type="float" office:value="0.21849051117897" calcext:value-type="float">
            <text:p>0.2184905112</text:p>
          </table:table-cell>
          <table:table-cell/>
          <table:table-cell office:value-type="float" office:value="-0.0243" calcext:value-type="float">
            <text:p>-0.0243</text:p>
          </table:table-cell>
          <table:table-cell office:value-type="float" office:value="0.243637" calcext:value-type="float">
            <text:p>0.243637</text:p>
          </table:table-cell>
          <table:table-cell office:value-type="float" office:value="0.177841" calcext:value-type="float">
            <text:p>0.177841</text:p>
          </table:table-cell>
        </table:table-row>
        <table:table-row table:style-name="ro1">
          <table:table-cell office:value-type="float" office:value="0.0420420132577419" calcext:value-type="float">
            <text:p>0.0420420133</text:p>
          </table:table-cell>
          <table:table-cell office:value-type="float" office:value="-0.112642765045166" calcext:value-type="float">
            <text:p>-0.112642765</text:p>
          </table:table-cell>
          <table:table-cell office:value-type="float" office:value="0.218549326062202" calcext:value-type="float">
            <text:p>0.2185493261</text:p>
          </table:table-cell>
          <table:table-cell/>
          <table:table-cell office:value-type="float" office:value="-0.024391" calcext:value-type="float">
            <text:p>-0.024391</text:p>
          </table:table-cell>
          <table:table-cell office:value-type="float" office:value="0.243692" calcext:value-type="float">
            <text:p>0.243692</text:p>
          </table:table-cell>
          <table:table-cell office:value-type="float" office:value="0.177631" calcext:value-type="float">
            <text:p>0.177631</text:p>
          </table:table-cell>
        </table:table-row>
        <table:table-row table:style-name="ro1">
          <table:table-cell office:value-type="float" office:value="0.0423301011323929" calcext:value-type="float">
            <text:p>0.0423301011</text:p>
          </table:table-cell>
          <table:table-cell office:value-type="float" office:value="-0.112660199403763" calcext:value-type="float">
            <text:p>-0.1126601994</text:p>
          </table:table-cell>
          <table:table-cell office:value-type="float" office:value="0.2185278236866" calcext:value-type="float">
            <text:p>0.2185278237</text:p>
          </table:table-cell>
          <table:table-cell/>
          <table:table-cell office:value-type="float" office:value="-0.024296" calcext:value-type="float">
            <text:p>-0.024296</text:p>
          </table:table-cell>
          <table:table-cell office:value-type="float" office:value="0.243604" calcext:value-type="float">
            <text:p>0.243604</text:p>
          </table:table-cell>
          <table:table-cell office:value-type="float" office:value="0.177556" calcext:value-type="float">
            <text:p>0.177556</text:p>
          </table:table-cell>
        </table:table-row>
        <table:table-row table:style-name="ro1">
          <table:table-cell office:value-type="float" office:value="0.0422702208161354" calcext:value-type="float">
            <text:p>0.0422702208</text:p>
          </table:table-cell>
          <table:table-cell office:value-type="float" office:value="-0.113074585795403" calcext:value-type="float">
            <text:p>-0.1130745858</text:p>
          </table:table-cell>
          <table:table-cell office:value-type="float" office:value="0.218433991074562" calcext:value-type="float">
            <text:p>0.2184339911</text:p>
          </table:table-cell>
          <table:table-cell/>
          <table:table-cell office:value-type="float" office:value="-0.02444" calcext:value-type="float">
            <text:p>-0.02444</text:p>
          </table:table-cell>
          <table:table-cell office:value-type="float" office:value="0.243467" calcext:value-type="float">
            <text:p>0.243467</text:p>
          </table:table-cell>
          <table:table-cell office:value-type="float" office:value="0.177291" calcext:value-type="float">
            <text:p>0.177291</text:p>
          </table:table-cell>
        </table:table-row>
        <table:table-row table:style-name="ro1">
          <table:table-cell office:value-type="float" office:value="0.0423972494900227" calcext:value-type="float">
            <text:p>0.0423972495</text:p>
          </table:table-cell>
          <table:table-cell office:value-type="float" office:value="-0.112693749368191" calcext:value-type="float">
            <text:p>-0.1126937494</text:p>
          </table:table-cell>
          <table:table-cell office:value-type="float" office:value="0.218509584665298" calcext:value-type="float">
            <text:p>0.2185095847</text:p>
          </table:table-cell>
          <table:table-cell/>
          <table:table-cell office:value-type="float" office:value="-0.024717" calcext:value-type="float">
            <text:p>-0.024717</text:p>
          </table:table-cell>
          <table:table-cell office:value-type="float" office:value="0.243788" calcext:value-type="float">
            <text:p>0.243788</text:p>
          </table:table-cell>
          <table:table-cell office:value-type="float" office:value="0.177544" calcext:value-type="float">
            <text:p>0.177544</text:p>
          </table:table-cell>
        </table:table-row>
        <table:table-row table:style-name="ro1">
          <table:table-cell office:value-type="float" office:value="0.0420776158571243" calcext:value-type="float">
            <text:p>0.0420776159</text:p>
          </table:table-cell>
          <table:table-cell office:value-type="float" office:value="-0.112624600529671" calcext:value-type="float">
            <text:p>-0.1126246005</text:p>
          </table:table-cell>
          <table:table-cell office:value-type="float" office:value="0.218475669622421" calcext:value-type="float">
            <text:p>0.2184756696</text:p>
          </table:table-cell>
          <table:table-cell/>
          <table:table-cell office:value-type="float" office:value="-0.024458" calcext:value-type="float">
            <text:p>-0.024458</text:p>
          </table:table-cell>
          <table:table-cell office:value-type="float" office:value="0.243511" calcext:value-type="float">
            <text:p>0.243511</text:p>
          </table:table-cell>
          <table:table-cell office:value-type="float" office:value="0.177261" calcext:value-type="float">
            <text:p>0.177261</text:p>
          </table:table-cell>
        </table:table-row>
        <table:table-row table:style-name="ro1">
          <table:table-cell office:value-type="float" office:value="0.0419506207108498" calcext:value-type="float">
            <text:p>0.0419506207</text:p>
          </table:table-cell>
          <table:table-cell office:value-type="float" office:value="-0.112713441252708" calcext:value-type="float">
            <text:p>-0.1127134413</text:p>
          </table:table-cell>
          <table:table-cell office:value-type="float" office:value="0.218460530042648" calcext:value-type="float">
            <text:p>0.21846053</text:p>
          </table:table-cell>
          <table:table-cell/>
          <table:table-cell office:value-type="float" office:value="-0.02458" calcext:value-type="float">
            <text:p>-0.02458</text:p>
          </table:table-cell>
          <table:table-cell office:value-type="float" office:value="0.243453" calcext:value-type="float">
            <text:p>0.243453</text:p>
          </table:table-cell>
          <table:table-cell office:value-type="float" office:value="0.177319" calcext:value-type="float">
            <text:p>0.177319</text:p>
          </table:table-cell>
        </table:table-row>
        <table:table-row table:style-name="ro1">
          <table:table-cell office:value-type="float" office:value="0.0420354753732681" calcext:value-type="float">
            <text:p>0.0420354754</text:p>
          </table:table-cell>
          <table:table-cell office:value-type="float" office:value="-0.112666897475719" calcext:value-type="float">
            <text:p>-0.1126668975</text:p>
          </table:table-cell>
          <table:table-cell office:value-type="float" office:value="0.218524515628815" calcext:value-type="float">
            <text:p>0.2185245156</text:p>
          </table:table-cell>
          <table:table-cell/>
          <table:table-cell office:value-type="float" office:value="-0.02461" calcext:value-type="float">
            <text:p>-0.02461</text:p>
          </table:table-cell>
          <table:table-cell office:value-type="float" office:value="0.24354" calcext:value-type="float">
            <text:p>0.24354</text:p>
          </table:table-cell>
          <table:table-cell office:value-type="float" office:value="0.177247" calcext:value-type="float">
            <text:p>0.177247</text:p>
          </table:table-cell>
        </table:table-row>
        <table:table-row table:style-name="ro1">
          <table:table-cell office:value-type="float" office:value="0.0423323139548302" calcext:value-type="float">
            <text:p>0.042332314</text:p>
          </table:table-cell>
          <table:table-cell office:value-type="float" office:value="-0.113116040825844" calcext:value-type="float">
            <text:p>-0.1131160408</text:p>
          </table:table-cell>
          <table:table-cell office:value-type="float" office:value="0.218553274869919" calcext:value-type="float">
            <text:p>0.2185532749</text:p>
          </table:table-cell>
          <table:table-cell/>
          <table:table-cell office:value-type="float" office:value="-0.024572" calcext:value-type="float">
            <text:p>-0.024572</text:p>
          </table:table-cell>
          <table:table-cell office:value-type="float" office:value="0.243643" calcext:value-type="float">
            <text:p>0.243643</text:p>
          </table:table-cell>
          <table:table-cell office:value-type="float" office:value="0.1773" calcext:value-type="float">
            <text:p>0.1773</text:p>
          </table:table-cell>
        </table:table-row>
        <table:table-row table:style-name="ro1">
          <table:table-cell office:value-type="float" office:value="0.042312927544117" calcext:value-type="float">
            <text:p>0.0423129275</text:p>
          </table:table-cell>
          <table:table-cell office:value-type="float" office:value="-0.112848930060864" calcext:value-type="float">
            <text:p>-0.1128489301</text:p>
          </table:table-cell>
          <table:table-cell office:value-type="float" office:value="0.218601077795029" calcext:value-type="float">
            <text:p>0.2186010778</text:p>
          </table:table-cell>
          <table:table-cell/>
          <table:table-cell office:value-type="float" office:value="-0.02458" calcext:value-type="float">
            <text:p>-0.02458</text:p>
          </table:table-cell>
          <table:table-cell office:value-type="float" office:value="0.243453" calcext:value-type="float">
            <text:p>0.243453</text:p>
          </table:table-cell>
          <table:table-cell office:value-type="float" office:value="0.177319" calcext:value-type="float">
            <text:p>0.177319</text:p>
          </table:table-cell>
        </table:table-row>
        <table:table-row table:style-name="ro1">
          <table:table-cell office:value-type="float" office:value="0.0420449897646904" calcext:value-type="float">
            <text:p>0.0420449898</text:p>
          </table:table-cell>
          <table:table-cell office:value-type="float" office:value="-0.112910464406013" calcext:value-type="float">
            <text:p>-0.1129104644</text:p>
          </table:table-cell>
          <table:table-cell office:value-type="float" office:value="0.218511253595352" calcext:value-type="float">
            <text:p>0.2185112536</text:p>
          </table:table-cell>
          <table:table-cell/>
          <table:table-cell office:value-type="float" office:value="-0.02461" calcext:value-type="float">
            <text:p>-0.02461</text:p>
          </table:table-cell>
          <table:table-cell office:value-type="float" office:value="0.243445" calcext:value-type="float">
            <text:p>0.243445</text:p>
          </table:table-cell>
          <table:table-cell office:value-type="float" office:value="0.177178" calcext:value-type="float">
            <text:p>0.177178</text:p>
          </table:table-cell>
        </table:table-row>
        <table:table-row table:style-name="ro1">
          <table:table-cell office:value-type="float" office:value="0.0423904284834862" calcext:value-type="float">
            <text:p>0.0423904285</text:p>
          </table:table-cell>
          <table:table-cell office:value-type="float" office:value="-0.112920373678207" calcext:value-type="float">
            <text:p>-0.1129203737</text:p>
          </table:table-cell>
          <table:table-cell office:value-type="float" office:value="0.218618169426918" calcext:value-type="float">
            <text:p>0.2186181694</text:p>
          </table:table-cell>
          <table:table-cell/>
          <table:table-cell office:value-type="float" office:value="-0.024693" calcext:value-type="float">
            <text:p>-0.024693</text:p>
          </table:table-cell>
          <table:table-cell office:value-type="float" office:value="0.243584" calcext:value-type="float">
            <text:p>0.243584</text:p>
          </table:table-cell>
          <table:table-cell office:value-type="float" office:value="0.177366" calcext:value-type="float">
            <text:p>0.177366</text:p>
          </table:table-cell>
        </table:table-row>
        <table:table-row table:style-name="ro1">
          <table:table-cell office:value-type="float" office:value="0.0419649034738541" calcext:value-type="float">
            <text:p>0.0419649035</text:p>
          </table:table-cell>
          <table:table-cell office:value-type="float" office:value="-0.112873621284962" calcext:value-type="float">
            <text:p>-0.1128736213</text:p>
          </table:table-cell>
          <table:table-cell office:value-type="float" office:value="0.218556940555572" calcext:value-type="float">
            <text:p>0.2185569406</text:p>
          </table:table-cell>
          <table:table-cell/>
          <table:table-cell office:value-type="float" office:value="-0.024956" calcext:value-type="float">
            <text:p>-0.024956</text:p>
          </table:table-cell>
          <table:table-cell office:value-type="float" office:value="0.243674" calcext:value-type="float">
            <text:p>0.243674</text:p>
          </table:table-cell>
          <table:table-cell office:value-type="float" office:value="0.177348" calcext:value-type="float">
            <text:p>0.177348</text:p>
          </table:table-cell>
        </table:table-row>
        <table:table-row table:style-name="ro1">
          <table:table-cell office:value-type="float" office:value="0.0420929417014122" calcext:value-type="float">
            <text:p>0.0420929417</text:p>
          </table:table-cell>
          <table:table-cell office:value-type="float" office:value="-0.112863920629024" calcext:value-type="float">
            <text:p>-0.1128639206</text:p>
          </table:table-cell>
          <table:table-cell office:value-type="float" office:value="0.218643128871918" calcext:value-type="float">
            <text:p>0.2186431289</text:p>
          </table:table-cell>
          <table:table-cell/>
          <table:table-cell office:value-type="float" office:value="-0.025318" calcext:value-type="float">
            <text:p>-0.025318</text:p>
          </table:table-cell>
          <table:table-cell office:value-type="float" office:value="0.243723" calcext:value-type="float">
            <text:p>0.243723</text:p>
          </table:table-cell>
          <table:table-cell office:value-type="float" office:value="0.176962" calcext:value-type="float">
            <text:p>0.176962</text:p>
          </table:table-cell>
        </table:table-row>
        <table:table-row table:style-name="ro1">
          <table:table-cell office:value-type="float" office:value="0.0421648472547531" calcext:value-type="float">
            <text:p>0.0421648473</text:p>
          </table:table-cell>
          <table:table-cell office:value-type="float" office:value="-0.113136738538742" calcext:value-type="float">
            <text:p>-0.1131367385</text:p>
          </table:table-cell>
          <table:table-cell office:value-type="float" office:value="0.218685790896416" calcext:value-type="float">
            <text:p>0.2186857909</text:p>
          </table:table-cell>
          <table:table-cell/>
          <table:table-cell office:value-type="float" office:value="-0.025737" calcext:value-type="float">
            <text:p>-0.025737</text:p>
          </table:table-cell>
          <table:table-cell office:value-type="float" office:value="0.24388" calcext:value-type="float">
            <text:p>0.24388</text:p>
          </table:table-cell>
          <table:table-cell office:value-type="float" office:value="0.176673" calcext:value-type="float">
            <text:p>0.176673</text:p>
          </table:table-cell>
        </table:table-row>
        <table:table-row table:style-name="ro1">
          <table:table-cell office:value-type="float" office:value="0.0420828983187676" calcext:value-type="float">
            <text:p>0.0420828983</text:p>
          </table:table-cell>
          <table:table-cell office:value-type="float" office:value="-0.113765195012093" calcext:value-type="float">
            <text:p>-0.113765195</text:p>
          </table:table-cell>
          <table:table-cell office:value-type="float" office:value="0.218598648905754" calcext:value-type="float">
            <text:p>0.2185986489</text:p>
          </table:table-cell>
          <table:table-cell/>
          <table:table-cell office:value-type="float" office:value="-0.026413" calcext:value-type="float">
            <text:p>-0.026413</text:p>
          </table:table-cell>
          <table:table-cell office:value-type="float" office:value="0.244336" calcext:value-type="float">
            <text:p>0.244336</text:p>
          </table:table-cell>
          <table:table-cell office:value-type="float" office:value="0.176701" calcext:value-type="float">
            <text:p>0.176701</text:p>
          </table:table-cell>
        </table:table-row>
        <table:table-row table:style-name="ro1">
          <table:table-cell office:value-type="float" office:value="0.0423906967043877" calcext:value-type="float">
            <text:p>0.0423906967</text:p>
          </table:table-cell>
          <table:table-cell office:value-type="float" office:value="-0.114170730113983" calcext:value-type="float">
            <text:p>-0.1141707301</text:p>
          </table:table-cell>
          <table:table-cell office:value-type="float" office:value="0.218613594770432" calcext:value-type="float">
            <text:p>0.2186135948</text:p>
          </table:table-cell>
          <table:table-cell/>
          <table:table-cell office:value-type="float" office:value="-0.027768" calcext:value-type="float">
            <text:p>-0.027768</text:p>
          </table:table-cell>
          <table:table-cell office:value-type="float" office:value="0.244808" calcext:value-type="float">
            <text:p>0.244808</text:p>
          </table:table-cell>
          <table:table-cell office:value-type="float" office:value="0.176935" calcext:value-type="float">
            <text:p>0.176935</text:p>
          </table:table-cell>
        </table:table-row>
        <table:table-row table:style-name="ro1">
          <table:table-cell office:value-type="float" office:value="0.0422237254679203" calcext:value-type="float">
            <text:p>0.0422237255</text:p>
          </table:table-cell>
          <table:table-cell office:value-type="float" office:value="-0.114543825387955" calcext:value-type="float">
            <text:p>-0.1145438254</text:p>
          </table:table-cell>
          <table:table-cell office:value-type="float" office:value="0.218571648001671" calcext:value-type="float">
            <text:p>0.218571648</text:p>
          </table:table-cell>
          <table:table-cell/>
          <table:table-cell office:value-type="float" office:value="-0.028661" calcext:value-type="float">
            <text:p>-0.028661</text:p>
          </table:table-cell>
          <table:table-cell office:value-type="float" office:value="0.245028" calcext:value-type="float">
            <text:p>0.245028</text:p>
          </table:table-cell>
          <table:table-cell office:value-type="float" office:value="0.176333" calcext:value-type="float">
            <text:p>0.176333</text:p>
          </table:table-cell>
        </table:table-row>
        <table:table-row table:style-name="ro1">
          <table:table-cell office:value-type="float" office:value="0.0422905907034874" calcext:value-type="float">
            <text:p>0.0422905907</text:p>
          </table:table-cell>
          <table:table-cell office:value-type="float" office:value="-0.114858329296112" calcext:value-type="float">
            <text:p>-0.1148583293</text:p>
          </table:table-cell>
          <table:table-cell office:value-type="float" office:value="0.2185278236866" calcext:value-type="float">
            <text:p>0.2185278237</text:p>
          </table:table-cell>
          <table:table-cell/>
          <table:table-cell office:value-type="float" office:value="-0.028785" calcext:value-type="float">
            <text:p>-0.028785</text:p>
          </table:table-cell>
          <table:table-cell office:value-type="float" office:value="0.24527" calcext:value-type="float">
            <text:p>0.24527</text:p>
          </table:table-cell>
          <table:table-cell office:value-type="float" office:value="0.176704" calcext:value-type="float">
            <text:p>0.176704</text:p>
          </table:table-cell>
        </table:table-row>
        <table:table-row table:style-name="ro1">
          <table:table-cell office:value-type="float" office:value="0.0423358902335167" calcext:value-type="float">
            <text:p>0.0423358902</text:p>
          </table:table-cell>
          <table:table-cell office:value-type="float" office:value="-0.115873239934444" calcext:value-type="float">
            <text:p>-0.1158732399</text:p>
          </table:table-cell>
          <table:table-cell office:value-type="float" office:value="0.21845518052578" calcext:value-type="float">
            <text:p>0.2184551805</text:p>
          </table:table-cell>
          <table:table-cell/>
          <table:table-cell office:value-type="float" office:value="-0.028849" calcext:value-type="float">
            <text:p>-0.028849</text:p>
          </table:table-cell>
          <table:table-cell office:value-type="float" office:value="0.245239" calcext:value-type="float">
            <text:p>0.245239</text:p>
          </table:table-cell>
          <table:table-cell office:value-type="float" office:value="0.176333" calcext:value-type="float">
            <text:p>0.176333</text:p>
          </table:table-cell>
        </table:table-row>
        <table:table-row table:style-name="ro1">
          <table:table-cell office:value-type="float" office:value="0.0425241813063622" calcext:value-type="float">
            <text:p>0.0425241813</text:p>
          </table:table-cell>
          <table:table-cell office:value-type="float" office:value="-0.116412915289402" calcext:value-type="float">
            <text:p>-0.1164129153</text:p>
          </table:table-cell>
          <table:table-cell office:value-type="float" office:value="0.218567043542862" calcext:value-type="float">
            <text:p>0.2185670435</text:p>
          </table:table-cell>
          <table:table-cell/>
          <table:table-cell office:value-type="float" office:value="-0.028887" calcext:value-type="float">
            <text:p>-0.028887</text:p>
          </table:table-cell>
          <table:table-cell office:value-type="float" office:value="0.24541" calcext:value-type="float">
            <text:p>0.24541</text:p>
          </table:table-cell>
          <table:table-cell office:value-type="float" office:value="0.176714" calcext:value-type="float">
            <text:p>0.176714</text:p>
          </table:table-cell>
        </table:table-row>
        <table:table-row table:style-name="ro1">
          <table:table-cell office:value-type="float" office:value="0.042129747569561" calcext:value-type="float">
            <text:p>0.0421297476</text:p>
          </table:table-cell>
          <table:table-cell office:value-type="float" office:value="-0.116874739527702" calcext:value-type="float">
            <text:p>-0.1168747395</text:p>
          </table:table-cell>
          <table:table-cell office:value-type="float" office:value="0.218471840023994" calcext:value-type="float">
            <text:p>0.21847184</text:p>
          </table:table-cell>
          <table:table-cell/>
          <table:table-cell office:value-type="float" office:value="-0.028938" calcext:value-type="float">
            <text:p>-0.028938</text:p>
          </table:table-cell>
          <table:table-cell office:value-type="float" office:value="0.245291" calcext:value-type="float">
            <text:p>0.245291</text:p>
          </table:table-cell>
          <table:table-cell office:value-type="float" office:value="0.176435" calcext:value-type="float">
            <text:p>0.176435</text:p>
          </table:table-cell>
        </table:table-row>
        <table:table-row table:style-name="ro1">
          <table:table-cell office:value-type="float" office:value="0.0422888770699501" calcext:value-type="float">
            <text:p>0.0422888771</text:p>
          </table:table-cell>
          <table:table-cell office:value-type="float" office:value="-0.117095366120338" calcext:value-type="float">
            <text:p>-0.1170953661</text:p>
          </table:table-cell>
          <table:table-cell office:value-type="float" office:value="0.218619585037231" calcext:value-type="float">
            <text:p>0.218619585</text:p>
          </table:table-cell>
          <table:table-cell/>
          <table:table-cell office:value-type="float" office:value="-0.028923" calcext:value-type="float">
            <text:p>-0.028923</text:p>
          </table:table-cell>
          <table:table-cell office:value-type="float" office:value="0.245136" calcext:value-type="float">
            <text:p>0.245136</text:p>
          </table:table-cell>
          <table:table-cell office:value-type="float" office:value="0.176264" calcext:value-type="float">
            <text:p>0.176264</text:p>
          </table:table-cell>
        </table:table-row>
        <table:table-row table:style-name="ro1">
          <table:table-cell office:value-type="float" office:value="0.0694333016872406" calcext:value-type="float">
            <text:p>0.0694333017</text:p>
          </table:table-cell>
          <table:table-cell office:value-type="float" office:value="-0.121729880571365" calcext:value-type="float">
            <text:p>-0.1217298806</text:p>
          </table:table-cell>
          <table:table-cell office:value-type="float" office:value="0.22786857187748" calcext:value-type="float">
            <text:p>0.2278685719</text:p>
          </table:table-cell>
          <table:table-cell/>
          <table:table-cell office:value-type="float" office:value="-0.029954" calcext:value-type="float">
            <text:p>-0.029954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176178" calcext:value-type="float">
            <text:p>0.176178</text:p>
          </table:table-cell>
        </table:table-row>
        <table:table-row table:style-name="ro1">
          <table:table-cell office:value-type="float" office:value="0.0723592340946198" calcext:value-type="float">
            <text:p>0.0723592341</text:p>
          </table:table-cell>
          <table:table-cell office:value-type="float" office:value="-0.121846318244934" calcext:value-type="float">
            <text:p>-0.1218463182</text:p>
          </table:table-cell>
          <table:table-cell office:value-type="float" office:value="0.22907817363739" calcext:value-type="float">
            <text:p>0.2290781736</text:p>
          </table:table-cell>
          <table:table-cell/>
          <table:table-cell office:value-type="float" office:value="-0.030648" calcext:value-type="float">
            <text:p>-0.030648</text:p>
          </table:table-cell>
          <table:table-cell office:value-type="float" office:value="0.245839" calcext:value-type="float">
            <text:p>0.245839</text:p>
          </table:table-cell>
          <table:table-cell office:value-type="float" office:value="0.176358" calcext:value-type="float">
            <text:p>0.176358</text:p>
          </table:table-cell>
        </table:table-row>
        <table:table-row table:style-name="ro1">
          <table:table-cell office:value-type="float" office:value="0.0736860483884811" calcext:value-type="float">
            <text:p>0.0736860484</text:p>
          </table:table-cell>
          <table:table-cell office:value-type="float" office:value="-0.121874384582043" calcext:value-type="float">
            <text:p>-0.1218743846</text:p>
          </table:table-cell>
          <table:table-cell office:value-type="float" office:value="0.229715958237648" calcext:value-type="float">
            <text:p>0.2297159582</text:p>
          </table:table-cell>
          <table:table-cell/>
          <table:table-cell office:value-type="float" office:value="-0.031683" calcext:value-type="float">
            <text:p>-0.031683</text:p>
          </table:table-cell>
          <table:table-cell office:value-type="float" office:value="0.246029" calcext:value-type="float">
            <text:p>0.246029</text:p>
          </table:table-cell>
          <table:table-cell office:value-type="float" office:value="0.176173" calcext:value-type="float">
            <text:p>0.176173</text:p>
          </table:table-cell>
        </table:table-row>
        <table:table-row table:style-name="ro1">
          <table:table-cell office:value-type="float" office:value="0.0757031217217445" calcext:value-type="float">
            <text:p>0.0757031217</text:p>
          </table:table-cell>
          <table:table-cell office:value-type="float" office:value="-0.121909864246845" calcext:value-type="float">
            <text:p>-0.1219098642</text:p>
          </table:table-cell>
          <table:table-cell office:value-type="float" office:value="0.230441600084305" calcext:value-type="float">
            <text:p>0.2304416001</text:p>
          </table:table-cell>
          <table:table-cell/>
          <table:table-cell office:value-type="float" office:value="-0.031961" calcext:value-type="float">
            <text:p>-0.031961</text:p>
          </table:table-cell>
          <table:table-cell office:value-type="float" office:value="0.2462" calcext:value-type="float">
            <text:p>0.2462</text:p>
          </table:table-cell>
          <table:table-cell office:value-type="float" office:value="0.176056" calcext:value-type="float">
            <text:p>0.176056</text:p>
          </table:table-cell>
        </table:table-row>
        <table:table-row table:style-name="ro1">
          <table:table-cell office:value-type="float" office:value="0.0771785005927086" calcext:value-type="float">
            <text:p>0.0771785006</text:p>
          </table:table-cell>
          <table:table-cell office:value-type="float" office:value="-0.121893934905529" calcext:value-type="float">
            <text:p>-0.1218939349</text:p>
          </table:table-cell>
          <table:table-cell office:value-type="float" office:value="0.231241226196289" calcext:value-type="float">
            <text:p>0.2312412262</text:p>
          </table:table-cell>
          <table:table-cell/>
          <table:table-cell office:value-type="float" office:value="-0.032019" calcext:value-type="float">
            <text:p>-0.032019</text:p>
          </table:table-cell>
          <table:table-cell office:value-type="float" office:value="0.246196" calcext:value-type="float">
            <text:p>0.246196</text:p>
          </table:table-cell>
          <table:table-cell office:value-type="float" office:value="0.176267" calcext:value-type="float">
            <text:p>0.176267</text:p>
          </table:table-cell>
        </table:table-row>
        <table:table-row table:style-name="ro1">
          <table:table-cell office:value-type="float" office:value="0.0805510357022286" calcext:value-type="float">
            <text:p>0.0805510357</text:p>
          </table:table-cell>
          <table:table-cell office:value-type="float" office:value="-0.121969491243362" calcext:value-type="float">
            <text:p>-0.1219694912</text:p>
          </table:table-cell>
          <table:table-cell office:value-type="float" office:value="0.232822686433792" calcext:value-type="float">
            <text:p>0.2328226864</text:p>
          </table:table-cell>
          <table:table-cell/>
          <table:table-cell office:value-type="float" office:value="-0.032109" calcext:value-type="float">
            <text:p>-0.032109</text:p>
          </table:table-cell>
          <table:table-cell office:value-type="float" office:value="0.24633" calcext:value-type="float">
            <text:p>0.24633</text:p>
          </table:table-cell>
          <table:table-cell office:value-type="float" office:value="0.176258" calcext:value-type="float">
            <text:p>0.176258</text:p>
          </table:table-cell>
        </table:table-row>
        <table:table-row table:style-name="ro1">
          <table:table-cell office:value-type="float" office:value="0.083022765815258" calcext:value-type="float">
            <text:p>0.0830227658</text:p>
          </table:table-cell>
          <table:table-cell office:value-type="float" office:value="-0.122053295373917" calcext:value-type="float">
            <text:p>-0.1220532954</text:p>
          </table:table-cell>
          <table:table-cell office:value-type="float" office:value="0.233989685773849" calcext:value-type="float">
            <text:p>0.2339896858</text:p>
          </table:table-cell>
          <table:table-cell/>
          <table:table-cell office:value-type="float" office:value="-0.032202" calcext:value-type="float">
            <text:p>-0.032202</text:p>
          </table:table-cell>
          <table:table-cell office:value-type="float" office:value="0.246025" calcext:value-type="float">
            <text:p>0.246025</text:p>
          </table:table-cell>
          <table:table-cell office:value-type="float" office:value="0.176159" calcext:value-type="float">
            <text:p>0.176159</text:p>
          </table:table-cell>
        </table:table-row>
        <table:table-row table:style-name="ro1">
          <table:table-cell office:value-type="float" office:value="0.183654919266701" calcext:value-type="float">
            <text:p>0.1836549193</text:p>
          </table:table-cell>
          <table:table-cell office:value-type="float" office:value="-0.126549080014229" calcext:value-type="float">
            <text:p>-0.12654908</text:p>
          </table:table-cell>
          <table:table-cell office:value-type="float" office:value="0.337605267763138" calcext:value-type="float">
            <text:p>0.3376052678</text:p>
          </table:table-cell>
          <table:table-cell/>
          <table:table-cell office:value-type="float" office:value="-0.033547" calcext:value-type="float">
            <text:p>-0.033547</text:p>
          </table:table-cell>
          <table:table-cell office:value-type="float" office:value="0.246477" calcext:value-type="float">
            <text:p>0.246477</text:p>
          </table:table-cell>
          <table:table-cell office:value-type="float" office:value="0.176284" calcext:value-type="float">
            <text:p>0.176284</text:p>
          </table:table-cell>
        </table:table-row>
        <table:table-row table:style-name="ro1">
          <table:table-cell office:value-type="float" office:value="0.184635043144226" calcext:value-type="float">
            <text:p>0.1846350431</text:p>
          </table:table-cell>
          <table:table-cell office:value-type="float" office:value="-0.126626580953598" calcext:value-type="float">
            <text:p>-0.126626581</text:p>
          </table:table-cell>
          <table:table-cell office:value-type="float" office:value="0.33965265750885" calcext:value-type="float">
            <text:p>0.3396526575</text:p>
          </table:table-cell>
          <table:table-cell/>
          <table:table-cell office:value-type="float" office:value="-0.035294" calcext:value-type="float">
            <text:p>-0.035294</text:p>
          </table:table-cell>
          <table:table-cell office:value-type="float" office:value="0.247268" calcext:value-type="float">
            <text:p>0.247268</text:p>
          </table:table-cell>
          <table:table-cell office:value-type="float" office:value="0.176204" calcext:value-type="float">
            <text:p>0.176204</text:p>
          </table:table-cell>
        </table:table-row>
        <table:table-row table:style-name="ro1">
          <table:table-cell office:value-type="float" office:value="0.187304347753525" calcext:value-type="float">
            <text:p>0.1873043478</text:p>
          </table:table-cell>
          <table:table-cell office:value-type="float" office:value="-0.126857444643974" calcext:value-type="float">
            <text:p>-0.1268574446</text:p>
          </table:table-cell>
          <table:table-cell office:value-type="float" office:value="0.34577813744545" calcext:value-type="float">
            <text:p>0.3457781374</text:p>
          </table:table-cell>
          <table:table-cell/>
          <table:table-cell office:value-type="float" office:value="-0.036402" calcext:value-type="float">
            <text:p>-0.036402</text:p>
          </table:table-cell>
          <table:table-cell office:value-type="float" office:value="0.247754" calcext:value-type="float">
            <text:p>0.247754</text:p>
          </table:table-cell>
          <table:table-cell office:value-type="float" office:value="0.175775" calcext:value-type="float">
            <text:p>0.175775</text:p>
          </table:table-cell>
        </table:table-row>
        <table:table-row table:style-name="ro1">
          <table:table-cell office:value-type="float" office:value="0.18984217941761" calcext:value-type="float">
            <text:p>0.1898421794</text:p>
          </table:table-cell>
          <table:table-cell office:value-type="float" office:value="-0.127076879143715" calcext:value-type="float">
            <text:p>-0.1270768791</text:p>
          </table:table-cell>
          <table:table-cell office:value-type="float" office:value="0.351863473653793" calcext:value-type="float">
            <text:p>0.3518634737</text:p>
          </table:table-cell>
          <table:table-cell/>
          <table:table-cell office:value-type="float" office:value="-0.036862" calcext:value-type="float">
            <text:p>-0.036862</text:p>
          </table:table-cell>
          <table:table-cell office:value-type="float" office:value="0.248227" calcext:value-type="float">
            <text:p>0.248227</text:p>
          </table:table-cell>
          <table:table-cell office:value-type="float" office:value="0.17592" calcext:value-type="float">
            <text:p>0.17592</text:p>
          </table:table-cell>
        </table:table-row>
        <table:table-row table:style-name="ro1">
          <table:table-cell office:value-type="float" office:value="0.19152595102787" calcext:value-type="float">
            <text:p>0.191525951</text:p>
          </table:table-cell>
          <table:table-cell office:value-type="float" office:value="-0.127371147274971" calcext:value-type="float">
            <text:p>-0.1273711473</text:p>
          </table:table-cell>
          <table:table-cell office:value-type="float" office:value="0.357371211051941" calcext:value-type="float">
            <text:p>0.3573712111</text:p>
          </table:table-cell>
          <table:table-cell/>
          <table:table-cell office:value-type="float" office:value="-0.037018" calcext:value-type="float">
            <text:p>-0.037018</text:p>
          </table:table-cell>
          <table:table-cell office:value-type="float" office:value="0.248265" calcext:value-type="float">
            <text:p>0.248265</text:p>
          </table:table-cell>
          <table:table-cell office:value-type="float" office:value="0.175665" calcext:value-type="float">
            <text:p>0.175665</text:p>
          </table:table-cell>
        </table:table-row>
        <table:table-row table:style-name="ro1">
          <table:table-cell office:value-type="float" office:value="0.193108424544334" calcext:value-type="float">
            <text:p>0.1931084245</text:p>
          </table:table-cell>
          <table:table-cell office:value-type="float" office:value="-0.127164736390114" calcext:value-type="float">
            <text:p>-0.1271647364</text:p>
          </table:table-cell>
          <table:table-cell office:value-type="float" office:value="0.362138271331787" calcext:value-type="float">
            <text:p>0.3621382713</text:p>
          </table:table-cell>
          <table:table-cell/>
          <table:table-cell office:value-type="float" office:value="-0.037607" calcext:value-type="float">
            <text:p>-0.037607</text:p>
          </table:table-cell>
          <table:table-cell office:value-type="float" office:value="0.24849" calcext:value-type="float">
            <text:p>0.24849</text:p>
          </table:table-cell>
          <table:table-cell office:value-type="float" office:value="0.175825" calcext:value-type="float">
            <text:p>0.175825</text:p>
          </table:table-cell>
        </table:table-row>
        <table:table-row table:style-name="ro1">
          <table:table-cell office:value-type="float" office:value="0.19425830245018" calcext:value-type="float">
            <text:p>0.1942583025</text:p>
          </table:table-cell>
          <table:table-cell office:value-type="float" office:value="-0.127713024616241" calcext:value-type="float">
            <text:p>-0.1277130246</text:p>
          </table:table-cell>
          <table:table-cell office:value-type="float" office:value="0.366075664758682" calcext:value-type="float">
            <text:p>0.3660756648</text:p>
          </table:table-cell>
          <table:table-cell/>
          <table:table-cell office:value-type="float" office:value="-0.039096" calcext:value-type="float">
            <text:p>-0.039096</text:p>
          </table:table-cell>
          <table:table-cell office:value-type="float" office:value="0.248694" calcext:value-type="float">
            <text:p>0.248694</text:p>
          </table:table-cell>
          <table:table-cell office:value-type="float" office:value="0.175726" calcext:value-type="float">
            <text:p>0.175726</text:p>
          </table:table-cell>
        </table:table-row>
        <table:table-row table:style-name="ro1">
          <table:table-cell office:value-type="float" office:value="0.195517033338547" calcext:value-type="float">
            <text:p>0.1955170333</text:p>
          </table:table-cell>
          <table:table-cell office:value-type="float" office:value="-0.127864807844162" calcext:value-type="float">
            <text:p>-0.1278648078</text:p>
          </table:table-cell>
          <table:table-cell office:value-type="float" office:value="0.370845466852188" calcext:value-type="float">
            <text:p>0.3708454669</text:p>
          </table:table-cell>
          <table:table-cell/>
          <table:table-cell office:value-type="float" office:value="-0.039941" calcext:value-type="float">
            <text:p>-0.039941</text:p>
          </table:table-cell>
          <table:table-cell office:value-type="float" office:value="0.248972" calcext:value-type="float">
            <text:p>0.248972</text:p>
          </table:table-cell>
          <table:table-cell office:value-type="float" office:value="0.175516" calcext:value-type="float">
            <text:p>0.175516</text:p>
          </table:table-cell>
        </table:table-row>
        <table:table-row table:style-name="ro1">
          <table:table-cell office:value-type="float" office:value="0.196018517017365" calcext:value-type="float">
            <text:p>0.196018517</text:p>
          </table:table-cell>
          <table:table-cell office:value-type="float" office:value="-0.1280307918787" calcext:value-type="float">
            <text:p>-0.1280307919</text:p>
          </table:table-cell>
          <table:table-cell office:value-type="float" office:value="0.373391032218933" calcext:value-type="float">
            <text:p>0.3733910322</text:p>
          </table:table-cell>
          <table:table-cell/>
          <table:table-cell office:value-type="float" office:value="-0.041467" calcext:value-type="float">
            <text:p>-0.041467</text:p>
          </table:table-cell>
          <table:table-cell office:value-type="float" office:value="0.250085" calcext:value-type="float">
            <text:p>0.250085</text:p>
          </table:table-cell>
          <table:table-cell office:value-type="float" office:value="0.175676" calcext:value-type="float">
            <text:p>0.175676</text:p>
          </table:table-cell>
        </table:table-row>
        <table:table-row table:style-name="ro1">
          <table:table-cell office:value-type="float" office:value="0.197876647114754" calcext:value-type="float">
            <text:p>0.1978766471</text:p>
          </table:table-cell>
          <table:table-cell office:value-type="float" office:value="-0.128200232982636" calcext:value-type="float">
            <text:p>-0.128200233</text:p>
          </table:table-cell>
          <table:table-cell office:value-type="float" office:value="0.381319105625153" calcext:value-type="float">
            <text:p>0.3813191056</text:p>
          </table:table-cell>
          <table:table-cell/>
          <table:table-cell office:value-type="float" office:value="-0.042895" calcext:value-type="float">
            <text:p>-0.042895</text:p>
          </table:table-cell>
          <table:table-cell office:value-type="float" office:value="0.25052" calcext:value-type="float">
            <text:p>0.25052</text:p>
          </table:table-cell>
          <table:table-cell office:value-type="float" office:value="0.175213" calcext:value-type="float">
            <text:p>0.175213</text:p>
          </table:table-cell>
        </table:table-row>
        <table:table-row table:style-name="ro1">
          <table:table-cell office:value-type="float" office:value="0.199104785919189" calcext:value-type="float">
            <text:p>0.1991047859</text:p>
          </table:table-cell>
          <table:table-cell office:value-type="float" office:value="-0.12849660217762" calcext:value-type="float">
            <text:p>-0.1284966022</text:p>
          </table:table-cell>
          <table:table-cell office:value-type="float" office:value="0.389091014862061" calcext:value-type="float">
            <text:p>0.3890910149</text:p>
          </table:table-cell>
          <table:table-cell/>
          <table:table-cell office:value-type="float" office:value="-0.044012" calcext:value-type="float">
            <text:p>-0.044012</text:p>
          </table:table-cell>
          <table:table-cell office:value-type="float" office:value="0.251091" calcext:value-type="float">
            <text:p>0.251091</text:p>
          </table:table-cell>
          <table:table-cell office:value-type="float" office:value="0.174968" calcext:value-type="float">
            <text:p>0.174968</text:p>
          </table:table-cell>
        </table:table-row>
        <table:table-row table:style-name="ro1">
          <table:table-cell office:value-type="float" office:value="0.200084790587425" calcext:value-type="float">
            <text:p>0.2000847906</text:p>
          </table:table-cell>
          <table:table-cell office:value-type="float" office:value="-0.128607571125031" calcext:value-type="float">
            <text:p>-0.1286075711</text:p>
          </table:table-cell>
          <table:table-cell office:value-type="float" office:value="0.393494337797165" calcext:value-type="float">
            <text:p>0.3934943378</text:p>
          </table:table-cell>
          <table:table-cell/>
          <table:table-cell office:value-type="float" office:value="-0.044857" calcext:value-type="float">
            <text:p>-0.044857</text:p>
          </table:table-cell>
          <table:table-cell office:value-type="float" office:value="0.251351" calcext:value-type="float">
            <text:p>0.251351</text:p>
          </table:table-cell>
          <table:table-cell office:value-type="float" office:value="0.175253" calcext:value-type="float">
            <text:p>0.175253</text:p>
          </table:table-cell>
        </table:table-row>
        <table:table-row table:style-name="ro1">
          <table:table-cell office:value-type="float" office:value="0.20057275891304" calcext:value-type="float">
            <text:p>0.2005727589</text:p>
          </table:table-cell>
          <table:table-cell office:value-type="float" office:value="-0.128759384155273" calcext:value-type="float">
            <text:p>-0.1287593842</text:p>
          </table:table-cell>
          <table:table-cell office:value-type="float" office:value="0.398435980081558" calcext:value-type="float">
            <text:p>0.3984359801</text:p>
          </table:table-cell>
          <table:table-cell/>
          <table:table-cell office:value-type="float" office:value="-0.045796" calcext:value-type="float">
            <text:p>-0.045796</text:p>
          </table:table-cell>
          <table:table-cell office:value-type="float" office:value="0.251909" calcext:value-type="float">
            <text:p>0.251909</text:p>
          </table:table-cell>
          <table:table-cell office:value-type="float" office:value="0.175249" calcext:value-type="float">
            <text:p>0.175249</text:p>
          </table:table-cell>
        </table:table-row>
        <table:table-row table:style-name="ro1">
          <table:table-cell office:value-type="float" office:value="0.20159301161766" calcext:value-type="float">
            <text:p>0.2015930116</text:p>
          </table:table-cell>
          <table:table-cell office:value-type="float" office:value="-0.129107251763344" calcext:value-type="float">
            <text:p>-0.1291072518</text:p>
          </table:table-cell>
          <table:table-cell office:value-type="float" office:value="0.403619050979614" calcext:value-type="float">
            <text:p>0.403619051</text:p>
          </table:table-cell>
          <table:table-cell/>
          <table:table-cell office:value-type="float" office:value="-0.046927" calcext:value-type="float">
            <text:p>-0.046927</text:p>
          </table:table-cell>
          <table:table-cell office:value-type="float" office:value="0.252169" calcext:value-type="float">
            <text:p>0.252169</text:p>
          </table:table-cell>
          <table:table-cell office:value-type="float" office:value="0.175019" calcext:value-type="float">
            <text:p>0.175019</text:p>
          </table:table-cell>
        </table:table-row>
        <table:table-row table:style-name="ro1">
          <table:table-cell office:value-type="float" office:value="0.201723337173462" calcext:value-type="float">
            <text:p>0.2017233372</text:p>
          </table:table-cell>
          <table:table-cell office:value-type="float" office:value="-0.129250943660736" calcext:value-type="float">
            <text:p>-0.1292509437</text:p>
          </table:table-cell>
          <table:table-cell office:value-type="float" office:value="0.409179270267487" calcext:value-type="float">
            <text:p>0.4091792703</text:p>
          </table:table-cell>
          <table:table-cell/>
          <table:table-cell office:value-type="float" office:value="-0.048846" calcext:value-type="float">
            <text:p>-0.048846</text:p>
          </table:table-cell>
          <table:table-cell office:value-type="float" office:value="0.252889" calcext:value-type="float">
            <text:p>0.252889</text:p>
          </table:table-cell>
          <table:table-cell office:value-type="float" office:value="0.17433" calcext:value-type="float">
            <text:p>0.17433</text:p>
          </table:table-cell>
        </table:table-row>
        <table:table-row table:style-name="ro1">
          <table:table-cell office:value-type="float" office:value="0.202372476458549" calcext:value-type="float">
            <text:p>0.2023724765</text:p>
          </table:table-cell>
          <table:table-cell office:value-type="float" office:value="-0.129541039466858" calcext:value-type="float">
            <text:p>-0.1295410395</text:p>
          </table:table-cell>
          <table:table-cell office:value-type="float" office:value="0.414172142744064" calcext:value-type="float">
            <text:p>0.4141721427</text:p>
          </table:table-cell>
          <table:table-cell/>
          <table:table-cell office:value-type="float" office:value="-0.049946" calcext:value-type="float">
            <text:p>-0.049946</text:p>
          </table:table-cell>
          <table:table-cell office:value-type="float" office:value="0.253172" calcext:value-type="float">
            <text:p>0.253172</text:p>
          </table:table-cell>
          <table:table-cell office:value-type="float" office:value="0.174245" calcext:value-type="float">
            <text:p>0.174245</text:p>
          </table:table-cell>
        </table:table-row>
        <table:table-row table:style-name="ro1">
          <table:table-cell office:value-type="float" office:value="0.202289462089539" calcext:value-type="float">
            <text:p>0.2022894621</text:p>
          </table:table-cell>
          <table:table-cell office:value-type="float" office:value="-0.129420146346092" calcext:value-type="float">
            <text:p>-0.1294201463</text:p>
          </table:table-cell>
          <table:table-cell office:value-type="float" office:value="0.420068353414535" calcext:value-type="float">
            <text:p>0.4200683534</text:p>
          </table:table-cell>
          <table:table-cell/>
          <table:table-cell office:value-type="float" office:value="-0.051877" calcext:value-type="float">
            <text:p>-0.051877</text:p>
          </table:table-cell>
          <table:table-cell office:value-type="float" office:value="0.254338" calcext:value-type="float">
            <text:p>0.254338</text:p>
          </table:table-cell>
          <table:table-cell office:value-type="float" office:value="0.174367" calcext:value-type="float">
            <text:p>0.174367</text:p>
          </table:table-cell>
        </table:table-row>
        <table:table-row table:style-name="ro1">
          <table:table-cell office:value-type="float" office:value="0.202655449509621" calcext:value-type="float">
            <text:p>0.2026554495</text:p>
          </table:table-cell>
          <table:table-cell office:value-type="float" office:value="-0.129952058196068" calcext:value-type="float">
            <text:p>-0.1299520582</text:p>
          </table:table-cell>
          <table:table-cell office:value-type="float" office:value="0.42473566532135" calcext:value-type="float">
            <text:p>0.4247356653</text:p>
          </table:table-cell>
          <table:table-cell/>
          <table:table-cell office:value-type="float" office:value="-0.053302" calcext:value-type="float">
            <text:p>-0.053302</text:p>
          </table:table-cell>
          <table:table-cell office:value-type="float" office:value="0.255106" calcext:value-type="float">
            <text:p>0.255106</text:p>
          </table:table-cell>
          <table:table-cell office:value-type="float" office:value="0.174127" calcext:value-type="float">
            <text:p>0.174127</text:p>
          </table:table-cell>
        </table:table-row>
        <table:table-row table:style-name="ro1">
          <table:table-cell office:value-type="float" office:value="0.202659547328949" calcext:value-type="float">
            <text:p>0.2026595473</text:p>
          </table:table-cell>
          <table:table-cell office:value-type="float" office:value="-0.130258604884148" calcext:value-type="float">
            <text:p>-0.1302586049</text:p>
          </table:table-cell>
          <table:table-cell office:value-type="float" office:value="0.432297438383102" calcext:value-type="float">
            <text:p>0.4322974384</text:p>
          </table:table-cell>
          <table:table-cell/>
          <table:table-cell office:value-type="float" office:value="-0.05495" calcext:value-type="float">
            <text:p>-0.05495</text:p>
          </table:table-cell>
          <table:table-cell office:value-type="float" office:value="0.256177" calcext:value-type="float">
            <text:p>0.256177</text:p>
          </table:table-cell>
          <table:table-cell office:value-type="float" office:value="0.174118" calcext:value-type="float">
            <text:p>0.174118</text:p>
          </table:table-cell>
        </table:table-row>
        <table:table-row table:style-name="ro1">
          <table:table-cell office:value-type="float" office:value="0.202190950512886" calcext:value-type="float">
            <text:p>0.2021909505</text:p>
          </table:table-cell>
          <table:table-cell office:value-type="float" office:value="-0.130491256713867" calcext:value-type="float">
            <text:p>-0.1304912567</text:p>
          </table:table-cell>
          <table:table-cell office:value-type="float" office:value="0.437323808670044" calcext:value-type="float">
            <text:p>0.4373238087</text:p>
          </table:table-cell>
          <table:table-cell/>
          <table:table-cell office:value-type="float" office:value="-0.05618" calcext:value-type="float">
            <text:p>-0.05618</text:p>
          </table:table-cell>
          <table:table-cell office:value-type="float" office:value="0.256277" calcext:value-type="float">
            <text:p>0.256277</text:p>
          </table:table-cell>
          <table:table-cell office:value-type="float" office:value="0.173854" calcext:value-type="float">
            <text:p>0.173854</text:p>
          </table:table-cell>
        </table:table-row>
        <table:table-row table:style-name="ro1">
          <table:table-cell office:value-type="float" office:value="0.201723337173462" calcext:value-type="float">
            <text:p>0.2017233372</text:p>
          </table:table-cell>
          <table:table-cell office:value-type="float" office:value="-0.130600959062576" calcext:value-type="float">
            <text:p>-0.1306009591</text:p>
          </table:table-cell>
          <table:table-cell office:value-type="float" office:value="0.443229019641876" calcext:value-type="float">
            <text:p>0.4432290196</text:p>
          </table:table-cell>
          <table:table-cell/>
          <table:table-cell office:value-type="float" office:value="-0.057819" calcext:value-type="float">
            <text:p>-0.057819</text:p>
          </table:table-cell>
          <table:table-cell office:value-type="float" office:value="0.256697" calcext:value-type="float">
            <text:p>0.256697</text:p>
          </table:table-cell>
          <table:table-cell office:value-type="float" office:value="0.173321" calcext:value-type="float">
            <text:p>0.173321</text:p>
          </table:table-cell>
        </table:table-row>
        <table:table-row table:style-name="ro1">
          <table:table-cell office:value-type="float" office:value="0.201179996132851" calcext:value-type="float">
            <text:p>0.2011799961</text:p>
          </table:table-cell>
          <table:table-cell office:value-type="float" office:value="-0.130877017974854" calcext:value-type="float">
            <text:p>-0.130877018</text:p>
          </table:table-cell>
          <table:table-cell office:value-type="float" office:value="0.449091732501984" calcext:value-type="float">
            <text:p>0.4490917325</text:p>
          </table:table-cell>
          <table:table-cell/>
          <table:table-cell office:value-type="float" office:value="-0.059658" calcext:value-type="float">
            <text:p>-0.059658</text:p>
          </table:table-cell>
          <table:table-cell office:value-type="float" office:value="0.257572" calcext:value-type="float">
            <text:p>0.257572</text:p>
          </table:table-cell>
          <table:table-cell office:value-type="float" office:value="0.17265" calcext:value-type="float">
            <text:p>0.17265</text:p>
          </table:table-cell>
        </table:table-row>
        <table:table-row table:style-name="ro1">
          <table:table-cell office:value-type="float" office:value="0.200728178024292" calcext:value-type="float">
            <text:p>0.200728178</text:p>
          </table:table-cell>
          <table:table-cell office:value-type="float" office:value="-0.13104635477066" calcext:value-type="float">
            <text:p>-0.1310463548</text:p>
          </table:table-cell>
          <table:table-cell office:value-type="float" office:value="0.453501850366592" calcext:value-type="float">
            <text:p>0.4535018504</text:p>
          </table:table-cell>
          <table:table-cell/>
          <table:table-cell office:value-type="float" office:value="-0.060765" calcext:value-type="float">
            <text:p>-0.060765</text:p>
          </table:table-cell>
          <table:table-cell office:value-type="float" office:value="0.258187" calcext:value-type="float">
            <text:p>0.258187</text:p>
          </table:table-cell>
          <table:table-cell office:value-type="float" office:value="0.171856" calcext:value-type="float">
            <text:p>0.171856</text:p>
          </table:table-cell>
        </table:table-row>
        <table:table-row table:style-name="ro1">
          <table:table-cell office:value-type="float" office:value="0.199229538440704" calcext:value-type="float">
            <text:p>0.1992295384</text:p>
          </table:table-cell>
          <table:table-cell office:value-type="float" office:value="-0.131373435258865" calcext:value-type="float">
            <text:p>-0.1313734353</text:p>
          </table:table-cell>
          <table:table-cell office:value-type="float" office:value="0.461230516433716" calcext:value-type="float">
            <text:p>0.4612305164</text:p>
          </table:table-cell>
          <table:table-cell/>
          <table:table-cell office:value-type="float" office:value="-0.062136" calcext:value-type="float">
            <text:p>-0.062136</text:p>
          </table:table-cell>
          <table:table-cell office:value-type="float" office:value="0.259432" calcext:value-type="float">
            <text:p>0.259432</text:p>
          </table:table-cell>
          <table:table-cell office:value-type="float" office:value="0.171644" calcext:value-type="float">
            <text:p>0.171644</text:p>
          </table:table-cell>
        </table:table-row>
        <table:table-row table:style-name="ro1">
          <table:table-cell office:value-type="float" office:value="0.198984742164612" calcext:value-type="float">
            <text:p>0.1989847422</text:p>
          </table:table-cell>
          <table:table-cell office:value-type="float" office:value="-0.131510466337204" calcext:value-type="float">
            <text:p>-0.1315104663</text:p>
          </table:table-cell>
          <table:table-cell office:value-type="float" office:value="0.463985949754715" calcext:value-type="float">
            <text:p>0.4639859498</text:p>
          </table:table-cell>
          <table:table-cell/>
          <table:table-cell office:value-type="float" office:value="-0.06374" calcext:value-type="float">
            <text:p>-0.06374</text:p>
          </table:table-cell>
          <table:table-cell office:value-type="float" office:value="0.26036" calcext:value-type="float">
            <text:p>0.26036</text:p>
          </table:table-cell>
          <table:table-cell office:value-type="float" office:value="0.172406" calcext:value-type="float">
            <text:p>0.172406</text:p>
          </table:table-cell>
        </table:table-row>
        <table:table-row table:style-name="ro1">
          <table:table-cell office:value-type="float" office:value="0.197866141796112" calcext:value-type="float">
            <text:p>0.1978661418</text:p>
          </table:table-cell>
          <table:table-cell office:value-type="float" office:value="-0.131695583462715" calcext:value-type="float">
            <text:p>-0.1316955835</text:p>
          </table:table-cell>
          <table:table-cell office:value-type="float" office:value="0.469314217567444" calcext:value-type="float">
            <text:p>0.4693142176</text:p>
          </table:table-cell>
          <table:table-cell/>
          <table:table-cell office:value-type="float" office:value="-0.065029" calcext:value-type="float">
            <text:p>-0.065029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171814" calcext:value-type="float">
            <text:p>0.171814</text:p>
          </table:table-cell>
        </table:table-row>
        <table:table-row table:style-name="ro1">
          <table:table-cell office:value-type="float" office:value="0.195825263857842" calcext:value-type="float">
            <text:p>0.1958252639</text:p>
          </table:table-cell>
          <table:table-cell office:value-type="float" office:value="-0.132054850459099" calcext:value-type="float">
            <text:p>-0.1320548505</text:p>
          </table:table-cell>
          <table:table-cell office:value-type="float" office:value="0.476588398218155" calcext:value-type="float">
            <text:p>0.4765883982</text:p>
          </table:table-cell>
          <table:table-cell/>
          <table:table-cell office:value-type="float" office:value="-0.066391" calcext:value-type="float">
            <text:p>-0.066391</text:p>
          </table:table-cell>
          <table:table-cell office:value-type="float" office:value="0.260692" calcext:value-type="float">
            <text:p>0.260692</text:p>
          </table:table-cell>
          <table:table-cell office:value-type="float" office:value="0.171352" calcext:value-type="float">
            <text:p>0.171352</text:p>
          </table:table-cell>
        </table:table-row>
        <table:table-row table:style-name="ro1">
          <table:table-cell office:value-type="float" office:value="0.194575116038322" calcext:value-type="float">
            <text:p>0.194575116</text:p>
          </table:table-cell>
          <table:table-cell office:value-type="float" office:value="-0.132211983203888" calcext:value-type="float">
            <text:p>-0.1322119832</text:p>
          </table:table-cell>
          <table:table-cell office:value-type="float" office:value="0.481545209884644" calcext:value-type="float">
            <text:p>0.4815452099</text:p>
          </table:table-cell>
          <table:table-cell/>
          <table:table-cell office:value-type="float" office:value="-0.06845" calcext:value-type="float">
            <text:p>-0.06845</text:p>
          </table:table-cell>
          <table:table-cell office:value-type="float" office:value="0.261697" calcext:value-type="float">
            <text:p>0.261697</text:p>
          </table:table-cell>
          <table:table-cell office:value-type="float" office:value="0.171285" calcext:value-type="float">
            <text:p>0.171285</text:p>
          </table:table-cell>
        </table:table-row>
        <table:table-row table:style-name="ro1">
          <table:table-cell office:value-type="float" office:value="0.193025022745132" calcext:value-type="float">
            <text:p>0.1930250227</text:p>
          </table:table-cell>
          <table:table-cell office:value-type="float" office:value="-0.132390081882477" calcext:value-type="float">
            <text:p>-0.1323900819</text:p>
          </table:table-cell>
          <table:table-cell office:value-type="float" office:value="0.486843556165695" calcext:value-type="float">
            <text:p>0.4868435562</text:p>
          </table:table-cell>
          <table:table-cell/>
          <table:table-cell office:value-type="float" office:value="-0.070696" calcext:value-type="float">
            <text:p>-0.070696</text:p>
          </table:table-cell>
          <table:table-cell office:value-type="float" office:value="0.262914" calcext:value-type="float">
            <text:p>0.262914</text:p>
          </table:table-cell>
          <table:table-cell office:value-type="float" office:value="0.170352" calcext:value-type="float">
            <text:p>0.170352</text:p>
          </table:table-cell>
        </table:table-row>
        <table:table-row table:style-name="ro1">
          <table:table-cell office:value-type="float" office:value="0.191463604569435" calcext:value-type="float">
            <text:p>0.1914636046</text:p>
          </table:table-cell>
          <table:table-cell office:value-type="float" office:value="-0.132682591676712" calcext:value-type="float">
            <text:p>-0.1326825917</text:p>
          </table:table-cell>
          <table:table-cell office:value-type="float" office:value="0.491740614175797" calcext:value-type="float">
            <text:p>0.4917406142</text:p>
          </table:table-cell>
          <table:table-cell/>
          <table:table-cell office:value-type="float" office:value="-0.073091" calcext:value-type="float">
            <text:p>-0.073091</text:p>
          </table:table-cell>
          <table:table-cell office:value-type="float" office:value="0.264694" calcext:value-type="float">
            <text:p>0.264694</text:p>
          </table:table-cell>
          <table:table-cell office:value-type="float" office:value="0.170267" calcext:value-type="float">
            <text:p>0.170267</text:p>
          </table:table-cell>
        </table:table-row>
        <table:table-row table:style-name="ro1">
          <table:table-cell office:value-type="float" office:value="0.189793661236763" calcext:value-type="float">
            <text:p>0.1897936612</text:p>
          </table:table-cell>
          <table:table-cell office:value-type="float" office:value="-0.132889464497566" calcext:value-type="float">
            <text:p>-0.1328894645</text:p>
          </table:table-cell>
          <table:table-cell office:value-type="float" office:value="0.496721655130386" calcext:value-type="float">
            <text:p>0.4967216551</text:p>
          </table:table-cell>
          <table:table-cell/>
          <table:table-cell office:value-type="float" office:value="-0.075712" calcext:value-type="float">
            <text:p>-0.075712</text:p>
          </table:table-cell>
          <table:table-cell office:value-type="float" office:value="0.266075" calcext:value-type="float">
            <text:p>0.266075</text:p>
          </table:table-cell>
          <table:table-cell office:value-type="float" office:value="0.169854" calcext:value-type="float">
            <text:p>0.169854</text:p>
          </table:table-cell>
        </table:table-row>
        <table:table-row table:style-name="ro1">
          <table:table-cell office:value-type="float" office:value="0.186565101146698" calcext:value-type="float">
            <text:p>0.1865651011</text:p>
          </table:table-cell>
          <table:table-cell office:value-type="float" office:value="-0.13312329351902" calcext:value-type="float">
            <text:p>-0.1331232935</text:p>
          </table:table-cell>
          <table:table-cell office:value-type="float" office:value="0.505084156990051" calcext:value-type="float">
            <text:p>0.505084157</text:p>
          </table:table-cell>
          <table:table-cell/>
          <table:table-cell office:value-type="float" office:value="-0.077312" calcext:value-type="float">
            <text:p>-0.077312</text:p>
          </table:table-cell>
          <table:table-cell office:value-type="float" office:value="0.267375" calcext:value-type="float">
            <text:p>0.267375</text:p>
          </table:table-cell>
          <table:table-cell office:value-type="float" office:value="0.169656" calcext:value-type="float">
            <text:p>0.169656</text:p>
          </table:table-cell>
        </table:table-row>
        <table:table-row table:style-name="ro1">
          <table:table-cell office:value-type="float" office:value="0.18413108587265" calcext:value-type="float">
            <text:p>0.1841310859</text:p>
          </table:table-cell>
          <table:table-cell office:value-type="float" office:value="-0.133372604846954" calcext:value-type="float">
            <text:p>-0.1333726048</text:p>
          </table:table-cell>
          <table:table-cell office:value-type="float" office:value="0.5105220079422" calcext:value-type="float">
            <text:p>0.5105220079</text:p>
          </table:table-cell>
          <table:table-cell/>
          <table:table-cell office:value-type="float" office:value="-0.078789" calcext:value-type="float">
            <text:p>-0.078789</text:p>
          </table:table-cell>
          <table:table-cell office:value-type="float" office:value="0.268286" calcext:value-type="float">
            <text:p>0.268286</text:p>
          </table:table-cell>
          <table:table-cell office:value-type="float" office:value="0.169367" calcext:value-type="float">
            <text:p>0.169367</text:p>
          </table:table-cell>
        </table:table-row>
        <table:table-row table:style-name="ro1">
          <table:table-cell office:value-type="float" office:value="0.181680992245674" calcext:value-type="float">
            <text:p>0.1816809922</text:p>
          </table:table-cell>
          <table:table-cell office:value-type="float" office:value="-0.1336510181427" calcext:value-type="float">
            <text:p>-0.1336510181</text:p>
          </table:table-cell>
          <table:table-cell office:value-type="float" office:value="0.515975117683411" calcext:value-type="float">
            <text:p>0.5159751177</text:p>
          </table:table-cell>
          <table:table-cell/>
          <table:table-cell office:value-type="float" office:value="-0.080584" calcext:value-type="float">
            <text:p>-0.080584</text:p>
          </table:table-cell>
          <table:table-cell office:value-type="float" office:value="0.269164" calcext:value-type="float">
            <text:p>0.269164</text:p>
          </table:table-cell>
          <table:table-cell office:value-type="float" office:value="0.169633" calcext:value-type="float">
            <text:p>0.169633</text:p>
          </table:table-cell>
        </table:table-row>
        <table:table-row table:style-name="ro1">
          <table:table-cell office:value-type="float" office:value="0.178317874670029" calcext:value-type="float">
            <text:p>0.1783178747</text:p>
          </table:table-cell>
          <table:table-cell office:value-type="float" office:value="-0.133832186460495" calcext:value-type="float">
            <text:p>-0.1338321865</text:p>
          </table:table-cell>
          <table:table-cell office:value-type="float" office:value="0.522560179233551" calcext:value-type="float">
            <text:p>0.5225601792</text:p>
          </table:table-cell>
          <table:table-cell/>
          <table:table-cell office:value-type="float" office:value="-0.082851" calcext:value-type="float">
            <text:p>-0.082851</text:p>
          </table:table-cell>
          <table:table-cell office:value-type="float" office:value="0.270843" calcext:value-type="float">
            <text:p>0.270843</text:p>
          </table:table-cell>
          <table:table-cell office:value-type="float" office:value="0.169521" calcext:value-type="float">
            <text:p>0.169521</text:p>
          </table:table-cell>
        </table:table-row>
        <table:table-row table:style-name="ro1">
          <table:table-cell office:value-type="float" office:value="0.176520109176636" calcext:value-type="float">
            <text:p>0.1765201092</text:p>
          </table:table-cell>
          <table:table-cell office:value-type="float" office:value="-0.134211882948875" calcext:value-type="float">
            <text:p>-0.1342118829</text:p>
          </table:table-cell>
          <table:table-cell office:value-type="float" office:value="0.52571702003479" calcext:value-type="float">
            <text:p>0.52571702</text:p>
          </table:table-cell>
          <table:table-cell/>
          <table:table-cell office:value-type="float" office:value="-0.0859" calcext:value-type="float">
            <text:p>-0.0859</text:p>
          </table:table-cell>
          <table:table-cell office:value-type="float" office:value="0.272989" calcext:value-type="float">
            <text:p>0.272989</text:p>
          </table:table-cell>
          <table:table-cell office:value-type="float" office:value="0.169519" calcext:value-type="float">
            <text:p>0.169519</text:p>
          </table:table-cell>
        </table:table-row>
        <table:table-row table:style-name="ro1">
          <table:table-cell office:value-type="float" office:value="0.173638716340065" calcext:value-type="float">
            <text:p>0.1736387163</text:p>
          </table:table-cell>
          <table:table-cell office:value-type="float" office:value="-0.134547203779221" calcext:value-type="float">
            <text:p>-0.1345472038</text:p>
          </table:table-cell>
          <table:table-cell office:value-type="float" office:value="0.530987083911896" calcext:value-type="float">
            <text:p>0.5309870839</text:p>
          </table:table-cell>
          <table:table-cell/>
          <table:table-cell office:value-type="float" office:value="-0.088923" calcext:value-type="float">
            <text:p>-0.088923</text:p>
          </table:table-cell>
          <table:table-cell office:value-type="float" office:value="0.274841" calcext:value-type="float">
            <text:p>0.274841</text:p>
          </table:table-cell>
          <table:table-cell office:value-type="float" office:value="0.168913" calcext:value-type="float">
            <text:p>0.168913</text:p>
          </table:table-cell>
        </table:table-row>
        <table:table-row table:style-name="ro1">
          <table:table-cell office:value-type="float" office:value="0.17118938267231" calcext:value-type="float">
            <text:p>0.1711893827</text:p>
          </table:table-cell>
          <table:table-cell office:value-type="float" office:value="-0.134669035673141" calcext:value-type="float">
            <text:p>-0.1346690357</text:p>
          </table:table-cell>
          <table:table-cell office:value-type="float" office:value="0.535032451152802" calcext:value-type="float">
            <text:p>0.5350324512</text:p>
          </table:table-cell>
          <table:table-cell/>
          <table:table-cell office:value-type="float" office:value="-0.090972" calcext:value-type="float">
            <text:p>-0.090972</text:p>
          </table:table-cell>
          <table:table-cell office:value-type="float" office:value="0.276517" calcext:value-type="float">
            <text:p>0.276517</text:p>
          </table:table-cell>
          <table:table-cell office:value-type="float" office:value="0.168928" calcext:value-type="float">
            <text:p>0.168928</text:p>
          </table:table-cell>
        </table:table-row>
        <table:table-row table:style-name="ro1">
          <table:table-cell office:value-type="float" office:value="0.168551415205002" calcext:value-type="float">
            <text:p>0.1685514152</text:p>
          </table:table-cell>
          <table:table-cell office:value-type="float" office:value="-0.13518014550209" calcext:value-type="float">
            <text:p>-0.1351801455</text:p>
          </table:table-cell>
          <table:table-cell office:value-type="float" office:value="0.53898012638092" calcext:value-type="float">
            <text:p>0.5389801264</text:p>
          </table:table-cell>
          <table:table-cell/>
          <table:table-cell office:value-type="float" office:value="-0.092948" calcext:value-type="float">
            <text:p>-0.092948</text:p>
          </table:table-cell>
          <table:table-cell office:value-type="float" office:value="0.278646" calcext:value-type="float">
            <text:p>0.278646</text:p>
          </table:table-cell>
          <table:table-cell office:value-type="float" office:value="0.169223" calcext:value-type="float">
            <text:p>0.169223</text:p>
          </table:table-cell>
        </table:table-row>
        <table:table-row table:style-name="ro1">
          <table:table-cell office:value-type="float" office:value="0.143048971891403" calcext:value-type="float">
            <text:p>0.1430489719</text:p>
          </table:table-cell>
          <table:table-cell office:value-type="float" office:value="-0.119613967835903" calcext:value-type="float">
            <text:p>-0.1196139678</text:p>
          </table:table-cell>
          <table:table-cell office:value-type="float" office:value="0.282341450452805" calcext:value-type="float">
            <text:p>0.2823414505</text:p>
          </table:table-cell>
          <table:table-cell/>
          <table:table-cell office:value-type="float" office:value="-0.094411" calcext:value-type="float">
            <text:p>-0.094411</text:p>
          </table:table-cell>
          <table:table-cell office:value-type="float" office:value="0.280119" calcext:value-type="float">
            <text:p>0.280119</text:p>
          </table:table-cell>
          <table:table-cell office:value-type="float" office:value="0.168896" calcext:value-type="float">
            <text:p>0.168896</text:p>
          </table:table-cell>
        </table:table-row>
        <table:table-row table:style-name="ro1">
          <table:table-cell office:value-type="float" office:value="0.138787627220154" calcext:value-type="float">
            <text:p>0.1387876272</text:p>
          </table:table-cell>
          <table:table-cell office:value-type="float" office:value="-0.119287252426147" calcext:value-type="float">
            <text:p>-0.1192872524</text:p>
          </table:table-cell>
          <table:table-cell office:value-type="float" office:value="0.275910913944244" calcext:value-type="float">
            <text:p>0.2759109139</text:p>
          </table:table-cell>
          <table:table-cell/>
          <table:table-cell office:value-type="float" office:value="-0.096853" calcext:value-type="float">
            <text:p>-0.096853</text:p>
          </table:table-cell>
          <table:table-cell office:value-type="float" office:value="0.281567" calcext:value-type="float">
            <text:p>0.281567</text:p>
          </table:table-cell>
          <table:table-cell office:value-type="float" office:value="0.168945" calcext:value-type="float">
            <text:p>0.168945</text:p>
          </table:table-cell>
        </table:table-row>
        <table:table-row table:style-name="ro1">
          <table:table-cell office:value-type="float" office:value="0.135460704565048" calcext:value-type="float">
            <text:p>0.1354607046</text:p>
          </table:table-cell>
          <table:table-cell office:value-type="float" office:value="-0.118978805840015" calcext:value-type="float">
            <text:p>-0.1189788058</text:p>
          </table:table-cell>
          <table:table-cell office:value-type="float" office:value="0.270169198513031" calcext:value-type="float">
            <text:p>0.2701691985</text:p>
          </table:table-cell>
          <table:table-cell/>
          <table:table-cell office:value-type="float" office:value="-0.099527" calcext:value-type="float">
            <text:p>-0.099527</text:p>
          </table:table-cell>
          <table:table-cell office:value-type="float" office:value="0.283788" calcext:value-type="float">
            <text:p>0.283788</text:p>
          </table:table-cell>
          <table:table-cell office:value-type="float" office:value="0.168625" calcext:value-type="float">
            <text:p>0.168625</text:p>
          </table:table-cell>
        </table:table-row>
        <table:table-row table:style-name="ro1">
          <table:table-cell office:value-type="float" office:value="0.106368005275726" calcext:value-type="float">
            <text:p>0.1063680053</text:p>
          </table:table-cell>
          <table:table-cell office:value-type="float" office:value="-0.12151788175106" calcext:value-type="float">
            <text:p>-0.1215178818</text:p>
          </table:table-cell>
          <table:table-cell office:value-type="float" office:value="0.242772340774536" calcext:value-type="float">
            <text:p>0.2427723408</text:p>
          </table:table-cell>
          <table:table-cell/>
          <table:table-cell office:value-type="float" office:value="-0.102623" calcext:value-type="float">
            <text:p>-0.102623</text:p>
          </table:table-cell>
          <table:table-cell office:value-type="float" office:value="0.286441" calcext:value-type="float">
            <text:p>0.286441</text:p>
          </table:table-cell>
          <table:table-cell office:value-type="float" office:value="0.168767" calcext:value-type="float">
            <text:p>0.168767</text:p>
          </table:table-cell>
        </table:table-row>
        <table:table-row table:style-name="ro1">
          <table:table-cell office:value-type="float" office:value="0.106300115585327" calcext:value-type="float">
            <text:p>0.1063001156</text:p>
          </table:table-cell>
          <table:table-cell office:value-type="float" office:value="-0.121498852968216" calcext:value-type="float">
            <text:p>-0.121498853</text:p>
          </table:table-cell>
          <table:table-cell office:value-type="float" office:value="0.24279060959816" calcext:value-type="float">
            <text:p>0.2427906096</text:p>
          </table:table-cell>
          <table:table-cell/>
          <table:table-cell office:value-type="float" office:value="-0.105591" calcext:value-type="float">
            <text:p>-0.105591</text:p>
          </table:table-cell>
          <table:table-cell office:value-type="float" office:value="0.288338" calcext:value-type="float">
            <text:p>0.288338</text:p>
          </table:table-cell>
          <table:table-cell office:value-type="float" office:value="0.168722" calcext:value-type="float">
            <text:p>0.168722</text:p>
          </table:table-cell>
        </table:table-row>
        <table:table-row table:style-name="ro1">
          <table:table-cell office:value-type="float" office:value="0.106374867260456" calcext:value-type="float">
            <text:p>0.1063748673</text:p>
          </table:table-cell>
          <table:table-cell office:value-type="float" office:value="-0.12155843526125" calcext:value-type="float">
            <text:p>-0.1215584353</text:p>
          </table:table-cell>
          <table:table-cell office:value-type="float" office:value="0.242591917514801" calcext:value-type="float">
            <text:p>0.2425919175</text:p>
          </table:table-cell>
          <table:table-cell/>
          <table:table-cell office:value-type="float" office:value="-0.107266" calcext:value-type="float">
            <text:p>-0.107266</text:p>
          </table:table-cell>
          <table:table-cell office:value-type="float" office:value="0.289818" calcext:value-type="float">
            <text:p>0.289818</text:p>
          </table:table-cell>
          <table:table-cell office:value-type="float" office:value="0.168584" calcext:value-type="float">
            <text:p>0.168584</text:p>
          </table:table-cell>
        </table:table-row>
        <table:table-row table:style-name="ro1">
          <table:table-cell office:value-type="float" office:value="0.1061617359519" calcext:value-type="float">
            <text:p>0.106161736</text:p>
          </table:table-cell>
          <table:table-cell office:value-type="float" office:value="-0.121231660246849" calcext:value-type="float">
            <text:p>-0.1212316602</text:p>
          </table:table-cell>
          <table:table-cell office:value-type="float" office:value="0.242558419704437" calcext:value-type="float">
            <text:p>0.2425584197</text:p>
          </table:table-cell>
          <table:table-cell/>
          <table:table-cell office:value-type="float" office:value="-0.109083" calcext:value-type="float">
            <text:p>-0.109083</text:p>
          </table:table-cell>
          <table:table-cell office:value-type="float" office:value="0.291493" calcext:value-type="float">
            <text:p>0.291493</text:p>
          </table:table-cell>
          <table:table-cell office:value-type="float" office:value="0.168597" calcext:value-type="float">
            <text:p>0.168597</text:p>
          </table:table-cell>
        </table:table-row>
        <table:table-row table:style-name="ro1">
          <table:table-cell office:value-type="float" office:value="0.106166511774063" calcext:value-type="float">
            <text:p>0.1061665118</text:p>
          </table:table-cell>
          <table:table-cell office:value-type="float" office:value="-0.121560916304588" calcext:value-type="float">
            <text:p>-0.1215609163</text:p>
          </table:table-cell>
          <table:table-cell office:value-type="float" office:value="0.242583781480789" calcext:value-type="float">
            <text:p>0.2425837815</text:p>
          </table:table-cell>
          <table:table-cell/>
          <table:table-cell office:value-type="float" office:value="-0.111083" calcext:value-type="float">
            <text:p>-0.111083</text:p>
          </table:table-cell>
          <table:table-cell office:value-type="float" office:value="0.293286" calcext:value-type="float">
            <text:p>0.293286</text:p>
          </table:table-cell>
          <table:table-cell office:value-type="float" office:value="0.168592" calcext:value-type="float">
            <text:p>0.168592</text:p>
          </table:table-cell>
        </table:table-row>
        <table:table-row table:style-name="ro1">
          <table:table-cell office:value-type="float" office:value="0.105993896722794" calcext:value-type="float">
            <text:p>0.1059938967</text:p>
          </table:table-cell>
          <table:table-cell office:value-type="float" office:value="-0.121548742055893" calcext:value-type="float">
            <text:p>-0.1215487421</text:p>
          </table:table-cell>
          <table:table-cell office:value-type="float" office:value="0.242580473423004" calcext:value-type="float">
            <text:p>0.2425804734</text:p>
          </table:table-cell>
          <table:table-cell/>
          <table:table-cell office:value-type="float" office:value="-0.113673" calcext:value-type="float">
            <text:p>-0.113673</text:p>
          </table:table-cell>
          <table:table-cell office:value-type="float" office:value="0.295401" calcext:value-type="float">
            <text:p>0.295401</text:p>
          </table:table-cell>
          <table:table-cell office:value-type="float" office:value="0.168437" calcext:value-type="float">
            <text:p>0.168437</text:p>
          </table:table-cell>
        </table:table-row>
        <table:table-row table:style-name="ro1">
          <table:table-cell office:value-type="float" office:value="0.106030091643333" calcext:value-type="float">
            <text:p>0.1060300916</text:p>
          </table:table-cell>
          <table:table-cell office:value-type="float" office:value="-0.121544420719147" calcext:value-type="float">
            <text:p>-0.1215444207</text:p>
          </table:table-cell>
          <table:table-cell office:value-type="float" office:value="0.242566660046577" calcext:value-type="float">
            <text:p>0.24256666</text:p>
          </table:table-cell>
          <table:table-cell/>
          <table:table-cell office:value-type="float" office:value="-0.116057" calcext:value-type="float">
            <text:p>-0.116057</text:p>
          </table:table-cell>
          <table:table-cell office:value-type="float" office:value="0.297958" calcext:value-type="float">
            <text:p>0.297958</text:p>
          </table:table-cell>
          <table:table-cell office:value-type="float" office:value="0.167917" calcext:value-type="float">
            <text:p>0.167917</text:p>
          </table:table-cell>
        </table:table-row>
        <table:table-row table:style-name="ro1">
          <table:table-cell office:value-type="float" office:value="0.106236279010773" calcext:value-type="float">
            <text:p>0.106236279</text:p>
          </table:table-cell>
          <table:table-cell office:value-type="float" office:value="-0.121543198823929" calcext:value-type="float">
            <text:p>-0.1215431988</text:p>
          </table:table-cell>
          <table:table-cell office:value-type="float" office:value="0.242605730891228" calcext:value-type="float">
            <text:p>0.2426057309</text:p>
          </table:table-cell>
          <table:table-cell/>
          <table:table-cell office:value-type="float" office:value="-0.117929" calcext:value-type="float">
            <text:p>-0.117929</text:p>
          </table:table-cell>
          <table:table-cell office:value-type="float" office:value="0.300204" calcext:value-type="float">
            <text:p>0.300204</text:p>
          </table:table-cell>
          <table:table-cell office:value-type="float" office:value="0.16837" calcext:value-type="float">
            <text:p>0.16837</text:p>
          </table:table-cell>
        </table:table-row>
        <table:table-row table:style-name="ro1">
          <table:table-cell office:value-type="float" office:value="0.106231436133385" calcext:value-type="float">
            <text:p>0.1062314361</text:p>
          </table:table-cell>
          <table:table-cell office:value-type="float" office:value="-0.121541604399681" calcext:value-type="float">
            <text:p>-0.1215416044</text:p>
          </table:table-cell>
          <table:table-cell office:value-type="float" office:value="0.242609456181526" calcext:value-type="float">
            <text:p>0.2426094562</text:p>
          </table:table-cell>
          <table:table-cell/>
          <table:table-cell office:value-type="float" office:value="-0.119889" calcext:value-type="float">
            <text:p>-0.119889</text:p>
          </table:table-cell>
          <table:table-cell office:value-type="float" office:value="0.302485" calcext:value-type="float">
            <text:p>0.302485</text:p>
          </table:table-cell>
          <table:table-cell office:value-type="float" office:value="0.16826" calcext:value-type="float">
            <text:p>0.16826</text:p>
          </table:table-cell>
        </table:table-row>
        <table:table-row table:style-name="ro1">
          <table:table-cell office:value-type="float" office:value="0.105955794453621" calcext:value-type="float">
            <text:p>0.1059557945</text:p>
          </table:table-cell>
          <table:table-cell office:value-type="float" office:value="-0.121539913117886" calcext:value-type="float">
            <text:p>-0.1215399131</text:p>
          </table:table-cell>
          <table:table-cell office:value-type="float" office:value="0.242606490850449" calcext:value-type="float">
            <text:p>0.2426064909</text:p>
          </table:table-cell>
          <table:table-cell/>
          <table:table-cell office:value-type="float" office:value="-0.121756" calcext:value-type="float">
            <text:p>-0.121756</text:p>
          </table:table-cell>
          <table:table-cell office:value-type="float" office:value="0.303911" calcext:value-type="float">
            <text:p>0.303911</text:p>
          </table:table-cell>
          <table:table-cell office:value-type="float" office:value="0.168107" calcext:value-type="float">
            <text:p>0.168107</text:p>
          </table:table-cell>
        </table:table-row>
        <table:table-row table:style-name="ro1">
          <table:table-cell office:value-type="float" office:value="0.106005698442459" calcext:value-type="float">
            <text:p>0.1060056984</text:p>
          </table:table-cell>
          <table:table-cell office:value-type="float" office:value="-0.121538802981377" calcext:value-type="float">
            <text:p>-0.121538803</text:p>
          </table:table-cell>
          <table:table-cell office:value-type="float" office:value="0.242583334445953" calcext:value-type="float">
            <text:p>0.2425833344</text:p>
          </table:table-cell>
          <table:table-cell/>
          <table:table-cell office:value-type="float" office:value="-0.124011" calcext:value-type="float">
            <text:p>-0.124011</text:p>
          </table:table-cell>
          <table:table-cell office:value-type="float" office:value="0.306575" calcext:value-type="float">
            <text:p>0.306575</text:p>
          </table:table-cell>
          <table:table-cell office:value-type="float" office:value="0.167656" calcext:value-type="float">
            <text:p>0.167656</text:p>
          </table:table-cell>
        </table:table-row>
        <table:table-row table:style-name="ro1">
          <table:table-cell office:value-type="float" office:value="0.105992883443832" calcext:value-type="float">
            <text:p>0.1059928834</text:p>
          </table:table-cell>
          <table:table-cell office:value-type="float" office:value="-0.121538490056992" calcext:value-type="float">
            <text:p>-0.1215384901</text:p>
          </table:table-cell>
          <table:table-cell office:value-type="float" office:value="0.24258978664875" calcext:value-type="float">
            <text:p>0.2425897866</text:p>
          </table:table-cell>
          <table:table-cell/>
          <table:table-cell office:value-type="float" office:value="-0.126384" calcext:value-type="float">
            <text:p>-0.126384</text:p>
          </table:table-cell>
          <table:table-cell office:value-type="float" office:value="0.309379" calcext:value-type="float">
            <text:p>0.309379</text:p>
          </table:table-cell>
          <table:table-cell office:value-type="float" office:value="0.167804" calcext:value-type="float">
            <text:p>0.167804</text:p>
          </table:table-cell>
        </table:table-row>
        <table:table-row table:style-name="ro1">
          <table:table-cell office:value-type="float" office:value="0.106287457048893" calcext:value-type="float">
            <text:p>0.106287457</text:p>
          </table:table-cell>
          <table:table-cell office:value-type="float" office:value="-0.121233835816383" calcext:value-type="float">
            <text:p>-0.1212338358</text:p>
          </table:table-cell>
          <table:table-cell office:value-type="float" office:value="0.242604866623878" calcext:value-type="float">
            <text:p>0.2426048666</text:p>
          </table:table-cell>
          <table:table-cell/>
          <table:table-cell office:value-type="float" office:value="-0.128573" calcext:value-type="float">
            <text:p>-0.128573</text:p>
          </table:table-cell>
          <table:table-cell office:value-type="float" office:value="0.312671" calcext:value-type="float">
            <text:p>0.312671</text:p>
          </table:table-cell>
          <table:table-cell office:value-type="float" office:value="0.168062" calcext:value-type="float">
            <text:p>0.168062</text:p>
          </table:table-cell>
        </table:table-row>
        <table:table-row table:style-name="ro1">
          <table:table-cell office:value-type="float" office:value="0.106222003698349" calcext:value-type="float">
            <text:p>0.1062220037</text:p>
          </table:table-cell>
          <table:table-cell office:value-type="float" office:value="-0.121566586196423" calcext:value-type="float">
            <text:p>-0.1215665862</text:p>
          </table:table-cell>
          <table:table-cell office:value-type="float" office:value="0.242637574672699" calcext:value-type="float">
            <text:p>0.2426375747</text:p>
          </table:table-cell>
          <table:table-cell/>
          <table:table-cell office:value-type="float" office:value="-0.130609" calcext:value-type="float">
            <text:p>-0.130609</text:p>
          </table:table-cell>
          <table:table-cell office:value-type="float" office:value="0.314917" calcext:value-type="float">
            <text:p>0.314917</text:p>
          </table:table-cell>
          <table:table-cell office:value-type="float" office:value="0.16774" calcext:value-type="float">
            <text:p>0.16774</text:p>
          </table:table-cell>
        </table:table-row>
        <table:table-row table:style-name="ro1">
          <table:table-cell office:value-type="float" office:value="0.106061950325966" calcext:value-type="float">
            <text:p>0.1060619503</text:p>
          </table:table-cell>
          <table:table-cell office:value-type="float" office:value="-0.121564716100693" calcext:value-type="float">
            <text:p>-0.1215647161</text:p>
          </table:table-cell>
          <table:table-cell office:value-type="float" office:value="0.242578893899918" calcext:value-type="float">
            <text:p>0.2425788939</text:p>
          </table:table-cell>
          <table:table-cell/>
          <table:table-cell office:value-type="float" office:value="-0.132363" calcext:value-type="float">
            <text:p>-0.132363</text:p>
          </table:table-cell>
          <table:table-cell office:value-type="float" office:value="0.317105" calcext:value-type="float">
            <text:p>0.317105</text:p>
          </table:table-cell>
          <table:table-cell office:value-type="float" office:value="0.167965" calcext:value-type="float">
            <text:p>0.167965</text:p>
          </table:table-cell>
        </table:table-row>
        <table:table-row table:style-name="ro1">
          <table:table-cell office:value-type="float" office:value="0.106236293911934" calcext:value-type="float">
            <text:p>0.1062362939</text:p>
          </table:table-cell>
          <table:table-cell office:value-type="float" office:value="-0.121538728475571" calcext:value-type="float">
            <text:p>-0.1215387285</text:p>
          </table:table-cell>
          <table:table-cell office:value-type="float" office:value="0.242609605193138" calcext:value-type="float">
            <text:p>0.2426096052</text:p>
          </table:table-cell>
          <table:table-cell/>
          <table:table-cell office:value-type="float" office:value="-0.134587" calcext:value-type="float">
            <text:p>-0.134587</text:p>
          </table:table-cell>
          <table:table-cell office:value-type="float" office:value="0.319362" calcext:value-type="float">
            <text:p>0.319362</text:p>
          </table:table-cell>
          <table:table-cell office:value-type="float" office:value="0.167685" calcext:value-type="float">
            <text:p>0.167685</text:p>
          </table:table-cell>
        </table:table-row>
        <table:table-row table:style-name="ro1">
          <table:table-cell office:value-type="float" office:value="0.106345601379871" calcext:value-type="float">
            <text:p>0.1063456014</text:p>
          </table:table-cell>
          <table:table-cell office:value-type="float" office:value="-0.121300928294659" calcext:value-type="float">
            <text:p>-0.1213009283</text:p>
          </table:table-cell>
          <table:table-cell office:value-type="float" office:value="0.24232280254364" calcext:value-type="float">
            <text:p>0.2423228025</text:p>
          </table:table-cell>
          <table:table-cell/>
          <table:table-cell office:value-type="float" office:value="-0.136358" calcext:value-type="float">
            <text:p>-0.136358</text:p>
          </table:table-cell>
          <table:table-cell office:value-type="float" office:value="0.322277" calcext:value-type="float">
            <text:p>0.322277</text:p>
          </table:table-cell>
          <table:table-cell office:value-type="float" office:value="0.167849" calcext:value-type="float">
            <text:p>0.167849</text:p>
          </table:table-cell>
        </table:table-row>
        <table:table-row table:style-name="ro1">
          <table:table-cell office:value-type="float" office:value="0.106615521013737" calcext:value-type="float">
            <text:p>0.106615521</text:p>
          </table:table-cell>
          <table:table-cell office:value-type="float" office:value="-0.121564507484436" calcext:value-type="float">
            <text:p>-0.1215645075</text:p>
          </table:table-cell>
          <table:table-cell office:value-type="float" office:value="0.242385715246201" calcext:value-type="float">
            <text:p>0.2423857152</text:p>
          </table:table-cell>
          <table:table-cell/>
          <table:table-cell office:value-type="float" office:value="-0.138125" calcext:value-type="float">
            <text:p>-0.138125</text:p>
          </table:table-cell>
          <table:table-cell office:value-type="float" office:value="0.324441" calcext:value-type="float">
            <text:p>0.324441</text:p>
          </table:table-cell>
          <table:table-cell office:value-type="float" office:value="0.167506" calcext:value-type="float">
            <text:p>0.167506</text:p>
          </table:table-cell>
        </table:table-row>
        <table:table-row table:style-name="ro1">
          <table:table-cell office:value-type="float" office:value="0.106138937175274" calcext:value-type="float">
            <text:p>0.1061389372</text:p>
          </table:table-cell>
          <table:table-cell office:value-type="float" office:value="-0.121802940964699" calcext:value-type="float">
            <text:p>-0.121802941</text:p>
          </table:table-cell>
          <table:table-cell office:value-type="float" office:value="0.242386192083359" calcext:value-type="float">
            <text:p>0.2423861921</text:p>
          </table:table-cell>
          <table:table-cell/>
          <table:table-cell office:value-type="float" office:value="-0.140182" calcext:value-type="float">
            <text:p>-0.140182</text:p>
          </table:table-cell>
          <table:table-cell office:value-type="float" office:value="0.327592" calcext:value-type="float">
            <text:p>0.327592</text:p>
          </table:table-cell>
          <table:table-cell office:value-type="float" office:value="0.167668" calcext:value-type="float">
            <text:p>0.167668</text:p>
          </table:table-cell>
        </table:table-row>
        <table:table-row table:style-name="ro1">
          <table:table-cell office:value-type="float" office:value="0.106039561331272" calcext:value-type="float">
            <text:p>0.1060395613</text:p>
          </table:table-cell>
          <table:table-cell office:value-type="float" office:value="-0.12178947031498" calcext:value-type="float">
            <text:p>-0.1217894703</text:p>
          </table:table-cell>
          <table:table-cell office:value-type="float" office:value="0.242324337363243" calcext:value-type="float">
            <text:p>0.2423243374</text:p>
          </table:table-cell>
          <table:table-cell/>
          <table:table-cell office:value-type="float" office:value="-0.142208" calcext:value-type="float">
            <text:p>-0.142208</text:p>
          </table:table-cell>
          <table:table-cell office:value-type="float" office:value="0.331029" calcext:value-type="float">
            <text:p>0.331029</text:p>
          </table:table-cell>
          <table:table-cell office:value-type="float" office:value="0.167608" calcext:value-type="float">
            <text:p>0.167608</text:p>
          </table:table-cell>
        </table:table-row>
        <table:table-row table:style-name="ro1">
          <table:table-cell office:value-type="float" office:value="0.106353528797627" calcext:value-type="float">
            <text:p>0.1063535288</text:p>
          </table:table-cell>
          <table:table-cell office:value-type="float" office:value="-0.121811851859093" calcext:value-type="float">
            <text:p>-0.1218118519</text:p>
          </table:table-cell>
          <table:table-cell office:value-type="float" office:value="0.24229434132576" calcext:value-type="float">
            <text:p>0.2422943413</text:p>
          </table:table-cell>
          <table:table-cell/>
          <table:table-cell office:value-type="float" office:value="-0.14465" calcext:value-type="float">
            <text:p>-0.14465</text:p>
          </table:table-cell>
          <table:table-cell office:value-type="float" office:value="0.33435" calcext:value-type="float">
            <text:p>0.33435</text:p>
          </table:table-cell>
          <table:table-cell office:value-type="float" office:value="0.167447" calcext:value-type="float">
            <text:p>0.167447</text:p>
          </table:table-cell>
        </table:table-row>
        <table:table-row table:style-name="ro1">
          <table:table-cell office:value-type="float" office:value="0.103712648153305" calcext:value-type="float">
            <text:p>0.1037126482</text:p>
          </table:table-cell>
          <table:table-cell office:value-type="float" office:value="-0.118693672120571" calcext:value-type="float">
            <text:p>-0.1186936721</text:p>
          </table:table-cell>
          <table:table-cell office:value-type="float" office:value="0.241324752569199" calcext:value-type="float">
            <text:p>0.2413247526</text:p>
          </table:table-cell>
          <table:table-cell/>
          <table:table-cell office:value-type="float" office:value="-0.146144" calcext:value-type="float">
            <text:p>-0.146144</text:p>
          </table:table-cell>
          <table:table-cell office:value-type="float" office:value="0.337003" calcext:value-type="float">
            <text:p>0.337003</text:p>
          </table:table-cell>
          <table:table-cell office:value-type="float" office:value="0.167018" calcext:value-type="float">
            <text:p>0.167018</text:p>
          </table:table-cell>
        </table:table-row>
        <table:table-row table:style-name="ro1">
          <table:table-cell office:value-type="float" office:value="0.103637300431728" calcext:value-type="float">
            <text:p>0.1036373004</text:p>
          </table:table-cell>
          <table:table-cell office:value-type="float" office:value="-0.119011111557484" calcext:value-type="float">
            <text:p>-0.1190111116</text:p>
          </table:table-cell>
          <table:table-cell office:value-type="float" office:value="0.241399139165878" calcext:value-type="float">
            <text:p>0.2413991392</text:p>
          </table:table-cell>
          <table:table-cell/>
          <table:table-cell office:value-type="float" office:value="-0.147414" calcext:value-type="float">
            <text:p>-0.147414</text:p>
          </table:table-cell>
          <table:table-cell office:value-type="float" office:value="0.338973" calcext:value-type="float">
            <text:p>0.338973</text:p>
          </table:table-cell>
          <table:table-cell office:value-type="float" office:value="0.166994" calcext:value-type="float">
            <text:p>0.166994</text:p>
          </table:table-cell>
        </table:table-row>
        <table:table-row table:style-name="ro1">
          <table:table-cell office:value-type="float" office:value="0.103141129016876" calcext:value-type="float">
            <text:p>0.103141129</text:p>
          </table:table-cell>
          <table:table-cell office:value-type="float" office:value="-0.118552386760712" calcext:value-type="float">
            <text:p>-0.1185523868</text:p>
          </table:table-cell>
          <table:table-cell office:value-type="float" office:value="0.241251423954964" calcext:value-type="float">
            <text:p>0.241251424</text:p>
          </table:table-cell>
          <table:table-cell/>
          <table:table-cell office:value-type="float" office:value="-0.149051" calcext:value-type="float">
            <text:p>-0.149051</text:p>
          </table:table-cell>
          <table:table-cell office:value-type="float" office:value="0.341651" calcext:value-type="float">
            <text:p>0.341651</text:p>
          </table:table-cell>
          <table:table-cell office:value-type="float" office:value="0.16685" calcext:value-type="float">
            <text:p>0.16685</text:p>
          </table:table-cell>
        </table:table-row>
        <table:table-row table:style-name="ro1">
          <table:table-cell office:value-type="float" office:value="0.10328383743763" calcext:value-type="float">
            <text:p>0.1032838374</text:p>
          </table:table-cell>
          <table:table-cell office:value-type="float" office:value="-0.118786461651325" calcext:value-type="float">
            <text:p>-0.1187864617</text:p>
          </table:table-cell>
          <table:table-cell office:value-type="float" office:value="0.241084337234497" calcext:value-type="float">
            <text:p>0.2410843372</text:p>
          </table:table-cell>
          <table:table-cell/>
          <table:table-cell office:value-type="float" office:value="-0.151575" calcext:value-type="float">
            <text:p>-0.151575</text:p>
          </table:table-cell>
          <table:table-cell office:value-type="float" office:value="0.346167" calcext:value-type="float">
            <text:p>0.346167</text:p>
          </table:table-cell>
          <table:table-cell office:value-type="float" office:value="0.167819" calcext:value-type="float">
            <text:p>0.167819</text:p>
          </table:table-cell>
        </table:table-row>
        <table:table-row table:style-name="ro1">
          <table:table-cell office:value-type="float" office:value="0.103405378758907" calcext:value-type="float">
            <text:p>0.1034053788</text:p>
          </table:table-cell>
          <table:table-cell office:value-type="float" office:value="-0.118820615112782" calcext:value-type="float">
            <text:p>-0.1188206151</text:p>
          </table:table-cell>
          <table:table-cell office:value-type="float" office:value="0.240960150957108" calcext:value-type="float">
            <text:p>0.240960151</text:p>
          </table:table-cell>
          <table:table-cell/>
          <table:table-cell office:value-type="float" office:value="-0.152918" calcext:value-type="float">
            <text:p>-0.152918</text:p>
          </table:table-cell>
          <table:table-cell office:value-type="float" office:value="0.349115" calcext:value-type="float">
            <text:p>0.349115</text:p>
          </table:table-cell>
          <table:table-cell office:value-type="float" office:value="0.167156" calcext:value-type="float">
            <text:p>0.167156</text:p>
          </table:table-cell>
        </table:table-row>
        <table:table-row table:style-name="ro1">
          <table:table-cell office:value-type="float" office:value="0.103595480322838" calcext:value-type="float">
            <text:p>0.1035954803</text:p>
          </table:table-cell>
          <table:table-cell office:value-type="float" office:value="-0.118757337331772" calcext:value-type="float">
            <text:p>-0.1187573373</text:p>
          </table:table-cell>
          <table:table-cell office:value-type="float" office:value="0.240904375910759" calcext:value-type="float">
            <text:p>0.2409043759</text:p>
          </table:table-cell>
          <table:table-cell/>
          <table:table-cell office:value-type="float" office:value="-0.154255" calcext:value-type="float">
            <text:p>-0.154255</text:p>
          </table:table-cell>
          <table:table-cell office:value-type="float" office:value="0.351397" calcext:value-type="float">
            <text:p>0.351397</text:p>
          </table:table-cell>
          <table:table-cell office:value-type="float" office:value="0.166929" calcext:value-type="float">
            <text:p>0.166929</text:p>
          </table:table-cell>
        </table:table-row>
        <table:table-row table:style-name="ro1">
          <table:table-cell office:value-type="float" office:value="0.103737622499466" calcext:value-type="float">
            <text:p>0.1037376225</text:p>
          </table:table-cell>
          <table:table-cell office:value-type="float" office:value="-0.118780888617039" calcext:value-type="float">
            <text:p>-0.1187808886</text:p>
          </table:table-cell>
          <table:table-cell office:value-type="float" office:value="0.240819960832596" calcext:value-type="float">
            <text:p>0.2408199608</text:p>
          </table:table-cell>
          <table:table-cell/>
          <table:table-cell office:value-type="float" office:value="-0.15567" calcext:value-type="float">
            <text:p>-0.15567</text:p>
          </table:table-cell>
          <table:table-cell office:value-type="float" office:value="0.354216" calcext:value-type="float">
            <text:p>0.354216</text:p>
          </table:table-cell>
          <table:table-cell office:value-type="float" office:value="0.166921" calcext:value-type="float">
            <text:p>0.166921</text:p>
          </table:table-cell>
        </table:table-row>
        <table:table-row table:style-name="ro1">
          <table:table-cell office:value-type="float" office:value="0.103777751326561" calcext:value-type="float">
            <text:p>0.1037777513</text:p>
          </table:table-cell>
          <table:table-cell office:value-type="float" office:value="-0.118765033781528" calcext:value-type="float">
            <text:p>-0.1187650338</text:p>
          </table:table-cell>
          <table:table-cell office:value-type="float" office:value="0.240826949477196" calcext:value-type="float">
            <text:p>0.2408269495</text:p>
          </table:table-cell>
          <table:table-cell/>
          <table:table-cell office:value-type="float" office:value="-0.15747" calcext:value-type="float">
            <text:p>-0.15747</text:p>
          </table:table-cell>
          <table:table-cell office:value-type="float" office:value="0.357668" calcext:value-type="float">
            <text:p>0.357668</text:p>
          </table:table-cell>
          <table:table-cell office:value-type="float" office:value="0.166909" calcext:value-type="float">
            <text:p>0.166909</text:p>
          </table:table-cell>
        </table:table-row>
        <table:table-row table:style-name="ro1">
          <table:table-cell office:value-type="float" office:value="0.103743121027946" calcext:value-type="float">
            <text:p>0.103743121</text:p>
          </table:table-cell>
          <table:table-cell office:value-type="float" office:value="-0.118821941316128" calcext:value-type="float">
            <text:p>-0.1188219413</text:p>
          </table:table-cell>
          <table:table-cell office:value-type="float" office:value="0.240826800465584" calcext:value-type="float">
            <text:p>0.2408268005</text:p>
          </table:table-cell>
          <table:table-cell/>
          <table:table-cell office:value-type="float" office:value="-0.159299" calcext:value-type="float">
            <text:p>-0.159299</text:p>
          </table:table-cell>
          <table:table-cell office:value-type="float" office:value="0.361968" calcext:value-type="float">
            <text:p>0.361968</text:p>
          </table:table-cell>
          <table:table-cell office:value-type="float" office:value="0.166816" calcext:value-type="float">
            <text:p>0.166816</text:p>
          </table:table-cell>
        </table:table-row>
        <table:table-row table:style-name="ro1">
          <table:table-cell office:value-type="float" office:value="0.10398867726326" calcext:value-type="float">
            <text:p>0.1039886773</text:p>
          </table:table-cell>
          <table:table-cell office:value-type="float" office:value="-0.118841804563999" calcext:value-type="float">
            <text:p>-0.1188418046</text:p>
          </table:table-cell>
          <table:table-cell office:value-type="float" office:value="0.240885019302368" calcext:value-type="float">
            <text:p>0.2408850193</text:p>
          </table:table-cell>
          <table:table-cell/>
          <table:table-cell office:value-type="float" office:value="-0.160468" calcext:value-type="float">
            <text:p>-0.160468</text:p>
          </table:table-cell>
          <table:table-cell office:value-type="float" office:value="0.365386" calcext:value-type="float">
            <text:p>0.365386</text:p>
          </table:table-cell>
          <table:table-cell office:value-type="float" office:value="0.166656" calcext:value-type="float">
            <text:p>0.166656</text:p>
          </table:table-cell>
        </table:table-row>
        <table:table-row table:style-name="ro1">
          <table:table-cell office:value-type="float" office:value="0.103568688035011" calcext:value-type="float">
            <text:p>0.103568688</text:p>
          </table:table-cell>
          <table:table-cell office:value-type="float" office:value="-0.118858464062214" calcext:value-type="float">
            <text:p>-0.1188584641</text:p>
          </table:table-cell>
          <table:table-cell office:value-type="float" office:value="0.240852832794189" calcext:value-type="float">
            <text:p>0.2408528328</text:p>
          </table:table-cell>
          <table:table-cell/>
          <table:table-cell office:value-type="float" office:value="-0.161867" calcext:value-type="float">
            <text:p>-0.161867</text:p>
          </table:table-cell>
          <table:table-cell office:value-type="float" office:value="0.367724" calcext:value-type="float">
            <text:p>0.367724</text:p>
          </table:table-cell>
          <table:table-cell office:value-type="float" office:value="0.166598" calcext:value-type="float">
            <text:p>0.166598</text:p>
          </table:table-cell>
        </table:table-row>
        <table:table-row table:style-name="ro1">
          <table:table-cell office:value-type="float" office:value="0.103648655116558" calcext:value-type="float">
            <text:p>0.1036486551</text:p>
          </table:table-cell>
          <table:table-cell office:value-type="float" office:value="-0.11884942650795" calcext:value-type="float">
            <text:p>-0.1188494265</text:p>
          </table:table-cell>
          <table:table-cell office:value-type="float" office:value="0.240807056427002" calcext:value-type="float">
            <text:p>0.2408070564</text:p>
          </table:table-cell>
          <table:table-cell/>
          <table:table-cell office:value-type="float" office:value="-0.162535" calcext:value-type="float">
            <text:p>-0.162535</text:p>
          </table:table-cell>
          <table:table-cell office:value-type="float" office:value="0.370441" calcext:value-type="float">
            <text:p>0.370441</text:p>
          </table:table-cell>
          <table:table-cell office:value-type="float" office:value="0.166681" calcext:value-type="float">
            <text:p>0.166681</text:p>
          </table:table-cell>
        </table:table-row>
        <table:table-row table:style-name="ro1">
          <table:table-cell office:value-type="float" office:value="0.103728853166103" calcext:value-type="float">
            <text:p>0.1037288532</text:p>
          </table:table-cell>
          <table:table-cell office:value-type="float" office:value="-0.118847906589508" calcext:value-type="float">
            <text:p>-0.1188479066</text:p>
          </table:table-cell>
          <table:table-cell office:value-type="float" office:value="0.240757688879967" calcext:value-type="float">
            <text:p>0.2407576889</text:p>
          </table:table-cell>
          <table:table-cell/>
          <table:table-cell office:value-type="float" office:value="-0.163746" calcext:value-type="float">
            <text:p>-0.163746</text:p>
          </table:table-cell>
          <table:table-cell office:value-type="float" office:value="0.374154" calcext:value-type="float">
            <text:p>0.374154</text:p>
          </table:table-cell>
          <table:table-cell office:value-type="float" office:value="0.166622" calcext:value-type="float">
            <text:p>0.166622</text:p>
          </table:table-cell>
        </table:table-row>
        <table:table-row table:style-name="ro1">
          <table:table-cell office:value-type="float" office:value="0.10356131196022" calcext:value-type="float">
            <text:p>0.103561312</text:p>
          </table:table-cell>
          <table:table-cell office:value-type="float" office:value="-0.118861027061939" calcext:value-type="float">
            <text:p>-0.1188610271</text:p>
          </table:table-cell>
          <table:table-cell office:value-type="float" office:value="0.240709185600281" calcext:value-type="float">
            <text:p>0.2407091856</text:p>
          </table:table-cell>
          <table:table-cell/>
          <table:table-cell office:value-type="float" office:value="-0.165491" calcext:value-type="float">
            <text:p>-0.165491</text:p>
          </table:table-cell>
          <table:table-cell office:value-type="float" office:value="0.37771" calcext:value-type="float">
            <text:p>0.37771</text:p>
          </table:table-cell>
          <table:table-cell office:value-type="float" office:value="0.166445" calcext:value-type="float">
            <text:p>0.166445</text:p>
          </table:table-cell>
        </table:table-row>
        <table:table-row table:style-name="ro1">
          <table:table-cell office:value-type="float" office:value="0.103633180260658" calcext:value-type="float">
            <text:p>0.1036331803</text:p>
          </table:table-cell>
          <table:table-cell office:value-type="float" office:value="-0.118820793926716" calcext:value-type="float">
            <text:p>-0.1188207939</text:p>
          </table:table-cell>
          <table:table-cell office:value-type="float" office:value="0.240597888827324" calcext:value-type="float">
            <text:p>0.2405978888</text:p>
          </table:table-cell>
          <table:table-cell/>
          <table:table-cell office:value-type="float" office:value="-0.166339" calcext:value-type="float">
            <text:p>-0.166339</text:p>
          </table:table-cell>
          <table:table-cell office:value-type="float" office:value="0.381313" calcext:value-type="float">
            <text:p>0.381313</text:p>
          </table:table-cell>
          <table:table-cell office:value-type="float" office:value="0.166177" calcext:value-type="float">
            <text:p>0.166177</text:p>
          </table:table-cell>
        </table:table-row>
        <table:table-row table:style-name="ro1">
          <table:table-cell office:value-type="float" office:value="0.103732720017433" calcext:value-type="float">
            <text:p>0.10373272</text:p>
          </table:table-cell>
          <table:table-cell office:value-type="float" office:value="-0.118752136826515" calcext:value-type="float">
            <text:p>-0.1187521368</text:p>
          </table:table-cell>
          <table:table-cell office:value-type="float" office:value="0.240490227937698" calcext:value-type="float">
            <text:p>0.2404902279</text:p>
          </table:table-cell>
          <table:table-cell/>
          <table:table-cell office:value-type="float" office:value="-0.167919" calcext:value-type="float">
            <text:p>-0.167919</text:p>
          </table:table-cell>
          <table:table-cell office:value-type="float" office:value="0.385252" calcext:value-type="float">
            <text:p>0.385252</text:p>
          </table:table-cell>
          <table:table-cell office:value-type="float" office:value="0.166135" calcext:value-type="float">
            <text:p>0.166135</text:p>
          </table:table-cell>
        </table:table-row>
        <table:table-row table:style-name="ro1">
          <table:table-cell office:value-type="float" office:value="0.103958860039711" calcext:value-type="float">
            <text:p>0.10395886</text:p>
          </table:table-cell>
          <table:table-cell office:value-type="float" office:value="-0.118719898164272" calcext:value-type="float">
            <text:p>-0.1187198982</text:p>
          </table:table-cell>
          <table:table-cell office:value-type="float" office:value="0.24040824174881" calcext:value-type="float">
            <text:p>0.2404082417</text:p>
          </table:table-cell>
          <table:table-cell/>
          <table:table-cell office:value-type="float" office:value="-0.168897" calcext:value-type="float">
            <text:p>-0.168897</text:p>
          </table:table-cell>
          <table:table-cell office:value-type="float" office:value="0.389623" calcext:value-type="float">
            <text:p>0.389623</text:p>
          </table:table-cell>
          <table:table-cell office:value-type="float" office:value="0.166539" calcext:value-type="float">
            <text:p>0.166539</text:p>
          </table:table-cell>
        </table:table-row>
        <table:table-row table:style-name="ro1">
          <table:table-cell office:value-type="float" office:value="0.104103550314903" calcext:value-type="float">
            <text:p>0.1041035503</text:p>
          </table:table-cell>
          <table:table-cell office:value-type="float" office:value="-0.118699297308922" calcext:value-type="float">
            <text:p>-0.1186992973</text:p>
          </table:table-cell>
          <table:table-cell office:value-type="float" office:value="0.240355849266052" calcext:value-type="float">
            <text:p>0.2403558493</text:p>
          </table:table-cell>
          <table:table-cell/>
          <table:table-cell office:value-type="float" office:value="-0.16955" calcext:value-type="float">
            <text:p>-0.16955</text:p>
          </table:table-cell>
          <table:table-cell office:value-type="float" office:value="0.392836" calcext:value-type="float">
            <text:p>0.392836</text:p>
          </table:table-cell>
          <table:table-cell office:value-type="float" office:value="0.166315" calcext:value-type="float">
            <text:p>0.166315</text:p>
          </table:table-cell>
        </table:table-row>
        <table:table-row table:style-name="ro1">
          <table:table-cell office:value-type="float" office:value="0.104260005056858" calcext:value-type="float">
            <text:p>0.1042600051</text:p>
          </table:table-cell>
          <table:table-cell office:value-type="float" office:value="-0.118487067520618" calcext:value-type="float">
            <text:p>-0.1184870675</text:p>
          </table:table-cell>
          <table:table-cell office:value-type="float" office:value="0.240301549434662" calcext:value-type="float">
            <text:p>0.2403015494</text:p>
          </table:table-cell>
          <table:table-cell/>
          <table:table-cell office:value-type="float" office:value="-0.169965" calcext:value-type="float">
            <text:p>-0.169965</text:p>
          </table:table-cell>
          <table:table-cell office:value-type="float" office:value="0.395844" calcext:value-type="float">
            <text:p>0.395844</text:p>
          </table:table-cell>
          <table:table-cell office:value-type="float" office:value="0.166482" calcext:value-type="float">
            <text:p>0.166482</text:p>
          </table:table-cell>
        </table:table-row>
        <table:table-row table:style-name="ro1">
          <table:table-cell office:value-type="float" office:value="0.10403074324131" calcext:value-type="float">
            <text:p>0.1040307432</text:p>
          </table:table-cell>
          <table:table-cell office:value-type="float" office:value="-0.118696376681328" calcext:value-type="float">
            <text:p>-0.1186963767</text:p>
          </table:table-cell>
          <table:table-cell office:value-type="float" office:value="0.240118771791458" calcext:value-type="float">
            <text:p>0.2401187718</text:p>
          </table:table-cell>
          <table:table-cell/>
          <table:table-cell office:value-type="float" office:value="-0.170952" calcext:value-type="float">
            <text:p>-0.170952</text:p>
          </table:table-cell>
          <table:table-cell office:value-type="float" office:value="0.399005" calcext:value-type="float">
            <text:p>0.399005</text:p>
          </table:table-cell>
          <table:table-cell office:value-type="float" office:value="0.16659" calcext:value-type="float">
            <text:p>0.16659</text:p>
          </table:table-cell>
        </table:table-row>
        <table:table-row table:style-name="ro1">
          <table:table-cell office:value-type="float" office:value="0.104259982705116" calcext:value-type="float">
            <text:p>0.1042599827</text:p>
          </table:table-cell>
          <table:table-cell office:value-type="float" office:value="-0.119058504700661" calcext:value-type="float">
            <text:p>-0.1190585047</text:p>
          </table:table-cell>
          <table:table-cell office:value-type="float" office:value="0.24031463265419" calcext:value-type="float">
            <text:p>0.2403146327</text:p>
          </table:table-cell>
          <table:table-cell/>
          <table:table-cell office:value-type="float" office:value="-0.171795" calcext:value-type="float">
            <text:p>-0.171795</text:p>
          </table:table-cell>
          <table:table-cell office:value-type="float" office:value="0.402905" calcext:value-type="float">
            <text:p>0.402905</text:p>
          </table:table-cell>
          <table:table-cell office:value-type="float" office:value="0.166574" calcext:value-type="float">
            <text:p>0.166574</text:p>
          </table:table-cell>
        </table:table-row>
        <table:table-row table:style-name="ro1">
          <table:table-cell office:value-type="float" office:value="0.104216583073139" calcext:value-type="float">
            <text:p>0.1042165831</text:p>
          </table:table-cell>
          <table:table-cell office:value-type="float" office:value="-0.1186892837286" calcext:value-type="float">
            <text:p>-0.1186892837</text:p>
          </table:table-cell>
          <table:table-cell office:value-type="float" office:value="0.240307524800301" calcext:value-type="float">
            <text:p>0.2403075248</text:p>
          </table:table-cell>
          <table:table-cell/>
          <table:table-cell office:value-type="float" office:value="-0.172674" calcext:value-type="float">
            <text:p>-0.172674</text:p>
          </table:table-cell>
          <table:table-cell office:value-type="float" office:value="0.407497" calcext:value-type="float">
            <text:p>0.407497</text:p>
          </table:table-cell>
          <table:table-cell office:value-type="float" office:value="0.166405" calcext:value-type="float">
            <text:p>0.166405</text:p>
          </table:table-cell>
        </table:table-row>
        <table:table-row table:style-name="ro1">
          <table:table-cell office:value-type="float" office:value="0.104334987699986" calcext:value-type="float">
            <text:p>0.1043349877</text:p>
          </table:table-cell>
          <table:table-cell office:value-type="float" office:value="-0.11869540065527" calcext:value-type="float">
            <text:p>-0.1186954007</text:p>
          </table:table-cell>
          <table:table-cell office:value-type="float" office:value="0.240316689014435" calcext:value-type="float">
            <text:p>0.240316689</text:p>
          </table:table-cell>
          <table:table-cell/>
          <table:table-cell office:value-type="float" office:value="-0.173548" calcext:value-type="float">
            <text:p>-0.173548</text:p>
          </table:table-cell>
          <table:table-cell office:value-type="float" office:value="0.411598" calcext:value-type="float">
            <text:p>0.411598</text:p>
          </table:table-cell>
          <table:table-cell office:value-type="float" office:value="0.166331" calcext:value-type="float">
            <text:p>0.166331</text:p>
          </table:table-cell>
        </table:table-row>
        <table:table-row table:style-name="ro1">
          <table:table-cell office:value-type="float" office:value="0.104194775223732" calcext:value-type="float">
            <text:p>0.1041947752</text:p>
          </table:table-cell>
          <table:table-cell office:value-type="float" office:value="-0.118689477443695" calcext:value-type="float">
            <text:p>-0.1186894774</text:p>
          </table:table-cell>
          <table:table-cell office:value-type="float" office:value="0.240317493677139" calcext:value-type="float">
            <text:p>0.2403174937</text:p>
          </table:table-cell>
          <table:table-cell/>
          <table:table-cell office:value-type="float" office:value="-0.173741" calcext:value-type="float">
            <text:p>-0.173741</text:p>
          </table:table-cell>
          <table:table-cell office:value-type="float" office:value="0.415013" calcext:value-type="float">
            <text:p>0.415013</text:p>
          </table:table-cell>
          <table:table-cell office:value-type="float" office:value="0.166323" calcext:value-type="float">
            <text:p>0.166323</text:p>
          </table:table-cell>
        </table:table-row>
        <table:table-row table:style-name="ro1">
          <table:table-cell office:value-type="float" office:value="0.103916704654694" calcext:value-type="float">
            <text:p>0.1039167047</text:p>
          </table:table-cell>
          <table:table-cell office:value-type="float" office:value="-0.118691958487034" calcext:value-type="float">
            <text:p>-0.1186919585</text:p>
          </table:table-cell>
          <table:table-cell office:value-type="float" office:value="0.240146651864052" calcext:value-type="float">
            <text:p>0.2401466519</text:p>
          </table:table-cell>
          <table:table-cell/>
          <table:table-cell office:value-type="float" office:value="-0.174206" calcext:value-type="float">
            <text:p>-0.174206</text:p>
          </table:table-cell>
          <table:table-cell office:value-type="float" office:value="0.418981" calcext:value-type="float">
            <text:p>0.418981</text:p>
          </table:table-cell>
          <table:table-cell office:value-type="float" office:value="0.166977" calcext:value-type="float">
            <text:p>0.166977</text:p>
          </table:table-cell>
        </table:table-row>
        <table:table-row table:style-name="ro1">
          <table:table-cell office:value-type="float" office:value="0.104294583201408" calcext:value-type="float">
            <text:p>0.1042945832</text:p>
          </table:table-cell>
          <table:table-cell office:value-type="float" office:value="-0.118508346378803" calcext:value-type="float">
            <text:p>-0.1185083464</text:p>
          </table:table-cell>
          <table:table-cell office:value-type="float" office:value="0.240308851003647" calcext:value-type="float">
            <text:p>0.240308851</text:p>
          </table:table-cell>
          <table:table-cell/>
          <table:table-cell office:value-type="float" office:value="-0.174469" calcext:value-type="float">
            <text:p>-0.174469</text:p>
          </table:table-cell>
          <table:table-cell office:value-type="float" office:value="0.422114" calcext:value-type="float">
            <text:p>0.422114</text:p>
          </table:table-cell>
          <table:table-cell office:value-type="float" office:value="0.166767" calcext:value-type="float">
            <text:p>0.166767</text:p>
          </table:table-cell>
        </table:table-row>
        <table:table-row table:style-name="ro1">
          <table:table-cell office:value-type="float" office:value="0.104333460330963" calcext:value-type="float">
            <text:p>0.1043334603</text:p>
          </table:table-cell>
          <table:table-cell office:value-type="float" office:value="-0.11867032200098" calcext:value-type="float">
            <text:p>-0.118670322</text:p>
          </table:table-cell>
          <table:table-cell office:value-type="float" office:value="0.240259855985641" calcext:value-type="float">
            <text:p>0.240259856</text:p>
          </table:table-cell>
          <table:table-cell/>
          <table:table-cell office:value-type="float" office:value="-0.174745" calcext:value-type="float">
            <text:p>-0.174745</text:p>
          </table:table-cell>
          <table:table-cell office:value-type="float" office:value="0.425856" calcext:value-type="float">
            <text:p>0.425856</text:p>
          </table:table-cell>
          <table:table-cell office:value-type="float" office:value="0.166367" calcext:value-type="float">
            <text:p>0.166367</text:p>
          </table:table-cell>
        </table:table-row>
        <table:table-row table:style-name="ro1">
          <table:table-cell office:value-type="float" office:value="0.104352258145809" calcext:value-type="float">
            <text:p>0.1043522581</text:p>
          </table:table-cell>
          <table:table-cell office:value-type="float" office:value="-0.118684940040112" calcext:value-type="float">
            <text:p>-0.11868494</text:p>
          </table:table-cell>
          <table:table-cell office:value-type="float" office:value="0.240261882543564" calcext:value-type="float">
            <text:p>0.2402618825</text:p>
          </table:table-cell>
          <table:table-cell/>
          <table:table-cell office:value-type="float" office:value="-0.17503" calcext:value-type="float">
            <text:p>-0.17503</text:p>
          </table:table-cell>
          <table:table-cell office:value-type="float" office:value="0.429656" calcext:value-type="float">
            <text:p>0.429656</text:p>
          </table:table-cell>
          <table:table-cell office:value-type="float" office:value="0.166492" calcext:value-type="float">
            <text:p>0.166492</text:p>
          </table:table-cell>
        </table:table-row>
        <table:table-row table:style-name="ro1">
          <table:table-cell office:value-type="float" office:value="0.104342952370644" calcext:value-type="float">
            <text:p>0.1043429524</text:p>
          </table:table-cell>
          <table:table-cell office:value-type="float" office:value="-0.118671804666519" calcext:value-type="float">
            <text:p>-0.1186718047</text:p>
          </table:table-cell>
          <table:table-cell office:value-type="float" office:value="0.24026221036911" calcext:value-type="float">
            <text:p>0.2402622104</text:p>
          </table:table-cell>
          <table:table-cell/>
          <table:table-cell office:value-type="float" office:value="-0.175235" calcext:value-type="float">
            <text:p>-0.175235</text:p>
          </table:table-cell>
          <table:table-cell office:value-type="float" office:value="0.434178" calcext:value-type="float">
            <text:p>0.434178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float" office:value="0.104416593909264" calcext:value-type="float">
            <text:p>0.1044165939</text:p>
          </table:table-cell>
          <table:table-cell office:value-type="float" office:value="-0.118698611855507" calcext:value-type="float">
            <text:p>-0.1186986119</text:p>
          </table:table-cell>
          <table:table-cell office:value-type="float" office:value="0.240178793668747" calcext:value-type="float">
            <text:p>0.2401787937</text:p>
          </table:table-cell>
          <table:table-cell/>
          <table:table-cell office:value-type="float" office:value="-0.175251" calcext:value-type="float">
            <text:p>-0.175251</text:p>
          </table:table-cell>
          <table:table-cell office:value-type="float" office:value="0.438517" calcext:value-type="float">
            <text:p>0.438517</text:p>
          </table:table-cell>
          <table:table-cell office:value-type="float" office:value="0.166897" calcext:value-type="float">
            <text:p>0.166897</text:p>
          </table:table-cell>
        </table:table-row>
        <table:table-row table:style-name="ro1">
          <table:table-cell office:value-type="float" office:value="0.104407466948032" calcext:value-type="float">
            <text:p>0.1044074669</text:p>
          </table:table-cell>
          <table:table-cell office:value-type="float" office:value="-0.118706434965134" calcext:value-type="float">
            <text:p>-0.118706435</text:p>
          </table:table-cell>
          <table:table-cell office:value-type="float" office:value="0.240205407142639" calcext:value-type="float">
            <text:p>0.2402054071</text:p>
          </table:table-cell>
          <table:table-cell/>
          <table:table-cell office:value-type="float" office:value="-0.175389" calcext:value-type="float">
            <text:p>-0.175389</text:p>
          </table:table-cell>
          <table:table-cell office:value-type="float" office:value="0.442385" calcext:value-type="float">
            <text:p>0.442385</text:p>
          </table:table-cell>
          <table:table-cell office:value-type="float" office:value="0.166722" calcext:value-type="float">
            <text:p>0.166722</text:p>
          </table:table-cell>
        </table:table-row>
        <table:table-row table:style-name="ro1">
          <table:table-cell office:value-type="float" office:value="0.104383818805218" calcext:value-type="float">
            <text:p>0.1043838188</text:p>
          </table:table-cell>
          <table:table-cell office:value-type="float" office:value="-0.118757702410221" calcext:value-type="float">
            <text:p>-0.1187577024</text:p>
          </table:table-cell>
          <table:table-cell office:value-type="float" office:value="0.240176677703857" calcext:value-type="float">
            <text:p>0.2401766777</text:p>
          </table:table-cell>
          <table:table-cell/>
          <table:table-cell office:value-type="float" office:value="-0.175477" calcext:value-type="float">
            <text:p>-0.175477</text:p>
          </table:table-cell>
          <table:table-cell office:value-type="float" office:value="0.44551" calcext:value-type="float">
            <text:p>0.44551</text:p>
          </table:table-cell>
          <table:table-cell office:value-type="float" office:value="0.166962" calcext:value-type="float">
            <text:p>0.166962</text:p>
          </table:table-cell>
        </table:table-row>
        <table:table-row table:style-name="ro1">
          <table:table-cell office:value-type="float" office:value="0.104114137589931" calcext:value-type="float">
            <text:p>0.1041141376</text:p>
          </table:table-cell>
          <table:table-cell office:value-type="float" office:value="-0.118728272616863" calcext:value-type="float">
            <text:p>-0.1187282726</text:p>
          </table:table-cell>
          <table:table-cell office:value-type="float" office:value="0.240223348140716" calcext:value-type="float">
            <text:p>0.2402233481</text:p>
          </table:table-cell>
          <table:table-cell/>
          <table:table-cell office:value-type="float" office:value="-0.174823" calcext:value-type="float">
            <text:p>-0.174823</text:p>
          </table:table-cell>
          <table:table-cell office:value-type="float" office:value="0.448894" calcext:value-type="float">
            <text:p>0.448894</text:p>
          </table:table-cell>
          <table:table-cell office:value-type="float" office:value="0.16703" calcext:value-type="float">
            <text:p>0.16703</text:p>
          </table:table-cell>
        </table:table-row>
        <table:table-row table:style-name="ro1">
          <table:table-cell office:value-type="float" office:value="0.104339778423309" calcext:value-type="float">
            <text:p>0.1043397784</text:p>
          </table:table-cell>
          <table:table-cell office:value-type="float" office:value="-0.11870614439249" calcext:value-type="float">
            <text:p>-0.1187061444</text:p>
          </table:table-cell>
          <table:table-cell office:value-type="float" office:value="0.240237548947334" calcext:value-type="float">
            <text:p>0.2402375489</text:p>
          </table:table-cell>
          <table:table-cell/>
          <table:table-cell office:value-type="float" office:value="-0.174472" calcext:value-type="float">
            <text:p>-0.174472</text:p>
          </table:table-cell>
          <table:table-cell office:value-type="float" office:value="0.453371" calcext:value-type="float">
            <text:p>0.453371</text:p>
          </table:table-cell>
          <table:table-cell office:value-type="float" office:value="0.16743" calcext:value-type="float">
            <text:p>0.16743</text:p>
          </table:table-cell>
        </table:table-row>
        <table:table-row table:style-name="ro1">
          <table:table-cell office:value-type="float" office:value="0.104267030954361" calcext:value-type="float">
            <text:p>0.104267031</text:p>
          </table:table-cell>
          <table:table-cell office:value-type="float" office:value="-0.118701294064522" calcext:value-type="float">
            <text:p>-0.1187012941</text:p>
          </table:table-cell>
          <table:table-cell office:value-type="float" office:value="0.240221858024597" calcext:value-type="float">
            <text:p>0.240221858</text:p>
          </table:table-cell>
          <table:table-cell/>
          <table:table-cell office:value-type="float" office:value="-0.174395" calcext:value-type="float">
            <text:p>-0.174395</text:p>
          </table:table-cell>
          <table:table-cell office:value-type="float" office:value="0.457889" calcext:value-type="float">
            <text:p>0.457889</text:p>
          </table:table-cell>
          <table:table-cell office:value-type="float" office:value="0.167229" calcext:value-type="float">
            <text:p>0.167229</text:p>
          </table:table-cell>
        </table:table-row>
        <table:table-row table:style-name="ro1">
          <table:table-cell office:value-type="float" office:value="0.104379087686539" calcext:value-type="float">
            <text:p>0.1043790877</text:p>
          </table:table-cell>
          <table:table-cell office:value-type="float" office:value="-0.118491619825363" calcext:value-type="float">
            <text:p>-0.1184916198</text:p>
          </table:table-cell>
          <table:table-cell office:value-type="float" office:value="0.240254744887352" calcext:value-type="float">
            <text:p>0.2402547449</text:p>
          </table:table-cell>
          <table:table-cell/>
          <table:table-cell office:value-type="float" office:value="-0.174199" calcext:value-type="float">
            <text:p>-0.174199</text:p>
          </table:table-cell>
          <table:table-cell office:value-type="float" office:value="0.461655" calcext:value-type="float">
            <text:p>0.461655</text:p>
          </table:table-cell>
          <table:table-cell office:value-type="float" office:value="0.166863" calcext:value-type="float">
            <text:p>0.166863</text:p>
          </table:table-cell>
        </table:table-row>
        <table:table-row table:style-name="ro1">
          <table:table-cell office:value-type="float" office:value="0.104218371212482" calcext:value-type="float">
            <text:p>0.1042183712</text:p>
          </table:table-cell>
          <table:table-cell office:value-type="float" office:value="-0.118663109838963" calcext:value-type="float">
            <text:p>-0.1186631098</text:p>
          </table:table-cell>
          <table:table-cell office:value-type="float" office:value="0.24023149907589" calcext:value-type="float">
            <text:p>0.2402314991</text:p>
          </table:table-cell>
          <table:table-cell/>
          <table:table-cell office:value-type="float" office:value="-0.173755" calcext:value-type="float">
            <text:p>-0.173755</text:p>
          </table:table-cell>
          <table:table-cell office:value-type="float" office:value="0.465701" calcext:value-type="float">
            <text:p>0.465701</text:p>
          </table:table-cell>
          <table:table-cell office:value-type="float" office:value="0.16723" calcext:value-type="float">
            <text:p>0.16723</text:p>
          </table:table-cell>
        </table:table-row>
        <table:table-row table:style-name="ro1">
          <table:table-cell office:value-type="float" office:value="0.10441680252552" calcext:value-type="float">
            <text:p>0.1044168025</text:p>
          </table:table-cell>
          <table:table-cell office:value-type="float" office:value="-0.118691436946392" calcext:value-type="float">
            <text:p>-0.1186914369</text:p>
          </table:table-cell>
          <table:table-cell office:value-type="float" office:value="0.240253835916519" calcext:value-type="float">
            <text:p>0.2402538359</text:p>
          </table:table-cell>
          <table:table-cell/>
          <table:table-cell office:value-type="float" office:value="-0.173441" calcext:value-type="float">
            <text:p>-0.173441</text:p>
          </table:table-cell>
          <table:table-cell office:value-type="float" office:value="0.470005" calcext:value-type="float">
            <text:p>0.470005</text:p>
          </table:table-cell>
          <table:table-cell office:value-type="float" office:value="0.16747" calcext:value-type="float">
            <text:p>0.16747</text:p>
          </table:table-cell>
        </table:table-row>
        <table:table-row table:style-name="ro1">
          <table:table-cell office:value-type="float" office:value="0.104158937931061" calcext:value-type="float">
            <text:p>0.1041589379</text:p>
          </table:table-cell>
          <table:table-cell office:value-type="float" office:value="-0.118767127394676" calcext:value-type="float">
            <text:p>-0.1187671274</text:p>
          </table:table-cell>
          <table:table-cell office:value-type="float" office:value="0.24023748934269" calcext:value-type="float">
            <text:p>0.2402374893</text:p>
          </table:table-cell>
          <table:table-cell/>
          <table:table-cell office:value-type="float" office:value="-0.172328" calcext:value-type="float">
            <text:p>-0.172328</text:p>
          </table:table-cell>
          <table:table-cell office:value-type="float" office:value="0.47473" calcext:value-type="float">
            <text:p>0.47473</text:p>
          </table:table-cell>
          <table:table-cell office:value-type="float" office:value="0.167725" calcext:value-type="float">
            <text:p>0.167725</text:p>
          </table:table-cell>
        </table:table-row>
        <table:table-row table:style-name="ro1">
          <table:table-cell office:value-type="float" office:value="0.104327589273453" calcext:value-type="float">
            <text:p>0.1043275893</text:p>
          </table:table-cell>
          <table:table-cell office:value-type="float" office:value="-0.11871475726366" calcext:value-type="float">
            <text:p>-0.1187147573</text:p>
          </table:table-cell>
          <table:table-cell office:value-type="float" office:value="0.240235358476639" calcext:value-type="float">
            <text:p>0.2402353585</text:p>
          </table:table-cell>
          <table:table-cell/>
          <table:table-cell office:value-type="float" office:value="-0.171495" calcext:value-type="float">
            <text:p>-0.171495</text:p>
          </table:table-cell>
          <table:table-cell office:value-type="float" office:value="0.478977" calcext:value-type="float">
            <text:p>0.478977</text:p>
          </table:table-cell>
          <table:table-cell office:value-type="float" office:value="0.167651" calcext:value-type="float">
            <text:p>0.167651</text:p>
          </table:table-cell>
        </table:table-row>
        <table:table-row table:style-name="ro1">
          <table:table-cell office:value-type="float" office:value="0.104221060872078" calcext:value-type="float">
            <text:p>0.1042210609</text:p>
          </table:table-cell>
          <table:table-cell office:value-type="float" office:value="-0.118712894618511" calcext:value-type="float">
            <text:p>-0.1187128946</text:p>
          </table:table-cell>
          <table:table-cell office:value-type="float" office:value="0.240233793854713" calcext:value-type="float">
            <text:p>0.2402337939</text:p>
          </table:table-cell>
          <table:table-cell/>
          <table:table-cell office:value-type="float" office:value="-0.170939" calcext:value-type="float">
            <text:p>-0.170939</text:p>
          </table:table-cell>
          <table:table-cell office:value-type="float" office:value="0.483161" calcext:value-type="float">
            <text:p>0.483161</text:p>
          </table:table-cell>
          <table:table-cell office:value-type="float" office:value="0.167578" calcext:value-type="float">
            <text:p>0.167578</text:p>
          </table:table-cell>
        </table:table-row>
        <table:table-row table:style-name="ro1">
          <table:table-cell office:value-type="float" office:value="0.10446485877037" calcext:value-type="float">
            <text:p>0.1044648588</text:p>
          </table:table-cell>
          <table:table-cell office:value-type="float" office:value="-0.118696928024292" calcext:value-type="float">
            <text:p>-0.118696928</text:p>
          </table:table-cell>
          <table:table-cell office:value-type="float" office:value="0.240225717425346" calcext:value-type="float">
            <text:p>0.2402257174</text:p>
          </table:table-cell>
          <table:table-cell/>
          <table:table-cell office:value-type="float" office:value="-0.169735" calcext:value-type="float">
            <text:p>-0.169735</text:p>
          </table:table-cell>
          <table:table-cell office:value-type="float" office:value="0.486725" calcext:value-type="float">
            <text:p>0.486725</text:p>
          </table:table-cell>
          <table:table-cell office:value-type="float" office:value="0.168141" calcext:value-type="float">
            <text:p>0.168141</text:p>
          </table:table-cell>
        </table:table-row>
        <table:table-row table:style-name="ro1">
          <table:table-cell office:value-type="float" office:value="0.10443376749754" calcext:value-type="float">
            <text:p>0.1044337675</text:p>
          </table:table-cell>
          <table:table-cell office:value-type="float" office:value="-0.118468701839447" calcext:value-type="float">
            <text:p>-0.1184687018</text:p>
          </table:table-cell>
          <table:table-cell office:value-type="float" office:value="0.240231975913048" calcext:value-type="float">
            <text:p>0.2402319759</text:p>
          </table:table-cell>
          <table:table-cell/>
          <table:table-cell office:value-type="float" office:value="-0.1687" calcext:value-type="float">
            <text:p>-0.1687</text:p>
          </table:table-cell>
          <table:table-cell office:value-type="float" office:value="0.489896" calcext:value-type="float">
            <text:p>0.489896</text:p>
          </table:table-cell>
          <table:table-cell office:value-type="float" office:value="0.16806" calcext:value-type="float">
            <text:p>0.16806</text:p>
          </table:table-cell>
        </table:table-row>
        <table:table-row table:style-name="ro1">
          <table:table-cell office:value-type="float" office:value="0.104338943958282" calcext:value-type="float">
            <text:p>0.104338944</text:p>
          </table:table-cell>
          <table:table-cell office:value-type="float" office:value="-0.118655249476433" calcext:value-type="float">
            <text:p>-0.1186552495</text:p>
          </table:table-cell>
          <table:table-cell office:value-type="float" office:value="0.240194201469421" calcext:value-type="float">
            <text:p>0.2401942015</text:p>
          </table:table-cell>
          <table:table-cell/>
          <table:table-cell office:value-type="float" office:value="-0.168153" calcext:value-type="float">
            <text:p>-0.168153</text:p>
          </table:table-cell>
          <table:table-cell office:value-type="float" office:value="0.493789" calcext:value-type="float">
            <text:p>0.493789</text:p>
          </table:table-cell>
          <table:table-cell office:value-type="float" office:value="0.167898" calcext:value-type="float">
            <text:p>0.167898</text:p>
          </table:table-cell>
        </table:table-row>
        <table:table-row table:style-name="ro1">
          <table:table-cell office:value-type="float" office:value="0.10445474088192" calcext:value-type="float">
            <text:p>0.1044547409</text:p>
          </table:table-cell>
          <table:table-cell office:value-type="float" office:value="-0.118654660880566" calcext:value-type="float">
            <text:p>-0.1186546609</text:p>
          </table:table-cell>
          <table:table-cell office:value-type="float" office:value="0.240214377641678" calcext:value-type="float">
            <text:p>0.2402143776</text:p>
          </table:table-cell>
          <table:table-cell/>
          <table:table-cell office:value-type="float" office:value="-0.167031" calcext:value-type="float">
            <text:p>-0.167031</text:p>
          </table:table-cell>
          <table:table-cell office:value-type="float" office:value="0.497973" calcext:value-type="float">
            <text:p>0.497973</text:p>
          </table:table-cell>
          <table:table-cell office:value-type="float" office:value="0.168063" calcext:value-type="float">
            <text:p>0.168063</text:p>
          </table:table-cell>
        </table:table-row>
        <table:table-row table:style-name="ro1">
          <table:table-cell office:value-type="float" office:value="0.104430928826332" calcext:value-type="float">
            <text:p>0.1044309288</text:p>
          </table:table-cell>
          <table:table-cell office:value-type="float" office:value="-0.118657924234867" calcext:value-type="float">
            <text:p>-0.1186579242</text:p>
          </table:table-cell>
          <table:table-cell office:value-type="float" office:value="0.240231812000275" calcext:value-type="float">
            <text:p>0.240231812</text:p>
          </table:table-cell>
          <table:table-cell/>
          <table:table-cell office:value-type="float" office:value="-0.165747" calcext:value-type="float">
            <text:p>-0.165747</text:p>
          </table:table-cell>
          <table:table-cell office:value-type="float" office:value="0.502876" calcext:value-type="float">
            <text:p>0.502876</text:p>
          </table:table-cell>
          <table:table-cell office:value-type="float" office:value="0.168337" calcext:value-type="float">
            <text:p>0.168337</text:p>
          </table:table-cell>
        </table:table-row>
        <table:table-row table:style-name="ro1">
          <table:table-cell office:value-type="float" office:value="0.104270622134209" calcext:value-type="float">
            <text:p>0.1042706221</text:p>
          </table:table-cell>
          <table:table-cell office:value-type="float" office:value="-0.11867718398571" calcext:value-type="float">
            <text:p>-0.118677184</text:p>
          </table:table-cell>
          <table:table-cell office:value-type="float" office:value="0.240254044532776" calcext:value-type="float">
            <text:p>0.2402540445</text:p>
          </table:table-cell>
          <table:table-cell/>
          <table:table-cell office:value-type="float" office:value="-0.164095" calcext:value-type="float">
            <text:p>-0.164095</text:p>
          </table:table-cell>
          <table:table-cell office:value-type="float" office:value="0.507238" calcext:value-type="float">
            <text:p>0.507238</text:p>
          </table:table-cell>
          <table:table-cell office:value-type="float" office:value="0.168545" calcext:value-type="float">
            <text:p>0.168545</text:p>
          </table:table-cell>
        </table:table-row>
        <table:table-row table:style-name="ro1">
          <table:table-cell office:value-type="float" office:value="0.104458600282669" calcext:value-type="float">
            <text:p>0.1044586003</text:p>
          </table:table-cell>
          <table:table-cell office:value-type="float" office:value="-0.118743941187859" calcext:value-type="float">
            <text:p>-0.1187439412</text:p>
          </table:table-cell>
          <table:table-cell office:value-type="float" office:value="0.240187019109726" calcext:value-type="float">
            <text:p>0.2401870191</text:p>
          </table:table-cell>
          <table:table-cell/>
          <table:table-cell office:value-type="float" office:value="-0.162921" calcext:value-type="float">
            <text:p>-0.162921</text:p>
          </table:table-cell>
          <table:table-cell office:value-type="float" office:value="0.510634" calcext:value-type="float">
            <text:p>0.510634</text:p>
          </table:table-cell>
          <table:table-cell office:value-type="float" office:value="0.168451" calcext:value-type="float">
            <text:p>0.168451</text:p>
          </table:table-cell>
        </table:table-row>
        <table:table-row table:style-name="ro1">
          <table:table-cell office:value-type="float" office:value="0.104409776628017" calcext:value-type="float">
            <text:p>0.1044097766</text:p>
          </table:table-cell>
          <table:table-cell office:value-type="float" office:value="-0.118715949356556" calcext:value-type="float">
            <text:p>-0.1187159494</text:p>
          </table:table-cell>
          <table:table-cell office:value-type="float" office:value="0.240211740136147" calcext:value-type="float">
            <text:p>0.2402117401</text:p>
          </table:table-cell>
          <table:table-cell/>
          <table:table-cell office:value-type="float" office:value="-0.161144" calcext:value-type="float">
            <text:p>-0.161144</text:p>
          </table:table-cell>
          <table:table-cell office:value-type="float" office:value="0.514461" calcext:value-type="float">
            <text:p>0.514461</text:p>
          </table:table-cell>
          <table:table-cell office:value-type="float" office:value="0.168396" calcext:value-type="float">
            <text:p>0.168396</text:p>
          </table:table-cell>
        </table:table-row>
        <table:table-row table:style-name="ro1">
          <table:table-cell office:value-type="float" office:value="0.104379773139954" calcext:value-type="float">
            <text:p>0.1043797731</text:p>
          </table:table-cell>
          <table:table-cell office:value-type="float" office:value="-0.118691630661488" calcext:value-type="float">
            <text:p>-0.1186916307</text:p>
          </table:table-cell>
          <table:table-cell office:value-type="float" office:value="0.24023012816906" calcext:value-type="float">
            <text:p>0.2402301282</text:p>
          </table:table-cell>
          <table:table-cell/>
          <table:table-cell office:value-type="float" office:value="-0.159624" calcext:value-type="float">
            <text:p>-0.159624</text:p>
          </table:table-cell>
          <table:table-cell office:value-type="float" office:value="0.51854" calcext:value-type="float">
            <text:p>0.51854</text:p>
          </table:table-cell>
          <table:table-cell office:value-type="float" office:value="0.168694" calcext:value-type="float">
            <text:p>0.168694</text:p>
          </table:table-cell>
        </table:table-row>
        <table:table-row table:style-name="ro1">
          <table:table-cell office:value-type="float" office:value="0.104369103908539" calcext:value-type="float">
            <text:p>0.1043691039</text:p>
          </table:table-cell>
          <table:table-cell office:value-type="float" office:value="-0.118678845465183" calcext:value-type="float">
            <text:p>-0.1186788455</text:p>
          </table:table-cell>
          <table:table-cell office:value-type="float" office:value="0.2402373701334" calcext:value-type="float">
            <text:p>0.2402373701</text:p>
          </table:table-cell>
          <table:table-cell/>
          <table:table-cell office:value-type="float" office:value="-0.158065" calcext:value-type="float">
            <text:p>-0.158065</text:p>
          </table:table-cell>
          <table:table-cell office:value-type="float" office:value="0.522013" calcext:value-type="float">
            <text:p>0.522013</text:p>
          </table:table-cell>
          <table:table-cell office:value-type="float" office:value="0.16914" calcext:value-type="float">
            <text:p>0.16914</text:p>
          </table:table-cell>
        </table:table-row>
        <table:table-row table:style-name="ro1">
          <table:table-cell office:value-type="float" office:value="0.104198291897774" calcext:value-type="float">
            <text:p>0.1041982919</text:p>
          </table:table-cell>
          <table:table-cell office:value-type="float" office:value="-0.118699118494987" calcext:value-type="float">
            <text:p>-0.1186991185</text:p>
          </table:table-cell>
          <table:table-cell office:value-type="float" office:value="0.240257605910301" calcext:value-type="float">
            <text:p>0.2402576059</text:p>
          </table:table-cell>
          <table:table-cell/>
          <table:table-cell office:value-type="float" office:value="-0.156473" calcext:value-type="float">
            <text:p>-0.156473</text:p>
          </table:table-cell>
          <table:table-cell office:value-type="float" office:value="0.525865" calcext:value-type="float">
            <text:p>0.525865</text:p>
          </table:table-cell>
          <table:table-cell office:value-type="float" office:value="0.169127" calcext:value-type="float">
            <text:p>0.169127</text:p>
          </table:table-cell>
        </table:table-row>
        <table:table-row table:style-name="ro1">
          <table:table-cell office:value-type="float" office:value="0.10396334528923" calcext:value-type="float">
            <text:p>0.1039633453</text:p>
          </table:table-cell>
          <table:table-cell office:value-type="float" office:value="-0.11846799403429" calcext:value-type="float">
            <text:p>-0.118467994</text:p>
          </table:table-cell>
          <table:table-cell office:value-type="float" office:value="0.240226447582245" calcext:value-type="float">
            <text:p>0.2402264476</text:p>
          </table:table-cell>
          <table:table-cell/>
          <table:table-cell office:value-type="float" office:value="-0.154599" calcext:value-type="float">
            <text:p>-0.154599</text:p>
          </table:table-cell>
          <table:table-cell office:value-type="float" office:value="0.530003" calcext:value-type="float">
            <text:p>0.530003</text:p>
          </table:table-cell>
          <table:table-cell office:value-type="float" office:value="0.168999" calcext:value-type="float">
            <text:p>0.168999</text:p>
          </table:table-cell>
        </table:table-row>
        <table:table-row table:style-name="ro1">
          <table:table-cell office:value-type="float" office:value="0.104129910469055" calcext:value-type="float">
            <text:p>0.1041299105</text:p>
          </table:table-cell>
          <table:table-cell office:value-type="float" office:value="-0.118660666048527" calcext:value-type="float">
            <text:p>-0.118660666</text:p>
          </table:table-cell>
          <table:table-cell office:value-type="float" office:value="0.240057587623596" calcext:value-type="float">
            <text:p>0.2400575876</text:p>
          </table:table-cell>
          <table:table-cell/>
          <table:table-cell office:value-type="float" office:value="-0.152587" calcext:value-type="float">
            <text:p>-0.152587</text:p>
          </table:table-cell>
          <table:table-cell office:value-type="float" office:value="0.534191" calcext:value-type="float">
            <text:p>0.534191</text:p>
          </table:table-cell>
          <table:table-cell office:value-type="float" office:value="0.169202" calcext:value-type="float">
            <text:p>0.169202</text:p>
          </table:table-cell>
        </table:table-row>
        <table:table-row table:style-name="ro1">
          <table:table-cell office:value-type="float" office:value="0.104293689131737" calcext:value-type="float">
            <text:p>0.1042936891</text:p>
          </table:table-cell>
          <table:table-cell office:value-type="float" office:value="-0.118656173348427" calcext:value-type="float">
            <text:p>-0.1186561733</text:p>
          </table:table-cell>
          <table:table-cell office:value-type="float" office:value="0.240216046571732" calcext:value-type="float">
            <text:p>0.2402160466</text:p>
          </table:table-cell>
          <table:table-cell/>
          <table:table-cell office:value-type="float" office:value="-0.150644" calcext:value-type="float">
            <text:p>-0.150644</text:p>
          </table:table-cell>
          <table:table-cell office:value-type="float" office:value="0.537577" calcext:value-type="float">
            <text:p>0.537577</text:p>
          </table:table-cell>
          <table:table-cell office:value-type="float" office:value="0.169765" calcext:value-type="float">
            <text:p>0.169765</text:p>
          </table:table-cell>
        </table:table-row>
        <table:table-row table:style-name="ro1">
          <table:table-cell office:value-type="float" office:value="0.104467660188675" calcext:value-type="float">
            <text:p>0.1044676602</text:p>
          </table:table-cell>
          <table:table-cell office:value-type="float" office:value="-0.118742428719997" calcext:value-type="float">
            <text:p>-0.1187424287</text:p>
          </table:table-cell>
          <table:table-cell office:value-type="float" office:value="0.2401914447546" calcext:value-type="float">
            <text:p>0.2401914448</text:p>
          </table:table-cell>
          <table:table-cell/>
          <table:table-cell office:value-type="float" office:value="-0.148612" calcext:value-type="float">
            <text:p>-0.148612</text:p>
          </table:table-cell>
          <table:table-cell office:value-type="float" office:value="0.540949" calcext:value-type="float">
            <text:p>0.540949</text:p>
          </table:table-cell>
          <table:table-cell office:value-type="float" office:value="0.169991" calcext:value-type="float">
            <text:p>0.169991</text:p>
          </table:table-cell>
        </table:table-row>
        <table:table-row table:style-name="ro1">
          <table:table-cell office:value-type="float" office:value="0.10447546094656" calcext:value-type="float">
            <text:p>0.1044754609</text:p>
          </table:table-cell>
          <table:table-cell office:value-type="float" office:value="-0.118687339127064" calcext:value-type="float">
            <text:p>-0.1186873391</text:p>
          </table:table-cell>
          <table:table-cell office:value-type="float" office:value="0.240187525749207" calcext:value-type="float">
            <text:p>0.2401875257</text:p>
          </table:table-cell>
          <table:table-cell/>
          <table:table-cell office:value-type="float" office:value="-0.146949" calcext:value-type="float">
            <text:p>-0.146949</text:p>
          </table:table-cell>
          <table:table-cell office:value-type="float" office:value="0.544566" calcext:value-type="float">
            <text:p>0.544566</text:p>
          </table:table-cell>
          <table:table-cell office:value-type="float" office:value="0.169787" calcext:value-type="float">
            <text:p>0.169787</text:p>
          </table:table-cell>
        </table:table-row>
        <table:table-row table:style-name="ro1">
          <table:table-cell office:value-type="float" office:value="0.104329898953438" calcext:value-type="float">
            <text:p>0.104329899</text:p>
          </table:table-cell>
          <table:table-cell office:value-type="float" office:value="-0.118666492402554" calcext:value-type="float">
            <text:p>-0.1186664924</text:p>
          </table:table-cell>
          <table:table-cell office:value-type="float" office:value="0.240181967616081" calcext:value-type="float">
            <text:p>0.2401819676</text:p>
          </table:table-cell>
          <table:table-cell/>
          <table:table-cell office:value-type="float" office:value="-0.144489" calcext:value-type="float">
            <text:p>-0.144489</text:p>
          </table:table-cell>
          <table:table-cell office:value-type="float" office:value="0.548445" calcext:value-type="float">
            <text:p>0.548445</text:p>
          </table:table-cell>
          <table:table-cell office:value-type="float" office:value="0.170143" calcext:value-type="float">
            <text:p>0.170143</text:p>
          </table:table-cell>
        </table:table-row>
        <table:table-row table:style-name="ro1">
          <table:table-cell office:value-type="float" office:value="0.104454889893532" calcext:value-type="float">
            <text:p>0.1044548899</text:p>
          </table:table-cell>
          <table:table-cell office:value-type="float" office:value="-0.118997275829315" calcext:value-type="float">
            <text:p>-0.1189972758</text:p>
          </table:table-cell>
          <table:table-cell office:value-type="float" office:value="0.240213513374329" calcext:value-type="float">
            <text:p>0.2402135134</text:p>
          </table:table-cell>
          <table:table-cell/>
          <table:table-cell office:value-type="float" office:value="-0.141808" calcext:value-type="float">
            <text:p>-0.141808</text:p>
          </table:table-cell>
          <table:table-cell office:value-type="float" office:value="0.552258" calcext:value-type="float">
            <text:p>0.552258</text:p>
          </table:table-cell>
          <table:table-cell office:value-type="float" office:value="0.170379" calcext:value-type="float">
            <text:p>0.170379</text:p>
          </table:table-cell>
        </table:table-row>
        <table:table-row table:style-name="ro1">
          <table:table-cell office:value-type="float" office:value="0.104435555636883" calcext:value-type="float">
            <text:p>0.1044355556</text:p>
          </table:table-cell>
          <table:table-cell office:value-type="float" office:value="-0.118662469089031" calcext:value-type="float">
            <text:p>-0.1186624691</text:p>
          </table:table-cell>
          <table:table-cell office:value-type="float" office:value="0.240226060152054" calcext:value-type="float">
            <text:p>0.2402260602</text:p>
          </table:table-cell>
          <table:table-cell/>
          <table:table-cell office:value-type="float" office:value="-0.139441" calcext:value-type="float">
            <text:p>-0.139441</text:p>
          </table:table-cell>
          <table:table-cell office:value-type="float" office:value="0.556051" calcext:value-type="float">
            <text:p>0.556051</text:p>
          </table:table-cell>
          <table:table-cell office:value-type="float" office:value="0.170436" calcext:value-type="float">
            <text:p>0.170436</text:p>
          </table:table-cell>
        </table:table-row>
        <table:table-row table:style-name="ro1">
          <table:table-cell office:value-type="float" office:value="0.104331806302071" calcext:value-type="float">
            <text:p>0.1043318063</text:p>
          </table:table-cell>
          <table:table-cell office:value-type="float" office:value="-0.118491068482399" calcext:value-type="float">
            <text:p>-0.1184910685</text:p>
          </table:table-cell>
          <table:table-cell office:value-type="float" office:value="0.240145534276962" calcext:value-type="float">
            <text:p>0.2401455343</text:p>
          </table:table-cell>
          <table:table-cell/>
          <table:table-cell office:value-type="float" office:value="-0.136747" calcext:value-type="float">
            <text:p>-0.136747</text:p>
          </table:table-cell>
          <table:table-cell office:value-type="float" office:value="0.559585" calcext:value-type="float">
            <text:p>0.559585</text:p>
          </table:table-cell>
          <table:table-cell office:value-type="float" office:value="0.170554" calcext:value-type="float">
            <text:p>0.170554</text:p>
          </table:table-cell>
        </table:table-row>
        <table:table-row table:style-name="ro1">
          <table:table-cell office:value-type="float" office:value="0.104473367333412" calcext:value-type="float">
            <text:p>0.1044733673</text:p>
          </table:table-cell>
          <table:table-cell office:value-type="float" office:value="-0.11872886121273" calcext:value-type="float">
            <text:p>-0.1187288612</text:p>
          </table:table-cell>
          <table:table-cell office:value-type="float" office:value="0.24019880592823" calcext:value-type="float">
            <text:p>0.2401988059</text:p>
          </table:table-cell>
          <table:table-cell/>
          <table:table-cell office:value-type="float" office:value="-0.133819" calcext:value-type="float">
            <text:p>-0.133819</text:p>
          </table:table-cell>
          <table:table-cell office:value-type="float" office:value="0.563104" calcext:value-type="float">
            <text:p>0.563104</text:p>
          </table:table-cell>
          <table:table-cell office:value-type="float" office:value="0.170701" calcext:value-type="float">
            <text:p>0.170701</text:p>
          </table:table-cell>
        </table:table-row>
        <table:table-row table:style-name="ro1">
          <table:table-cell office:value-type="float" office:value="0.104427918791771" calcext:value-type="float">
            <text:p>0.1044279188</text:p>
          </table:table-cell>
          <table:table-cell office:value-type="float" office:value="-0.11874633282423" calcext:value-type="float">
            <text:p>-0.1187463328</text:p>
          </table:table-cell>
          <table:table-cell office:value-type="float" office:value="0.240165874361992" calcext:value-type="float">
            <text:p>0.2401658744</text:p>
          </table:table-cell>
          <table:table-cell/>
          <table:table-cell office:value-type="float" office:value="-0.131566" calcext:value-type="float">
            <text:p>-0.131566</text:p>
          </table:table-cell>
          <table:table-cell office:value-type="float" office:value="0.566311" calcext:value-type="float">
            <text:p>0.566311</text:p>
          </table:table-cell>
          <table:table-cell office:value-type="float" office:value="0.171089" calcext:value-type="float">
            <text:p>0.171089</text:p>
          </table:table-cell>
        </table:table-row>
        <table:table-row table:style-name="ro1">
          <table:table-cell office:value-type="float" office:value="0.104205533862114" calcext:value-type="float">
            <text:p>0.1042055339</text:p>
          </table:table-cell>
          <table:table-cell office:value-type="float" office:value="-0.11871450394392" calcext:value-type="float">
            <text:p>-0.1187145039</text:p>
          </table:table-cell>
          <table:table-cell office:value-type="float" office:value="0.240200757980347" calcext:value-type="float">
            <text:p>0.240200758</text:p>
          </table:table-cell>
          <table:table-cell/>
          <table:table-cell office:value-type="float" office:value="-0.129204" calcext:value-type="float">
            <text:p>-0.129204</text:p>
          </table:table-cell>
          <table:table-cell office:value-type="float" office:value="0.569012" calcext:value-type="float">
            <text:p>0.569012</text:p>
          </table:table-cell>
          <table:table-cell office:value-type="float" office:value="0.171371" calcext:value-type="float">
            <text:p>0.171371</text:p>
          </table:table-cell>
        </table:table-row>
        <table:table-row table:style-name="ro1">
          <table:table-cell office:value-type="float" office:value="0.104159541428089" calcext:value-type="float">
            <text:p>0.1041595414</text:p>
          </table:table-cell>
          <table:table-cell office:value-type="float" office:value="-0.11869565397501" calcext:value-type="float">
            <text:p>-0.118695654</text:p>
          </table:table-cell>
          <table:table-cell office:value-type="float" office:value="0.24019718170166" calcext:value-type="float">
            <text:p>0.2401971817</text:p>
          </table:table-cell>
          <table:table-cell/>
          <table:table-cell office:value-type="float" office:value="-0.126639" calcext:value-type="float">
            <text:p>-0.126639</text:p>
          </table:table-cell>
          <table:table-cell office:value-type="float" office:value="0.572372" calcext:value-type="float">
            <text:p>0.572372</text:p>
          </table:table-cell>
          <table:table-cell office:value-type="float" office:value="0.171458" calcext:value-type="float">
            <text:p>0.171458</text:p>
          </table:table-cell>
        </table:table-row>
        <table:table-row table:style-name="ro1">
          <table:table-cell office:value-type="float" office:value="0.104421988129616" calcext:value-type="float">
            <text:p>0.1044219881</text:p>
          </table:table-cell>
          <table:table-cell office:value-type="float" office:value="-0.118742905557156" calcext:value-type="float">
            <text:p>-0.1187429056</text:p>
          </table:table-cell>
          <table:table-cell office:value-type="float" office:value="0.240171924233437" calcext:value-type="float">
            <text:p>0.2401719242</text:p>
          </table:table-cell>
          <table:table-cell/>
          <table:table-cell office:value-type="float" office:value="-0.123876" calcext:value-type="float">
            <text:p>-0.123876</text:p>
          </table:table-cell>
          <table:table-cell office:value-type="float" office:value="0.575878" calcext:value-type="float">
            <text:p>0.575878</text:p>
          </table:table-cell>
          <table:table-cell office:value-type="float" office:value="0.171537" calcext:value-type="float">
            <text:p>0.171537</text:p>
          </table:table-cell>
        </table:table-row>
        <table:table-row table:style-name="ro1">
          <table:table-cell office:value-type="float" office:value="0.104450866580009" calcext:value-type="float">
            <text:p>0.1044508666</text:p>
          </table:table-cell>
          <table:table-cell office:value-type="float" office:value="-0.118764631450176" calcext:value-type="float">
            <text:p>-0.1187646315</text:p>
          </table:table-cell>
          <table:table-cell office:value-type="float" office:value="0.240155771374702" calcext:value-type="float">
            <text:p>0.2401557714</text:p>
          </table:table-cell>
          <table:table-cell/>
          <table:table-cell office:value-type="float" office:value="-0.120919" calcext:value-type="float">
            <text:p>-0.120919</text:p>
          </table:table-cell>
          <table:table-cell office:value-type="float" office:value="0.579167" calcext:value-type="float">
            <text:p>0.579167</text:p>
          </table:table-cell>
          <table:table-cell office:value-type="float" office:value="0.172078" calcext:value-type="float">
            <text:p>0.172078</text:p>
          </table:table-cell>
        </table:table-row>
        <table:table-row table:style-name="ro1">
          <table:table-cell office:value-type="float" office:value="0.104237198829651" calcext:value-type="float">
            <text:p>0.1042371988</text:p>
          </table:table-cell>
          <table:table-cell office:value-type="float" office:value="-0.118730828166008" calcext:value-type="float">
            <text:p>-0.1187308282</text:p>
          </table:table-cell>
          <table:table-cell office:value-type="float" office:value="0.240173578262329" calcext:value-type="float">
            <text:p>0.2401735783</text:p>
          </table:table-cell>
          <table:table-cell/>
          <table:table-cell office:value-type="float" office:value="-0.118524" calcext:value-type="float">
            <text:p>-0.118524</text:p>
          </table:table-cell>
          <table:table-cell office:value-type="float" office:value="0.58172" calcext:value-type="float">
            <text:p>0.58172</text:p>
          </table:table-cell>
          <table:table-cell office:value-type="float" office:value="0.172247" calcext:value-type="float">
            <text:p>0.172247</text:p>
          </table:table-cell>
        </table:table-row>
        <table:table-row table:style-name="ro1">
          <table:table-cell office:value-type="float" office:value="0.104171894490719" calcext:value-type="float">
            <text:p>0.1041718945</text:p>
          </table:table-cell>
          <table:table-cell office:value-type="float" office:value="-0.119038753211498" calcext:value-type="float">
            <text:p>-0.1190387532</text:p>
          </table:table-cell>
          <table:table-cell office:value-type="float" office:value="0.240182161331177" calcext:value-type="float">
            <text:p>0.2401821613</text:p>
          </table:table-cell>
          <table:table-cell/>
          <table:table-cell office:value-type="float" office:value="-0.116207" calcext:value-type="float">
            <text:p>-0.116207</text:p>
          </table:table-cell>
          <table:table-cell office:value-type="float" office:value="0.583589" calcext:value-type="float">
            <text:p>0.583589</text:p>
          </table:table-cell>
          <table:table-cell office:value-type="float" office:value="0.171918" calcext:value-type="float">
            <text:p>0.171918</text:p>
          </table:table-cell>
        </table:table-row>
        <table:table-row table:style-name="ro1">
          <table:table-cell office:value-type="float" office:value="0.104442805051804" calcext:value-type="float">
            <text:p>0.1044428051</text:p>
          </table:table-cell>
          <table:table-cell office:value-type="float" office:value="-0.118788510560989" calcext:value-type="float">
            <text:p>-0.1187885106</text:p>
          </table:table-cell>
          <table:table-cell office:value-type="float" office:value="0.24009969830513" calcext:value-type="float">
            <text:p>0.2400996983</text:p>
          </table:table-cell>
          <table:table-cell/>
          <table:table-cell office:value-type="float" office:value="-0.113517" calcext:value-type="float">
            <text:p>-0.113517</text:p>
          </table:table-cell>
          <table:table-cell office:value-type="float" office:value="0.58667" calcext:value-type="float">
            <text:p>0.58667</text:p>
          </table:table-cell>
          <table:table-cell office:value-type="float" office:value="0.172422" calcext:value-type="float">
            <text:p>0.172422</text:p>
          </table:table-cell>
        </table:table-row>
        <table:table-row table:style-name="ro1">
          <table:table-cell office:value-type="float" office:value="0.104370579123497" calcext:value-type="float">
            <text:p>0.1043705791</text:p>
          </table:table-cell>
          <table:table-cell office:value-type="float" office:value="-0.118797823786736" calcext:value-type="float">
            <text:p>-0.1187978238</text:p>
          </table:table-cell>
          <table:table-cell office:value-type="float" office:value="0.240153431892395" calcext:value-type="float">
            <text:p>0.2401534319</text:p>
          </table:table-cell>
          <table:table-cell/>
          <table:table-cell office:value-type="float" office:value="-0.110777" calcext:value-type="float">
            <text:p>-0.110777</text:p>
          </table:table-cell>
          <table:table-cell office:value-type="float" office:value="0.589657" calcext:value-type="float">
            <text:p>0.589657</text:p>
          </table:table-cell>
          <table:table-cell office:value-type="float" office:value="0.173098" calcext:value-type="float">
            <text:p>0.173098</text:p>
          </table:table-cell>
        </table:table-row>
        <table:table-row table:style-name="ro1">
          <table:table-cell office:value-type="float" office:value="0.104427471756935" calcext:value-type="float">
            <text:p>0.1044274718</text:p>
          </table:table-cell>
          <table:table-cell office:value-type="float" office:value="-0.118846222758293" calcext:value-type="float">
            <text:p>-0.1188462228</text:p>
          </table:table-cell>
          <table:table-cell office:value-type="float" office:value="0.24006213247776" calcext:value-type="float">
            <text:p>0.2400621325</text:p>
          </table:table-cell>
          <table:table-cell/>
          <table:table-cell office:value-type="float" office:value="-0.107726" calcext:value-type="float">
            <text:p>-0.107726</text:p>
          </table:table-cell>
          <table:table-cell office:value-type="float" office:value="0.59228" calcext:value-type="float">
            <text:p>0.59228</text:p>
          </table:table-cell>
          <table:table-cell office:value-type="float" office:value="0.172757" calcext:value-type="float">
            <text:p>0.172757</text:p>
          </table:table-cell>
        </table:table-row>
        <table:table-row table:style-name="ro1">
          <table:table-cell office:value-type="float" office:value="0.104404911398888" calcext:value-type="float">
            <text:p>0.1044049114</text:p>
          </table:table-cell>
          <table:table-cell office:value-type="float" office:value="-0.118802301585674" calcext:value-type="float">
            <text:p>-0.1188023016</text:p>
          </table:table-cell>
          <table:table-cell office:value-type="float" office:value="0.240134358406067" calcext:value-type="float">
            <text:p>0.2401343584</text:p>
          </table:table-cell>
          <table:table-cell/>
          <table:table-cell office:value-type="float" office:value="-0.104406" calcext:value-type="float">
            <text:p>-0.104406</text:p>
          </table:table-cell>
          <table:table-cell office:value-type="float" office:value="0.595644" calcext:value-type="float">
            <text:p>0.595644</text:p>
          </table:table-cell>
          <table:table-cell office:value-type="float" office:value="0.173504" calcext:value-type="float">
            <text:p>0.173504</text:p>
          </table:table-cell>
        </table:table-row>
        <table:table-row table:style-name="ro1">
          <table:table-cell office:value-type="float" office:value="0.10416467487812" calcext:value-type="float">
            <text:p>0.1041646749</text:p>
          </table:table-cell>
          <table:table-cell office:value-type="float" office:value="-0.118807159364223" calcext:value-type="float">
            <text:p>-0.1188071594</text:p>
          </table:table-cell>
          <table:table-cell office:value-type="float" office:value="0.240101337432861" calcext:value-type="float">
            <text:p>0.2401013374</text:p>
          </table:table-cell>
          <table:table-cell/>
          <table:table-cell office:value-type="float" office:value="-0.101436" calcext:value-type="float">
            <text:p>-0.101436</text:p>
          </table:table-cell>
          <table:table-cell office:value-type="float" office:value="0.598015" calcext:value-type="float">
            <text:p>0.598015</text:p>
          </table:table-cell>
          <table:table-cell office:value-type="float" office:value="0.174057" calcext:value-type="float">
            <text:p>0.174057</text:p>
          </table:table-cell>
        </table:table-row>
        <table:table-row table:style-name="ro1">
          <table:table-cell office:value-type="float" office:value="0.104267224669456" calcext:value-type="float">
            <text:p>0.1042672247</text:p>
          </table:table-cell>
          <table:table-cell office:value-type="float" office:value="-0.118780583143234" calcext:value-type="float">
            <text:p>-0.1187805831</text:p>
          </table:table-cell>
          <table:table-cell office:value-type="float" office:value="0.240120813250542" calcext:value-type="float">
            <text:p>0.2401208133</text:p>
          </table:table-cell>
          <table:table-cell/>
          <table:table-cell office:value-type="float" office:value="-0.098386" calcext:value-type="float">
            <text:p>-0.098386</text:p>
          </table:table-cell>
          <table:table-cell office:value-type="float" office:value="0.60056" calcext:value-type="float">
            <text:p>0.60056</text:p>
          </table:table-cell>
          <table:table-cell office:value-type="float" office:value="0.174046" calcext:value-type="float">
            <text:p>0.174046</text:p>
          </table:table-cell>
        </table:table-row>
        <table:table-row table:style-name="ro1">
          <table:table-cell office:value-type="float" office:value="0.104448430240154" calcext:value-type="float">
            <text:p>0.1044484302</text:p>
          </table:table-cell>
          <table:table-cell office:value-type="float" office:value="-0.118631452322006" calcext:value-type="float">
            <text:p>-0.1186314523</text:p>
          </table:table-cell>
          <table:table-cell office:value-type="float" office:value="0.240102142095566" calcext:value-type="float">
            <text:p>0.2401021421</text:p>
          </table:table-cell>
          <table:table-cell/>
          <table:table-cell office:value-type="float" office:value="-0.095541" calcext:value-type="float">
            <text:p>-0.095541</text:p>
          </table:table-cell>
          <table:table-cell office:value-type="float" office:value="0.602813" calcext:value-type="float">
            <text:p>0.602813</text:p>
          </table:table-cell>
          <table:table-cell office:value-type="float" office:value="0.174341" calcext:value-type="float">
            <text:p>0.174341</text:p>
          </table:table-cell>
        </table:table-row>
        <table:table-row table:style-name="ro1">
          <table:table-cell office:value-type="float" office:value="0.104471914470196" calcext:value-type="float">
            <text:p>0.1044719145</text:p>
          </table:table-cell>
          <table:table-cell office:value-type="float" office:value="-0.118819624185562" calcext:value-type="float">
            <text:p>-0.1188196242</text:p>
          </table:table-cell>
          <table:table-cell office:value-type="float" office:value="0.240088596940041" calcext:value-type="float">
            <text:p>0.2400885969</text:p>
          </table:table-cell>
          <table:table-cell/>
          <table:table-cell office:value-type="float" office:value="-0.092379" calcext:value-type="float">
            <text:p>-0.092379</text:p>
          </table:table-cell>
          <table:table-cell office:value-type="float" office:value="0.605214" calcext:value-type="float">
            <text:p>0.605214</text:p>
          </table:table-cell>
          <table:table-cell office:value-type="float" office:value="0.17487" calcext:value-type="float">
            <text:p>0.17487</text:p>
          </table:table-cell>
        </table:table-row>
        <table:table-row table:style-name="ro1">
          <table:table-cell office:value-type="float" office:value="0.104229882359505" calcext:value-type="float">
            <text:p>0.1042298824</text:p>
          </table:table-cell>
          <table:table-cell office:value-type="float" office:value="-0.11875905841589" calcext:value-type="float">
            <text:p>-0.1187590584</text:p>
          </table:table-cell>
          <table:table-cell office:value-type="float" office:value="0.24014675617218" calcext:value-type="float">
            <text:p>0.2401467562</text:p>
          </table:table-cell>
          <table:table-cell/>
          <table:table-cell office:value-type="float" office:value="-0.089671" calcext:value-type="float">
            <text:p>-0.089671</text:p>
          </table:table-cell>
          <table:table-cell office:value-type="float" office:value="0.607105" calcext:value-type="float">
            <text:p>0.607105</text:p>
          </table:table-cell>
          <table:table-cell office:value-type="float" office:value="0.174915" calcext:value-type="float">
            <text:p>0.174915</text:p>
          </table:table-cell>
        </table:table-row>
        <table:table-row table:style-name="ro1">
          <table:table-cell office:value-type="float" office:value="0.104184225201607" calcext:value-type="float">
            <text:p>0.1041842252</text:p>
          </table:table-cell>
          <table:table-cell office:value-type="float" office:value="-0.118773758411407" calcext:value-type="float">
            <text:p>-0.1187737584</text:p>
          </table:table-cell>
          <table:table-cell office:value-type="float" office:value="0.240057408809662" calcext:value-type="float">
            <text:p>0.2400574088</text:p>
          </table:table-cell>
          <table:table-cell/>
          <table:table-cell office:value-type="float" office:value="-0.086391" calcext:value-type="float">
            <text:p>-0.086391</text:p>
          </table:table-cell>
          <table:table-cell office:value-type="float" office:value="0.609516" calcext:value-type="float">
            <text:p>0.609516</text:p>
          </table:table-cell>
          <table:table-cell office:value-type="float" office:value="0.175295" calcext:value-type="float">
            <text:p>0.175295</text:p>
          </table:table-cell>
        </table:table-row>
        <table:table-row table:style-name="ro1">
          <table:table-cell office:value-type="float" office:value="0.104448482394218" calcext:value-type="float">
            <text:p>0.1044484824</text:p>
          </table:table-cell>
          <table:table-cell office:value-type="float" office:value="-0.119086220860481" calcext:value-type="float">
            <text:p>-0.1190862209</text:p>
          </table:table-cell>
          <table:table-cell office:value-type="float" office:value="0.24014051258564" calcext:value-type="float">
            <text:p>0.2401405126</text:p>
          </table:table-cell>
          <table:table-cell/>
          <table:table-cell office:value-type="float" office:value="-0.083331" calcext:value-type="float">
            <text:p>-0.083331</text:p>
          </table:table-cell>
          <table:table-cell office:value-type="float" office:value="0.611278" calcext:value-type="float">
            <text:p>0.611278</text:p>
          </table:table-cell>
          <table:table-cell office:value-type="float" office:value="0.175642" calcext:value-type="float">
            <text:p>0.175642</text:p>
          </table:table-cell>
        </table:table-row>
        <table:table-row table:style-name="ro1">
          <table:table-cell office:value-type="float" office:value="0.104471631348133" calcext:value-type="float">
            <text:p>0.1044716313</text:p>
          </table:table-cell>
          <table:table-cell office:value-type="float" office:value="-0.118769362568855" calcext:value-type="float">
            <text:p>-0.1187693626</text:p>
          </table:table-cell>
          <table:table-cell office:value-type="float" office:value="0.240099936723709" calcext:value-type="float">
            <text:p>0.2400999367</text:p>
          </table:table-cell>
          <table:table-cell/>
          <table:table-cell office:value-type="float" office:value="-0.080389" calcext:value-type="float">
            <text:p>-0.080389</text:p>
          </table:table-cell>
          <table:table-cell office:value-type="float" office:value="0.613381" calcext:value-type="float">
            <text:p>0.613381</text:p>
          </table:table-cell>
          <table:table-cell office:value-type="float" office:value="0.175888" calcext:value-type="float">
            <text:p>0.175888</text:p>
          </table:table-cell>
        </table:table-row>
        <table:table-row table:style-name="ro1">
          <table:table-cell office:value-type="float" office:value="0.104441344738007" calcext:value-type="float">
            <text:p>0.1044413447</text:p>
          </table:table-cell>
          <table:table-cell office:value-type="float" office:value="-0.118811897933483" calcext:value-type="float">
            <text:p>-0.1188118979</text:p>
          </table:table-cell>
          <table:table-cell office:value-type="float" office:value="0.24010968208313" calcext:value-type="float">
            <text:p>0.2401096821</text:p>
          </table:table-cell>
          <table:table-cell/>
          <table:table-cell office:value-type="float" office:value="-0.077428" calcext:value-type="float">
            <text:p>-0.077428</text:p>
          </table:table-cell>
          <table:table-cell office:value-type="float" office:value="0.615332" calcext:value-type="float">
            <text:p>0.615332</text:p>
          </table:table-cell>
          <table:table-cell office:value-type="float" office:value="0.17621" calcext:value-type="float">
            <text:p>0.17621</text:p>
          </table:table-cell>
        </table:table-row>
        <table:table-row table:style-name="ro1">
          <table:table-cell office:value-type="float" office:value="0.104456692934036" calcext:value-type="float">
            <text:p>0.1044566929</text:p>
          </table:table-cell>
          <table:table-cell office:value-type="float" office:value="-0.118757545948029" calcext:value-type="float">
            <text:p>-0.1187575459</text:p>
          </table:table-cell>
          <table:table-cell office:value-type="float" office:value="0.240144073963165" calcext:value-type="float">
            <text:p>0.240144074</text:p>
          </table:table-cell>
          <table:table-cell/>
          <table:table-cell office:value-type="float" office:value="-0.0741" calcext:value-type="float">
            <text:p>-0.0741</text:p>
          </table:table-cell>
          <table:table-cell office:value-type="float" office:value="0.617695" calcext:value-type="float">
            <text:p>0.617695</text:p>
          </table:table-cell>
          <table:table-cell office:value-type="float" office:value="0.176432" calcext:value-type="float">
            <text:p>0.176432</text:p>
          </table:table-cell>
        </table:table-row>
        <table:table-row table:style-name="ro1">
          <table:table-cell office:value-type="float" office:value="0.104489646852016" calcext:value-type="float">
            <text:p>0.1044896469</text:p>
          </table:table-cell>
          <table:table-cell office:value-type="float" office:value="-0.118773356080055" calcext:value-type="float">
            <text:p>-0.1187733561</text:p>
          </table:table-cell>
          <table:table-cell office:value-type="float" office:value="0.24011541903019" calcext:value-type="float">
            <text:p>0.240115419</text:p>
          </table:table-cell>
          <table:table-cell/>
          <table:table-cell office:value-type="float" office:value="-0.070922" calcext:value-type="float">
            <text:p>-0.070922</text:p>
          </table:table-cell>
          <table:table-cell office:value-type="float" office:value="0.619655" calcext:value-type="float">
            <text:p>0.619655</text:p>
          </table:table-cell>
          <table:table-cell office:value-type="float" office:value="0.1766" calcext:value-type="float">
            <text:p>0.1766</text:p>
          </table:table-cell>
        </table:table-row>
        <table:table-row table:style-name="ro1">
          <table:table-cell office:value-type="float" office:value="0.104230687022209" calcext:value-type="float">
            <text:p>0.104230687</text:p>
          </table:table-cell>
          <table:table-cell office:value-type="float" office:value="-0.118829809129238" calcext:value-type="float">
            <text:p>-0.1188298091</text:p>
          </table:table-cell>
          <table:table-cell office:value-type="float" office:value="0.240032628178596" calcext:value-type="float">
            <text:p>0.2400326282</text:p>
          </table:table-cell>
          <table:table-cell/>
          <table:table-cell office:value-type="float" office:value="-0.067701" calcext:value-type="float">
            <text:p>-0.067701</text:p>
          </table:table-cell>
          <table:table-cell office:value-type="float" office:value="0.62104" calcext:value-type="float">
            <text:p>0.62104</text:p>
          </table:table-cell>
          <table:table-cell office:value-type="float" office:value="0.176979" calcext:value-type="float">
            <text:p>0.176979</text:p>
          </table:table-cell>
        </table:table-row>
        <table:table-row table:style-name="ro1">
          <table:table-cell office:value-type="float" office:value="0.104470543563366" calcext:value-type="float">
            <text:p>0.1044705436</text:p>
          </table:table-cell>
          <table:table-cell office:value-type="float" office:value="-0.119188822805882" calcext:value-type="float">
            <text:p>-0.1191888228</text:p>
          </table:table-cell>
          <table:table-cell office:value-type="float" office:value="0.240007668733597" calcext:value-type="float">
            <text:p>0.2400076687</text:p>
          </table:table-cell>
          <table:table-cell/>
          <table:table-cell office:value-type="float" office:value="-0.065308" calcext:value-type="float">
            <text:p>-0.065308</text:p>
          </table:table-cell>
          <table:table-cell office:value-type="float" office:value="0.622834" calcext:value-type="float">
            <text:p>0.622834</text:p>
          </table:table-cell>
          <table:table-cell office:value-type="float" office:value="0.177224" calcext:value-type="float">
            <text:p>0.177224</text:p>
          </table:table-cell>
        </table:table-row>
        <table:table-row table:style-name="ro1">
          <table:table-cell office:value-type="float" office:value="0.10444438457489" calcext:value-type="float">
            <text:p>0.1044443846</text:p>
          </table:table-cell>
          <table:table-cell office:value-type="float" office:value="-0.118869140744209" calcext:value-type="float">
            <text:p>-0.1188691407</text:p>
          </table:table-cell>
          <table:table-cell office:value-type="float" office:value="0.240037068724632" calcext:value-type="float">
            <text:p>0.2400370687</text:p>
          </table:table-cell>
          <table:table-cell/>
          <table:table-cell office:value-type="float" office:value="-0.06214" calcext:value-type="float">
            <text:p>-0.06214</text:p>
          </table:table-cell>
          <table:table-cell office:value-type="float" office:value="0.62446" calcext:value-type="float">
            <text:p>0.62446</text:p>
          </table:table-cell>
          <table:table-cell office:value-type="float" office:value="0.177742" calcext:value-type="float">
            <text:p>0.177742</text:p>
          </table:table-cell>
        </table:table-row>
        <table:table-row table:style-name="ro1">
          <table:table-cell office:value-type="float" office:value="0.104431748390198" calcext:value-type="float">
            <text:p>0.1044317484</text:p>
          </table:table-cell>
          <table:table-cell office:value-type="float" office:value="-0.118914648890495" calcext:value-type="float">
            <text:p>-0.1189146489</text:p>
          </table:table-cell>
          <table:table-cell office:value-type="float" office:value="0.240008443593979" calcext:value-type="float">
            <text:p>0.2400084436</text:p>
          </table:table-cell>
          <table:table-cell/>
          <table:table-cell office:value-type="float" office:value="-0.058489" calcext:value-type="float">
            <text:p>-0.058489</text:p>
          </table:table-cell>
          <table:table-cell office:value-type="float" office:value="0.626083" calcext:value-type="float">
            <text:p>0.626083</text:p>
          </table:table-cell>
          <table:table-cell office:value-type="float" office:value="0.177522" calcext:value-type="float">
            <text:p>0.177522</text:p>
          </table:table-cell>
        </table:table-row>
        <table:table-row table:style-name="ro1">
          <table:table-cell office:value-type="float" office:value="0.10389669239521" calcext:value-type="float">
            <text:p>0.1038966924</text:p>
          </table:table-cell>
          <table:table-cell office:value-type="float" office:value="-0.118930853903294" calcext:value-type="float">
            <text:p>-0.1189308539</text:p>
          </table:table-cell>
          <table:table-cell office:value-type="float" office:value="0.239936009049416" calcext:value-type="float">
            <text:p>0.239936009</text:p>
          </table:table-cell>
          <table:table-cell/>
          <table:table-cell office:value-type="float" office:value="-0.0548" calcext:value-type="float">
            <text:p>-0.0548</text:p>
          </table:table-cell>
          <table:table-cell office:value-type="float" office:value="0.628136" calcext:value-type="float">
            <text:p>0.628136</text:p>
          </table:table-cell>
          <table:table-cell office:value-type="float" office:value="0.178236" calcext:value-type="float">
            <text:p>0.178236</text:p>
          </table:table-cell>
        </table:table-row>
        <table:table-row table:style-name="ro1">
          <table:table-cell office:value-type="float" office:value="0.104354485869408" calcext:value-type="float">
            <text:p>0.1043544859</text:p>
          </table:table-cell>
          <table:table-cell office:value-type="float" office:value="-0.118885479867458" calcext:value-type="float">
            <text:p>-0.1188854799</text:p>
          </table:table-cell>
          <table:table-cell office:value-type="float" office:value="0.239970043301582" calcext:value-type="float">
            <text:p>0.2399700433</text:p>
          </table:table-cell>
          <table:table-cell/>
          <table:table-cell office:value-type="float" office:value="-0.052247" calcext:value-type="float">
            <text:p>-0.052247</text:p>
          </table:table-cell>
          <table:table-cell office:value-type="float" office:value="0.62898" calcext:value-type="float">
            <text:p>0.62898</text:p>
          </table:table-cell>
          <table:table-cell office:value-type="float" office:value="0.17871" calcext:value-type="float">
            <text:p>0.17871</text:p>
          </table:table-cell>
        </table:table-row>
        <table:table-row table:style-name="ro1">
          <table:table-cell office:value-type="float" office:value="0.104284957051277" calcext:value-type="float">
            <text:p>0.1042849571</text:p>
          </table:table-cell>
          <table:table-cell office:value-type="float" office:value="-0.118913374841213" calcext:value-type="float">
            <text:p>-0.1189133748</text:p>
          </table:table-cell>
          <table:table-cell office:value-type="float" office:value="0.24001170694828" calcext:value-type="float">
            <text:p>0.2400117069</text:p>
          </table:table-cell>
          <table:table-cell/>
          <table:table-cell office:value-type="float" office:value="-0.04924" calcext:value-type="float">
            <text:p>-0.04924</text:p>
          </table:table-cell>
          <table:table-cell office:value-type="float" office:value="0.63046" calcext:value-type="float">
            <text:p>0.63046</text:p>
          </table:table-cell>
          <table:table-cell office:value-type="float" office:value="0.179307" calcext:value-type="float">
            <text:p>0.179307</text:p>
          </table:table-cell>
        </table:table-row>
        <table:table-row table:style-name="ro1">
          <table:table-cell office:value-type="float" office:value="0.104509256780148" calcext:value-type="float">
            <text:p>0.1045092568</text:p>
          </table:table-cell>
          <table:table-cell office:value-type="float" office:value="-0.11887226998806" calcext:value-type="float">
            <text:p>-0.11887227</text:p>
          </table:table-cell>
          <table:table-cell office:value-type="float" office:value="0.240044981241226" calcext:value-type="float">
            <text:p>0.2400449812</text:p>
          </table:table-cell>
          <table:table-cell/>
          <table:table-cell office:value-type="float" office:value="-0.046691" calcext:value-type="float">
            <text:p>-0.046691</text:p>
          </table:table-cell>
          <table:table-cell office:value-type="float" office:value="0.631419" calcext:value-type="float">
            <text:p>0.631419</text:p>
          </table:table-cell>
          <table:table-cell office:value-type="float" office:value="0.179705" calcext:value-type="float">
            <text:p>0.179705</text:p>
          </table:table-cell>
        </table:table-row>
        <table:table-row table:style-name="ro1">
          <table:table-cell office:value-type="float" office:value="0.104452088475227" calcext:value-type="float">
            <text:p>0.1044520885</text:p>
          </table:table-cell>
          <table:table-cell office:value-type="float" office:value="-0.118840336799622" calcext:value-type="float">
            <text:p>-0.1188403368</text:p>
          </table:table-cell>
          <table:table-cell office:value-type="float" office:value="0.240055233240128" calcext:value-type="float">
            <text:p>0.2400552332</text:p>
          </table:table-cell>
          <table:table-cell/>
          <table:table-cell office:value-type="float" office:value="-0.042852" calcext:value-type="float">
            <text:p>-0.042852</text:p>
          </table:table-cell>
          <table:table-cell office:value-type="float" office:value="0.633274" calcext:value-type="float">
            <text:p>0.633274</text:p>
          </table:table-cell>
          <table:table-cell office:value-type="float" office:value="0.17999" calcext:value-type="float">
            <text:p>0.17999</text:p>
          </table:table-cell>
        </table:table-row>
        <table:table-row table:style-name="ro1">
          <table:table-cell office:value-type="float" office:value="0.104448288679123" calcext:value-type="float">
            <text:p>0.1044482887</text:p>
          </table:table-cell>
          <table:table-cell office:value-type="float" office:value="-0.118658952414989" calcext:value-type="float">
            <text:p>-0.1186589524</text:p>
          </table:table-cell>
          <table:table-cell office:value-type="float" office:value="0.240081071853638" calcext:value-type="float">
            <text:p>0.2400810719</text:p>
          </table:table-cell>
          <table:table-cell/>
          <table:table-cell office:value-type="float" office:value="-0.040045" calcext:value-type="float">
            <text:p>-0.040045</text:p>
          </table:table-cell>
          <table:table-cell office:value-type="float" office:value="0.634398" calcext:value-type="float">
            <text:p>0.634398</text:p>
          </table:table-cell>
          <table:table-cell office:value-type="float" office:value="0.179958" calcext:value-type="float">
            <text:p>0.179958</text:p>
          </table:table-cell>
        </table:table-row>
        <table:table-row table:style-name="ro1">
          <table:table-cell office:value-type="float" office:value="0.104441314935684" calcext:value-type="float">
            <text:p>0.1044413149</text:p>
          </table:table-cell>
          <table:table-cell office:value-type="float" office:value="-0.118772998452187" calcext:value-type="float">
            <text:p>-0.1187729985</text:p>
          </table:table-cell>
          <table:table-cell office:value-type="float" office:value="0.240139096975327" calcext:value-type="float">
            <text:p>0.240139097</text:p>
          </table:table-cell>
          <table:table-cell/>
          <table:table-cell office:value-type="float" office:value="-0.037586" calcext:value-type="float">
            <text:p>-0.037586</text:p>
          </table:table-cell>
          <table:table-cell office:value-type="float" office:value="0.635529" calcext:value-type="float">
            <text:p>0.635529</text:p>
          </table:table-cell>
          <table:table-cell office:value-type="float" office:value="0.179959" calcext:value-type="float">
            <text:p>0.179959</text:p>
          </table:table-cell>
        </table:table-row>
        <table:table-row table:style-name="ro1">
          <table:table-cell office:value-type="float" office:value="0.104420147836208" calcext:value-type="float">
            <text:p>0.1044201478</text:p>
          </table:table-cell>
          <table:table-cell office:value-type="float" office:value="-0.118772193789482" calcext:value-type="float">
            <text:p>-0.1187721938</text:p>
          </table:table-cell>
          <table:table-cell office:value-type="float" office:value="0.240122556686401" calcext:value-type="float">
            <text:p>0.2401225567</text:p>
          </table:table-cell>
          <table:table-cell/>
          <table:table-cell office:value-type="float" office:value="-0.034825" calcext:value-type="float">
            <text:p>-0.034825</text:p>
          </table:table-cell>
          <table:table-cell office:value-type="float" office:value="0.636277" calcext:value-type="float">
            <text:p>0.636277</text:p>
          </table:table-cell>
          <table:table-cell office:value-type="float" office:value="0.18029" calcext:value-type="float">
            <text:p>0.18029</text:p>
          </table:table-cell>
        </table:table-row>
        <table:table-row table:style-name="ro1">
          <table:table-cell office:value-type="float" office:value="0.10360611975193" calcext:value-type="float">
            <text:p>0.1036061198</text:p>
          </table:table-cell>
          <table:table-cell office:value-type="float" office:value="-0.118832744657993" calcext:value-type="float">
            <text:p>-0.1188327447</text:p>
          </table:table-cell>
          <table:table-cell office:value-type="float" office:value="0.239833071827888" calcext:value-type="float">
            <text:p>0.2398330718</text:p>
          </table:table-cell>
          <table:table-cell/>
          <table:table-cell office:value-type="float" office:value="-0.031857" calcext:value-type="float">
            <text:p>-0.031857</text:p>
          </table:table-cell>
          <table:table-cell office:value-type="float" office:value="0.637451" calcext:value-type="float">
            <text:p>0.637451</text:p>
          </table:table-cell>
          <table:table-cell office:value-type="float" office:value="0.180384" calcext:value-type="float">
            <text:p>0.180384</text:p>
          </table:table-cell>
        </table:table-row>
        <table:table-row table:style-name="ro1">
          <table:table-cell office:value-type="float" office:value="0.10446010529995" calcext:value-type="float">
            <text:p>0.1044601053</text:p>
          </table:table-cell>
          <table:table-cell office:value-type="float" office:value="-0.11917918920517" calcext:value-type="float">
            <text:p>-0.1191791892</text:p>
          </table:table-cell>
          <table:table-cell office:value-type="float" office:value="0.240001916885376" calcext:value-type="float">
            <text:p>0.2400019169</text:p>
          </table:table-cell>
          <table:table-cell/>
          <table:table-cell office:value-type="float" office:value="-0.027951" calcext:value-type="float">
            <text:p>-0.027951</text:p>
          </table:table-cell>
          <table:table-cell office:value-type="float" office:value="0.638032" calcext:value-type="float">
            <text:p>0.638032</text:p>
          </table:table-cell>
          <table:table-cell office:value-type="float" office:value="0.180319" calcext:value-type="float">
            <text:p>0.180319</text:p>
          </table:table-cell>
        </table:table-row>
        <table:table-row table:style-name="ro1">
          <table:table-cell office:value-type="float" office:value="0.104545503854752" calcext:value-type="float">
            <text:p>0.1045455039</text:p>
          </table:table-cell>
          <table:table-cell office:value-type="float" office:value="-0.118881776928902" calcext:value-type="float">
            <text:p>-0.1188817769</text:p>
          </table:table-cell>
          <table:table-cell office:value-type="float" office:value="0.239977434277534" calcext:value-type="float">
            <text:p>0.2399774343</text:p>
          </table:table-cell>
          <table:table-cell/>
          <table:table-cell office:value-type="float" office:value="-0.02494" calcext:value-type="float">
            <text:p>-0.02494</text:p>
          </table:table-cell>
          <table:table-cell office:value-type="float" office:value="0.639075" calcext:value-type="float">
            <text:p>0.639075</text:p>
          </table:table-cell>
          <table:table-cell office:value-type="float" office:value="0.180645" calcext:value-type="float">
            <text:p>0.180645</text:p>
          </table:table-cell>
        </table:table-row>
        <table:table-row table:style-name="ro1">
          <table:table-cell office:value-type="float" office:value="0.104488350450993" calcext:value-type="float">
            <text:p>0.1044883505</text:p>
          </table:table-cell>
          <table:table-cell office:value-type="float" office:value="-0.118863970041275" calcext:value-type="float">
            <text:p>-0.11886397</text:p>
          </table:table-cell>
          <table:table-cell office:value-type="float" office:value="0.240019083023071" calcext:value-type="float">
            <text:p>0.240019083</text:p>
          </table:table-cell>
          <table:table-cell/>
          <table:table-cell office:value-type="float" office:value="-0.022463" calcext:value-type="float">
            <text:p>-0.022463</text:p>
          </table:table-cell>
          <table:table-cell office:value-type="float" office:value="0.64039" calcext:value-type="float">
            <text:p>0.64039</text:p>
          </table:table-cell>
          <table:table-cell office:value-type="float" office:value="0.180857" calcext:value-type="float">
            <text:p>0.180857</text:p>
          </table:table-cell>
        </table:table-row>
        <table:table-row table:style-name="ro1">
          <table:table-cell office:value-type="float" office:value="0.104504324495792" calcext:value-type="float">
            <text:p>0.1045043245</text:p>
          </table:table-cell>
          <table:table-cell office:value-type="float" office:value="-0.118910677731037" calcext:value-type="float">
            <text:p>-0.1189106777</text:p>
          </table:table-cell>
          <table:table-cell office:value-type="float" office:value="0.239976152777672" calcext:value-type="float">
            <text:p>0.2399761528</text:p>
          </table:table-cell>
          <table:table-cell/>
          <table:table-cell office:value-type="float" office:value="-0.020083" calcext:value-type="float">
            <text:p>-0.020083</text:p>
          </table:table-cell>
          <table:table-cell office:value-type="float" office:value="0.641083" calcext:value-type="float">
            <text:p>0.641083</text:p>
          </table:table-cell>
          <table:table-cell office:value-type="float" office:value="0.180997" calcext:value-type="float">
            <text:p>0.180997</text:p>
          </table:table-cell>
        </table:table-row>
        <table:table-row table:style-name="ro1">
          <table:table-cell office:value-type="float" office:value="0.104470133781433" calcext:value-type="float">
            <text:p>0.1044701338</text:p>
          </table:table-cell>
          <table:table-cell office:value-type="float" office:value="-0.118941247463226" calcext:value-type="float">
            <text:p>-0.1189412475</text:p>
          </table:table-cell>
          <table:table-cell office:value-type="float" office:value="0.239969402551651" calcext:value-type="float">
            <text:p>0.2399694026</text:p>
          </table:table-cell>
          <table:table-cell/>
          <table:table-cell office:value-type="float" office:value="-0.017381" calcext:value-type="float">
            <text:p>-0.017381</text:p>
          </table:table-cell>
          <table:table-cell office:value-type="float" office:value="0.64131" calcext:value-type="float">
            <text:p>0.64131</text:p>
          </table:table-cell>
          <table:table-cell office:value-type="float" office:value="0.18093" calcext:value-type="float">
            <text:p>0.18093</text:p>
          </table:table-cell>
        </table:table-row>
        <table:table-row table:style-name="ro1">
          <table:table-cell office:value-type="float" office:value="0.104440376162529" calcext:value-type="float">
            <text:p>0.1044403762</text:p>
          </table:table-cell>
          <table:table-cell office:value-type="float" office:value="-0.118921920657158" calcext:value-type="float">
            <text:p>-0.1189219207</text:p>
          </table:table-cell>
          <table:table-cell office:value-type="float" office:value="0.240026161074638" calcext:value-type="float">
            <text:p>0.2400261611</text:p>
          </table:table-cell>
          <table:table-cell/>
          <table:table-cell office:value-type="float" office:value="-0.014688" calcext:value-type="float">
            <text:p>-0.014688</text:p>
          </table:table-cell>
          <table:table-cell office:value-type="float" office:value="0.64201" calcext:value-type="float">
            <text:p>0.64201</text:p>
          </table:table-cell>
          <table:table-cell office:value-type="float" office:value="0.180723" calcext:value-type="float">
            <text:p>0.180723</text:p>
          </table:table-cell>
        </table:table-row>
        <table:table-row table:style-name="ro1">
          <table:table-cell office:value-type="float" office:value="0.104415908455849" calcext:value-type="float">
            <text:p>0.1044159085</text:p>
          </table:table-cell>
          <table:table-cell office:value-type="float" office:value="-0.118913598358631" calcext:value-type="float">
            <text:p>-0.1189135984</text:p>
          </table:table-cell>
          <table:table-cell office:value-type="float" office:value="0.240016877651215" calcext:value-type="float">
            <text:p>0.2400168777</text:p>
          </table:table-cell>
          <table:table-cell/>
          <table:table-cell office:value-type="float" office:value="-0.012225" calcext:value-type="float">
            <text:p>-0.012225</text:p>
          </table:table-cell>
          <table:table-cell office:value-type="float" office:value="0.642862" calcext:value-type="float">
            <text:p>0.642862</text:p>
          </table:table-cell>
          <table:table-cell office:value-type="float" office:value="0.181106" calcext:value-type="float">
            <text:p>0.181106</text:p>
          </table:table-cell>
        </table:table-row>
        <table:table-row table:style-name="ro1">
          <table:table-cell office:value-type="float" office:value="0.104415237903595" calcext:value-type="float">
            <text:p>0.1044152379</text:p>
          </table:table-cell>
          <table:table-cell office:value-type="float" office:value="-0.118909381330013" calcext:value-type="float">
            <text:p>-0.1189093813</text:p>
          </table:table-cell>
          <table:table-cell office:value-type="float" office:value="0.23999547958374" calcext:value-type="float">
            <text:p>0.2399954796</text:p>
          </table:table-cell>
          <table:table-cell/>
          <table:table-cell office:value-type="float" office:value="-0.009073" calcext:value-type="float">
            <text:p>-0.009073</text:p>
          </table:table-cell>
          <table:table-cell office:value-type="float" office:value="0.64354" calcext:value-type="float">
            <text:p>0.64354</text:p>
          </table:table-cell>
          <table:table-cell office:value-type="float" office:value="0.181463" calcext:value-type="float">
            <text:p>0.181463</text:p>
          </table:table-cell>
        </table:table-row>
        <table:table-row table:style-name="ro1">
          <table:table-cell office:value-type="float" office:value="0.104205667972565" calcext:value-type="float">
            <text:p>0.104205668</text:p>
          </table:table-cell>
          <table:table-cell office:value-type="float" office:value="-0.118901528418064" calcext:value-type="float">
            <text:p>-0.1189015284</text:p>
          </table:table-cell>
          <table:table-cell office:value-type="float" office:value="0.240030616521835" calcext:value-type="float">
            <text:p>0.2400306165</text:p>
          </table:table-cell>
          <table:table-cell/>
          <table:table-cell office:value-type="float" office:value="-0.005977" calcext:value-type="float">
            <text:p>-0.005977</text:p>
          </table:table-cell>
          <table:table-cell office:value-type="float" office:value="0.644281" calcext:value-type="float">
            <text:p>0.644281</text:p>
          </table:table-cell>
          <table:table-cell office:value-type="float" office:value="0.181548" calcext:value-type="float">
            <text:p>0.181548</text:p>
          </table:table-cell>
        </table:table-row>
        <table:table-row table:style-name="ro1">
          <table:table-cell office:value-type="float" office:value="0.104296639561653" calcext:value-type="float">
            <text:p>0.1042966396</text:p>
          </table:table-cell>
          <table:table-cell office:value-type="float" office:value="-0.118890188634396" calcext:value-type="float">
            <text:p>-0.1188901886</text:p>
          </table:table-cell>
          <table:table-cell office:value-type="float" office:value="0.239994913339615" calcext:value-type="float">
            <text:p>0.2399949133</text:p>
          </table:table-cell>
          <table:table-cell/>
          <table:table-cell office:value-type="float" office:value="-0.003732" calcext:value-type="float">
            <text:p>-0.003732</text:p>
          </table:table-cell>
          <table:table-cell office:value-type="float" office:value="0.644958" calcext:value-type="float">
            <text:p>0.644958</text:p>
          </table:table-cell>
          <table:table-cell office:value-type="float" office:value="0.181643" calcext:value-type="float">
            <text:p>0.181643</text:p>
          </table:table-cell>
        </table:table-row>
        <table:table-row table:style-name="ro1">
          <table:table-cell office:value-type="float" office:value="0.104251846671104" calcext:value-type="float">
            <text:p>0.1042518467</text:p>
          </table:table-cell>
          <table:table-cell office:value-type="float" office:value="-0.118918679654598" calcext:value-type="float">
            <text:p>-0.1189186797</text:p>
          </table:table-cell>
          <table:table-cell office:value-type="float" office:value="0.239972397685051" calcext:value-type="float">
            <text:p>0.2399723977</text:p>
          </table:table-cell>
          <table:table-cell/>
          <table:table-cell office:value-type="float" office:value="-0.001064" calcext:value-type="float">
            <text:p>-0.001064</text:p>
          </table:table-cell>
          <table:table-cell office:value-type="float" office:value="0.645326" calcext:value-type="float">
            <text:p>0.645326</text:p>
          </table:table-cell>
          <table:table-cell office:value-type="float" office:value="0.182042" calcext:value-type="float">
            <text:p>0.182042</text:p>
          </table:table-cell>
        </table:table-row>
        <table:table-row table:style-name="ro1">
          <table:table-cell office:value-type="float" office:value="0.104159876704216" calcext:value-type="float">
            <text:p>0.1041598767</text:p>
          </table:table-cell>
          <table:table-cell office:value-type="float" office:value="-0.118876464664936" calcext:value-type="float">
            <text:p>-0.1188764647</text:p>
          </table:table-cell>
          <table:table-cell office:value-type="float" office:value="0.240004539489746" calcext:value-type="float">
            <text:p>0.2400045395</text:p>
          </table:table-cell>
          <table:table-cell/>
          <table:table-cell office:value-type="float" office:value="0.001378" calcext:value-type="float">
            <text:p>0.001378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182326" calcext:value-type="float">
            <text:p>0.182326</text:p>
          </table:table-cell>
        </table:table-row>
        <table:table-row table:style-name="ro1">
          <table:table-cell office:value-type="float" office:value="0.104425586760044" calcext:value-type="float">
            <text:p>0.1044255868</text:p>
          </table:table-cell>
          <table:table-cell office:value-type="float" office:value="-0.118955060839653" calcext:value-type="float">
            <text:p>-0.1189550608</text:p>
          </table:table-cell>
          <table:table-cell office:value-type="float" office:value="0.23993806540966" calcext:value-type="float">
            <text:p>0.2399380654</text:p>
          </table:table-cell>
          <table:table-cell/>
          <table:table-cell office:value-type="float" office:value="0.003695" calcext:value-type="float">
            <text:p>0.003695</text:p>
          </table:table-cell>
          <table:table-cell office:value-type="float" office:value="0.646414" calcext:value-type="float">
            <text:p>0.646414</text:p>
          </table:table-cell>
          <table:table-cell office:value-type="float" office:value="0.182623" calcext:value-type="float">
            <text:p>0.182623</text:p>
          </table:table-cell>
        </table:table-row>
        <table:table-row table:style-name="ro1">
          <table:table-cell office:value-type="float" office:value="0.104560598731041" calcext:value-type="float">
            <text:p>0.1045605987</text:p>
          </table:table-cell>
          <table:table-cell office:value-type="float" office:value="-0.118647158145905" calcext:value-type="float">
            <text:p>-0.1186471581</text:p>
          </table:table-cell>
          <table:table-cell office:value-type="float" office:value="0.240009412169456" calcext:value-type="float">
            <text:p>0.2400094122</text:p>
          </table:table-cell>
          <table:table-cell/>
          <table:table-cell office:value-type="float" office:value="0.006466" calcext:value-type="float">
            <text:p>0.006466</text:p>
          </table:table-cell>
          <table:table-cell office:value-type="float" office:value="0.646789" calcext:value-type="float">
            <text:p>0.646789</text:p>
          </table:table-cell>
          <table:table-cell office:value-type="float" office:value="0.182476" calcext:value-type="float">
            <text:p>0.182476</text:p>
          </table:table-cell>
        </table:table-row>
        <table:table-row table:style-name="ro1">
          <table:table-cell office:value-type="float" office:value="0.10439345985651" calcext:value-type="float">
            <text:p>0.1043934599</text:p>
          </table:table-cell>
          <table:table-cell office:value-type="float" office:value="-0.11888974905014" calcext:value-type="float">
            <text:p>-0.1188897491</text:p>
          </table:table-cell>
          <table:table-cell office:value-type="float" office:value="0.239962577819824" calcext:value-type="float">
            <text:p>0.2399625778</text:p>
          </table:table-cell>
          <table:table-cell/>
          <table:table-cell office:value-type="float" office:value="0.008989" calcext:value-type="float">
            <text:p>0.008989</text:p>
          </table:table-cell>
          <table:table-cell office:value-type="float" office:value="0.647129" calcext:value-type="float">
            <text:p>0.647129</text:p>
          </table:table-cell>
          <table:table-cell office:value-type="float" office:value="0.182779" calcext:value-type="float">
            <text:p>0.182779</text:p>
          </table:table-cell>
        </table:table-row>
        <table:table-row table:style-name="ro1">
          <table:table-cell office:value-type="float" office:value="0.104344792664051" calcext:value-type="float">
            <text:p>0.1043447927</text:p>
          </table:table-cell>
          <table:table-cell office:value-type="float" office:value="-0.118895560503006" calcext:value-type="float">
            <text:p>-0.1188955605</text:p>
          </table:table-cell>
          <table:table-cell office:value-type="float" office:value="0.23992808163166" calcext:value-type="float">
            <text:p>0.2399280816</text:p>
          </table:table-cell>
          <table:table-cell/>
          <table:table-cell office:value-type="float" office:value="0.011031" calcext:value-type="float">
            <text:p>0.011031</text:p>
          </table:table-cell>
          <table:table-cell office:value-type="float" office:value="0.64733" calcext:value-type="float">
            <text:p>0.64733</text:p>
          </table:table-cell>
          <table:table-cell office:value-type="float" office:value="0.182693" calcext:value-type="float">
            <text:p>0.182693</text:p>
          </table:table-cell>
        </table:table-row>
        <table:table-row table:style-name="ro1">
          <table:table-cell office:value-type="float" office:value="0.104533955454826" calcext:value-type="float">
            <text:p>0.1045339555</text:p>
          </table:table-cell>
          <table:table-cell office:value-type="float" office:value="-0.118845500051975" calcext:value-type="float">
            <text:p>-0.1188455001</text:p>
          </table:table-cell>
          <table:table-cell office:value-type="float" office:value="0.239988446235657" calcext:value-type="float">
            <text:p>0.2399884462</text:p>
          </table:table-cell>
          <table:table-cell/>
          <table:table-cell office:value-type="float" office:value="0.013046" calcext:value-type="float">
            <text:p>0.013046</text:p>
          </table:table-cell>
          <table:table-cell office:value-type="float" office:value="0.647721" calcext:value-type="float">
            <text:p>0.647721</text:p>
          </table:table-cell>
          <table:table-cell office:value-type="float" office:value="0.182921" calcext:value-type="float">
            <text:p>0.182921</text:p>
          </table:table-cell>
        </table:table-row>
        <table:table-row table:style-name="ro1">
          <table:table-cell office:value-type="float" office:value="0.104490250349045" calcext:value-type="float">
            <text:p>0.1044902503</text:p>
          </table:table-cell>
          <table:table-cell office:value-type="float" office:value="-0.118866272270679" calcext:value-type="float">
            <text:p>-0.1188662723</text:p>
          </table:table-cell>
          <table:table-cell office:value-type="float" office:value="0.240044131875038" calcext:value-type="float">
            <text:p>0.2400441319</text:p>
          </table:table-cell>
          <table:table-cell/>
          <table:table-cell office:value-type="float" office:value="0.01528" calcext:value-type="float">
            <text:p>0.01528</text:p>
          </table:table-cell>
          <table:table-cell office:value-type="float" office:value="0.647717" calcext:value-type="float">
            <text:p>0.647717</text:p>
          </table:table-cell>
          <table:table-cell office:value-type="float" office:value="0.183273" calcext:value-type="float">
            <text:p>0.183273</text:p>
          </table:table-cell>
        </table:table-row>
        <table:table-row table:style-name="ro1">
          <table:table-cell office:value-type="float" office:value="0.104261428117752" calcext:value-type="float">
            <text:p>0.1042614281</text:p>
          </table:table-cell>
          <table:table-cell office:value-type="float" office:value="-0.118889003992081" calcext:value-type="float">
            <text:p>-0.118889004</text:p>
          </table:table-cell>
          <table:table-cell office:value-type="float" office:value="0.240012943744659" calcext:value-type="float">
            <text:p>0.2400129437</text:p>
          </table:table-cell>
          <table:table-cell/>
          <table:table-cell office:value-type="float" office:value="0.01745" calcext:value-type="float">
            <text:p>0.01745</text:p>
          </table:table-cell>
          <table:table-cell office:value-type="float" office:value="0.648184" calcext:value-type="float">
            <text:p>0.648184</text:p>
          </table:table-cell>
          <table:table-cell office:value-type="float" office:value="0.183314" calcext:value-type="float">
            <text:p>0.183314</text:p>
          </table:table-cell>
        </table:table-row>
        <table:table-row table:style-name="ro1">
          <table:table-cell office:value-type="float" office:value="0.104361981153488" calcext:value-type="float">
            <text:p>0.1043619812</text:p>
          </table:table-cell>
          <table:table-cell office:value-type="float" office:value="-0.118909068405628" calcext:value-type="float">
            <text:p>-0.1189090684</text:p>
          </table:table-cell>
          <table:table-cell office:value-type="float" office:value="0.239950075745583" calcext:value-type="float">
            <text:p>0.2399500757</text:p>
          </table:table-cell>
          <table:table-cell/>
          <table:table-cell office:value-type="float" office:value="0.019145" calcext:value-type="float">
            <text:p>0.019145</text:p>
          </table:table-cell>
          <table:table-cell office:value-type="float" office:value="0.648405" calcext:value-type="float">
            <text:p>0.648405</text:p>
          </table:table-cell>
          <table:table-cell office:value-type="float" office:value="0.183047" calcext:value-type="float">
            <text:p>0.183047</text:p>
          </table:table-cell>
        </table:table-row>
        <table:table-row table:style-name="ro1">
          <table:table-cell office:value-type="float" office:value="0.104518108069897" calcext:value-type="float">
            <text:p>0.1045181081</text:p>
          </table:table-cell>
          <table:table-cell office:value-type="float" office:value="-0.1189099624753" calcext:value-type="float">
            <text:p>-0.1189099625</text:p>
          </table:table-cell>
          <table:table-cell office:value-type="float" office:value="0.240012601017952" calcext:value-type="float">
            <text:p>0.240012601</text:p>
          </table:table-cell>
          <table:table-cell/>
          <table:table-cell office:value-type="float" office:value="0.021704" calcext:value-type="float">
            <text:p>0.021704</text:p>
          </table:table-cell>
          <table:table-cell office:value-type="float" office:value="0.648355" calcext:value-type="float">
            <text:p>0.648355</text:p>
          </table:table-cell>
          <table:table-cell office:value-type="float" office:value="0.183195" calcext:value-type="float">
            <text:p>0.183195</text:p>
          </table:table-cell>
        </table:table-row>
        <table:table-row table:style-name="ro1">
          <table:table-cell office:value-type="float" office:value="0.104517415165901" calcext:value-type="float">
            <text:p>0.1045174152</text:p>
          </table:table-cell>
          <table:table-cell office:value-type="float" office:value="-0.118875473737717" calcext:value-type="float">
            <text:p>-0.1188754737</text:p>
          </table:table-cell>
          <table:table-cell office:value-type="float" office:value="0.240024209022522" calcext:value-type="float">
            <text:p>0.240024209</text:p>
          </table:table-cell>
          <table:table-cell/>
          <table:table-cell office:value-type="float" office:value="0.02337" calcext:value-type="float">
            <text:p>0.02337</text:p>
          </table:table-cell>
          <table:table-cell office:value-type="float" office:value="0.64865" calcext:value-type="float">
            <text:p>0.64865</text:p>
          </table:table-cell>
          <table:table-cell office:value-type="float" office:value="0.183699" calcext:value-type="float">
            <text:p>0.183699</text:p>
          </table:table-cell>
        </table:table-row>
        <table:table-row table:style-name="ro1">
          <table:table-cell office:value-type="float" office:value="0.104477018117905" calcext:value-type="float">
            <text:p>0.1044770181</text:p>
          </table:table-cell>
          <table:table-cell office:value-type="float" office:value="-0.118896588683128" calcext:value-type="float">
            <text:p>-0.1188965887</text:p>
          </table:table-cell>
          <table:table-cell office:value-type="float" office:value="0.240000188350677" calcext:value-type="float">
            <text:p>0.2400001884</text:p>
          </table:table-cell>
          <table:table-cell/>
          <table:table-cell office:value-type="float" office:value="0.024561" calcext:value-type="float">
            <text:p>0.024561</text:p>
          </table:table-cell>
          <table:table-cell office:value-type="float" office:value="0.648948" calcext:value-type="float">
            <text:p>0.648948</text:p>
          </table:table-cell>
          <table:table-cell office:value-type="float" office:value="0.183584" calcext:value-type="float">
            <text:p>0.183584</text:p>
          </table:table-cell>
        </table:table-row>
        <table:table-row table:style-name="ro1">
          <table:table-cell office:value-type="float" office:value="0.104224100708961" calcext:value-type="float">
            <text:p>0.1042241007</text:p>
          </table:table-cell>
          <table:table-cell office:value-type="float" office:value="-0.118930801749229" calcext:value-type="float">
            <text:p>-0.1189308017</text:p>
          </table:table-cell>
          <table:table-cell office:value-type="float" office:value="0.239958867430687" calcext:value-type="float">
            <text:p>0.2399588674</text:p>
          </table:table-cell>
          <table:table-cell/>
          <table:table-cell office:value-type="float" office:value="0.026573" calcext:value-type="float">
            <text:p>0.026573</text:p>
          </table:table-cell>
          <table:table-cell office:value-type="float" office:value="0.648928" calcext:value-type="float">
            <text:p>0.648928</text:p>
          </table:table-cell>
          <table:table-cell office:value-type="float" office:value="0.183405" calcext:value-type="float">
            <text:p>0.183405</text:p>
          </table:table-cell>
        </table:table-row>
        <table:table-row table:style-name="ro1">
          <table:table-cell office:value-type="float" office:value="0.104494638741016" calcext:value-type="float">
            <text:p>0.1044946387</text:p>
          </table:table-cell>
          <table:table-cell office:value-type="float" office:value="-0.118948191404343" calcext:value-type="float">
            <text:p>-0.1189481914</text:p>
          </table:table-cell>
          <table:table-cell office:value-type="float" office:value="0.239969402551651" calcext:value-type="float">
            <text:p>0.2399694026</text:p>
          </table:table-cell>
          <table:table-cell/>
          <table:table-cell office:value-type="float" office:value="0.028188" calcext:value-type="float">
            <text:p>0.028188</text:p>
          </table:table-cell>
          <table:table-cell office:value-type="float" office:value="0.649391" calcext:value-type="float">
            <text:p>0.649391</text:p>
          </table:table-cell>
          <table:table-cell office:value-type="float" office:value="0.184053" calcext:value-type="float">
            <text:p>0.184053</text:p>
          </table:table-cell>
        </table:table-row>
        <table:table-row table:style-name="ro1">
          <table:table-cell office:value-type="float" office:value="0.104441955685616" calcext:value-type="float">
            <text:p>0.1044419557</text:p>
          </table:table-cell>
          <table:table-cell office:value-type="float" office:value="-0.118930399417877" calcext:value-type="float">
            <text:p>-0.1189303994</text:p>
          </table:table-cell>
          <table:table-cell office:value-type="float" office:value="0.24001906812191" calcext:value-type="float">
            <text:p>0.2400190681</text:p>
          </table:table-cell>
          <table:table-cell/>
          <table:table-cell office:value-type="float" office:value="0.03021" calcext:value-type="float">
            <text:p>0.03021</text:p>
          </table:table-cell>
          <table:table-cell office:value-type="float" office:value="0.649359" calcext:value-type="float">
            <text:p>0.649359</text:p>
          </table:table-cell>
          <table:table-cell office:value-type="float" office:value="0.184524" calcext:value-type="float">
            <text:p>0.184524</text:p>
          </table:table-cell>
        </table:table-row>
        <table:table-row table:style-name="ro1">
          <table:table-cell office:value-type="float" office:value="0.104450792074204" calcext:value-type="float">
            <text:p>0.1044507921</text:p>
          </table:table-cell>
          <table:table-cell office:value-type="float" office:value="-0.118925407528877" calcext:value-type="float">
            <text:p>-0.1189254075</text:p>
          </table:table-cell>
          <table:table-cell office:value-type="float" office:value="0.240007951855659" calcext:value-type="float">
            <text:p>0.2400079519</text:p>
          </table:table-cell>
          <table:table-cell/>
          <table:table-cell office:value-type="float" office:value="0.031627" calcext:value-type="float">
            <text:p>0.031627</text:p>
          </table:table-cell>
          <table:table-cell office:value-type="float" office:value="0.649647" calcext:value-type="float">
            <text:p>0.649647</text:p>
          </table:table-cell>
          <table:table-cell office:value-type="float" office:value="0.184385" calcext:value-type="float">
            <text:p>0.184385</text:p>
          </table:table-cell>
        </table:table-row>
        <table:table-row table:style-name="ro1">
          <table:table-cell office:value-type="float" office:value="0.104223556816578" calcext:value-type="float">
            <text:p>0.1042235568</text:p>
          </table:table-cell>
          <table:table-cell office:value-type="float" office:value="-0.118952989578247" calcext:value-type="float">
            <text:p>-0.1189529896</text:p>
          </table:table-cell>
          <table:table-cell office:value-type="float" office:value="0.239982694387436" calcext:value-type="float">
            <text:p>0.2399826944</text:p>
          </table:table-cell>
          <table:table-cell/>
          <table:table-cell office:value-type="float" office:value="0.032974" calcext:value-type="float">
            <text:p>0.032974</text:p>
          </table:table-cell>
          <table:table-cell office:value-type="float" office:value="0.649761" calcext:value-type="float">
            <text:p>0.649761</text:p>
          </table:table-cell>
          <table:table-cell office:value-type="float" office:value="0.184368" calcext:value-type="float">
            <text:p>0.184368</text:p>
          </table:table-cell>
        </table:table-row>
        <table:table-row table:style-name="ro1">
          <table:table-cell office:value-type="float" office:value="0.104468777775764" calcext:value-type="float">
            <text:p>0.1044687778</text:p>
          </table:table-cell>
          <table:table-cell office:value-type="float" office:value="-0.118921682238579" calcext:value-type="float">
            <text:p>-0.1189216822</text:p>
          </table:table-cell>
          <table:table-cell office:value-type="float" office:value="0.240014314651489" calcext:value-type="float">
            <text:p>0.2400143147</text:p>
          </table:table-cell>
          <table:table-cell/>
          <table:table-cell office:value-type="float" office:value="0.034659" calcext:value-type="float">
            <text:p>0.034659</text:p>
          </table:table-cell>
          <table:table-cell office:value-type="float" office:value="0.649153" calcext:value-type="float">
            <text:p>0.649153</text:p>
          </table:table-cell>
          <table:table-cell office:value-type="float" office:value="0.184183" calcext:value-type="float">
            <text:p>0.184183</text:p>
          </table:table-cell>
        </table:table-row>
        <table:table-row table:style-name="ro1">
          <table:table-cell office:value-type="float" office:value="0.104560285806656" calcext:value-type="float">
            <text:p>0.1045602858</text:p>
          </table:table-cell>
          <table:table-cell office:value-type="float" office:value="-0.118898123502731" calcext:value-type="float">
            <text:p>-0.1188981235</text:p>
          </table:table-cell>
          <table:table-cell office:value-type="float" office:value="0.239948123693466" calcext:value-type="float">
            <text:p>0.2399481237</text:p>
          </table:table-cell>
          <table:table-cell/>
          <table:table-cell office:value-type="float" office:value="0.035456" calcext:value-type="float">
            <text:p>0.035456</text:p>
          </table:table-cell>
          <table:table-cell office:value-type="float" office:value="0.649855" calcext:value-type="float">
            <text:p>0.649855</text:p>
          </table:table-cell>
          <table:table-cell office:value-type="float" office:value="0.185031" calcext:value-type="float">
            <text:p>0.185031</text:p>
          </table:table-cell>
        </table:table-row>
        <table:table-row table:style-name="ro1">
          <table:table-cell office:value-type="float" office:value="0.104686357080936" calcext:value-type="float">
            <text:p>0.1046863571</text:p>
          </table:table-cell>
          <table:table-cell office:value-type="float" office:value="-0.118843138217926" calcext:value-type="float">
            <text:p>-0.1188431382</text:p>
          </table:table-cell>
          <table:table-cell office:value-type="float" office:value="0.239837199449539" calcext:value-type="float">
            <text:p>0.2398371994</text:p>
          </table:table-cell>
          <table:table-cell/>
          <table:table-cell office:value-type="float" office:value="0.036518" calcext:value-type="float">
            <text:p>0.036518</text:p>
          </table:table-cell>
          <table:table-cell office:value-type="float" office:value="0.649332" calcext:value-type="float">
            <text:p>0.649332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float" office:value="0.10439695417881" calcext:value-type="float">
            <text:p>0.1043969542</text:p>
          </table:table-cell>
          <table:table-cell office:value-type="float" office:value="-0.118853405117989" calcext:value-type="float">
            <text:p>-0.1188534051</text:p>
          </table:table-cell>
          <table:table-cell office:value-type="float" office:value="0.239737316966057" calcext:value-type="float">
            <text:p>0.239737317</text:p>
          </table:table-cell>
          <table:table-cell/>
          <table:table-cell office:value-type="float" office:value="0.037767" calcext:value-type="float">
            <text:p>0.037767</text:p>
          </table:table-cell>
          <table:table-cell office:value-type="float" office:value="0.649329" calcext:value-type="float">
            <text:p>0.649329</text:p>
          </table:table-cell>
          <table:table-cell office:value-type="float" office:value="0.185022" calcext:value-type="float">
            <text:p>0.185022</text:p>
          </table:table-cell>
        </table:table-row>
        <table:table-row table:style-name="ro1">
          <table:table-cell office:value-type="float" office:value="0.104981482028961" calcext:value-type="float">
            <text:p>0.104981482</text:p>
          </table:table-cell>
          <table:table-cell office:value-type="float" office:value="-0.118858322501183" calcext:value-type="float">
            <text:p>-0.1188583225</text:p>
          </table:table-cell>
          <table:table-cell office:value-type="float" office:value="0.239704415202141" calcext:value-type="float">
            <text:p>0.2397044152</text:p>
          </table:table-cell>
          <table:table-cell/>
          <table:table-cell office:value-type="float" office:value="0.038851" calcext:value-type="float">
            <text:p>0.038851</text:p>
          </table:table-cell>
          <table:table-cell office:value-type="float" office:value="0.649448" calcext:value-type="float">
            <text:p>0.649448</text:p>
          </table:table-cell>
          <table:table-cell office:value-type="float" office:value="0.184979" calcext:value-type="float">
            <text:p>0.184979</text:p>
          </table:table-cell>
        </table:table-row>
        <table:table-row table:style-name="ro1">
          <table:table-cell office:value-type="float" office:value="0.104792699217796" calcext:value-type="float">
            <text:p>0.1047926992</text:p>
          </table:table-cell>
          <table:table-cell office:value-type="float" office:value="-0.118790492415428" calcext:value-type="float">
            <text:p>-0.1187904924</text:p>
          </table:table-cell>
          <table:table-cell office:value-type="float" office:value="0.239629551768303" calcext:value-type="float">
            <text:p>0.2396295518</text:p>
          </table:table-cell>
          <table:table-cell/>
          <table:table-cell office:value-type="float" office:value="0.040086" calcext:value-type="float">
            <text:p>0.040086</text:p>
          </table:table-cell>
          <table:table-cell office:value-type="float" office:value="0.649636" calcext:value-type="float">
            <text:p>0.649636</text:p>
          </table:table-cell>
          <table:table-cell office:value-type="float" office:value="0.18539" calcext:value-type="float">
            <text:p>0.18539</text:p>
          </table:table-cell>
        </table:table-row>
        <table:table-row table:style-name="ro1">
          <table:table-cell office:value-type="float" office:value="0.105231486260891" calcext:value-type="float">
            <text:p>0.1052314863</text:p>
          </table:table-cell>
          <table:table-cell office:value-type="float" office:value="-0.118770286440849" calcext:value-type="float">
            <text:p>-0.1187702864</text:p>
          </table:table-cell>
          <table:table-cell office:value-type="float" office:value="0.239642053842545" calcext:value-type="float">
            <text:p>0.2396420538</text:p>
          </table:table-cell>
          <table:table-cell/>
          <table:table-cell office:value-type="float" office:value="0.0416" calcext:value-type="float">
            <text:p>0.0416</text:p>
          </table:table-cell>
          <table:table-cell office:value-type="float" office:value="0.649752" calcext:value-type="float">
            <text:p>0.649752</text:p>
          </table:table-cell>
          <table:table-cell office:value-type="float" office:value="0.185532" calcext:value-type="float">
            <text:p>0.185532</text:p>
          </table:table-cell>
        </table:table-row>
        <table:table-row table:style-name="ro1">
          <table:table-cell office:value-type="float" office:value="0.105070970952511" calcext:value-type="float">
            <text:p>0.105070971</text:p>
          </table:table-cell>
          <table:table-cell office:value-type="float" office:value="-0.118817649781704" calcext:value-type="float">
            <text:p>-0.1188176498</text:p>
          </table:table-cell>
          <table:table-cell office:value-type="float" office:value="0.239666238427162" calcext:value-type="float">
            <text:p>0.2396662384</text:p>
          </table:table-cell>
          <table:table-cell/>
          <table:table-cell office:value-type="float" office:value="0.042569" calcext:value-type="float">
            <text:p>0.042569</text:p>
          </table:table-cell>
          <table:table-cell office:value-type="float" office:value="0.649453" calcext:value-type="float">
            <text:p>0.649453</text:p>
          </table:table-cell>
          <table:table-cell office:value-type="float" office:value="0.185771" calcext:value-type="float">
            <text:p>0.185771</text:p>
          </table:table-cell>
        </table:table-row>
        <table:table-row table:style-name="ro1">
          <table:table-cell office:value-type="float" office:value="0.10509280860424" calcext:value-type="float">
            <text:p>0.1050928086</text:p>
          </table:table-cell>
          <table:table-cell office:value-type="float" office:value="-0.118849590420723" calcext:value-type="float">
            <text:p>-0.1188495904</text:p>
          </table:table-cell>
          <table:table-cell office:value-type="float" office:value="0.239844262599945" calcext:value-type="float">
            <text:p>0.2398442626</text:p>
          </table:table-cell>
          <table:table-cell/>
          <table:table-cell office:value-type="float" office:value="0.043791" calcext:value-type="float">
            <text:p>0.043791</text:p>
          </table:table-cell>
          <table:table-cell office:value-type="float" office:value="0.649523" calcext:value-type="float">
            <text:p>0.649523</text:p>
          </table:table-cell>
          <table:table-cell office:value-type="float" office:value="0.185694" calcext:value-type="float">
            <text:p>0.185694</text:p>
          </table:table-cell>
        </table:table-row>
        <table:table-row table:style-name="ro1">
          <table:table-cell office:value-type="float" office:value="0.104935511946678" calcext:value-type="float">
            <text:p>0.1049355119</text:p>
          </table:table-cell>
          <table:table-cell office:value-type="float" office:value="-0.118872664868832" calcext:value-type="float">
            <text:p>-0.1188726649</text:p>
          </table:table-cell>
          <table:table-cell office:value-type="float" office:value="0.239894956350327" calcext:value-type="float">
            <text:p>0.2398949564</text:p>
          </table:table-cell>
          <table:table-cell/>
          <table:table-cell office:value-type="float" office:value="0.044098" calcext:value-type="float">
            <text:p>0.044098</text:p>
          </table:table-cell>
          <table:table-cell office:value-type="float" office:value="0.649734" calcext:value-type="float">
            <text:p>0.649734</text:p>
          </table:table-cell>
          <table:table-cell office:value-type="float" office:value="0.185799" calcext:value-type="float">
            <text:p>0.185799</text:p>
          </table:table-cell>
        </table:table-row>
        <table:table-row table:style-name="ro1">
          <table:table-cell office:value-type="float" office:value="0.104698374867439" calcext:value-type="float">
            <text:p>0.1046983749</text:p>
          </table:table-cell>
          <table:table-cell office:value-type="float" office:value="-0.1188840046525" calcext:value-type="float">
            <text:p>-0.1188840047</text:p>
          </table:table-cell>
          <table:table-cell office:value-type="float" office:value="0.239842131733894" calcext:value-type="float">
            <text:p>0.2398421317</text:p>
          </table:table-cell>
          <table:table-cell/>
          <table:table-cell office:value-type="float" office:value="0.044169" calcext:value-type="float">
            <text:p>0.044169</text:p>
          </table:table-cell>
          <table:table-cell office:value-type="float" office:value="0.649751" calcext:value-type="float">
            <text:p>0.649751</text:p>
          </table:table-cell>
          <table:table-cell office:value-type="float" office:value="0.18569" calcext:value-type="float">
            <text:p>0.18569</text:p>
          </table:table-cell>
        </table:table-row>
        <table:table-row table:style-name="ro1">
          <table:table-cell office:value-type="float" office:value="0.104976393282413" calcext:value-type="float">
            <text:p>0.1049763933</text:p>
          </table:table-cell>
          <table:table-cell office:value-type="float" office:value="-0.118871301412582" calcext:value-type="float">
            <text:p>-0.1188713014</text:p>
          </table:table-cell>
          <table:table-cell office:value-type="float" office:value="0.239828199148178" calcext:value-type="float">
            <text:p>0.2398281991</text:p>
          </table:table-cell>
          <table:table-cell/>
          <table:table-cell office:value-type="float" office:value="0.04433" calcext:value-type="float">
            <text:p>0.04433</text:p>
          </table:table-cell>
          <table:table-cell office:value-type="float" office:value="0.649574" calcext:value-type="float">
            <text:p>0.649574</text:p>
          </table:table-cell>
          <table:table-cell office:value-type="float" office:value="0.18561" calcext:value-type="float">
            <text:p>0.18561</text:p>
          </table:table-cell>
        </table:table-row>
        <table:table-row table:style-name="ro1">
          <table:table-cell office:value-type="float" office:value="0.10498072206974" calcext:value-type="float">
            <text:p>0.1049807221</text:p>
          </table:table-cell>
          <table:table-cell office:value-type="float" office:value="-0.119232378900051" calcext:value-type="float">
            <text:p>-0.1192323789</text:p>
          </table:table-cell>
          <table:table-cell office:value-type="float" office:value="0.239816427230835" calcext:value-type="float">
            <text:p>0.2398164272</text:p>
          </table:table-cell>
          <table:table-cell/>
          <table:table-cell office:value-type="float" office:value="0.044702" calcext:value-type="float">
            <text:p>0.044702</text:p>
          </table:table-cell>
          <table:table-cell office:value-type="float" office:value="0.649696" calcext:value-type="float">
            <text:p>0.649696</text:p>
          </table:table-cell>
          <table:table-cell office:value-type="float" office:value="0.185716" calcext:value-type="float">
            <text:p>0.185716</text:p>
          </table:table-cell>
        </table:table-row>
        <table:table-row table:style-name="ro1">
          <table:table-cell office:value-type="float" office:value="0.105045661330223" calcext:value-type="float">
            <text:p>0.1050456613</text:p>
          </table:table-cell>
          <table:table-cell office:value-type="float" office:value="-0.118879154324532" calcext:value-type="float">
            <text:p>-0.1188791543</text:p>
          </table:table-cell>
          <table:table-cell office:value-type="float" office:value="0.239830017089844" calcext:value-type="float">
            <text:p>0.2398300171</text:p>
          </table:table-cell>
          <table:table-cell/>
          <table:table-cell office:value-type="float" office:value="0.045708" calcext:value-type="float">
            <text:p>0.045708</text:p>
          </table:table-cell>
          <table:table-cell office:value-type="float" office:value="0.649734" calcext:value-type="float">
            <text:p>0.649734</text:p>
          </table:table-cell>
          <table:table-cell office:value-type="float" office:value="0.186058" calcext:value-type="float">
            <text:p>0.186058</text:p>
          </table:table-cell>
        </table:table-row>
        <table:table-row table:style-name="ro1">
          <table:table-cell office:value-type="float" office:value="0.105037435889244" calcext:value-type="float">
            <text:p>0.1050374359</text:p>
          </table:table-cell>
          <table:table-cell office:value-type="float" office:value="-0.118946142494679" calcext:value-type="float">
            <text:p>-0.1189461425</text:p>
          </table:table-cell>
          <table:table-cell office:value-type="float" office:value="0.239848881959915" calcext:value-type="float">
            <text:p>0.239848882</text:p>
          </table:table-cell>
          <table:table-cell/>
          <table:table-cell office:value-type="float" office:value="0.046619" calcext:value-type="float">
            <text:p>0.046619</text:p>
          </table:table-cell>
          <table:table-cell office:value-type="float" office:value="0.649414" calcext:value-type="float">
            <text:p>0.649414</text:p>
          </table:table-cell>
          <table:table-cell office:value-type="float" office:value="0.185613" calcext:value-type="float">
            <text:p>0.185613</text:p>
          </table:table-cell>
        </table:table-row>
        <table:table-row table:style-name="ro1">
          <table:table-cell office:value-type="float" office:value="0.104855574667454" calcext:value-type="float">
            <text:p>0.1048555747</text:p>
          </table:table-cell>
          <table:table-cell office:value-type="float" office:value="-0.11893704533577" calcext:value-type="float">
            <text:p>-0.1189370453</text:p>
          </table:table-cell>
          <table:table-cell office:value-type="float" office:value="0.239863514900208" calcext:value-type="float">
            <text:p>0.2398635149</text:p>
          </table:table-cell>
          <table:table-cell/>
          <table:table-cell office:value-type="float" office:value="0.046979" calcext:value-type="float">
            <text:p>0.046979</text:p>
          </table:table-cell>
          <table:table-cell office:value-type="float" office:value="0.64923" calcext:value-type="float">
            <text:p>0.64923</text:p>
          </table:table-cell>
          <table:table-cell office:value-type="float" office:value="0.185602" calcext:value-type="float">
            <text:p>0.185602</text:p>
          </table:table-cell>
        </table:table-row>
        <table:table-row table:style-name="ro1">
          <table:table-cell office:value-type="float" office:value="0.104663453996181" calcext:value-type="float">
            <text:p>0.104663454</text:p>
          </table:table-cell>
          <table:table-cell office:value-type="float" office:value="-0.119054846465588" calcext:value-type="float">
            <text:p>-0.1190548465</text:p>
          </table:table-cell>
          <table:table-cell office:value-type="float" office:value="0.239924922585487" calcext:value-type="float">
            <text:p>0.2399249226</text:p>
          </table:table-cell>
          <table:table-cell/>
          <table:table-cell office:value-type="float" office:value="0.046499" calcext:value-type="float">
            <text:p>0.046499</text:p>
          </table:table-cell>
          <table:table-cell office:value-type="float" office:value="0.649474" calcext:value-type="float">
            <text:p>0.649474</text:p>
          </table:table-cell>
          <table:table-cell office:value-type="float" office:value="0.185775" calcext:value-type="float">
            <text:p>0.185775</text:p>
          </table:table-cell>
        </table:table-row>
        <table:table-row table:style-name="ro1">
          <table:table-cell office:value-type="float" office:value="0.10482694208622" calcext:value-type="float">
            <text:p>0.1048269421</text:p>
          </table:table-cell>
          <table:table-cell office:value-type="float" office:value="-0.118801832199097" calcext:value-type="float">
            <text:p>-0.1188018322</text:p>
          </table:table-cell>
          <table:table-cell office:value-type="float" office:value="0.239943400025368" calcext:value-type="float">
            <text:p>0.2399434</text:p>
          </table:table-cell>
          <table:table-cell/>
          <table:table-cell office:value-type="float" office:value="0.046346" calcext:value-type="float">
            <text:p>0.046346</text:p>
          </table:table-cell>
          <table:table-cell office:value-type="float" office:value="0.649465" calcext:value-type="float">
            <text:p>0.649465</text:p>
          </table:table-cell>
          <table:table-cell office:value-type="float" office:value="0.185763" calcext:value-type="float">
            <text:p>0.185763</text:p>
          </table:table-cell>
        </table:table-row>
        <table:table-row table:style-name="ro1">
          <table:table-cell office:value-type="float" office:value="0.104862600564957" calcext:value-type="float">
            <text:p>0.1048626006</text:p>
          </table:table-cell>
          <table:table-cell office:value-type="float" office:value="-0.118783205747604" calcext:value-type="float">
            <text:p>-0.1187832057</text:p>
          </table:table-cell>
          <table:table-cell office:value-type="float" office:value="0.239974617958069" calcext:value-type="float">
            <text:p>0.239974618</text:p>
          </table:table-cell>
          <table:table-cell/>
          <table:table-cell office:value-type="float" office:value="0.04614" calcext:value-type="float">
            <text:p>0.04614</text:p>
          </table:table-cell>
          <table:table-cell office:value-type="float" office:value="0.649598" calcext:value-type="float">
            <text:p>0.649598</text:p>
          </table:table-cell>
          <table:table-cell office:value-type="float" office:value="0.185914" calcext:value-type="float">
            <text:p>0.185914</text:p>
          </table:table-cell>
        </table:table-row>
        <table:table-row table:style-name="ro1">
          <table:table-cell office:value-type="float" office:value="0.104634821414948" calcext:value-type="float">
            <text:p>0.1046348214</text:p>
          </table:table-cell>
          <table:table-cell office:value-type="float" office:value="-0.11899995803833" calcext:value-type="float">
            <text:p>-0.118999958</text:p>
          </table:table-cell>
          <table:table-cell office:value-type="float" office:value="0.240008026361465" calcext:value-type="float">
            <text:p>0.2400080264</text:p>
          </table:table-cell>
          <table:table-cell/>
          <table:table-cell office:value-type="float" office:value="0.046875" calcext:value-type="float">
            <text:p>0.046875</text:p>
          </table:table-cell>
          <table:table-cell office:value-type="float" office:value="0.649294" calcext:value-type="float">
            <text:p>0.649294</text:p>
          </table:table-cell>
          <table:table-cell office:value-type="float" office:value="0.185697" calcext:value-type="float">
            <text:p>0.185697</text:p>
          </table:table-cell>
        </table:table-row>
        <table:table-row table:style-name="ro1">
          <table:table-cell office:value-type="float" office:value="0.104849576950073" calcext:value-type="float">
            <text:p>0.104849577</text:p>
          </table:table-cell>
          <table:table-cell office:value-type="float" office:value="-0.118795029819012" calcext:value-type="float">
            <text:p>-0.1187950298</text:p>
          </table:table-cell>
          <table:table-cell office:value-type="float" office:value="0.239923447370529" calcext:value-type="float">
            <text:p>0.2399234474</text:p>
          </table:table-cell>
          <table:table-cell/>
          <table:table-cell office:value-type="float" office:value="0.047226" calcext:value-type="float">
            <text:p>0.047226</text:p>
          </table:table-cell>
          <table:table-cell office:value-type="float" office:value="0.649336" calcext:value-type="float">
            <text:p>0.649336</text:p>
          </table:table-cell>
          <table:table-cell office:value-type="float" office:value="0.185778" calcext:value-type="float">
            <text:p>0.185778</text:p>
          </table:table-cell>
        </table:table-row>
        <table:table-row table:style-name="ro1">
          <table:table-cell office:value-type="float" office:value="0.104936316609383" calcext:value-type="float">
            <text:p>0.1049363166</text:p>
          </table:table-cell>
          <table:table-cell office:value-type="float" office:value="-0.118956908583641" calcext:value-type="float">
            <text:p>-0.1189569086</text:p>
          </table:table-cell>
          <table:table-cell office:value-type="float" office:value="0.239979356527328" calcext:value-type="float">
            <text:p>0.2399793565</text:p>
          </table:table-cell>
          <table:table-cell/>
          <table:table-cell office:value-type="float" office:value="0.047285" calcext:value-type="float">
            <text:p>0.047285</text:p>
          </table:table-cell>
          <table:table-cell office:value-type="float" office:value="0.64936" calcext:value-type="float">
            <text:p>0.64936</text:p>
          </table:table-cell>
          <table:table-cell office:value-type="float" office:value="0.185922" calcext:value-type="float">
            <text:p>0.185922</text:p>
          </table:table-cell>
        </table:table-row>
        <table:table-row table:style-name="ro1">
          <table:table-cell office:value-type="float" office:value="0.104751780629158" calcext:value-type="float">
            <text:p>0.1047517806</text:p>
          </table:table-cell>
          <table:table-cell office:value-type="float" office:value="-0.118846103549004" calcext:value-type="float">
            <text:p>-0.1188461035</text:p>
          </table:table-cell>
          <table:table-cell office:value-type="float" office:value="0.240016341209412" calcext:value-type="float">
            <text:p>0.2400163412</text:p>
          </table:table-cell>
          <table:table-cell/>
          <table:table-cell office:value-type="float" office:value="0.047482" calcext:value-type="float">
            <text:p>0.047482</text:p>
          </table:table-cell>
          <table:table-cell office:value-type="float" office:value="0.649486" calcext:value-type="float">
            <text:p>0.649486</text:p>
          </table:table-cell>
          <table:table-cell office:value-type="float" office:value="0.186082" calcext:value-type="float">
            <text:p>0.186082</text:p>
          </table:table-cell>
        </table:table-row>
        <table:table-row table:style-name="ro1">
          <table:table-cell office:value-type="float" office:value="0.104981422424316" calcext:value-type="float">
            <text:p>0.1049814224</text:p>
          </table:table-cell>
          <table:table-cell office:value-type="float" office:value="-0.118650503456593" calcext:value-type="float">
            <text:p>-0.1186505035</text:p>
          </table:table-cell>
          <table:table-cell office:value-type="float" office:value="0.239975661039352" calcext:value-type="float">
            <text:p>0.239975661</text:p>
          </table:table-cell>
          <table:table-cell/>
          <table:table-cell office:value-type="float" office:value="0.047608" calcext:value-type="float">
            <text:p>0.047608</text:p>
          </table:table-cell>
          <table:table-cell office:value-type="float" office:value="0.649565" calcext:value-type="float">
            <text:p>0.649565</text:p>
          </table:table-cell>
          <table:table-cell office:value-type="float" office:value="0.185922" calcext:value-type="float">
            <text:p>0.185922</text:p>
          </table:table-cell>
        </table:table-row>
        <table:table-row table:style-name="ro1">
          <table:table-cell office:value-type="float" office:value="0.105002596974373" calcext:value-type="float">
            <text:p>0.105002597</text:p>
          </table:table-cell>
          <table:table-cell office:value-type="float" office:value="-0.118754722177982" calcext:value-type="float">
            <text:p>-0.1187547222</text:p>
          </table:table-cell>
          <table:table-cell office:value-type="float" office:value="0.239902764558792" calcext:value-type="float">
            <text:p>0.2399027646</text:p>
          </table:table-cell>
          <table:table-cell/>
          <table:table-cell office:value-type="float" office:value="0.047358" calcext:value-type="float">
            <text:p>0.047358</text:p>
          </table:table-cell>
          <table:table-cell office:value-type="float" office:value="0.6494" calcext:value-type="float">
            <text:p>0.6494</text:p>
          </table:table-cell>
          <table:table-cell office:value-type="float" office:value="0.185944" calcext:value-type="float">
            <text:p>0.185944</text:p>
          </table:table-cell>
        </table:table-row>
        <table:table-row table:style-name="ro1">
          <table:table-cell office:value-type="float" office:value="0.104984723031521" calcext:value-type="float">
            <text:p>0.104984723</text:p>
          </table:table-cell>
          <table:table-cell office:value-type="float" office:value="-0.11894316971302" calcext:value-type="float">
            <text:p>-0.1189431697</text:p>
          </table:table-cell>
          <table:table-cell office:value-type="float" office:value="0.23994705080986" calcext:value-type="float">
            <text:p>0.2399470508</text:p>
          </table:table-cell>
          <table:table-cell/>
          <table:table-cell office:value-type="float" office:value="0.047401" calcext:value-type="float">
            <text:p>0.047401</text:p>
          </table:table-cell>
          <table:table-cell office:value-type="float" office:value="0.649412" calcext:value-type="float">
            <text:p>0.649412</text:p>
          </table:table-cell>
          <table:table-cell office:value-type="float" office:value="0.18613" calcext:value-type="float">
            <text:p>0.18613</text:p>
          </table:table-cell>
        </table:table-row>
        <table:table-row table:style-name="ro1">
          <table:table-cell office:value-type="float" office:value="0.104964055120945" calcext:value-type="float">
            <text:p>0.1049640551</text:p>
          </table:table-cell>
          <table:table-cell office:value-type="float" office:value="-0.118894040584564" calcext:value-type="float">
            <text:p>-0.1188940406</text:p>
          </table:table-cell>
          <table:table-cell office:value-type="float" office:value="0.239997938275337" calcext:value-type="float">
            <text:p>0.2399979383</text:p>
          </table:table-cell>
          <table:table-cell/>
          <table:table-cell office:value-type="float" office:value="0.047315" calcext:value-type="float">
            <text:p>0.047315</text:p>
          </table:table-cell>
          <table:table-cell office:value-type="float" office:value="0.649391" calcext:value-type="float">
            <text:p>0.649391</text:p>
          </table:table-cell>
          <table:table-cell office:value-type="float" office:value="0.186017" calcext:value-type="float">
            <text:p>0.186017</text:p>
          </table:table-cell>
        </table:table-row>
        <table:table-row table:style-name="ro1">
          <table:table-cell office:value-type="float" office:value="0.104704424738884" calcext:value-type="float">
            <text:p>0.1047044247</text:p>
          </table:table-cell>
          <table:table-cell office:value-type="float" office:value="-0.118874043226242" calcext:value-type="float">
            <text:p>-0.1188740432</text:p>
          </table:table-cell>
          <table:table-cell office:value-type="float" office:value="0.240075707435608" calcext:value-type="float">
            <text:p>0.2400757074</text:p>
          </table:table-cell>
          <table:table-cell/>
          <table:table-cell office:value-type="float" office:value="0.047226" calcext:value-type="float">
            <text:p>0.047226</text:p>
          </table:table-cell>
          <table:table-cell office:value-type="float" office:value="0.649336" calcext:value-type="float">
            <text:p>0.649336</text:p>
          </table:table-cell>
          <table:table-cell office:value-type="float" office:value="0.185778" calcext:value-type="float">
            <text:p>0.185778</text:p>
          </table:table-cell>
        </table:table-row>
        <table:table-row table:style-name="ro1">
          <table:table-cell office:value-type="float" office:value="0.104877077043056" calcext:value-type="float">
            <text:p>0.104877077</text:p>
          </table:table-cell>
          <table:table-cell office:value-type="float" office:value="-0.118670485913754" calcext:value-type="float">
            <text:p>-0.1186704859</text:p>
          </table:table-cell>
          <table:table-cell office:value-type="float" office:value="0.240006536245346" calcext:value-type="float">
            <text:p>0.2400065362</text:p>
          </table:table-cell>
          <table:table-cell/>
          <table:table-cell office:value-type="float" office:value="0.04736" calcext:value-type="float">
            <text:p>0.04736</text:p>
          </table:table-cell>
          <table:table-cell office:value-type="float" office:value="0.649146" calcext:value-type="float">
            <text:p>0.649146</text:p>
          </table:table-cell>
          <table:table-cell office:value-type="float" office:value="0.185404" calcext:value-type="float">
            <text:p>0.185404</text:p>
          </table:table-cell>
        </table:table-row>
        <table:table-row table:style-name="ro1">
          <table:table-cell office:value-type="float" office:value="0.104954972863197" calcext:value-type="float">
            <text:p>0.1049549729</text:p>
          </table:table-cell>
          <table:table-cell office:value-type="float" office:value="-0.118713296949863" calcext:value-type="float">
            <text:p>-0.1187132969</text:p>
          </table:table-cell>
          <table:table-cell office:value-type="float" office:value="0.239980414509773" calcext:value-type="float">
            <text:p>0.2399804145</text:p>
          </table:table-cell>
          <table:table-cell/>
          <table:table-cell office:value-type="float" office:value="0.047301" calcext:value-type="float">
            <text:p>0.047301</text:p>
          </table:table-cell>
          <table:table-cell office:value-type="float" office:value="0.649354" calcext:value-type="float">
            <text:p>0.649354</text:p>
          </table:table-cell>
          <table:table-cell office:value-type="float" office:value="0.185932" calcext:value-type="float">
            <text:p>0.185932</text:p>
          </table:table-cell>
        </table:table-row>
        <table:table-row table:style-name="ro1">
          <table:table-cell office:value-type="float" office:value="0.10486875474453" calcext:value-type="float">
            <text:p>0.1048687547</text:p>
          </table:table-cell>
          <table:table-cell office:value-type="float" office:value="-0.118689201772213" calcext:value-type="float">
            <text:p>-0.1186892018</text:p>
          </table:table-cell>
          <table:table-cell office:value-type="float" office:value="0.240077808499336" calcext:value-type="float">
            <text:p>0.2400778085</text:p>
          </table:table-cell>
          <table:table-cell/>
          <table:table-cell office:value-type="float" office:value="0.047313" calcext:value-type="float">
            <text:p>0.047313</text:p>
          </table:table-cell>
          <table:table-cell office:value-type="float" office:value="0.649389" calcext:value-type="float">
            <text:p>0.649389</text:p>
          </table:table-cell>
          <table:table-cell office:value-type="float" office:value="0.185898" calcext:value-type="float">
            <text:p>0.185898</text:p>
          </table:table-cell>
        </table:table-row>
        <table:table-row table:style-name="ro1">
          <table:table-cell office:value-type="float" office:value="0.104733176529408" calcext:value-type="float">
            <text:p>0.1047331765</text:p>
          </table:table-cell>
          <table:table-cell office:value-type="float" office:value="-0.11884967237711" calcext:value-type="float">
            <text:p>-0.1188496724</text:p>
          </table:table-cell>
          <table:table-cell office:value-type="float" office:value="0.240110114216804" calcext:value-type="float">
            <text:p>0.2401101142</text:p>
          </table:table-cell>
          <table:table-cell/>
          <table:table-cell office:value-type="float" office:value="0.047548" calcext:value-type="float">
            <text:p>0.047548</text:p>
          </table:table-cell>
          <table:table-cell office:value-type="float" office:value="0.649463" calcext:value-type="float">
            <text:p>0.649463</text:p>
          </table:table-cell>
          <table:table-cell office:value-type="float" office:value="0.185832" calcext:value-type="float">
            <text:p>0.185832</text:p>
          </table:table-cell>
        </table:table-row>
        <table:table-row table:style-name="ro1">
          <table:table-cell office:value-type="float" office:value="0.104878917336464" calcext:value-type="float">
            <text:p>0.1048789173</text:p>
          </table:table-cell>
          <table:table-cell office:value-type="float" office:value="-0.118901245296001" calcext:value-type="float">
            <text:p>-0.1189012453</text:p>
          </table:table-cell>
          <table:table-cell office:value-type="float" office:value="0.240080326795578" calcext:value-type="float">
            <text:p>0.2400803268</text:p>
          </table:table-cell>
          <table:table-cell/>
          <table:table-cell office:value-type="float" office:value="0.047479" calcext:value-type="float">
            <text:p>0.047479</text:p>
          </table:table-cell>
          <table:table-cell office:value-type="float" office:value="0.649401" calcext:value-type="float">
            <text:p>0.649401</text:p>
          </table:table-cell>
          <table:table-cell office:value-type="float" office:value="0.185653" calcext:value-type="float">
            <text:p>0.185653</text:p>
          </table:table-cell>
        </table:table-row>
        <table:table-row table:style-name="ro1">
          <table:table-cell office:value-type="float" office:value="0.104672841727734" calcext:value-type="float">
            <text:p>0.1046728417</text:p>
          </table:table-cell>
          <table:table-cell office:value-type="float" office:value="-0.118658304214478" calcext:value-type="float">
            <text:p>-0.1186583042</text:p>
          </table:table-cell>
          <table:table-cell office:value-type="float" office:value="0.240006536245346" calcext:value-type="float">
            <text:p>0.2400065362</text:p>
          </table:table-cell>
          <table:table-cell/>
          <table:table-cell office:value-type="float" office:value="0.047492" calcext:value-type="float">
            <text:p>0.047492</text:p>
          </table:table-cell>
          <table:table-cell office:value-type="float" office:value="0.649276" calcext:value-type="float">
            <text:p>0.649276</text:p>
          </table:table-cell>
          <table:table-cell office:value-type="float" office:value="0.185625" calcext:value-type="float">
            <text:p>0.185625</text:p>
          </table:table-cell>
        </table:table-row>
        <table:table-row table:style-name="ro1">
          <table:table-cell office:value-type="float" office:value="0.104868590831757" calcext:value-type="float">
            <text:p>0.1048685908</text:p>
          </table:table-cell>
          <table:table-cell office:value-type="float" office:value="-0.118773959577084" calcext:value-type="float">
            <text:p>-0.1187739596</text:p>
          </table:table-cell>
          <table:table-cell office:value-type="float" office:value="0.240030810236931" calcext:value-type="float">
            <text:p>0.2400308102</text:p>
          </table:table-cell>
          <table:table-cell/>
          <table:table-cell office:value-type="float" office:value="0.047442" calcext:value-type="float">
            <text:p>0.047442</text:p>
          </table:table-cell>
          <table:table-cell office:value-type="float" office:value="0.649333" calcext:value-type="float">
            <text:p>0.649333</text:p>
          </table:table-cell>
          <table:table-cell office:value-type="float" office:value="0.185977" calcext:value-type="float">
            <text:p>0.185977</text:p>
          </table:table-cell>
        </table:table-row>
        <table:table-row table:style-name="ro1">
          <table:table-cell office:value-type="float" office:value="0.104580193758011" calcext:value-type="float">
            <text:p>0.1045801938</text:p>
          </table:table-cell>
          <table:table-cell office:value-type="float" office:value="-0.118853770196438" calcext:value-type="float">
            <text:p>-0.1188537702</text:p>
          </table:table-cell>
          <table:table-cell office:value-type="float" office:value="0.240047365427017" calcext:value-type="float">
            <text:p>0.2400473654</text:p>
          </table:table-cell>
          <table:table-cell/>
          <table:table-cell office:value-type="float" office:value="0.047297" calcext:value-type="float">
            <text:p>0.047297</text:p>
          </table:table-cell>
          <table:table-cell office:value-type="float" office:value="0.649394" calcext:value-type="float">
            <text:p>0.649394</text:p>
          </table:table-cell>
          <table:table-cell office:value-type="float" office:value="0.185889" calcext:value-type="float">
            <text:p>0.185889</text:p>
          </table:table-cell>
        </table:table-row>
        <table:table-row table:style-name="ro1">
          <table:table-cell office:value-type="float" office:value="0.104797422885895" calcext:value-type="float">
            <text:p>0.1047974229</text:p>
          </table:table-cell>
          <table:table-cell office:value-type="float" office:value="-0.118901446461678" calcext:value-type="float">
            <text:p>-0.1189014465</text:p>
          </table:table-cell>
          <table:table-cell office:value-type="float" office:value="0.240129888057709" calcext:value-type="float">
            <text:p>0.2401298881</text:p>
          </table:table-cell>
          <table:table-cell/>
          <table:table-cell office:value-type="float" office:value="0.047273" calcext:value-type="float">
            <text:p>0.047273</text:p>
          </table:table-cell>
          <table:table-cell office:value-type="float" office:value="0.649357" calcext:value-type="float">
            <text:p>0.649357</text:p>
          </table:table-cell>
          <table:table-cell office:value-type="float" office:value="0.18569" calcext:value-type="float">
            <text:p>0.18569</text:p>
          </table:table-cell>
        </table:table-row>
        <table:table-row table:style-name="ro1">
          <table:table-cell office:value-type="float" office:value="0.10457980632782" calcext:value-type="float">
            <text:p>0.1045798063</text:p>
          </table:table-cell>
          <table:table-cell office:value-type="float" office:value="-0.118863046169281" calcext:value-type="float">
            <text:p>-0.1188630462</text:p>
          </table:table-cell>
          <table:table-cell office:value-type="float" office:value="0.240150153636932" calcext:value-type="float">
            <text:p>0.2401501536</text:p>
          </table:table-cell>
          <table:table-cell/>
          <table:table-cell office:value-type="float" office:value="0.047204" calcext:value-type="float">
            <text:p>0.047204</text:p>
          </table:table-cell>
          <table:table-cell office:value-type="float" office:value="0.649425" calcext:value-type="float">
            <text:p>0.649425</text:p>
          </table:table-cell>
          <table:table-cell office:value-type="float" office:value="0.185712" calcext:value-type="float">
            <text:p>0.185712</text:p>
          </table:table-cell>
        </table:table-row>
        <table:table-row table:style-name="ro1">
          <table:table-cell office:value-type="float" office:value="0.104889363050461" calcext:value-type="float">
            <text:p>0.1048893631</text:p>
          </table:table-cell>
          <table:table-cell office:value-type="float" office:value="-0.118642717599869" calcext:value-type="float">
            <text:p>-0.1186427176</text:p>
          </table:table-cell>
          <table:table-cell office:value-type="float" office:value="0.24005688726902" calcext:value-type="float">
            <text:p>0.2400568873</text:p>
          </table:table-cell>
          <table:table-cell/>
          <table:table-cell office:value-type="float" office:value="0.047139" calcext:value-type="float">
            <text:p>0.047139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185525" calcext:value-type="float">
            <text:p>0.185525</text:p>
          </table:table-cell>
        </table:table-row>
        <table:table-row table:style-name="ro1">
          <table:table-cell office:value-type="float" office:value="0.104881659150124" calcext:value-type="float">
            <text:p>0.1048816592</text:p>
          </table:table-cell>
          <table:table-cell office:value-type="float" office:value="-0.118877604603767" calcext:value-type="float">
            <text:p>-0.1188776046</text:p>
          </table:table-cell>
          <table:table-cell office:value-type="float" office:value="0.240009069442749" calcext:value-type="float">
            <text:p>0.2400090694</text:p>
          </table:table-cell>
          <table:table-cell/>
          <table:table-cell office:value-type="float" office:value="0.047212" calcext:value-type="float">
            <text:p>0.047212</text:p>
          </table:table-cell>
          <table:table-cell office:value-type="float" office:value="0.649342" calcext:value-type="float">
            <text:p>0.649342</text:p>
          </table:table-cell>
          <table:table-cell office:value-type="float" office:value="0.185771" calcext:value-type="float">
            <text:p>0.185771</text:p>
          </table:table-cell>
        </table:table-row>
        <table:table-row table:style-name="ro1">
          <table:table-cell office:value-type="float" office:value="0.104891650378704" calcext:value-type="float">
            <text:p>0.1048916504</text:p>
          </table:table-cell>
          <table:table-cell office:value-type="float" office:value="-0.118717804551125" calcext:value-type="float">
            <text:p>-0.1187178046</text:p>
          </table:table-cell>
          <table:table-cell office:value-type="float" office:value="0.239993631839752" calcext:value-type="float">
            <text:p>0.2399936318</text:p>
          </table:table-cell>
          <table:table-cell/>
          <table:table-cell office:value-type="float" office:value="0.047216" calcext:value-type="float">
            <text:p>0.047216</text:p>
          </table:table-cell>
          <table:table-cell office:value-type="float" office:value="0.649382" calcext:value-type="float">
            <text:p>0.649382</text:p>
          </table:table-cell>
          <table:table-cell office:value-type="float" office:value="0.185677" calcext:value-type="float">
            <text:p>0.185677</text:p>
          </table:table-cell>
        </table:table-row>
        <table:table-row table:style-name="ro1">
          <table:table-cell office:value-type="float" office:value="0.104730948805809" calcext:value-type="float">
            <text:p>0.1047309488</text:p>
          </table:table-cell>
          <table:table-cell office:value-type="float" office:value="-0.118807472288609" calcext:value-type="float">
            <text:p>-0.1188074723</text:p>
          </table:table-cell>
          <table:table-cell office:value-type="float" office:value="0.240008145570755" calcext:value-type="float">
            <text:p>0.2400081456</text:p>
          </table:table-cell>
          <table:table-cell/>
          <table:table-cell office:value-type="float" office:value="0.047286" calcext:value-type="float">
            <text:p>0.047286</text:p>
          </table:table-cell>
          <table:table-cell office:value-type="float" office:value="0.649201" calcext:value-type="float">
            <text:p>0.649201</text:p>
          </table:table-cell>
          <table:table-cell office:value-type="float" office:value="0.185503" calcext:value-type="float">
            <text:p>0.185503</text:p>
          </table:table-cell>
        </table:table-row>
        <table:table-row table:style-name="ro1">
          <table:table-cell office:value-type="float" office:value="0.104798577725887" calcext:value-type="float">
            <text:p>0.1047985777</text:p>
          </table:table-cell>
          <table:table-cell office:value-type="float" office:value="-0.118839286267757" calcext:value-type="float">
            <text:p>-0.1188392863</text:p>
          </table:table-cell>
          <table:table-cell office:value-type="float" office:value="0.240003943443298" calcext:value-type="float">
            <text:p>0.2400039434</text:p>
          </table:table-cell>
          <table:table-cell/>
          <table:table-cell office:value-type="float" office:value="0.047297" calcext:value-type="float">
            <text:p>0.047297</text:p>
          </table:table-cell>
          <table:table-cell office:value-type="float" office:value="0.649394" calcext:value-type="float">
            <text:p>0.649394</text:p>
          </table:table-cell>
          <table:table-cell office:value-type="float" office:value="0.185889" calcext:value-type="float">
            <text:p>0.185889</text:p>
          </table:table-cell>
        </table:table-row>
        <table:table-row table:style-name="ro1">
          <table:table-cell office:value-type="float" office:value="0.10468565672636" calcext:value-type="float">
            <text:p>0.1046856567</text:p>
          </table:table-cell>
          <table:table-cell office:value-type="float" office:value="-0.118764221668243" calcext:value-type="float">
            <text:p>-0.1187642217</text:p>
          </table:table-cell>
          <table:table-cell office:value-type="float" office:value="0.2401013225317" calcext:value-type="float">
            <text:p>0.2401013225</text:p>
          </table:table-cell>
          <table:table-cell/>
          <table:table-cell office:value-type="float" office:value="0.047293" calcext:value-type="float">
            <text:p>0.047293</text:p>
          </table:table-cell>
          <table:table-cell office:value-type="float" office:value="0.649369" calcext:value-type="float">
            <text:p>0.649369</text:p>
          </table:table-cell>
          <table:table-cell office:value-type="float" office:value="0.185799" calcext:value-type="float">
            <text:p>0.185799</text:p>
          </table:table-cell>
        </table:table-row>
        <table:table-row table:style-name="ro1">
          <table:table-cell office:value-type="float" office:value="0.104875311255455" calcext:value-type="float">
            <text:p>0.1048753113</text:p>
          </table:table-cell>
          <table:table-cell office:value-type="float" office:value="-0.118790380656719" calcext:value-type="float">
            <text:p>-0.1187903807</text:p>
          </table:table-cell>
          <table:table-cell office:value-type="float" office:value="0.240060895681381" calcext:value-type="float">
            <text:p>0.2400608957</text:p>
          </table:table-cell>
          <table:table-cell/>
          <table:table-cell office:value-type="float" office:value="0.047294" calcext:value-type="float">
            <text:p>0.047294</text:p>
          </table:table-cell>
          <table:table-cell office:value-type="float" office:value="0.649236" calcext:value-type="float">
            <text:p>0.649236</text:p>
          </table:table-cell>
          <table:table-cell office:value-type="float" office:value="0.185643" calcext:value-type="float">
            <text:p>0.185643</text:p>
          </table:table-cell>
        </table:table-row>
        <table:table-row table:style-name="ro1">
          <table:table-cell office:value-type="float" office:value="0.104948461055756" calcext:value-type="float">
            <text:p>0.1049484611</text:p>
          </table:table-cell>
          <table:table-cell office:value-type="float" office:value="-0.11885742098093" calcext:value-type="float">
            <text:p>-0.118857421</text:p>
          </table:table-cell>
          <table:table-cell office:value-type="float" office:value="0.240037754178047" calcext:value-type="float">
            <text:p>0.2400377542</text:p>
          </table:table-cell>
          <table:table-cell/>
          <table:table-cell office:value-type="float" office:value="0.047215" calcext:value-type="float">
            <text:p>0.047215</text:p>
          </table:table-cell>
          <table:table-cell office:value-type="float" office:value="0.649411" calcext:value-type="float">
            <text:p>0.649411</text:p>
          </table:table-cell>
          <table:table-cell office:value-type="float" office:value="0.185706" calcext:value-type="float">
            <text:p>0.185706</text:p>
          </table:table-cell>
        </table:table-row>
        <table:table-row table:style-name="ro1">
          <table:table-cell office:value-type="float" office:value="0.104952126741409" calcext:value-type="float">
            <text:p>0.1049521267</text:p>
          </table:table-cell>
          <table:table-cell office:value-type="float" office:value="-0.118664428591728" calcext:value-type="float">
            <text:p>-0.1186644286</text:p>
          </table:table-cell>
          <table:table-cell office:value-type="float" office:value="0.240012496709824" calcext:value-type="float">
            <text:p>0.2400124967</text:p>
          </table:table-cell>
          <table:table-cell/>
          <table:table-cell office:value-type="float" office:value="0.047244" calcext:value-type="float">
            <text:p>0.047244</text:p>
          </table:table-cell>
          <table:table-cell office:value-type="float" office:value="0.649388" calcext:value-type="float">
            <text:p>0.649388</text:p>
          </table:table-cell>
          <table:table-cell office:value-type="float" office:value="0.185769" calcext:value-type="float">
            <text:p>0.185769</text:p>
          </table:table-cell>
        </table:table-row>
        <table:table-row table:style-name="ro1">
          <table:table-cell office:value-type="float" office:value="0.104914754629135" calcext:value-type="float">
            <text:p>0.1049147546</text:p>
          </table:table-cell>
          <table:table-cell office:value-type="float" office:value="-0.118833012878895" calcext:value-type="float">
            <text:p>-0.1188330129</text:p>
          </table:table-cell>
          <table:table-cell office:value-type="float" office:value="0.240022391080856" calcext:value-type="float">
            <text:p>0.2400223911</text:p>
          </table:table-cell>
          <table:table-cell/>
          <table:table-cell office:value-type="float" office:value="0.047093" calcext:value-type="float">
            <text:p>0.047093</text:p>
          </table:table-cell>
          <table:table-cell office:value-type="float" office:value="0.649274" calcext:value-type="float">
            <text:p>0.649274</text:p>
          </table:table-cell>
          <table:table-cell office:value-type="float" office:value="0.185552" calcext:value-type="float">
            <text:p>0.185552</text:p>
          </table:table-cell>
        </table:table-row>
        <table:table-row table:style-name="ro1">
          <table:table-cell office:value-type="float" office:value="0.104885891079903" calcext:value-type="float">
            <text:p>0.1048858911</text:p>
          </table:table-cell>
          <table:table-cell office:value-type="float" office:value="-0.118737742304802" calcext:value-type="float">
            <text:p>-0.1187377423</text:p>
          </table:table-cell>
          <table:table-cell office:value-type="float" office:value="0.240008950233459" calcext:value-type="float">
            <text:p>0.2400089502</text:p>
          </table:table-cell>
          <table:table-cell/>
          <table:table-cell office:value-type="float" office:value="0.046974" calcext:value-type="float">
            <text:p>0.046974</text:p>
          </table:table-cell>
          <table:table-cell office:value-type="float" office:value="0.649516" calcext:value-type="float">
            <text:p>0.649516</text:p>
          </table:table-cell>
          <table:table-cell office:value-type="float" office:value="0.185704" calcext:value-type="float">
            <text:p>0.185704</text:p>
          </table:table-cell>
        </table:table-row>
        <table:table-row table:style-name="ro1">
          <table:table-cell office:value-type="float" office:value="0.104837380349636" calcext:value-type="float">
            <text:p>0.1048373803</text:p>
          </table:table-cell>
          <table:table-cell office:value-type="float" office:value="-0.118933573365211" calcext:value-type="float">
            <text:p>-0.1189335734</text:p>
          </table:table-cell>
          <table:table-cell office:value-type="float" office:value="0.240029960870743" calcext:value-type="float">
            <text:p>0.2400299609</text:p>
          </table:table-cell>
          <table:table-cell/>
          <table:table-cell office:value-type="float" office:value="0.047014" calcext:value-type="float">
            <text:p>0.047014</text:p>
          </table:table-cell>
          <table:table-cell office:value-type="float" office:value="0.649466" calcext:value-type="float">
            <text:p>0.649466</text:p>
          </table:table-cell>
          <table:table-cell office:value-type="float" office:value="0.185701" calcext:value-type="float">
            <text:p>0.185701</text:p>
          </table:table-cell>
        </table:table-row>
        <table:table-row table:style-name="ro1">
          <table:table-cell office:value-type="float" office:value="0.104891829192638" calcext:value-type="float">
            <text:p>0.1048918292</text:p>
          </table:table-cell>
          <table:table-cell office:value-type="float" office:value="-0.11883082985878" calcext:value-type="float">
            <text:p>-0.1188308299</text:p>
          </table:table-cell>
          <table:table-cell office:value-type="float" office:value="0.240010946989059" calcext:value-type="float">
            <text:p>0.240010947</text:p>
          </table:table-cell>
          <table:table-cell/>
          <table:table-cell office:value-type="float" office:value="0.046911" calcext:value-type="float">
            <text:p>0.046911</text:p>
          </table:table-cell>
          <table:table-cell office:value-type="float" office:value="0.649532" calcext:value-type="float">
            <text:p>0.649532</text:p>
          </table:table-cell>
          <table:table-cell office:value-type="float" office:value="0.185735" calcext:value-type="float">
            <text:p>0.185735</text:p>
          </table:table-cell>
        </table:table-row>
        <table:table-row table:style-name="ro1">
          <table:table-cell office:value-type="float" office:value="0.104970008134842" calcext:value-type="float">
            <text:p>0.1049700081</text:p>
          </table:table-cell>
          <table:table-cell office:value-type="float" office:value="-0.118806861341" calcext:value-type="float">
            <text:p>-0.1188068613</text:p>
          </table:table-cell>
          <table:table-cell office:value-type="float" office:value="0.240052476525307" calcext:value-type="float">
            <text:p>0.2400524765</text:p>
          </table:table-cell>
          <table:table-cell/>
          <table:table-cell office:value-type="float" office:value="0.047038" calcext:value-type="float">
            <text:p>0.047038</text:p>
          </table:table-cell>
          <table:table-cell office:value-type="float" office:value="0.649419" calcext:value-type="float">
            <text:p>0.649419</text:p>
          </table:table-cell>
          <table:table-cell office:value-type="float" office:value="0.185742" calcext:value-type="float">
            <text:p>0.185742</text:p>
          </table:table-cell>
        </table:table-row>
        <table:table-row table:style-name="ro1">
          <table:table-cell office:value-type="float" office:value="0.104984730482101" calcext:value-type="float">
            <text:p>0.1049847305</text:p>
          </table:table-cell>
          <table:table-cell office:value-type="float" office:value="-0.118615716695786" calcext:value-type="float">
            <text:p>-0.1186157167</text:p>
          </table:table-cell>
          <table:table-cell office:value-type="float" office:value="0.239979937672615" calcext:value-type="float">
            <text:p>0.2399799377</text:p>
          </table:table-cell>
          <table:table-cell/>
          <table:table-cell office:value-type="float" office:value="0.047014" calcext:value-type="float">
            <text:p>0.047014</text:p>
          </table:table-cell>
          <table:table-cell office:value-type="float" office:value="0.649466" calcext:value-type="float">
            <text:p>0.649466</text:p>
          </table:table-cell>
          <table:table-cell office:value-type="float" office:value="0.185701" calcext:value-type="float">
            <text:p>0.185701</text:p>
          </table:table-cell>
        </table:table-row>
        <table:table-row table:style-name="ro1">
          <table:table-cell office:value-type="float" office:value="0.104978486895561" calcext:value-type="float">
            <text:p>0.1049784869</text:p>
          </table:table-cell>
          <table:table-cell office:value-type="float" office:value="-0.118713386356831" calcext:value-type="float">
            <text:p>-0.1187133864</text:p>
          </table:table-cell>
          <table:table-cell office:value-type="float" office:value="0.24000096321106" calcext:value-type="float">
            <text:p>0.2400009632</text:p>
          </table:table-cell>
          <table:table-cell/>
          <table:table-cell office:value-type="float" office:value="0.046974" calcext:value-type="float">
            <text:p>0.046974</text:p>
          </table:table-cell>
          <table:table-cell office:value-type="float" office:value="0.649516" calcext:value-type="float">
            <text:p>0.649516</text:p>
          </table:table-cell>
          <table:table-cell office:value-type="float" office:value="0.185704" calcext:value-type="float">
            <text:p>0.185704</text:p>
          </table:table-cell>
        </table:table-row>
        <table:table-row table:style-name="ro1">
          <table:table-cell office:value-type="float" office:value="0.10471698641777" calcext:value-type="float">
            <text:p>0.1047169864</text:p>
          </table:table-cell>
          <table:table-cell office:value-type="float" office:value="-0.118756636977196" calcext:value-type="float">
            <text:p>-0.118756637</text:p>
          </table:table-cell>
          <table:table-cell office:value-type="float" office:value="0.240185171365738" calcext:value-type="float">
            <text:p>0.2401851714</text:p>
          </table:table-cell>
          <table:table-cell/>
          <table:table-cell office:value-type="float" office:value="0.046974" calcext:value-type="float">
            <text:p>0.046974</text:p>
          </table:table-cell>
          <table:table-cell office:value-type="float" office:value="0.649516" calcext:value-type="float">
            <text:p>0.649516</text:p>
          </table:table-cell>
          <table:table-cell office:value-type="float" office:value="0.185704" calcext:value-type="float">
            <text:p>0.185704</text:p>
          </table:table-cell>
        </table:table-row>
        <table:table-row table:style-name="ro1">
          <table:table-cell office:value-type="float" office:value="0.104726433753967" calcext:value-type="float">
            <text:p>0.1047264338</text:p>
          </table:table-cell>
          <table:table-cell office:value-type="float" office:value="-0.118759378790855" calcext:value-type="float">
            <text:p>-0.1187593788</text:p>
          </table:table-cell>
          <table:table-cell office:value-type="float" office:value="0.240199953317642" calcext:value-type="float">
            <text:p>0.2401999533</text:p>
          </table:table-cell>
          <table:table-cell/>
          <table:table-cell office:value-type="float" office:value="0.047014" calcext:value-type="float">
            <text:p>0.047014</text:p>
          </table:table-cell>
          <table:table-cell office:value-type="float" office:value="0.649466" calcext:value-type="float">
            <text:p>0.649466</text:p>
          </table:table-cell>
          <table:table-cell office:value-type="float" office:value="0.185701" calcext:value-type="float">
            <text:p>0.185701</text:p>
          </table:table-cell>
        </table:table-row>
        <table:table-row table:style-name="ro1">
          <table:table-cell office:value-type="float" office:value="0.10466904938221" calcext:value-type="float">
            <text:p>0.1046690494</text:p>
          </table:table-cell>
          <table:table-cell office:value-type="float" office:value="-0.118804812431335" calcext:value-type="float">
            <text:p>-0.1188048124</text:p>
          </table:table-cell>
          <table:table-cell office:value-type="float" office:value="0.240216478705406" calcext:value-type="float">
            <text:p>0.2402164787</text:p>
          </table:table-cell>
          <table:table-cell/>
          <table:table-cell office:value-type="float" office:value="0.046911" calcext:value-type="float">
            <text:p>0.046911</text:p>
          </table:table-cell>
          <table:table-cell office:value-type="float" office:value="0.649532" calcext:value-type="float">
            <text:p>0.649532</text:p>
          </table:table-cell>
          <table:table-cell office:value-type="float" office:value="0.185735" calcext:value-type="float">
            <text:p>0.185735</text:p>
          </table:table-cell>
        </table:table-row>
        <table:table-row table:style-name="ro1">
          <table:table-cell office:value-type="float" office:value="0.104635089635849" calcext:value-type="float">
            <text:p>0.1046350896</text:p>
          </table:table-cell>
          <table:table-cell office:value-type="float" office:value="-0.118778474628925" calcext:value-type="float">
            <text:p>-0.1187784746</text:p>
          </table:table-cell>
          <table:table-cell office:value-type="float" office:value="0.240227073431015" calcext:value-type="float">
            <text:p>0.2402270734</text:p>
          </table:table-cell>
          <table:table-cell/>
          <table:table-cell office:value-type="float" office:value="0.046907" calcext:value-type="float">
            <text:p>0.046907</text:p>
          </table:table-cell>
          <table:table-cell office:value-type="float" office:value="0.64951" calcext:value-type="float">
            <text:p>0.64951</text:p>
          </table:table-cell>
          <table:table-cell office:value-type="float" office:value="0.185707" calcext:value-type="float">
            <text:p>0.185707</text:p>
          </table:table-cell>
        </table:table-row>
        <table:table-row table:style-name="ro1">
          <table:table-cell office:value-type="float" office:value="0.104626223444939" calcext:value-type="float">
            <text:p>0.1046262234</text:p>
          </table:table-cell>
          <table:table-cell office:value-type="float" office:value="-0.118819363415241" calcext:value-type="float">
            <text:p>-0.1188193634</text:p>
          </table:table-cell>
          <table:table-cell office:value-type="float" office:value="0.240223154425621" calcext:value-type="float">
            <text:p>0.2402231544</text:p>
          </table:table-cell>
          <table:table-cell/>
          <table:table-cell office:value-type="float" office:value="0.046844" calcext:value-type="float">
            <text:p>0.046844</text:p>
          </table:table-cell>
          <table:table-cell office:value-type="float" office:value="0.649611" calcext:value-type="float">
            <text:p>0.649611</text:p>
          </table:table-cell>
          <table:table-cell office:value-type="float" office:value="0.185768" calcext:value-type="float">
            <text:p>0.185768</text:p>
          </table:table-cell>
        </table:table-row>
        <table:table-row table:style-name="ro1">
          <table:table-cell office:value-type="float" office:value="0.104784891009331" calcext:value-type="float">
            <text:p>0.104784891</text:p>
          </table:table-cell>
          <table:table-cell office:value-type="float" office:value="-0.119123682379723" calcext:value-type="float">
            <text:p>-0.1191236824</text:p>
          </table:table-cell>
          <table:table-cell office:value-type="float" office:value="0.240239068865776" calcext:value-type="float">
            <text:p>0.2402390689</text:p>
          </table:table-cell>
          <table:table-cell/>
          <table:table-cell office:value-type="float" office:value="0.046804" calcext:value-type="float">
            <text:p>0.046804</text:p>
          </table:table-cell>
          <table:table-cell office:value-type="float" office:value="0.649529" calcext:value-type="float">
            <text:p>0.649529</text:p>
          </table:table-cell>
          <table:table-cell office:value-type="float" office:value="0.185756" calcext:value-type="float">
            <text:p>0.185756</text:p>
          </table:table-cell>
        </table:table-row>
        <table:table-row table:style-name="ro1">
          <table:table-cell office:value-type="float" office:value="0.104657590389252" calcext:value-type="float">
            <text:p>0.1046575904</text:p>
          </table:table-cell>
          <table:table-cell office:value-type="float" office:value="-0.118755914270878" calcext:value-type="float">
            <text:p>-0.1187559143</text:p>
          </table:table-cell>
          <table:table-cell office:value-type="float" office:value="0.240268796682358" calcext:value-type="float">
            <text:p>0.2402687967</text:p>
          </table:table-cell>
          <table:table-cell/>
          <table:table-cell office:value-type="float" office:value="0.046676" calcext:value-type="float">
            <text:p>0.046676</text:p>
          </table:table-cell>
          <table:table-cell office:value-type="float" office:value="0.649344" calcext:value-type="float">
            <text:p>0.649344</text:p>
          </table:table-cell>
          <table:table-cell office:value-type="float" office:value="0.185642" calcext:value-type="float">
            <text:p>0.185642</text:p>
          </table:table-cell>
        </table:table-row>
        <table:table-row table:style-name="ro1">
          <table:table-cell office:value-type="float" office:value="0.104486010968685" calcext:value-type="float">
            <text:p>0.104486011</text:p>
          </table:table-cell>
          <table:table-cell office:value-type="float" office:value="-0.118752114474773" calcext:value-type="float">
            <text:p>-0.1187521145</text:p>
          </table:table-cell>
          <table:table-cell office:value-type="float" office:value="0.240389704704285" calcext:value-type="float">
            <text:p>0.2403897047</text:p>
          </table:table-cell>
          <table:table-cell/>
          <table:table-cell office:value-type="float" office:value="0.04658" calcext:value-type="float">
            <text:p>0.04658</text:p>
          </table:table-cell>
          <table:table-cell office:value-type="float" office:value="0.649417" calcext:value-type="float">
            <text:p>0.649417</text:p>
          </table:table-cell>
          <table:table-cell office:value-type="float" office:value="0.185667" calcext:value-type="float">
            <text:p>0.185667</text:p>
          </table:table-cell>
        </table:table-row>
        <table:table-row table:style-name="ro1">
          <table:table-cell office:value-type="float" office:value="0.104429095983505" calcext:value-type="float">
            <text:p>0.104429096</text:p>
          </table:table-cell>
          <table:table-cell office:value-type="float" office:value="-0.119123488664627" calcext:value-type="float">
            <text:p>-0.1191234887</text:p>
          </table:table-cell>
          <table:table-cell office:value-type="float" office:value="0.240360707044601" calcext:value-type="float">
            <text:p>0.240360707</text:p>
          </table:table-cell>
          <table:table-cell/>
          <table:table-cell office:value-type="float" office:value="0.046539" calcext:value-type="float">
            <text:p>0.046539</text:p>
          </table:table-cell>
          <table:table-cell office:value-type="float" office:value="0.649609" calcext:value-type="float">
            <text:p>0.649609</text:p>
          </table:table-cell>
          <table:table-cell office:value-type="float" office:value="0.185703" calcext:value-type="float">
            <text:p>0.185703</text:p>
          </table:table-cell>
        </table:table-row>
        <table:table-row table:style-name="ro1">
          <table:table-cell office:value-type="float" office:value="0.104489028453827" calcext:value-type="float">
            <text:p>0.1044890285</text:p>
          </table:table-cell>
          <table:table-cell office:value-type="float" office:value="-0.118870429694653" calcext:value-type="float">
            <text:p>-0.1188704297</text:p>
          </table:table-cell>
          <table:table-cell office:value-type="float" office:value="0.240323781967163" calcext:value-type="float">
            <text:p>0.240323782</text:p>
          </table:table-cell>
          <table:table-cell/>
          <table:table-cell office:value-type="float" office:value="0.046609" calcext:value-type="float">
            <text:p>0.046609</text:p>
          </table:table-cell>
          <table:table-cell office:value-type="float" office:value="0.649382" calcext:value-type="float">
            <text:p>0.649382</text:p>
          </table:table-cell>
          <table:table-cell office:value-type="float" office:value="0.185654" calcext:value-type="float">
            <text:p>0.185654</text:p>
          </table:table-cell>
        </table:table-row>
        <table:table-row table:style-name="ro1">
          <table:table-cell office:value-type="float" office:value="0.10445511341095" calcext:value-type="float">
            <text:p>0.1044551134</text:p>
          </table:table-cell>
          <table:table-cell office:value-type="float" office:value="-0.118840418756008" calcext:value-type="float">
            <text:p>-0.1188404188</text:p>
          </table:table-cell>
          <table:table-cell office:value-type="float" office:value="0.240365147590637" calcext:value-type="float">
            <text:p>0.2403651476</text:p>
          </table:table-cell>
          <table:table-cell/>
          <table:table-cell office:value-type="float" office:value="0.04647" calcext:value-type="float">
            <text:p>0.04647</text:p>
          </table:table-cell>
          <table:table-cell office:value-type="float" office:value="0.649504" calcext:value-type="float">
            <text:p>0.649504</text:p>
          </table:table-cell>
          <table:table-cell office:value-type="float" office:value="0.185779" calcext:value-type="float">
            <text:p>0.185779</text:p>
          </table:table-cell>
        </table:table-row>
        <table:table-row table:style-name="ro1">
          <table:table-cell office:value-type="float" office:value="0.104447267949581" calcext:value-type="float">
            <text:p>0.1044472679</text:p>
          </table:table-cell>
          <table:table-cell office:value-type="float" office:value="-0.118838414549828" calcext:value-type="float">
            <text:p>-0.1188384145</text:p>
          </table:table-cell>
          <table:table-cell office:value-type="float" office:value="0.24031825363636" calcext:value-type="float">
            <text:p>0.2403182536</text:p>
          </table:table-cell>
          <table:table-cell/>
          <table:table-cell office:value-type="float" office:value="0.04659" calcext:value-type="float">
            <text:p>0.04659</text:p>
          </table:table-cell>
          <table:table-cell office:value-type="float" office:value="0.649527" calcext:value-type="float">
            <text:p>0.649527</text:p>
          </table:table-cell>
          <table:table-cell office:value-type="float" office:value="0.185705" calcext:value-type="float">
            <text:p>0.185705</text:p>
          </table:table-cell>
        </table:table-row>
        <table:table-row table:style-name="ro1">
          <table:table-cell office:value-type="float" office:value="0.104651533067226" calcext:value-type="float">
            <text:p>0.1046515331</text:p>
          </table:table-cell>
          <table:table-cell office:value-type="float" office:value="-0.118813626468182" calcext:value-type="float">
            <text:p>-0.1188136265</text:p>
          </table:table-cell>
          <table:table-cell office:value-type="float" office:value="0.240346670150757" calcext:value-type="float">
            <text:p>0.2403466702</text:p>
          </table:table-cell>
          <table:table-cell/>
          <table:table-cell office:value-type="float" office:value="0.046578" calcext:value-type="float">
            <text:p>0.046578</text:p>
          </table:table-cell>
          <table:table-cell office:value-type="float" office:value="0.649435" calcext:value-type="float">
            <text:p>0.649435</text:p>
          </table:table-cell>
          <table:table-cell office:value-type="float" office:value="0.185699" calcext:value-type="float">
            <text:p>0.185699</text:p>
          </table:table-cell>
        </table:table-row>
        <table:table-row table:style-name="ro1">
          <table:table-cell office:value-type="float" office:value="0.104613818228245" calcext:value-type="float">
            <text:p>0.1046138182</text:p>
          </table:table-cell>
          <table:table-cell office:value-type="float" office:value="-0.118759006261826" calcext:value-type="float">
            <text:p>-0.1187590063</text:p>
          </table:table-cell>
          <table:table-cell office:value-type="float" office:value="0.240380465984344" calcext:value-type="float">
            <text:p>0.240380466</text:p>
          </table:table-cell>
          <table:table-cell/>
          <table:table-cell office:value-type="float" office:value="0.046499" calcext:value-type="float">
            <text:p>0.046499</text:p>
          </table:table-cell>
          <table:table-cell office:value-type="float" office:value="0.649459" calcext:value-type="float">
            <text:p>0.649459</text:p>
          </table:table-cell>
          <table:table-cell office:value-type="float" office:value="0.185744" calcext:value-type="float">
            <text:p>0.185744</text:p>
          </table:table-cell>
        </table:table-row>
        <table:table-row table:style-name="ro1">
          <table:table-cell office:value-type="float" office:value="0.104484997689724" calcext:value-type="float">
            <text:p>0.1044849977</text:p>
          </table:table-cell>
          <table:table-cell office:value-type="float" office:value="-0.118617244064808" calcext:value-type="float">
            <text:p>-0.1186172441</text:p>
          </table:table-cell>
          <table:table-cell office:value-type="float" office:value="0.240326091647148" calcext:value-type="float">
            <text:p>0.2403260916</text:p>
          </table:table-cell>
          <table:table-cell/>
          <table:table-cell office:value-type="float" office:value="0.046584" calcext:value-type="float">
            <text:p>0.046584</text:p>
          </table:table-cell>
          <table:table-cell office:value-type="float" office:value="0.649473" calcext:value-type="float">
            <text:p>0.649473</text:p>
          </table:table-cell>
          <table:table-cell office:value-type="float" office:value="0.18566" calcext:value-type="float">
            <text:p>0.18566</text:p>
          </table:table-cell>
        </table:table-row>
        <table:table-row table:style-name="ro1">
          <table:table-cell office:value-type="float" office:value="0.104521036148071" calcext:value-type="float">
            <text:p>0.1045210361</text:p>
          </table:table-cell>
          <table:table-cell office:value-type="float" office:value="-0.118692360818386" calcext:value-type="float">
            <text:p>-0.1186923608</text:p>
          </table:table-cell>
          <table:table-cell office:value-type="float" office:value="0.24036717414856" calcext:value-type="float">
            <text:p>0.2403671741</text:p>
          </table:table-cell>
          <table:table-cell/>
          <table:table-cell office:value-type="float" office:value="0.04644" calcext:value-type="float">
            <text:p>0.04644</text:p>
          </table:table-cell>
          <table:table-cell office:value-type="float" office:value="0.649414" calcext:value-type="float">
            <text:p>0.649414</text:p>
          </table:table-cell>
          <table:table-cell office:value-type="float" office:value="0.185673" calcext:value-type="float">
            <text:p>0.185673</text:p>
          </table:table-cell>
        </table:table-row>
        <table:table-row table:style-name="ro1">
          <table:table-cell office:value-type="float" office:value="0.1042690128088" calcext:value-type="float">
            <text:p>0.1042690128</text:p>
          </table:table-cell>
          <table:table-cell office:value-type="float" office:value="-0.118792779743671" calcext:value-type="float">
            <text:p>-0.1187927797</text:p>
          </table:table-cell>
          <table:table-cell office:value-type="float" office:value="0.24039164185524" calcext:value-type="float">
            <text:p>0.2403916419</text:p>
          </table:table-cell>
          <table:table-cell/>
          <table:table-cell office:value-type="float" office:value="0.046506" calcext:value-type="float">
            <text:p>0.046506</text:p>
          </table:table-cell>
          <table:table-cell office:value-type="float" office:value="0.649338" calcext:value-type="float">
            <text:p>0.649338</text:p>
          </table:table-cell>
          <table:table-cell office:value-type="float" office:value="0.185696" calcext:value-type="float">
            <text:p>0.185696</text:p>
          </table:table-cell>
        </table:table-row>
        <table:table-row table:style-name="ro1">
          <table:table-cell office:value-type="float" office:value="0.104312144219875" calcext:value-type="float">
            <text:p>0.1043121442</text:p>
          </table:table-cell>
          <table:table-cell office:value-type="float" office:value="-0.118843883275986" calcext:value-type="float">
            <text:p>-0.1188438833</text:p>
          </table:table-cell>
          <table:table-cell office:value-type="float" office:value="0.240373462438583" calcext:value-type="float">
            <text:p>0.2403734624</text:p>
          </table:table-cell>
          <table:table-cell/>
          <table:table-cell office:value-type="float" office:value="0.046193" calcext:value-type="float">
            <text:p>0.046193</text:p>
          </table:table-cell>
          <table:table-cell office:value-type="float" office:value="0.649615" calcext:value-type="float">
            <text:p>0.649615</text:p>
          </table:table-cell>
          <table:table-cell office:value-type="float" office:value="0.185871" calcext:value-type="float">
            <text:p>0.185871</text:p>
          </table:table-cell>
        </table:table-row>
        <table:table-row table:style-name="ro1">
          <table:table-cell office:value-type="float" office:value="0.104648038744926" calcext:value-type="float">
            <text:p>0.1046480387</text:p>
          </table:table-cell>
          <table:table-cell office:value-type="float" office:value="-0.118823789060116" calcext:value-type="float">
            <text:p>-0.1188237891</text:p>
          </table:table-cell>
          <table:table-cell office:value-type="float" office:value="0.240354686975479" calcext:value-type="float">
            <text:p>0.240354687</text:p>
          </table:table-cell>
          <table:table-cell/>
          <table:table-cell office:value-type="float" office:value="0.046319" calcext:value-type="float">
            <text:p>0.046319</text:p>
          </table:table-cell>
          <table:table-cell office:value-type="float" office:value="0.649519" calcext:value-type="float">
            <text:p>0.649519</text:p>
          </table:table-cell>
          <table:table-cell office:value-type="float" office:value="0.185827" calcext:value-type="float">
            <text:p>0.185827</text:p>
          </table:table-cell>
        </table:table-row>
        <table:table-row table:style-name="ro1">
          <table:table-cell office:value-type="float" office:value="0.104506075382233" calcext:value-type="float">
            <text:p>0.1045060754</text:p>
          </table:table-cell>
          <table:table-cell office:value-type="float" office:value="-0.118804030120373" calcext:value-type="float">
            <text:p>-0.1188040301</text:p>
          </table:table-cell>
          <table:table-cell office:value-type="float" office:value="0.240392655134201" calcext:value-type="float">
            <text:p>0.2403926551</text:p>
          </table:table-cell>
          <table:table-cell/>
          <table:table-cell office:value-type="float" office:value="0.046403" calcext:value-type="float">
            <text:p>0.046403</text:p>
          </table:table-cell>
          <table:table-cell office:value-type="float" office:value="0.649458" calcext:value-type="float">
            <text:p>0.649458</text:p>
          </table:table-cell>
          <table:table-cell office:value-type="float" office:value="0.185693" calcext:value-type="float">
            <text:p>0.185693</text:p>
          </table:table-cell>
        </table:table-row>
        <table:table-row table:style-name="ro1">
          <table:table-cell office:value-type="float" office:value="0.10448981821537" calcext:value-type="float">
            <text:p>0.1044898182</text:p>
          </table:table-cell>
          <table:table-cell office:value-type="float" office:value="-0.118787318468094" calcext:value-type="float">
            <text:p>-0.1187873185</text:p>
          </table:table-cell>
          <table:table-cell office:value-type="float" office:value="0.240334898233414" calcext:value-type="float">
            <text:p>0.2403348982</text:p>
          </table:table-cell>
          <table:table-cell/>
          <table:table-cell office:value-type="float" office:value="0.046186" calcext:value-type="float">
            <text:p>0.046186</text:p>
          </table:table-cell>
          <table:table-cell office:value-type="float" office:value="0.64961" calcext:value-type="float">
            <text:p>0.64961</text:p>
          </table:table-cell>
          <table:table-cell office:value-type="float" office:value="0.185846" calcext:value-type="float">
            <text:p>0.185846</text:p>
          </table:table-cell>
        </table:table-row>
        <table:table-row table:style-name="ro1">
          <table:table-cell office:value-type="float" office:value="0.104507654905319" calcext:value-type="float">
            <text:p>0.1045076549</text:p>
          </table:table-cell>
          <table:table-cell office:value-type="float" office:value="-0.118824861943722" calcext:value-type="float">
            <text:p>-0.1188248619</text:p>
          </table:table-cell>
          <table:table-cell office:value-type="float" office:value="0.240348532795906" calcext:value-type="float">
            <text:p>0.2403485328</text:p>
          </table:table-cell>
          <table:table-cell/>
          <table:table-cell office:value-type="float" office:value="0.046217" calcext:value-type="float">
            <text:p>0.046217</text:p>
          </table:table-cell>
          <table:table-cell office:value-type="float" office:value="0.649596" calcext:value-type="float">
            <text:p>0.649596</text:p>
          </table:table-cell>
          <table:table-cell office:value-type="float" office:value="0.185877" calcext:value-type="float">
            <text:p>0.185877</text:p>
          </table:table-cell>
        </table:table-row>
        <table:table-row table:style-name="ro1">
          <table:table-cell office:value-type="float" office:value="0.104412816464901" calcext:value-type="float">
            <text:p>0.1044128165</text:p>
          </table:table-cell>
          <table:table-cell office:value-type="float" office:value="-0.118706122040749" calcext:value-type="float">
            <text:p>-0.118706122</text:p>
          </table:table-cell>
          <table:table-cell office:value-type="float" office:value="0.240302115678787" calcext:value-type="float">
            <text:p>0.2403021157</text:p>
          </table:table-cell>
          <table:table-cell/>
          <table:table-cell office:value-type="float" office:value="0.046327" calcext:value-type="float">
            <text:p>0.046327</text:p>
          </table:table-cell>
          <table:table-cell office:value-type="float" office:value="0.64956" calcext:value-type="float">
            <text:p>0.64956</text:p>
          </table:table-cell>
          <table:table-cell office:value-type="float" office:value="0.185701" calcext:value-type="float">
            <text:p>0.185701</text:p>
          </table:table-cell>
        </table:table-row>
        <table:table-row table:style-name="ro1">
          <table:table-cell office:value-type="float" office:value="0.1043361723423" calcext:value-type="float">
            <text:p>0.1043361723</text:p>
          </table:table-cell>
          <table:table-cell office:value-type="float" office:value="-0.118788108229637" calcext:value-type="float">
            <text:p>-0.1187881082</text:p>
          </table:table-cell>
          <table:table-cell office:value-type="float" office:value="0.240348249673843" calcext:value-type="float">
            <text:p>0.2403482497</text:p>
          </table:table-cell>
          <table:table-cell/>
          <table:table-cell office:value-type="float" office:value="0.046186" calcext:value-type="float">
            <text:p>0.046186</text:p>
          </table:table-cell>
          <table:table-cell office:value-type="float" office:value="0.64961" calcext:value-type="float">
            <text:p>0.64961</text:p>
          </table:table-cell>
          <table:table-cell office:value-type="float" office:value="0.185846" calcext:value-type="float">
            <text:p>0.185846</text:p>
          </table:table-cell>
        </table:table-row>
        <table:table-row table:style-name="ro1">
          <table:table-cell office:value-type="float" office:value="0.104484423995018" calcext:value-type="float">
            <text:p>0.104484424</text:p>
          </table:table-cell>
          <table:table-cell office:value-type="float" office:value="-0.119174689054489" calcext:value-type="float">
            <text:p>-0.1191746891</text:p>
          </table:table-cell>
          <table:table-cell office:value-type="float" office:value="0.240366280078888" calcext:value-type="float">
            <text:p>0.2403662801</text:p>
          </table:table-cell>
          <table:table-cell/>
          <table:table-cell office:value-type="float" office:value="0.046186" calcext:value-type="float">
            <text:p>0.046186</text:p>
          </table:table-cell>
          <table:table-cell office:value-type="float" office:value="0.64961" calcext:value-type="float">
            <text:p>0.64961</text:p>
          </table:table-cell>
          <table:table-cell office:value-type="float" office:value="0.185846" calcext:value-type="float">
            <text:p>0.185846</text:p>
          </table:table-cell>
        </table:table-row>
        <table:table-row table:style-name="ro1">
          <table:table-cell office:value-type="float" office:value="0.104379802942276" calcext:value-type="float">
            <text:p>0.1043798029</text:p>
          </table:table-cell>
          <table:table-cell office:value-type="float" office:value="-0.119135774672031" calcext:value-type="float">
            <text:p>-0.1191357747</text:p>
          </table:table-cell>
          <table:table-cell office:value-type="float" office:value="0.240402474999428" calcext:value-type="float">
            <text:p>0.240402475</text:p>
          </table:table-cell>
          <table:table-cell/>
          <table:table-cell office:value-type="float" office:value="0.046005" calcext:value-type="float">
            <text:p>0.046005</text:p>
          </table:table-cell>
          <table:table-cell office:value-type="float" office:value="0.649757" calcext:value-type="float">
            <text:p>0.649757</text:p>
          </table:table-cell>
          <table:table-cell office:value-type="float" office:value="0.185875" calcext:value-type="float">
            <text:p>0.185875</text:p>
          </table:table-cell>
        </table:table-row>
        <table:table-row table:style-name="ro1">
          <table:table-cell office:value-type="float" office:value="0.104417413473129" calcext:value-type="float">
            <text:p>0.1044174135</text:p>
          </table:table-cell>
          <table:table-cell office:value-type="float" office:value="-0.118797913193703" calcext:value-type="float">
            <text:p>-0.1187979132</text:p>
          </table:table-cell>
          <table:table-cell office:value-type="float" office:value="0.240362077951431" calcext:value-type="float">
            <text:p>0.240362078</text:p>
          </table:table-cell>
          <table:table-cell/>
          <table:table-cell office:value-type="float" office:value="0.04597" calcext:value-type="float">
            <text:p>0.04597</text:p>
          </table:table-cell>
          <table:table-cell office:value-type="float" office:value="0.649587" calcext:value-type="float">
            <text:p>0.649587</text:p>
          </table:table-cell>
          <table:table-cell office:value-type="float" office:value="0.185835" calcext:value-type="float">
            <text:p>0.185835</text:p>
          </table:table-cell>
        </table:table-row>
        <table:table-row table:style-name="ro1">
          <table:table-cell office:value-type="float" office:value="0.104311339557171" calcext:value-type="float">
            <text:p>0.1043113396</text:p>
          </table:table-cell>
          <table:table-cell office:value-type="float" office:value="-0.119166322052479" calcext:value-type="float">
            <text:p>-0.1191663221</text:p>
          </table:table-cell>
          <table:table-cell office:value-type="float" office:value="0.240328878164291" calcext:value-type="float">
            <text:p>0.2403288782</text:p>
          </table:table-cell>
          <table:table-cell/>
          <table:table-cell office:value-type="float" office:value="0.045893" calcext:value-type="float">
            <text:p>0.045893</text:p>
          </table:table-cell>
          <table:table-cell office:value-type="float" office:value="0.649795" calcext:value-type="float">
            <text:p>0.649795</text:p>
          </table:table-cell>
          <table:table-cell office:value-type="float" office:value="0.18592" calcext:value-type="float">
            <text:p>0.18592</text:p>
          </table:table-cell>
        </table:table-row>
        <table:table-row table:style-name="ro1">
          <table:table-cell office:value-type="float" office:value="0.104589052498341" calcext:value-type="float">
            <text:p>0.1045890525</text:p>
          </table:table-cell>
          <table:table-cell office:value-type="float" office:value="-0.118832938373089" calcext:value-type="float">
            <text:p>-0.1188329384</text:p>
          </table:table-cell>
          <table:table-cell office:value-type="float" office:value="0.240335956215858" calcext:value-type="float">
            <text:p>0.2403359562</text:p>
          </table:table-cell>
          <table:table-cell/>
          <table:table-cell office:value-type="float" office:value="0.045946" calcext:value-type="float">
            <text:p>0.045946</text:p>
          </table:table-cell>
          <table:table-cell office:value-type="float" office:value="0.649873" calcext:value-type="float">
            <text:p>0.649873</text:p>
          </table:table-cell>
          <table:table-cell office:value-type="float" office:value="0.185934" calcext:value-type="float">
            <text:p>0.185934</text:p>
          </table:table-cell>
        </table:table-row>
        <table:table-row table:style-name="ro1">
          <table:table-cell office:value-type="float" office:value="0.104347690939903" calcext:value-type="float">
            <text:p>0.1043476909</text:p>
          </table:table-cell>
          <table:table-cell office:value-type="float" office:value="-0.119139015674591" calcext:value-type="float">
            <text:p>-0.1191390157</text:p>
          </table:table-cell>
          <table:table-cell office:value-type="float" office:value="0.240387484431267" calcext:value-type="float">
            <text:p>0.2403874844</text:p>
          </table:table-cell>
          <table:table-cell/>
          <table:table-cell office:value-type="float" office:value="0.045866" calcext:value-type="float">
            <text:p>0.045866</text:p>
          </table:table-cell>
          <table:table-cell office:value-type="float" office:value="0.649613" calcext:value-type="float">
            <text:p>0.649613</text:p>
          </table:table-cell>
          <table:table-cell office:value-type="float" office:value="0.185759" calcext:value-type="float">
            <text:p>0.185759</text:p>
          </table:table-cell>
        </table:table-row>
        <table:table-row table:style-name="ro1">
          <table:table-cell office:value-type="float" office:value="0.104364588856697" calcext:value-type="float">
            <text:p>0.1043645889</text:p>
          </table:table-cell>
          <table:table-cell office:value-type="float" office:value="-0.119101569056511" calcext:value-type="float">
            <text:p>-0.1191015691</text:p>
          </table:table-cell>
          <table:table-cell office:value-type="float" office:value="0.240444198250771" calcext:value-type="float">
            <text:p>0.2404441983</text:p>
          </table:table-cell>
          <table:table-cell/>
          <table:table-cell office:value-type="float" office:value="0.045601" calcext:value-type="float">
            <text:p>0.045601</text:p>
          </table:table-cell>
          <table:table-cell office:value-type="float" office:value="0.649631" calcext:value-type="float">
            <text:p>0.649631</text:p>
          </table:table-cell>
          <table:table-cell office:value-type="float" office:value="0.185685" calcext:value-type="float">
            <text:p>0.185685</text:p>
          </table:table-cell>
        </table:table-row>
        <table:table-row table:style-name="ro1">
          <table:table-cell office:value-type="float" office:value="0.104482404887676" calcext:value-type="float">
            <text:p>0.1044824049</text:p>
          </table:table-cell>
          <table:table-cell office:value-type="float" office:value="-0.118767090141773" calcext:value-type="float">
            <text:p>-0.1187670901</text:p>
          </table:table-cell>
          <table:table-cell office:value-type="float" office:value="0.240474671125412" calcext:value-type="float">
            <text:p>0.2404746711</text:p>
          </table:table-cell>
          <table:table-cell/>
          <table:table-cell office:value-type="float" office:value="0.045393" calcext:value-type="float">
            <text:p>0.045393</text:p>
          </table:table-cell>
          <table:table-cell office:value-type="float" office:value="0.649656" calcext:value-type="float">
            <text:p>0.649656</text:p>
          </table:table-cell>
          <table:table-cell office:value-type="float" office:value="0.185735" calcext:value-type="float">
            <text:p>0.185735</text:p>
          </table:table-cell>
        </table:table-row>
        <table:table-row table:style-name="ro1">
          <table:table-cell office:value-type="float" office:value="0.104497045278549" calcext:value-type="float">
            <text:p>0.1044970453</text:p>
          </table:table-cell>
          <table:table-cell office:value-type="float" office:value="-0.119031593203545" calcext:value-type="float">
            <text:p>-0.1190315932</text:p>
          </table:table-cell>
          <table:table-cell office:value-type="float" office:value="0.240481585264206" calcext:value-type="float">
            <text:p>0.2404815853</text:p>
          </table:table-cell>
          <table:table-cell/>
          <table:table-cell office:value-type="float" office:value="0.045269" calcext:value-type="float">
            <text:p>0.045269</text:p>
          </table:table-cell>
          <table:table-cell office:value-type="float" office:value="0.649697" calcext:value-type="float">
            <text:p>0.649697</text:p>
          </table:table-cell>
          <table:table-cell office:value-type="float" office:value="0.185665" calcext:value-type="float">
            <text:p>0.185665</text:p>
          </table:table-cell>
        </table:table-row>
        <table:table-row table:style-name="ro1">
          <table:table-cell office:value-type="float" office:value="0.104521796107292" calcext:value-type="float">
            <text:p>0.1045217961</text:p>
          </table:table-cell>
          <table:table-cell office:value-type="float" office:value="-0.118990205228329" calcext:value-type="float">
            <text:p>-0.1189902052</text:p>
          </table:table-cell>
          <table:table-cell office:value-type="float" office:value="0.240474060177803" calcext:value-type="float">
            <text:p>0.2404740602</text:p>
          </table:table-cell>
          <table:table-cell/>
          <table:table-cell office:value-type="float" office:value="0.045269" calcext:value-type="float">
            <text:p>0.045269</text:p>
          </table:table-cell>
          <table:table-cell office:value-type="float" office:value="0.649697" calcext:value-type="float">
            <text:p>0.649697</text:p>
          </table:table-cell>
          <table:table-cell office:value-type="float" office:value="0.185665" calcext:value-type="float">
            <text:p>0.185665</text:p>
          </table:table-cell>
        </table:table-row>
        <table:table-row table:style-name="ro1">
          <table:table-cell office:value-type="float" office:value="0.104412168264389" calcext:value-type="float">
            <text:p>0.1044121683</text:p>
          </table:table-cell>
          <table:table-cell office:value-type="float" office:value="-0.118714511394501" calcext:value-type="float">
            <text:p>-0.1187145114</text:p>
          </table:table-cell>
          <table:table-cell office:value-type="float" office:value="0.24038527905941" calcext:value-type="float">
            <text:p>0.2403852791</text:p>
          </table:table-cell>
          <table:table-cell/>
          <table:table-cell office:value-type="float" office:value="0.045077" calcext:value-type="float">
            <text:p>0.045077</text:p>
          </table:table-cell>
          <table:table-cell office:value-type="float" office:value="0.649703" calcext:value-type="float">
            <text:p>0.649703</text:p>
          </table:table-cell>
          <table:table-cell office:value-type="float" office:value="0.185747" calcext:value-type="float">
            <text:p>0.185747</text:p>
          </table:table-cell>
        </table:table-row>
        <table:table-row table:style-name="ro1">
          <table:table-cell office:value-type="float" office:value="0.104421973228455" calcext:value-type="float">
            <text:p>0.1044219732</text:p>
          </table:table-cell>
          <table:table-cell office:value-type="float" office:value="-0.119067177176476" calcext:value-type="float">
            <text:p>-0.1190671772</text:p>
          </table:table-cell>
          <table:table-cell office:value-type="float" office:value="0.240392208099365" calcext:value-type="float">
            <text:p>0.2403922081</text:p>
          </table:table-cell>
          <table:table-cell/>
          <table:table-cell office:value-type="float" office:value="0.045157" calcext:value-type="float">
            <text:p>0.045157</text:p>
          </table:table-cell>
          <table:table-cell office:value-type="float" office:value="0.649547" calcext:value-type="float">
            <text:p>0.649547</text:p>
          </table:table-cell>
          <table:table-cell office:value-type="float" office:value="0.18556" calcext:value-type="float">
            <text:p>0.18556</text:p>
          </table:table-cell>
        </table:table-row>
        <table:table-row table:style-name="ro1">
          <table:table-cell office:value-type="float" office:value="0.104655057191849" calcext:value-type="float">
            <text:p>0.1046550572</text:p>
          </table:table-cell>
          <table:table-cell office:value-type="float" office:value="-0.119139224290848" calcext:value-type="float">
            <text:p>-0.1191392243</text:p>
          </table:table-cell>
          <table:table-cell office:value-type="float" office:value="0.240399926900864" calcext:value-type="float">
            <text:p>0.2403999269</text:p>
          </table:table-cell>
          <table:table-cell/>
          <table:table-cell office:value-type="float" office:value="0.045036" calcext:value-type="float">
            <text:p>0.045036</text:p>
          </table:table-cell>
          <table:table-cell office:value-type="float" office:value="0.64964" calcext:value-type="float">
            <text:p>0.64964</text:p>
          </table:table-cell>
          <table:table-cell office:value-type="float" office:value="0.185649" calcext:value-type="float">
            <text:p>0.185649</text:p>
          </table:table-cell>
        </table:table-row>
        <table:table-row table:style-name="ro1">
          <table:table-cell office:value-type="float" office:value="0.104404471814632" calcext:value-type="float">
            <text:p>0.1044044718</text:p>
          </table:table-cell>
          <table:table-cell office:value-type="float" office:value="-0.119082294404507" calcext:value-type="float">
            <text:p>-0.1190822944</text:p>
          </table:table-cell>
          <table:table-cell office:value-type="float" office:value="0.240412041544914" calcext:value-type="float">
            <text:p>0.2404120415</text:p>
          </table:table-cell>
          <table:table-cell/>
          <table:table-cell office:value-type="float" office:value="0.045036" calcext:value-type="float">
            <text:p>0.045036</text:p>
          </table:table-cell>
          <table:table-cell office:value-type="float" office:value="0.64964" calcext:value-type="float">
            <text:p>0.64964</text:p>
          </table:table-cell>
          <table:table-cell office:value-type="float" office:value="0.185649" calcext:value-type="float">
            <text:p>0.185649</text:p>
          </table:table-cell>
        </table:table-row>
        <table:table-row table:style-name="ro1">
          <table:table-cell office:value-type="float" office:value="0.104320675134659" calcext:value-type="float">
            <text:p>0.1043206751</text:p>
          </table:table-cell>
          <table:table-cell office:value-type="float" office:value="-0.119130983948708" calcext:value-type="float">
            <text:p>-0.1191309839</text:p>
          </table:table-cell>
          <table:table-cell office:value-type="float" office:value="0.24036593735218" calcext:value-type="float">
            <text:p>0.2403659374</text:p>
          </table:table-cell>
          <table:table-cell/>
          <table:table-cell office:value-type="float" office:value="0.045095" calcext:value-type="float">
            <text:p>0.045095</text:p>
          </table:table-cell>
          <table:table-cell office:value-type="float" office:value="0.649573" calcext:value-type="float">
            <text:p>0.649573</text:p>
          </table:table-cell>
          <table:table-cell office:value-type="float" office:value="0.185641" calcext:value-type="float">
            <text:p>0.185641</text:p>
          </table:table-cell>
        </table:table-row>
        <table:table-row table:style-name="ro1">
          <table:table-cell office:value-type="float" office:value="0.104404777288437" calcext:value-type="float">
            <text:p>0.1044047773</text:p>
          </table:table-cell>
          <table:table-cell office:value-type="float" office:value="-0.119139052927494" calcext:value-type="float">
            <text:p>-0.1191390529</text:p>
          </table:table-cell>
          <table:table-cell office:value-type="float" office:value="0.240318670868874" calcext:value-type="float">
            <text:p>0.2403186709</text:p>
          </table:table-cell>
          <table:table-cell/>
          <table:table-cell office:value-type="float" office:value="0.045068" calcext:value-type="float">
            <text:p>0.045068</text:p>
          </table:table-cell>
          <table:table-cell office:value-type="float" office:value="0.64959" calcext:value-type="float">
            <text:p>0.64959</text:p>
          </table:table-cell>
          <table:table-cell office:value-type="float" office:value="0.185624" calcext:value-type="float">
            <text:p>0.185624</text:p>
          </table:table-cell>
        </table:table-row>
        <table:table-row table:style-name="ro1">
          <table:table-cell office:value-type="float" office:value="0.104367524385452" calcext:value-type="float">
            <text:p>0.1043675244</text:p>
          </table:table-cell>
          <table:table-cell office:value-type="float" office:value="-0.119187109172344" calcext:value-type="float">
            <text:p>-0.1191871092</text:p>
          </table:table-cell>
          <table:table-cell office:value-type="float" office:value="0.240364193916321" calcext:value-type="float">
            <text:p>0.2403641939</text:p>
          </table:table-cell>
          <table:table-cell/>
          <table:table-cell office:value-type="float" office:value="0.045036" calcext:value-type="float">
            <text:p>0.045036</text:p>
          </table:table-cell>
          <table:table-cell office:value-type="float" office:value="0.64964" calcext:value-type="float">
            <text:p>0.64964</text:p>
          </table:table-cell>
          <table:table-cell office:value-type="float" office:value="0.185649" calcext:value-type="float">
            <text:p>0.185649</text:p>
          </table:table-cell>
        </table:table-row>
        <table:table-row table:style-name="ro1">
          <table:table-cell office:value-type="float" office:value="0.104454517364502" calcext:value-type="float">
            <text:p>0.1044545174</text:p>
          </table:table-cell>
          <table:table-cell office:value-type="float" office:value="-0.119191721081734" calcext:value-type="float">
            <text:p>-0.1191917211</text:p>
          </table:table-cell>
          <table:table-cell office:value-type="float" office:value="0.240363597869873" calcext:value-type="float">
            <text:p>0.2403635979</text:p>
          </table:table-cell>
          <table:table-cell/>
          <table:table-cell office:value-type="float" office:value="0.04513" calcext:value-type="float">
            <text:p>0.04513</text:p>
          </table:table-cell>
          <table:table-cell office:value-type="float" office:value="0.649583" calcext:value-type="float">
            <text:p>0.649583</text:p>
          </table:table-cell>
          <table:table-cell office:value-type="float" office:value="0.185582" calcext:value-type="float">
            <text:p>0.185582</text:p>
          </table:table-cell>
        </table:table-row>
        <table:table-row table:style-name="ro1">
          <table:table-cell office:value-type="float" office:value="0.104311510920525" calcext:value-type="float">
            <text:p>0.1043115109</text:p>
          </table:table-cell>
          <table:table-cell office:value-type="float" office:value="-0.119146838784218" calcext:value-type="float">
            <text:p>-0.1191468388</text:p>
          </table:table-cell>
          <table:table-cell office:value-type="float" office:value="0.240419417619705" calcext:value-type="float">
            <text:p>0.2404194176</text:p>
          </table:table-cell>
          <table:table-cell/>
          <table:table-cell office:value-type="float" office:value="0.04512" calcext:value-type="float">
            <text:p>0.04512</text:p>
          </table:table-cell>
          <table:table-cell office:value-type="float" office:value="0.649539" calcext:value-type="float">
            <text:p>0.649539</text:p>
          </table:table-cell>
          <table:table-cell office:value-type="float" office:value="0.185624" calcext:value-type="float">
            <text:p>0.185624</text:p>
          </table:table-cell>
        </table:table-row>
        <table:table-row table:style-name="ro1">
          <table:table-cell office:value-type="float" office:value="0.104368016123772" calcext:value-type="float">
            <text:p>0.1043680161</text:p>
          </table:table-cell>
          <table:table-cell office:value-type="float" office:value="-0.11918381601572" calcext:value-type="float">
            <text:p>-0.119183816</text:p>
          </table:table-cell>
          <table:table-cell office:value-type="float" office:value="0.240392133593559" calcext:value-type="float">
            <text:p>0.2403921336</text:p>
          </table:table-cell>
          <table:table-cell/>
          <table:table-cell office:value-type="float" office:value="0.045036" calcext:value-type="float">
            <text:p>0.045036</text:p>
          </table:table-cell>
          <table:table-cell office:value-type="float" office:value="0.64964" calcext:value-type="float">
            <text:p>0.64964</text:p>
          </table:table-cell>
          <table:table-cell office:value-type="float" office:value="0.185649" calcext:value-type="float">
            <text:p>0.185649</text:p>
          </table:table-cell>
        </table:table-row>
        <table:table-row table:style-name="ro1">
          <table:table-cell office:value-type="float" office:value="0.10420448333025" calcext:value-type="float">
            <text:p>0.1042044833</text:p>
          </table:table-cell>
          <table:table-cell office:value-type="float" office:value="-0.119200609624386" calcext:value-type="float">
            <text:p>-0.1192006096</text:p>
          </table:table-cell>
          <table:table-cell office:value-type="float" office:value="0.240429610013962" calcext:value-type="float">
            <text:p>0.24042961</text:p>
          </table:table-cell>
          <table:table-cell/>
          <table:table-cell office:value-type="float" office:value="0.045036" calcext:value-type="float">
            <text:p>0.045036</text:p>
          </table:table-cell>
          <table:table-cell office:value-type="float" office:value="0.64964" calcext:value-type="float">
            <text:p>0.64964</text:p>
          </table:table-cell>
          <table:table-cell office:value-type="float" office:value="0.185649" calcext:value-type="float">
            <text:p>0.185649</text:p>
          </table:table-cell>
        </table:table-row>
        <table:table-row table:style-name="ro1">
          <table:table-cell office:value-type="float" office:value="0.104274742305279" calcext:value-type="float">
            <text:p>0.1042747423</text:p>
          </table:table-cell>
          <table:table-cell office:value-type="float" office:value="-0.119081780314446" calcext:value-type="float">
            <text:p>-0.1190817803</text:p>
          </table:table-cell>
          <table:table-cell office:value-type="float" office:value="0.24034395813942" calcext:value-type="float">
            <text:p>0.2403439581</text:p>
          </table:table-cell>
          <table:table-cell/>
          <table:table-cell office:value-type="float" office:value="0.044812" calcext:value-type="float">
            <text:p>0.044812</text:p>
          </table:table-cell>
          <table:table-cell office:value-type="float" office:value="0.649725" calcext:value-type="float">
            <text:p>0.649725</text:p>
          </table:table-cell>
          <table:table-cell office:value-type="float" office:value="0.185715" calcext:value-type="float">
            <text:p>0.185715</text:p>
          </table:table-cell>
        </table:table-row>
        <table:table-row table:style-name="ro1">
          <table:table-cell office:value-type="float" office:value="0.104334115982056" calcext:value-type="float">
            <text:p>0.104334116</text:p>
          </table:table-cell>
          <table:table-cell office:value-type="float" office:value="-0.119298368692398" calcext:value-type="float">
            <text:p>-0.1192983687</text:p>
          </table:table-cell>
          <table:table-cell office:value-type="float" office:value="0.240389347076416" calcext:value-type="float">
            <text:p>0.2403893471</text:p>
          </table:table-cell>
          <table:table-cell/>
          <table:table-cell office:value-type="float" office:value="0.044642" calcext:value-type="float">
            <text:p>0.044642</text:p>
          </table:table-cell>
          <table:table-cell office:value-type="float" office:value="0.649644" calcext:value-type="float">
            <text:p>0.649644</text:p>
          </table:table-cell>
          <table:table-cell office:value-type="float" office:value="0.185646" calcext:value-type="float">
            <text:p>0.185646</text:p>
          </table:table-cell>
        </table:table-row>
        <table:table-row table:style-name="ro1">
          <table:table-cell office:value-type="float" office:value="0.104271724820137" calcext:value-type="float">
            <text:p>0.1042717248</text:p>
          </table:table-cell>
          <table:table-cell office:value-type="float" office:value="-0.119170159101486" calcext:value-type="float">
            <text:p>-0.1191701591</text:p>
          </table:table-cell>
          <table:table-cell office:value-type="float" office:value="0.240449085831642" calcext:value-type="float">
            <text:p>0.2404490858</text:p>
          </table:table-cell>
          <table:table-cell/>
          <table:table-cell office:value-type="float" office:value="0.044642" calcext:value-type="float">
            <text:p>0.044642</text:p>
          </table:table-cell>
          <table:table-cell office:value-type="float" office:value="0.649644" calcext:value-type="float">
            <text:p>0.649644</text:p>
          </table:table-cell>
          <table:table-cell office:value-type="float" office:value="0.185646" calcext:value-type="float">
            <text:p>0.185646</text:p>
          </table:table-cell>
        </table:table-row>
        <table:table-row table:style-name="ro1">
          <table:table-cell office:value-type="float" office:value="0.104336082935333" calcext:value-type="float">
            <text:p>0.1043360829</text:p>
          </table:table-cell>
          <table:table-cell office:value-type="float" office:value="-0.118795230984688" calcext:value-type="float">
            <text:p>-0.118795231</text:p>
          </table:table-cell>
          <table:table-cell office:value-type="float" office:value="0.240472748875618" calcext:value-type="float">
            <text:p>0.2404727489</text:p>
          </table:table-cell>
          <table:table-cell/>
          <table:table-cell office:value-type="float" office:value="0.044556" calcext:value-type="float">
            <text:p>0.044556</text:p>
          </table:table-cell>
          <table:table-cell office:value-type="float" office:value="0.649493" calcext:value-type="float">
            <text:p>0.649493</text:p>
          </table:table-cell>
          <table:table-cell office:value-type="float" office:value="0.185546" calcext:value-type="float">
            <text:p>0.185546</text:p>
          </table:table-cell>
        </table:table-row>
        <table:table-row table:style-name="ro1">
          <table:table-cell office:value-type="float" office:value="0.104267738759518" calcext:value-type="float">
            <text:p>0.1042677388</text:p>
          </table:table-cell>
          <table:table-cell office:value-type="float" office:value="-0.119108878076077" calcext:value-type="float">
            <text:p>-0.1191088781</text:p>
          </table:table-cell>
          <table:table-cell office:value-type="float" office:value="0.240468516945839" calcext:value-type="float">
            <text:p>0.2404685169</text:p>
          </table:table-cell>
          <table:table-cell/>
          <table:table-cell office:value-type="float" office:value="0.044558" calcext:value-type="float">
            <text:p>0.044558</text:p>
          </table:table-cell>
          <table:table-cell office:value-type="float" office:value="0.649486" calcext:value-type="float">
            <text:p>0.649486</text:p>
          </table:table-cell>
          <table:table-cell office:value-type="float" office:value="0.185541" calcext:value-type="float">
            <text:p>0.185541</text:p>
          </table:table-cell>
        </table:table-row>
        <table:table-row table:style-name="ro1">
          <table:table-cell office:value-type="float" office:value="0.104269817471504" calcext:value-type="float">
            <text:p>0.1042698175</text:p>
          </table:table-cell>
          <table:table-cell office:value-type="float" office:value="-0.119102910161018" calcext:value-type="float">
            <text:p>-0.1191029102</text:p>
          </table:table-cell>
          <table:table-cell office:value-type="float" office:value="0.240464136004448" calcext:value-type="float">
            <text:p>0.240464136</text:p>
          </table:table-cell>
          <table:table-cell/>
          <table:table-cell office:value-type="float" office:value="0.044537" calcext:value-type="float">
            <text:p>0.044537</text:p>
          </table:table-cell>
          <table:table-cell office:value-type="float" office:value="0.649465" calcext:value-type="float">
            <text:p>0.649465</text:p>
          </table:table-cell>
          <table:table-cell office:value-type="float" office:value="0.185592" calcext:value-type="float">
            <text:p>0.185592</text:p>
          </table:table-cell>
        </table:table-row>
        <table:table-row table:style-name="ro1">
          <table:table-cell office:value-type="float" office:value="0.104295879602432" calcext:value-type="float">
            <text:p>0.1042958796</text:p>
          </table:table-cell>
          <table:table-cell office:value-type="float" office:value="-0.119134776294231" calcext:value-type="float">
            <text:p>-0.1191347763</text:p>
          </table:table-cell>
          <table:table-cell office:value-type="float" office:value="0.240460932254791" calcext:value-type="float">
            <text:p>0.2404609323</text:p>
          </table:table-cell>
          <table:table-cell/>
          <table:table-cell office:value-type="float" office:value="0.044556" calcext:value-type="float">
            <text:p>0.044556</text:p>
          </table:table-cell>
          <table:table-cell office:value-type="float" office:value="0.649493" calcext:value-type="float">
            <text:p>0.649493</text:p>
          </table:table-cell>
          <table:table-cell office:value-type="float" office:value="0.185546" calcext:value-type="float">
            <text:p>0.185546</text:p>
          </table:table-cell>
        </table:table-row>
        <table:table-row table:style-name="ro1">
          <table:table-cell office:value-type="float" office:value="0.104297280311584" calcext:value-type="float">
            <text:p>0.1042972803</text:p>
          </table:table-cell>
          <table:table-cell office:value-type="float" office:value="-0.1191426217556" calcext:value-type="float">
            <text:p>-0.1191426218</text:p>
          </table:table-cell>
          <table:table-cell office:value-type="float" office:value="0.240485087037086" calcext:value-type="float">
            <text:p>0.240485087</text:p>
          </table:table-cell>
          <table:table-cell/>
          <table:table-cell office:value-type="float" office:value="0.044587" calcext:value-type="float">
            <text:p>0.044587</text:p>
          </table:table-cell>
          <table:table-cell office:value-type="float" office:value="0.649473" calcext:value-type="float">
            <text:p>0.649473</text:p>
          </table:table-cell>
          <table:table-cell office:value-type="float" office:value="0.185564" calcext:value-type="float">
            <text:p>0.185564</text:p>
          </table:table-cell>
        </table:table-row>
        <table:table-row table:style-name="ro1">
          <table:table-cell office:value-type="float" office:value="0.104258179664612" calcext:value-type="float">
            <text:p>0.1042581797</text:p>
          </table:table-cell>
          <table:table-cell office:value-type="float" office:value="-0.119096957147121" calcext:value-type="float">
            <text:p>-0.1190969571</text:p>
          </table:table-cell>
          <table:table-cell office:value-type="float" office:value="0.240482285618782" calcext:value-type="float">
            <text:p>0.2404822856</text:p>
          </table:table-cell>
          <table:table-cell/>
          <table:table-cell office:value-type="float" office:value="0.044607" calcext:value-type="float">
            <text:p>0.044607</text:p>
          </table:table-cell>
          <table:table-cell office:value-type="float" office:value="0.649523" calcext:value-type="float">
            <text:p>0.649523</text:p>
          </table:table-cell>
          <table:table-cell office:value-type="float" office:value="0.185638" calcext:value-type="float">
            <text:p>0.185638</text:p>
          </table:table-cell>
        </table:table-row>
        <table:table-row table:style-name="ro1">
          <table:table-cell office:value-type="float" office:value="0.104326136410236" calcext:value-type="float">
            <text:p>0.1043261364</text:p>
          </table:table-cell>
          <table:table-cell office:value-type="float" office:value="-0.119097217917442" calcext:value-type="float">
            <text:p>-0.1190972179</text:p>
          </table:table-cell>
          <table:table-cell office:value-type="float" office:value="0.24043869972229" calcext:value-type="float">
            <text:p>0.2404386997</text:p>
          </table:table-cell>
          <table:table-cell/>
          <table:table-cell office:value-type="float" office:value="0.044594" calcext:value-type="float">
            <text:p>0.044594</text:p>
          </table:table-cell>
          <table:table-cell office:value-type="float" office:value="0.649568" calcext:value-type="float">
            <text:p>0.649568</text:p>
          </table:table-cell>
          <table:table-cell office:value-type="float" office:value="0.185571" calcext:value-type="float">
            <text:p>0.185571</text:p>
          </table:table-cell>
        </table:table-row>
        <table:table-row table:style-name="ro1">
          <table:table-cell office:value-type="float" office:value="0.104237481951714" calcext:value-type="float">
            <text:p>0.104237482</text:p>
          </table:table-cell>
          <table:table-cell office:value-type="float" office:value="-0.119174636900425" calcext:value-type="float">
            <text:p>-0.1191746369</text:p>
          </table:table-cell>
          <table:table-cell office:value-type="float" office:value="0.240433245897293" calcext:value-type="float">
            <text:p>0.2404332459</text:p>
          </table:table-cell>
          <table:table-cell/>
          <table:table-cell office:value-type="float" office:value="0.044587" calcext:value-type="float">
            <text:p>0.044587</text:p>
          </table:table-cell>
          <table:table-cell office:value-type="float" office:value="0.649473" calcext:value-type="float">
            <text:p>0.649473</text:p>
          </table:table-cell>
          <table:table-cell office:value-type="float" office:value="0.185564" calcext:value-type="float">
            <text:p>0.185564</text:p>
          </table:table-cell>
        </table:table-row>
        <table:table-row table:style-name="ro1">
          <table:table-cell office:value-type="float" office:value="0.104248404502869" calcext:value-type="float">
            <text:p>0.1042484045</text:p>
          </table:table-cell>
          <table:table-cell office:value-type="float" office:value="-0.119109779596329" calcext:value-type="float">
            <text:p>-0.1191097796</text:p>
          </table:table-cell>
          <table:table-cell office:value-type="float" office:value="0.240480005741119" calcext:value-type="float">
            <text:p>0.2404800057</text:p>
          </table:table-cell>
          <table:table-cell/>
          <table:table-cell office:value-type="float" office:value="0.044539" calcext:value-type="float">
            <text:p>0.044539</text:p>
          </table:table-cell>
          <table:table-cell office:value-type="float" office:value="0.64946" calcext:value-type="float">
            <text:p>0.64946</text:p>
          </table:table-cell>
          <table:table-cell office:value-type="float" office:value="0.185588" calcext:value-type="float">
            <text:p>0.185588</text:p>
          </table:table-cell>
        </table:table-row>
        <table:table-row table:style-name="ro1">
          <table:table-cell office:value-type="float" office:value="0.104275211691856" calcext:value-type="float">
            <text:p>0.1042752117</text:p>
          </table:table-cell>
          <table:table-cell office:value-type="float" office:value="-0.119120933115482" calcext:value-type="float">
            <text:p>-0.1191209331</text:p>
          </table:table-cell>
          <table:table-cell office:value-type="float" office:value="0.240483164787292" calcext:value-type="float">
            <text:p>0.2404831648</text:p>
          </table:table-cell>
          <table:table-cell/>
          <table:table-cell office:value-type="float" office:value="0.044537" calcext:value-type="float">
            <text:p>0.044537</text:p>
          </table:table-cell>
          <table:table-cell office:value-type="float" office:value="0.649465" calcext:value-type="float">
            <text:p>0.649465</text:p>
          </table:table-cell>
          <table:table-cell office:value-type="float" office:value="0.185592" calcext:value-type="float">
            <text:p>0.185592</text:p>
          </table:table-cell>
        </table:table-row>
        <table:table-row table:style-name="ro1">
          <table:table-cell office:value-type="float" office:value="0.104325845837593" calcext:value-type="float">
            <text:p>0.1043258458</text:p>
          </table:table-cell>
          <table:table-cell office:value-type="float" office:value="-0.119065061211586" calcext:value-type="float">
            <text:p>-0.1190650612</text:p>
          </table:table-cell>
          <table:table-cell office:value-type="float" office:value="0.240488201379776" calcext:value-type="float">
            <text:p>0.2404882014</text:p>
          </table:table-cell>
          <table:table-cell/>
          <table:table-cell office:value-type="float" office:value="0.044473" calcext:value-type="float">
            <text:p>0.044473</text:p>
          </table:table-cell>
          <table:table-cell office:value-type="float" office:value="0.649582" calcext:value-type="float">
            <text:p>0.649582</text:p>
          </table:table-cell>
          <table:table-cell office:value-type="float" office:value="0.18559" calcext:value-type="float">
            <text:p>0.18559</text:p>
          </table:table-cell>
        </table:table-row>
        <table:table-row table:style-name="ro1">
          <table:table-cell office:value-type="float" office:value="0.104311972856522" calcext:value-type="float">
            <text:p>0.1043119729</text:p>
          </table:table-cell>
          <table:table-cell office:value-type="float" office:value="-0.119120925664902" calcext:value-type="float">
            <text:p>-0.1191209257</text:p>
          </table:table-cell>
          <table:table-cell office:value-type="float" office:value="0.240494459867477" calcext:value-type="float">
            <text:p>0.2404944599</text:p>
          </table:table-cell>
          <table:table-cell/>
          <table:table-cell office:value-type="float" office:value="0.044309" calcext:value-type="float">
            <text:p>0.044309</text:p>
          </table:table-cell>
          <table:table-cell office:value-type="float" office:value="0.64961" calcext:value-type="float">
            <text:p>0.64961</text:p>
          </table:table-cell>
          <table:table-cell office:value-type="float" office:value="0.185631" calcext:value-type="float">
            <text:p>0.185631</text:p>
          </table:table-cell>
        </table:table-row>
        <table:table-row table:style-name="ro1">
          <table:table-cell office:value-type="float" office:value="0.104299202561378" calcext:value-type="float">
            <text:p>0.1042992026</text:p>
          </table:table-cell>
          <table:table-cell office:value-type="float" office:value="-0.119156807661057" calcext:value-type="float">
            <text:p>-0.1191568077</text:p>
          </table:table-cell>
          <table:table-cell office:value-type="float" office:value="0.240467369556427" calcext:value-type="float">
            <text:p>0.2404673696</text:p>
          </table:table-cell>
          <table:table-cell/>
          <table:table-cell office:value-type="float" office:value="0.044253" calcext:value-type="float">
            <text:p>0.044253</text:p>
          </table:table-cell>
          <table:table-cell office:value-type="float" office:value="0.649653" calcext:value-type="float">
            <text:p>0.649653</text:p>
          </table:table-cell>
          <table:table-cell office:value-type="float" office:value="0.185645" calcext:value-type="float">
            <text:p>0.185645</text:p>
          </table:table-cell>
        </table:table-row>
        <table:table-row table:style-name="ro1">
          <table:table-cell office:value-type="float" office:value="0.104243904352188" calcext:value-type="float">
            <text:p>0.1042439044</text:p>
          </table:table-cell>
          <table:table-cell office:value-type="float" office:value="-0.119154378771782" calcext:value-type="float">
            <text:p>-0.1191543788</text:p>
          </table:table-cell>
          <table:table-cell office:value-type="float" office:value="0.240492388606071" calcext:value-type="float">
            <text:p>0.2404923886</text:p>
          </table:table-cell>
          <table:table-cell/>
          <table:table-cell office:value-type="float" office:value="0.0442" calcext:value-type="float">
            <text:p>0.0442</text:p>
          </table:table-cell>
          <table:table-cell office:value-type="float" office:value="0.649696" calcext:value-type="float">
            <text:p>0.649696</text:p>
          </table:table-cell>
          <table:table-cell office:value-type="float" office:value="0.185654" calcext:value-type="float">
            <text:p>0.185654</text:p>
          </table:table-cell>
        </table:table-row>
        <table:table-row table:style-name="ro1">
          <table:table-cell office:value-type="float" office:value="0.104189373552799" calcext:value-type="float">
            <text:p>0.1041893736</text:p>
          </table:table-cell>
          <table:table-cell office:value-type="float" office:value="-0.119187243282795" calcext:value-type="float">
            <text:p>-0.1191872433</text:p>
          </table:table-cell>
          <table:table-cell office:value-type="float" office:value="0.240483030676842" calcext:value-type="float">
            <text:p>0.2404830307</text:p>
          </table:table-cell>
          <table:table-cell/>
          <table:table-cell office:value-type="float" office:value="0.044225" calcext:value-type="float">
            <text:p>0.044225</text:p>
          </table:table-cell>
          <table:table-cell office:value-type="float" office:value="0.649696" calcext:value-type="float">
            <text:p>0.649696</text:p>
          </table:table-cell>
          <table:table-cell office:value-type="float" office:value="0.18568" calcext:value-type="float">
            <text:p>0.18568</text:p>
          </table:table-cell>
        </table:table-row>
        <table:table-row table:style-name="ro1">
          <table:table-cell office:value-type="float" office:value="0.104110263288021" calcext:value-type="float">
            <text:p>0.1041102633</text:p>
          </table:table-cell>
          <table:table-cell office:value-type="float" office:value="-0.119119055569172" calcext:value-type="float">
            <text:p>-0.1191190556</text:p>
          </table:table-cell>
          <table:table-cell office:value-type="float" office:value="0.240480929613113" calcext:value-type="float">
            <text:p>0.2404809296</text:p>
          </table:table-cell>
          <table:table-cell/>
          <table:table-cell office:value-type="float" office:value="0.044225" calcext:value-type="float">
            <text:p>0.044225</text:p>
          </table:table-cell>
          <table:table-cell office:value-type="float" office:value="0.649696" calcext:value-type="float">
            <text:p>0.649696</text:p>
          </table:table-cell>
          <table:table-cell office:value-type="float" office:value="0.18568" calcext:value-type="float">
            <text:p>0.18568</text:p>
          </table:table-cell>
        </table:table-row>
        <table:table-row table:style-name="ro1">
          <table:table-cell office:value-type="float" office:value="0.104135416448116" calcext:value-type="float">
            <text:p>0.1041354164</text:p>
          </table:table-cell>
          <table:table-cell office:value-type="float" office:value="-0.119115278124809" calcext:value-type="float">
            <text:p>-0.1191152781</text:p>
          </table:table-cell>
          <table:table-cell office:value-type="float" office:value="0.240499004721642" calcext:value-type="float">
            <text:p>0.2404990047</text:p>
          </table:table-cell>
          <table:table-cell/>
          <table:table-cell office:value-type="float" office:value="0.044201" calcext:value-type="float">
            <text:p>0.044201</text:p>
          </table:table-cell>
          <table:table-cell office:value-type="float" office:value="0.649698" calcext:value-type="float">
            <text:p>0.649698</text:p>
          </table:table-cell>
          <table:table-cell office:value-type="float" office:value="0.185656" calcext:value-type="float">
            <text:p>0.185656</text:p>
          </table:table-cell>
        </table:table-row>
        <table:table-row table:style-name="ro1">
          <table:table-cell office:value-type="float" office:value="0.104291938245296" calcext:value-type="float">
            <text:p>0.1042919382</text:p>
          </table:table-cell>
          <table:table-cell office:value-type="float" office:value="-0.119114778935909" calcext:value-type="float">
            <text:p>-0.1191147789</text:p>
          </table:table-cell>
          <table:table-cell office:value-type="float" office:value="0.240521714091301" calcext:value-type="float">
            <text:p>0.2405217141</text:p>
          </table:table-cell>
          <table:table-cell/>
          <table:table-cell office:value-type="float" office:value="0.044278" calcext:value-type="float">
            <text:p>0.044278</text:p>
          </table:table-cell>
          <table:table-cell office:value-type="float" office:value="0.649652" calcext:value-type="float">
            <text:p>0.649652</text:p>
          </table:table-cell>
          <table:table-cell office:value-type="float" office:value="0.18567" calcext:value-type="float">
            <text:p>0.18567</text:p>
          </table:table-cell>
        </table:table-row>
        <table:table-row table:style-name="ro1">
          <table:table-cell office:value-type="float" office:value="0.104280963540077" calcext:value-type="float">
            <text:p>0.1042809635</text:p>
          </table:table-cell>
          <table:table-cell office:value-type="float" office:value="-0.119071632623672" calcext:value-type="float">
            <text:p>-0.1190716326</text:p>
          </table:table-cell>
          <table:table-cell office:value-type="float" office:value="0.24051795899868" calcext:value-type="float">
            <text:p>0.240517959</text:p>
          </table:table-cell>
          <table:table-cell/>
          <table:table-cell office:value-type="float" office:value="0.044278" calcext:value-type="float">
            <text:p>0.044278</text:p>
          </table:table-cell>
          <table:table-cell office:value-type="float" office:value="0.649652" calcext:value-type="float">
            <text:p>0.649652</text:p>
          </table:table-cell>
          <table:table-cell office:value-type="float" office:value="0.18567" calcext:value-type="float">
            <text:p>0.18567</text:p>
          </table:table-cell>
        </table:table-row>
        <table:table-row table:style-name="ro1">
          <table:table-cell office:value-type="float" office:value="0.104288309812546" calcext:value-type="float">
            <text:p>0.1042883098</text:p>
          </table:table-cell>
          <table:table-cell office:value-type="float" office:value="-0.119008049368858" calcext:value-type="float">
            <text:p>-0.1190080494</text:p>
          </table:table-cell>
          <table:table-cell office:value-type="float" office:value="0.2405104637146" calcext:value-type="float">
            <text:p>0.2405104637</text:p>
          </table:table-cell>
          <table:table-cell/>
          <table:table-cell office:value-type="float" office:value="0.044285" calcext:value-type="float">
            <text:p>0.044285</text:p>
          </table:table-cell>
          <table:table-cell office:value-type="float" office:value="0.649656" calcext:value-type="float">
            <text:p>0.649656</text:p>
          </table:table-cell>
          <table:table-cell office:value-type="float" office:value="0.185665" calcext:value-type="float">
            <text:p>0.185665</text:p>
          </table:table-cell>
        </table:table-row>
        <table:table-row table:style-name="ro1">
          <table:table-cell office:value-type="float" office:value="0.104336231946945" calcext:value-type="float">
            <text:p>0.1043362319</text:p>
          </table:table-cell>
          <table:table-cell office:value-type="float" office:value="-0.118807725608349" calcext:value-type="float">
            <text:p>-0.1188077256</text:p>
          </table:table-cell>
          <table:table-cell office:value-type="float" office:value="0.24046316742897" calcext:value-type="float">
            <text:p>0.2404631674</text:p>
          </table:table-cell>
          <table:table-cell/>
          <table:table-cell office:value-type="float" office:value="0.044254" calcext:value-type="float">
            <text:p>0.044254</text:p>
          </table:table-cell>
          <table:table-cell office:value-type="float" office:value="0.649653" calcext:value-type="float">
            <text:p>0.649653</text:p>
          </table:table-cell>
          <table:table-cell office:value-type="float" office:value="0.185646" calcext:value-type="float">
            <text:p>0.185646</text:p>
          </table:table-cell>
        </table:table-row>
        <table:table-row table:style-name="ro1">
          <table:table-cell office:value-type="float" office:value="0.104264087975025" calcext:value-type="float">
            <text:p>0.104264088</text:p>
          </table:table-cell>
          <table:table-cell office:value-type="float" office:value="-0.119164288043976" calcext:value-type="float">
            <text:p>-0.119164288</text:p>
          </table:table-cell>
          <table:table-cell office:value-type="float" office:value="0.240428060293198" calcext:value-type="float">
            <text:p>0.2404280603</text:p>
          </table:table-cell>
          <table:table-cell/>
          <table:table-cell office:value-type="float" office:value="0.044225" calcext:value-type="float">
            <text:p>0.044225</text:p>
          </table:table-cell>
          <table:table-cell office:value-type="float" office:value="0.649696" calcext:value-type="float">
            <text:p>0.649696</text:p>
          </table:table-cell>
          <table:table-cell office:value-type="float" office:value="0.18568" calcext:value-type="float">
            <text:p>0.18568</text:p>
          </table:table-cell>
        </table:table-row>
        <table:table-row table:style-name="ro1">
          <table:table-cell office:value-type="float" office:value="0.104285545647144" calcext:value-type="float">
            <text:p>0.1042855456</text:p>
          </table:table-cell>
          <table:table-cell office:value-type="float" office:value="-0.119182035326958" calcext:value-type="float">
            <text:p>-0.1191820353</text:p>
          </table:table-cell>
          <table:table-cell office:value-type="float" office:value="0.24040399491787" calcext:value-type="float">
            <text:p>0.2404039949</text:p>
          </table:table-cell>
          <table:table-cell/>
          <table:table-cell office:value-type="float" office:value="0.044201" calcext:value-type="float">
            <text:p>0.044201</text:p>
          </table:table-cell>
          <table:table-cell office:value-type="float" office:value="0.649698" calcext:value-type="float">
            <text:p>0.649698</text:p>
          </table:table-cell>
          <table:table-cell office:value-type="float" office:value="0.185656" calcext:value-type="float">
            <text:p>0.185656</text:p>
          </table:table-cell>
        </table:table-row>
        <table:table-row table:style-name="ro1">
          <table:table-cell office:value-type="float" office:value="0.10431495308876" calcext:value-type="float">
            <text:p>0.1043149531</text:p>
          </table:table-cell>
          <table:table-cell office:value-type="float" office:value="-0.119169123470783" calcext:value-type="float">
            <text:p>-0.1191691235</text:p>
          </table:table-cell>
          <table:table-cell office:value-type="float" office:value="0.24047777056694" calcext:value-type="float">
            <text:p>0.2404777706</text:p>
          </table:table-cell>
          <table:table-cell/>
          <table:table-cell office:value-type="float" office:value="0.044253" calcext:value-type="float">
            <text:p>0.044253</text:p>
          </table:table-cell>
          <table:table-cell office:value-type="float" office:value="0.649653" calcext:value-type="float">
            <text:p>0.649653</text:p>
          </table:table-cell>
          <table:table-cell office:value-type="float" office:value="0.185645" calcext:value-type="float">
            <text:p>0.185645</text:p>
          </table:table-cell>
        </table:table-row>
        <table:table-row table:style-name="ro1">
          <table:table-cell office:value-type="float" office:value="0.104288041591644" calcext:value-type="float">
            <text:p>0.1042880416</text:p>
          </table:table-cell>
          <table:table-cell office:value-type="float" office:value="-0.119186423718929" calcext:value-type="float">
            <text:p>-0.1191864237</text:p>
          </table:table-cell>
          <table:table-cell office:value-type="float" office:value="0.240399435162544" calcext:value-type="float">
            <text:p>0.2403994352</text:p>
          </table:table-cell>
          <table:table-cell/>
          <table:table-cell office:value-type="float" office:value="0.044209" calcext:value-type="float">
            <text:p>0.044209</text:p>
          </table:table-cell>
          <table:table-cell office:value-type="float" office:value="0.649698" calcext:value-type="float">
            <text:p>0.649698</text:p>
          </table:table-cell>
          <table:table-cell office:value-type="float" office:value="0.185665" calcext:value-type="float">
            <text:p>0.185665</text:p>
          </table:table-cell>
        </table:table-row>
        <table:table-row table:style-name="ro1">
          <table:table-cell office:value-type="float" office:value="0.10419850051403" calcext:value-type="float">
            <text:p>0.1041985005</text:p>
          </table:table-cell>
          <table:table-cell office:value-type="float" office:value="-0.11887526512146" calcext:value-type="float">
            <text:p>-0.1188752651</text:p>
          </table:table-cell>
          <table:table-cell office:value-type="float" office:value="0.240371376276016" calcext:value-type="float">
            <text:p>0.2403713763</text:p>
          </table:table-cell>
          <table:table-cell table:number-columns-repeated="4"/>
        </table:table-row>
        <table:table-row table:style-name="ro1">
          <table:table-cell office:value-type="float" office:value="0.104311421513557" calcext:value-type="float">
            <text:p>0.1043114215</text:p>
          </table:table-cell>
          <table:table-cell office:value-type="float" office:value="-0.119136311113834" calcext:value-type="float">
            <text:p>-0.1191363111</text:p>
          </table:table-cell>
          <table:table-cell office:value-type="float" office:value="0.240428760647774" calcext:value-type="float">
            <text:p>0.2404287606</text:p>
          </table:table-cell>
          <table:table-cell table:number-columns-repeated="4"/>
        </table:table-row>
        <table:table-row table:style-name="ro1">
          <table:table-cell office:value-type="float" office:value="0.104365609586239" calcext:value-type="float">
            <text:p>0.1043656096</text:p>
          </table:table-cell>
          <table:table-cell office:value-type="float" office:value="-0.118789099156857" calcext:value-type="float">
            <text:p>-0.1187890992</text:p>
          </table:table-cell>
          <table:table-cell office:value-type="float" office:value="0.240402013063431" calcext:value-type="float">
            <text:p>0.2404020131</text:p>
          </table:table-cell>
          <table:table-cell table:number-columns-repeated="4"/>
        </table:table-row>
        <table:table-row table:style-name="ro1">
          <table:table-cell office:value-type="float" office:value="0.104280553758144" calcext:value-type="float">
            <text:p>0.1042805538</text:p>
          </table:table-cell>
          <table:table-cell office:value-type="float" office:value="-0.119187489151955" calcext:value-type="float">
            <text:p>-0.1191874892</text:p>
          </table:table-cell>
          <table:table-cell office:value-type="float" office:value="0.240380078554153" calcext:value-type="float">
            <text:p>0.2403800786</text:p>
          </table:table-cell>
          <table:table-cell table:number-columns-repeated="4"/>
        </table:table-row>
        <table:table-row table:style-name="ro1">
          <table:table-cell office:value-type="float" office:value="0.104192852973938" calcext:value-type="float">
            <text:p>0.104192853</text:p>
          </table:table-cell>
          <table:table-cell office:value-type="float" office:value="-0.119129501283169" calcext:value-type="float">
            <text:p>-0.1191295013</text:p>
          </table:table-cell>
          <table:table-cell office:value-type="float" office:value="0.240474730730057" calcext:value-type="float">
            <text:p>0.2404747307</text:p>
          </table:table-cell>
          <table:table-cell table:number-columns-repeated="4"/>
        </table:table-row>
        <table:table-row table:style-name="ro1">
          <table:table-cell office:value-type="float" office:value="0.104304730892181" calcext:value-type="float">
            <text:p>0.1043047309</text:p>
          </table:table-cell>
          <table:table-cell office:value-type="float" office:value="-0.119140036404133" calcext:value-type="float">
            <text:p>-0.1191400364</text:p>
          </table:table-cell>
          <table:table-cell office:value-type="float" office:value="0.24042671918869" calcext:value-type="float">
            <text:p>0.2404267192</text:p>
          </table:table-cell>
          <table:table-cell table:number-columns-repeated="4"/>
        </table:table-row>
        <table:table-row table:style-name="ro1">
          <table:table-cell office:value-type="float" office:value="0.10433191806078" calcext:value-type="float">
            <text:p>0.1043319181</text:p>
          </table:table-cell>
          <table:table-cell office:value-type="float" office:value="-0.119193911552429" calcext:value-type="float">
            <text:p>-0.1191939116</text:p>
          </table:table-cell>
          <table:table-cell office:value-type="float" office:value="0.240414291620254" calcext:value-type="float">
            <text:p>0.2404142916</text:p>
          </table:table-cell>
          <table:table-cell table:number-columns-repeated="4"/>
        </table:table-row>
        <table:table-row table:style-name="ro1">
          <table:table-cell office:value-type="float" office:value="0.104212895035744" calcext:value-type="float">
            <text:p>0.104212895</text:p>
          </table:table-cell>
          <table:table-cell office:value-type="float" office:value="-0.119160518050194" calcext:value-type="float">
            <text:p>-0.1191605181</text:p>
          </table:table-cell>
          <table:table-cell office:value-type="float" office:value="0.240449845790863" calcext:value-type="float">
            <text:p>0.2404498458</text:p>
          </table:table-cell>
          <table:table-cell table:number-columns-repeated="4"/>
        </table:table-row>
        <table:table-row table:style-name="ro1">
          <table:table-cell office:value-type="float" office:value="0.104130357503891" calcext:value-type="float">
            <text:p>0.1041303575</text:p>
          </table:table-cell>
          <table:table-cell office:value-type="float" office:value="-0.119080528616905" calcext:value-type="float">
            <text:p>-0.1190805286</text:p>
          </table:table-cell>
          <table:table-cell office:value-type="float" office:value="0.240528047084808" calcext:value-type="float">
            <text:p>0.2405280471</text:p>
          </table:table-cell>
          <table:table-cell table:number-columns-repeated="4"/>
        </table:table-row>
        <table:table-row table:style-name="ro1">
          <table:table-cell office:value-type="float" office:value="0.104276284575462" calcext:value-type="float">
            <text:p>0.1042762846</text:p>
          </table:table-cell>
          <table:table-cell office:value-type="float" office:value="-0.119104154407978" calcext:value-type="float">
            <text:p>-0.1191041544</text:p>
          </table:table-cell>
          <table:table-cell office:value-type="float" office:value="0.240467950701714" calcext:value-type="float">
            <text:p>0.2404679507</text:p>
          </table:table-cell>
          <table:table-cell table:number-columns-repeated="4"/>
        </table:table-row>
        <table:table-row table:style-name="ro1">
          <table:table-cell office:value-type="float" office:value="0.104178920388222" calcext:value-type="float">
            <text:p>0.1041789204</text:p>
          </table:table-cell>
          <table:table-cell office:value-type="float" office:value="-0.119205348193645" calcext:value-type="float">
            <text:p>-0.1192053482</text:p>
          </table:table-cell>
          <table:table-cell office:value-type="float" office:value="0.240387693047523" calcext:value-type="float">
            <text:p>0.240387693</text:p>
          </table:table-cell>
          <table:table-cell table:number-columns-repeated="4"/>
        </table:table-row>
        <table:table-row table:style-name="ro1">
          <table:table-cell office:value-type="float" office:value="0.104273192584515" calcext:value-type="float">
            <text:p>0.1042731926</text:p>
          </table:table-cell>
          <table:table-cell office:value-type="float" office:value="-0.118803948163986" calcext:value-type="float">
            <text:p>-0.1188039482</text:p>
          </table:table-cell>
          <table:table-cell office:value-type="float" office:value="0.240450918674469" calcext:value-type="float">
            <text:p>0.2404509187</text:p>
          </table:table-cell>
          <table:table-cell table:number-columns-repeated="4"/>
        </table:table-row>
        <table:table-row table:style-name="ro1">
          <table:table-cell office:value-type="float" office:value="0.104260213673115" calcext:value-type="float">
            <text:p>0.1042602137</text:p>
          </table:table-cell>
          <table:table-cell office:value-type="float" office:value="-0.118835352361202" calcext:value-type="float">
            <text:p>-0.1188353524</text:p>
          </table:table-cell>
          <table:table-cell office:value-type="float" office:value="0.240428596735001" calcext:value-type="float">
            <text:p>0.2404285967</text:p>
          </table:table-cell>
          <table:table-cell table:number-columns-repeated="4"/>
        </table:table-row>
        <table:table-row table:style-name="ro1">
          <table:table-cell office:value-type="float" office:value="0.104277104139328" calcext:value-type="float">
            <text:p>0.1042771041</text:p>
          </table:table-cell>
          <table:table-cell office:value-type="float" office:value="-0.119140535593033" calcext:value-type="float">
            <text:p>-0.1191405356</text:p>
          </table:table-cell>
          <table:table-cell office:value-type="float" office:value="0.240467339754105" calcext:value-type="float">
            <text:p>0.2404673398</text:p>
          </table:table-cell>
          <table:table-cell table:number-columns-repeated="4"/>
        </table:table-row>
        <table:table-row table:style-name="ro1">
          <table:table-cell office:value-type="float" office:value="0.104336187243462" calcext:value-type="float">
            <text:p>0.1043361872</text:p>
          </table:table-cell>
          <table:table-cell office:value-type="float" office:value="-0.119186908006668" calcext:value-type="float">
            <text:p>-0.119186908</text:p>
          </table:table-cell>
          <table:table-cell office:value-type="float" office:value="0.240468323230743" calcext:value-type="float">
            <text:p>0.2404683232</text:p>
          </table:table-cell>
          <table:table-cell table:number-columns-repeated="4"/>
        </table:table-row>
        <table:table-row table:style-name="ro1">
          <table:table-cell office:value-type="float" office:value="0.104281254112721" calcext:value-type="float">
            <text:p>0.1042812541</text:p>
          </table:table-cell>
          <table:table-cell office:value-type="float" office:value="-0.119157701730728" calcext:value-type="float">
            <text:p>-0.1191577017</text:p>
          </table:table-cell>
          <table:table-cell office:value-type="float" office:value="0.240450665354729" calcext:value-type="float">
            <text:p>0.2404506654</text:p>
          </table:table-cell>
          <table:table-cell table:number-columns-repeated="4"/>
        </table:table-row>
        <table:table-row table:style-name="ro1">
          <table:table-cell office:value-type="float" office:value="0.104240387678146" calcext:value-type="float">
            <text:p>0.1042403877</text:p>
          </table:table-cell>
          <table:table-cell office:value-type="float" office:value="-0.119113825261593" calcext:value-type="float">
            <text:p>-0.1191138253</text:p>
          </table:table-cell>
          <table:table-cell office:value-type="float" office:value="0.240556582808495" calcext:value-type="float">
            <text:p>0.2405565828</text:p>
          </table:table-cell>
          <table:table-cell table:number-columns-repeated="4"/>
        </table:table-row>
        <table:table-row table:style-name="ro1">
          <table:table-cell office:value-type="float" office:value="0.104240618646145" calcext:value-type="float">
            <text:p>0.1042406186</text:p>
          </table:table-cell>
          <table:table-cell office:value-type="float" office:value="-0.11911802738905" calcext:value-type="float">
            <text:p>-0.1191180274</text:p>
          </table:table-cell>
          <table:table-cell office:value-type="float" office:value="0.240502372384071" calcext:value-type="float">
            <text:p>0.2405023724</text:p>
          </table:table-cell>
          <table:table-cell table:number-columns-repeated="4"/>
        </table:table-row>
        <table:table-row table:style-name="ro1">
          <table:table-cell office:value-type="float" office:value="0.104325287044048" calcext:value-type="float">
            <text:p>0.104325287</text:p>
          </table:table-cell>
          <table:table-cell office:value-type="float" office:value="-0.1187639310956" calcext:value-type="float">
            <text:p>-0.1187639311</text:p>
          </table:table-cell>
          <table:table-cell office:value-type="float" office:value="0.240519061684608" calcext:value-type="float">
            <text:p>0.2405190617</text:p>
          </table:table-cell>
          <table:table-cell table:number-columns-repeated="4"/>
        </table:table-row>
        <table:table-row table:style-name="ro1">
          <table:table-cell office:value-type="float" office:value="0.10420535504818" calcext:value-type="float">
            <text:p>0.104205355</text:p>
          </table:table-cell>
          <table:table-cell office:value-type="float" office:value="-0.119116187095642" calcext:value-type="float">
            <text:p>-0.1191161871</text:p>
          </table:table-cell>
          <table:table-cell office:value-type="float" office:value="0.240533739328384" calcext:value-type="float">
            <text:p>0.2405337393</text:p>
          </table:table-cell>
          <table:table-cell table:number-columns-repeated="4"/>
        </table:table-row>
        <table:table-row table:style-name="ro1">
          <table:table-cell office:value-type="float" office:value="0.10416205227375" calcext:value-type="float">
            <text:p>0.1041620523</text:p>
          </table:table-cell>
          <table:table-cell office:value-type="float" office:value="-0.119111075997353" calcext:value-type="float">
            <text:p>-0.119111076</text:p>
          </table:table-cell>
          <table:table-cell office:value-type="float" office:value="0.240437775850296" calcext:value-type="float">
            <text:p>0.2404377759</text:p>
          </table:table-cell>
          <table:table-cell table:number-columns-repeated="4"/>
        </table:table-row>
        <table:table-row table:style-name="ro1">
          <table:table-cell office:value-type="float" office:value="0.104298554360867" calcext:value-type="float">
            <text:p>0.1042985544</text:p>
          </table:table-cell>
          <table:table-cell office:value-type="float" office:value="-0.119133770465851" calcext:value-type="float">
            <text:p>-0.1191337705</text:p>
          </table:table-cell>
          <table:table-cell office:value-type="float" office:value="0.240410178899765" calcext:value-type="float">
            <text:p>0.2404101789</text:p>
          </table:table-cell>
          <table:table-cell table:number-columns-repeated="4"/>
        </table:table-row>
        <table:table-row table:style-name="ro1">
          <table:table-cell office:value-type="float" office:value="0.104185044765472" calcext:value-type="float">
            <text:p>0.1041850448</text:p>
          </table:table-cell>
          <table:table-cell office:value-type="float" office:value="-0.119187362492085" calcext:value-type="float">
            <text:p>-0.1191873625</text:p>
          </table:table-cell>
          <table:table-cell office:value-type="float" office:value="0.24039252102375" calcext:value-type="float">
            <text:p>0.240392521</text:p>
          </table:table-cell>
          <table:table-cell table:number-columns-repeated="4"/>
        </table:table-row>
        <table:table-row table:style-name="ro1">
          <table:table-cell office:value-type="float" office:value="0.104293018579483" calcext:value-type="float">
            <text:p>0.1042930186</text:p>
          </table:table-cell>
          <table:table-cell office:value-type="float" office:value="-0.119150608778" calcext:value-type="float">
            <text:p>-0.1191506088</text:p>
          </table:table-cell>
          <table:table-cell office:value-type="float" office:value="0.240429311990738" calcext:value-type="float">
            <text:p>0.240429312</text:p>
          </table:table-cell>
          <table:table-cell table:number-columns-repeated="4"/>
        </table:table-row>
        <table:table-row table:style-name="ro1">
          <table:table-cell office:value-type="float" office:value="0.104323215782642" calcext:value-type="float">
            <text:p>0.1043232158</text:p>
          </table:table-cell>
          <table:table-cell office:value-type="float" office:value="-0.118919290602207" calcext:value-type="float">
            <text:p>-0.1189192906</text:p>
          </table:table-cell>
          <table:table-cell office:value-type="float" office:value="0.24047178030014" calcext:value-type="float">
            <text:p>0.2404717803</text:p>
          </table:table-cell>
          <table:table-cell table:number-columns-repeated="4"/>
        </table:table-row>
        <table:table-row table:style-name="ro1">
          <table:table-cell office:value-type="float" office:value="0.10428462177515" calcext:value-type="float">
            <text:p>0.1042846218</text:p>
          </table:table-cell>
          <table:table-cell office:value-type="float" office:value="-0.119071908295155" calcext:value-type="float">
            <text:p>-0.1190719083</text:p>
          </table:table-cell>
          <table:table-cell office:value-type="float" office:value="0.240503340959549" calcext:value-type="float">
            <text:p>0.240503341</text:p>
          </table:table-cell>
          <table:table-cell table:number-columns-repeated="4"/>
        </table:table-row>
        <table:table-row table:style-name="ro1">
          <table:table-cell office:value-type="float" office:value="0.104302123188972" calcext:value-type="float">
            <text:p>0.1043021232</text:p>
          </table:table-cell>
          <table:table-cell office:value-type="float" office:value="-0.119172602891922" calcext:value-type="float">
            <text:p>-0.1191726029</text:p>
          </table:table-cell>
          <table:table-cell office:value-type="float" office:value="0.240445122122765" calcext:value-type="float">
            <text:p>0.2404451221</text:p>
          </table:table-cell>
          <table:table-cell table:number-columns-repeated="4"/>
        </table:table-row>
        <table:table-row table:style-name="ro1">
          <table:table-cell office:value-type="float" office:value="0.104302257299423" calcext:value-type="float">
            <text:p>0.1043022573</text:p>
          </table:table-cell>
          <table:table-cell office:value-type="float" office:value="-0.119178518652916" calcext:value-type="float">
            <text:p>-0.1191785187</text:p>
          </table:table-cell>
          <table:table-cell office:value-type="float" office:value="0.240398436784744" calcext:value-type="float">
            <text:p>0.2403984368</text:p>
          </table:table-cell>
          <table:table-cell table:number-columns-repeated="4"/>
        </table:table-row>
        <table:table-row table:style-name="ro1">
          <table:table-cell office:value-type="float" office:value="0.104216270148754" calcext:value-type="float">
            <text:p>0.1042162701</text:p>
          </table:table-cell>
          <table:table-cell office:value-type="float" office:value="-0.11913874745369" calcext:value-type="float">
            <text:p>-0.1191387475</text:p>
          </table:table-cell>
          <table:table-cell office:value-type="float" office:value="0.240534350275993" calcext:value-type="float">
            <text:p>0.2405343503</text:p>
          </table:table-cell>
          <table:table-cell table:number-columns-repeated="4"/>
        </table:table-row>
        <table:table-row table:style-name="ro1">
          <table:table-cell office:value-type="float" office:value="0.104307889938355" calcext:value-type="float">
            <text:p>0.1043078899</text:p>
          </table:table-cell>
          <table:table-cell office:value-type="float" office:value="-0.118747070431709" calcext:value-type="float">
            <text:p>-0.1187470704</text:p>
          </table:table-cell>
          <table:table-cell office:value-type="float" office:value="0.240462377667427" calcext:value-type="float">
            <text:p>0.2404623777</text:p>
          </table:table-cell>
          <table:table-cell table:number-columns-repeated="4"/>
        </table:table-row>
        <table:table-row table:style-name="ro1">
          <table:table-cell office:value-type="float" office:value="0.104327350854874" calcext:value-type="float">
            <text:p>0.1043273509</text:p>
          </table:table-cell>
          <table:table-cell office:value-type="float" office:value="-0.119115598499775" calcext:value-type="float">
            <text:p>-0.1191155985</text:p>
          </table:table-cell>
          <table:table-cell office:value-type="float" office:value="0.240451276302338" calcext:value-type="float">
            <text:p>0.2404512763</text:p>
          </table:table-cell>
          <table:table-cell table:number-columns-repeated="4"/>
        </table:table-row>
        <table:table-row table:style-name="ro1">
          <table:table-cell office:value-type="float" office:value="0.104256153106689" calcext:value-type="float">
            <text:p>0.1042561531</text:p>
          </table:table-cell>
          <table:table-cell office:value-type="float" office:value="-0.119087196886539" calcext:value-type="float">
            <text:p>-0.1190871969</text:p>
          </table:table-cell>
          <table:table-cell office:value-type="float" office:value="0.240518271923065" calcext:value-type="float">
            <text:p>0.2405182719</text:p>
          </table:table-cell>
          <table:table-cell table:number-columns-repeated="4"/>
        </table:table-row>
        <table:table-row table:style-name="ro1">
          <table:table-cell office:value-type="float" office:value="0.104138165712357" calcext:value-type="float">
            <text:p>0.1041381657</text:p>
          </table:table-cell>
          <table:table-cell office:value-type="float" office:value="-0.119147032499313" calcext:value-type="float">
            <text:p>-0.1191470325</text:p>
          </table:table-cell>
          <table:table-cell office:value-type="float" office:value="0.240461692214012" calcext:value-type="float">
            <text:p>0.2404616922</text:p>
          </table:table-cell>
          <table:table-cell table:number-columns-repeated="4"/>
        </table:table-row>
        <table:table-row table:style-name="ro1">
          <table:table-cell office:value-type="float" office:value="0.104189410805702" calcext:value-type="float">
            <text:p>0.1041894108</text:p>
          </table:table-cell>
          <table:table-cell office:value-type="float" office:value="-0.119090341031551" calcext:value-type="float">
            <text:p>-0.119090341</text:p>
          </table:table-cell>
          <table:table-cell office:value-type="float" office:value="0.240496873855591" calcext:value-type="float">
            <text:p>0.2404968739</text:p>
          </table:table-cell>
          <table:table-cell table:number-columns-repeated="4"/>
        </table:table-row>
        <table:table-row table:style-name="ro1">
          <table:table-cell office:value-type="float" office:value="0.104228518903255" calcext:value-type="float">
            <text:p>0.1042285189</text:p>
          </table:table-cell>
          <table:table-cell office:value-type="float" office:value="-0.119097352027893" calcext:value-type="float">
            <text:p>-0.119097352</text:p>
          </table:table-cell>
          <table:table-cell office:value-type="float" office:value="0.240496963262558" calcext:value-type="float">
            <text:p>0.2404969633</text:p>
          </table:table-cell>
          <table:table-cell table:number-columns-repeated="4"/>
        </table:table-row>
        <table:table-row table:style-name="ro1">
          <table:table-cell office:value-type="float" office:value="0.104229345917702" calcext:value-type="float">
            <text:p>0.1042293459</text:p>
          </table:table-cell>
          <table:table-cell office:value-type="float" office:value="-0.119143217802048" calcext:value-type="float">
            <text:p>-0.1191432178</text:p>
          </table:table-cell>
          <table:table-cell office:value-type="float" office:value="0.240503445267677" calcext:value-type="float">
            <text:p>0.2405034453</text:p>
          </table:table-cell>
          <table:table-cell table:number-columns-repeated="4"/>
        </table:table-row>
        <table:table-row table:style-name="ro1">
          <table:table-cell office:value-type="float" office:value="0.104144856333733" calcext:value-type="float">
            <text:p>0.1041448563</text:p>
          </table:table-cell>
          <table:table-cell office:value-type="float" office:value="-0.118839532136917" calcext:value-type="float">
            <text:p>-0.1188395321</text:p>
          </table:table-cell>
          <table:table-cell office:value-type="float" office:value="0.240466862916946" calcext:value-type="float">
            <text:p>0.2404668629</text:p>
          </table:table-cell>
          <table:table-cell table:number-columns-repeated="4"/>
        </table:table-row>
        <table:table-row table:style-name="ro1">
          <table:table-cell office:value-type="float" office:value="0.104158326983452" calcext:value-type="float">
            <text:p>0.104158327</text:p>
          </table:table-cell>
          <table:table-cell office:value-type="float" office:value="-0.119179956614971" calcext:value-type="float">
            <text:p>-0.1191799566</text:p>
          </table:table-cell>
          <table:table-cell office:value-type="float" office:value="0.240410894155502" calcext:value-type="float">
            <text:p>0.2404108942</text:p>
          </table:table-cell>
          <table:table-cell table:number-columns-repeated="4"/>
        </table:table-row>
        <table:table-row table:style-name="ro1">
          <table:table-cell office:value-type="float" office:value="0.104175843298435" calcext:value-type="float">
            <text:p>0.1041758433</text:p>
          </table:table-cell>
          <table:table-cell office:value-type="float" office:value="-0.119159415364265" calcext:value-type="float">
            <text:p>-0.1191594154</text:p>
          </table:table-cell>
          <table:table-cell office:value-type="float" office:value="0.240392982959747" calcext:value-type="float">
            <text:p>0.240392983</text:p>
          </table:table-cell>
          <table:table-cell table:number-columns-repeated="4"/>
        </table:table-row>
        <table:table-row table:style-name="ro1">
          <table:table-cell office:value-type="float" office:value="0.101302623748779" calcext:value-type="float">
            <text:p>0.1013026237</text:p>
          </table:table-cell>
          <table:table-cell office:value-type="float" office:value="-0.120350681245327" calcext:value-type="float">
            <text:p>-0.1203506812</text:p>
          </table:table-cell>
          <table:table-cell office:value-type="float" office:value="0.242473274469376" calcext:value-type="float">
            <text:p>0.2424732745</text:p>
          </table:table-cell>
          <table:table-cell table:number-columns-repeated="4"/>
        </table:table-row>
        <table:table-row table:style-name="ro1">
          <table:table-cell office:value-type="float" office:value="0.101813800632954" calcext:value-type="float">
            <text:p>0.1018138006</text:p>
          </table:table-cell>
          <table:table-cell office:value-type="float" office:value="-0.120295375585556" calcext:value-type="float">
            <text:p>-0.1202953756</text:p>
          </table:table-cell>
          <table:table-cell office:value-type="float" office:value="0.242576971650124" calcext:value-type="float">
            <text:p>0.2425769717</text:p>
          </table:table-cell>
          <table:table-cell table:number-columns-repeated="4"/>
        </table:table-row>
        <table:table-row table:style-name="ro1">
          <table:table-cell office:value-type="float" office:value="0.101761475205421" calcext:value-type="float">
            <text:p>0.1017614752</text:p>
          </table:table-cell>
          <table:table-cell office:value-type="float" office:value="-0.120196111500263" calcext:value-type="float">
            <text:p>-0.1201961115</text:p>
          </table:table-cell>
          <table:table-cell office:value-type="float" office:value="0.242676705121994" calcext:value-type="float">
            <text:p>0.2426767051</text:p>
          </table:table-cell>
          <table:table-cell table:number-columns-repeated="4"/>
        </table:table-row>
        <table:table-row table:style-name="ro1">
          <table:table-cell office:value-type="float" office:value="0.101720318198204" calcext:value-type="float">
            <text:p>0.1017203182</text:p>
          </table:table-cell>
          <table:table-cell office:value-type="float" office:value="-0.120112538337708" calcext:value-type="float">
            <text:p>-0.1201125383</text:p>
          </table:table-cell>
          <table:table-cell office:value-type="float" office:value="0.242682367563248" calcext:value-type="float">
            <text:p>0.2426823676</text:p>
          </table:table-cell>
          <table:table-cell table:number-columns-repeated="4"/>
        </table:table-row>
        <table:table-row table:style-name="ro1">
          <table:table-cell office:value-type="float" office:value="0.101624436676502" calcext:value-type="float">
            <text:p>0.1016244367</text:p>
          </table:table-cell>
          <table:table-cell office:value-type="float" office:value="-0.120279729366303" calcext:value-type="float">
            <text:p>-0.1202797294</text:p>
          </table:table-cell>
          <table:table-cell office:value-type="float" office:value="0.242705702781677" calcext:value-type="float">
            <text:p>0.2427057028</text:p>
          </table:table-cell>
          <table:table-cell table:number-columns-repeated="4"/>
        </table:table-row>
        <table:table-row table:style-name="ro1">
          <table:table-cell office:value-type="float" office:value="0.101384401321411" calcext:value-type="float">
            <text:p>0.1013844013</text:p>
          </table:table-cell>
          <table:table-cell office:value-type="float" office:value="-0.120208449661732" calcext:value-type="float">
            <text:p>-0.1202084497</text:p>
          </table:table-cell>
          <table:table-cell office:value-type="float" office:value="0.242708116769791" calcext:value-type="float">
            <text:p>0.2427081168</text:p>
          </table:table-cell>
          <table:table-cell table:number-columns-repeated="4"/>
        </table:table-row>
        <table:table-row table:style-name="ro1">
          <table:table-cell office:value-type="float" office:value="0.101744338870049" calcext:value-type="float">
            <text:p>0.1017443389</text:p>
          </table:table-cell>
          <table:table-cell office:value-type="float" office:value="-0.120149083435535" calcext:value-type="float">
            <text:p>-0.1201490834</text:p>
          </table:table-cell>
          <table:table-cell office:value-type="float" office:value="0.242747977375984" calcext:value-type="float">
            <text:p>0.2427479774</text:p>
          </table:table-cell>
          <table:table-cell table:number-columns-repeated="4"/>
        </table:table-row>
        <table:table-row table:style-name="ro1">
          <table:table-cell office:value-type="float" office:value="0.101507186889648" calcext:value-type="float">
            <text:p>0.1015071869</text:p>
          </table:table-cell>
          <table:table-cell office:value-type="float" office:value="-0.1199791431427" calcext:value-type="float">
            <text:p>-0.1199791431</text:p>
          </table:table-cell>
          <table:table-cell office:value-type="float" office:value="0.242651730775833" calcext:value-type="float">
            <text:p>0.2426517308</text:p>
          </table:table-cell>
          <table:table-cell table:number-columns-repeated="4"/>
        </table:table-row>
        <table:table-row table:style-name="ro1">
          <table:table-cell office:value-type="float" office:value="0.101498410105705" calcext:value-type="float">
            <text:p>0.1014984101</text:p>
          </table:table-cell>
          <table:table-cell office:value-type="float" office:value="-0.120423100888729" calcext:value-type="float">
            <text:p>-0.1204231009</text:p>
          </table:table-cell>
          <table:table-cell office:value-type="float" office:value="0.242676064372063" calcext:value-type="float">
            <text:p>0.2426760644</text:p>
          </table:table-cell>
          <table:table-cell table:number-columns-repeated="4"/>
        </table:table-row>
        <table:table-row table:style-name="ro1">
          <table:table-cell office:value-type="float" office:value="0.101603262126446" calcext:value-type="float">
            <text:p>0.1016032621</text:p>
          </table:table-cell>
          <table:table-cell office:value-type="float" office:value="-0.120978988707066" calcext:value-type="float">
            <text:p>-0.1209789887</text:p>
          </table:table-cell>
          <table:table-cell office:value-type="float" office:value="0.242673173546791" calcext:value-type="float">
            <text:p>0.2426731735</text:p>
          </table:table-cell>
          <table:table-cell table:number-columns-repeated="4"/>
        </table:table-row>
        <table:table-row table:style-name="ro1">
          <table:table-cell office:value-type="float" office:value="0.101765088737011" calcext:value-type="float">
            <text:p>0.1017650887</text:p>
          </table:table-cell>
          <table:table-cell office:value-type="float" office:value="-0.121532939374447" calcext:value-type="float">
            <text:p>-0.1215329394</text:p>
          </table:table-cell>
          <table:table-cell office:value-type="float" office:value="0.242740347981453" calcext:value-type="float">
            <text:p>0.242740348</text:p>
          </table:table-cell>
          <table:table-cell table:number-columns-repeated="4"/>
        </table:table-row>
        <table:table-row table:style-name="ro1">
          <table:table-cell office:value-type="float" office:value="0.101220175623894" calcext:value-type="float">
            <text:p>0.1012201756</text:p>
          </table:table-cell>
          <table:table-cell office:value-type="float" office:value="-0.121518805623055" calcext:value-type="float">
            <text:p>-0.1215188056</text:p>
          </table:table-cell>
          <table:table-cell office:value-type="float" office:value="0.242782980203629" calcext:value-type="float">
            <text:p>0.2427829802</text:p>
          </table:table-cell>
          <table:table-cell table:number-columns-repeated="4"/>
        </table:table-row>
        <table:table-row table:style-name="ro1">
          <table:table-cell office:value-type="float" office:value="0.101593643426895" calcext:value-type="float">
            <text:p>0.1015936434</text:p>
          </table:table-cell>
          <table:table-cell office:value-type="float" office:value="-0.121475271880627" calcext:value-type="float">
            <text:p>-0.1214752719</text:p>
          </table:table-cell>
          <table:table-cell office:value-type="float" office:value="0.24272009730339" calcext:value-type="float">
            <text:p>0.2427200973</text:p>
          </table:table-cell>
          <table:table-cell table:number-columns-repeated="4"/>
        </table:table-row>
        <table:table-row table:style-name="ro1">
          <table:table-cell office:value-type="float" office:value="0.101536095142365" calcext:value-type="float">
            <text:p>0.1015360951</text:p>
          </table:table-cell>
          <table:table-cell office:value-type="float" office:value="-0.121532306075096" calcext:value-type="float">
            <text:p>-0.1215323061</text:p>
          </table:table-cell>
          <table:table-cell office:value-type="float" office:value="0.242706388235092" calcext:value-type="float">
            <text:p>0.2427063882</text:p>
          </table:table-cell>
          <table:table-cell table:number-columns-repeated="4"/>
        </table:table-row>
        <table:table-row table:style-name="ro1">
          <table:table-cell office:value-type="float" office:value="0.101514883339405" calcext:value-type="float">
            <text:p>0.1015148833</text:p>
          </table:table-cell>
          <table:table-cell office:value-type="float" office:value="-0.120942294597626" calcext:value-type="float">
            <text:p>-0.1209422946</text:p>
          </table:table-cell>
          <table:table-cell office:value-type="float" office:value="0.242638736963272" calcext:value-type="float">
            <text:p>0.242638737</text:p>
          </table:table-cell>
          <table:table-cell table:number-columns-repeated="4"/>
        </table:table-row>
        <table:table-row table:style-name="ro1">
          <table:table-cell office:value-type="float" office:value="0.101523339748383" calcext:value-type="float">
            <text:p>0.1015233397</text:p>
          </table:table-cell>
          <table:table-cell office:value-type="float" office:value="-0.121363505721092" calcext:value-type="float">
            <text:p>-0.1213635057</text:p>
          </table:table-cell>
          <table:table-cell office:value-type="float" office:value="0.242632493376732" calcext:value-type="float">
            <text:p>0.2426324934</text:p>
          </table:table-cell>
          <table:table-cell table:number-columns-repeated="4"/>
        </table:table-row>
        <table:table-row table:style-name="ro1">
          <table:table-cell office:value-type="float" office:value="0.101573757827282" calcext:value-type="float">
            <text:p>0.1015737578</text:p>
          </table:table-cell>
          <table:table-cell office:value-type="float" office:value="-0.121588759124279" calcext:value-type="float">
            <text:p>-0.1215887591</text:p>
          </table:table-cell>
          <table:table-cell office:value-type="float" office:value="0.242544710636139" calcext:value-type="float">
            <text:p>0.2425447106</text:p>
          </table:table-cell>
          <table:table-cell table:number-columns-repeated="4"/>
        </table:table-row>
        <table:table-row table:style-name="ro1">
          <table:table-cell office:value-type="float" office:value="0.101414754986763" calcext:value-type="float">
            <text:p>0.101414755</text:p>
          </table:table-cell>
          <table:table-cell office:value-type="float" office:value="-0.121325068175793" calcext:value-type="float">
            <text:p>-0.1213250682</text:p>
          </table:table-cell>
          <table:table-cell office:value-type="float" office:value="0.242535933852196" calcext:value-type="float">
            <text:p>0.2425359339</text:p>
          </table:table-cell>
          <table:table-cell table:number-columns-repeated="4"/>
        </table:table-row>
        <table:table-row table:style-name="ro1">
          <table:table-cell office:value-type="float" office:value="0.101683408021927" calcext:value-type="float">
            <text:p>0.101683408</text:p>
          </table:table-cell>
          <table:table-cell office:value-type="float" office:value="-0.121463634073734" calcext:value-type="float">
            <text:p>-0.1214636341</text:p>
          </table:table-cell>
          <table:table-cell office:value-type="float" office:value="0.242582097649574" calcext:value-type="float">
            <text:p>0.2425820976</text:p>
          </table:table-cell>
          <table:table-cell table:number-columns-repeated="4"/>
        </table:table-row>
        <table:table-row table:style-name="ro1">
          <table:table-cell office:value-type="float" office:value="0.101384319365025" calcext:value-type="float">
            <text:p>0.1013843194</text:p>
          </table:table-cell>
          <table:table-cell office:value-type="float" office:value="-0.121408700942993" calcext:value-type="float">
            <text:p>-0.1214087009</text:p>
          </table:table-cell>
          <table:table-cell office:value-type="float" office:value="0.242420196533203" calcext:value-type="float">
            <text:p>0.2424201965</text:p>
          </table:table-cell>
          <table:table-cell table:number-columns-repeated="4"/>
        </table:table-row>
        <table:table-row table:style-name="ro1">
          <table:table-cell office:value-type="float" office:value="0.101661458611488" calcext:value-type="float">
            <text:p>0.1016614586</text:p>
          </table:table-cell>
          <table:table-cell office:value-type="float" office:value="-0.121377363801003" calcext:value-type="float">
            <text:p>-0.1213773638</text:p>
          </table:table-cell>
          <table:table-cell office:value-type="float" office:value="0.2426548153162" calcext:value-type="float">
            <text:p>0.2426548153</text:p>
          </table:table-cell>
          <table:table-cell table:number-columns-repeated="4"/>
        </table:table-row>
        <table:table-row table:style-name="ro1">
          <table:table-cell office:value-type="float" office:value="0.101331040263176" calcext:value-type="float">
            <text:p>0.1013310403</text:p>
          </table:table-cell>
          <table:table-cell office:value-type="float" office:value="-0.121461406350136" calcext:value-type="float">
            <text:p>-0.1214614064</text:p>
          </table:table-cell>
          <table:table-cell office:value-type="float" office:value="0.242429986596107" calcext:value-type="float">
            <text:p>0.2424299866</text:p>
          </table:table-cell>
          <table:table-cell table:number-columns-repeated="4"/>
        </table:table-row>
        <table:table-row table:style-name="ro1">
          <table:table-cell office:value-type="float" office:value="0.101631514728069" calcext:value-type="float">
            <text:p>0.1016315147</text:p>
          </table:table-cell>
          <table:table-cell office:value-type="float" office:value="-0.121394351124763" calcext:value-type="float">
            <text:p>-0.1213943511</text:p>
          </table:table-cell>
          <table:table-cell office:value-type="float" office:value="0.242630839347839" calcext:value-type="float">
            <text:p>0.2426308393</text:p>
          </table:table-cell>
          <table:table-cell table:number-columns-repeated="4"/>
        </table:table-row>
        <table:table-row table:style-name="ro1">
          <table:table-cell office:value-type="float" office:value="0.101445466279984" calcext:value-type="float">
            <text:p>0.1014454663</text:p>
          </table:table-cell>
          <table:table-cell office:value-type="float" office:value="-0.121318675577641" calcext:value-type="float">
            <text:p>-0.1213186756</text:p>
          </table:table-cell>
          <table:table-cell office:value-type="float" office:value="0.242346525192261" calcext:value-type="float">
            <text:p>0.2423465252</text:p>
          </table:table-cell>
          <table:table-cell table:number-columns-repeated="4"/>
        </table:table-row>
        <table:table-row table:style-name="ro1">
          <table:table-cell office:value-type="float" office:value="0.101296797394753" calcext:value-type="float">
            <text:p>0.1012967974</text:p>
          </table:table-cell>
          <table:table-cell office:value-type="float" office:value="-0.121320225298405" calcext:value-type="float">
            <text:p>-0.1213202253</text:p>
          </table:table-cell>
          <table:table-cell office:value-type="float" office:value="0.242323264479637" calcext:value-type="float">
            <text:p>0.2423232645</text:p>
          </table:table-cell>
          <table:table-cell table:number-columns-repeated="4"/>
        </table:table-row>
        <table:table-row table:style-name="ro1">
          <table:table-cell office:value-type="float" office:value="0.101270042359829" calcext:value-type="float">
            <text:p>0.1012700424</text:p>
          </table:table-cell>
          <table:table-cell office:value-type="float" office:value="-0.121297985315323" calcext:value-type="float">
            <text:p>-0.1212979853</text:p>
          </table:table-cell>
          <table:table-cell office:value-type="float" office:value="0.242327809333801" calcext:value-type="float">
            <text:p>0.2423278093</text:p>
          </table:table-cell>
          <table:table-cell table:number-columns-repeated="4"/>
        </table:table-row>
        <table:table-row table:style-name="ro1">
          <table:table-cell office:value-type="float" office:value="0.101148754358292" calcext:value-type="float">
            <text:p>0.1011487544</text:p>
          </table:table-cell>
          <table:table-cell office:value-type="float" office:value="-0.121318995952606" calcext:value-type="float">
            <text:p>-0.121318996</text:p>
          </table:table-cell>
          <table:table-cell office:value-type="float" office:value="0.242288887500763" calcext:value-type="float">
            <text:p>0.2422888875</text:p>
          </table:table-cell>
          <table:table-cell table:number-columns-repeated="4"/>
        </table:table-row>
        <table:table-row table:style-name="ro1">
          <table:table-cell office:value-type="float" office:value="0.101055279374123" calcext:value-type="float">
            <text:p>0.1010552794</text:p>
          </table:table-cell>
          <table:table-cell office:value-type="float" office:value="-0.121455922722817" calcext:value-type="float">
            <text:p>-0.1214559227</text:p>
          </table:table-cell>
          <table:table-cell office:value-type="float" office:value="0.242188632488251" calcext:value-type="float">
            <text:p>0.2421886325</text:p>
          </table:table-cell>
          <table:table-cell table:number-columns-repeated="4"/>
        </table:table-row>
        <table:table-row table:style-name="ro1">
          <table:table-cell office:value-type="float" office:value="0.101400837302208" calcext:value-type="float">
            <text:p>0.1014008373</text:p>
          </table:table-cell>
          <table:table-cell office:value-type="float" office:value="-0.121373698115349" calcext:value-type="float">
            <text:p>-0.1213736981</text:p>
          </table:table-cell>
          <table:table-cell office:value-type="float" office:value="0.2423275411129" calcext:value-type="float">
            <text:p>0.2423275411</text:p>
          </table:table-cell>
          <table:table-cell table:number-columns-repeated="4"/>
        </table:table-row>
        <table:table-row table:style-name="ro1">
          <table:table-cell office:value-type="float" office:value="0.101057298481464" calcext:value-type="float">
            <text:p>0.1010572985</text:p>
          </table:table-cell>
          <table:table-cell office:value-type="float" office:value="-0.121423080563545" calcext:value-type="float">
            <text:p>-0.1214230806</text:p>
          </table:table-cell>
          <table:table-cell office:value-type="float" office:value="0.242272511124611" calcext:value-type="float">
            <text:p>0.2422725111</text:p>
          </table:table-cell>
          <table:table-cell table:number-columns-repeated="4"/>
        </table:table-row>
        <table:table-row table:style-name="ro1">
          <table:table-cell office:value-type="float" office:value="0.101497106254101" calcext:value-type="float">
            <text:p>0.1014971063</text:p>
          </table:table-cell>
          <table:table-cell office:value-type="float" office:value="-0.121603950858116" calcext:value-type="float">
            <text:p>-0.1216039509</text:p>
          </table:table-cell>
          <table:table-cell office:value-type="float" office:value="0.242273181676865" calcext:value-type="float">
            <text:p>0.2422731817</text:p>
          </table:table-cell>
          <table:table-cell table:number-columns-repeated="4"/>
        </table:table-row>
        <table:table-row table:style-name="ro1">
          <table:table-cell office:value-type="float" office:value="0.101565301418304" calcext:value-type="float">
            <text:p>0.1015653014</text:p>
          </table:table-cell>
          <table:table-cell office:value-type="float" office:value="-0.12151987850666" calcext:value-type="float">
            <text:p>-0.1215198785</text:p>
          </table:table-cell>
          <table:table-cell office:value-type="float" office:value="0.241973221302032" calcext:value-type="float">
            <text:p>0.2419732213</text:p>
          </table:table-cell>
          <table:table-cell table:number-columns-repeated="4"/>
        </table:table-row>
        <table:table-row table:style-name="ro1">
          <table:table-cell office:value-type="float" office:value="0.101962767541409" calcext:value-type="float">
            <text:p>0.1019627675</text:p>
          </table:table-cell>
          <table:table-cell office:value-type="float" office:value="-0.121260434389114" calcext:value-type="float">
            <text:p>-0.1212604344</text:p>
          </table:table-cell>
          <table:table-cell office:value-type="float" office:value="0.241813078522682" calcext:value-type="float">
            <text:p>0.2418130785</text:p>
          </table:table-cell>
          <table:table-cell table:number-columns-repeated="4"/>
        </table:table-row>
        <table:table-row table:style-name="ro1">
          <table:table-cell office:value-type="float" office:value="0.102149330079556" calcext:value-type="float">
            <text:p>0.1021493301</text:p>
          </table:table-cell>
          <table:table-cell office:value-type="float" office:value="-0.121391847729683" calcext:value-type="float">
            <text:p>-0.1213918477</text:p>
          </table:table-cell>
          <table:table-cell office:value-type="float" office:value="0.241590082645416" calcext:value-type="float">
            <text:p>0.2415900826</text:p>
          </table:table-cell>
          <table:table-cell table:number-columns-repeated="4"/>
        </table:table-row>
        <table:table-row table:style-name="ro1">
          <table:table-cell office:value-type="float" office:value="0.103198826313019" calcext:value-type="float">
            <text:p>0.1031988263</text:p>
          </table:table-cell>
          <table:table-cell office:value-type="float" office:value="-0.12111734598875" calcext:value-type="float">
            <text:p>-0.121117346</text:p>
          </table:table-cell>
          <table:table-cell office:value-type="float" office:value="0.24082151055336" calcext:value-type="float">
            <text:p>0.2408215106</text:p>
          </table:table-cell>
          <table:table-cell table:number-columns-repeated="4"/>
        </table:table-row>
        <table:table-row table:style-name="ro1">
          <table:table-cell office:value-type="float" office:value="0.10361123085022" calcext:value-type="float">
            <text:p>0.1036112309</text:p>
          </table:table-cell>
          <table:table-cell office:value-type="float" office:value="-0.120728902518749" calcext:value-type="float">
            <text:p>-0.1207289025</text:p>
          </table:table-cell>
          <table:table-cell office:value-type="float" office:value="0.240653946995735" calcext:value-type="float">
            <text:p>0.240653947</text:p>
          </table:table-cell>
          <table:table-cell table:number-columns-repeated="4"/>
        </table:table-row>
        <table:table-row table:style-name="ro1">
          <table:table-cell office:value-type="float" office:value="0.103623062372208" calcext:value-type="float">
            <text:p>0.1036230624</text:p>
          </table:table-cell>
          <table:table-cell office:value-type="float" office:value="-0.12067262083292" calcext:value-type="float">
            <text:p>-0.1206726208</text:p>
          </table:table-cell>
          <table:table-cell office:value-type="float" office:value="0.240440145134926" calcext:value-type="float">
            <text:p>0.2404401451</text:p>
          </table:table-cell>
          <table:table-cell table:number-columns-repeated="4"/>
        </table:table-row>
        <table:table-row table:style-name="ro1">
          <table:table-cell office:value-type="float" office:value="0.103825606405735" calcext:value-type="float">
            <text:p>0.1038256064</text:p>
          </table:table-cell>
          <table:table-cell office:value-type="float" office:value="-0.120720386505127" calcext:value-type="float">
            <text:p>-0.1207203865</text:p>
          </table:table-cell>
          <table:table-cell office:value-type="float" office:value="0.240418717265129" calcext:value-type="float">
            <text:p>0.2404187173</text:p>
          </table:table-cell>
          <table:table-cell table:number-columns-repeated="4"/>
        </table:table-row>
        <table:table-row table:style-name="ro1">
          <table:table-cell office:value-type="float" office:value="0.103833250701427" calcext:value-type="float">
            <text:p>0.1038332507</text:p>
          </table:table-cell>
          <table:table-cell office:value-type="float" office:value="-0.120605945587158" calcext:value-type="float">
            <text:p>-0.1206059456</text:p>
          </table:table-cell>
          <table:table-cell office:value-type="float" office:value="0.240239426493645" calcext:value-type="float">
            <text:p>0.2402394265</text:p>
          </table:table-cell>
          <table:table-cell table:number-columns-repeated="4"/>
        </table:table-row>
        <table:table-row table:style-name="ro1">
          <table:table-cell office:value-type="float" office:value="0.103907518088818" calcext:value-type="float">
            <text:p>0.1039075181</text:p>
          </table:table-cell>
          <table:table-cell office:value-type="float" office:value="-0.120767325162888" calcext:value-type="float">
            <text:p>-0.1207673252</text:p>
          </table:table-cell>
          <table:table-cell office:value-type="float" office:value="0.240216255187988" calcext:value-type="float">
            <text:p>0.2402162552</text:p>
          </table:table-cell>
          <table:table-cell table:number-columns-repeated="4"/>
        </table:table-row>
        <table:table-row table:style-name="ro1">
          <table:table-cell office:value-type="float" office:value="0.104208283126354" calcext:value-type="float">
            <text:p>0.1042082831</text:p>
          </table:table-cell>
          <table:table-cell office:value-type="float" office:value="-0.120883397758007" calcext:value-type="float">
            <text:p>-0.1208833978</text:p>
          </table:table-cell>
          <table:table-cell office:value-type="float" office:value="0.23968905210495" calcext:value-type="float">
            <text:p>0.2396890521</text:p>
          </table:table-cell>
          <table:table-cell table:number-columns-repeated="4"/>
        </table:table-row>
        <table:table-row table:style-name="ro1">
          <table:table-cell office:value-type="float" office:value="0.103946328163147" calcext:value-type="float">
            <text:p>0.1039463282</text:p>
          </table:table-cell>
          <table:table-cell office:value-type="float" office:value="-0.12140791118145" calcext:value-type="float">
            <text:p>-0.1214079112</text:p>
          </table:table-cell>
          <table:table-cell office:value-type="float" office:value="0.239653319120407" calcext:value-type="float">
            <text:p>0.2396533191</text:p>
          </table:table-cell>
          <table:table-cell table:number-columns-repeated="4"/>
        </table:table-row>
        <table:table-row table:style-name="ro1">
          <table:table-cell office:value-type="float" office:value="0.105911552906036" calcext:value-type="float">
            <text:p>0.1059115529</text:p>
          </table:table-cell>
          <table:table-cell office:value-type="float" office:value="-0.123734459280968" calcext:value-type="float">
            <text:p>-0.1237344593</text:p>
          </table:table-cell>
          <table:table-cell office:value-type="float" office:value="0.238817855715752" calcext:value-type="float">
            <text:p>0.2388178557</text:p>
          </table:table-cell>
          <table:table-cell table:number-columns-repeated="4"/>
        </table:table-row>
        <table:table-row table:style-name="ro1">
          <table:table-cell office:value-type="float" office:value="0.106590881943703" calcext:value-type="float">
            <text:p>0.1065908819</text:p>
          </table:table-cell>
          <table:table-cell office:value-type="float" office:value="-0.123482450842857" calcext:value-type="float">
            <text:p>-0.1234824508</text:p>
          </table:table-cell>
          <table:table-cell office:value-type="float" office:value="0.238310903310776" calcext:value-type="float">
            <text:p>0.2383109033</text:p>
          </table:table-cell>
          <table:table-cell table:number-columns-repeated="4"/>
        </table:table-row>
        <table:table-row table:style-name="ro1">
          <table:table-cell office:value-type="float" office:value="0.10872857272625" calcext:value-type="float">
            <text:p>0.1087285727</text:p>
          </table:table-cell>
          <table:table-cell office:value-type="float" office:value="-0.125020384788513" calcext:value-type="float">
            <text:p>-0.1250203848</text:p>
          </table:table-cell>
          <table:table-cell office:value-type="float" office:value="0.237787380814552" calcext:value-type="float">
            <text:p>0.2377873808</text:p>
          </table:table-cell>
          <table:table-cell table:number-columns-repeated="4"/>
        </table:table-row>
        <table:table-row table:style-name="ro1">
          <table:table-cell office:value-type="float" office:value="0.109018832445145" calcext:value-type="float">
            <text:p>0.1090188324</text:p>
          </table:table-cell>
          <table:table-cell office:value-type="float" office:value="-0.125565275549889" calcext:value-type="float">
            <text:p>-0.1255652755</text:p>
          </table:table-cell>
          <table:table-cell office:value-type="float" office:value="0.238028764724731" calcext:value-type="float">
            <text:p>0.2380287647</text:p>
          </table:table-cell>
          <table:table-cell table:number-columns-repeated="4"/>
        </table:table-row>
        <table:table-row table:style-name="ro1">
          <table:table-cell office:value-type="float" office:value="0.1110560297966" calcext:value-type="float">
            <text:p>0.1110560298</text:p>
          </table:table-cell>
          <table:table-cell office:value-type="float" office:value="-0.126029938459396" calcext:value-type="float">
            <text:p>-0.1260299385</text:p>
          </table:table-cell>
          <table:table-cell office:value-type="float" office:value="0.240357726812363" calcext:value-type="float">
            <text:p>0.2403577268</text:p>
          </table:table-cell>
          <table:table-cell table:number-columns-repeated="4"/>
        </table:table-row>
        <table:table-row table:style-name="ro1">
          <table:table-cell office:value-type="float" office:value="0.110706567764282" calcext:value-type="float">
            <text:p>0.1107065678</text:p>
          </table:table-cell>
          <table:table-cell office:value-type="float" office:value="-0.125603631138802" calcext:value-type="float">
            <text:p>-0.1256036311</text:p>
          </table:table-cell>
          <table:table-cell office:value-type="float" office:value="0.243050009012222" calcext:value-type="float">
            <text:p>0.243050009</text:p>
          </table:table-cell>
          <table:table-cell table:number-columns-repeated="4"/>
        </table:table-row>
        <table:table-row table:style-name="ro1">
          <table:table-cell office:value-type="float" office:value="0.11364134401083" calcext:value-type="float">
            <text:p>0.113641344</text:p>
          </table:table-cell>
          <table:table-cell office:value-type="float" office:value="-0.117666840553284" calcext:value-type="float">
            <text:p>-0.1176668406</text:p>
          </table:table-cell>
          <table:table-cell office:value-type="float" office:value="0.241399824619293" calcext:value-type="float">
            <text:p>0.2413998246</text:p>
          </table:table-cell>
          <table:table-cell table:number-columns-repeated="4"/>
        </table:table-row>
        <table:table-row table:style-name="ro1">
          <table:table-cell office:value-type="float" office:value="0.11044055223465" calcext:value-type="float">
            <text:p>0.1104405522</text:p>
          </table:table-cell>
          <table:table-cell office:value-type="float" office:value="-0.116596572101116" calcext:value-type="float">
            <text:p>-0.1165965721</text:p>
          </table:table-cell>
          <table:table-cell office:value-type="float" office:value="0.238602891564369" calcext:value-type="float">
            <text:p>0.2386028916</text:p>
          </table:table-cell>
          <table:table-cell table:number-columns-repeated="4"/>
        </table:table-row>
        <table:table-row table:style-name="ro1">
          <table:table-cell office:value-type="float" office:value="0.108070194721222" calcext:value-type="float">
            <text:p>0.1080701947</text:p>
          </table:table-cell>
          <table:table-cell office:value-type="float" office:value="-0.116208598017693" calcext:value-type="float">
            <text:p>-0.116208598</text:p>
          </table:table-cell>
          <table:table-cell office:value-type="float" office:value="0.236595630645752" calcext:value-type="float">
            <text:p>0.2365956306</text:p>
          </table:table-cell>
          <table:table-cell table:number-columns-repeated="4"/>
        </table:table-row>
        <table:table-row table:style-name="ro1">
          <table:table-cell office:value-type="float" office:value="0.109147399663925" calcext:value-type="float">
            <text:p>0.1091473997</text:p>
          </table:table-cell>
          <table:table-cell office:value-type="float" office:value="-0.115109220147133" calcext:value-type="float">
            <text:p>-0.1151092201</text:p>
          </table:table-cell>
          <table:table-cell office:value-type="float" office:value="0.236702173948288" calcext:value-type="float">
            <text:p>0.2367021739</text:p>
          </table:table-cell>
          <table:table-cell table:number-columns-repeated="4"/>
        </table:table-row>
        <table:table-row table:style-name="ro1">
          <table:table-cell office:value-type="float" office:value="0.111155636608601" calcext:value-type="float">
            <text:p>0.1111556366</text:p>
          </table:table-cell>
          <table:table-cell office:value-type="float" office:value="-0.113431304693222" calcext:value-type="float">
            <text:p>-0.1134313047</text:p>
          </table:table-cell>
          <table:table-cell office:value-type="float" office:value="0.236078351736069" calcext:value-type="float">
            <text:p>0.2360783517</text:p>
          </table:table-cell>
          <table:table-cell table:number-columns-repeated="4"/>
        </table:table-row>
        <table:table-row table:style-name="ro1">
          <table:table-cell office:value-type="float" office:value="0.11199414730072" calcext:value-type="float">
            <text:p>0.1119941473</text:p>
          </table:table-cell>
          <table:table-cell office:value-type="float" office:value="-0.113077372312546" calcext:value-type="float">
            <text:p>-0.1130773723</text:p>
          </table:table-cell>
          <table:table-cell office:value-type="float" office:value="0.235605716705322" calcext:value-type="float">
            <text:p>0.2356057167</text:p>
          </table:table-cell>
          <table:table-cell table:number-columns-repeated="4"/>
        </table:table-row>
        <table:table-row table:style-name="ro1">
          <table:table-cell office:value-type="float" office:value="0.112643726170063" calcext:value-type="float">
            <text:p>0.1126437262</text:p>
          </table:table-cell>
          <table:table-cell office:value-type="float" office:value="-0.112168729305267" calcext:value-type="float">
            <text:p>-0.1121687293</text:p>
          </table:table-cell>
          <table:table-cell office:value-type="float" office:value="0.23556649684906" calcext:value-type="float">
            <text:p>0.2355664968</text:p>
          </table:table-cell>
          <table:table-cell table:number-columns-repeated="4"/>
        </table:table-row>
        <table:table-row table:style-name="ro1">
          <table:table-cell office:value-type="float" office:value="0.107521302998066" calcext:value-type="float">
            <text:p>0.107521303</text:p>
          </table:table-cell>
          <table:table-cell office:value-type="float" office:value="-0.110291093587875" calcext:value-type="float">
            <text:p>-0.1102910936</text:p>
          </table:table-cell>
          <table:table-cell office:value-type="float" office:value="0.230267032980919" calcext:value-type="float">
            <text:p>0.230267033</text:p>
          </table:table-cell>
          <table:table-cell table:number-columns-repeated="4"/>
        </table:table-row>
        <table:table-row table:style-name="ro1">
          <table:table-cell office:value-type="float" office:value="0.107322253286839" calcext:value-type="float">
            <text:p>0.1073222533</text:p>
          </table:table-cell>
          <table:table-cell office:value-type="float" office:value="-0.108788341283798" calcext:value-type="float">
            <text:p>-0.1087883413</text:p>
          </table:table-cell>
          <table:table-cell office:value-type="float" office:value="0.229574054479599" calcext:value-type="float">
            <text:p>0.2295740545</text:p>
          </table:table-cell>
          <table:table-cell table:number-columns-repeated="4"/>
        </table:table-row>
        <table:table-row table:style-name="ro1">
          <table:table-cell office:value-type="float" office:value="0.108853779733181" calcext:value-type="float">
            <text:p>0.1088537797</text:p>
          </table:table-cell>
          <table:table-cell office:value-type="float" office:value="-0.10668858140707" calcext:value-type="float">
            <text:p>-0.1066885814</text:p>
          </table:table-cell>
          <table:table-cell office:value-type="float" office:value="0.228174686431885" calcext:value-type="float">
            <text:p>0.2281746864</text:p>
          </table:table-cell>
          <table:table-cell table:number-columns-repeated="4"/>
        </table:table-row>
        <table:table-row table:style-name="ro1">
          <table:table-cell office:value-type="float" office:value="0.110025458037853" calcext:value-type="float">
            <text:p>0.110025458</text:p>
          </table:table-cell>
          <table:table-cell office:value-type="float" office:value="-0.105281308293343" calcext:value-type="float">
            <text:p>-0.1052813083</text:p>
          </table:table-cell>
          <table:table-cell office:value-type="float" office:value="0.227388724684715" calcext:value-type="float">
            <text:p>0.2273887247</text:p>
          </table:table-cell>
          <table:table-cell table:number-columns-repeated="4"/>
        </table:table-row>
        <table:table-row table:style-name="ro1">
          <table:table-cell office:value-type="float" office:value="0.104466810822487" calcext:value-type="float">
            <text:p>0.1044668108</text:p>
          </table:table-cell>
          <table:table-cell office:value-type="float" office:value="-0.103052899241447" calcext:value-type="float">
            <text:p>-0.1030528992</text:p>
          </table:table-cell>
          <table:table-cell office:value-type="float" office:value="0.220597580075264" calcext:value-type="float">
            <text:p>0.2205975801</text:p>
          </table:table-cell>
          <table:table-cell table:number-columns-repeated="4"/>
        </table:table-row>
        <table:table-row table:style-name="ro1">
          <table:table-cell office:value-type="float" office:value="0.104977965354919" calcext:value-type="float">
            <text:p>0.1049779654</text:p>
          </table:table-cell>
          <table:table-cell office:value-type="float" office:value="-0.101330496370792" calcext:value-type="float">
            <text:p>-0.1013304964</text:p>
          </table:table-cell>
          <table:table-cell office:value-type="float" office:value="0.219090893864632" calcext:value-type="float">
            <text:p>0.2190908939</text:p>
          </table:table-cell>
          <table:table-cell table:number-columns-repeated="4"/>
        </table:table-row>
        <table:table-row table:style-name="ro1">
          <table:table-cell office:value-type="float" office:value="0.107407175004482" calcext:value-type="float">
            <text:p>0.107407175</text:p>
          </table:table-cell>
          <table:table-cell office:value-type="float" office:value="-0.098674587905407" calcext:value-type="float">
            <text:p>-0.0986745879</text:p>
          </table:table-cell>
          <table:table-cell office:value-type="float" office:value="0.216832667589188" calcext:value-type="float">
            <text:p>0.2168326676</text:p>
          </table:table-cell>
          <table:table-cell table:number-columns-repeated="4"/>
        </table:table-row>
        <table:table-row table:style-name="ro1">
          <table:table-cell office:value-type="float" office:value="0.107669480144978" calcext:value-type="float">
            <text:p>0.1076694801</text:p>
          </table:table-cell>
          <table:table-cell office:value-type="float" office:value="-0.0977430194616318" calcext:value-type="float">
            <text:p>-0.0977430195</text:p>
          </table:table-cell>
          <table:table-cell office:value-type="float" office:value="0.216321498155594" calcext:value-type="float">
            <text:p>0.2163214982</text:p>
          </table:table-cell>
          <table:table-cell table:number-columns-repeated="4"/>
        </table:table-row>
        <table:table-row table:style-name="ro1">
          <table:table-cell office:value-type="float" office:value="0.107159793376923" calcext:value-type="float">
            <text:p>0.1071597934</text:p>
          </table:table-cell>
          <table:table-cell office:value-type="float" office:value="-0.0972856134176254" calcext:value-type="float">
            <text:p>-0.0972856134</text:p>
          </table:table-cell>
          <table:table-cell office:value-type="float" office:value="0.215426057577133" calcext:value-type="float">
            <text:p>0.2154260576</text:p>
          </table:table-cell>
          <table:table-cell table:number-columns-repeated="4"/>
        </table:table-row>
        <table:table-row table:style-name="ro1">
          <table:table-cell office:value-type="float" office:value="0.102399498224258" calcext:value-type="float">
            <text:p>0.1023994982</text:p>
          </table:table-cell>
          <table:table-cell office:value-type="float" office:value="-0.095761775970459" calcext:value-type="float">
            <text:p>-0.095761776</text:p>
          </table:table-cell>
          <table:table-cell office:value-type="float" office:value="0.210630476474762" calcext:value-type="float">
            <text:p>0.2106304765</text:p>
          </table:table-cell>
          <table:table-cell table:number-columns-repeated="4"/>
        </table:table-row>
        <table:table-row table:style-name="ro1">
          <table:table-cell office:value-type="float" office:value="0.101086117327213" calcext:value-type="float">
            <text:p>0.1010861173</text:p>
          </table:table-cell>
          <table:table-cell office:value-type="float" office:value="-0.094523012638092" calcext:value-type="float">
            <text:p>-0.0945230126</text:p>
          </table:table-cell>
          <table:table-cell office:value-type="float" office:value="0.208699315786362" calcext:value-type="float">
            <text:p>0.2086993158</text:p>
          </table:table-cell>
          <table:table-cell table:number-columns-repeated="4"/>
        </table:table-row>
        <table:table-row table:style-name="ro1">
          <table:table-cell office:value-type="float" office:value="0.101533576846123" calcext:value-type="float">
            <text:p>0.1015335768</text:p>
          </table:table-cell>
          <table:table-cell office:value-type="float" office:value="-0.0938266515731812" calcext:value-type="float">
            <text:p>-0.0938266516</text:p>
          </table:table-cell>
          <table:table-cell office:value-type="float" office:value="0.20801468193531" calcext:value-type="float">
            <text:p>0.2080146819</text:p>
          </table:table-cell>
          <table:table-cell table:number-columns-repeated="4"/>
        </table:table-row>
        <table:table-row table:style-name="ro1">
          <table:table-cell office:value-type="float" office:value="0.10259822010994" calcext:value-type="float">
            <text:p>0.1025982201</text:p>
          </table:table-cell>
          <table:table-cell office:value-type="float" office:value="-0.0912277102470398" calcext:value-type="float">
            <text:p>-0.0912277102</text:p>
          </table:table-cell>
          <table:table-cell office:value-type="float" office:value="0.205269202589989" calcext:value-type="float">
            <text:p>0.2052692026</text:p>
          </table:table-cell>
          <table:table-cell table:number-columns-repeated="4"/>
        </table:table-row>
        <table:table-row table:style-name="ro1">
          <table:table-cell office:value-type="float" office:value="0.102818764746189" calcext:value-type="float">
            <text:p>0.1028187647</text:p>
          </table:table-cell>
          <table:table-cell office:value-type="float" office:value="-0.090747594833374" calcext:value-type="float">
            <text:p>-0.0907475948</text:p>
          </table:table-cell>
          <table:table-cell office:value-type="float" office:value="0.204378291964531" calcext:value-type="float">
            <text:p>0.204378292</text:p>
          </table:table-cell>
          <table:table-cell table:number-columns-repeated="4"/>
        </table:table-row>
        <table:table-row table:style-name="ro1">
          <table:table-cell office:value-type="float" office:value="0.103524833917618" calcext:value-type="float">
            <text:p>0.1035248339</text:p>
          </table:table-cell>
          <table:table-cell office:value-type="float" office:value="-0.0904026627540589" calcext:value-type="float">
            <text:p>-0.0904026628</text:p>
          </table:table-cell>
          <table:table-cell office:value-type="float" office:value="0.203417763113976" calcext:value-type="float">
            <text:p>0.2034177631</text:p>
          </table:table-cell>
          <table:table-cell table:number-columns-repeated="4"/>
        </table:table-row>
        <table:table-row table:style-name="ro1">
          <table:table-cell office:value-type="float" office:value="0.10271692276001" calcext:value-type="float">
            <text:p>0.1027169228</text:p>
          </table:table-cell>
          <table:table-cell office:value-type="float" office:value="-0.0877845659852028" calcext:value-type="float">
            <text:p>-0.087784566</text:p>
          </table:table-cell>
          <table:table-cell office:value-type="float" office:value="0.199875205755234" calcext:value-type="float">
            <text:p>0.1998752058</text:p>
          </table:table-cell>
          <table:table-cell table:number-columns-repeated="4"/>
        </table:table-row>
        <table:table-row table:style-name="ro1">
          <table:table-cell office:value-type="float" office:value="0.102514028549194" calcext:value-type="float">
            <text:p>0.1025140285</text:p>
          </table:table-cell>
          <table:table-cell office:value-type="float" office:value="-0.0874537527561188" calcext:value-type="float">
            <text:p>-0.0874537528</text:p>
          </table:table-cell>
          <table:table-cell office:value-type="float" office:value="0.198748856782913" calcext:value-type="float">
            <text:p>0.1987488568</text:p>
          </table:table-cell>
          <table:table-cell table:number-columns-repeated="4"/>
        </table:table-row>
        <table:table-row table:style-name="ro1">
          <table:table-cell office:value-type="float" office:value="0.102436043322086" calcext:value-type="float">
            <text:p>0.1024360433</text:p>
          </table:table-cell>
          <table:table-cell office:value-type="float" office:value="-0.0853373929858208" calcext:value-type="float">
            <text:p>-0.085337393</text:p>
          </table:table-cell>
          <table:table-cell office:value-type="float" office:value="0.195666134357452" calcext:value-type="float">
            <text:p>0.1956661344</text:p>
          </table:table-cell>
          <table:table-cell table:number-columns-repeated="4"/>
        </table:table-row>
        <table:table-row table:style-name="ro1">
          <table:table-cell office:value-type="float" office:value="0.102415822446346" calcext:value-type="float">
            <text:p>0.1024158224</text:p>
          </table:table-cell>
          <table:table-cell office:value-type="float" office:value="-0.0848394185304642" calcext:value-type="float">
            <text:p>-0.0848394185</text:p>
          </table:table-cell>
          <table:table-cell office:value-type="float" office:value="0.194744348526001" calcext:value-type="float">
            <text:p>0.1947443485</text:p>
          </table:table-cell>
          <table:table-cell table:number-columns-repeated="4"/>
        </table:table-row>
        <table:table-row table:style-name="ro1">
          <table:table-cell office:value-type="float" office:value="0.102765589952469" calcext:value-type="float">
            <text:p>0.10276559</text:p>
          </table:table-cell>
          <table:table-cell office:value-type="float" office:value="-0.0843616724014282" calcext:value-type="float">
            <text:p>-0.0843616724</text:p>
          </table:table-cell>
          <table:table-cell office:value-type="float" office:value="0.193996518850327" calcext:value-type="float">
            <text:p>0.1939965189</text:p>
          </table:table-cell>
          <table:table-cell table:number-columns-repeated="4"/>
        </table:table-row>
        <table:table-row table:style-name="ro1">
          <table:table-cell office:value-type="float" office:value="0.103732764720917" calcext:value-type="float">
            <text:p>0.1037327647</text:p>
          </table:table-cell>
          <table:table-cell office:value-type="float" office:value="-0.0827459394931793" calcext:value-type="float">
            <text:p>-0.0827459395</text:p>
          </table:table-cell>
          <table:table-cell office:value-type="float" office:value="0.191114038228989" calcext:value-type="float">
            <text:p>0.1911140382</text:p>
          </table:table-cell>
          <table:table-cell table:number-columns-repeated="4"/>
        </table:table-row>
        <table:table-row table:style-name="ro1">
          <table:table-cell office:value-type="float" office:value="0.103767774999142" calcext:value-type="float">
            <text:p>0.103767775</text:p>
          </table:table-cell>
          <table:table-cell office:value-type="float" office:value="-0.082391194999218" calcext:value-type="float">
            <text:p>-0.082391195</text:p>
          </table:table-cell>
          <table:table-cell office:value-type="float" office:value="0.190086424350739" calcext:value-type="float">
            <text:p>0.1900864244</text:p>
          </table:table-cell>
          <table:table-cell table:number-columns-repeated="4"/>
        </table:table-row>
        <table:table-row table:style-name="ro1">
          <table:table-cell office:value-type="float" office:value="0.104073941707611" calcext:value-type="float">
            <text:p>0.1040739417</text:p>
          </table:table-cell>
          <table:table-cell office:value-type="float" office:value="-0.0813695192337036" calcext:value-type="float">
            <text:p>-0.0813695192</text:p>
          </table:table-cell>
          <table:table-cell office:value-type="float" office:value="0.189178600907326" calcext:value-type="float">
            <text:p>0.1891786009</text:p>
          </table:table-cell>
          <table:table-cell table:number-columns-repeated="4"/>
        </table:table-row>
        <table:table-row table:style-name="ro1">
          <table:table-cell office:value-type="float" office:value="0.103855907917023" calcext:value-type="float">
            <text:p>0.1038559079</text:p>
          </table:table-cell>
          <table:table-cell office:value-type="float" office:value="-0.0794333815574646" calcext:value-type="float">
            <text:p>-0.0794333816</text:p>
          </table:table-cell>
          <table:table-cell office:value-type="float" office:value="0.186971977353096" calcext:value-type="float">
            <text:p>0.1869719774</text:p>
          </table:table-cell>
          <table:table-cell table:number-columns-repeated="4"/>
        </table:table-row>
        <table:table-row table:style-name="ro1">
          <table:table-cell office:value-type="float" office:value="0.103858083486557" calcext:value-type="float">
            <text:p>0.1038580835</text:p>
          </table:table-cell>
          <table:table-cell office:value-type="float" office:value="-0.0789537727832794" calcext:value-type="float">
            <text:p>-0.0789537728</text:p>
          </table:table-cell>
          <table:table-cell office:value-type="float" office:value="0.186319470405579" calcext:value-type="float">
            <text:p>0.1863194704</text:p>
          </table:table-cell>
          <table:table-cell table:number-columns-repeated="4"/>
        </table:table-row>
        <table:table-row table:style-name="ro1">
          <table:table-cell office:value-type="float" office:value="0.104133084416389" calcext:value-type="float">
            <text:p>0.1041330844</text:p>
          </table:table-cell>
          <table:table-cell office:value-type="float" office:value="-0.077135369181633" calcext:value-type="float">
            <text:p>-0.0771353692</text:p>
          </table:table-cell>
          <table:table-cell office:value-type="float" office:value="0.183970406651497" calcext:value-type="float">
            <text:p>0.1839704067</text:p>
          </table:table-cell>
          <table:table-cell table:number-columns-repeated="4"/>
        </table:table-row>
        <table:table-row table:style-name="ro1">
          <table:table-cell office:value-type="float" office:value="0.104320526123047" calcext:value-type="float">
            <text:p>0.1043205261</text:p>
          </table:table-cell>
          <table:table-cell office:value-type="float" office:value="-0.0766734480857849" calcext:value-type="float">
            <text:p>-0.0766734481</text:p>
          </table:table-cell>
          <table:table-cell office:value-type="float" office:value="0.183242231607437" calcext:value-type="float">
            <text:p>0.1832422316</text:p>
          </table:table-cell>
          <table:table-cell table:number-columns-repeated="4"/>
        </table:table-row>
        <table:table-row table:style-name="ro1">
          <table:table-cell office:value-type="float" office:value="0.104257896542549" calcext:value-type="float">
            <text:p>0.1042578965</text:p>
          </table:table-cell>
          <table:table-cell office:value-type="float" office:value="-0.0762554407119751" calcext:value-type="float">
            <text:p>-0.0762554407</text:p>
          </table:table-cell>
          <table:table-cell office:value-type="float" office:value="0.182478919625282" calcext:value-type="float">
            <text:p>0.1824789196</text:p>
          </table:table-cell>
          <table:table-cell table:number-columns-repeated="4"/>
        </table:table-row>
        <table:table-row table:style-name="ro1">
          <table:table-cell office:value-type="float" office:value="0.10398668050766" calcext:value-type="float">
            <text:p>0.1039866805</text:p>
          </table:table-cell>
          <table:table-cell office:value-type="float" office:value="-0.074747234582901" calcext:value-type="float">
            <text:p>-0.0747472346</text:p>
          </table:table-cell>
          <table:table-cell office:value-type="float" office:value="0.180660918354988" calcext:value-type="float">
            <text:p>0.1806609184</text:p>
          </table:table-cell>
          <table:table-cell table:number-columns-repeated="4"/>
        </table:table-row>
        <table:table-row table:style-name="ro1">
          <table:table-cell office:value-type="float" office:value="0.103931114077568" calcext:value-type="float">
            <text:p>0.1039311141</text:p>
          </table:table-cell>
          <table:table-cell office:value-type="float" office:value="-0.0743035078048706" calcext:value-type="float">
            <text:p>-0.0743035078</text:p>
          </table:table-cell>
          <table:table-cell office:value-type="float" office:value="0.180179297924042" calcext:value-type="float">
            <text:p>0.1801792979</text:p>
          </table:table-cell>
          <table:table-cell table:number-columns-repeated="4"/>
        </table:table-row>
        <table:table-row table:style-name="ro1">
          <table:table-cell office:value-type="float" office:value="0.103788569569588" calcext:value-type="float">
            <text:p>0.1037885696</text:p>
          </table:table-cell>
          <table:table-cell office:value-type="float" office:value="-0.0739981979131699" calcext:value-type="float">
            <text:p>-0.0739981979</text:p>
          </table:table-cell>
          <table:table-cell office:value-type="float" office:value="0.179634794592857" calcext:value-type="float">
            <text:p>0.1796347946</text:p>
          </table:table-cell>
          <table:table-cell table:number-columns-repeated="4"/>
        </table:table-row>
        <table:table-row table:style-name="ro1">
          <table:table-cell office:value-type="float" office:value="0.103350818157196" calcext:value-type="float">
            <text:p>0.1033508182</text:p>
          </table:table-cell>
          <table:table-cell office:value-type="float" office:value="-0.0734446197748184" calcext:value-type="float">
            <text:p>-0.0734446198</text:p>
          </table:table-cell>
          <table:table-cell office:value-type="float" office:value="0.178764820098877" calcext:value-type="float">
            <text:p>0.1787648201</text:p>
          </table:table-cell>
          <table:table-cell table:number-columns-repeated="4"/>
        </table:table-row>
        <table:table-row table:style-name="ro1">
          <table:table-cell office:value-type="float" office:value="0.103149309754372" calcext:value-type="float">
            <text:p>0.1031493098</text:p>
          </table:table-cell>
          <table:table-cell office:value-type="float" office:value="-0.0730159133672714" calcext:value-type="float">
            <text:p>-0.0730159134</text:p>
          </table:table-cell>
          <table:table-cell office:value-type="float" office:value="0.178287982940674" calcext:value-type="float">
            <text:p>0.1782879829</text:p>
          </table:table-cell>
          <table:table-cell table:number-columns-repeated="4"/>
        </table:table-row>
        <table:table-row table:style-name="ro1">
          <table:table-cell office:value-type="float" office:value="0.103090435266495" calcext:value-type="float">
            <text:p>0.1030904353</text:p>
          </table:table-cell>
          <table:table-cell office:value-type="float" office:value="-0.0727340951561928" calcext:value-type="float">
            <text:p>-0.0727340952</text:p>
          </table:table-cell>
          <table:table-cell office:value-type="float" office:value="0.177932098507881" calcext:value-type="float">
            <text:p>0.1779320985</text:p>
          </table:table-cell>
          <table:table-cell table:number-columns-repeated="4"/>
        </table:table-row>
        <table:table-row table:style-name="ro1">
          <table:table-cell office:value-type="float" office:value="0.103002801537514" calcext:value-type="float">
            <text:p>0.1030028015</text:p>
          </table:table-cell>
          <table:table-cell office:value-type="float" office:value="-0.0726123452186585" calcext:value-type="float">
            <text:p>-0.0726123452</text:p>
          </table:table-cell>
          <table:table-cell office:value-type="float" office:value="0.177560940384865" calcext:value-type="float">
            <text:p>0.1775609404</text:p>
          </table:table-cell>
          <table:table-cell table:number-columns-repeated="4"/>
        </table:table-row>
        <table:table-row table:style-name="ro1">
          <table:table-cell office:value-type="float" office:value="0.103030562400818" calcext:value-type="float">
            <text:p>0.1030305624</text:p>
          </table:table-cell>
          <table:table-cell office:value-type="float" office:value="-0.0718869417905808" calcext:value-type="float">
            <text:p>-0.0718869418</text:p>
          </table:table-cell>
          <table:table-cell office:value-type="float" office:value="0.176541611552238" calcext:value-type="float">
            <text:p>0.1765416116</text:p>
          </table:table-cell>
          <table:table-cell table:number-columns-repeated="4"/>
        </table:table-row>
        <table:table-row table:style-name="ro1">
          <table:table-cell office:value-type="float" office:value="0.102677345275879" calcext:value-type="float">
            <text:p>0.1026773453</text:p>
          </table:table-cell>
          <table:table-cell office:value-type="float" office:value="-0.0717441961169243" calcext:value-type="float">
            <text:p>-0.0717441961</text:p>
          </table:table-cell>
          <table:table-cell office:value-type="float" office:value="0.176069274544716" calcext:value-type="float">
            <text:p>0.1760692745</text:p>
          </table:table-cell>
          <table:table-cell table:number-columns-repeated="4"/>
        </table:table-row>
        <table:table-row table:style-name="ro1">
          <table:table-cell office:value-type="float" office:value="0.10262393951416" calcext:value-type="float">
            <text:p>0.1026239395</text:p>
          </table:table-cell>
          <table:table-cell office:value-type="float" office:value="-0.0714950263500214" calcext:value-type="float">
            <text:p>-0.0714950264</text:p>
          </table:table-cell>
          <table:table-cell office:value-type="float" office:value="0.175776049494743" calcext:value-type="float">
            <text:p>0.1757760495</text:p>
          </table:table-cell>
          <table:table-cell table:number-columns-repeated="4"/>
        </table:table-row>
        <table:table-row table:style-name="ro1">
          <table:table-cell office:value-type="float" office:value="0.102279499173164" calcext:value-type="float">
            <text:p>0.1022794992</text:p>
          </table:table-cell>
          <table:table-cell office:value-type="float" office:value="-0.0709233731031418" calcext:value-type="float">
            <text:p>-0.0709233731</text:p>
          </table:table-cell>
          <table:table-cell office:value-type="float" office:value="0.175022333860397" calcext:value-type="float">
            <text:p>0.1750223339</text:p>
          </table:table-cell>
          <table:table-cell table:number-columns-repeated="4"/>
        </table:table-row>
        <table:table-row table:style-name="ro1">
          <table:table-cell office:value-type="float" office:value="0.101863160729408" calcext:value-type="float">
            <text:p>0.1018631607</text:p>
          </table:table-cell>
          <table:table-cell office:value-type="float" office:value="-0.070821113884449" calcext:value-type="float">
            <text:p>-0.0708211139</text:p>
          </table:table-cell>
          <table:table-cell office:value-type="float" office:value="0.174525380134583" calcext:value-type="float">
            <text:p>0.1745253801</text:p>
          </table:table-cell>
          <table:table-cell table:number-columns-repeated="4"/>
        </table:table-row>
        <table:table-row table:style-name="ro1">
          <table:table-cell office:value-type="float" office:value="0.101899445056915" calcext:value-type="float">
            <text:p>0.1018994451</text:p>
          </table:table-cell>
          <table:table-cell office:value-type="float" office:value="-0.0706302151083946" calcext:value-type="float">
            <text:p>-0.0706302151</text:p>
          </table:table-cell>
          <table:table-cell office:value-type="float" office:value="0.174616515636444" calcext:value-type="float">
            <text:p>0.1746165156</text:p>
          </table:table-cell>
          <table:table-cell table:number-columns-repeated="4"/>
        </table:table-row>
        <table:table-row table:style-name="ro1">
          <table:table-cell office:value-type="float" office:value="0.10194344073534" calcext:value-type="float">
            <text:p>0.1019434407</text:p>
          </table:table-cell>
          <table:table-cell office:value-type="float" office:value="-0.0703963786363602" calcext:value-type="float">
            <text:p>-0.0703963786</text:p>
          </table:table-cell>
          <table:table-cell office:value-type="float" office:value="0.174431249499321" calcext:value-type="float">
            <text:p>0.1744312495</text:p>
          </table:table-cell>
          <table:table-cell table:number-columns-repeated="4"/>
        </table:table-row>
        <table:table-row table:style-name="ro1">
          <table:table-cell office:value-type="float" office:value="0.101800881326199" calcext:value-type="float">
            <text:p>0.1018008813</text:p>
          </table:table-cell>
          <table:table-cell office:value-type="float" office:value="-0.0705365985631943" calcext:value-type="float">
            <text:p>-0.0705365986</text:p>
          </table:table-cell>
          <table:table-cell office:value-type="float" office:value="0.174316048622131" calcext:value-type="float">
            <text:p>0.1743160486</text:p>
          </table:table-cell>
          <table:table-cell table:number-columns-repeated="4"/>
        </table:table-row>
        <table:table-row table:style-name="ro1">
          <table:table-cell office:value-type="float" office:value="0.101790428161621" calcext:value-type="float">
            <text:p>0.1017904282</text:p>
          </table:table-cell>
          <table:table-cell office:value-type="float" office:value="-0.0704917758703232" calcext:value-type="float">
            <text:p>-0.0704917759</text:p>
          </table:table-cell>
          <table:table-cell office:value-type="float" office:value="0.174310982227325" calcext:value-type="float">
            <text:p>0.1743109822</text:p>
          </table:table-cell>
          <table:table-cell table:number-columns-repeated="4"/>
        </table:table-row>
        <table:table-row table:style-name="ro1">
          <table:table-cell office:value-type="float" office:value="0.101817488670349" calcext:value-type="float">
            <text:p>0.1018174887</text:p>
          </table:table-cell>
          <table:table-cell office:value-type="float" office:value="-0.070466160774231" calcext:value-type="float">
            <text:p>-0.0704661608</text:p>
          </table:table-cell>
          <table:table-cell office:value-type="float" office:value="0.174282625317574" calcext:value-type="float">
            <text:p>0.1742826253</text:p>
          </table:table-cell>
          <table:table-cell table:number-columns-repeated="4"/>
        </table:table-row>
        <table:table-row table:style-name="ro1">
          <table:table-cell office:value-type="float" office:value="0.101733639836311" calcext:value-type="float">
            <text:p>0.1017336398</text:p>
          </table:table-cell>
          <table:table-cell office:value-type="float" office:value="-0.0704221725463867" calcext:value-type="float">
            <text:p>-0.0704221725</text:p>
          </table:table-cell>
          <table:table-cell office:value-type="float" office:value="0.174267172813416" calcext:value-type="float">
            <text:p>0.1742671728</text:p>
          </table:table-cell>
          <table:table-cell table:number-columns-repeated="4"/>
        </table:table-row>
        <table:table-row table:style-name="ro1">
          <table:table-cell office:value-type="float" office:value="0.102490819990635" calcext:value-type="float">
            <text:p>0.10249082</text:p>
          </table:table-cell>
          <table:table-cell office:value-type="float" office:value="-0.0692173317074776" calcext:value-type="float">
            <text:p>-0.0692173317</text:p>
          </table:table-cell>
          <table:table-cell office:value-type="float" office:value="0.173113733530045" calcext:value-type="float">
            <text:p>0.1731137335</text:p>
          </table:table-cell>
          <table:table-cell table:number-columns-repeated="4"/>
        </table:table-row>
        <table:table-row table:style-name="ro1">
          <table:table-cell office:value-type="float" office:value="0.102490484714508" calcext:value-type="float">
            <text:p>0.1024904847</text:p>
          </table:table-cell>
          <table:table-cell office:value-type="float" office:value="-0.0692062526941299" calcext:value-type="float">
            <text:p>-0.0692062527</text:p>
          </table:table-cell>
          <table:table-cell office:value-type="float" office:value="0.173138275742531" calcext:value-type="float">
            <text:p>0.1731382757</text:p>
          </table:table-cell>
          <table:table-cell table:number-columns-repeated="4"/>
        </table:table-row>
        <table:table-row table:style-name="ro1">
          <table:table-cell office:value-type="float" office:value="0.10251197218895" calcext:value-type="float">
            <text:p>0.1025119722</text:p>
          </table:table-cell>
          <table:table-cell office:value-type="float" office:value="-0.069195881485939" calcext:value-type="float">
            <text:p>-0.0691958815</text:p>
          </table:table-cell>
          <table:table-cell office:value-type="float" office:value="0.173111274838448" calcext:value-type="float">
            <text:p>0.1731112748</text:p>
          </table:table-cell>
          <table:table-cell table:number-columns-repeated="4"/>
        </table:table-row>
        <table:table-row table:style-name="ro1">
          <table:table-cell office:value-type="float" office:value="0.102535150945187" calcext:value-type="float">
            <text:p>0.1025351509</text:p>
          </table:table-cell>
          <table:table-cell office:value-type="float" office:value="-0.0691934749484062" calcext:value-type="float">
            <text:p>-0.0691934749</text:p>
          </table:table-cell>
          <table:table-cell office:value-type="float" office:value="0.173119515180588" calcext:value-type="float">
            <text:p>0.1731195152</text:p>
          </table:table-cell>
          <table:table-cell table:number-columns-repeated="4"/>
        </table:table-row>
        <table:table-row table:style-name="ro1">
          <table:table-cell office:value-type="float" office:value="0.102370291948318" calcext:value-type="float">
            <text:p>0.1023702919</text:p>
          </table:table-cell>
          <table:table-cell office:value-type="float" office:value="-0.0694586858153343" calcext:value-type="float">
            <text:p>-0.0694586858</text:p>
          </table:table-cell>
          <table:table-cell office:value-type="float" office:value="0.17303778231144" calcext:value-type="float">
            <text:p>0.1730377823</text:p>
          </table:table-cell>
          <table:table-cell table:number-columns-repeated="4"/>
        </table:table-row>
        <table:table-row table:style-name="ro1">
          <table:table-cell office:value-type="float" office:value="0.10259935259819" calcext:value-type="float">
            <text:p>0.1025993526</text:p>
          </table:table-cell>
          <table:table-cell office:value-type="float" office:value="-0.0691867098212242" calcext:value-type="float">
            <text:p>-0.0691867098</text:p>
          </table:table-cell>
          <table:table-cell office:value-type="float" office:value="0.173086777329445" calcext:value-type="float">
            <text:p>0.1730867773</text:p>
          </table:table-cell>
          <table:table-cell table:number-columns-repeated="4"/>
        </table:table-row>
        <table:table-row table:style-name="ro1">
          <table:table-cell office:value-type="float" office:value="0.102534756064415" calcext:value-type="float">
            <text:p>0.1025347561</text:p>
          </table:table-cell>
          <table:table-cell office:value-type="float" office:value="-0.0691920444369316" calcext:value-type="float">
            <text:p>-0.0691920444</text:p>
          </table:table-cell>
          <table:table-cell office:value-type="float" office:value="0.173121005296707" calcext:value-type="float">
            <text:p>0.1731210053</text:p>
          </table:table-cell>
          <table:table-cell table:number-columns-repeated="4"/>
        </table:table-row>
        <table:table-row table:style-name="ro1">
          <table:table-cell office:value-type="float" office:value="0.102471366524696" calcext:value-type="float">
            <text:p>0.1024713665</text:p>
          </table:table-cell>
          <table:table-cell office:value-type="float" office:value="-0.0691980272531509" calcext:value-type="float">
            <text:p>-0.0691980273</text:p>
          </table:table-cell>
          <table:table-cell office:value-type="float" office:value="0.173154592514038" calcext:value-type="float">
            <text:p>0.1731545925</text:p>
          </table:table-cell>
          <table:table-cell table:number-columns-repeated="4"/>
        </table:table-row>
        <table:table-row table:style-name="ro1">
          <table:table-cell office:value-type="float" office:value="0.102453127503395" calcext:value-type="float">
            <text:p>0.1024531275</text:p>
          </table:table-cell>
          <table:table-cell office:value-type="float" office:value="-0.0692417100071907" calcext:value-type="float">
            <text:p>-0.06924171</text:p>
          </table:table-cell>
          <table:table-cell office:value-type="float" office:value="0.173138096928597" calcext:value-type="float">
            <text:p>0.1731380969</text:p>
          </table:table-cell>
          <table:table-cell table:number-columns-repeated="4"/>
        </table:table-row>
        <table:table-row table:style-name="ro1">
          <table:table-cell office:value-type="float" office:value="0.102349460124969" calcext:value-type="float">
            <text:p>0.1023494601</text:p>
          </table:table-cell>
          <table:table-cell office:value-type="float" office:value="-0.0691960006952286" calcext:value-type="float">
            <text:p>-0.0691960007</text:p>
          </table:table-cell>
          <table:table-cell office:value-type="float" office:value="0.173131629824638" calcext:value-type="float">
            <text:p>0.1731316298</text:p>
          </table:table-cell>
          <table:table-cell table:number-columns-repeated="4"/>
        </table:table-row>
        <table:table-row table:style-name="ro1">
          <table:table-cell office:value-type="float" office:value="0.102631896734238" calcext:value-type="float">
            <text:p>0.1026318967</text:p>
          </table:table-cell>
          <table:table-cell office:value-type="float" office:value="-0.0692188516259193" calcext:value-type="float">
            <text:p>-0.0692188516</text:p>
          </table:table-cell>
          <table:table-cell office:value-type="float" office:value="0.173122435808182" calcext:value-type="float">
            <text:p>0.1731224358</text:p>
          </table:table-cell>
          <table:table-cell table:number-columns-repeated="4"/>
        </table:table-row>
        <table:table-row table:style-name="ro1">
          <table:table-cell office:value-type="float" office:value="0.102614596486092" calcext:value-type="float">
            <text:p>0.1026145965</text:p>
          </table:table-cell>
          <table:table-cell office:value-type="float" office:value="-0.0692586600780487" calcext:value-type="float">
            <text:p>-0.0692586601</text:p>
          </table:table-cell>
          <table:table-cell office:value-type="float" office:value="0.17308720946312" calcext:value-type="float">
            <text:p>0.1730872095</text:p>
          </table:table-cell>
          <table:table-cell table:number-columns-repeated="4"/>
        </table:table-row>
        <table:table-row table:style-name="ro1">
          <table:table-cell office:value-type="float" office:value="0.102320991456509" calcext:value-type="float">
            <text:p>0.1023209915</text:p>
          </table:table-cell>
          <table:table-cell office:value-type="float" office:value="-0.0693078264594078" calcext:value-type="float">
            <text:p>-0.0693078265</text:p>
          </table:table-cell>
          <table:table-cell office:value-type="float" office:value="0.17294941842556" calcext:value-type="float">
            <text:p>0.1729494184</text:p>
          </table:table-cell>
          <table:table-cell table:number-columns-repeated="4"/>
        </table:table-row>
        <table:table-row table:style-name="ro1">
          <table:table-cell office:value-type="float" office:value="0.102502584457397" calcext:value-type="float">
            <text:p>0.1025025845</text:p>
          </table:table-cell>
          <table:table-cell office:value-type="float" office:value="-0.0692346692085266" calcext:value-type="float">
            <text:p>-0.0692346692</text:p>
          </table:table-cell>
          <table:table-cell office:value-type="float" office:value="0.173092111945152" calcext:value-type="float">
            <text:p>0.1730921119</text:p>
          </table:table-cell>
          <table:table-cell table:number-columns-repeated="4"/>
        </table:table-row>
        <table:table-row table:style-name="ro1">
          <table:table-cell office:value-type="float" office:value="0.102240651845932" calcext:value-type="float">
            <text:p>0.1022406518</text:p>
          </table:table-cell>
          <table:table-cell office:value-type="float" office:value="-0.0692410320043564" calcext:value-type="float">
            <text:p>-0.069241032</text:p>
          </table:table-cell>
          <table:table-cell office:value-type="float" office:value="0.172971189022064" calcext:value-type="float">
            <text:p>0.172971189</text:p>
          </table:table-cell>
          <table:table-cell table:number-columns-repeated="4"/>
        </table:table-row>
        <table:table-row table:style-name="ro1">
          <table:table-cell office:value-type="float" office:value="0.102310061454773" calcext:value-type="float">
            <text:p>0.1023100615</text:p>
          </table:table-cell>
          <table:table-cell office:value-type="float" office:value="-0.0693610459566116" calcext:value-type="float">
            <text:p>-0.069361046</text:p>
          </table:table-cell>
          <table:table-cell office:value-type="float" office:value="0.172922164201736" calcext:value-type="float">
            <text:p>0.1729221642</text:p>
          </table:table-cell>
          <table:table-cell table:number-columns-repeated="4"/>
        </table:table-row>
        <table:table-row table:style-name="ro1">
          <table:table-cell office:value-type="float" office:value="0.102184996008873" calcext:value-type="float">
            <text:p>0.102184996</text:p>
          </table:table-cell>
          <table:table-cell office:value-type="float" office:value="-0.0692597851157188" calcext:value-type="float">
            <text:p>-0.0692597851</text:p>
          </table:table-cell>
          <table:table-cell office:value-type="float" office:value="0.172883123159409" calcext:value-type="float">
            <text:p>0.1728831232</text:p>
          </table:table-cell>
          <table:table-cell table:number-columns-repeated="4"/>
        </table:table-row>
        <table:table-row table:style-name="ro1">
          <table:table-cell office:value-type="float" office:value="0.102378755807877" calcext:value-type="float">
            <text:p>0.1023787558</text:p>
          </table:table-cell>
          <table:table-cell office:value-type="float" office:value="-0.0692310556769371" calcext:value-type="float">
            <text:p>-0.0692310557</text:p>
          </table:table-cell>
          <table:table-cell office:value-type="float" office:value="0.172896921634674" calcext:value-type="float">
            <text:p>0.1728969216</text:p>
          </table:table-cell>
          <table:table-cell table:number-columns-repeated="4"/>
        </table:table-row>
        <table:table-row table:style-name="ro1">
          <table:table-cell office:value-type="float" office:value="0.102518700063229" calcext:value-type="float">
            <text:p>0.1025187001</text:p>
          </table:table-cell>
          <table:table-cell office:value-type="float" office:value="-0.0692186206579208" calcext:value-type="float">
            <text:p>-0.0692186207</text:p>
          </table:table-cell>
          <table:table-cell office:value-type="float" office:value="0.173114374279976" calcext:value-type="float">
            <text:p>0.1731143743</text:p>
          </table:table-cell>
          <table:table-cell table:number-columns-repeated="4"/>
        </table:table-row>
        <table:table-row table:style-name="ro1">
          <table:table-cell office:value-type="float" office:value="0.102483130991459" calcext:value-type="float">
            <text:p>0.102483131</text:p>
          </table:table-cell>
          <table:table-cell office:value-type="float" office:value="-0.0692124664783478" calcext:value-type="float">
            <text:p>-0.0692124665</text:p>
          </table:table-cell>
          <table:table-cell office:value-type="float" office:value="0.173138678073883" calcext:value-type="float">
            <text:p>0.1731386781</text:p>
          </table:table-cell>
          <table:table-cell table:number-columns-repeated="4"/>
        </table:table-row>
        <table:table-row table:style-name="ro1">
          <table:table-cell office:value-type="float" office:value="0.102483414113522" calcext:value-type="float">
            <text:p>0.1024834141</text:p>
          </table:table-cell>
          <table:table-cell office:value-type="float" office:value="-0.0692080855369568" calcext:value-type="float">
            <text:p>-0.0692080855</text:p>
          </table:table-cell>
          <table:table-cell office:value-type="float" office:value="0.173142582178116" calcext:value-type="float">
            <text:p>0.1731425822</text:p>
          </table:table-cell>
          <table:table-cell table:number-columns-repeated="4"/>
        </table:table-row>
        <table:table-row table:style-name="ro1">
          <table:table-cell office:value-type="float" office:value="0.102226614952087" calcext:value-type="float">
            <text:p>0.102226615</text:p>
          </table:table-cell>
          <table:table-cell office:value-type="float" office:value="-0.0692019462585449" calcext:value-type="float">
            <text:p>-0.0692019463</text:p>
          </table:table-cell>
          <table:table-cell office:value-type="float" office:value="0.17300346493721" calcext:value-type="float">
            <text:p>0.1730034649</text:p>
          </table:table-cell>
          <table:table-cell table:number-columns-repeated="4"/>
        </table:table-row>
        <table:table-row table:style-name="ro1">
          <table:table-cell office:value-type="float" office:value="0.102590262889862" calcext:value-type="float">
            <text:p>0.1025902629</text:p>
          </table:table-cell>
          <table:table-cell office:value-type="float" office:value="-0.0692097246646881" calcext:value-type="float">
            <text:p>-0.0692097247</text:p>
          </table:table-cell>
          <table:table-cell office:value-type="float" office:value="0.173147544264793" calcext:value-type="float">
            <text:p>0.1731475443</text:p>
          </table:table-cell>
          <table:table-cell table:number-columns-repeated="4"/>
        </table:table-row>
        <table:table-row table:style-name="ro1">
          <table:table-cell office:value-type="float" office:value="0.102311745285988" calcext:value-type="float">
            <text:p>0.1023117453</text:p>
          </table:table-cell>
          <table:table-cell office:value-type="float" office:value="-0.0691993981599808" calcext:value-type="float">
            <text:p>-0.0691993982</text:p>
          </table:table-cell>
          <table:table-cell office:value-type="float" office:value="0.173138439655304" calcext:value-type="float">
            <text:p>0.1731384397</text:p>
          </table:table-cell>
          <table:table-cell table:number-columns-repeated="4"/>
        </table:table-row>
        <table:table-row table:style-name="ro1">
          <table:table-cell office:value-type="float" office:value="0.102429307997227" calcext:value-type="float">
            <text:p>0.102429308</text:p>
          </table:table-cell>
          <table:table-cell office:value-type="float" office:value="-0.069214791059494" calcext:value-type="float">
            <text:p>-0.0692147911</text:p>
          </table:table-cell>
          <table:table-cell office:value-type="float" office:value="0.173132613301277" calcext:value-type="float">
            <text:p>0.1731326133</text:p>
          </table:table-cell>
          <table:table-cell table:number-columns-repeated="4"/>
        </table:table-row>
        <table:table-row table:style-name="ro1">
          <table:table-cell office:value-type="float" office:value="0.102328732609749" calcext:value-type="float">
            <text:p>0.1023287326</text:p>
          </table:table-cell>
          <table:table-cell office:value-type="float" office:value="-0.0692026168107987" calcext:value-type="float">
            <text:p>-0.0692026168</text:p>
          </table:table-cell>
          <table:table-cell office:value-type="float" office:value="0.173128888010979" calcext:value-type="float">
            <text:p>0.173128888</text:p>
          </table:table-cell>
          <table:table-cell table:number-columns-repeated="4"/>
        </table:table-row>
        <table:table-row table:style-name="ro1">
          <table:table-cell office:value-type="float" office:value="0.102339848875999" calcext:value-type="float">
            <text:p>0.1023398489</text:p>
          </table:table-cell>
          <table:table-cell office:value-type="float" office:value="-0.0692453682422638" calcext:value-type="float">
            <text:p>-0.0692453682</text:p>
          </table:table-cell>
          <table:table-cell office:value-type="float" office:value="0.1730967015028" calcext:value-type="float">
            <text:p>0.1730967015</text:p>
          </table:table-cell>
          <table:table-cell table:number-columns-repeated="4"/>
        </table:table-row>
        <table:table-row table:style-name="ro1">
          <table:table-cell office:value-type="float" office:value="0.102359429001808" calcext:value-type="float">
            <text:p>0.102359429</text:p>
          </table:table-cell>
          <table:table-cell office:value-type="float" office:value="-0.0692159384489059" calcext:value-type="float">
            <text:p>-0.0692159384</text:p>
          </table:table-cell>
          <table:table-cell office:value-type="float" office:value="0.173115417361259" calcext:value-type="float">
            <text:p>0.1731154174</text:p>
          </table:table-cell>
          <table:table-cell table:number-columns-repeated="4"/>
        </table:table-row>
        <table:table-row table:style-name="ro1">
          <table:table-cell office:value-type="float" office:value="0.102544635534287" calcext:value-type="float">
            <text:p>0.1025446355</text:p>
          </table:table-cell>
          <table:table-cell office:value-type="float" office:value="-0.0692174658179283" calcext:value-type="float">
            <text:p>-0.0692174658</text:p>
          </table:table-cell>
          <table:table-cell office:value-type="float" office:value="0.173085227608681" calcext:value-type="float">
            <text:p>0.1730852276</text:p>
          </table:table-cell>
          <table:table-cell table:number-columns-repeated="4"/>
        </table:table-row>
        <table:table-row table:style-name="ro1">
          <table:table-cell office:value-type="float" office:value="0.102526903152466" calcext:value-type="float">
            <text:p>0.1025269032</text:p>
          </table:table-cell>
          <table:table-cell office:value-type="float" office:value="-0.0691961795091629" calcext:value-type="float">
            <text:p>-0.0691961795</text:p>
          </table:table-cell>
          <table:table-cell office:value-type="float" office:value="0.173135817050934" calcext:value-type="float">
            <text:p>0.1731358171</text:p>
          </table:table-cell>
          <table:table-cell table:number-columns-repeated="4"/>
        </table:table-row>
        <table:table-row table:style-name="ro1">
          <table:table-cell office:value-type="float" office:value="0.102383241057396" calcext:value-type="float">
            <text:p>0.1023832411</text:p>
          </table:table-cell>
          <table:table-cell office:value-type="float" office:value="-0.0692059621214867" calcext:value-type="float">
            <text:p>-0.0692059621</text:p>
          </table:table-cell>
          <table:table-cell office:value-type="float" office:value="0.173076793551445" calcext:value-type="float">
            <text:p>0.1730767936</text:p>
          </table:table-cell>
          <table:table-cell table:number-columns-repeated="4"/>
        </table:table-row>
        <table:table-row table:style-name="ro1">
          <table:table-cell office:value-type="float" office:value="0.102406591176987" calcext:value-type="float">
            <text:p>0.1024065912</text:p>
          </table:table-cell>
          <table:table-cell office:value-type="float" office:value="-0.0691993981599808" calcext:value-type="float">
            <text:p>-0.0691993982</text:p>
          </table:table-cell>
          <table:table-cell office:value-type="float" office:value="0.173066318035126" calcext:value-type="float">
            <text:p>0.173066318</text:p>
          </table:table-cell>
          <table:table-cell table:number-columns-repeated="4"/>
        </table:table-row>
        <table:table-row table:style-name="ro1">
          <table:table-cell office:value-type="float" office:value="0.102605789899826" calcext:value-type="float">
            <text:p>0.1026057899</text:p>
          </table:table-cell>
          <table:table-cell office:value-type="float" office:value="-0.0692293867468834" calcext:value-type="float">
            <text:p>-0.0692293867</text:p>
          </table:table-cell>
          <table:table-cell office:value-type="float" office:value="0.173056647181511" calcext:value-type="float">
            <text:p>0.1730566472</text:p>
          </table:table-cell>
          <table:table-cell table:number-columns-repeated="4"/>
        </table:table-row>
        <table:table-row table:style-name="ro1">
          <table:table-cell office:value-type="float" office:value="0.102552443742752" calcext:value-type="float">
            <text:p>0.1025524437</text:p>
          </table:table-cell>
          <table:table-cell office:value-type="float" office:value="-0.0692186504602432" calcext:value-type="float">
            <text:p>-0.0692186505</text:p>
          </table:table-cell>
          <table:table-cell office:value-type="float" office:value="0.173074886202812" calcext:value-type="float">
            <text:p>0.1730748862</text:p>
          </table:table-cell>
          <table:table-cell table:number-columns-repeated="4"/>
        </table:table-row>
        <table:table-row table:style-name="ro1">
          <table:table-cell office:value-type="float" office:value="0.102550275623798" calcext:value-type="float">
            <text:p>0.1025502756</text:p>
          </table:table-cell>
          <table:table-cell office:value-type="float" office:value="-0.0691986680030823" calcext:value-type="float">
            <text:p>-0.069198668</text:p>
          </table:table-cell>
          <table:table-cell office:value-type="float" office:value="0.173105657100678" calcext:value-type="float">
            <text:p>0.1731056571</text:p>
          </table:table-cell>
          <table:table-cell table:number-columns-repeated="4"/>
        </table:table-row>
        <table:table-row table:style-name="ro1">
          <table:table-cell office:value-type="float" office:value="0.102624118328094" calcext:value-type="float">
            <text:p>0.1026241183</text:p>
          </table:table-cell>
          <table:table-cell office:value-type="float" office:value="-0.0692123398184776" calcext:value-type="float">
            <text:p>-0.0692123398</text:p>
          </table:table-cell>
          <table:table-cell office:value-type="float" office:value="0.173106253147125" calcext:value-type="float">
            <text:p>0.1731062531</text:p>
          </table:table-cell>
          <table:table-cell table:number-columns-repeated="4"/>
        </table:table-row>
        <table:table-row table:style-name="ro1">
          <table:table-cell office:value-type="float" office:value="0.102539777755737" calcext:value-type="float">
            <text:p>0.1025397778</text:p>
          </table:table-cell>
          <table:table-cell office:value-type="float" office:value="-0.0692111998796463" calcext:value-type="float">
            <text:p>-0.0692111999</text:p>
          </table:table-cell>
          <table:table-cell office:value-type="float" office:value="0.173082739114761" calcext:value-type="float">
            <text:p>0.1730827391</text:p>
          </table:table-cell>
          <table:table-cell table:number-columns-repeated="4"/>
        </table:table-row>
        <table:table-row table:style-name="ro1">
          <table:table-cell office:value-type="float" office:value="0.102498427033424" calcext:value-type="float">
            <text:p>0.102498427</text:p>
          </table:table-cell>
          <table:table-cell office:value-type="float" office:value="-0.0692298337817192" calcext:value-type="float">
            <text:p>-0.0692298338</text:p>
          </table:table-cell>
          <table:table-cell office:value-type="float" office:value="0.173118442296982" calcext:value-type="float">
            <text:p>0.1731184423</text:p>
          </table:table-cell>
          <table:table-cell table:number-columns-repeated="4"/>
        </table:table-row>
        <table:table-row table:style-name="ro1">
          <table:table-cell office:value-type="float" office:value="0.102442152798176" calcext:value-type="float">
            <text:p>0.1024421528</text:p>
          </table:table-cell>
          <table:table-cell office:value-type="float" office:value="-0.0692160800099373" calcext:value-type="float">
            <text:p>-0.06921608</text:p>
          </table:table-cell>
          <table:table-cell office:value-type="float" office:value="0.173125103116035" calcext:value-type="float">
            <text:p>0.1731251031</text:p>
          </table:table-cell>
          <table:table-cell table:number-columns-repeated="4"/>
        </table:table-row>
        <table:table-row table:style-name="ro1">
          <table:table-cell office:value-type="float" office:value="0.102590471506119" calcext:value-type="float">
            <text:p>0.1025904715</text:p>
          </table:table-cell>
          <table:table-cell office:value-type="float" office:value="-0.0692093074321747" calcext:value-type="float">
            <text:p>-0.0692093074</text:p>
          </table:table-cell>
          <table:table-cell office:value-type="float" office:value="0.173128977417946" calcext:value-type="float">
            <text:p>0.1731289774</text:p>
          </table:table-cell>
          <table:table-cell table:number-columns-repeated="4"/>
        </table:table-row>
        <table:table-row table:style-name="ro1">
          <table:table-cell office:value-type="float" office:value="0.102337062358856" calcext:value-type="float">
            <text:p>0.1023370624</text:p>
          </table:table-cell>
          <table:table-cell office:value-type="float" office:value="-0.0691937208175659" calcext:value-type="float">
            <text:p>-0.0691937208</text:p>
          </table:table-cell>
          <table:table-cell office:value-type="float" office:value="0.173126548528671" calcext:value-type="float">
            <text:p>0.1731265485</text:p>
          </table:table-cell>
          <table:table-cell table:number-columns-repeated="4"/>
        </table:table-row>
        <table:table-row table:style-name="ro1">
          <table:table-cell office:value-type="float" office:value="0.102538466453552" calcext:value-type="float">
            <text:p>0.1025384665</text:p>
          </table:table-cell>
          <table:table-cell office:value-type="float" office:value="-0.0692387223243714" calcext:value-type="float">
            <text:p>-0.0692387223</text:p>
          </table:table-cell>
          <table:table-cell office:value-type="float" office:value="0.173072636127472" calcext:value-type="float">
            <text:p>0.1730726361</text:p>
          </table:table-cell>
          <table:table-cell table:number-columns-repeated="4"/>
        </table:table-row>
        <table:table-row table:style-name="ro1">
          <table:table-cell office:value-type="float" office:value="0.102414727210999" calcext:value-type="float">
            <text:p>0.1024147272</text:p>
          </table:table-cell>
          <table:table-cell office:value-type="float" office:value="-0.0692137703299522" calcext:value-type="float">
            <text:p>-0.0692137703</text:p>
          </table:table-cell>
          <table:table-cell office:value-type="float" office:value="0.173069030046463" calcext:value-type="float">
            <text:p>0.17306903</text:p>
          </table:table-cell>
          <table:table-cell table:number-columns-repeated="4"/>
        </table:table-row>
        <table:table-row table:style-name="ro1">
          <table:table-cell office:value-type="float" office:value="0.102513268589973" calcext:value-type="float">
            <text:p>0.1025132686</text:p>
          </table:table-cell>
          <table:table-cell office:value-type="float" office:value="-0.0692078173160553" calcext:value-type="float">
            <text:p>-0.0692078173</text:p>
          </table:table-cell>
          <table:table-cell office:value-type="float" office:value="0.173124104738236" calcext:value-type="float">
            <text:p>0.1731241047</text:p>
          </table:table-cell>
          <table:table-cell table:number-columns-repeated="4"/>
        </table:table-row>
        <table:table-row table:style-name="ro1">
          <table:table-cell office:value-type="float" office:value="0.10247965157032" calcext:value-type="float">
            <text:p>0.1024796516</text:p>
          </table:table-cell>
          <table:table-cell office:value-type="float" office:value="-0.069205567240715" calcext:value-type="float">
            <text:p>-0.0692055672</text:p>
          </table:table-cell>
          <table:table-cell office:value-type="float" office:value="0.173144906759262" calcext:value-type="float">
            <text:p>0.1731449068</text:p>
          </table:table-cell>
          <table:table-cell table:number-columns-repeated="4"/>
        </table:table-row>
        <table:table-row table:style-name="ro1">
          <table:table-cell office:value-type="float" office:value="0.10256515443325" calcext:value-type="float">
            <text:p>0.1025651544</text:p>
          </table:table-cell>
          <table:table-cell office:value-type="float" office:value="-0.0692158117890358" calcext:value-type="float">
            <text:p>-0.0692158118</text:p>
          </table:table-cell>
          <table:table-cell office:value-type="float" office:value="0.173139899969101" calcext:value-type="float">
            <text:p>0.1731399</text:p>
          </table:table-cell>
          <table:table-cell table:number-columns-repeated="4"/>
        </table:table-row>
        <table:table-row table:style-name="ro1">
          <table:table-cell office:value-type="float" office:value="0.102469101548195" calcext:value-type="float">
            <text:p>0.1024691015</text:p>
          </table:table-cell>
          <table:table-cell office:value-type="float" office:value="-0.069280207157135" calcext:value-type="float">
            <text:p>-0.0692802072</text:p>
          </table:table-cell>
          <table:table-cell office:value-type="float" office:value="0.172987431287766" calcext:value-type="float">
            <text:p>0.1729874313</text:p>
          </table:table-cell>
          <table:table-cell table:number-columns-repeated="4"/>
        </table:table-row>
        <table:table-row table:style-name="ro1">
          <table:table-cell office:value-type="float" office:value="0.102502688765526" calcext:value-type="float">
            <text:p>0.1025026888</text:p>
          </table:table-cell>
          <table:table-cell office:value-type="float" office:value="-0.0692000240087509" calcext:value-type="float">
            <text:p>-0.069200024</text:p>
          </table:table-cell>
          <table:table-cell office:value-type="float" office:value="0.173136532306671" calcext:value-type="float">
            <text:p>0.1731365323</text:p>
          </table:table-cell>
          <table:table-cell table:number-columns-repeated="4"/>
        </table:table-row>
        <table:table-row table:style-name="ro1">
          <table:table-cell office:value-type="float" office:value="0.102504625916481" calcext:value-type="float">
            <text:p>0.1025046259</text:p>
          </table:table-cell>
          <table:table-cell office:value-type="float" office:value="-0.0691934376955032" calcext:value-type="float">
            <text:p>-0.0691934377</text:p>
          </table:table-cell>
          <table:table-cell office:value-type="float" office:value="0.173137202858925" calcext:value-type="float">
            <text:p>0.1731372029</text:p>
          </table:table-cell>
          <table:table-cell table:number-columns-repeated="4"/>
        </table:table-row>
        <table:table-row table:style-name="ro1">
          <table:table-cell office:value-type="float" office:value="0.102474138140678" calcext:value-type="float">
            <text:p>0.1024741381</text:p>
          </table:table-cell>
          <table:table-cell office:value-type="float" office:value="-0.0691963583230972" calcext:value-type="float">
            <text:p>-0.0691963583</text:p>
          </table:table-cell>
          <table:table-cell office:value-type="float" office:value="0.173153311014175" calcext:value-type="float">
            <text:p>0.173153311</text:p>
          </table:table-cell>
          <table:table-cell table:number-columns-repeated="4"/>
        </table:table-row>
        <table:table-row table:style-name="ro1">
          <table:table-cell office:value-type="float" office:value="0.102491565048695" calcext:value-type="float">
            <text:p>0.102491565</text:p>
          </table:table-cell>
          <table:table-cell office:value-type="float" office:value="-0.0692170858383179" calcext:value-type="float">
            <text:p>-0.0692170858</text:p>
          </table:table-cell>
          <table:table-cell office:value-type="float" office:value="0.173109158873558" calcext:value-type="float">
            <text:p>0.1731091589</text:p>
          </table:table-cell>
          <table:table-cell table:number-columns-repeated="4"/>
        </table:table-row>
        <table:table-row table:style-name="ro1">
          <table:table-cell office:value-type="float" office:value="0.102469503879547" calcext:value-type="float">
            <text:p>0.1024695039</text:p>
          </table:table-cell>
          <table:table-cell office:value-type="float" office:value="-0.0692234411835671" calcext:value-type="float">
            <text:p>-0.0692234412</text:p>
          </table:table-cell>
          <table:table-cell office:value-type="float" office:value="0.173151135444641" calcext:value-type="float">
            <text:p>0.1731511354</text:p>
          </table:table-cell>
          <table:table-cell table:number-columns-repeated="4"/>
        </table:table-row>
        <table:table-row table:style-name="ro1">
          <table:table-cell office:value-type="float" office:value="0.102301821112633" calcext:value-type="float">
            <text:p>0.1023018211</text:p>
          </table:table-cell>
          <table:table-cell office:value-type="float" office:value="-0.0692232474684715" calcext:value-type="float">
            <text:p>-0.0692232475</text:p>
          </table:table-cell>
          <table:table-cell office:value-type="float" office:value="0.173130631446838" calcext:value-type="float">
            <text:p>0.1731306314</text:p>
          </table:table-cell>
          <table:table-cell table:number-columns-repeated="4"/>
        </table:table-row>
        <table:table-row table:style-name="ro1">
          <table:table-cell office:value-type="float" office:value="0.102464333176613" calcext:value-type="float">
            <text:p>0.1024643332</text:p>
          </table:table-cell>
          <table:table-cell office:value-type="float" office:value="-0.0692154169082642" calcext:value-type="float">
            <text:p>-0.0692154169</text:p>
          </table:table-cell>
          <table:table-cell office:value-type="float" office:value="0.173149093985558" calcext:value-type="float">
            <text:p>0.173149094</text:p>
          </table:table-cell>
          <table:table-cell table:number-columns-repeated="4"/>
        </table:table-row>
        <table:table-row table:style-name="ro1">
          <table:table-cell office:value-type="float" office:value="0.102516055107117" calcext:value-type="float">
            <text:p>0.1025160551</text:p>
          </table:table-cell>
          <table:table-cell office:value-type="float" office:value="-0.0690890848636627" calcext:value-type="float">
            <text:p>-0.0690890849</text:p>
          </table:table-cell>
          <table:table-cell office:value-type="float" office:value="0.173134177923203" calcext:value-type="float">
            <text:p>0.1731341779</text:p>
          </table:table-cell>
          <table:table-cell table:number-columns-repeated="4"/>
        </table:table-row>
        <table:table-row table:style-name="ro1">
          <table:table-cell office:value-type="float" office:value="0.10248389840126" calcext:value-type="float">
            <text:p>0.1024838984</text:p>
          </table:table-cell>
          <table:table-cell office:value-type="float" office:value="-0.0692064538598061" calcext:value-type="float">
            <text:p>-0.0692064539</text:p>
          </table:table-cell>
          <table:table-cell office:value-type="float" office:value="0.173124507069588" calcext:value-type="float">
            <text:p>0.1731245071</text:p>
          </table:table-cell>
          <table:table-cell table:number-columns-repeated="4"/>
        </table:table-row>
        <table:table-row table:style-name="ro1">
          <table:table-cell office:value-type="float" office:value="0.102502591907978" calcext:value-type="float">
            <text:p>0.1025025919</text:p>
          </table:table-cell>
          <table:table-cell office:value-type="float" office:value="-0.0691987276077271" calcext:value-type="float">
            <text:p>-0.0691987276</text:p>
          </table:table-cell>
          <table:table-cell office:value-type="float" office:value="0.173135980963707" calcext:value-type="float">
            <text:p>0.173135981</text:p>
          </table:table-cell>
          <table:table-cell table:number-columns-repeated="4"/>
        </table:table-row>
        <table:table-row table:style-name="ro1">
          <table:table-cell office:value-type="float" office:value="0.10247865319252" calcext:value-type="float">
            <text:p>0.1024786532</text:p>
          </table:table-cell>
          <table:table-cell office:value-type="float" office:value="-0.0692176520824432" calcext:value-type="float">
            <text:p>-0.0692176521</text:p>
          </table:table-cell>
          <table:table-cell office:value-type="float" office:value="0.173115253448486" calcext:value-type="float">
            <text:p>0.1731152534</text:p>
          </table:table-cell>
          <table:table-cell table:number-columns-repeated="4"/>
        </table:table-row>
        <table:table-row table:style-name="ro1">
          <table:table-cell office:value-type="float" office:value="0.102434933185577" calcext:value-type="float">
            <text:p>0.1024349332</text:p>
          </table:table-cell>
          <table:table-cell office:value-type="float" office:value="-0.0692428648471832" calcext:value-type="float">
            <text:p>-0.0692428648</text:p>
          </table:table-cell>
          <table:table-cell office:value-type="float" office:value="0.17311255633831" calcext:value-type="float">
            <text:p>0.1731125563</text:p>
          </table:table-cell>
          <table:table-cell table:number-columns-repeated="4"/>
        </table:table-row>
        <table:table-row table:style-name="ro1">
          <table:table-cell office:value-type="float" office:value="0.102554365992546" calcext:value-type="float">
            <text:p>0.102554366</text:p>
          </table:table-cell>
          <table:table-cell office:value-type="float" office:value="-0.0692130029201508" calcext:value-type="float">
            <text:p>-0.0692130029</text:p>
          </table:table-cell>
          <table:table-cell office:value-type="float" office:value="0.173098847270012" calcext:value-type="float">
            <text:p>0.1730988473</text:p>
          </table:table-cell>
          <table:table-cell table:number-columns-repeated="4"/>
        </table:table-row>
        <table:table-row table:style-name="ro1">
          <table:table-cell office:value-type="float" office:value="0.102357387542725" calcext:value-type="float">
            <text:p>0.1023573875</text:p>
          </table:table-cell>
          <table:table-cell office:value-type="float" office:value="-0.0692100375890732" calcext:value-type="float">
            <text:p>-0.0692100376</text:p>
          </table:table-cell>
          <table:table-cell office:value-type="float" office:value="0.173107266426086" calcext:value-type="float">
            <text:p>0.1731072664</text:p>
          </table:table-cell>
          <table:table-cell table:number-columns-repeated="4"/>
        </table:table-row>
        <table:table-row table:style-name="ro1">
          <table:table-cell office:value-type="float" office:value="0.102517783641815" calcext:value-type="float">
            <text:p>0.1025177836</text:p>
          </table:table-cell>
          <table:table-cell office:value-type="float" office:value="-0.0692000240087509" calcext:value-type="float">
            <text:p>-0.069200024</text:p>
          </table:table-cell>
          <table:table-cell office:value-type="float" office:value="0.173126518726349" calcext:value-type="float">
            <text:p>0.1731265187</text:p>
          </table:table-cell>
          <table:table-cell table:number-columns-repeated="4"/>
        </table:table-row>
        <table:table-row table:style-name="ro1">
          <table:table-cell office:value-type="float" office:value="0.102482542395592" calcext:value-type="float">
            <text:p>0.1024825424</text:p>
          </table:table-cell>
          <table:table-cell office:value-type="float" office:value="-0.0692005753517151" calcext:value-type="float">
            <text:p>-0.0692005754</text:p>
          </table:table-cell>
          <table:table-cell office:value-type="float" office:value="0.173146456480026" calcext:value-type="float">
            <text:p>0.1731464565</text:p>
          </table:table-cell>
          <table:table-cell table:number-columns-repeated="4"/>
        </table:table-row>
        <table:table-row table:style-name="ro1">
          <table:table-cell office:value-type="float" office:value="0.102316953241825" calcext:value-type="float">
            <text:p>0.1023169532</text:p>
          </table:table-cell>
          <table:table-cell office:value-type="float" office:value="-0.0692014545202255" calcext:value-type="float">
            <text:p>-0.0692014545</text:p>
          </table:table-cell>
          <table:table-cell office:value-type="float" office:value="0.173115417361259" calcext:value-type="float">
            <text:p>0.1731154174</text:p>
          </table:table-cell>
          <table:table-cell table:number-columns-repeated="4"/>
        </table:table-row>
        <table:table-row table:style-name="ro1">
          <table:table-cell office:value-type="float" office:value="0.102543905377388" calcext:value-type="float">
            <text:p>0.1025439054</text:p>
          </table:table-cell>
          <table:table-cell office:value-type="float" office:value="-0.0691962838172913" calcext:value-type="float">
            <text:p>-0.0691962838</text:p>
          </table:table-cell>
          <table:table-cell office:value-type="float" office:value="0.173095345497131" calcext:value-type="float">
            <text:p>0.1730953455</text:p>
          </table:table-cell>
          <table:table-cell table:number-columns-repeated="4"/>
        </table:table-row>
        <table:table-row table:style-name="ro1">
          <table:table-cell office:value-type="float" office:value="0.102524474263191" calcext:value-type="float">
            <text:p>0.1025244743</text:p>
          </table:table-cell>
          <table:table-cell office:value-type="float" office:value="-0.0691928192973137" calcext:value-type="float">
            <text:p>-0.0691928193</text:p>
          </table:table-cell>
          <table:table-cell office:value-type="float" office:value="0.173126488924027" calcext:value-type="float">
            <text:p>0.1731264889</text:p>
          </table:table-cell>
          <table:table-cell table:number-columns-repeated="4"/>
        </table:table-row>
        <table:table-row table:style-name="ro1">
          <table:table-cell office:value-type="float" office:value="0.102486833930016" calcext:value-type="float">
            <text:p>0.1024868339</text:p>
          </table:table-cell>
          <table:table-cell office:value-type="float" office:value="-0.0691959410905838" calcext:value-type="float">
            <text:p>-0.0691959411</text:p>
          </table:table-cell>
          <table:table-cell office:value-type="float" office:value="0.173146441578865" calcext:value-type="float">
            <text:p>0.1731464416</text:p>
          </table:table-cell>
          <table:table-cell table:number-columns-repeated="4"/>
        </table:table-row>
        <table:table-row table:style-name="ro1">
          <table:table-cell office:value-type="float" office:value="0.102476306259632" calcext:value-type="float">
            <text:p>0.1024763063</text:p>
          </table:table-cell>
          <table:table-cell office:value-type="float" office:value="-0.0691972076892853" calcext:value-type="float">
            <text:p>-0.0691972077</text:p>
          </table:table-cell>
          <table:table-cell office:value-type="float" office:value="0.173132374882698" calcext:value-type="float">
            <text:p>0.1731323749</text:p>
          </table:table-cell>
          <table:table-cell table:number-columns-repeated="4"/>
        </table:table-row>
        <table:table-row table:style-name="ro1">
          <table:table-cell office:value-type="float" office:value="0.102332606911659" calcext:value-type="float">
            <text:p>0.1023326069</text:p>
          </table:table-cell>
          <table:table-cell office:value-type="float" office:value="-0.0691945403814316" calcext:value-type="float">
            <text:p>-0.0691945404</text:p>
          </table:table-cell>
          <table:table-cell office:value-type="float" office:value="0.173128738999367" calcext:value-type="float">
            <text:p>0.173128739</text:p>
          </table:table-cell>
          <table:table-cell table:number-columns-repeated="4"/>
        </table:table-row>
        <table:table-row table:style-name="ro1">
          <table:table-cell office:value-type="float" office:value="0.102515168488026" calcext:value-type="float">
            <text:p>0.1025151685</text:p>
          </table:table-cell>
          <table:table-cell office:value-type="float" office:value="-0.0691980496048927" calcext:value-type="float">
            <text:p>-0.0691980496</text:p>
          </table:table-cell>
          <table:table-cell office:value-type="float" office:value="0.173130691051483" calcext:value-type="float">
            <text:p>0.1731306911</text:p>
          </table:table-cell>
          <table:table-cell table:number-columns-repeated="4"/>
        </table:table-row>
        <table:table-row table:style-name="ro1">
          <table:table-cell office:value-type="float" office:value="0.102347828447819" calcext:value-type="float">
            <text:p>0.1023478284</text:p>
          </table:table-cell>
          <table:table-cell office:value-type="float" office:value="-0.0691895335912705" calcext:value-type="float">
            <text:p>-0.0691895336</text:p>
          </table:table-cell>
          <table:table-cell office:value-type="float" office:value="0.173116594552994" calcext:value-type="float">
            <text:p>0.1731165946</text:p>
          </table:table-cell>
          <table:table-cell table:number-columns-repeated="4"/>
        </table:table-row>
        <table:table-row table:style-name="ro1">
          <table:table-cell office:value-type="float" office:value="0.102283731102943" calcext:value-type="float">
            <text:p>0.1022837311</text:p>
          </table:table-cell>
          <table:table-cell office:value-type="float" office:value="-0.069191187620163" calcext:value-type="float">
            <text:p>-0.0691911876</text:p>
          </table:table-cell>
          <table:table-cell office:value-type="float" office:value="0.172976806759834" calcext:value-type="float">
            <text:p>0.1729768068</text:p>
          </table:table-cell>
          <table:table-cell table:number-columns-repeated="4"/>
        </table:table-row>
        <table:table-row table:style-name="ro1">
          <table:table-cell office:value-type="float" office:value="0.102451026439667" calcext:value-type="float">
            <text:p>0.1024510264</text:p>
          </table:table-cell>
          <table:table-cell office:value-type="float" office:value="-0.0692798867821693" calcext:value-type="float">
            <text:p>-0.0692798868</text:p>
          </table:table-cell>
          <table:table-cell office:value-type="float" office:value="0.172998264431953" calcext:value-type="float">
            <text:p>0.1729982644</text:p>
          </table:table-cell>
          <table:table-cell table:number-columns-repeated="4"/>
        </table:table-row>
        <table:table-row table:style-name="ro1">
          <table:table-cell office:value-type="float" office:value="0.102476626634598" calcext:value-type="float">
            <text:p>0.1024766266</text:p>
          </table:table-cell>
          <table:table-cell office:value-type="float" office:value="-0.069227546453476" calcext:value-type="float">
            <text:p>-0.0692275465</text:p>
          </table:table-cell>
          <table:table-cell office:value-type="float" office:value="0.17313277721405" calcext:value-type="float">
            <text:p>0.1731327772</text:p>
          </table:table-cell>
          <table:table-cell table:number-columns-repeated="4"/>
        </table:table-row>
        <table:table-row table:style-name="ro1">
          <table:table-cell office:value-type="float" office:value="0.102494224905968" calcext:value-type="float">
            <text:p>0.1024942249</text:p>
          </table:table-cell>
          <table:table-cell office:value-type="float" office:value="-0.0692611038684845" calcext:value-type="float">
            <text:p>-0.0692611039</text:p>
          </table:table-cell>
          <table:table-cell office:value-type="float" office:value="0.173103466629982" calcext:value-type="float">
            <text:p>0.1731034666</text:p>
          </table:table-cell>
          <table:table-cell table:number-columns-repeated="4"/>
        </table:table-row>
        <table:table-row table:style-name="ro1">
          <table:table-cell office:value-type="float" office:value="0.102605804800987" calcext:value-type="float">
            <text:p>0.1026058048</text:p>
          </table:table-cell>
          <table:table-cell office:value-type="float" office:value="-0.0692539811134339" calcext:value-type="float">
            <text:p>-0.0692539811</text:p>
          </table:table-cell>
          <table:table-cell office:value-type="float" office:value="0.173114508390427" calcext:value-type="float">
            <text:p>0.1731145084</text:p>
          </table:table-cell>
          <table:table-cell table:number-columns-repeated="4"/>
        </table:table-row>
        <table:table-row table:style-name="ro1">
          <table:table-cell office:value-type="float" office:value="0.102470278739929" calcext:value-type="float">
            <text:p>0.1024702787</text:p>
          </table:table-cell>
          <table:table-cell office:value-type="float" office:value="-0.0692265629768372" calcext:value-type="float">
            <text:p>-0.069226563</text:p>
          </table:table-cell>
          <table:table-cell office:value-type="float" office:value="0.17313876748085" calcext:value-type="float">
            <text:p>0.1731387675</text:p>
          </table:table-cell>
          <table:table-cell table:number-columns-repeated="4"/>
        </table:table-row>
        <table:table-row table:style-name="ro1">
          <table:table-cell office:value-type="float" office:value="0.102459013462067" calcext:value-type="float">
            <text:p>0.1024590135</text:p>
          </table:table-cell>
          <table:table-cell office:value-type="float" office:value="-0.0692595094442368" calcext:value-type="float">
            <text:p>-0.0692595094</text:p>
          </table:table-cell>
          <table:table-cell office:value-type="float" office:value="0.173124492168426" calcext:value-type="float">
            <text:p>0.1731244922</text:p>
          </table:table-cell>
          <table:table-cell table:number-columns-repeated="4"/>
        </table:table-row>
        <table:table-row table:style-name="ro1">
          <table:table-cell office:value-type="float" office:value="0.102487295866013" calcext:value-type="float">
            <text:p>0.1024872959</text:p>
          </table:table-cell>
          <table:table-cell office:value-type="float" office:value="-0.069231316447258" calcext:value-type="float">
            <text:p>-0.0692313164</text:p>
          </table:table-cell>
          <table:table-cell office:value-type="float" office:value="0.173123687505722" calcext:value-type="float">
            <text:p>0.1731236875</text:p>
          </table:table-cell>
          <table:table-cell table:number-columns-repeated="4"/>
        </table:table-row>
        <table:table-row table:style-name="ro1">
          <table:table-cell office:value-type="float" office:value="0.102328017354012" calcext:value-type="float">
            <text:p>0.1023280174</text:p>
          </table:table-cell>
          <table:table-cell office:value-type="float" office:value="-0.0692210271954536" calcext:value-type="float">
            <text:p>-0.0692210272</text:p>
          </table:table-cell>
          <table:table-cell office:value-type="float" office:value="0.173096314072609" calcext:value-type="float">
            <text:p>0.1730963141</text:p>
          </table:table-cell>
          <table:table-cell table:number-columns-repeated="4"/>
        </table:table-row>
        <table:table-row table:style-name="ro1">
          <table:table-cell office:value-type="float" office:value="0.102512083947659" calcext:value-type="float">
            <text:p>0.1025120839</text:p>
          </table:table-cell>
          <table:table-cell office:value-type="float" office:value="-0.069226510822773" calcext:value-type="float">
            <text:p>-0.0692265108</text:p>
          </table:table-cell>
          <table:table-cell office:value-type="float" office:value="0.173089861869812" calcext:value-type="float">
            <text:p>0.1730898619</text:p>
          </table:table-cell>
          <table:table-cell table:number-columns-repeated="4"/>
        </table:table-row>
        <table:table-row table:style-name="ro1">
          <table:table-cell office:value-type="float" office:value="0.102563083171844" calcext:value-type="float">
            <text:p>0.1025630832</text:p>
          </table:table-cell>
          <table:table-cell office:value-type="float" office:value="-0.0692192614078522" calcext:value-type="float">
            <text:p>-0.0692192614</text:p>
          </table:table-cell>
          <table:table-cell office:value-type="float" office:value="0.173139929771423" calcext:value-type="float">
            <text:p>0.1731399298</text:p>
          </table:table-cell>
          <table:table-cell table:number-columns-repeated="4"/>
        </table:table-row>
        <table:table-row table:style-name="ro1">
          <table:table-cell office:value-type="float" office:value="0.102456130087376" calcext:value-type="float">
            <text:p>0.1024561301</text:p>
          </table:table-cell>
          <table:table-cell office:value-type="float" office:value="-0.0692326799035072" calcext:value-type="float">
            <text:p>-0.0692326799</text:p>
          </table:table-cell>
          <table:table-cell office:value-type="float" office:value="0.173083156347275" calcext:value-type="float">
            <text:p>0.1730831563</text:p>
          </table:table-cell>
          <table:table-cell table:number-columns-repeated="4"/>
        </table:table-row>
        <table:table-row table:style-name="ro1">
          <table:table-cell office:value-type="float" office:value="0.102539569139481" calcext:value-type="float">
            <text:p>0.1025395691</text:p>
          </table:table-cell>
          <table:table-cell office:value-type="float" office:value="-0.0692359879612923" calcext:value-type="float">
            <text:p>-0.069235988</text:p>
          </table:table-cell>
          <table:table-cell office:value-type="float" office:value="0.173069849610329" calcext:value-type="float">
            <text:p>0.1730698496</text:p>
          </table:table-cell>
          <table:table-cell table:number-columns-repeated="4"/>
        </table:table-row>
        <table:table-row table:style-name="ro1">
          <table:table-cell office:value-type="float" office:value="0.102349683642387" calcext:value-type="float">
            <text:p>0.1023496836</text:p>
          </table:table-cell>
          <table:table-cell office:value-type="float" office:value="-0.0692468732595444" calcext:value-type="float">
            <text:p>-0.0692468733</text:p>
          </table:table-cell>
          <table:table-cell office:value-type="float" office:value="0.173088699579239" calcext:value-type="float">
            <text:p>0.1730886996</text:p>
          </table:table-cell>
          <table:table-cell table:number-columns-repeated="4"/>
        </table:table-row>
        <table:table-row table:style-name="ro1">
          <table:table-cell office:value-type="float" office:value="0.102346390485764" calcext:value-type="float">
            <text:p>0.1023463905</text:p>
          </table:table-cell>
          <table:table-cell office:value-type="float" office:value="-0.0692317485809326" calcext:value-type="float">
            <text:p>-0.0692317486</text:p>
          </table:table-cell>
          <table:table-cell office:value-type="float" office:value="0.173100784420967" calcext:value-type="float">
            <text:p>0.1731007844</text:p>
          </table:table-cell>
          <table:table-cell table:number-columns-repeated="4"/>
        </table:table-row>
        <table:table-row table:style-name="ro1">
          <table:table-cell office:value-type="float" office:value="0.102492839097977" calcext:value-type="float">
            <text:p>0.1024928391</text:p>
          </table:table-cell>
          <table:table-cell office:value-type="float" office:value="-0.0692208856344223" calcext:value-type="float">
            <text:p>-0.0692208856</text:p>
          </table:table-cell>
          <table:table-cell office:value-type="float" office:value="0.173129975795746" calcext:value-type="float">
            <text:p>0.1731299758</text:p>
          </table:table-cell>
          <table:table-cell table:number-columns-repeated="4"/>
        </table:table-row>
        <table:table-row table:style-name="ro1">
          <table:table-cell office:value-type="float" office:value="0.102360352873802" calcext:value-type="float">
            <text:p>0.1023603529</text:p>
          </table:table-cell>
          <table:table-cell office:value-type="float" office:value="-0.0692077428102493" calcext:value-type="float">
            <text:p>-0.0692077428</text:p>
          </table:table-cell>
          <table:table-cell office:value-type="float" office:value="0.173105701804161" calcext:value-type="float">
            <text:p>0.1731057018</text:p>
          </table:table-cell>
          <table:table-cell table:number-columns-repeated="4"/>
        </table:table-row>
        <table:table-row table:style-name="ro1">
          <table:table-cell office:value-type="float" office:value="0.102521248161793" calcext:value-type="float">
            <text:p>0.1025212482</text:p>
          </table:table-cell>
          <table:table-cell office:value-type="float" office:value="-0.0692225769162178" calcext:value-type="float">
            <text:p>-0.0692225769</text:p>
          </table:table-cell>
          <table:table-cell office:value-type="float" office:value="0.173069044947624" calcext:value-type="float">
            <text:p>0.1730690449</text:p>
          </table:table-cell>
          <table:table-cell table:number-columns-repeated="4"/>
        </table:table-row>
        <table:table-row table:style-name="ro1">
          <table:table-cell office:value-type="float" office:value="0.102513656020165" calcext:value-type="float">
            <text:p>0.102513656</text:p>
          </table:table-cell>
          <table:table-cell office:value-type="float" office:value="-0.0692216232419014" calcext:value-type="float">
            <text:p>-0.0692216232</text:p>
          </table:table-cell>
          <table:table-cell office:value-type="float" office:value="0.173125475645065" calcext:value-type="float">
            <text:p>0.1731254756</text:p>
          </table:table-cell>
          <table:table-cell table:number-columns-repeated="4"/>
        </table:table-row>
        <table:table-row table:style-name="ro1">
          <table:table-cell office:value-type="float" office:value="0.102491810917854" calcext:value-type="float">
            <text:p>0.1024918109</text:p>
          </table:table-cell>
          <table:table-cell office:value-type="float" office:value="-0.0692178010940552" calcext:value-type="float">
            <text:p>-0.0692178011</text:p>
          </table:table-cell>
          <table:table-cell office:value-type="float" office:value="0.173131182789803" calcext:value-type="float">
            <text:p>0.1731311828</text:p>
          </table:table-cell>
          <table:table-cell table:number-columns-repeated="4"/>
        </table:table-row>
        <table:table-row table:style-name="ro1">
          <table:table-cell office:value-type="float" office:value="0.102317348122597" calcext:value-type="float">
            <text:p>0.1023173481</text:p>
          </table:table-cell>
          <table:table-cell office:value-type="float" office:value="-0.0692131072282791" calcext:value-type="float">
            <text:p>-0.0692131072</text:p>
          </table:table-cell>
          <table:table-cell office:value-type="float" office:value="0.173127964138985" calcext:value-type="float">
            <text:p>0.1731279641</text:p>
          </table:table-cell>
          <table:table-cell table:number-columns-repeated="4"/>
        </table:table-row>
        <table:table-row table:style-name="ro1">
          <table:table-cell office:value-type="float" office:value="0.102091699838638" calcext:value-type="float">
            <text:p>0.1020916998</text:p>
          </table:table-cell>
          <table:table-cell office:value-type="float" office:value="-0.0692063197493553" calcext:value-type="float">
            <text:p>-0.0692063197</text:p>
          </table:table-cell>
          <table:table-cell office:value-type="float" office:value="0.172972708940506" calcext:value-type="float">
            <text:p>0.1729727089</text:p>
          </table:table-cell>
          <table:table-cell table:number-columns-repeated="4"/>
        </table:table-row>
        <table:table-row table:style-name="ro1">
          <table:table-cell office:value-type="float" office:value="0.102479599416256" calcext:value-type="float">
            <text:p>0.1024795994</text:p>
          </table:table-cell>
          <table:table-cell office:value-type="float" office:value="-0.0692070499062538" calcext:value-type="float">
            <text:p>-0.0692070499</text:p>
          </table:table-cell>
          <table:table-cell office:value-type="float" office:value="0.173146069049835" calcext:value-type="float">
            <text:p>0.173146069</text:p>
          </table:table-cell>
          <table:table-cell table:number-columns-repeated="4"/>
        </table:table-row>
        <table:table-row table:style-name="ro1">
          <table:table-cell office:value-type="float" office:value="0.102576613426209" calcext:value-type="float">
            <text:p>0.1025766134</text:p>
          </table:table-cell>
          <table:table-cell office:value-type="float" office:value="-0.0695640295743942" calcext:value-type="float">
            <text:p>-0.0695640296</text:p>
          </table:table-cell>
          <table:table-cell office:value-type="float" office:value="0.172935619950295" calcext:value-type="float">
            <text:p>0.17293562</text:p>
          </table:table-cell>
          <table:table-cell table:number-columns-repeated="4"/>
        </table:table-row>
        <table:table-row table:style-name="ro1">
          <table:table-cell office:value-type="float" office:value="0.102455422282219" calcext:value-type="float">
            <text:p>0.1024554223</text:p>
          </table:table-cell>
          <table:table-cell office:value-type="float" office:value="-0.0692038387060165" calcext:value-type="float">
            <text:p>-0.0692038387</text:p>
          </table:table-cell>
          <table:table-cell office:value-type="float" office:value="0.17316135764122" calcext:value-type="float">
            <text:p>0.1731613576</text:p>
          </table:table-cell>
          <table:table-cell table:number-columns-repeated="4"/>
        </table:table-row>
        <table:table-row table:style-name="ro1">
          <table:table-cell office:value-type="float" office:value="0.102484986186028" calcext:value-type="float">
            <text:p>0.1024849862</text:p>
          </table:table-cell>
          <table:table-cell office:value-type="float" office:value="-0.0691956803202629" calcext:value-type="float">
            <text:p>-0.0691956803</text:p>
          </table:table-cell>
          <table:table-cell office:value-type="float" office:value="0.173147290945053" calcext:value-type="float">
            <text:p>0.1731472909</text:p>
          </table:table-cell>
          <table:table-cell table:number-columns-repeated="4"/>
        </table:table-row>
        <table:table-row table:style-name="ro1">
          <table:table-cell office:value-type="float" office:value="0.102461561560631" calcext:value-type="float">
            <text:p>0.1024615616</text:p>
          </table:table-cell>
          <table:table-cell office:value-type="float" office:value="-0.0691977739334106" calcext:value-type="float">
            <text:p>-0.0691977739</text:p>
          </table:table-cell>
          <table:table-cell office:value-type="float" office:value="0.173159748315811" calcext:value-type="float">
            <text:p>0.1731597483</text:p>
          </table:table-cell>
          <table:table-cell table:number-columns-repeated="4"/>
        </table:table-row>
        <table:table-row table:style-name="ro1">
          <table:table-cell office:value-type="float" office:value="0.10244657099247" calcext:value-type="float">
            <text:p>0.102446571</text:p>
          </table:table-cell>
          <table:table-cell office:value-type="float" office:value="-0.0691991448402405" calcext:value-type="float">
            <text:p>-0.0691991448</text:p>
          </table:table-cell>
          <table:table-cell office:value-type="float" office:value="0.173167735338211" calcext:value-type="float">
            <text:p>0.1731677353</text:p>
          </table:table-cell>
          <table:table-cell table:number-columns-repeated="4"/>
        </table:table-row>
        <table:table-row table:style-name="ro1">
          <table:table-cell office:value-type="float" office:value="0.102458462119102" calcext:value-type="float">
            <text:p>0.1024584621</text:p>
          </table:table-cell>
          <table:table-cell office:value-type="float" office:value="-0.0692010670900345" calcext:value-type="float">
            <text:p>-0.0692010671</text:p>
          </table:table-cell>
          <table:table-cell office:value-type="float" office:value="0.173160910606384" calcext:value-type="float">
            <text:p>0.1731609106</text:p>
          </table:table-cell>
          <table:table-cell table:number-columns-repeated="4"/>
        </table:table-row>
        <table:table-row table:style-name="ro1">
          <table:table-cell office:value-type="float" office:value="0.102315552532673" calcext:value-type="float">
            <text:p>0.1023155525</text:p>
          </table:table-cell>
          <table:table-cell office:value-type="float" office:value="-0.0692193657159805" calcext:value-type="float">
            <text:p>-0.0692193657</text:p>
          </table:table-cell>
          <table:table-cell office:value-type="float" office:value="0.173082858324051" calcext:value-type="float">
            <text:p>0.1730828583</text:p>
          </table:table-cell>
          <table:table-cell table:number-columns-repeated="4"/>
        </table:table-row>
        <table:table-row table:style-name="ro1">
          <table:table-cell office:value-type="float" office:value="0.102505803108215" calcext:value-type="float">
            <text:p>0.1025058031</text:p>
          </table:table-cell>
          <table:table-cell office:value-type="float" office:value="-0.0692477077245712" calcext:value-type="float">
            <text:p>-0.0692477077</text:p>
          </table:table-cell>
          <table:table-cell office:value-type="float" office:value="0.173081248998642" calcext:value-type="float">
            <text:p>0.173081249</text:p>
          </table:table-cell>
          <table:table-cell table:number-columns-repeated="4"/>
        </table:table-row>
        <table:table-row table:style-name="ro1">
          <table:table-cell office:value-type="float" office:value="0.102328091859817" calcext:value-type="float">
            <text:p>0.1023280919</text:p>
          </table:table-cell>
          <table:table-cell office:value-type="float" office:value="-0.0692543685436249" calcext:value-type="float">
            <text:p>-0.0692543685</text:p>
          </table:table-cell>
          <table:table-cell office:value-type="float" office:value="0.173096016049385" calcext:value-type="float">
            <text:p>0.173096016</text:p>
          </table:table-cell>
          <table:table-cell table:number-columns-repeated="4"/>
        </table:table-row>
        <table:table-row table:style-name="ro1">
          <table:table-cell office:value-type="float" office:value="0.10248114168644" calcext:value-type="float">
            <text:p>0.1024811417</text:p>
          </table:table-cell>
          <table:table-cell office:value-type="float" office:value="-0.0692353621125221" calcext:value-type="float">
            <text:p>-0.0692353621</text:p>
          </table:table-cell>
          <table:table-cell office:value-type="float" office:value="0.173126935958862" calcext:value-type="float">
            <text:p>0.173126936</text:p>
          </table:table-cell>
          <table:table-cell table:number-columns-repeated="4"/>
        </table:table-row>
        <table:table-row table:style-name="ro1">
          <table:table-cell office:value-type="float" office:value="0.102355226874352" calcext:value-type="float">
            <text:p>0.1023552269</text:p>
          </table:table-cell>
          <table:table-cell office:value-type="float" office:value="-0.0692245364189148" calcext:value-type="float">
            <text:p>-0.0692245364</text:p>
          </table:table-cell>
          <table:table-cell office:value-type="float" office:value="0.17308121919632" calcext:value-type="float">
            <text:p>0.1730812192</text:p>
          </table:table-cell>
          <table:table-cell table:number-columns-repeated="4"/>
        </table:table-row>
        <table:table-row table:style-name="ro1">
          <table:table-cell office:value-type="float" office:value="0.10238865762949" calcext:value-type="float">
            <text:p>0.1023886576</text:p>
          </table:table-cell>
          <table:table-cell office:value-type="float" office:value="-0.0692112743854523" calcext:value-type="float">
            <text:p>-0.0692112744</text:p>
          </table:table-cell>
          <table:table-cell office:value-type="float" office:value="0.173069134354591" calcext:value-type="float">
            <text:p>0.1730691344</text:p>
          </table:table-cell>
          <table:table-cell table:number-columns-repeated="4"/>
        </table:table-row>
        <table:table-row table:style-name="ro1">
          <table:table-cell office:value-type="float" office:value="0.102545097470284" calcext:value-type="float">
            <text:p>0.1025450975</text:p>
          </table:table-cell>
          <table:table-cell office:value-type="float" office:value="-0.0692024007439613" calcext:value-type="float">
            <text:p>-0.0692024007</text:p>
          </table:table-cell>
          <table:table-cell office:value-type="float" office:value="0.173109740018845" calcext:value-type="float">
            <text:p>0.17310974</text:p>
          </table:table-cell>
          <table:table-cell table:number-columns-repeated="4"/>
        </table:table-row>
        <table:table-row table:style-name="ro1">
          <table:table-cell office:value-type="float" office:value="0.102513626217842" calcext:value-type="float">
            <text:p>0.1025136262</text:p>
          </table:table-cell>
          <table:table-cell office:value-type="float" office:value="-0.0692013502120972" calcext:value-type="float">
            <text:p>-0.0692013502</text:p>
          </table:table-cell>
          <table:table-cell office:value-type="float" office:value="0.173108875751495" calcext:value-type="float">
            <text:p>0.1731088758</text:p>
          </table:table-cell>
          <table:table-cell table:number-columns-repeated="4"/>
        </table:table-row>
        <table:table-row table:style-name="ro1">
          <table:table-cell office:value-type="float" office:value="0.102488040924072" calcext:value-type="float">
            <text:p>0.1024880409</text:p>
          </table:table-cell>
          <table:table-cell office:value-type="float" office:value="-0.0691971331834793" calcext:value-type="float">
            <text:p>-0.0691971332</text:p>
          </table:table-cell>
          <table:table-cell office:value-type="float" office:value="0.173144519329071" calcext:value-type="float">
            <text:p>0.1731445193</text:p>
          </table:table-cell>
          <table:table-cell table:number-columns-repeated="4"/>
        </table:table-row>
        <table:table-row table:style-name="ro1">
          <table:table-cell office:value-type="float" office:value="0.102463528513908" calcext:value-type="float">
            <text:p>0.1024635285</text:p>
          </table:table-cell>
          <table:table-cell office:value-type="float" office:value="-0.0691987276077271" calcext:value-type="float">
            <text:p>-0.0691987276</text:p>
          </table:table-cell>
          <table:table-cell office:value-type="float" office:value="0.17315798997879" calcext:value-type="float">
            <text:p>0.17315799</text:p>
          </table:table-cell>
          <table:table-cell table:number-columns-repeated="4"/>
        </table:table-row>
        <table:table-row table:style-name="ro1">
          <table:table-cell office:value-type="float" office:value="0.102306209504604" calcext:value-type="float">
            <text:p>0.1023062095</text:p>
          </table:table-cell>
          <table:table-cell office:value-type="float" office:value="-0.0692004561424255" calcext:value-type="float">
            <text:p>-0.0692004561</text:p>
          </table:table-cell>
          <table:table-cell office:value-type="float" office:value="0.173141300678253" calcext:value-type="float">
            <text:p>0.1731413007</text:p>
          </table:table-cell>
          <table:table-cell table:number-columns-repeated="4"/>
        </table:table-row>
        <table:table-row table:style-name="ro1">
          <table:table-cell office:value-type="float" office:value="0.102513737976551" calcext:value-type="float">
            <text:p>0.102513738</text:p>
          </table:table-cell>
          <table:table-cell office:value-type="float" office:value="-0.0692027136683464" calcext:value-type="float">
            <text:p>-0.0692027137</text:p>
          </table:table-cell>
          <table:table-cell office:value-type="float" office:value="0.173130184412003" calcext:value-type="float">
            <text:p>0.1731301844</text:p>
          </table:table-cell>
          <table:table-cell table:number-columns-repeated="4"/>
        </table:table-row>
        <table:table-row table:style-name="ro1">
          <table:table-cell office:value-type="float" office:value="0.102587163448334" calcext:value-type="float">
            <text:p>0.1025871634</text:p>
          </table:table-cell>
          <table:table-cell office:value-type="float" office:value="-0.0692156553268433" calcext:value-type="float">
            <text:p>-0.0692156553</text:p>
          </table:table-cell>
          <table:table-cell office:value-type="float" office:value="0.173148795962334" calcext:value-type="float">
            <text:p>0.173148796</text:p>
          </table:table-cell>
          <table:table-cell table:number-columns-repeated="4"/>
        </table:table-row>
        <table:table-row table:style-name="ro1">
          <table:table-cell office:value-type="float" office:value="0.102500692009926" calcext:value-type="float">
            <text:p>0.102500692</text:p>
          </table:table-cell>
          <table:table-cell office:value-type="float" office:value="-0.0691946893930435" calcext:value-type="float">
            <text:p>-0.0691946894</text:p>
          </table:table-cell>
          <table:table-cell office:value-type="float" office:value="0.173139244318008" calcext:value-type="float">
            <text:p>0.1731392443</text:p>
          </table:table-cell>
          <table:table-cell table:number-columns-repeated="4"/>
        </table:table-row>
        <table:table-row table:style-name="ro1">
          <table:table-cell office:value-type="float" office:value="0.102609932422638" calcext:value-type="float">
            <text:p>0.1026099324</text:p>
          </table:table-cell>
          <table:table-cell office:value-type="float" office:value="-0.0692114979028702" calcext:value-type="float">
            <text:p>-0.0692114979</text:p>
          </table:table-cell>
          <table:table-cell office:value-type="float" office:value="0.173137426376343" calcext:value-type="float">
            <text:p>0.1731374264</text:p>
          </table:table-cell>
          <table:table-cell table:number-columns-repeated="4"/>
        </table:table-row>
        <table:table-row table:style-name="ro1">
          <table:table-cell office:value-type="float" office:value="0.10258013010025" calcext:value-type="float">
            <text:p>0.1025801301</text:p>
          </table:table-cell>
          <table:table-cell office:value-type="float" office:value="-0.0692127197980881" calcext:value-type="float">
            <text:p>-0.0692127198</text:p>
          </table:table-cell>
          <table:table-cell office:value-type="float" office:value="0.173153445124626" calcext:value-type="float">
            <text:p>0.1731534451</text:p>
          </table:table-cell>
          <table:table-cell table:number-columns-repeated="4"/>
        </table:table-row>
        <table:table-row table:style-name="ro1">
          <table:table-cell office:value-type="float" office:value="0.102453842759132" calcext:value-type="float">
            <text:p>0.1024538428</text:p>
          </table:table-cell>
          <table:table-cell office:value-type="float" office:value="-0.0692001357674599" calcext:value-type="float">
            <text:p>-0.0692001358</text:p>
          </table:table-cell>
          <table:table-cell office:value-type="float" office:value="0.173163682222366" calcext:value-type="float">
            <text:p>0.1731636822</text:p>
          </table:table-cell>
          <table:table-cell table:number-columns-repeated="4"/>
        </table:table-row>
        <table:table-row table:style-name="ro1">
          <table:table-cell office:value-type="float" office:value="0.102472767233849" calcext:value-type="float">
            <text:p>0.1024727672</text:p>
          </table:table-cell>
          <table:table-cell office:value-type="float" office:value="-0.0692015886306763" calcext:value-type="float">
            <text:p>-0.0692015886</text:p>
          </table:table-cell>
          <table:table-cell office:value-type="float" office:value="0.173153057694435" calcext:value-type="float">
            <text:p>0.1731530577</text:p>
          </table:table-cell>
          <table:table-cell table:number-columns-repeated="4"/>
        </table:table-row>
        <table:table-row table:style-name="ro1">
          <table:table-cell office:value-type="float" office:value="0.102477692067623" calcext:value-type="float">
            <text:p>0.1024776921</text:p>
          </table:table-cell>
          <table:table-cell office:value-type="float" office:value="-0.0692202299833298" calcext:value-type="float">
            <text:p>-0.06922023</text:p>
          </table:table-cell>
          <table:table-cell office:value-type="float" office:value="0.173116117715836" calcext:value-type="float">
            <text:p>0.1731161177</text:p>
          </table:table-cell>
          <table:table-cell table:number-columns-repeated="4"/>
        </table:table-row>
        <table:table-row table:style-name="ro1">
          <table:table-cell office:value-type="float" office:value="0.102458663284779" calcext:value-type="float">
            <text:p>0.1024586633</text:p>
          </table:table-cell>
          <table:table-cell office:value-type="float" office:value="-0.0692356303334236" calcext:value-type="float">
            <text:p>-0.0692356303</text:p>
          </table:table-cell>
          <table:table-cell office:value-type="float" office:value="0.173139810562134" calcext:value-type="float">
            <text:p>0.1731398106</text:p>
          </table:table-cell>
          <table:table-cell table:number-columns-repeated="4"/>
        </table:table-row>
        <table:table-row table:style-name="ro1">
          <table:table-cell office:value-type="float" office:value="0.102429501712322" calcext:value-type="float">
            <text:p>0.1024295017</text:p>
          </table:table-cell>
          <table:table-cell office:value-type="float" office:value="-0.0692892670631409" calcext:value-type="float">
            <text:p>-0.0692892671</text:p>
          </table:table-cell>
          <table:table-cell office:value-type="float" office:value="0.172984838485718" calcext:value-type="float">
            <text:p>0.1729848385</text:p>
          </table:table-cell>
          <table:table-cell table:number-columns-repeated="4"/>
        </table:table-row>
        <table:table-row table:style-name="ro1">
          <table:table-cell office:value-type="float" office:value="0.102477207779884" calcext:value-type="float">
            <text:p>0.1024772078</text:p>
          </table:table-cell>
          <table:table-cell office:value-type="float" office:value="-0.0692173689603806" calcext:value-type="float">
            <text:p>-0.069217369</text:p>
          </table:table-cell>
          <table:table-cell office:value-type="float" office:value="0.173114791512489" calcext:value-type="float">
            <text:p>0.1731147915</text:p>
          </table:table-cell>
          <table:table-cell table:number-columns-repeated="4"/>
        </table:table-row>
        <table:table-row table:style-name="ro1">
          <table:table-cell office:value-type="float" office:value="0.102340906858444" calcext:value-type="float">
            <text:p>0.1023409069</text:p>
          </table:table-cell>
          <table:table-cell office:value-type="float" office:value="-0.0692359358072281" calcext:value-type="float">
            <text:p>-0.0692359358</text:p>
          </table:table-cell>
          <table:table-cell office:value-type="float" office:value="0.173100292682648" calcext:value-type="float">
            <text:p>0.1731002927</text:p>
          </table:table-cell>
          <table:table-cell table:number-columns-repeated="4"/>
        </table:table-row>
        <table:table-row table:style-name="ro1">
          <table:table-cell office:value-type="float" office:value="0.102360740303993" calcext:value-type="float">
            <text:p>0.1023607403</text:p>
          </table:table-cell>
          <table:table-cell office:value-type="float" office:value="-0.0692144632339478" calcext:value-type="float">
            <text:p>-0.0692144632</text:p>
          </table:table-cell>
          <table:table-cell office:value-type="float" office:value="0.173101469874382" calcext:value-type="float">
            <text:p>0.1731014699</text:p>
          </table:table-cell>
          <table:table-cell table:number-columns-repeated="4"/>
        </table:table-row>
        <table:table-row table:style-name="ro1">
          <table:table-cell office:value-type="float" office:value="0.102502048015594" calcext:value-type="float">
            <text:p>0.102502048</text:p>
          </table:table-cell>
          <table:table-cell office:value-type="float" office:value="-0.0692098215222359" calcext:value-type="float">
            <text:p>-0.0692098215</text:p>
          </table:table-cell>
          <table:table-cell office:value-type="float" office:value="0.173130422830582" calcext:value-type="float">
            <text:p>0.1731304228</text:p>
          </table:table-cell>
          <table:table-cell table:number-columns-repeated="4"/>
        </table:table-row>
        <table:table-row table:style-name="ro1">
          <table:table-cell office:value-type="float" office:value="0.102484188973904" calcext:value-type="float">
            <text:p>0.102484189</text:p>
          </table:table-cell>
          <table:table-cell office:value-type="float" office:value="-0.0694687142968178" calcext:value-type="float">
            <text:p>-0.0694687143</text:p>
          </table:table-cell>
          <table:table-cell office:value-type="float" office:value="0.17309308052063" calcext:value-type="float">
            <text:p>0.1730930805</text:p>
          </table:table-cell>
          <table:table-cell table:number-columns-repeated="4"/>
        </table:table-row>
        <table:table-row table:style-name="ro1">
          <table:table-cell office:value-type="float" office:value="0.102304965257645" calcext:value-type="float">
            <text:p>0.1023049653</text:p>
          </table:table-cell>
          <table:table-cell office:value-type="float" office:value="-0.0692061111330986" calcext:value-type="float">
            <text:p>-0.0692061111</text:p>
          </table:table-cell>
          <table:table-cell office:value-type="float" office:value="0.173139348626137" calcext:value-type="float">
            <text:p>0.1731393486</text:p>
          </table:table-cell>
          <table:table-cell table:number-columns-repeated="4"/>
        </table:table-row>
        <table:table-row table:style-name="ro1">
          <table:table-cell office:value-type="float" office:value="0.102466359734535" calcext:value-type="float">
            <text:p>0.1024663597</text:p>
          </table:table-cell>
          <table:table-cell office:value-type="float" office:value="-0.0692044496536255" calcext:value-type="float">
            <text:p>-0.0692044497</text:p>
          </table:table-cell>
          <table:table-cell office:value-type="float" office:value="0.173154667019844" calcext:value-type="float">
            <text:p>0.173154667</text:p>
          </table:table-cell>
          <table:table-cell table:number-columns-repeated="4"/>
        </table:table-row>
        <table:table-row table:style-name="ro1">
          <table:table-cell office:value-type="float" office:value="0.102630287408829" calcext:value-type="float">
            <text:p>0.1026302874</text:p>
          </table:table-cell>
          <table:table-cell office:value-type="float" office:value="-0.0692103952169418" calcext:value-type="float">
            <text:p>-0.0692103952</text:p>
          </table:table-cell>
          <table:table-cell office:value-type="float" office:value="0.173125818371773" calcext:value-type="float">
            <text:p>0.1731258184</text:p>
          </table:table-cell>
          <table:table-cell table:number-columns-repeated="4"/>
        </table:table-row>
        <table:table-row table:style-name="ro1">
          <table:table-cell office:value-type="float" office:value="0.102337375283241" calcext:value-type="float">
            <text:p>0.1023373753</text:p>
          </table:table-cell>
          <table:table-cell office:value-type="float" office:value="-0.0691998153924942" calcext:value-type="float">
            <text:p>-0.0691998154</text:p>
          </table:table-cell>
          <table:table-cell office:value-type="float" office:value="0.173124521970749" calcext:value-type="float">
            <text:p>0.173124522</text:p>
          </table:table-cell>
          <table:table-cell table:number-columns-repeated="4"/>
        </table:table-row>
        <table:table-row table:style-name="ro1">
          <table:table-cell office:value-type="float" office:value="0.102338500320911" calcext:value-type="float">
            <text:p>0.1023385003</text:p>
          </table:table-cell>
          <table:table-cell office:value-type="float" office:value="-0.0692016035318375" calcext:value-type="float">
            <text:p>-0.0692016035</text:p>
          </table:table-cell>
          <table:table-cell office:value-type="float" office:value="0.173123702406883" calcext:value-type="float">
            <text:p>0.1731237024</text:p>
          </table:table-cell>
          <table:table-cell table:number-columns-repeated="4"/>
        </table:table-row>
        <table:table-row table:style-name="ro1">
          <table:table-cell office:value-type="float" office:value="0.102501846849918" calcext:value-type="float">
            <text:p>0.1025018468</text:p>
          </table:table-cell>
          <table:table-cell office:value-type="float" office:value="-0.0692015960812569" calcext:value-type="float">
            <text:p>-0.0692015961</text:p>
          </table:table-cell>
          <table:table-cell office:value-type="float" office:value="0.173117473721504" calcext:value-type="float">
            <text:p>0.1731174737</text:p>
          </table:table-cell>
          <table:table-cell table:number-columns-repeated="4"/>
        </table:table-row>
        <table:table-row table:style-name="ro1">
          <table:table-cell office:value-type="float" office:value="0.102526322007179" calcext:value-type="float">
            <text:p>0.102526322</text:p>
          </table:table-cell>
          <table:table-cell office:value-type="float" office:value="-0.0691797435283661" calcext:value-type="float">
            <text:p>-0.0691797435</text:p>
          </table:table-cell>
          <table:table-cell office:value-type="float" office:value="0.173143222928047" calcext:value-type="float">
            <text:p>0.1731432229</text:p>
          </table:table-cell>
          <table:table-cell table:number-columns-repeated="4"/>
        </table:table-row>
        <table:table-row table:style-name="ro1">
          <table:table-cell office:value-type="float" office:value="0.102324798703194" calcext:value-type="float">
            <text:p>0.1023247987</text:p>
          </table:table-cell>
          <table:table-cell office:value-type="float" office:value="-0.0691967830061913" calcext:value-type="float">
            <text:p>-0.069196783</text:p>
          </table:table-cell>
          <table:table-cell office:value-type="float" office:value="0.173132538795471" calcext:value-type="float">
            <text:p>0.1731325388</text:p>
          </table:table-cell>
          <table:table-cell table:number-columns-repeated="4"/>
        </table:table-row>
        <table:table-row table:style-name="ro1">
          <table:table-cell office:value-type="float" office:value="0.102330461144447" calcext:value-type="float">
            <text:p>0.1023304611</text:p>
          </table:table-cell>
          <table:table-cell office:value-type="float" office:value="-0.0691996812820435" calcext:value-type="float">
            <text:p>-0.0691996813</text:p>
          </table:table-cell>
          <table:table-cell office:value-type="float" office:value="0.173128828406334" calcext:value-type="float">
            <text:p>0.1731288284</text:p>
          </table:table-cell>
          <table:table-cell table:number-columns-repeated="4"/>
        </table:table-row>
        <table:table-row table:style-name="ro1">
          <table:table-cell office:value-type="float" office:value="0.102367177605629" calcext:value-type="float">
            <text:p>0.1023671776</text:p>
          </table:table-cell>
          <table:table-cell office:value-type="float" office:value="-0.0691923126578331" calcext:value-type="float">
            <text:p>-0.0691923127</text:p>
          </table:table-cell>
          <table:table-cell office:value-type="float" office:value="0.173125073313713" calcext:value-type="float">
            <text:p>0.1731250733</text:p>
          </table:table-cell>
          <table:table-cell table:number-columns-repeated="4"/>
        </table:table-row>
        <table:table-row table:style-name="ro1">
          <table:table-cell office:value-type="float" office:value="0.102454721927643" calcext:value-type="float">
            <text:p>0.1024547219</text:p>
          </table:table-cell>
          <table:table-cell office:value-type="float" office:value="-0.0692017823457718" calcext:value-type="float">
            <text:p>-0.0692017823</text:p>
          </table:table-cell>
          <table:table-cell office:value-type="float" office:value="0.173162862658501" calcext:value-type="float">
            <text:p>0.1731628627</text:p>
          </table:table-cell>
          <table:table-cell table:number-columns-repeated="4"/>
        </table:table-row>
        <table:table-row table:style-name="ro1">
          <table:table-cell office:value-type="float" office:value="0.102506093680859" calcext:value-type="float">
            <text:p>0.1025060937</text:p>
          </table:table-cell>
          <table:table-cell office:value-type="float" office:value="-0.0691983103752136" calcext:value-type="float">
            <text:p>-0.0691983104</text:p>
          </table:table-cell>
          <table:table-cell office:value-type="float" office:value="0.173135608434677" calcext:value-type="float">
            <text:p>0.1731356084</text:p>
          </table:table-cell>
          <table:table-cell table:number-columns-repeated="4"/>
        </table:table-row>
        <table:table-row table:style-name="ro1">
          <table:table-cell office:value-type="float" office:value="0.102315455675125" calcext:value-type="float">
            <text:p>0.1023154557</text:p>
          </table:table-cell>
          <table:table-cell office:value-type="float" office:value="-0.0692010596394539" calcext:value-type="float">
            <text:p>-0.0692010596</text:p>
          </table:table-cell>
          <table:table-cell office:value-type="float" office:value="0.173136726021767" calcext:value-type="float">
            <text:p>0.173136726</text:p>
          </table:table-cell>
          <table:table-cell table:number-columns-repeated="4"/>
        </table:table-row>
        <table:table-row table:style-name="ro1">
          <table:table-cell office:value-type="float" office:value="0.102473057806492" calcext:value-type="float">
            <text:p>0.1024730578</text:p>
          </table:table-cell>
          <table:table-cell office:value-type="float" office:value="-0.0692012310028076" calcext:value-type="float">
            <text:p>-0.069201231</text:p>
          </table:table-cell>
          <table:table-cell office:value-type="float" office:value="0.17315299808979" calcext:value-type="float">
            <text:p>0.1731529981</text:p>
          </table:table-cell>
          <table:table-cell table:number-columns-repeated="4"/>
        </table:table-row>
        <table:table-row table:style-name="ro1">
          <table:table-cell office:value-type="float" office:value="0.102486491203308" calcext:value-type="float">
            <text:p>0.1024864912</text:p>
          </table:table-cell>
          <table:table-cell office:value-type="float" office:value="-0.0692290961742401" calcext:value-type="float">
            <text:p>-0.0692290962</text:p>
          </table:table-cell>
          <table:table-cell office:value-type="float" office:value="0.173126071691513" calcext:value-type="float">
            <text:p>0.1731260717</text:p>
          </table:table-cell>
          <table:table-cell table:number-columns-repeated="4"/>
        </table:table-row>
        <table:table-row table:style-name="ro1">
          <table:table-cell office:value-type="float" office:value="0.102313958108425" calcext:value-type="float">
            <text:p>0.1023139581</text:p>
          </table:table-cell>
          <table:table-cell office:value-type="float" office:value="-0.0692203417420387" calcext:value-type="float">
            <text:p>-0.0692203417</text:p>
          </table:table-cell>
          <table:table-cell office:value-type="float" office:value="0.173124685883522" calcext:value-type="float">
            <text:p>0.1731246859</text:p>
          </table:table-cell>
          <table:table-cell table:number-columns-repeated="4"/>
        </table:table-row>
        <table:table-row table:style-name="ro1">
          <table:table-cell office:value-type="float" office:value="0.102495528757572" calcext:value-type="float">
            <text:p>0.1024955288</text:p>
          </table:table-cell>
          <table:table-cell office:value-type="float" office:value="-0.0692053139209747" calcext:value-type="float">
            <text:p>-0.0692053139</text:p>
          </table:table-cell>
          <table:table-cell office:value-type="float" office:value="0.173135429620743" calcext:value-type="float">
            <text:p>0.1731354296</text:p>
          </table:table-cell>
          <table:table-cell table:number-columns-repeated="4"/>
        </table:table-row>
        <table:table-row table:style-name="ro1">
          <table:table-cell office:value-type="float" office:value="0.102489769458771" calcext:value-type="float">
            <text:p>0.1024897695</text:p>
          </table:table-cell>
          <table:table-cell office:value-type="float" office:value="-0.0692044198513031" calcext:value-type="float">
            <text:p>-0.0692044199</text:p>
          </table:table-cell>
          <table:table-cell office:value-type="float" office:value="0.173140943050385" calcext:value-type="float">
            <text:p>0.1731409431</text:p>
          </table:table-cell>
          <table:table-cell table:number-columns-repeated="4"/>
        </table:table-row>
        <table:table-row table:style-name="ro1">
          <table:table-cell office:value-type="float" office:value="0.10231602191925" calcext:value-type="float">
            <text:p>0.1023160219</text:p>
          </table:table-cell>
          <table:table-cell office:value-type="float" office:value="-0.0692045539617539" calcext:value-type="float">
            <text:p>-0.069204554</text:p>
          </table:table-cell>
          <table:table-cell office:value-type="float" office:value="0.173134207725525" calcext:value-type="float">
            <text:p>0.1731342077</text:p>
          </table:table-cell>
          <table:table-cell table:number-columns-repeated="4"/>
        </table:table-row>
        <table:table-row table:style-name="ro1">
          <table:table-cell office:value-type="float" office:value="0.102327696979046" calcext:value-type="float">
            <text:p>0.102327697</text:p>
          </table:table-cell>
          <table:table-cell office:value-type="float" office:value="-0.0692035108804703" calcext:value-type="float">
            <text:p>-0.0692035109</text:p>
          </table:table-cell>
          <table:table-cell office:value-type="float" office:value="0.173109158873558" calcext:value-type="float">
            <text:p>0.1731091589</text:p>
          </table:table-cell>
          <table:table-cell table:number-columns-repeated="4"/>
        </table:table-row>
        <table:table-row table:style-name="ro1">
          <table:table-cell office:value-type="float" office:value="0.102519661188126" calcext:value-type="float">
            <text:p>0.1025196612</text:p>
          </table:table-cell>
          <table:table-cell office:value-type="float" office:value="-0.0691966712474823" calcext:value-type="float">
            <text:p>-0.0691966712</text:p>
          </table:table-cell>
          <table:table-cell office:value-type="float" office:value="0.173108518123627" calcext:value-type="float">
            <text:p>0.1731085181</text:p>
          </table:table-cell>
          <table:table-cell table:number-columns-repeated="4"/>
        </table:table-row>
        <table:table-row table:style-name="ro1">
          <table:table-cell office:value-type="float" office:value="0.102508932352066" calcext:value-type="float">
            <text:p>0.1025089324</text:p>
          </table:table-cell>
          <table:table-cell office:value-type="float" office:value="-0.069193035364151" calcext:value-type="float">
            <text:p>-0.0691930354</text:p>
          </table:table-cell>
          <table:table-cell office:value-type="float" office:value="0.173134937882423" calcext:value-type="float">
            <text:p>0.1731349379</text:p>
          </table:table-cell>
          <table:table-cell table:number-columns-repeated="4"/>
        </table:table-row>
        <table:table-row table:style-name="ro1">
          <table:table-cell office:value-type="float" office:value="0.102496638894081" calcext:value-type="float">
            <text:p>0.1024966389</text:p>
          </table:table-cell>
          <table:table-cell office:value-type="float" office:value="-0.0691981464624405" calcext:value-type="float">
            <text:p>-0.0691981465</text:p>
          </table:table-cell>
          <table:table-cell office:value-type="float" office:value="0.173140674829483" calcext:value-type="float">
            <text:p>0.1731406748</text:p>
          </table:table-cell>
          <table:table-cell table:number-columns-repeated="4"/>
        </table:table-row>
        <table:table-row table:style-name="ro1">
          <table:table-cell office:value-type="float" office:value="0.102320417761803" calcext:value-type="float">
            <text:p>0.1023204178</text:p>
          </table:table-cell>
          <table:table-cell office:value-type="float" office:value="-0.0692005306482315" calcext:value-type="float">
            <text:p>-0.0692005306</text:p>
          </table:table-cell>
          <table:table-cell office:value-type="float" office:value="0.173134028911591" calcext:value-type="float">
            <text:p>0.1731340289</text:p>
          </table:table-cell>
          <table:table-cell table:number-columns-repeated="4"/>
        </table:table-row>
        <table:table-row table:style-name="ro1">
          <table:table-cell office:value-type="float" office:value="0.102476246654987" calcext:value-type="float">
            <text:p>0.1024762467</text:p>
          </table:table-cell>
          <table:table-cell office:value-type="float" office:value="-0.0692009180784226" calcext:value-type="float">
            <text:p>-0.0692009181</text:p>
          </table:table-cell>
          <table:table-cell office:value-type="float" office:value="0.173151269555092" calcext:value-type="float">
            <text:p>0.1731512696</text:p>
          </table:table-cell>
          <table:table-cell table:number-columns-repeated="4"/>
        </table:table-row>
        <table:table-row table:style-name="ro1">
          <table:table-cell office:value-type="float" office:value="0.102455966174603" calcext:value-type="float">
            <text:p>0.1024559662</text:p>
          </table:table-cell>
          <table:table-cell office:value-type="float" office:value="-0.0692011341452599" calcext:value-type="float">
            <text:p>-0.0692011341</text:p>
          </table:table-cell>
          <table:table-cell office:value-type="float" office:value="0.173162311315537" calcext:value-type="float">
            <text:p>0.1731623113</text:p>
          </table:table-cell>
          <table:table-cell table:number-columns-repeated="4"/>
        </table:table-row>
        <table:table-row table:style-name="ro1">
          <table:table-cell office:value-type="float" office:value="0.102325536310673" calcext:value-type="float">
            <text:p>0.1023255363</text:p>
          </table:table-cell>
          <table:table-cell office:value-type="float" office:value="-0.0692033916711807" calcext:value-type="float">
            <text:p>-0.0692033917</text:p>
          </table:table-cell>
          <table:table-cell office:value-type="float" office:value="0.173130705952644" calcext:value-type="float">
            <text:p>0.173130706</text:p>
          </table:table-cell>
          <table:table-cell table:number-columns-repeated="4"/>
        </table:table-row>
        <table:table-row table:style-name="ro1">
          <table:table-cell office:value-type="float" office:value="0.102479510009289" calcext:value-type="float">
            <text:p>0.10247951</text:p>
          </table:table-cell>
          <table:table-cell office:value-type="float" office:value="-0.0692027509212494" calcext:value-type="float">
            <text:p>-0.0692027509</text:p>
          </table:table-cell>
          <table:table-cell office:value-type="float" office:value="0.173149138689041" calcext:value-type="float">
            <text:p>0.1731491387</text:p>
          </table:table-cell>
          <table:table-cell table:number-columns-repeated="4"/>
        </table:table-row>
        <table:table-row table:style-name="ro1">
          <table:table-cell office:value-type="float" office:value="0.10245805233717" calcext:value-type="float">
            <text:p>0.1024580523</text:p>
          </table:table-cell>
          <table:table-cell office:value-type="float" office:value="-0.0692023262381554" calcext:value-type="float">
            <text:p>-0.0692023262</text:p>
          </table:table-cell>
          <table:table-cell office:value-type="float" office:value="0.173160940408707" calcext:value-type="float">
            <text:p>0.1731609404</text:p>
          </table:table-cell>
          <table:table-cell table:number-columns-repeated="4"/>
        </table:table-row>
        <table:table-row table:style-name="ro1">
          <table:table-cell office:value-type="float" office:value="0.102488629519939" calcext:value-type="float">
            <text:p>0.1024886295</text:p>
          </table:table-cell>
          <table:table-cell office:value-type="float" office:value="-0.0691845342516899" calcext:value-type="float">
            <text:p>-0.0691845343</text:p>
          </table:table-cell>
          <table:table-cell office:value-type="float" office:value="0.173162803053856" calcext:value-type="float">
            <text:p>0.1731628031</text:p>
          </table:table-cell>
          <table:table-cell table:number-columns-repeated="4"/>
        </table:table-row>
        <table:table-row table:style-name="ro1">
          <table:table-cell office:value-type="float" office:value="0.102462649345398" calcext:value-type="float">
            <text:p>0.1024626493</text:p>
          </table:table-cell>
          <table:table-cell office:value-type="float" office:value="-0.0691971629858017" calcext:value-type="float">
            <text:p>-0.069197163</text:p>
          </table:table-cell>
          <table:table-cell office:value-type="float" office:value="0.173159584403038" calcext:value-type="float">
            <text:p>0.1731595844</text:p>
          </table:table-cell>
          <table:table-cell table:number-columns-repeated="4"/>
        </table:table-row>
        <table:table-row table:style-name="ro1">
          <table:table-cell office:value-type="float" office:value="0.102447241544724" calcext:value-type="float">
            <text:p>0.1024472415</text:p>
          </table:table-cell>
          <table:table-cell office:value-type="float" office:value="-0.0691987499594688" calcext:value-type="float">
            <text:p>-0.06919875</text:p>
          </table:table-cell>
          <table:table-cell office:value-type="float" office:value="0.173167616128922" calcext:value-type="float">
            <text:p>0.1731676161</text:p>
          </table:table-cell>
          <table:table-cell table:number-columns-repeated="4"/>
        </table:table-row>
        <table:table-row table:style-name="ro1">
          <table:table-cell office:value-type="float" office:value="0.102203495800495" calcext:value-type="float">
            <text:p>0.1022034958</text:p>
          </table:table-cell>
          <table:table-cell office:value-type="float" office:value="-0.0691959410905838" calcext:value-type="float">
            <text:p>-0.0691959411</text:p>
          </table:table-cell>
          <table:table-cell office:value-type="float" office:value="0.173019468784332" calcext:value-type="float">
            <text:p>0.1730194688</text:p>
          </table:table-cell>
          <table:table-cell table:number-columns-repeated="4"/>
        </table:table-row>
        <table:table-row table:style-name="ro1">
          <table:table-cell office:value-type="float" office:value="0.102431118488312" calcext:value-type="float">
            <text:p>0.1024311185</text:p>
          </table:table-cell>
          <table:table-cell office:value-type="float" office:value="-0.0692003816366196" calcext:value-type="float">
            <text:p>-0.0692003816</text:p>
          </table:table-cell>
          <table:table-cell office:value-type="float" office:value="0.173176065087318" calcext:value-type="float">
            <text:p>0.1731760651</text:p>
          </table:table-cell>
          <table:table-cell table:number-columns-repeated="4"/>
        </table:table-row>
        <table:table-row table:style-name="ro1">
          <table:table-cell office:value-type="float" office:value="0.102427080273628" calcext:value-type="float">
            <text:p>0.1024270803</text:p>
          </table:table-cell>
          <table:table-cell office:value-type="float" office:value="-0.0692007839679718" calcext:value-type="float">
            <text:p>-0.069200784</text:p>
          </table:table-cell>
          <table:table-cell office:value-type="float" office:value="0.173178166151047" calcext:value-type="float">
            <text:p>0.1731781662</text:p>
          </table:table-cell>
          <table:table-cell table:number-columns-repeated="4"/>
        </table:table-row>
        <table:table-row table:style-name="ro1">
          <table:table-cell office:value-type="float" office:value="0.102430328726769" calcext:value-type="float">
            <text:p>0.1024303287</text:p>
          </table:table-cell>
          <table:table-cell office:value-type="float" office:value="-0.0692189484834671" calcext:value-type="float">
            <text:p>-0.0692189485</text:p>
          </table:table-cell>
          <table:table-cell office:value-type="float" office:value="0.17314225435257" calcext:value-type="float">
            <text:p>0.1731422544</text:p>
          </table:table-cell>
          <table:table-cell table:number-columns-repeated="4"/>
        </table:table-row>
        <table:table-row table:style-name="ro1">
          <table:table-cell office:value-type="float" office:value="0.102410435676575" calcext:value-type="float">
            <text:p>0.1024104357</text:p>
          </table:table-cell>
          <table:table-cell office:value-type="float" office:value="-0.0693165957927704" calcext:value-type="float">
            <text:p>-0.0693165958</text:p>
          </table:table-cell>
          <table:table-cell office:value-type="float" office:value="0.172979280352593" calcext:value-type="float">
            <text:p>0.1729792804</text:p>
          </table:table-cell>
          <table:table-cell table:number-columns-repeated="4"/>
        </table:table-row>
        <table:table-row table:style-name="ro1">
          <table:table-cell office:value-type="float" office:value="0.102321818470955" calcext:value-type="float">
            <text:p>0.1023218185</text:p>
          </table:table-cell>
          <table:table-cell office:value-type="float" office:value="-0.069247879087925" calcext:value-type="float">
            <text:p>-0.0692478791</text:p>
          </table:table-cell>
          <table:table-cell office:value-type="float" office:value="0.173082992434502" calcext:value-type="float">
            <text:p>0.1730829924</text:p>
          </table:table-cell>
          <table:table-cell table:number-columns-repeated="4"/>
        </table:table-row>
        <table:table-row table:style-name="ro1">
          <table:table-cell office:value-type="float" office:value="0.102502316236496" calcext:value-type="float">
            <text:p>0.1025023162</text:p>
          </table:table-cell>
          <table:table-cell office:value-type="float" office:value="-0.0692258179187775" calcext:value-type="float">
            <text:p>-0.0692258179</text:p>
          </table:table-cell>
          <table:table-cell office:value-type="float" office:value="0.173118606209755" calcext:value-type="float">
            <text:p>0.1731186062</text:p>
          </table:table-cell>
          <table:table-cell table:number-columns-repeated="4"/>
        </table:table-row>
        <table:table-row table:style-name="ro1">
          <table:table-cell office:value-type="float" office:value="0.102486230432987" calcext:value-type="float">
            <text:p>0.1024862304</text:p>
          </table:table-cell>
          <table:table-cell office:value-type="float" office:value="-0.069216325879097" calcext:value-type="float">
            <text:p>-0.0692163259</text:p>
          </table:table-cell>
          <table:table-cell office:value-type="float" office:value="0.17311455309391" calcext:value-type="float">
            <text:p>0.1731145531</text:p>
          </table:table-cell>
          <table:table-cell table:number-columns-repeated="4"/>
        </table:table-row>
        <table:table-row table:style-name="ro1">
          <table:table-cell office:value-type="float" office:value="0.102487534284592" calcext:value-type="float">
            <text:p>0.1024875343</text:p>
          </table:table-cell>
          <table:table-cell office:value-type="float" office:value="-0.0692056342959404" calcext:value-type="float">
            <text:p>-0.0692056343</text:p>
          </table:table-cell>
          <table:table-cell office:value-type="float" office:value="0.173138797283173" calcext:value-type="float">
            <text:p>0.1731387973</text:p>
          </table:table-cell>
          <table:table-cell table:number-columns-repeated="4"/>
        </table:table-row>
        <table:table-row table:style-name="ro1">
          <table:table-cell office:value-type="float" office:value="0.102454543113709" calcext:value-type="float">
            <text:p>0.1024545431</text:p>
          </table:table-cell>
          <table:table-cell office:value-type="float" office:value="-0.0692036300897598" calcext:value-type="float">
            <text:p>-0.0692036301</text:p>
          </table:table-cell>
          <table:table-cell office:value-type="float" office:value="0.173159837722778" calcext:value-type="float">
            <text:p>0.1731598377</text:p>
          </table:table-cell>
          <table:table-cell table:number-columns-repeated="4"/>
        </table:table-row>
        <table:table-row table:style-name="ro1">
          <table:table-cell office:value-type="float" office:value="0.102455660700798" calcext:value-type="float">
            <text:p>0.1024556607</text:p>
          </table:table-cell>
          <table:table-cell office:value-type="float" office:value="-0.0692021250724793" calcext:value-type="float">
            <text:p>-0.0692021251</text:p>
          </table:table-cell>
          <table:table-cell office:value-type="float" office:value="0.173140943050385" calcext:value-type="float">
            <text:p>0.1731409431</text:p>
          </table:table-cell>
          <table:table-cell table:number-columns-repeated="4"/>
        </table:table-row>
        <table:table-row table:style-name="ro1">
          <table:table-cell office:value-type="float" office:value="0.102575182914734" calcext:value-type="float">
            <text:p>0.1025751829</text:p>
          </table:table-cell>
          <table:table-cell office:value-type="float" office:value="-0.0692099034786224" calcext:value-type="float">
            <text:p>-0.0692099035</text:p>
          </table:table-cell>
          <table:table-cell office:value-type="float" office:value="0.173155680298805" calcext:value-type="float">
            <text:p>0.1731556803</text:p>
          </table:table-cell>
          <table:table-cell table:number-columns-repeated="4"/>
        </table:table-row>
        <table:table-row table:style-name="ro1">
          <table:table-cell office:value-type="float" office:value="0.102493017911911" calcext:value-type="float">
            <text:p>0.1024930179</text:p>
          </table:table-cell>
          <table:table-cell office:value-type="float" office:value="-0.069191001355648" calcext:value-type="float">
            <text:p>-0.0691910014</text:p>
          </table:table-cell>
          <table:table-cell office:value-type="float" office:value="0.173143655061722" calcext:value-type="float">
            <text:p>0.1731436551</text:p>
          </table:table-cell>
          <table:table-cell table:number-columns-repeated="4"/>
        </table:table-row>
        <table:table-row table:style-name="ro1">
          <table:table-cell office:value-type="float" office:value="0.102392807602882" calcext:value-type="float">
            <text:p>0.1023928076</text:p>
          </table:table-cell>
          <table:table-cell office:value-type="float" office:value="-0.0691917836666107" calcext:value-type="float">
            <text:p>-0.0691917837</text:p>
          </table:table-cell>
          <table:table-cell office:value-type="float" office:value="0.173080697655678" calcext:value-type="float">
            <text:p>0.1730806977</text:p>
          </table:table-cell>
          <table:table-cell table:number-columns-repeated="4"/>
        </table:table-row>
        <table:table-row table:style-name="ro1">
          <table:table-cell office:value-type="float" office:value="0.102536618709564" calcext:value-type="float">
            <text:p>0.1025366187</text:p>
          </table:table-cell>
          <table:table-cell office:value-type="float" office:value="-0.0692232400178909" calcext:value-type="float">
            <text:p>-0.06922324</text:p>
          </table:table-cell>
          <table:table-cell office:value-type="float" office:value="0.173080191016197" calcext:value-type="float">
            <text:p>0.173080191</text:p>
          </table:table-cell>
          <table:table-cell table:number-columns-repeated="4"/>
        </table:table-row>
        <table:table-row table:style-name="ro1">
          <table:table-cell office:value-type="float" office:value="0.102444663643837" calcext:value-type="float">
            <text:p>0.1024446636</text:p>
          </table:table-cell>
          <table:table-cell office:value-type="float" office:value="-0.0692047625780106" calcext:value-type="float">
            <text:p>-0.0692047626</text:p>
          </table:table-cell>
          <table:table-cell office:value-type="float" office:value="0.173056676983833" calcext:value-type="float">
            <text:p>0.173056677</text:p>
          </table:table-cell>
          <table:table-cell table:number-columns-repeated="4"/>
        </table:table-row>
        <table:table-row table:style-name="ro1">
          <table:table-cell office:value-type="float" office:value="0.102678135037422" calcext:value-type="float">
            <text:p>0.102678135</text:p>
          </table:table-cell>
          <table:table-cell office:value-type="float" office:value="-0.0692092627286911" calcext:value-type="float">
            <text:p>-0.0692092627</text:p>
          </table:table-cell>
          <table:table-cell office:value-type="float" office:value="0.173096314072609" calcext:value-type="float">
            <text:p>0.1730963141</text:p>
          </table:table-cell>
          <table:table-cell table:number-columns-repeated="4"/>
        </table:table-row>
        <table:table-row table:style-name="ro1">
          <table:table-cell office:value-type="float" office:value="0.102530136704445" calcext:value-type="float">
            <text:p>0.1025301367</text:p>
          </table:table-cell>
          <table:table-cell office:value-type="float" office:value="-0.0691971778869629" calcext:value-type="float">
            <text:p>-0.0691971779</text:p>
          </table:table-cell>
          <table:table-cell office:value-type="float" office:value="0.173100292682648" calcext:value-type="float">
            <text:p>0.1731002927</text:p>
          </table:table-cell>
          <table:table-cell table:number-columns-repeated="4"/>
        </table:table-row>
        <table:table-row table:style-name="ro1">
          <table:table-cell office:value-type="float" office:value="0.102534532546997" calcext:value-type="float">
            <text:p>0.1025345325</text:p>
          </table:table-cell>
          <table:table-cell office:value-type="float" office:value="-0.0692379102110863" calcext:value-type="float">
            <text:p>-0.0692379102</text:p>
          </table:table-cell>
          <table:table-cell office:value-type="float" office:value="0.173093095421791" calcext:value-type="float">
            <text:p>0.1730930954</text:p>
          </table:table-cell>
          <table:table-cell table:number-columns-repeated="4"/>
        </table:table-row>
        <table:table-row table:style-name="ro1">
          <table:table-cell office:value-type="float" office:value="0.102478593587875" calcext:value-type="float">
            <text:p>0.1024785936</text:p>
          </table:table-cell>
          <table:table-cell office:value-type="float" office:value="-0.0692201852798462" calcext:value-type="float">
            <text:p>-0.0692201853</text:p>
          </table:table-cell>
          <table:table-cell office:value-type="float" office:value="0.173136457800865" calcext:value-type="float">
            <text:p>0.1731364578</text:p>
          </table:table-cell>
          <table:table-cell table:number-columns-repeated="4"/>
        </table:table-row>
        <table:table-row table:style-name="ro1">
          <table:table-cell office:value-type="float" office:value="0.102595806121826" calcext:value-type="float">
            <text:p>0.1025958061</text:p>
          </table:table-cell>
          <table:table-cell office:value-type="float" office:value="-0.0692277997732163" calcext:value-type="float">
            <text:p>-0.0692277998</text:p>
          </table:table-cell>
          <table:table-cell office:value-type="float" office:value="0.173135608434677" calcext:value-type="float">
            <text:p>0.1731356084</text:p>
          </table:table-cell>
          <table:table-cell table:number-columns-repeated="4"/>
        </table:table-row>
        <table:table-row table:style-name="ro1">
          <table:table-cell office:value-type="float" office:value="0.102546945214272" calcext:value-type="float">
            <text:p>0.1025469452</text:p>
          </table:table-cell>
          <table:table-cell office:value-type="float" office:value="-0.0691938027739525" calcext:value-type="float">
            <text:p>-0.0691938028</text:p>
          </table:table-cell>
          <table:table-cell office:value-type="float" office:value="0.173125892877579" calcext:value-type="float">
            <text:p>0.1731258929</text:p>
          </table:table-cell>
          <table:table-cell table:number-columns-repeated="4"/>
        </table:table-row>
        <table:table-row table:style-name="ro1">
          <table:table-cell office:value-type="float" office:value="0.102531105279922" calcext:value-type="float">
            <text:p>0.1025311053</text:p>
          </table:table-cell>
          <table:table-cell office:value-type="float" office:value="-0.0692040473222733" calcext:value-type="float">
            <text:p>-0.0692040473</text:p>
          </table:table-cell>
          <table:table-cell office:value-type="float" office:value="0.173118770122528" calcext:value-type="float">
            <text:p>0.1731187701</text:p>
          </table:table-cell>
          <table:table-cell table:number-columns-repeated="4"/>
        </table:table-row>
        <table:table-row table:style-name="ro1">
          <table:table-cell office:value-type="float" office:value="0.102504640817642" calcext:value-type="float">
            <text:p>0.1025046408</text:p>
          </table:table-cell>
          <table:table-cell office:value-type="float" office:value="-0.0692023932933807" calcext:value-type="float">
            <text:p>-0.0692023933</text:p>
          </table:table-cell>
          <table:table-cell office:value-type="float" office:value="0.173114657402039" calcext:value-type="float">
            <text:p>0.1731146574</text:p>
          </table:table-cell>
          <table:table-cell table:number-columns-repeated="4"/>
        </table:table-row>
        <table:table-row table:style-name="ro1">
          <table:table-cell office:value-type="float" office:value="0.10248926281929" calcext:value-type="float">
            <text:p>0.1024892628</text:p>
          </table:table-cell>
          <table:table-cell office:value-type="float" office:value="-0.0692155808210373" calcext:value-type="float">
            <text:p>-0.0692155808</text:p>
          </table:table-cell>
          <table:table-cell office:value-type="float" office:value="0.173110201954842" calcext:value-type="float">
            <text:p>0.173110202</text:p>
          </table:table-cell>
          <table:table-cell table:number-columns-repeated="4"/>
        </table:table-row>
        <table:table-row table:style-name="ro1">
          <table:table-cell office:value-type="float" office:value="0.102508418262005" calcext:value-type="float">
            <text:p>0.1025084183</text:p>
          </table:table-cell>
          <table:table-cell office:value-type="float" office:value="-0.0692253336310387" calcext:value-type="float">
            <text:p>-0.0692253336</text:p>
          </table:table-cell>
          <table:table-cell office:value-type="float" office:value="0.17311455309391" calcext:value-type="float">
            <text:p>0.1731145531</text:p>
          </table:table-cell>
          <table:table-cell table:number-columns-repeated="4"/>
        </table:table-row>
        <table:table-row table:style-name="ro1">
          <table:table-cell office:value-type="float" office:value="0.102476552128792" calcext:value-type="float">
            <text:p>0.1024765521</text:p>
          </table:table-cell>
          <table:table-cell office:value-type="float" office:value="-0.069216750562191" calcext:value-type="float">
            <text:p>-0.0692167506</text:p>
          </table:table-cell>
          <table:table-cell office:value-type="float" office:value="0.173138797283173" calcext:value-type="float">
            <text:p>0.1731387973</text:p>
          </table:table-cell>
          <table:table-cell table:number-columns-repeated="4"/>
        </table:table-row>
        <table:table-row table:style-name="ro1">
          <table:table-cell office:value-type="float" office:value="0.102465227246284" calcext:value-type="float">
            <text:p>0.1024652272</text:p>
          </table:table-cell>
          <table:table-cell office:value-type="float" office:value="-0.0692137107253075" calcext:value-type="float">
            <text:p>-0.0692137107</text:p>
          </table:table-cell>
          <table:table-cell office:value-type="float" office:value="0.173147425055504" calcext:value-type="float">
            <text:p>0.1731474251</text:p>
          </table:table-cell>
          <table:table-cell table:number-columns-repeated="4"/>
        </table:table-row>
        <table:table-row table:style-name="ro1">
          <table:table-cell office:value-type="float" office:value="0.102615311741829" calcext:value-type="float">
            <text:p>0.1026153117</text:p>
          </table:table-cell>
          <table:table-cell office:value-type="float" office:value="-0.0692162364721298" calcext:value-type="float">
            <text:p>-0.0692162365</text:p>
          </table:table-cell>
          <table:table-cell office:value-type="float" office:value="0.173129871487618" calcext:value-type="float">
            <text:p>0.1731298715</text:p>
          </table:table-cell>
          <table:table-cell table:number-columns-repeated="4"/>
        </table:table-row>
        <table:table-row table:style-name="ro1">
          <table:table-cell office:value-type="float" office:value="0.102476358413696" calcext:value-type="float">
            <text:p>0.1024763584</text:p>
          </table:table-cell>
          <table:table-cell office:value-type="float" office:value="-0.0692023783922195" calcext:value-type="float">
            <text:p>-0.0692023784</text:p>
          </table:table-cell>
          <table:table-cell office:value-type="float" office:value="0.173148617148399" calcext:value-type="float">
            <text:p>0.1731486171</text:p>
          </table:table-cell>
          <table:table-cell table:number-columns-repeated="4"/>
        </table:table-row>
        <table:table-row table:style-name="ro1">
          <table:table-cell office:value-type="float" office:value="0.10245606303215" calcext:value-type="float">
            <text:p>0.102456063</text:p>
          </table:table-cell>
          <table:table-cell office:value-type="float" office:value="-0.0692020878195763" calcext:value-type="float">
            <text:p>-0.0692020878</text:p>
          </table:table-cell>
          <table:table-cell office:value-type="float" office:value="0.173160597681999" calcext:value-type="float">
            <text:p>0.1731605977</text:p>
          </table:table-cell>
          <table:table-cell table:number-columns-repeated="4"/>
        </table:table-row>
        <table:table-row table:style-name="ro1">
          <table:table-cell office:value-type="float" office:value="0.102456614375114" calcext:value-type="float">
            <text:p>0.1024566144</text:p>
          </table:table-cell>
          <table:table-cell office:value-type="float" office:value="-0.0692011415958405" calcext:value-type="float">
            <text:p>-0.0692011416</text:p>
          </table:table-cell>
          <table:table-cell office:value-type="float" office:value="0.173141434788704" calcext:value-type="float">
            <text:p>0.1731414348</text:p>
          </table:table-cell>
          <table:table-cell table:number-columns-repeated="4"/>
        </table:table-row>
        <table:table-row table:style-name="ro1">
          <table:table-cell office:value-type="float" office:value="0.102492719888687" calcext:value-type="float">
            <text:p>0.1024927199</text:p>
          </table:table-cell>
          <table:table-cell office:value-type="float" office:value="-0.0691911578178406" calcext:value-type="float">
            <text:p>-0.0691911578</text:p>
          </table:table-cell>
          <table:table-cell office:value-type="float" office:value="0.17314401268959" calcext:value-type="float">
            <text:p>0.1731440127</text:p>
          </table:table-cell>
          <table:table-cell table:number-columns-repeated="4"/>
        </table:table-row>
        <table:table-row table:style-name="ro1">
          <table:table-cell office:value-type="float" office:value="0.102478176355362" calcext:value-type="float">
            <text:p>0.1024781764</text:p>
          </table:table-cell>
          <table:table-cell office:value-type="float" office:value="-0.0691932439804077" calcext:value-type="float">
            <text:p>-0.069193244</text:p>
          </table:table-cell>
          <table:table-cell office:value-type="float" office:value="0.173151597380638" calcext:value-type="float">
            <text:p>0.1731515974</text:p>
          </table:table-cell>
          <table:table-cell table:number-columns-repeated="4"/>
        </table:table-row>
        <table:table-row table:style-name="ro1">
          <table:table-cell office:value-type="float" office:value="0.102067187428474" calcext:value-type="float">
            <text:p>0.1020671874</text:p>
          </table:table-cell>
          <table:table-cell office:value-type="float" office:value="-0.0691946744918823" calcext:value-type="float">
            <text:p>-0.0691946745</text:p>
          </table:table-cell>
          <table:table-cell office:value-type="float" office:value="0.172991663217545" calcext:value-type="float">
            <text:p>0.1729916632</text:p>
          </table:table-cell>
          <table:table-cell table:number-columns-repeated="4"/>
        </table:table-row>
        <table:table-row table:style-name="ro1">
          <table:table-cell office:value-type="float" office:value="0.102552011609077" calcext:value-type="float">
            <text:p>0.1025520116</text:p>
          </table:table-cell>
          <table:table-cell office:value-type="float" office:value="-0.0692067667841911" calcext:value-type="float">
            <text:p>-0.0692067668</text:p>
          </table:table-cell>
          <table:table-cell office:value-type="float" office:value="0.173103198409081" calcext:value-type="float">
            <text:p>0.1731031984</text:p>
          </table:table-cell>
          <table:table-cell table:number-columns-repeated="4"/>
        </table:table-row>
        <table:table-row table:style-name="ro1">
          <table:table-cell office:value-type="float" office:value="0.10233898460865" calcext:value-type="float">
            <text:p>0.1023389846</text:p>
          </table:table-cell>
          <table:table-cell office:value-type="float" office:value="-0.0692053884267807" calcext:value-type="float">
            <text:p>-0.0692053884</text:p>
          </table:table-cell>
          <table:table-cell office:value-type="float" office:value="0.173120111227036" calcext:value-type="float">
            <text:p>0.1731201112</text:p>
          </table:table-cell>
          <table:table-cell table:number-columns-repeated="4"/>
        </table:table-row>
        <table:table-row table:style-name="ro1">
          <table:table-cell office:value-type="float" office:value="0.102381855249405" calcext:value-type="float">
            <text:p>0.1023818552</text:p>
          </table:table-cell>
          <table:table-cell office:value-type="float" office:value="-0.0691978484392166" calcext:value-type="float">
            <text:p>-0.0691978484</text:p>
          </table:table-cell>
          <table:table-cell office:value-type="float" office:value="0.173099413514137" calcext:value-type="float">
            <text:p>0.1730994135</text:p>
          </table:table-cell>
          <table:table-cell table:number-columns-repeated="4"/>
        </table:table-row>
        <table:table-row table:style-name="ro1">
          <table:table-cell office:value-type="float" office:value="0.102288439869881" calcext:value-type="float">
            <text:p>0.1022884399</text:p>
          </table:table-cell>
          <table:table-cell office:value-type="float" office:value="-0.0692373365163803" calcext:value-type="float">
            <text:p>-0.0692373365</text:p>
          </table:table-cell>
          <table:table-cell office:value-type="float" office:value="0.172946110367775" calcext:value-type="float">
            <text:p>0.1729461104</text:p>
          </table:table-cell>
          <table:table-cell table:number-columns-repeated="4"/>
        </table:table-row>
        <table:table-row table:style-name="ro1">
          <table:table-cell office:value-type="float" office:value="0.10235495865345" calcext:value-type="float">
            <text:p>0.1023549587</text:p>
          </table:table-cell>
          <table:table-cell office:value-type="float" office:value="-0.069223940372467" calcext:value-type="float">
            <text:p>-0.0692239404</text:p>
          </table:table-cell>
          <table:table-cell office:value-type="float" office:value="0.17310094833374" calcext:value-type="float">
            <text:p>0.1731009483</text:p>
          </table:table-cell>
          <table:table-cell table:number-columns-repeated="4"/>
        </table:table-row>
        <table:table-row table:style-name="ro1">
          <table:table-cell office:value-type="float" office:value="0.102343581616879" calcext:value-type="float">
            <text:p>0.1023435816</text:p>
          </table:table-cell>
          <table:table-cell office:value-type="float" office:value="-0.069215789437294" calcext:value-type="float">
            <text:p>-0.0692157894</text:p>
          </table:table-cell>
          <table:table-cell office:value-type="float" office:value="0.173087939620018" calcext:value-type="float">
            <text:p>0.1730879396</text:p>
          </table:table-cell>
          <table:table-cell table:number-columns-repeated="4"/>
        </table:table-row>
        <table:table-row table:style-name="ro1">
          <table:table-cell office:value-type="float" office:value="0.102523937821388" calcext:value-type="float">
            <text:p>0.1025239378</text:p>
          </table:table-cell>
          <table:table-cell office:value-type="float" office:value="-0.0692338198423386" calcext:value-type="float">
            <text:p>-0.0692338198</text:p>
          </table:table-cell>
          <table:table-cell office:value-type="float" office:value="0.173104584217072" calcext:value-type="float">
            <text:p>0.1731045842</text:p>
          </table:table-cell>
          <table:table-cell table:number-columns-repeated="4"/>
        </table:table-row>
        <table:table-row table:style-name="ro1">
          <table:table-cell office:value-type="float" office:value="0.102473184466362" calcext:value-type="float">
            <text:p>0.1024731845</text:p>
          </table:table-cell>
          <table:table-cell office:value-type="float" office:value="-0.0692180693149567" calcext:value-type="float">
            <text:p>-0.0692180693</text:p>
          </table:table-cell>
          <table:table-cell office:value-type="float" office:value="0.173142328858376" calcext:value-type="float">
            <text:p>0.1731423289</text:p>
          </table:table-cell>
          <table:table-cell table:number-columns-repeated="4"/>
        </table:table-row>
        <table:table-row table:style-name="ro1">
          <table:table-cell office:value-type="float" office:value="0.102426178753376" calcext:value-type="float">
            <text:p>0.1024261788</text:p>
          </table:table-cell>
          <table:table-cell office:value-type="float" office:value="-0.0692259669303894" calcext:value-type="float">
            <text:p>-0.0692259669</text:p>
          </table:table-cell>
          <table:table-cell office:value-type="float" office:value="0.173108249902725" calcext:value-type="float">
            <text:p>0.1731082499</text:p>
          </table:table-cell>
          <table:table-cell table:number-columns-repeated="4"/>
        </table:table-row>
        <table:table-row table:style-name="ro1">
          <table:table-cell office:value-type="float" office:value="0.102542847394943" calcext:value-type="float">
            <text:p>0.1025428474</text:p>
          </table:table-cell>
          <table:table-cell office:value-type="float" office:value="-0.0691958516836166" calcext:value-type="float">
            <text:p>-0.0691958517</text:p>
          </table:table-cell>
          <table:table-cell office:value-type="float" office:value="0.173113286495209" calcext:value-type="float">
            <text:p>0.1731132865</text:p>
          </table:table-cell>
          <table:table-cell table:number-columns-repeated="4"/>
        </table:table-row>
        <table:table-row table:style-name="ro1">
          <table:table-cell office:value-type="float" office:value="0.102590061724186" calcext:value-type="float">
            <text:p>0.1025900617</text:p>
          </table:table-cell>
          <table:table-cell office:value-type="float" office:value="-0.069212019443512" calcext:value-type="float">
            <text:p>-0.0692120194</text:p>
          </table:table-cell>
          <table:table-cell office:value-type="float" office:value="0.173146769404411" calcext:value-type="float">
            <text:p>0.1731467694</text:p>
          </table:table-cell>
          <table:table-cell table:number-columns-repeated="4"/>
        </table:table-row>
        <table:table-row table:style-name="ro1">
          <table:table-cell office:value-type="float" office:value="0.102488048374653" calcext:value-type="float">
            <text:p>0.1024880484</text:p>
          </table:table-cell>
          <table:table-cell office:value-type="float" office:value="-0.0691930204629898" calcext:value-type="float">
            <text:p>-0.0691930205</text:p>
          </table:table-cell>
          <table:table-cell office:value-type="float" office:value="0.173146054148674" calcext:value-type="float">
            <text:p>0.1731460541</text:p>
          </table:table-cell>
          <table:table-cell table:number-columns-repeated="4"/>
        </table:table-row>
        <table:table-row table:style-name="ro1">
          <table:table-cell office:value-type="float" office:value="0.10260433703661" calcext:value-type="float">
            <text:p>0.102604337</text:p>
          </table:table-cell>
          <table:table-cell office:value-type="float" office:value="-0.0692032054066658" calcext:value-type="float">
            <text:p>-0.0692032054</text:p>
          </table:table-cell>
          <table:table-cell office:value-type="float" office:value="0.173142075538635" calcext:value-type="float">
            <text:p>0.1731420755</text:p>
          </table:table-cell>
          <table:table-cell table:number-columns-repeated="4"/>
        </table:table-row>
        <table:table-row table:style-name="ro1">
          <table:table-cell office:value-type="float" office:value="0.102320745587349" calcext:value-type="float">
            <text:p>0.1023207456</text:p>
          </table:table-cell>
          <table:table-cell office:value-type="float" office:value="-0.0691952407360077" calcext:value-type="float">
            <text:p>-0.0691952407</text:p>
          </table:table-cell>
          <table:table-cell office:value-type="float" office:value="0.173134922981262" calcext:value-type="float">
            <text:p>0.173134923</text:p>
          </table:table-cell>
          <table:table-cell table:number-columns-repeated="4"/>
        </table:table-row>
        <table:table-row table:style-name="ro1">
          <table:table-cell office:value-type="float" office:value="0.102435082197189" calcext:value-type="float">
            <text:p>0.1024350822</text:p>
          </table:table-cell>
          <table:table-cell office:value-type="float" office:value="-0.0692121237516403" calcext:value-type="float">
            <text:p>-0.0692121238</text:p>
          </table:table-cell>
          <table:table-cell office:value-type="float" office:value="0.173130378127098" calcext:value-type="float">
            <text:p>0.1731303781</text:p>
          </table:table-cell>
          <table:table-cell table:number-columns-repeated="4"/>
        </table:table-row>
        <table:table-row table:style-name="ro1">
          <table:table-cell office:value-type="float" office:value="0.102512717247009" calcext:value-type="float">
            <text:p>0.1025127172</text:p>
          </table:table-cell>
          <table:table-cell office:value-type="float" office:value="-0.0692215412855148" calcext:value-type="float">
            <text:p>-0.0692215413</text:p>
          </table:table-cell>
          <table:table-cell office:value-type="float" office:value="0.173096507787705" calcext:value-type="float">
            <text:p>0.1730965078</text:p>
          </table:table-cell>
          <table:table-cell table:number-columns-repeated="4"/>
        </table:table-row>
        <table:table-row table:style-name="ro1">
          <table:table-cell office:value-type="float" office:value="0.102549180388451" calcext:value-type="float">
            <text:p>0.1025491804</text:p>
          </table:table-cell>
          <table:table-cell office:value-type="float" office:value="-0.0692091658711433" calcext:value-type="float">
            <text:p>-0.0692091659</text:p>
          </table:table-cell>
          <table:table-cell office:value-type="float" office:value="0.173083230853081" calcext:value-type="float">
            <text:p>0.1730832309</text:p>
          </table:table-cell>
          <table:table-cell table:number-columns-repeated="4"/>
        </table:table-row>
        <table:table-row table:style-name="ro1">
          <table:table-cell office:value-type="float" office:value="0.102666154503822" calcext:value-type="float">
            <text:p>0.1026661545</text:p>
          </table:table-cell>
          <table:table-cell office:value-type="float" office:value="-0.0692153647542" calcext:value-type="float">
            <text:p>-0.0692153648</text:p>
          </table:table-cell>
          <table:table-cell office:value-type="float" office:value="0.173101559281349" calcext:value-type="float">
            <text:p>0.1731015593</text:p>
          </table:table-cell>
          <table:table-cell table:number-columns-repeated="4"/>
        </table:table-row>
        <table:table-row table:style-name="ro1">
          <table:table-cell office:value-type="float" office:value="0.102522477507591" calcext:value-type="float">
            <text:p>0.1025224775</text:p>
          </table:table-cell>
          <table:table-cell office:value-type="float" office:value="-0.0692010596394539" calcext:value-type="float">
            <text:p>-0.0692010596</text:p>
          </table:table-cell>
          <table:table-cell office:value-type="float" office:value="0.173103660345078" calcext:value-type="float">
            <text:p>0.1731036603</text:p>
          </table:table-cell>
          <table:table-cell table:number-columns-repeated="4"/>
        </table:table-row>
        <table:table-row table:style-name="ro1">
          <table:table-cell office:value-type="float" office:value="0.102553091943264" calcext:value-type="float">
            <text:p>0.1025530919</text:p>
          </table:table-cell>
          <table:table-cell office:value-type="float" office:value="-0.0691885203123093" calcext:value-type="float">
            <text:p>-0.0691885203</text:p>
          </table:table-cell>
          <table:table-cell office:value-type="float" office:value="0.173110350966454" calcext:value-type="float">
            <text:p>0.173110351</text:p>
          </table:table-cell>
          <table:table-cell table:number-columns-repeated="4"/>
        </table:table-row>
        <table:table-row table:style-name="ro1">
          <table:table-cell office:value-type="float" office:value="0.102547943592072" calcext:value-type="float">
            <text:p>0.1025479436</text:p>
          </table:table-cell>
          <table:table-cell office:value-type="float" office:value="-0.0694560557603836" calcext:value-type="float">
            <text:p>-0.0694560558</text:p>
          </table:table-cell>
          <table:table-cell office:value-type="float" office:value="0.173063054680824" calcext:value-type="float">
            <text:p>0.1730630547</text:p>
          </table:table-cell>
          <table:table-cell table:number-columns-repeated="4"/>
        </table:table-row>
        <table:table-row table:style-name="ro1">
          <table:table-cell office:value-type="float" office:value="0.102479502558708" calcext:value-type="float">
            <text:p>0.1024795026</text:p>
          </table:table-cell>
          <table:table-cell office:value-type="float" office:value="-0.0691977515816689" calcext:value-type="float">
            <text:p>-0.0691977516</text:p>
          </table:table-cell>
          <table:table-cell office:value-type="float" office:value="0.173149645328522" calcext:value-type="float">
            <text:p>0.1731496453</text:p>
          </table:table-cell>
          <table:table-cell table:number-columns-repeated="4"/>
        </table:table-row>
        <table:table-row table:style-name="ro1">
          <table:table-cell office:value-type="float" office:value="0.102470725774765" calcext:value-type="float">
            <text:p>0.1024707258</text:p>
          </table:table-cell>
          <table:table-cell office:value-type="float" office:value="-0.0692589730024338" calcext:value-type="float">
            <text:p>-0.069258973</text:p>
          </table:table-cell>
          <table:table-cell office:value-type="float" office:value="0.173094227910042" calcext:value-type="float">
            <text:p>0.1730942279</text:p>
          </table:table-cell>
          <table:table-cell table:number-columns-repeated="4"/>
        </table:table-row>
        <table:table-row table:style-name="ro1">
          <table:table-cell office:value-type="float" office:value="0.102496564388275" calcext:value-type="float">
            <text:p>0.1024965644</text:p>
          </table:table-cell>
          <table:table-cell office:value-type="float" office:value="-0.0692530944943428" calcext:value-type="float">
            <text:p>-0.0692530945</text:p>
          </table:table-cell>
          <table:table-cell office:value-type="float" office:value="0.17310431599617" calcext:value-type="float">
            <text:p>0.173104316</text:p>
          </table:table-cell>
          <table:table-cell table:number-columns-repeated="4"/>
        </table:table-row>
        <table:table-row table:style-name="ro1">
          <table:table-cell office:value-type="float" office:value="0.102471753954887" calcext:value-type="float">
            <text:p>0.102471754</text:p>
          </table:table-cell>
          <table:table-cell office:value-type="float" office:value="-0.069187194108963" calcext:value-type="float">
            <text:p>-0.0691871941</text:p>
          </table:table-cell>
          <table:table-cell office:value-type="float" office:value="0.173150479793549" calcext:value-type="float">
            <text:p>0.1731504798</text:p>
          </table:table-cell>
          <table:table-cell table:number-columns-repeated="4"/>
        </table:table-row>
        <table:table-row table:style-name="ro1">
          <table:table-cell office:value-type="float" office:value="0.10245556384325" calcext:value-type="float">
            <text:p>0.1024555638</text:p>
          </table:table-cell>
          <table:table-cell office:value-type="float" office:value="-0.0692108273506165" calcext:value-type="float">
            <text:p>-0.0692108274</text:p>
          </table:table-cell>
          <table:table-cell office:value-type="float" office:value="0.17316746711731" calcext:value-type="float">
            <text:p>0.1731674671</text:p>
          </table:table-cell>
          <table:table-cell table:number-columns-repeated="4"/>
        </table:table-row>
        <table:table-row table:style-name="ro1">
          <table:table-cell office:value-type="float" office:value="0.102483831346035" calcext:value-type="float">
            <text:p>0.1024838313</text:p>
          </table:table-cell>
          <table:table-cell office:value-type="float" office:value="-0.0692066550254822" calcext:value-type="float">
            <text:p>-0.069206655</text:p>
          </table:table-cell>
          <table:table-cell office:value-type="float" office:value="0.173141077160835" calcext:value-type="float">
            <text:p>0.1731410772</text:p>
          </table:table-cell>
          <table:table-cell table:number-columns-repeated="4"/>
        </table:table-row>
        <table:table-row table:style-name="ro1">
          <table:table-cell office:value-type="float" office:value="0.102364473044872" calcext:value-type="float">
            <text:p>0.102364473</text:p>
          </table:table-cell>
          <table:table-cell office:value-type="float" office:value="-0.0691897049546242" calcext:value-type="float">
            <text:p>-0.069189705</text:p>
          </table:table-cell>
          <table:table-cell office:value-type="float" office:value="0.173125132918358" calcext:value-type="float">
            <text:p>0.1731251329</text:p>
          </table:table-cell>
          <table:table-cell table:number-columns-repeated="4"/>
        </table:table-row>
        <table:table-row table:style-name="ro1">
          <table:table-cell office:value-type="float" office:value="0.1021628677845" calcext:value-type="float">
            <text:p>0.1021628678</text:p>
          </table:table-cell>
          <table:table-cell office:value-type="float" office:value="-0.0691905468702316" calcext:value-type="float">
            <text:p>-0.0691905469</text:p>
          </table:table-cell>
          <table:table-cell office:value-type="float" office:value="0.172939404845238" calcext:value-type="float">
            <text:p>0.1729394048</text:p>
          </table:table-cell>
          <table:table-cell table:number-columns-repeated="4"/>
        </table:table-row>
        <table:table-row table:style-name="ro1">
          <table:table-cell office:value-type="float" office:value="0.102560050785542" calcext:value-type="float">
            <text:p>0.1025600508</text:p>
          </table:table-cell>
          <table:table-cell office:value-type="float" office:value="-0.0691897869110107" calcext:value-type="float">
            <text:p>-0.0691897869</text:p>
          </table:table-cell>
          <table:table-cell office:value-type="float" office:value="0.173087820410728" calcext:value-type="float">
            <text:p>0.1730878204</text:p>
          </table:table-cell>
          <table:table-cell table:number-columns-repeated="4"/>
        </table:table-row>
        <table:table-row table:style-name="ro1">
          <table:table-cell office:value-type="float" office:value="0.102509036660194" calcext:value-type="float">
            <text:p>0.1025090367</text:p>
          </table:table-cell>
          <table:table-cell office:value-type="float" office:value="-0.0692412629723549" calcext:value-type="float">
            <text:p>-0.069241263</text:p>
          </table:table-cell>
          <table:table-cell office:value-type="float" office:value="0.173107713460922" calcext:value-type="float">
            <text:p>0.1731077135</text:p>
          </table:table-cell>
          <table:table-cell table:number-columns-repeated="4"/>
        </table:table-row>
        <table:table-row table:style-name="ro1">
          <table:table-cell office:value-type="float" office:value="0.102586314082146" calcext:value-type="float">
            <text:p>0.1025863141</text:p>
          </table:table-cell>
          <table:table-cell office:value-type="float" office:value="-0.0692344903945923" calcext:value-type="float">
            <text:p>-0.0692344904</text:p>
          </table:table-cell>
          <table:table-cell office:value-type="float" office:value="0.173117056488991" calcext:value-type="float">
            <text:p>0.1731170565</text:p>
          </table:table-cell>
          <table:table-cell table:number-columns-repeated="4"/>
        </table:table-row>
        <table:table-row table:style-name="ro1">
          <table:table-cell office:value-type="float" office:value="0.102293685078621" calcext:value-type="float">
            <text:p>0.1022936851</text:p>
          </table:table-cell>
          <table:table-cell office:value-type="float" office:value="-0.0692144632339478" calcext:value-type="float">
            <text:p>-0.0692144632</text:p>
          </table:table-cell>
          <table:table-cell office:value-type="float" office:value="0.173140496015549" calcext:value-type="float">
            <text:p>0.173140496</text:p>
          </table:table-cell>
          <table:table-cell table:number-columns-repeated="4"/>
        </table:table-row>
        <table:table-row table:style-name="ro1">
          <table:table-cell office:value-type="float" office:value="0.102485157549381" calcext:value-type="float">
            <text:p>0.1024851575</text:p>
          </table:table-cell>
          <table:table-cell office:value-type="float" office:value="-0.069202296435833" calcext:value-type="float">
            <text:p>-0.0692022964</text:p>
          </table:table-cell>
          <table:table-cell office:value-type="float" office:value="0.173143535852432" calcext:value-type="float">
            <text:p>0.1731435359</text:p>
          </table:table-cell>
          <table:table-cell table:number-columns-repeated="4"/>
        </table:table-row>
        <table:table-row table:style-name="ro1">
          <table:table-cell office:value-type="float" office:value="0.102472119033337" calcext:value-type="float">
            <text:p>0.102472119</text:p>
          </table:table-cell>
          <table:table-cell office:value-type="float" office:value="-0.0692021623253822" calcext:value-type="float">
            <text:p>-0.0692021623</text:p>
          </table:table-cell>
          <table:table-cell office:value-type="float" office:value="0.173151209950447" calcext:value-type="float">
            <text:p>0.17315121</text:p>
          </table:table-cell>
          <table:table-cell table:number-columns-repeated="4"/>
        </table:table-row>
        <table:table-row table:style-name="ro1">
          <table:table-cell office:value-type="float" office:value="0.102446630597115" calcext:value-type="float">
            <text:p>0.1024466306</text:p>
          </table:table-cell>
          <table:table-cell office:value-type="float" office:value="-0.0692018568515778" calcext:value-type="float">
            <text:p>-0.0692018569</text:p>
          </table:table-cell>
          <table:table-cell office:value-type="float" office:value="0.173166185617447" calcext:value-type="float">
            <text:p>0.1731661856</text:p>
          </table:table-cell>
          <table:table-cell table:number-columns-repeated="4"/>
        </table:table-row>
        <table:table-row table:style-name="ro1">
          <table:table-cell office:value-type="float" office:value="0.102437019348145" calcext:value-type="float">
            <text:p>0.1024370193</text:p>
          </table:table-cell>
          <table:table-cell office:value-type="float" office:value="-0.0692017450928688" calcext:value-type="float">
            <text:p>-0.0692017451</text:p>
          </table:table-cell>
          <table:table-cell office:value-type="float" office:value="0.173171848058701" calcext:value-type="float">
            <text:p>0.1731718481</text:p>
          </table:table-cell>
          <table:table-cell table:number-columns-repeated="4"/>
        </table:table-row>
        <table:table-row table:style-name="ro1">
          <table:table-cell office:value-type="float" office:value="0.102497741580009" calcext:value-type="float">
            <text:p>0.1024977416</text:p>
          </table:table-cell>
          <table:table-cell office:value-type="float" office:value="-0.0691951513290405" calcext:value-type="float">
            <text:p>-0.0691951513</text:p>
          </table:table-cell>
          <table:table-cell office:value-type="float" office:value="0.17314076423645" calcext:value-type="float">
            <text:p>0.1731407642</text:p>
          </table:table-cell>
          <table:table-cell table:number-columns-repeated="4"/>
        </table:table-row>
        <table:table-row table:style-name="ro1">
          <table:table-cell office:value-type="float" office:value="0.102438263595104" calcext:value-type="float">
            <text:p>0.1024382636</text:p>
          </table:table-cell>
          <table:table-cell office:value-type="float" office:value="-0.0692799910902977" calcext:value-type="float">
            <text:p>-0.0692799911</text:p>
          </table:table-cell>
          <table:table-cell office:value-type="float" office:value="0.173005163669586" calcext:value-type="float">
            <text:p>0.1730051637</text:p>
          </table:table-cell>
          <table:table-cell table:number-columns-repeated="4"/>
        </table:table-row>
        <table:table-row table:style-name="ro1">
          <table:table-cell office:value-type="float" office:value="0.102494135499001" calcext:value-type="float">
            <text:p>0.1024941355</text:p>
          </table:table-cell>
          <table:table-cell office:value-type="float" office:value="-0.0691915899515152" calcext:value-type="float">
            <text:p>-0.06919159</text:p>
          </table:table-cell>
          <table:table-cell office:value-type="float" office:value="0.173143580555916" calcext:value-type="float">
            <text:p>0.1731435806</text:p>
          </table:table-cell>
          <table:table-cell table:number-columns-repeated="4"/>
        </table:table-row>
        <table:table-row table:style-name="ro1">
          <table:table-cell office:value-type="float" office:value="0.102467432618141" calcext:value-type="float">
            <text:p>0.1024674326</text:p>
          </table:table-cell>
          <table:table-cell office:value-type="float" office:value="-0.0691951587796211" calcext:value-type="float">
            <text:p>-0.0691951588</text:p>
          </table:table-cell>
          <table:table-cell office:value-type="float" office:value="0.17315736413002" calcext:value-type="float">
            <text:p>0.1731573641</text:p>
          </table:table-cell>
          <table:table-cell table:number-columns-repeated="4"/>
        </table:table-row>
        <table:table-row table:style-name="ro1">
          <table:table-cell office:value-type="float" office:value="0.102444238960743" calcext:value-type="float">
            <text:p>0.102444239</text:p>
          </table:table-cell>
          <table:table-cell office:value-type="float" office:value="-0.0691982805728912" calcext:value-type="float">
            <text:p>-0.0691982806</text:p>
          </table:table-cell>
          <table:table-cell office:value-type="float" office:value="0.17316934466362" calcext:value-type="float">
            <text:p>0.1731693447</text:p>
          </table:table-cell>
          <table:table-cell table:number-columns-repeated="4"/>
        </table:table-row>
        <table:table-row table:style-name="ro1">
          <table:table-cell office:value-type="float" office:value="0.102297730743885" calcext:value-type="float">
            <text:p>0.1022977307</text:p>
          </table:table-cell>
          <table:table-cell office:value-type="float" office:value="-0.0692022740840912" calcext:value-type="float">
            <text:p>-0.0692022741</text:p>
          </table:table-cell>
          <table:table-cell office:value-type="float" office:value="0.173146143555641" calcext:value-type="float">
            <text:p>0.1731461436</text:p>
          </table:table-cell>
          <table:table-cell table:number-columns-repeated="4"/>
        </table:table-row>
        <table:table-row table:style-name="ro1">
          <table:table-cell office:value-type="float" office:value="0.102509863674641" calcext:value-type="float">
            <text:p>0.1025098637</text:p>
          </table:table-cell>
          <table:table-cell office:value-type="float" office:value="-0.0692125782370567" calcext:value-type="float">
            <text:p>-0.0692125782</text:p>
          </table:table-cell>
          <table:table-cell office:value-type="float" office:value="0.173100292682648" calcext:value-type="float">
            <text:p>0.1731002927</text:p>
          </table:table-cell>
          <table:table-cell table:number-columns-repeated="4"/>
        </table:table-row>
        <table:table-row table:style-name="ro1">
          <table:table-cell office:value-type="float" office:value="0.102330684661865" calcext:value-type="float">
            <text:p>0.1023306847</text:p>
          </table:table-cell>
          <table:table-cell office:value-type="float" office:value="-0.0692319124937058" calcext:value-type="float">
            <text:p>-0.0692319125</text:p>
          </table:table-cell>
          <table:table-cell office:value-type="float" office:value="0.17310819029808" calcext:value-type="float">
            <text:p>0.1731081903</text:p>
          </table:table-cell>
          <table:table-cell table:number-columns-repeated="4"/>
        </table:table-row>
        <table:table-row table:style-name="ro1">
          <table:table-cell office:value-type="float" office:value="0.102513924241066" calcext:value-type="float">
            <text:p>0.1025139242</text:p>
          </table:table-cell>
          <table:table-cell office:value-type="float" office:value="-0.0692219287157059" calcext:value-type="float">
            <text:p>-0.0692219287</text:p>
          </table:table-cell>
          <table:table-cell office:value-type="float" office:value="0.17311754822731" calcext:value-type="float">
            <text:p>0.1731175482</text:p>
          </table:table-cell>
          <table:table-cell table:number-columns-repeated="4"/>
        </table:table-row>
        <table:table-row table:style-name="ro1">
          <table:table-cell office:value-type="float" office:value="0.102480083703995" calcext:value-type="float">
            <text:p>0.1024800837</text:p>
          </table:table-cell>
          <table:table-cell office:value-type="float" office:value="-0.0692145973443985" calcext:value-type="float">
            <text:p>-0.0692145973</text:p>
          </table:table-cell>
          <table:table-cell office:value-type="float" office:value="0.173140704631805" calcext:value-type="float">
            <text:p>0.1731407046</text:p>
          </table:table-cell>
          <table:table-cell table:number-columns-repeated="4"/>
        </table:table-row>
        <table:table-row table:style-name="ro1">
          <table:table-cell office:value-type="float" office:value="0.102490499615669" calcext:value-type="float">
            <text:p>0.1024904996</text:p>
          </table:table-cell>
          <table:table-cell office:value-type="float" office:value="-0.0692180916666985" calcext:value-type="float">
            <text:p>-0.0692180917</text:p>
          </table:table-cell>
          <table:table-cell office:value-type="float" office:value="0.173095405101776" calcext:value-type="float">
            <text:p>0.1730954051</text:p>
          </table:table-cell>
          <table:table-cell table:number-columns-repeated="4"/>
        </table:table-row>
        <table:table-row table:style-name="ro1">
          <table:table-cell office:value-type="float" office:value="0.102530047297478" calcext:value-type="float">
            <text:p>0.1025300473</text:p>
          </table:table-cell>
          <table:table-cell office:value-type="float" office:value="-0.0692028105258942" calcext:value-type="float">
            <text:p>-0.0692028105</text:p>
          </table:table-cell>
          <table:table-cell office:value-type="float" office:value="0.173099711537361" calcext:value-type="float">
            <text:p>0.1730997115</text:p>
          </table:table-cell>
          <table:table-cell table:number-columns-repeated="4"/>
        </table:table-row>
        <table:table-row table:style-name="ro1">
          <table:table-cell office:value-type="float" office:value="0.1025156006217" calcext:value-type="float">
            <text:p>0.1025156006</text:p>
          </table:table-cell>
          <table:table-cell office:value-type="float" office:value="-0.0691969618201256" calcext:value-type="float">
            <text:p>-0.0691969618</text:p>
          </table:table-cell>
          <table:table-cell office:value-type="float" office:value="0.173129290342331" calcext:value-type="float">
            <text:p>0.1731292903</text:p>
          </table:table-cell>
          <table:table-cell table:number-columns-repeated="4"/>
        </table:table-row>
        <table:table-row table:style-name="ro1">
          <table:table-cell office:value-type="float" office:value="0.102481156587601" calcext:value-type="float">
            <text:p>0.1024811566</text:p>
          </table:table-cell>
          <table:table-cell office:value-type="float" office:value="-0.0691986158490181" calcext:value-type="float">
            <text:p>-0.0691986158</text:p>
          </table:table-cell>
          <table:table-cell office:value-type="float" office:value="0.17314824461937" calcext:value-type="float">
            <text:p>0.1731482446</text:p>
          </table:table-cell>
          <table:table-cell table:number-columns-repeated="4"/>
        </table:table-row>
        <table:table-row table:style-name="ro1">
          <table:table-cell office:value-type="float" office:value="0.102508321404457" calcext:value-type="float">
            <text:p>0.1025083214</text:p>
          </table:table-cell>
          <table:table-cell office:value-type="float" office:value="-0.069234311580658" calcext:value-type="float">
            <text:p>-0.0692343116</text:p>
          </table:table-cell>
          <table:table-cell office:value-type="float" office:value="0.173109069466591" calcext:value-type="float">
            <text:p>0.1731090695</text:p>
          </table:table-cell>
          <table:table-cell table:number-columns-repeated="4"/>
        </table:table-row>
        <table:table-row table:style-name="ro1">
          <table:table-cell office:value-type="float" office:value="0.102383829653263" calcext:value-type="float">
            <text:p>0.1023838297</text:p>
          </table:table-cell>
          <table:table-cell office:value-type="float" office:value="-0.0692155808210373" calcext:value-type="float">
            <text:p>-0.0692155808</text:p>
          </table:table-cell>
          <table:table-cell office:value-type="float" office:value="0.173065483570099" calcext:value-type="float">
            <text:p>0.1730654836</text:p>
          </table:table-cell>
          <table:table-cell table:number-columns-repeated="4"/>
        </table:table-row>
        <table:table-row table:style-name="ro1">
          <table:table-cell office:value-type="float" office:value="0.102542012929916" calcext:value-type="float">
            <text:p>0.1025420129</text:p>
          </table:table-cell>
          <table:table-cell office:value-type="float" office:value="-0.0692051500082016" calcext:value-type="float">
            <text:p>-0.06920515</text:p>
          </table:table-cell>
          <table:table-cell office:value-type="float" office:value="0.173107400536537" calcext:value-type="float">
            <text:p>0.1731074005</text:p>
          </table:table-cell>
          <table:table-cell table:number-columns-repeated="4"/>
        </table:table-row>
        <table:table-row table:style-name="ro1">
          <table:table-cell office:value-type="float" office:value="0.102498039603233" calcext:value-type="float">
            <text:p>0.1024980396</text:p>
          </table:table-cell>
          <table:table-cell office:value-type="float" office:value="-0.0692038387060165" calcext:value-type="float">
            <text:p>-0.0692038387</text:p>
          </table:table-cell>
          <table:table-cell office:value-type="float" office:value="0.173134222626686" calcext:value-type="float">
            <text:p>0.1731342226</text:p>
          </table:table-cell>
          <table:table-cell table:number-columns-repeated="4"/>
        </table:table-row>
        <table:table-row table:style-name="ro1">
          <table:table-cell office:value-type="float" office:value="0.102512285113335" calcext:value-type="float">
            <text:p>0.1025122851</text:p>
          </table:table-cell>
          <table:table-cell office:value-type="float" office:value="-0.0691956952214241" calcext:value-type="float">
            <text:p>-0.0691956952</text:p>
          </table:table-cell>
          <table:table-cell office:value-type="float" office:value="0.173129916191101" calcext:value-type="float">
            <text:p>0.1731299162</text:p>
          </table:table-cell>
          <table:table-cell table:number-columns-repeated="4"/>
        </table:table-row>
        <table:table-row table:style-name="ro1">
          <table:table-cell office:value-type="float" office:value="0.102479033172131" calcext:value-type="float">
            <text:p>0.1024790332</text:p>
          </table:table-cell>
          <table:table-cell office:value-type="float" office:value="-0.0691977888345718" calcext:value-type="float">
            <text:p>-0.0691977888</text:p>
          </table:table-cell>
          <table:table-cell office:value-type="float" office:value="0.173148632049561" calcext:value-type="float">
            <text:p>0.173148632</text:p>
          </table:table-cell>
          <table:table-cell table:number-columns-repeated="4"/>
        </table:table-row>
        <table:table-row table:style-name="ro1">
          <table:table-cell office:value-type="float" office:value="0.102457739412785" calcext:value-type="float">
            <text:p>0.1024577394</text:p>
          </table:table-cell>
          <table:table-cell office:value-type="float" office:value="-0.0691991373896599" calcext:value-type="float">
            <text:p>-0.0691991374</text:p>
          </table:table-cell>
          <table:table-cell office:value-type="float" office:value="0.17316061258316" calcext:value-type="float">
            <text:p>0.1731606126</text:p>
          </table:table-cell>
          <table:table-cell table:number-columns-repeated="4"/>
        </table:table-row>
        <table:table-row table:style-name="ro1">
          <table:table-cell office:value-type="float" office:value="0.102210208773613" calcext:value-type="float">
            <text:p>0.1022102088</text:p>
          </table:table-cell>
          <table:table-cell office:value-type="float" office:value="-0.0691962018609047" calcext:value-type="float">
            <text:p>-0.0691962019</text:p>
          </table:table-cell>
          <table:table-cell office:value-type="float" office:value="0.173014998435974" calcext:value-type="float">
            <text:p>0.1730149984</text:p>
          </table:table-cell>
          <table:table-cell table:number-columns-repeated="4"/>
        </table:table-row>
        <table:table-row table:style-name="ro1">
          <table:table-cell office:value-type="float" office:value="0.102478250861168" calcext:value-type="float">
            <text:p>0.1024782509</text:p>
          </table:table-cell>
          <table:table-cell office:value-type="float" office:value="-0.0694634020328522" calcext:value-type="float">
            <text:p>-0.069463402</text:p>
          </table:table-cell>
          <table:table-cell office:value-type="float" office:value="0.173100128769875" calcext:value-type="float">
            <text:p>0.1731001288</text:p>
          </table:table-cell>
          <table:table-cell table:number-columns-repeated="4"/>
        </table:table-row>
        <table:table-row table:style-name="ro1">
          <table:table-cell office:value-type="float" office:value="0.102492094039917" calcext:value-type="float">
            <text:p>0.102492094</text:p>
          </table:table-cell>
          <table:table-cell office:value-type="float" office:value="-0.0691941902041435" calcext:value-type="float">
            <text:p>-0.0691941902</text:p>
          </table:table-cell>
          <table:table-cell office:value-type="float" office:value="0.173143863677979" calcext:value-type="float">
            <text:p>0.1731438637</text:p>
          </table:table-cell>
          <table:table-cell table:number-columns-repeated="4"/>
        </table:table-row>
        <table:table-row table:style-name="ro1">
          <table:table-cell office:value-type="float" office:value="0.102477662265301" calcext:value-type="float">
            <text:p>0.1024776623</text:p>
          </table:table-cell>
          <table:table-cell office:value-type="float" office:value="-0.0691956654191017" calcext:value-type="float">
            <text:p>-0.0691956654</text:p>
          </table:table-cell>
          <table:table-cell office:value-type="float" office:value="0.173151478171349" calcext:value-type="float">
            <text:p>0.1731514782</text:p>
          </table:table-cell>
          <table:table-cell table:number-columns-repeated="4"/>
        </table:table-row>
        <table:table-row table:style-name="ro1">
          <table:table-cell office:value-type="float" office:value="0.102577641606331" calcext:value-type="float">
            <text:p>0.1025776416</text:p>
          </table:table-cell>
          <table:table-cell office:value-type="float" office:value="-0.0692103952169418" calcext:value-type="float">
            <text:p>-0.0692103952</text:p>
          </table:table-cell>
          <table:table-cell office:value-type="float" office:value="0.173135593533516" calcext:value-type="float">
            <text:p>0.1731355935</text:p>
          </table:table-cell>
          <table:table-cell table:number-columns-repeated="4"/>
        </table:table-row>
        <table:table-row table:style-name="ro1">
          <table:table-cell office:value-type="float" office:value="0.102436065673828" calcext:value-type="float">
            <text:p>0.1024360657</text:p>
          </table:table-cell>
          <table:table-cell office:value-type="float" office:value="-0.0692078769207001" calcext:value-type="float">
            <text:p>-0.0692078769</text:p>
          </table:table-cell>
          <table:table-cell office:value-type="float" office:value="0.17313078045845" calcext:value-type="float">
            <text:p>0.1731307805</text:p>
          </table:table-cell>
          <table:table-cell table:number-columns-repeated="4"/>
        </table:table-row>
        <table:table-row table:style-name="ro1">
          <table:table-cell office:value-type="float" office:value="0.102296084165573" calcext:value-type="float">
            <text:p>0.1022960842</text:p>
          </table:table-cell>
          <table:table-cell office:value-type="float" office:value="-0.0693235620856285" calcext:value-type="float">
            <text:p>-0.0693235621</text:p>
          </table:table-cell>
          <table:table-cell office:value-type="float" office:value="0.172954007983208" calcext:value-type="float">
            <text:p>0.172954008</text:p>
          </table:table-cell>
          <table:table-cell table:number-columns-repeated="4"/>
        </table:table-row>
        <table:table-row table:style-name="ro1">
          <table:table-cell office:value-type="float" office:value="0.102523162961006" calcext:value-type="float">
            <text:p>0.102523163</text:p>
          </table:table-cell>
          <table:table-cell office:value-type="float" office:value="-0.0692195072770119" calcext:value-type="float">
            <text:p>-0.0692195073</text:p>
          </table:table-cell>
          <table:table-cell office:value-type="float" office:value="0.173110857605934" calcext:value-type="float">
            <text:p>0.1731108576</text:p>
          </table:table-cell>
          <table:table-cell table:number-columns-repeated="4"/>
        </table:table-row>
        <table:table-row table:style-name="ro1">
          <table:table-cell office:value-type="float" office:value="0.102268531918526" calcext:value-type="float">
            <text:p>0.1022685319</text:p>
          </table:table-cell>
          <table:table-cell office:value-type="float" office:value="-0.0692121088504791" calcext:value-type="float">
            <text:p>-0.0692121089</text:p>
          </table:table-cell>
          <table:table-cell office:value-type="float" office:value="0.172971844673157" calcext:value-type="float">
            <text:p>0.1729718447</text:p>
          </table:table-cell>
          <table:table-cell table:number-columns-repeated="4"/>
        </table:table-row>
        <table:table-row table:style-name="ro1">
          <table:table-cell office:value-type="float" office:value="0.102480016648769" calcext:value-type="float">
            <text:p>0.1024800166</text:p>
          </table:table-cell>
          <table:table-cell office:value-type="float" office:value="-0.0692021101713181" calcext:value-type="float">
            <text:p>-0.0692021102</text:p>
          </table:table-cell>
          <table:table-cell office:value-type="float" office:value="0.173149019479752" calcext:value-type="float">
            <text:p>0.1731490195</text:p>
          </table:table-cell>
          <table:table-cell table:number-columns-repeated="4"/>
        </table:table-row>
        <table:table-row table:style-name="ro1">
          <table:table-cell office:value-type="float" office:value="0.102309800684452" calcext:value-type="float">
            <text:p>0.1023098007</text:p>
          </table:table-cell>
          <table:table-cell office:value-type="float" office:value="-0.0692030787467957" calcext:value-type="float">
            <text:p>-0.0692030787</text:p>
          </table:table-cell>
          <table:table-cell office:value-type="float" office:value="0.173139363527298" calcext:value-type="float">
            <text:p>0.1731393635</text:p>
          </table:table-cell>
          <table:table-cell table:number-columns-repeated="4"/>
        </table:table-row>
        <table:table-row table:style-name="ro1">
          <table:table-cell office:value-type="float" office:value="0.102500557899475" calcext:value-type="float">
            <text:p>0.1025005579</text:p>
          </table:table-cell>
          <table:table-cell office:value-type="float" office:value="-0.0692034810781479" calcext:value-type="float">
            <text:p>-0.0692034811</text:p>
          </table:table-cell>
          <table:table-cell office:value-type="float" office:value="0.173137500882149" calcext:value-type="float">
            <text:p>0.1731375009</text:p>
          </table:table-cell>
          <table:table-cell table:number-columns-repeated="4"/>
        </table:table-row>
        <table:table-row table:style-name="ro1">
          <table:table-cell office:value-type="float" office:value="0.102430164813995" calcext:value-type="float">
            <text:p>0.1024301648</text:p>
          </table:table-cell>
          <table:table-cell office:value-type="float" office:value="-0.0692173913121223" calcext:value-type="float">
            <text:p>-0.0692173913</text:p>
          </table:table-cell>
          <table:table-cell office:value-type="float" office:value="0.173132002353668" calcext:value-type="float">
            <text:p>0.1731320024</text:p>
          </table:table-cell>
          <table:table-cell table:number-columns-repeated="4"/>
        </table:table-row>
        <table:table-row table:style-name="ro1">
          <table:table-cell office:value-type="float" office:value="0.102491185069084" calcext:value-type="float">
            <text:p>0.1024911851</text:p>
          </table:table-cell>
          <table:table-cell office:value-type="float" office:value="-0.0692035406827927" calcext:value-type="float">
            <text:p>-0.0692035407</text:p>
          </table:table-cell>
          <table:table-cell office:value-type="float" office:value="0.173142597079277" calcext:value-type="float">
            <text:p>0.1731425971</text:p>
          </table:table-cell>
          <table:table-cell table:number-columns-repeated="4"/>
        </table:table-row>
        <table:table-row table:style-name="ro1">
          <table:table-cell office:value-type="float" office:value="0.102476917207241" calcext:value-type="float">
            <text:p>0.1024769172</text:p>
          </table:table-cell>
          <table:table-cell office:value-type="float" office:value="-0.0692031607031822" calcext:value-type="float">
            <text:p>-0.0692031607</text:p>
          </table:table-cell>
          <table:table-cell office:value-type="float" office:value="0.173150464892387" calcext:value-type="float">
            <text:p>0.1731504649</text:p>
          </table:table-cell>
          <table:table-cell table:number-columns-repeated="4"/>
        </table:table-row>
        <table:table-row table:style-name="ro1">
          <table:table-cell office:value-type="float" office:value="0.102456398308277" calcext:value-type="float">
            <text:p>0.1024563983</text:p>
          </table:table-cell>
          <table:table-cell office:value-type="float" office:value="-0.0692025721073151" calcext:value-type="float">
            <text:p>-0.0692025721</text:p>
          </table:table-cell>
          <table:table-cell office:value-type="float" office:value="0.173161804676056" calcext:value-type="float">
            <text:p>0.1731618047</text:p>
          </table:table-cell>
          <table:table-cell table:number-columns-repeated="4"/>
        </table:table-row>
        <table:table-row table:style-name="ro1">
          <table:table-cell office:value-type="float" office:value="0.10247440636158" calcext:value-type="float">
            <text:p>0.1024744064</text:p>
          </table:table-cell>
          <table:table-cell office:value-type="float" office:value="-0.0692031383514404" calcext:value-type="float">
            <text:p>-0.0692031384</text:p>
          </table:table-cell>
          <table:table-cell office:value-type="float" office:value="0.173151850700378" calcext:value-type="float">
            <text:p>0.1731518507</text:p>
          </table:table-cell>
          <table:table-cell table:number-columns-repeated="4"/>
        </table:table-row>
        <table:table-row table:style-name="ro1">
          <table:table-cell office:value-type="float" office:value="0.102460607886314" calcext:value-type="float">
            <text:p>0.1024606079</text:p>
          </table:table-cell>
          <table:table-cell office:value-type="float" office:value="-0.0692204684019089" calcext:value-type="float">
            <text:p>-0.0692204684</text:p>
          </table:table-cell>
          <table:table-cell office:value-type="float" office:value="0.173125430941582" calcext:value-type="float">
            <text:p>0.1731254309</text:p>
          </table:table-cell>
          <table:table-cell table:number-columns-repeated="4"/>
        </table:table-row>
        <table:table-row table:style-name="ro1">
          <table:table-cell office:value-type="float" office:value="0.102455206215382" calcext:value-type="float">
            <text:p>0.1024552062</text:p>
          </table:table-cell>
          <table:table-cell office:value-type="float" office:value="-0.0692411661148071" calcext:value-type="float">
            <text:p>-0.0692411661</text:p>
          </table:table-cell>
          <table:table-cell office:value-type="float" office:value="0.173115193843842" calcext:value-type="float">
            <text:p>0.1731151938</text:p>
          </table:table-cell>
          <table:table-cell table:number-columns-repeated="4"/>
        </table:table-row>
        <table:table-row table:style-name="ro1">
          <table:table-cell office:value-type="float" office:value="0.102444253861904" calcext:value-type="float">
            <text:p>0.1024442539</text:p>
          </table:table-cell>
          <table:table-cell office:value-type="float" office:value="-0.0692490488290787" calcext:value-type="float">
            <text:p>-0.0692490488</text:p>
          </table:table-cell>
          <table:table-cell office:value-type="float" office:value="0.173139214515686" calcext:value-type="float">
            <text:p>0.1731392145</text:p>
          </table:table-cell>
          <table:table-cell table:number-columns-repeated="4"/>
        </table:table-row>
        <table:table-row table:style-name="ro1">
          <table:table-cell office:value-type="float" office:value="0.102318048477173" calcext:value-type="float">
            <text:p>0.1023180485</text:p>
          </table:table-cell>
          <table:table-cell office:value-type="float" office:value="-0.0692340731620789" calcext:value-type="float">
            <text:p>-0.0692340732</text:p>
          </table:table-cell>
          <table:table-cell office:value-type="float" office:value="0.173115909099579" calcext:value-type="float">
            <text:p>0.1731159091</text:p>
          </table:table-cell>
          <table:table-cell table:number-columns-repeated="4"/>
        </table:table-row>
        <table:table-row table:style-name="ro1">
          <table:table-cell office:value-type="float" office:value="0.102505847811699" calcext:value-type="float">
            <text:p>0.1025058478</text:p>
          </table:table-cell>
          <table:table-cell office:value-type="float" office:value="-0.0692233294248581" calcext:value-type="float">
            <text:p>-0.0692233294</text:p>
          </table:table-cell>
          <table:table-cell office:value-type="float" office:value="0.173122465610504" calcext:value-type="float">
            <text:p>0.1731224656</text:p>
          </table:table-cell>
          <table:table-cell table:number-columns-repeated="4"/>
        </table:table-row>
        <table:table-row table:style-name="ro1">
          <table:table-cell office:value-type="float" office:value="0.102474562823772" calcext:value-type="float">
            <text:p>0.1024745628</text:p>
          </table:table-cell>
          <table:table-cell office:value-type="float" office:value="-0.0692989528179169" calcext:value-type="float">
            <text:p>-0.0692989528</text:p>
          </table:table-cell>
          <table:table-cell office:value-type="float" office:value="0.172976285219193" calcext:value-type="float">
            <text:p>0.1729762852</text:p>
          </table:table-cell>
          <table:table-cell table:number-columns-repeated="4"/>
        </table:table-row>
        <table:table-row table:style-name="ro1">
          <table:table-cell office:value-type="float" office:value="0.10247503221035" calcext:value-type="float">
            <text:p>0.1024750322</text:p>
          </table:table-cell>
          <table:table-cell office:value-type="float" office:value="-0.0692110657691956" calcext:value-type="float">
            <text:p>-0.0692110658</text:p>
          </table:table-cell>
          <table:table-cell office:value-type="float" office:value="0.173146560788155" calcext:value-type="float">
            <text:p>0.1731465608</text:p>
          </table:table-cell>
          <table:table-cell table:number-columns-repeated="4"/>
        </table:table-row>
        <table:table-row table:style-name="ro1">
          <table:table-cell office:value-type="float" office:value="0.102455198764801" calcext:value-type="float">
            <text:p>0.1024551988</text:p>
          </table:table-cell>
          <table:table-cell office:value-type="float" office:value="-0.0692076459527016" calcext:value-type="float">
            <text:p>-0.069207646</text:p>
          </table:table-cell>
          <table:table-cell office:value-type="float" office:value="0.173159286379814" calcext:value-type="float">
            <text:p>0.1731592864</text:p>
          </table:table-cell>
          <table:table-cell table:number-columns-repeated="4"/>
        </table:table-row>
        <table:table-row table:style-name="ro1">
          <table:table-cell office:value-type="float" office:value="0.102484837174416" calcext:value-type="float">
            <text:p>0.1024848372</text:p>
          </table:table-cell>
          <table:table-cell office:value-type="float" office:value="-0.0691981315612793" calcext:value-type="float">
            <text:p>-0.0691981316</text:p>
          </table:table-cell>
          <table:table-cell office:value-type="float" office:value="0.173145949840546" calcext:value-type="float">
            <text:p>0.1731459498</text:p>
          </table:table-cell>
          <table:table-cell table:number-columns-repeated="4"/>
        </table:table-row>
        <table:table-row table:style-name="ro1">
          <table:table-cell office:value-type="float" office:value="0.102503806352615" calcext:value-type="float">
            <text:p>0.1025038064</text:p>
          </table:table-cell>
          <table:table-cell office:value-type="float" office:value="-0.0691920071840286" calcext:value-type="float">
            <text:p>-0.0691920072</text:p>
          </table:table-cell>
          <table:table-cell office:value-type="float" office:value="0.173137426376343" calcext:value-type="float">
            <text:p>0.1731374264</text:p>
          </table:table-cell>
          <table:table-cell table:number-columns-repeated="4"/>
        </table:table-row>
        <table:table-row table:style-name="ro1">
          <table:table-cell office:value-type="float" office:value="0.102487176656723" calcext:value-type="float">
            <text:p>0.1024871767</text:p>
          </table:table-cell>
          <table:table-cell office:value-type="float" office:value="-0.0691947042942047" calcext:value-type="float">
            <text:p>-0.0691947043</text:p>
          </table:table-cell>
          <table:table-cell office:value-type="float" office:value="0.173126608133316" calcext:value-type="float">
            <text:p>0.1731266081</text:p>
          </table:table-cell>
          <table:table-cell table:number-columns-repeated="4"/>
        </table:table-row>
        <table:table-row table:style-name="ro1">
          <table:table-cell office:value-type="float" office:value="0.102501720190048" calcext:value-type="float">
            <text:p>0.1025017202</text:p>
          </table:table-cell>
          <table:table-cell office:value-type="float" office:value="-0.069191038608551" calcext:value-type="float">
            <text:p>-0.0691910386</text:p>
          </table:table-cell>
          <table:table-cell office:value-type="float" office:value="0.173119679093361" calcext:value-type="float">
            <text:p>0.1731196791</text:p>
          </table:table-cell>
          <table:table-cell table:number-columns-repeated="4"/>
        </table:table-row>
        <table:table-row table:style-name="ro1">
          <table:table-cell office:value-type="float" office:value="0.102364420890808" calcext:value-type="float">
            <text:p>0.1023644209</text:p>
          </table:table-cell>
          <table:table-cell office:value-type="float" office:value="-0.0691796690225601" calcext:value-type="float">
            <text:p>-0.069179669</text:p>
          </table:table-cell>
          <table:table-cell office:value-type="float" office:value="0.173109531402588" calcext:value-type="float">
            <text:p>0.1731095314</text:p>
          </table:table-cell>
          <table:table-cell table:number-columns-repeated="4"/>
        </table:table-row>
        <table:table-row table:style-name="ro1">
          <table:table-cell office:value-type="float" office:value="0.102393291890621" calcext:value-type="float">
            <text:p>0.1023932919</text:p>
          </table:table-cell>
          <table:table-cell office:value-type="float" office:value="-0.0691890865564346" calcext:value-type="float">
            <text:p>-0.0691890866</text:p>
          </table:table-cell>
          <table:table-cell office:value-type="float" office:value="0.173077166080475" calcext:value-type="float">
            <text:p>0.1730771661</text:p>
          </table:table-cell>
          <table:table-cell table:number-columns-repeated="4"/>
        </table:table-row>
        <table:table-row table:style-name="ro1">
          <table:table-cell office:value-type="float" office:value="0.102548062801361" calcext:value-type="float">
            <text:p>0.1025480628</text:p>
          </table:table-cell>
          <table:table-cell office:value-type="float" office:value="-0.0691882073879242" calcext:value-type="float">
            <text:p>-0.0691882074</text:p>
          </table:table-cell>
          <table:table-cell office:value-type="float" office:value="0.173114866018295" calcext:value-type="float">
            <text:p>0.173114866</text:p>
          </table:table-cell>
          <table:table-cell table:number-columns-repeated="4"/>
        </table:table-row>
        <table:table-row table:style-name="ro1">
          <table:table-cell office:value-type="float" office:value="0.102515496313572" calcext:value-type="float">
            <text:p>0.1025154963</text:p>
          </table:table-cell>
          <table:table-cell office:value-type="float" office:value="-0.0691922605037689" calcext:value-type="float">
            <text:p>-0.0691922605</text:p>
          </table:table-cell>
          <table:table-cell office:value-type="float" office:value="0.173112168908119" calcext:value-type="float">
            <text:p>0.1731121689</text:p>
          </table:table-cell>
          <table:table-cell table:number-columns-repeated="4"/>
        </table:table-row>
        <table:table-row table:style-name="ro1">
          <table:table-cell office:value-type="float" office:value="0.102506287395954" calcext:value-type="float">
            <text:p>0.1025062874</text:p>
          </table:table-cell>
          <table:table-cell office:value-type="float" office:value="-0.0691902190446854" calcext:value-type="float">
            <text:p>-0.069190219</text:p>
          </table:table-cell>
          <table:table-cell office:value-type="float" office:value="0.17313726246357" calcext:value-type="float">
            <text:p>0.1731372625</text:p>
          </table:table-cell>
          <table:table-cell table:number-columns-repeated="4"/>
        </table:table-row>
        <table:table-row table:style-name="ro1">
          <table:table-cell office:value-type="float" office:value="0.102475188672543" calcext:value-type="float">
            <text:p>0.1024751887</text:p>
          </table:table-cell>
          <table:table-cell office:value-type="float" office:value="-0.0691942796111107" calcext:value-type="float">
            <text:p>-0.0691942796</text:p>
          </table:table-cell>
          <table:table-cell office:value-type="float" office:value="0.173153325915337" calcext:value-type="float">
            <text:p>0.1731533259</text:p>
          </table:table-cell>
          <table:table-cell table:number-columns-repeated="4"/>
        </table:table-row>
        <table:table-row table:style-name="ro1">
          <table:table-cell office:value-type="float" office:value="0.102455288171768" calcext:value-type="float">
            <text:p>0.1024552882</text:p>
          </table:table-cell>
          <table:table-cell office:value-type="float" office:value="-0.0691968947649002" calcext:value-type="float">
            <text:p>-0.0691968948</text:p>
          </table:table-cell>
          <table:table-cell office:value-type="float" office:value="0.173163622617722" calcext:value-type="float">
            <text:p>0.1731636226</text:p>
          </table:table-cell>
          <table:table-cell table:number-columns-repeated="4"/>
        </table:table-row>
        <table:table-row table:style-name="ro1">
          <table:table-cell office:value-type="float" office:value="0.102448374032974" calcext:value-type="float">
            <text:p>0.102448374</text:p>
          </table:table-cell>
          <table:table-cell office:value-type="float" office:value="-0.0692164450883865" calcext:value-type="float">
            <text:p>-0.0692164451</text:p>
          </table:table-cell>
          <table:table-cell office:value-type="float" office:value="0.173132941126823" calcext:value-type="float">
            <text:p>0.1731329411</text:p>
          </table:table-cell>
          <table:table-cell table:number-columns-repeated="4"/>
        </table:table-row>
        <table:table-row table:style-name="ro1">
          <table:table-cell office:value-type="float" office:value="0.102304890751839" calcext:value-type="float">
            <text:p>0.1023048908</text:p>
          </table:table-cell>
          <table:table-cell office:value-type="float" office:value="-0.069233626127243" calcext:value-type="float">
            <text:p>-0.0692336261</text:p>
          </table:table-cell>
          <table:table-cell office:value-type="float" office:value="0.173102244734764" calcext:value-type="float">
            <text:p>0.1731022447</text:p>
          </table:table-cell>
          <table:table-cell table:number-columns-repeated="4"/>
        </table:table-row>
        <table:table-row table:style-name="ro1">
          <table:table-cell office:value-type="float" office:value="0.102497287094593" calcext:value-type="float">
            <text:p>0.1024972871</text:p>
          </table:table-cell>
          <table:table-cell office:value-type="float" office:value="-0.0692345872521401" calcext:value-type="float">
            <text:p>-0.0692345873</text:p>
          </table:table-cell>
          <table:table-cell office:value-type="float" office:value="0.173093676567078" calcext:value-type="float">
            <text:p>0.1730936766</text:p>
          </table:table-cell>
          <table:table-cell table:number-columns-repeated="4"/>
        </table:table-row>
        <table:table-row table:style-name="ro1">
          <table:table-cell office:value-type="float" office:value="0.102477036416531" calcext:value-type="float">
            <text:p>0.1024770364</text:p>
          </table:table-cell>
          <table:table-cell office:value-type="float" office:value="-0.0692627057433128" calcext:value-type="float">
            <text:p>-0.0692627057</text:p>
          </table:table-cell>
          <table:table-cell office:value-type="float" office:value="0.173088178038597" calcext:value-type="float">
            <text:p>0.173088178</text:p>
          </table:table-cell>
          <table:table-cell table:number-columns-repeated="4"/>
        </table:table-row>
        <table:table-row table:style-name="ro1">
          <table:table-cell office:value-type="float" office:value="0.102458223700523" calcext:value-type="float">
            <text:p>0.1024582237</text:p>
          </table:table-cell>
          <table:table-cell office:value-type="float" office:value="-0.0692628175020218" calcext:value-type="float">
            <text:p>-0.0692628175</text:p>
          </table:table-cell>
          <table:table-cell office:value-type="float" office:value="0.173121929168701" calcext:value-type="float">
            <text:p>0.1731219292</text:p>
          </table:table-cell>
          <table:table-cell table:number-columns-repeated="4"/>
        </table:table-row>
        <table:table-row table:style-name="ro1">
          <table:table-cell office:value-type="float" office:value="0.102450579404831" calcext:value-type="float">
            <text:p>0.1024505794</text:p>
          </table:table-cell>
          <table:table-cell office:value-type="float" office:value="-0.0692505687475205" calcext:value-type="float">
            <text:p>-0.0692505687</text:p>
          </table:table-cell>
          <table:table-cell office:value-type="float" office:value="0.173133939504623" calcext:value-type="float">
            <text:p>0.1731339395</text:p>
          </table:table-cell>
          <table:table-cell table:number-columns-repeated="4"/>
        </table:table-row>
        <table:table-row table:style-name="ro1">
          <table:table-cell office:value-type="float" office:value="0.102439537644386" calcext:value-type="float">
            <text:p>0.1024395376</text:p>
          </table:table-cell>
          <table:table-cell office:value-type="float" office:value="-0.0692329183220863" calcext:value-type="float">
            <text:p>-0.0692329183</text:p>
          </table:table-cell>
          <table:table-cell office:value-type="float" office:value="0.173151209950447" calcext:value-type="float">
            <text:p>0.17315121</text:p>
          </table:table-cell>
          <table:table-cell table:number-columns-repeated="4"/>
        </table:table-row>
        <table:table-row table:style-name="ro1">
          <table:table-cell office:value-type="float" office:value="0.102550730109215" calcext:value-type="float">
            <text:p>0.1025507301</text:p>
          </table:table-cell>
          <table:table-cell office:value-type="float" office:value="-0.069230243563652" calcext:value-type="float">
            <text:p>-0.0692302436</text:p>
          </table:table-cell>
          <table:table-cell office:value-type="float" office:value="0.173139348626137" calcext:value-type="float">
            <text:p>0.1731393486</text:p>
          </table:table-cell>
          <table:table-cell table:number-columns-repeated="4"/>
        </table:table-row>
        <table:table-row table:style-name="ro1">
          <table:table-cell office:value-type="float" office:value="0.102460220456123" calcext:value-type="float">
            <text:p>0.1024602205</text:p>
          </table:table-cell>
          <table:table-cell office:value-type="float" office:value="-0.0692059472203255" calcext:value-type="float">
            <text:p>-0.0692059472</text:p>
          </table:table-cell>
          <table:table-cell office:value-type="float" office:value="0.173154667019844" calcext:value-type="float">
            <text:p>0.173154667</text:p>
          </table:table-cell>
          <table:table-cell table:number-columns-repeated="4"/>
        </table:table-row>
        <table:table-row table:style-name="ro1">
          <table:table-cell office:value-type="float" office:value="0.102414272725582" calcext:value-type="float">
            <text:p>0.1024142727</text:p>
          </table:table-cell>
          <table:table-cell office:value-type="float" office:value="-0.0692868977785111" calcext:value-type="float">
            <text:p>-0.0692868978</text:p>
          </table:table-cell>
          <table:table-cell office:value-type="float" office:value="0.173014059662819" calcext:value-type="float">
            <text:p>0.1730140597</text:p>
          </table:table-cell>
          <table:table-cell table:number-columns-repeated="4"/>
        </table:table-row>
        <table:table-row table:style-name="ro1">
          <table:table-cell office:value-type="float" office:value="0.102467551827431" calcext:value-type="float">
            <text:p>0.1024675518</text:p>
          </table:table-cell>
          <table:table-cell office:value-type="float" office:value="-0.0692043080925942" calcext:value-type="float">
            <text:p>-0.0692043081</text:p>
          </table:table-cell>
          <table:table-cell office:value-type="float" office:value="0.173153564333916" calcext:value-type="float">
            <text:p>0.1731535643</text:p>
          </table:table-cell>
          <table:table-cell table:number-columns-repeated="4"/>
        </table:table-row>
        <table:table-row table:style-name="ro1">
          <table:table-cell office:value-type="float" office:value="0.10230378806591" calcext:value-type="float">
            <text:p>0.1023037881</text:p>
          </table:table-cell>
          <table:table-cell office:value-type="float" office:value="-0.0691942945122719" calcext:value-type="float">
            <text:p>-0.0691942945</text:p>
          </table:table-cell>
          <table:table-cell office:value-type="float" office:value="0.173158064484596" calcext:value-type="float">
            <text:p>0.1731580645</text:p>
          </table:table-cell>
          <table:table-cell table:number-columns-repeated="4"/>
        </table:table-row>
        <table:table-row table:style-name="ro1">
          <table:table-cell office:value-type="float" office:value="0.102487340569496" calcext:value-type="float">
            <text:p>0.1024873406</text:p>
          </table:table-cell>
          <table:table-cell office:value-type="float" office:value="-0.0693139359354973" calcext:value-type="float">
            <text:p>-0.0693139359</text:p>
          </table:table-cell>
          <table:table-cell office:value-type="float" office:value="0.17295703291893" calcext:value-type="float">
            <text:p>0.1729570329</text:p>
          </table:table-cell>
          <table:table-cell table:number-columns-repeated="4"/>
        </table:table-row>
        <table:table-row table:style-name="ro1">
          <table:table-cell office:value-type="float" office:value="0.102476388216019" calcext:value-type="float">
            <text:p>0.1024763882</text:p>
          </table:table-cell>
          <table:table-cell office:value-type="float" office:value="-0.0692347288131714" calcext:value-type="float">
            <text:p>-0.0692347288</text:p>
          </table:table-cell>
          <table:table-cell office:value-type="float" office:value="0.173106536269188" calcext:value-type="float">
            <text:p>0.1731065363</text:p>
          </table:table-cell>
          <table:table-cell table:number-columns-repeated="4"/>
        </table:table-row>
        <table:table-row table:style-name="ro1">
          <table:table-cell office:value-type="float" office:value="0.102502532303333" calcext:value-type="float">
            <text:p>0.1025025323</text:p>
          </table:table-cell>
          <table:table-cell office:value-type="float" office:value="-0.0692451000213623" calcext:value-type="float">
            <text:p>-0.0692451</text:p>
          </table:table-cell>
          <table:table-cell office:value-type="float" office:value="0.173089638352394" calcext:value-type="float">
            <text:p>0.1730896384</text:p>
          </table:table-cell>
          <table:table-cell table:number-columns-repeated="4"/>
        </table:table-row>
        <table:table-row table:style-name="ro1">
          <table:table-cell office:value-type="float" office:value="0.102497979998589" calcext:value-type="float">
            <text:p>0.10249798</text:p>
          </table:table-cell>
          <table:table-cell office:value-type="float" office:value="-0.0692240372300148" calcext:value-type="float">
            <text:p>-0.0692240372</text:p>
          </table:table-cell>
          <table:table-cell office:value-type="float" office:value="0.173122853040695" calcext:value-type="float">
            <text:p>0.173122853</text:p>
          </table:table-cell>
          <table:table-cell table:number-columns-repeated="4"/>
        </table:table-row>
        <table:table-row table:style-name="ro1">
          <table:table-cell office:value-type="float" office:value="0.102334871888161" calcext:value-type="float">
            <text:p>0.1023348719</text:p>
          </table:table-cell>
          <table:table-cell office:value-type="float" office:value="-0.0692163407802582" calcext:value-type="float">
            <text:p>-0.0692163408</text:p>
          </table:table-cell>
          <table:table-cell office:value-type="float" office:value="0.173095792531967" calcext:value-type="float">
            <text:p>0.1730957925</text:p>
          </table:table-cell>
          <table:table-cell table:number-columns-repeated="4"/>
        </table:table-row>
        <table:table-row table:style-name="ro1">
          <table:table-cell office:value-type="float" office:value="0.102524228394032" calcext:value-type="float">
            <text:p>0.1025242284</text:p>
          </table:table-cell>
          <table:table-cell office:value-type="float" office:value="-0.0692048743367195" calcext:value-type="float">
            <text:p>-0.0692048743</text:p>
          </table:table-cell>
          <table:table-cell office:value-type="float" office:value="0.173099935054779" calcext:value-type="float">
            <text:p>0.1730999351</text:p>
          </table:table-cell>
          <table:table-cell table:number-columns-repeated="4"/>
        </table:table-row>
        <table:table-row table:style-name="ro1">
          <table:table-cell office:value-type="float" office:value="0.102643020451069" calcext:value-type="float">
            <text:p>0.1026430205</text:p>
          </table:table-cell>
          <table:table-cell office:value-type="float" office:value="-0.0692049786448479" calcext:value-type="float">
            <text:p>-0.0692049786</text:p>
          </table:table-cell>
          <table:table-cell office:value-type="float" office:value="0.173118472099304" calcext:value-type="float">
            <text:p>0.1731184721</text:p>
          </table:table-cell>
          <table:table-cell table:number-columns-repeated="4"/>
        </table:table-row>
        <table:table-row table:style-name="ro1">
          <table:table-cell office:value-type="float" office:value="0.102525226771832" calcext:value-type="float">
            <text:p>0.1025252268</text:p>
          </table:table-cell>
          <table:table-cell office:value-type="float" office:value="-0.0691961273550987" calcext:value-type="float">
            <text:p>-0.0691961274</text:p>
          </table:table-cell>
          <table:table-cell office:value-type="float" office:value="0.173124104738236" calcext:value-type="float">
            <text:p>0.1731241047</text:p>
          </table:table-cell>
          <table:table-cell table:number-columns-repeated="4"/>
        </table:table-row>
        <table:table-row table:style-name="ro1">
          <table:table-cell office:value-type="float" office:value="0.102611362934113" calcext:value-type="float">
            <text:p>0.1026113629</text:p>
          </table:table-cell>
          <table:table-cell office:value-type="float" office:value="-0.069210596382618" calcext:value-type="float">
            <text:p>-0.0692105964</text:p>
          </table:table-cell>
          <table:table-cell office:value-type="float" office:value="0.173135668039322" calcext:value-type="float">
            <text:p>0.173135668</text:p>
          </table:table-cell>
          <table:table-cell table:number-columns-repeated="4"/>
        </table:table-row>
        <table:table-row table:style-name="ro1">
          <table:table-cell office:value-type="float" office:value="0.102488622069359" calcext:value-type="float">
            <text:p>0.1024886221</text:p>
          </table:table-cell>
          <table:table-cell office:value-type="float" office:value="-0.0692032724618912" calcext:value-type="float">
            <text:p>-0.0692032725</text:p>
          </table:table-cell>
          <table:table-cell office:value-type="float" office:value="0.173142224550247" calcext:value-type="float">
            <text:p>0.1731422246</text:p>
          </table:table-cell>
          <table:table-cell table:number-columns-repeated="4"/>
        </table:table-row>
        <table:table-row table:style-name="ro1">
          <table:table-cell office:value-type="float" office:value="0.102497443556786" calcext:value-type="float">
            <text:p>0.1024974436</text:p>
          </table:table-cell>
          <table:table-cell office:value-type="float" office:value="-0.0691950768232346" calcext:value-type="float">
            <text:p>-0.0691950768</text:p>
          </table:table-cell>
          <table:table-cell office:value-type="float" office:value="0.173140123486519" calcext:value-type="float">
            <text:p>0.1731401235</text:p>
          </table:table-cell>
          <table:table-cell table:number-columns-repeated="4"/>
        </table:table-row>
        <table:table-row table:style-name="ro1">
          <table:table-cell office:value-type="float" office:value="0.102511882781982" calcext:value-type="float">
            <text:p>0.1025118828</text:p>
          </table:table-cell>
          <table:table-cell office:value-type="float" office:value="-0.069190077483654" calcext:value-type="float">
            <text:p>-0.0691900775</text:p>
          </table:table-cell>
          <table:table-cell office:value-type="float" office:value="0.173133686184883" calcext:value-type="float">
            <text:p>0.1731336862</text:p>
          </table:table-cell>
          <table:table-cell table:number-columns-repeated="4"/>
        </table:table-row>
        <table:table-row table:style-name="ro1">
          <table:table-cell office:value-type="float" office:value="0.102495461702347" calcext:value-type="float">
            <text:p>0.1024954617</text:p>
          </table:table-cell>
          <table:table-cell office:value-type="float" office:value="-0.0691821724176407" calcext:value-type="float">
            <text:p>-0.0691821724</text:p>
          </table:table-cell>
          <table:table-cell office:value-type="float" office:value="0.173159122467041" calcext:value-type="float">
            <text:p>0.1731591225</text:p>
          </table:table-cell>
          <table:table-cell table:number-columns-repeated="4"/>
        </table:table-row>
        <table:table-row table:style-name="ro1">
          <table:table-cell office:value-type="float" office:value="0.102469973266125" calcext:value-type="float">
            <text:p>0.1024699733</text:p>
          </table:table-cell>
          <table:table-cell office:value-type="float" office:value="-0.0691983848810196" calcext:value-type="float">
            <text:p>-0.0691983849</text:p>
          </table:table-cell>
          <table:table-cell office:value-type="float" office:value="0.173155099153519" calcext:value-type="float">
            <text:p>0.1731550992</text:p>
          </table:table-cell>
          <table:table-cell table:number-columns-repeated="4"/>
        </table:table-row>
        <table:table-row table:style-name="ro1">
          <table:table-cell office:value-type="float" office:value="0.102494291961193" calcext:value-type="float">
            <text:p>0.102494292</text:p>
          </table:table-cell>
          <table:table-cell office:value-type="float" office:value="-0.0691921934485436" calcext:value-type="float">
            <text:p>-0.0691921934</text:p>
          </table:table-cell>
          <table:table-cell office:value-type="float" office:value="0.173143297433853" calcext:value-type="float">
            <text:p>0.1731432974</text:p>
          </table:table-cell>
          <table:table-cell table:number-columns-repeated="4"/>
        </table:table-row>
        <table:table-row table:style-name="ro1">
          <table:table-cell office:value-type="float" office:value="0.102436065673828" calcext:value-type="float">
            <text:p>0.1024360657</text:p>
          </table:table-cell>
          <table:table-cell office:value-type="float" office:value="-0.0692780911922455" calcext:value-type="float">
            <text:p>-0.0692780912</text:p>
          </table:table-cell>
          <table:table-cell office:value-type="float" office:value="0.173006772994995" calcext:value-type="float">
            <text:p>0.173006773</text:p>
          </table:table-cell>
          <table:table-cell table:number-columns-repeated="4"/>
        </table:table-row>
        <table:table-row table:style-name="ro1">
          <table:table-cell office:value-type="float" office:value="0.102492734789848" calcext:value-type="float">
            <text:p>0.1024927348</text:p>
          </table:table-cell>
          <table:table-cell office:value-type="float" office:value="-0.0691903829574585" calcext:value-type="float">
            <text:p>-0.069190383</text:p>
          </table:table-cell>
          <table:table-cell office:value-type="float" office:value="0.173144608736038" calcext:value-type="float">
            <text:p>0.1731446087</text:p>
          </table:table-cell>
          <table:table-cell table:number-columns-repeated="4"/>
        </table:table-row>
        <table:table-row table:style-name="ro1">
          <table:table-cell office:value-type="float" office:value="0.102425143122673" calcext:value-type="float">
            <text:p>0.1024251431</text:p>
          </table:table-cell>
          <table:table-cell office:value-type="float" office:value="-0.0692090094089508" calcext:value-type="float">
            <text:p>-0.0692090094</text:p>
          </table:table-cell>
          <table:table-cell office:value-type="float" office:value="0.173136562108994" calcext:value-type="float">
            <text:p>0.1731365621</text:p>
          </table:table-cell>
          <table:table-cell table:number-columns-repeated="4"/>
        </table:table-row>
        <table:table-row table:style-name="ro1">
          <table:table-cell office:value-type="float" office:value="0.10247465223074" calcext:value-type="float">
            <text:p>0.1024746522</text:p>
          </table:table-cell>
          <table:table-cell office:value-type="float" office:value="-0.0691977292299271" calcext:value-type="float">
            <text:p>-0.0691977292</text:p>
          </table:table-cell>
          <table:table-cell office:value-type="float" office:value="0.173152893781662" calcext:value-type="float">
            <text:p>0.1731528938</text:p>
          </table:table-cell>
          <table:table-cell table:number-columns-repeated="4"/>
        </table:table-row>
        <table:table-row table:style-name="ro1">
          <table:table-cell office:value-type="float" office:value="0.102274879813194" calcext:value-type="float">
            <text:p>0.1022748798</text:p>
          </table:table-cell>
          <table:table-cell office:value-type="float" office:value="-0.0692828297615051" calcext:value-type="float">
            <text:p>-0.0692828298</text:p>
          </table:table-cell>
          <table:table-cell office:value-type="float" office:value="0.172991454601288" calcext:value-type="float">
            <text:p>0.1729914546</text:p>
          </table:table-cell>
          <table:table-cell table:number-columns-repeated="4"/>
        </table:table-row>
        <table:table-row table:style-name="ro1">
          <table:table-cell office:value-type="float" office:value="0.102332204580307" calcext:value-type="float">
            <text:p>0.1023322046</text:p>
          </table:table-cell>
          <table:table-cell office:value-type="float" office:value="-0.0692011490464211" calcext:value-type="float">
            <text:p>-0.069201149</text:p>
          </table:table-cell>
          <table:table-cell office:value-type="float" office:value="0.17310793697834" calcext:value-type="float">
            <text:p>0.173107937</text:p>
          </table:table-cell>
          <table:table-cell table:number-columns-repeated="4"/>
        </table:table-row>
        <table:table-row table:style-name="ro1">
          <table:table-cell office:value-type="float" office:value="0.10250898450613" calcext:value-type="float">
            <text:p>0.1025089845</text:p>
          </table:table-cell>
          <table:table-cell office:value-type="float" office:value="-0.0691958963871002" calcext:value-type="float">
            <text:p>-0.0691958964</text:p>
          </table:table-cell>
          <table:table-cell office:value-type="float" office:value="0.173134565353394" calcext:value-type="float">
            <text:p>0.1731345654</text:p>
          </table:table-cell>
          <table:table-cell table:number-columns-repeated="4"/>
        </table:table-row>
        <table:table-row table:style-name="ro1">
          <table:table-cell office:value-type="float" office:value="0.10247690975666" calcext:value-type="float">
            <text:p>0.1024769098</text:p>
          </table:table-cell>
          <table:table-cell office:value-type="float" office:value="-0.069197952747345" calcext:value-type="float">
            <text:p>-0.0691979527</text:p>
          </table:table-cell>
          <table:table-cell office:value-type="float" office:value="0.173151612281799" calcext:value-type="float">
            <text:p>0.1731516123</text:p>
          </table:table-cell>
          <table:table-cell table:number-columns-repeated="4"/>
        </table:table-row>
        <table:table-row table:style-name="ro1">
          <table:table-cell office:value-type="float" office:value="0.102456405758858" calcext:value-type="float">
            <text:p>0.1024564058</text:p>
          </table:table-cell>
          <table:table-cell office:value-type="float" office:value="-0.0691992416977882" calcext:value-type="float">
            <text:p>-0.0691992417</text:p>
          </table:table-cell>
          <table:table-cell office:value-type="float" office:value="0.173162519931793" calcext:value-type="float">
            <text:p>0.1731625199</text:p>
          </table:table-cell>
          <table:table-cell table:number-columns-repeated="4"/>
        </table:table-row>
        <table:table-row table:style-name="ro1">
          <table:table-cell office:value-type="float" office:value="0.102499268949032" calcext:value-type="float">
            <text:p>0.1024992689</text:p>
          </table:table-cell>
          <table:table-cell office:value-type="float" office:value="-0.0694444179534912" calcext:value-type="float">
            <text:p>-0.069444418</text:p>
          </table:table-cell>
          <table:table-cell office:value-type="float" office:value="0.17310793697834" calcext:value-type="float">
            <text:p>0.173107937</text:p>
          </table:table-cell>
          <table:table-cell table:number-columns-repeated="4"/>
        </table:table-row>
        <table:table-row table:style-name="ro1">
          <table:table-cell office:value-type="float" office:value="0.102461971342564" calcext:value-type="float">
            <text:p>0.1024619713</text:p>
          </table:table-cell>
          <table:table-cell office:value-type="float" office:value="-0.0691958963871002" calcext:value-type="float">
            <text:p>-0.0691958964</text:p>
          </table:table-cell>
          <table:table-cell office:value-type="float" office:value="0.173160225152969" calcext:value-type="float">
            <text:p>0.1731602252</text:p>
          </table:table-cell>
          <table:table-cell table:number-columns-repeated="4"/>
        </table:table-row>
        <table:table-row table:style-name="ro1">
          <table:table-cell office:value-type="float" office:value="0.102489165961742" calcext:value-type="float">
            <text:p>0.102489166</text:p>
          </table:table-cell>
          <table:table-cell office:value-type="float" office:value="-0.0691905915737152" calcext:value-type="float">
            <text:p>-0.0691905916</text:p>
          </table:table-cell>
          <table:table-cell office:value-type="float" office:value="0.173146545886993" calcext:value-type="float">
            <text:p>0.1731465459</text:p>
          </table:table-cell>
          <table:table-cell table:number-columns-repeated="4"/>
        </table:table-row>
        <table:table-row table:style-name="ro1">
          <table:table-cell office:value-type="float" office:value="0.102464236319065" calcext:value-type="float">
            <text:p>0.1024642363</text:p>
          </table:table-cell>
          <table:table-cell office:value-type="float" office:value="-0.0691945105791092" calcext:value-type="float">
            <text:p>-0.0691945106</text:p>
          </table:table-cell>
          <table:table-cell office:value-type="float" office:value="0.173159271478653" calcext:value-type="float">
            <text:p>0.1731592715</text:p>
          </table:table-cell>
          <table:table-cell table:number-columns-repeated="4"/>
        </table:table-row>
        <table:table-row table:style-name="ro1">
          <table:table-cell office:value-type="float" office:value="0.102448299527168" calcext:value-type="float">
            <text:p>0.1024482995</text:p>
          </table:table-cell>
          <table:table-cell office:value-type="float" office:value="-0.0691970586776733" calcext:value-type="float">
            <text:p>-0.0691970587</text:p>
          </table:table-cell>
          <table:table-cell office:value-type="float" office:value="0.173167437314987" calcext:value-type="float">
            <text:p>0.1731674373</text:p>
          </table:table-cell>
          <table:table-cell table:number-columns-repeated="4"/>
        </table:table-row>
        <table:table-row table:style-name="ro1">
          <table:table-cell office:value-type="float" office:value="0.102438069880009" calcext:value-type="float">
            <text:p>0.1024380699</text:p>
          </table:table-cell>
          <table:table-cell office:value-type="float" office:value="-0.0691986680030823" calcext:value-type="float">
            <text:p>-0.069198668</text:p>
          </table:table-cell>
          <table:table-cell office:value-type="float" office:value="0.173172652721405" calcext:value-type="float">
            <text:p>0.1731726527</text:p>
          </table:table-cell>
          <table:table-cell table:number-columns-repeated="4"/>
        </table:table-row>
        <table:table-row table:style-name="ro1">
          <table:table-cell office:value-type="float" office:value="0.10246267169714" calcext:value-type="float">
            <text:p>0.1024626717</text:p>
          </table:table-cell>
          <table:table-cell office:value-type="float" office:value="-0.0692006647586823" calcext:value-type="float">
            <text:p>-0.0692006648</text:p>
          </table:table-cell>
          <table:table-cell office:value-type="float" office:value="0.173158794641495" calcext:value-type="float">
            <text:p>0.1731587946</text:p>
          </table:table-cell>
          <table:table-cell table:number-columns-repeated="4"/>
        </table:table-row>
        <table:table-row table:style-name="ro1">
          <table:table-cell office:value-type="float" office:value="0.102415829896927" calcext:value-type="float">
            <text:p>0.1024158299</text:p>
          </table:table-cell>
          <table:table-cell office:value-type="float" office:value="-0.06928351521492" calcext:value-type="float">
            <text:p>-0.0692835152</text:p>
          </table:table-cell>
          <table:table-cell office:value-type="float" office:value="0.17301669716835" calcext:value-type="float">
            <text:p>0.1730166972</text:p>
          </table:table-cell>
          <table:table-cell table:number-columns-repeated="4"/>
        </table:table-row>
        <table:table-row table:style-name="ro1">
          <table:table-cell office:value-type="float" office:value="0.102288842201233" calcext:value-type="float">
            <text:p>0.1022888422</text:p>
          </table:table-cell>
          <table:table-cell office:value-type="float" office:value="-0.0692023560404778" calcext:value-type="float">
            <text:p>-0.069202356</text:p>
          </table:table-cell>
          <table:table-cell office:value-type="float" office:value="0.173150971531868" calcext:value-type="float">
            <text:p>0.1731509715</text:p>
          </table:table-cell>
          <table:table-cell table:number-columns-repeated="4"/>
        </table:table-row>
        <table:table-row table:style-name="ro1">
          <table:table-cell office:value-type="float" office:value="0.102489121258259" calcext:value-type="float">
            <text:p>0.1024891213</text:p>
          </table:table-cell>
          <table:table-cell office:value-type="float" office:value="-0.0691928565502167" calcext:value-type="float">
            <text:p>-0.0691928566</text:p>
          </table:table-cell>
          <table:table-cell office:value-type="float" office:value="0.173160701990128" calcext:value-type="float">
            <text:p>0.173160702</text:p>
          </table:table-cell>
          <table:table-cell table:number-columns-repeated="4"/>
        </table:table-row>
        <table:table-row table:style-name="ro1">
          <table:table-cell office:value-type="float" office:value="0.102314367890358" calcext:value-type="float">
            <text:p>0.1023143679</text:p>
          </table:table-cell>
          <table:table-cell office:value-type="float" office:value="-0.0692036747932434" calcext:value-type="float">
            <text:p>-0.0692036748</text:p>
          </table:table-cell>
          <table:table-cell office:value-type="float" office:value="0.17313677072525" calcext:value-type="float">
            <text:p>0.1731367707</text:p>
          </table:table-cell>
          <table:table-cell table:number-columns-repeated="4"/>
        </table:table-row>
        <table:table-row table:style-name="ro1">
          <table:table-cell office:value-type="float" office:value="0.102503508329391" calcext:value-type="float">
            <text:p>0.1025035083</text:p>
          </table:table-cell>
          <table:table-cell office:value-type="float" office:value="-0.0692038759589195" calcext:value-type="float">
            <text:p>-0.069203876</text:p>
          </table:table-cell>
          <table:table-cell office:value-type="float" office:value="0.173135831952095" calcext:value-type="float">
            <text:p>0.173135832</text:p>
          </table:table-cell>
          <table:table-cell table:number-columns-repeated="4"/>
        </table:table-row>
        <table:table-row table:style-name="ro1">
          <table:table-cell office:value-type="float" office:value="0.102473393082619" calcext:value-type="float">
            <text:p>0.1024733931</text:p>
          </table:table-cell>
          <table:table-cell office:value-type="float" office:value="-0.0692030340433121" calcext:value-type="float">
            <text:p>-0.069203034</text:p>
          </table:table-cell>
          <table:table-cell office:value-type="float" office:value="0.173152416944504" calcext:value-type="float">
            <text:p>0.1731524169</text:p>
          </table:table-cell>
          <table:table-cell table:number-columns-repeated="4"/>
        </table:table-row>
        <table:table-row table:style-name="ro1">
          <table:table-cell office:value-type="float" office:value="0.102347917854786" calcext:value-type="float">
            <text:p>0.1023479179</text:p>
          </table:table-cell>
          <table:table-cell office:value-type="float" office:value="-0.0691963285207748" calcext:value-type="float">
            <text:p>-0.0691963285</text:p>
          </table:table-cell>
          <table:table-cell office:value-type="float" office:value="0.173120096325874" calcext:value-type="float">
            <text:p>0.1731200963</text:p>
          </table:table-cell>
          <table:table-cell table:number-columns-repeated="4"/>
        </table:table-row>
        <table:table-row table:style-name="ro1">
          <table:table-cell office:value-type="float" office:value="0.102507404983044" calcext:value-type="float">
            <text:p>0.102507405</text:p>
          </table:table-cell>
          <table:table-cell office:value-type="float" office:value="-0.0691974833607674" calcext:value-type="float">
            <text:p>-0.0691974834</text:p>
          </table:table-cell>
          <table:table-cell office:value-type="float" office:value="0.173115506768227" calcext:value-type="float">
            <text:p>0.1731155068</text:p>
          </table:table-cell>
          <table:table-cell table:number-columns-repeated="4"/>
        </table:table-row>
        <table:table-row table:style-name="ro1">
          <table:table-cell office:value-type="float" office:value="0.102527216076851" calcext:value-type="float">
            <text:p>0.1025272161</text:p>
          </table:table-cell>
          <table:table-cell office:value-type="float" office:value="-0.0691878125071526" calcext:value-type="float">
            <text:p>-0.0691878125</text:p>
          </table:table-cell>
          <table:table-cell office:value-type="float" office:value="0.173126429319382" calcext:value-type="float">
            <text:p>0.1731264293</text:p>
          </table:table-cell>
          <table:table-cell table:number-columns-repeated="4"/>
        </table:table-row>
        <table:table-row table:style-name="ro1">
          <table:table-cell office:value-type="float" office:value="0.102488592267036" calcext:value-type="float">
            <text:p>0.1024885923</text:p>
          </table:table-cell>
          <table:table-cell office:value-type="float" office:value="-0.0691927596926689" calcext:value-type="float">
            <text:p>-0.0691927597</text:p>
          </table:table-cell>
          <table:table-cell office:value-type="float" office:value="0.173146411776543" calcext:value-type="float">
            <text:p>0.1731464118</text:p>
          </table:table-cell>
          <table:table-cell table:number-columns-repeated="4"/>
        </table:table-row>
        <table:table-row table:style-name="ro1">
          <table:table-cell office:value-type="float" office:value="0.102477446198463" calcext:value-type="float">
            <text:p>0.1024774462</text:p>
          </table:table-cell>
          <table:table-cell office:value-type="float" office:value="-0.0691951811313629" calcext:value-type="float">
            <text:p>-0.0691951811</text:p>
          </table:table-cell>
          <table:table-cell office:value-type="float" office:value="0.173132345080376" calcext:value-type="float">
            <text:p>0.1731323451</text:p>
          </table:table-cell>
          <table:table-cell table:number-columns-repeated="4"/>
        </table:table-row>
        <table:table-row table:style-name="ro1">
          <table:table-cell office:value-type="float" office:value="0.102352857589722" calcext:value-type="float">
            <text:p>0.1023528576</text:p>
          </table:table-cell>
          <table:table-cell office:value-type="float" office:value="-0.0692102089524269" calcext:value-type="float">
            <text:p>-0.069210209</text:p>
          </table:table-cell>
          <table:table-cell office:value-type="float" office:value="0.173064574599266" calcext:value-type="float">
            <text:p>0.1730645746</text:p>
          </table:table-cell>
          <table:table-cell table:number-columns-repeated="4"/>
        </table:table-row>
        <table:table-row table:style-name="ro1">
          <table:table-cell office:value-type="float" office:value="0.102537453174591" calcext:value-type="float">
            <text:p>0.1025374532</text:p>
          </table:table-cell>
          <table:table-cell office:value-type="float" office:value="-0.0692231804132462" calcext:value-type="float">
            <text:p>-0.0692231804</text:p>
          </table:table-cell>
          <table:table-cell office:value-type="float" office:value="0.173079967498779" calcext:value-type="float">
            <text:p>0.1730799675</text:p>
          </table:table-cell>
          <table:table-cell table:number-columns-repeated="4"/>
        </table:table-row>
        <table:table-row table:style-name="ro1">
          <table:table-cell office:value-type="float" office:value="0.102562680840492" calcext:value-type="float">
            <text:p>0.1025626808</text:p>
          </table:table-cell>
          <table:table-cell office:value-type="float" office:value="-0.069202683866024" calcext:value-type="float">
            <text:p>-0.0692026839</text:p>
          </table:table-cell>
          <table:table-cell office:value-type="float" office:value="0.173095196485519" calcext:value-type="float">
            <text:p>0.1730951965</text:p>
          </table:table-cell>
          <table:table-cell table:number-columns-repeated="4"/>
        </table:table-row>
        <table:table-row table:style-name="ro1">
          <table:table-cell office:value-type="float" office:value="0.102625101804733" calcext:value-type="float">
            <text:p>0.1026251018</text:p>
          </table:table-cell>
          <table:table-cell office:value-type="float" office:value="-0.0692162662744522" calcext:value-type="float">
            <text:p>-0.0692162663</text:p>
          </table:table-cell>
          <table:table-cell office:value-type="float" office:value="0.173123747110367" calcext:value-type="float">
            <text:p>0.1731237471</text:p>
          </table:table-cell>
          <table:table-cell table:number-columns-repeated="4"/>
        </table:table-row>
        <table:table-row table:style-name="ro1">
          <table:table-cell office:value-type="float" office:value="0.102482631802559" calcext:value-type="float">
            <text:p>0.1024826318</text:p>
          </table:table-cell>
          <table:table-cell office:value-type="float" office:value="-0.0692023858428001" calcext:value-type="float">
            <text:p>-0.0692023858</text:p>
          </table:table-cell>
          <table:table-cell office:value-type="float" office:value="0.173144698143005" calcext:value-type="float">
            <text:p>0.1731446981</text:p>
          </table:table-cell>
          <table:table-cell table:number-columns-repeated="4"/>
        </table:table-row>
        <table:table-row table:style-name="ro1">
          <table:table-cell office:value-type="float" office:value="0.10246005654335" calcext:value-type="float">
            <text:p>0.1024600565</text:p>
          </table:table-cell>
          <table:table-cell office:value-type="float" office:value="-0.0692020952701569" calcext:value-type="float">
            <text:p>-0.0692020953</text:p>
          </table:table-cell>
          <table:table-cell office:value-type="float" office:value="0.17315810918808" calcext:value-type="float">
            <text:p>0.1731581092</text:p>
          </table:table-cell>
          <table:table-cell table:number-columns-repeated="4"/>
        </table:table-row>
        <table:table-row table:style-name="ro1">
          <table:table-cell office:value-type="float" office:value="0.102366633713245" calcext:value-type="float">
            <text:p>0.1023666337</text:p>
          </table:table-cell>
          <table:table-cell office:value-type="float" office:value="-0.0691082701086998" calcext:value-type="float">
            <text:p>-0.0691082701</text:p>
          </table:table-cell>
          <table:table-cell office:value-type="float" office:value="0.173109322786331" calcext:value-type="float">
            <text:p>0.1731093228</text:p>
          </table:table-cell>
          <table:table-cell table:number-columns-repeated="4"/>
        </table:table-row>
        <table:table-row table:style-name="ro1">
          <table:table-cell office:value-type="float" office:value="0.102190665900707" calcext:value-type="float">
            <text:p>0.1021906659</text:p>
          </table:table-cell>
          <table:table-cell office:value-type="float" office:value="-0.0692811161279678" calcext:value-type="float">
            <text:p>-0.0692811161</text:p>
          </table:table-cell>
          <table:table-cell office:value-type="float" office:value="0.172857522964478" calcext:value-type="float">
            <text:p>0.172857523</text:p>
          </table:table-cell>
          <table:table-cell table:number-columns-repeated="4"/>
        </table:table-row>
        <table:table-row table:style-name="ro1">
          <table:table-cell office:value-type="float" office:value="0.102463439106941" calcext:value-type="float">
            <text:p>0.1024634391</text:p>
          </table:table-cell>
          <table:table-cell office:value-type="float" office:value="-0.0692027509212494" calcext:value-type="float">
            <text:p>-0.0692027509</text:p>
          </table:table-cell>
          <table:table-cell office:value-type="float" office:value="0.173157542943955" calcext:value-type="float">
            <text:p>0.1731575429</text:p>
          </table:table-cell>
          <table:table-cell table:number-columns-repeated="4"/>
        </table:table-row>
        <table:table-row table:style-name="ro1">
          <table:table-cell office:value-type="float" office:value="0.102447763085365" calcext:value-type="float">
            <text:p>0.1024477631</text:p>
          </table:table-cell>
          <table:table-cell office:value-type="float" office:value="-0.0692023038864136" calcext:value-type="float">
            <text:p>-0.0692023039</text:p>
          </table:table-cell>
          <table:table-cell office:value-type="float" office:value="0.173166319727898" calcext:value-type="float">
            <text:p>0.1731663197</text:p>
          </table:table-cell>
          <table:table-cell table:number-columns-repeated="4"/>
        </table:table-row>
        <table:table-row table:style-name="ro1">
          <table:table-cell office:value-type="float" office:value="0.102480083703995" calcext:value-type="float">
            <text:p>0.1024800837</text:p>
          </table:table-cell>
          <table:table-cell office:value-type="float" office:value="-0.0691947117447853" calcext:value-type="float">
            <text:p>-0.0691947117</text:p>
          </table:table-cell>
          <table:table-cell office:value-type="float" office:value="0.173150449991226" calcext:value-type="float">
            <text:p>0.17315045</text:p>
          </table:table-cell>
          <table:table-cell table:number-columns-repeated="4"/>
        </table:table-row>
        <table:table-row table:style-name="ro1">
          <table:table-cell office:value-type="float" office:value="0.102565623819828" calcext:value-type="float">
            <text:p>0.1025656238</text:p>
          </table:table-cell>
          <table:table-cell office:value-type="float" office:value="-0.069210559129715" calcext:value-type="float">
            <text:p>-0.0692105591</text:p>
          </table:table-cell>
          <table:table-cell office:value-type="float" office:value="0.173161774873734" calcext:value-type="float">
            <text:p>0.1731617749</text:p>
          </table:table-cell>
          <table:table-cell table:number-columns-repeated="4"/>
        </table:table-row>
        <table:table-row table:style-name="ro1">
          <table:table-cell office:value-type="float" office:value="0.102444566786289" calcext:value-type="float">
            <text:p>0.1024445668</text:p>
          </table:table-cell>
          <table:table-cell office:value-type="float" office:value="-0.0691987350583077" calcext:value-type="float">
            <text:p>-0.0691987351</text:p>
          </table:table-cell>
          <table:table-cell office:value-type="float" office:value="0.173169031739235" calcext:value-type="float">
            <text:p>0.1731690317</text:p>
          </table:table-cell>
          <table:table-cell table:number-columns-repeated="4"/>
        </table:table-row>
        <table:table-row table:style-name="ro1">
          <table:table-cell office:value-type="float" office:value="0.102509163320065" calcext:value-type="float">
            <text:p>0.1025091633</text:p>
          </table:table-cell>
          <table:table-cell office:value-type="float" office:value="-0.0691933482885361" calcext:value-type="float">
            <text:p>-0.0691933483</text:p>
          </table:table-cell>
          <table:table-cell office:value-type="float" office:value="0.173134982585907" calcext:value-type="float">
            <text:p>0.1731349826</text:p>
          </table:table-cell>
          <table:table-cell table:number-columns-repeated="4"/>
        </table:table-row>
        <table:table-row table:style-name="ro1">
          <table:table-cell office:value-type="float" office:value="0.10247702896595" calcext:value-type="float">
            <text:p>0.102477029</text:p>
          </table:table-cell>
          <table:table-cell office:value-type="float" office:value="-0.0691962987184525" calcext:value-type="float">
            <text:p>-0.0691962987</text:p>
          </table:table-cell>
          <table:table-cell office:value-type="float" office:value="0.173151880502701" calcext:value-type="float">
            <text:p>0.1731518805</text:p>
          </table:table-cell>
          <table:table-cell table:number-columns-repeated="4"/>
        </table:table-row>
        <table:table-row table:style-name="ro1">
          <table:table-cell office:value-type="float" office:value="0.10246454924345" calcext:value-type="float">
            <text:p>0.1024645492</text:p>
          </table:table-cell>
          <table:table-cell office:value-type="float" office:value="-0.0692937821149826" calcext:value-type="float">
            <text:p>-0.0692937821</text:p>
          </table:table-cell>
          <table:table-cell office:value-type="float" office:value="0.172982349991798" calcext:value-type="float">
            <text:p>0.17298235</text:p>
          </table:table-cell>
          <table:table-cell table:number-columns-repeated="4"/>
        </table:table-row>
        <table:table-row table:style-name="ro1">
          <table:table-cell office:value-type="float" office:value="0.102468639612198" calcext:value-type="float">
            <text:p>0.1024686396</text:p>
          </table:table-cell>
          <table:table-cell office:value-type="float" office:value="-0.0692077651619911" calcext:value-type="float">
            <text:p>-0.0692077652</text:p>
          </table:table-cell>
          <table:table-cell office:value-type="float" office:value="0.173150464892387" calcext:value-type="float">
            <text:p>0.1731504649</text:p>
          </table:table-cell>
          <table:table-cell table:number-columns-repeated="4"/>
        </table:table-row>
        <table:table-row table:style-name="ro1">
          <table:table-cell office:value-type="float" office:value="0.102395325899124" calcext:value-type="float">
            <text:p>0.1023953259</text:p>
          </table:table-cell>
          <table:table-cell office:value-type="float" office:value="-0.0691948235034943" calcext:value-type="float">
            <text:p>-0.0691948235</text:p>
          </table:table-cell>
          <table:table-cell office:value-type="float" office:value="0.173092275857925" calcext:value-type="float">
            <text:p>0.1730922759</text:p>
          </table:table-cell>
          <table:table-cell table:number-columns-repeated="4"/>
        </table:table-row>
        <table:table-row table:style-name="ro1">
          <table:table-cell office:value-type="float" office:value="0.102631375193596" calcext:value-type="float">
            <text:p>0.1026313752</text:p>
          </table:table-cell>
          <table:table-cell office:value-type="float" office:value="-0.0692106336355209" calcext:value-type="float">
            <text:p>-0.0692106336</text:p>
          </table:table-cell>
          <table:table-cell office:value-type="float" office:value="0.173124521970749" calcext:value-type="float">
            <text:p>0.173124522</text:p>
          </table:table-cell>
          <table:table-cell table:number-columns-repeated="4"/>
        </table:table-row>
        <table:table-row table:style-name="ro1">
          <table:table-cell office:value-type="float" office:value="0.102400913834572" calcext:value-type="float">
            <text:p>0.1024009138</text:p>
          </table:table-cell>
          <table:table-cell office:value-type="float" office:value="-0.0691873207688332" calcext:value-type="float">
            <text:p>-0.0691873208</text:p>
          </table:table-cell>
          <table:table-cell office:value-type="float" office:value="0.173092395067215" calcext:value-type="float">
            <text:p>0.1730923951</text:p>
          </table:table-cell>
          <table:table-cell table:number-columns-repeated="4"/>
        </table:table-row>
        <table:table-row table:style-name="ro1">
          <table:table-cell office:value-type="float" office:value="0.10249487310648" calcext:value-type="float">
            <text:p>0.1024948731</text:p>
          </table:table-cell>
          <table:table-cell office:value-type="float" office:value="-0.0691924542188644" calcext:value-type="float">
            <text:p>-0.0691924542</text:p>
          </table:table-cell>
          <table:table-cell office:value-type="float" office:value="0.173142820596695" calcext:value-type="float">
            <text:p>0.1731428206</text:p>
          </table:table-cell>
          <table:table-cell table:number-columns-repeated="4"/>
        </table:table-row>
        <table:table-row table:style-name="ro1">
          <table:table-cell office:value-type="float" office:value="0.102523818612099" calcext:value-type="float">
            <text:p>0.1025238186</text:p>
          </table:table-cell>
          <table:table-cell office:value-type="float" office:value="-0.0691876336932182" calcext:value-type="float">
            <text:p>-0.0691876337</text:p>
          </table:table-cell>
          <table:table-cell office:value-type="float" office:value="0.173108592629433" calcext:value-type="float">
            <text:p>0.1731085926</text:p>
          </table:table-cell>
          <table:table-cell table:number-columns-repeated="4"/>
        </table:table-row>
        <table:table-row table:style-name="ro1">
          <table:table-cell office:value-type="float" office:value="0.102663099765778" calcext:value-type="float">
            <text:p>0.1026630998</text:p>
          </table:table-cell>
          <table:table-cell office:value-type="float" office:value="-0.0691831260919571" calcext:value-type="float">
            <text:p>-0.0691831261</text:p>
          </table:table-cell>
          <table:table-cell office:value-type="float" office:value="0.173129290342331" calcext:value-type="float">
            <text:p>0.1731292903</text:p>
          </table:table-cell>
          <table:table-cell table:number-columns-repeated="4"/>
        </table:table-row>
        <table:table-row table:style-name="ro1">
          <table:table-cell office:value-type="float" office:value="0.102507270872593" calcext:value-type="float">
            <text:p>0.1025072709</text:p>
          </table:table-cell>
          <table:table-cell office:value-type="float" office:value="-0.0695288926362991" calcext:value-type="float">
            <text:p>-0.0695288926</text:p>
          </table:table-cell>
          <table:table-cell office:value-type="float" office:value="0.172921061515808" calcext:value-type="float">
            <text:p>0.1729210615</text:p>
          </table:table-cell>
          <table:table-cell table:number-columns-repeated="4"/>
        </table:table-row>
        <table:table-row table:style-name="ro1">
          <table:table-cell office:value-type="float" office:value="0.102532871067524" calcext:value-type="float">
            <text:p>0.1025328711</text:p>
          </table:table-cell>
          <table:table-cell office:value-type="float" office:value="-0.0691729784011841" calcext:value-type="float">
            <text:p>-0.0691729784</text:p>
          </table:table-cell>
          <table:table-cell office:value-type="float" office:value="0.173141211271286" calcext:value-type="float">
            <text:p>0.1731412113</text:p>
          </table:table-cell>
          <table:table-cell table:number-columns-repeated="4"/>
        </table:table-row>
        <table:table-row table:style-name="ro1">
          <table:table-cell office:value-type="float" office:value="0.10234235227108" calcext:value-type="float">
            <text:p>0.1023423523</text:p>
          </table:table-cell>
          <table:table-cell office:value-type="float" office:value="-0.0691909268498421" calcext:value-type="float">
            <text:p>-0.0691909268</text:p>
          </table:table-cell>
          <table:table-cell office:value-type="float" office:value="0.17312428355217" calcext:value-type="float">
            <text:p>0.1731242836</text:p>
          </table:table-cell>
          <table:table-cell table:number-columns-repeated="4"/>
        </table:table-row>
        <table:table-row table:style-name="ro1">
          <table:table-cell office:value-type="float" office:value="0.102490276098251" calcext:value-type="float">
            <text:p>0.1024902761</text:p>
          </table:table-cell>
          <table:table-cell office:value-type="float" office:value="-0.0691947638988495" calcext:value-type="float">
            <text:p>-0.0691947639</text:p>
          </table:table-cell>
          <table:table-cell office:value-type="float" office:value="0.173145025968552" calcext:value-type="float">
            <text:p>0.173145026</text:p>
          </table:table-cell>
          <table:table-cell table:number-columns-repeated="4"/>
        </table:table-row>
        <table:table-row table:style-name="ro1">
          <table:table-cell office:value-type="float" office:value="0.102501273155212" calcext:value-type="float">
            <text:p>0.1025012732</text:p>
          </table:table-cell>
          <table:table-cell office:value-type="float" office:value="-0.06924007833004" calcext:value-type="float">
            <text:p>-0.0692400783</text:p>
          </table:table-cell>
          <table:table-cell office:value-type="float" office:value="0.173092618584633" calcext:value-type="float">
            <text:p>0.1730926186</text:p>
          </table:table-cell>
          <table:table-cell table:number-columns-repeated="4"/>
        </table:table-row>
        <table:table-row table:style-name="ro1">
          <table:table-cell office:value-type="float" office:value="0.102497167885304" calcext:value-type="float">
            <text:p>0.1024971679</text:p>
          </table:table-cell>
          <table:table-cell office:value-type="float" office:value="-0.0692207962274551" calcext:value-type="float">
            <text:p>-0.0692207962</text:p>
          </table:table-cell>
          <table:table-cell office:value-type="float" office:value="0.173124760389328" calcext:value-type="float">
            <text:p>0.1731247604</text:p>
          </table:table-cell>
          <table:table-cell table:number-columns-repeated="4"/>
        </table:table-row>
        <table:table-row table:style-name="ro1">
          <table:table-cell office:value-type="float" office:value="0.102351896464825" calcext:value-type="float">
            <text:p>0.1023518965</text:p>
          </table:table-cell>
          <table:table-cell office:value-type="float" office:value="-0.0692159831523895" calcext:value-type="float">
            <text:p>-0.0692159832</text:p>
          </table:table-cell>
          <table:table-cell office:value-type="float" office:value="0.1731066852808" calcext:value-type="float">
            <text:p>0.1731066853</text:p>
          </table:table-cell>
          <table:table-cell table:number-columns-repeated="4"/>
        </table:table-row>
        <table:table-row table:style-name="ro1">
          <table:table-cell office:value-type="float" office:value="0.102496400475502" calcext:value-type="float">
            <text:p>0.1024964005</text:p>
          </table:table-cell>
          <table:table-cell office:value-type="float" office:value="-0.0692108124494553" calcext:value-type="float">
            <text:p>-0.0692108124</text:p>
          </table:table-cell>
          <table:table-cell office:value-type="float" office:value="0.173133760690689" calcext:value-type="float">
            <text:p>0.1731337607</text:p>
          </table:table-cell>
          <table:table-cell table:number-columns-repeated="4"/>
        </table:table-row>
        <table:table-row table:style-name="ro1">
          <table:table-cell office:value-type="float" office:value="0.10249999165535" calcext:value-type="float">
            <text:p>0.1024999917</text:p>
          </table:table-cell>
          <table:table-cell office:value-type="float" office:value="-0.0692084133625031" calcext:value-type="float">
            <text:p>-0.0692084134</text:p>
          </table:table-cell>
          <table:table-cell office:value-type="float" office:value="0.173133924603462" calcext:value-type="float">
            <text:p>0.1731339246</text:p>
          </table:table-cell>
          <table:table-cell table:number-columns-repeated="4"/>
        </table:table-row>
        <table:table-row table:style-name="ro1">
          <table:table-cell office:value-type="float" office:value="0.10247115790844" calcext:value-type="float">
            <text:p>0.1024711579</text:p>
          </table:table-cell>
          <table:table-cell office:value-type="float" office:value="-0.0692059546709061" calcext:value-type="float">
            <text:p>-0.0692059547</text:p>
          </table:table-cell>
          <table:table-cell office:value-type="float" office:value="0.173151209950447" calcext:value-type="float">
            <text:p>0.17315121</text:p>
          </table:table-cell>
          <table:table-cell table:number-columns-repeated="4"/>
        </table:table-row>
        <table:table-row table:style-name="ro1">
          <table:table-cell office:value-type="float" office:value="0.102466031908989" calcext:value-type="float">
            <text:p>0.1024660319</text:p>
          </table:table-cell>
          <table:table-cell office:value-type="float" office:value="-0.0692037045955658" calcext:value-type="float">
            <text:p>-0.0692037046</text:p>
          </table:table-cell>
          <table:table-cell office:value-type="float" office:value="0.173155814409256" calcext:value-type="float">
            <text:p>0.1731558144</text:p>
          </table:table-cell>
          <table:table-cell table:number-columns-repeated="4"/>
        </table:table-row>
        <table:table-row table:style-name="ro1">
          <table:table-cell office:value-type="float" office:value="0.10226346552372" calcext:value-type="float">
            <text:p>0.1022634655</text:p>
          </table:table-cell>
          <table:table-cell office:value-type="float" office:value="-0.0692863613367081" calcext:value-type="float">
            <text:p>-0.0692863613</text:p>
          </table:table-cell>
          <table:table-cell office:value-type="float" office:value="0.172996670007706" calcext:value-type="float">
            <text:p>0.17299667</text:p>
          </table:table-cell>
          <table:table-cell table:number-columns-repeated="4"/>
        </table:table-row>
        <table:table-row table:style-name="ro1">
          <table:table-cell office:value-type="float" office:value="0.102459937334061" calcext:value-type="float">
            <text:p>0.1024599373</text:p>
          </table:table-cell>
          <table:table-cell office:value-type="float" office:value="-0.0692030116915703" calcext:value-type="float">
            <text:p>-0.0692030117</text:p>
          </table:table-cell>
          <table:table-cell office:value-type="float" office:value="0.17315961420536" calcext:value-type="float">
            <text:p>0.1731596142</text:p>
          </table:table-cell>
          <table:table-cell table:number-columns-repeated="4"/>
        </table:table-row>
        <table:table-row table:style-name="ro1">
          <table:table-cell office:value-type="float" office:value="0.102445520460606" calcext:value-type="float">
            <text:p>0.1024455205</text:p>
          </table:table-cell>
          <table:table-cell office:value-type="float" office:value="-0.0692024677991867" calcext:value-type="float">
            <text:p>-0.0692024678</text:p>
          </table:table-cell>
          <table:table-cell office:value-type="float" office:value="0.173167645931244" calcext:value-type="float">
            <text:p>0.1731676459</text:p>
          </table:table-cell>
          <table:table-cell table:number-columns-repeated="4"/>
        </table:table-row>
        <table:table-row table:style-name="ro1">
          <table:table-cell office:value-type="float" office:value="0.102460443973541" calcext:value-type="float">
            <text:p>0.102460444</text:p>
          </table:table-cell>
          <table:table-cell office:value-type="float" office:value="-0.0691981166601181" calcext:value-type="float">
            <text:p>-0.0691981167</text:p>
          </table:table-cell>
          <table:table-cell office:value-type="float" office:value="0.173160552978516" calcext:value-type="float">
            <text:p>0.173160553</text:p>
          </table:table-cell>
          <table:table-cell table:number-columns-repeated="4"/>
        </table:table-row>
        <table:table-row table:style-name="ro1">
          <table:table-cell office:value-type="float" office:value="0.102445863187313" calcext:value-type="float">
            <text:p>0.1024458632</text:p>
          </table:table-cell>
          <table:table-cell office:value-type="float" office:value="-0.069199338555336" calcext:value-type="float">
            <text:p>-0.0691993386</text:p>
          </table:table-cell>
          <table:table-cell office:value-type="float" office:value="0.173168241977692" calcext:value-type="float">
            <text:p>0.173168242</text:p>
          </table:table-cell>
          <table:table-cell table:number-columns-repeated="4"/>
        </table:table-row>
        <table:table-row table:style-name="ro1">
          <table:table-cell office:value-type="float" office:value="0.102436184883118" calcext:value-type="float">
            <text:p>0.1024361849</text:p>
          </table:table-cell>
          <table:table-cell office:value-type="float" office:value="-0.0692836344242096" calcext:value-type="float">
            <text:p>-0.0692836344</text:p>
          </table:table-cell>
          <table:table-cell office:value-type="float" office:value="0.1730055809021" calcext:value-type="float">
            <text:p>0.1730055809</text:p>
          </table:table-cell>
          <table:table-cell table:number-columns-repeated="4"/>
        </table:table-row>
        <table:table-row table:style-name="ro1">
          <table:table-cell office:value-type="float" office:value="0.102444022893906" calcext:value-type="float">
            <text:p>0.1024440229</text:p>
          </table:table-cell>
          <table:table-cell office:value-type="float" office:value="-0.0692847967147827" calcext:value-type="float">
            <text:p>-0.0692847967</text:p>
          </table:table-cell>
          <table:table-cell office:value-type="float" office:value="0.173001050949097" calcext:value-type="float">
            <text:p>0.1730010509</text:p>
          </table:table-cell>
          <table:table-cell table:number-columns-repeated="4"/>
        </table:table-row>
        <table:table-row table:style-name="ro1">
          <table:table-cell office:value-type="float" office:value="0.102534733712673" calcext:value-type="float">
            <text:p>0.1025347337</text:p>
          </table:table-cell>
          <table:table-cell office:value-type="float" office:value="-0.0692135244607925" calcext:value-type="float">
            <text:p>-0.0692135245</text:p>
          </table:table-cell>
          <table:table-cell office:value-type="float" office:value="0.173086479306221" calcext:value-type="float">
            <text:p>0.1730864793</text:p>
          </table:table-cell>
          <table:table-cell table:number-columns-repeated="4"/>
        </table:table-row>
        <table:table-row table:style-name="ro1">
          <table:table-cell office:value-type="float" office:value="0.102495208382606" calcext:value-type="float">
            <text:p>0.1024952084</text:p>
          </table:table-cell>
          <table:table-cell office:value-type="float" office:value="-0.0692313089966774" calcext:value-type="float">
            <text:p>-0.069231309</text:p>
          </table:table-cell>
          <table:table-cell office:value-type="float" office:value="0.173120826482773" calcext:value-type="float">
            <text:p>0.1731208265</text:p>
          </table:table-cell>
          <table:table-cell table:number-columns-repeated="4"/>
        </table:table-row>
        <table:table-row table:style-name="ro1">
          <table:table-cell office:value-type="float" office:value="0.102481260895729" calcext:value-type="float">
            <text:p>0.1024812609</text:p>
          </table:table-cell>
          <table:table-cell office:value-type="float" office:value="-0.0693033188581467" calcext:value-type="float">
            <text:p>-0.0693033189</text:p>
          </table:table-cell>
          <table:table-cell office:value-type="float" office:value="0.172948390245438" calcext:value-type="float">
            <text:p>0.1729483902</text:p>
          </table:table-cell>
          <table:table-cell table:number-columns-repeated="4"/>
        </table:table-row>
        <table:table-row table:style-name="ro1">
          <table:table-cell office:value-type="float" office:value="0.102535672485828" calcext:value-type="float">
            <text:p>0.1025356725</text:p>
          </table:table-cell>
          <table:table-cell office:value-type="float" office:value="-0.0692094564437866" calcext:value-type="float">
            <text:p>-0.0692094564</text:p>
          </table:table-cell>
          <table:table-cell office:value-type="float" office:value="0.173111528158188" calcext:value-type="float">
            <text:p>0.1731115282</text:p>
          </table:table-cell>
          <table:table-cell table:number-columns-repeated="4"/>
        </table:table-row>
        <table:table-row table:style-name="ro1">
          <table:table-cell office:value-type="float" office:value="0.10253868997097" calcext:value-type="float">
            <text:p>0.10253869</text:p>
          </table:table-cell>
          <table:table-cell office:value-type="float" office:value="-0.0692068114876747" calcext:value-type="float">
            <text:p>-0.0692068115</text:p>
          </table:table-cell>
          <table:table-cell office:value-type="float" office:value="0.173092842102051" calcext:value-type="float">
            <text:p>0.1730928421</text:p>
          </table:table-cell>
          <table:table-cell table:number-columns-repeated="4"/>
        </table:table-row>
        <table:table-row table:style-name="ro1">
          <table:table-cell office:value-type="float" office:value="0.102570340037346" calcext:value-type="float">
            <text:p>0.10257034</text:p>
          </table:table-cell>
          <table:table-cell office:value-type="float" office:value="-0.0692341476678848" calcext:value-type="float">
            <text:p>-0.0692341477</text:p>
          </table:table-cell>
          <table:table-cell office:value-type="float" office:value="0.173073619604111" calcext:value-type="float">
            <text:p>0.1730736196</text:p>
          </table:table-cell>
          <table:table-cell table:number-columns-repeated="4"/>
        </table:table-row>
        <table:table-row table:style-name="ro1">
          <table:table-cell office:value-type="float" office:value="0.102355591952801" calcext:value-type="float">
            <text:p>0.102355592</text:p>
          </table:table-cell>
          <table:table-cell office:value-type="float" office:value="-0.0692121833562851" calcext:value-type="float">
            <text:p>-0.0692121834</text:p>
          </table:table-cell>
          <table:table-cell office:value-type="float" office:value="0.172920823097229" calcext:value-type="float">
            <text:p>0.1729208231</text:p>
          </table:table-cell>
          <table:table-cell table:number-columns-repeated="4"/>
        </table:table-row>
        <table:table-row table:style-name="ro1">
          <table:table-cell office:value-type="float" office:value="0.102407112717628" calcext:value-type="float">
            <text:p>0.1024071127</text:p>
          </table:table-cell>
          <table:table-cell office:value-type="float" office:value="-0.0692142620682716" calcext:value-type="float">
            <text:p>-0.0692142621</text:p>
          </table:table-cell>
          <table:table-cell office:value-type="float" office:value="0.173074051737785" calcext:value-type="float">
            <text:p>0.1730740517</text:p>
          </table:table-cell>
          <table:table-cell table:number-columns-repeated="4"/>
        </table:table-row>
        <table:table-row table:style-name="ro1">
          <table:table-cell office:value-type="float" office:value="0.102531731128693" calcext:value-type="float">
            <text:p>0.1025317311</text:p>
          </table:table-cell>
          <table:table-cell office:value-type="float" office:value="-0.0692097097635269" calcext:value-type="float">
            <text:p>-0.0692097098</text:p>
          </table:table-cell>
          <table:table-cell office:value-type="float" office:value="0.173112869262695" calcext:value-type="float">
            <text:p>0.1731128693</text:p>
          </table:table-cell>
          <table:table-cell table:number-columns-repeated="4"/>
        </table:table-row>
        <table:table-row table:style-name="ro1">
          <table:table-cell office:value-type="float" office:value="0.102621279656887" calcext:value-type="float">
            <text:p>0.1026212797</text:p>
          </table:table-cell>
          <table:table-cell office:value-type="float" office:value="-0.0692379549145699" calcext:value-type="float">
            <text:p>-0.0692379549</text:p>
          </table:table-cell>
          <table:table-cell office:value-type="float" office:value="0.173092111945152" calcext:value-type="float">
            <text:p>0.1730921119</text:p>
          </table:table-cell>
          <table:table-cell table:number-columns-repeated="4"/>
        </table:table-row>
        <table:table-row table:style-name="ro1">
          <table:table-cell office:value-type="float" office:value="0.102450504899025" calcext:value-type="float">
            <text:p>0.1024505049</text:p>
          </table:table-cell>
          <table:table-cell office:value-type="float" office:value="-0.0693209320306778" calcext:value-type="float">
            <text:p>-0.069320932</text:p>
          </table:table-cell>
          <table:table-cell office:value-type="float" office:value="0.172974020242691" calcext:value-type="float">
            <text:p>0.1729740202</text:p>
          </table:table-cell>
          <table:table-cell table:number-columns-repeated="4"/>
        </table:table-row>
        <table:table-row table:style-name="ro1">
          <table:table-cell office:value-type="float" office:value="0.102459624409676" calcext:value-type="float">
            <text:p>0.1024596244</text:p>
          </table:table-cell>
          <table:table-cell office:value-type="float" office:value="-0.0692251399159432" calcext:value-type="float">
            <text:p>-0.0692251399</text:p>
          </table:table-cell>
          <table:table-cell office:value-type="float" office:value="0.17314513027668" calcext:value-type="float">
            <text:p>0.1731451303</text:p>
          </table:table-cell>
          <table:table-cell table:number-columns-repeated="4"/>
        </table:table-row>
        <table:table-row table:style-name="ro1">
          <table:table-cell office:value-type="float" office:value="0.102296747267246" calcext:value-type="float">
            <text:p>0.1022967473</text:p>
          </table:table-cell>
          <table:table-cell office:value-type="float" office:value="-0.0692178010940552" calcext:value-type="float">
            <text:p>-0.0692178011</text:p>
          </table:table-cell>
          <table:table-cell office:value-type="float" office:value="0.17313688993454" calcext:value-type="float">
            <text:p>0.1731368899</text:p>
          </table:table-cell>
          <table:table-cell table:number-columns-repeated="4"/>
        </table:table-row>
        <table:table-row table:style-name="ro1">
          <table:table-cell office:value-type="float" office:value="0.102461084723473" calcext:value-type="float">
            <text:p>0.1024610847</text:p>
          </table:table-cell>
          <table:table-cell office:value-type="float" office:value="-0.0692119672894478" calcext:value-type="float">
            <text:p>-0.0692119673</text:p>
          </table:table-cell>
          <table:table-cell office:value-type="float" office:value="0.173153102397919" calcext:value-type="float">
            <text:p>0.1731531024</text:p>
          </table:table-cell>
          <table:table-cell table:number-columns-repeated="4"/>
        </table:table-row>
        <table:table-row table:style-name="ro1">
          <table:table-cell office:value-type="float" office:value="0.102404877543449" calcext:value-type="float">
            <text:p>0.1024048775</text:p>
          </table:table-cell>
          <table:table-cell office:value-type="float" office:value="-0.0692228227853775" calcext:value-type="float">
            <text:p>-0.0692228228</text:p>
          </table:table-cell>
          <table:table-cell office:value-type="float" office:value="0.173141986131668" calcext:value-type="float">
            <text:p>0.1731419861</text:p>
          </table:table-cell>
          <table:table-cell table:number-columns-repeated="4"/>
        </table:table-row>
        <table:table-row table:style-name="ro1">
          <table:table-cell office:value-type="float" office:value="0.10246168076992" calcext:value-type="float">
            <text:p>0.1024616808</text:p>
          </table:table-cell>
          <table:table-cell office:value-type="float" office:value="-0.0692065581679344" calcext:value-type="float">
            <text:p>-0.0692065582</text:p>
          </table:table-cell>
          <table:table-cell office:value-type="float" office:value="0.173156380653381" calcext:value-type="float">
            <text:p>0.1731563807</text:p>
          </table:table-cell>
          <table:table-cell table:number-columns-repeated="4"/>
        </table:table-row>
        <table:table-row table:style-name="ro1">
          <table:table-cell office:value-type="float" office:value="0.102460220456123" calcext:value-type="float">
            <text:p>0.1024602205</text:p>
          </table:table-cell>
          <table:table-cell office:value-type="float" office:value="-0.0692040175199509" calcext:value-type="float">
            <text:p>-0.0692040175</text:p>
          </table:table-cell>
          <table:table-cell office:value-type="float" office:value="0.173138722777367" calcext:value-type="float">
            <text:p>0.1731387228</text:p>
          </table:table-cell>
          <table:table-cell table:number-columns-repeated="4"/>
        </table:table-row>
        <table:table-row table:style-name="ro1">
          <table:table-cell office:value-type="float" office:value="0.102470904588699" calcext:value-type="float">
            <text:p>0.1024709046</text:p>
          </table:table-cell>
          <table:table-cell office:value-type="float" office:value="-0.0691977441310883" calcext:value-type="float">
            <text:p>-0.0691977441</text:p>
          </table:table-cell>
          <table:table-cell office:value-type="float" office:value="0.173154264688492" calcext:value-type="float">
            <text:p>0.1731542647</text:p>
          </table:table-cell>
          <table:table-cell table:number-columns-repeated="4"/>
        </table:table-row>
        <table:table-row table:style-name="ro1">
          <table:table-cell office:value-type="float" office:value="0.10248177498579" calcext:value-type="float">
            <text:p>0.102481775</text:p>
          </table:table-cell>
          <table:table-cell office:value-type="float" office:value="-0.0692755728960037" calcext:value-type="float">
            <text:p>-0.0692755729</text:p>
          </table:table-cell>
          <table:table-cell office:value-type="float" office:value="0.172982141375542" calcext:value-type="float">
            <text:p>0.1729821414</text:p>
          </table:table-cell>
          <table:table-cell table:number-columns-repeated="4"/>
        </table:table-row>
        <table:table-row table:style-name="ro1">
          <table:table-cell office:value-type="float" office:value="0.102510064840317" calcext:value-type="float">
            <text:p>0.1025100648</text:p>
          </table:table-cell>
          <table:table-cell office:value-type="float" office:value="-0.0691898465156555" calcext:value-type="float">
            <text:p>-0.0691898465</text:p>
          </table:table-cell>
          <table:table-cell office:value-type="float" office:value="0.173135161399841" calcext:value-type="float">
            <text:p>0.1731351614</text:p>
          </table:table-cell>
          <table:table-cell table:number-columns-repeated="4"/>
        </table:table-row>
        <table:table-row table:style-name="ro1">
          <table:table-cell office:value-type="float" office:value="0.102490976452827" calcext:value-type="float">
            <text:p>0.1024909765</text:p>
          </table:table-cell>
          <table:table-cell office:value-type="float" office:value="-0.0691963210701942" calcext:value-type="float">
            <text:p>-0.0691963211</text:p>
          </table:table-cell>
          <table:table-cell office:value-type="float" office:value="0.173144221305847" calcext:value-type="float">
            <text:p>0.1731442213</text:p>
          </table:table-cell>
          <table:table-cell table:number-columns-repeated="4"/>
        </table:table-row>
        <table:table-row table:style-name="ro1">
          <table:table-cell office:value-type="float" office:value="0.102614931762218" calcext:value-type="float">
            <text:p>0.1026149318</text:p>
          </table:table-cell>
          <table:table-cell office:value-type="float" office:value="-0.0692042410373688" calcext:value-type="float">
            <text:p>-0.069204241</text:p>
          </table:table-cell>
          <table:table-cell office:value-type="float" office:value="0.173136323690414" calcext:value-type="float">
            <text:p>0.1731363237</text:p>
          </table:table-cell>
          <table:table-cell table:number-columns-repeated="4"/>
        </table:table-row>
        <table:table-row table:style-name="ro1">
          <table:table-cell office:value-type="float" office:value="0.102476134896278" calcext:value-type="float">
            <text:p>0.1024761349</text:p>
          </table:table-cell>
          <table:table-cell office:value-type="float" office:value="-0.0691947117447853" calcext:value-type="float">
            <text:p>-0.0691947117</text:p>
          </table:table-cell>
          <table:table-cell office:value-type="float" office:value="0.173152729868889" calcext:value-type="float">
            <text:p>0.1731527299</text:p>
          </table:table-cell>
          <table:table-cell table:number-columns-repeated="4"/>
        </table:table-row>
        <table:table-row table:style-name="ro1">
          <table:table-cell office:value-type="float" office:value="0.102356627583504" calcext:value-type="float">
            <text:p>0.1023566276</text:p>
          </table:table-cell>
          <table:table-cell office:value-type="float" office:value="-0.0691931769251823" calcext:value-type="float">
            <text:p>-0.0691931769</text:p>
          </table:table-cell>
          <table:table-cell office:value-type="float" office:value="0.173116013407707" calcext:value-type="float">
            <text:p>0.1731160134</text:p>
          </table:table-cell>
          <table:table-cell table:number-columns-repeated="4"/>
        </table:table-row>
        <table:table-row table:style-name="ro1">
          <table:table-cell office:value-type="float" office:value="0.102530539035797" calcext:value-type="float">
            <text:p>0.102530539</text:p>
          </table:table-cell>
          <table:table-cell office:value-type="float" office:value="-0.0691971555352211" calcext:value-type="float">
            <text:p>-0.0691971555</text:p>
          </table:table-cell>
          <table:table-cell office:value-type="float" office:value="0.173122555017471" calcext:value-type="float">
            <text:p>0.173122555</text:p>
          </table:table-cell>
          <table:table-cell table:number-columns-repeated="4"/>
        </table:table-row>
        <table:table-row table:style-name="ro1">
          <table:table-cell office:value-type="float" office:value="0.102504283189774" calcext:value-type="float">
            <text:p>0.1025042832</text:p>
          </table:table-cell>
          <table:table-cell office:value-type="float" office:value="-0.0691979974508286" calcext:value-type="float">
            <text:p>-0.0691979975</text:p>
          </table:table-cell>
          <table:table-cell office:value-type="float" office:value="0.173117086291313" calcext:value-type="float">
            <text:p>0.1731170863</text:p>
          </table:table-cell>
          <table:table-cell table:number-columns-repeated="4"/>
        </table:table-row>
        <table:table-row table:style-name="ro1">
          <table:table-cell office:value-type="float" office:value="0.102572560310364" calcext:value-type="float">
            <text:p>0.1025725603</text:p>
          </table:table-cell>
          <table:table-cell office:value-type="float" office:value="-0.0691874772310257" calcext:value-type="float">
            <text:p>-0.0691874772</text:p>
          </table:table-cell>
          <table:table-cell office:value-type="float" office:value="0.173101752996445" calcext:value-type="float">
            <text:p>0.173101753</text:p>
          </table:table-cell>
          <table:table-cell table:number-columns-repeated="4"/>
        </table:table-row>
        <table:table-row table:style-name="ro1">
          <table:table-cell office:value-type="float" office:value="0.102591082453728" calcext:value-type="float">
            <text:p>0.1025910825</text:p>
          </table:table-cell>
          <table:table-cell office:value-type="float" office:value="-0.0691861361265183" calcext:value-type="float">
            <text:p>-0.0691861361</text:p>
          </table:table-cell>
          <table:table-cell office:value-type="float" office:value="0.173091948032379" calcext:value-type="float">
            <text:p>0.173091948</text:p>
          </table:table-cell>
          <table:table-cell table:number-columns-repeated="4"/>
        </table:table-row>
        <table:table-row table:style-name="ro1">
          <table:table-cell office:value-type="float" office:value="0.102549880743027" calcext:value-type="float">
            <text:p>0.1025498807</text:p>
          </table:table-cell>
          <table:table-cell office:value-type="float" office:value="-0.0691863149404526" calcext:value-type="float">
            <text:p>-0.0691863149</text:p>
          </table:table-cell>
          <table:table-cell office:value-type="float" office:value="0.173114374279976" calcext:value-type="float">
            <text:p>0.1731143743</text:p>
          </table:table-cell>
          <table:table-cell table:number-columns-repeated="4"/>
        </table:table-row>
        <table:table-row table:style-name="ro1">
          <table:table-cell office:value-type="float" office:value="0.102596417069435" calcext:value-type="float">
            <text:p>0.1025964171</text:p>
          </table:table-cell>
          <table:table-cell office:value-type="float" office:value="-0.0692885220050812" calcext:value-type="float">
            <text:p>-0.069288522</text:p>
          </table:table-cell>
          <table:table-cell office:value-type="float" office:value="0.173187494277954" calcext:value-type="float">
            <text:p>0.1731874943</text:p>
          </table:table-cell>
          <table:table-cell table:number-columns-repeated="4"/>
        </table:table-row>
        <table:table-row table:style-name="ro1">
          <table:table-cell office:value-type="float" office:value="0.102453991770744" calcext:value-type="float">
            <text:p>0.1024539918</text:p>
          </table:table-cell>
          <table:table-cell office:value-type="float" office:value="-0.0691975355148315" calcext:value-type="float">
            <text:p>-0.0691975355</text:p>
          </table:table-cell>
          <table:table-cell office:value-type="float" office:value="0.173164203763008" calcext:value-type="float">
            <text:p>0.1731642038</text:p>
          </table:table-cell>
          <table:table-cell table:number-columns-repeated="4"/>
        </table:table-row>
        <table:table-row table:style-name="ro1">
          <table:table-cell office:value-type="float" office:value="0.102293133735657" calcext:value-type="float">
            <text:p>0.1022931337</text:p>
          </table:table-cell>
          <table:table-cell office:value-type="float" office:value="-0.0692001804709435" calcext:value-type="float">
            <text:p>-0.0692001805</text:p>
          </table:table-cell>
          <table:table-cell office:value-type="float" office:value="0.173149093985558" calcext:value-type="float">
            <text:p>0.173149094</text:p>
          </table:table-cell>
          <table:table-cell table:number-columns-repeated="4"/>
        </table:table-row>
        <table:table-row table:style-name="ro1">
          <table:table-cell office:value-type="float" office:value="0.10256715118885" calcext:value-type="float">
            <text:p>0.1025671512</text:p>
          </table:table-cell>
          <table:table-cell office:value-type="float" office:value="-0.0692209750413895" calcext:value-type="float">
            <text:p>-0.069220975</text:p>
          </table:table-cell>
          <table:table-cell office:value-type="float" office:value="0.173156335949898" calcext:value-type="float">
            <text:p>0.1731563359</text:p>
          </table:table-cell>
          <table:table-cell table:number-columns-repeated="4"/>
        </table:table-row>
        <table:table-row table:style-name="ro1">
          <table:table-cell office:value-type="float" office:value="0.102452099323273" calcext:value-type="float">
            <text:p>0.1024520993</text:p>
          </table:table-cell>
          <table:table-cell office:value-type="float" office:value="-0.0694665312767029" calcext:value-type="float">
            <text:p>-0.0694665313</text:p>
          </table:table-cell>
          <table:table-cell office:value-type="float" office:value="0.173112943768501" calcext:value-type="float">
            <text:p>0.1731129438</text:p>
          </table:table-cell>
          <table:table-cell table:number-columns-repeated="4"/>
        </table:table-row>
        <table:table-row table:style-name="ro1">
          <table:table-cell office:value-type="float" office:value="0.102430388331413" calcext:value-type="float">
            <text:p>0.1024303883</text:p>
          </table:table-cell>
          <table:table-cell office:value-type="float" office:value="-0.0692031234502792" calcext:value-type="float">
            <text:p>-0.0692031235</text:p>
          </table:table-cell>
          <table:table-cell office:value-type="float" office:value="0.17317521572113" calcext:value-type="float">
            <text:p>0.1731752157</text:p>
          </table:table-cell>
          <table:table-cell table:number-columns-repeated="4"/>
        </table:table-row>
        <table:table-row table:style-name="ro1">
          <table:table-cell office:value-type="float" office:value="0.102484345436096" calcext:value-type="float">
            <text:p>0.1024843454</text:p>
          </table:table-cell>
          <table:table-cell office:value-type="float" office:value="-0.0692036524415016" calcext:value-type="float">
            <text:p>-0.0692036524</text:p>
          </table:table-cell>
          <table:table-cell office:value-type="float" office:value="0.17314624786377" calcext:value-type="float">
            <text:p>0.1731462479</text:p>
          </table:table-cell>
          <table:table-cell table:number-columns-repeated="4"/>
        </table:table-row>
        <table:table-row table:style-name="ro1">
          <table:table-cell office:value-type="float" office:value="0.102511741220951" calcext:value-type="float">
            <text:p>0.1025117412</text:p>
          </table:table-cell>
          <table:table-cell office:value-type="float" office:value="-0.0692208856344223" calcext:value-type="float">
            <text:p>-0.0692208856</text:p>
          </table:table-cell>
          <table:table-cell office:value-type="float" office:value="0.173077777028084" calcext:value-type="float">
            <text:p>0.173077777</text:p>
          </table:table-cell>
          <table:table-cell table:number-columns-repeated="4"/>
        </table:table-row>
        <table:table-row table:style-name="ro1">
          <table:table-cell office:value-type="float" office:value="0.102659955620766" calcext:value-type="float">
            <text:p>0.1026599556</text:p>
          </table:table-cell>
          <table:table-cell office:value-type="float" office:value="-0.0693208873271942" calcext:value-type="float">
            <text:p>-0.0693208873</text:p>
          </table:table-cell>
          <table:table-cell office:value-type="float" office:value="0.173106849193573" calcext:value-type="float">
            <text:p>0.1731068492</text:p>
          </table:table-cell>
          <table:table-cell table:number-columns-repeated="4"/>
        </table:table-row>
        <table:table-row table:style-name="ro1">
          <table:table-cell office:value-type="float" office:value="0.102504968643188" calcext:value-type="float">
            <text:p>0.1025049686</text:p>
          </table:table-cell>
          <table:table-cell office:value-type="float" office:value="-0.0692393779754639" calcext:value-type="float">
            <text:p>-0.069239378</text:p>
          </table:table-cell>
          <table:table-cell office:value-type="float" office:value="0.173108220100403" calcext:value-type="float">
            <text:p>0.1731082201</text:p>
          </table:table-cell>
          <table:table-cell table:number-columns-repeated="4"/>
        </table:table-row>
        <table:table-row table:style-name="ro1">
          <table:table-cell office:value-type="float" office:value="0.102548062801361" calcext:value-type="float">
            <text:p>0.1025480628</text:p>
          </table:table-cell>
          <table:table-cell office:value-type="float" office:value="-0.0692520141601563" calcext:value-type="float">
            <text:p>-0.0692520142</text:p>
          </table:table-cell>
          <table:table-cell office:value-type="float" office:value="0.173147231340408" calcext:value-type="float">
            <text:p>0.1731472313</text:p>
          </table:table-cell>
          <table:table-cell table:number-columns-repeated="4"/>
        </table:table-row>
        <table:table-row table:style-name="ro1">
          <table:table-cell office:value-type="float" office:value="0.102433323860168" calcext:value-type="float">
            <text:p>0.1024333239</text:p>
          </table:table-cell>
          <table:table-cell office:value-type="float" office:value="-0.0692252740263939" calcext:value-type="float">
            <text:p>-0.069225274</text:p>
          </table:table-cell>
          <table:table-cell office:value-type="float" office:value="0.17315973341465" calcext:value-type="float">
            <text:p>0.1731597334</text:p>
          </table:table-cell>
          <table:table-cell table:number-columns-repeated="4"/>
        </table:table-row>
        <table:table-row table:style-name="ro1">
          <table:table-cell office:value-type="float" office:value="0.10242921859026" calcext:value-type="float">
            <text:p>0.1024292186</text:p>
          </table:table-cell>
          <table:table-cell office:value-type="float" office:value="-0.0692903473973274" calcext:value-type="float">
            <text:p>-0.0692903474</text:p>
          </table:table-cell>
          <table:table-cell office:value-type="float" office:value="0.173002973198891" calcext:value-type="float">
            <text:p>0.173002973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7T11:07:28.563831318</dc:date>
    <meta:editing-duration>PT14M14S</meta:editing-duration>
    <meta:editing-cycles>1</meta:editing-cycles>
    <meta:document-statistic meta:table-count="1" meta:cell-count="4314" meta:object-count="3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662cm" svg:height="4.788cm" xlink:href=".." xlink:type="simple" chart:class="chart:line" chart:style-name="ch1">
        <chart:legend chart:legend-position="end" svg:x="7.942cm" svg:y="1.846cm" style:legend-expansion="high" chart:style-name="ch2"/>
        <chart:plot-area chart:style-name="ch3" table:cell-range-address="posiciones.A1:posiciones.A1 posiciones.A3:posiciones.A1001 posiciones.E1:posiciones.E437" chart:data-source-has-labels="row" svg:x="0.213cm" svg:y="0.095cm" svg:width="7.516cm" svg:height="4.598cm">
          <chartooo:coordinate-region svg:x="1.231cm" svg:y="0.295cm" svg:width="6.498cm" svg:height="4.1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siciones.A3:posiciones.A1001" chart:label-cell-address="posiciones.A1:posiciones.A1" chart:class="chart:line">
            <chart:data-point chart:repeated="999"/>
          </chart:series>
          <chart:series chart:style-name="ch7" chart:values-cell-range-address="posiciones.E2:posiciones.E437" chart:label-cell-address="posiciones.E1:posiciones.E1" chart:class="chart:line">
            <chart:data-point chart:repeated="4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Robot</text:p>
                <draw:g>
                  <svg:desc>posiciones.A1:posiciones.A1</svg:desc>
                </draw:g>
              </table:table-cell>
              <table:table-cell office:value-type="string">
                <text:p>X MoCap</text:p>
                <draw:g>
                  <svg:desc>posiciones.E1:posicione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2747619450092">
                <text:p>0.0422747619450092</text:p>
                <draw:g>
                  <svg:desc>posiciones.A3:posiciones.A1001</svg:desc>
                </draw:g>
              </table:table-cell>
              <table:table-cell office:value-type="float" office:value="-0.023041">
                <text:p>-0.023041</text:p>
                <draw:g>
                  <svg:desc>posiciones.E2:posiciones.E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22484427690506">
                <text:p>0.0422484427690506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1778671443462">
                <text:p>0.0421778671443462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21117097139359">
                <text:p>0.0421117097139359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3781089484692">
                <text:p>0.0423781089484692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21844571828842">
                <text:p>0.0421844571828842</text:p>
              </table:table-cell>
              <table:table-cell office:value-type="float" office:value="-0.02297">
                <text:p>-0.02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384147644043">
                <text:p>0.042384147644043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369294911623">
                <text:p>0.042369294911623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3747822642326">
                <text:p>0.0423747822642326</text:p>
              </table:table-cell>
              <table:table-cell office:value-type="float" office:value="-0.02297">
                <text:p>-0.022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21033725142479">
                <text:p>0.0421033725142479</text:p>
              </table:table-cell>
              <table:table-cell office:value-type="float" office:value="-0.023013">
                <text:p>-0.023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22574318945408">
                <text:p>0.0422574318945408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20470722019673">
                <text:p>0.0420470722019673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46786236763">
                <text:p>0.04246786236763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24248650670052">
                <text:p>0.0424248650670052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22261022031307">
                <text:p>0.0422261022031307</text:p>
              </table:table-cell>
              <table:table-cell office:value-type="float" office:value="-0.022938">
                <text:p>-0.022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1799272298813">
                <text:p>0.0421799272298813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3126444220543">
                <text:p>0.0423126444220543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4553826451302">
                <text:p>0.0424553826451302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21023145318031">
                <text:p>0.0421023145318031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22930456697941">
                <text:p>0.0422930456697941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24582026898861">
                <text:p>0.0424582026898861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4244105815887">
                <text:p>0.0424244105815887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22625578939915">
                <text:p>0.0422625578939915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23315241932869">
                <text:p>0.0423315241932869</text:p>
              </table:table-cell>
              <table:table-cell office:value-type="float" office:value="-0.023031">
                <text:p>-0.0230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21908795833588">
                <text:p>0.0421908795833588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20490130782128">
                <text:p>0.0420490130782128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19677086174488">
                <text:p>0.0419677086174488</text:p>
              </table:table-cell>
              <table:table-cell office:value-type="float" office:value="-0.02297">
                <text:p>-0.02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20623682439327">
                <text:p>0.0420623682439327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24451716244221">
                <text:p>0.0424451716244221</text:p>
              </table:table-cell>
              <table:table-cell office:value-type="float" office:value="-0.023073">
                <text:p>-0.023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24256101250649">
                <text:p>0.0424256101250649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22735624015331">
                <text:p>0.0422735624015331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24231737852097">
                <text:p>0.0424231737852097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19673174619675">
                <text:p>0.0419673174619675</text:p>
              </table:table-cell>
              <table:table-cell office:value-type="float" office:value="-0.02297">
                <text:p>-0.022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21709567308426">
                <text:p>0.0421709567308426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21885065734386">
                <text:p>0.0421885065734386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21948358416557">
                <text:p>0.0421948358416557</text:p>
              </table:table-cell>
              <table:table-cell office:value-type="float" office:value="-0.023073">
                <text:p>-0.0230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21408489346504">
                <text:p>0.0421408489346504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22376655042172">
                <text:p>0.0422376655042172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24117743968964">
                <text:p>0.0424117743968964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23818491399288">
                <text:p>0.0423818491399288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20732572674751">
                <text:p>0.0420732572674751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21514958143234">
                <text:p>0.0421514958143234</text:p>
              </table:table-cell>
              <table:table-cell office:value-type="float" office:value="-0.02297">
                <text:p>-0.022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23479676246643">
                <text:p>0.0423479676246643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24802675843239">
                <text:p>0.0424802675843239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21381704509258">
                <text:p>0.0421381704509258</text:p>
              </table:table-cell>
              <table:table-cell office:value-type="float" office:value="-0.02297">
                <text:p>-0.022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22108694911003">
                <text:p>0.0422108694911003</text:p>
              </table:table-cell>
              <table:table-cell office:value-type="float" office:value="-0.023013">
                <text:p>-0.0230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23865765333176">
                <text:p>0.0423865765333176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21285443007946">
                <text:p>0.0421285443007946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22481521964073">
                <text:p>0.0422481521964073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23362739384174">
                <text:p>0.0423362739384174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23575863242149">
                <text:p>0.0423575863242149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23206016421318">
                <text:p>0.0423206016421318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23585996031761">
                <text:p>0.0423585996031761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21751327812672">
                <text:p>0.0421751327812672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20522838830948">
                <text:p>0.0420522838830948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21681627631187">
                <text:p>0.0421681627631187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20383363962174">
                <text:p>0.0420383363962174</text:p>
              </table:table-cell>
              <table:table-cell office:value-type="float" office:value="-0.02297">
                <text:p>-0.022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2362317442894">
                <text:p>0.042362317442894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23823073506355">
                <text:p>0.0423823073506355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22268845140934">
                <text:p>0.0422268845140934</text:p>
              </table:table-cell>
              <table:table-cell office:value-type="float" office:value="-0.02297">
                <text:p>-0.022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22090329229832">
                <text:p>0.0422090329229832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19367887079716">
                <text:p>0.0419367887079716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24013882875443">
                <text:p>0.0424013882875443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20227497816086">
                <text:p>0.0420227497816086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23212796449661">
                <text:p>0.0423212796449661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21488657593727">
                <text:p>0.0421488657593727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17551286518574">
                <text:p>0.0417551286518574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22049649059773">
                <text:p>0.0422049649059773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23942729830742">
                <text:p>0.0423942729830742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19248044490814">
                <text:p>0.0419248044490814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21406589448452">
                <text:p>0.0421406589448452</text:p>
              </table:table-cell>
              <table:table-cell office:value-type="float" office:value="-0.023144">
                <text:p>-0.0231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23839837312698">
                <text:p>0.0423839837312698</text:p>
              </table:table-cell>
              <table:table-cell office:value-type="float" office:value="-0.023041">
                <text:p>-0.0230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24204543232918">
                <text:p>0.0424204543232918</text:p>
              </table:table-cell>
              <table:table-cell office:value-type="float" office:value="-0.0231">
                <text:p>-0.02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19687852263451">
                <text:p>0.0419687852263451</text:p>
              </table:table-cell>
              <table:table-cell office:value-type="float" office:value="-0.0232">
                <text:p>-0.02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21116314828396">
                <text:p>0.0421116314828396</text:p>
              </table:table-cell>
              <table:table-cell office:value-type="float" office:value="-0.023288">
                <text:p>-0.0232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22950461506844">
                <text:p>0.0422950461506844</text:p>
              </table:table-cell>
              <table:table-cell office:value-type="float" office:value="-0.02339">
                <text:p>-0.023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22542914748192">
                <text:p>0.0422542914748192</text:p>
              </table:table-cell>
              <table:table-cell office:value-type="float" office:value="-0.023543">
                <text:p>-0.0235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20040749013424">
                <text:p>0.0420040749013424</text:p>
              </table:table-cell>
              <table:table-cell office:value-type="float" office:value="-0.02349">
                <text:p>-0.023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21844758093357">
                <text:p>0.0421844758093357</text:p>
              </table:table-cell>
              <table:table-cell office:value-type="float" office:value="-0.023461">
                <text:p>-0.0234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20070141553879">
                <text:p>0.0420070141553879</text:p>
              </table:table-cell>
              <table:table-cell office:value-type="float" office:value="-0.023667">
                <text:p>-0.023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1902557015419">
                <text:p>0.041902557015419</text:p>
              </table:table-cell>
              <table:table-cell office:value-type="float" office:value="-0.023687">
                <text:p>-0.0236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20762598514557">
                <text:p>0.0420762598514557</text:p>
              </table:table-cell>
              <table:table-cell office:value-type="float" office:value="-0.023728">
                <text:p>-0.0237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22009602189064">
                <text:p>0.0422009602189064</text:p>
              </table:table-cell>
              <table:table-cell office:value-type="float" office:value="-0.023973">
                <text:p>-0.0239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2072075307369">
                <text:p>0.0422072075307369</text:p>
              </table:table-cell>
              <table:table-cell office:value-type="float" office:value="-0.023884">
                <text:p>-0.0238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21940982341766">
                <text:p>0.0421940982341766</text:p>
              </table:table-cell>
              <table:table-cell office:value-type="float" office:value="-0.023884">
                <text:p>-0.0238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22396697103977">
                <text:p>0.0422396697103977</text:p>
              </table:table-cell>
              <table:table-cell office:value-type="float" office:value="-0.024047">
                <text:p>-0.0240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18443530797958">
                <text:p>0.0418443530797958</text:p>
              </table:table-cell>
              <table:table-cell office:value-type="float" office:value="-0.023884">
                <text:p>-0.0238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22116480767727">
                <text:p>0.0422116480767727</text:p>
              </table:table-cell>
              <table:table-cell office:value-type="float" office:value="-0.023968">
                <text:p>-0.0239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1828952729702">
                <text:p>0.041828952729702</text:p>
              </table:table-cell>
              <table:table-cell office:value-type="float" office:value="-0.023921">
                <text:p>-0.0239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21794317662716">
                <text:p>0.0421794317662716</text:p>
              </table:table-cell>
              <table:table-cell office:value-type="float" office:value="-0.023887">
                <text:p>-0.023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20950576663017">
                <text:p>0.0420950576663017</text:p>
              </table:table-cell>
              <table:table-cell office:value-type="float" office:value="-0.023921">
                <text:p>-0.0239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20420132577419">
                <text:p>0.0420420132577419</text:p>
              </table:table-cell>
              <table:table-cell office:value-type="float" office:value="-0.0243">
                <text:p>-0.02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23301011323929">
                <text:p>0.0423301011323929</text:p>
              </table:table-cell>
              <table:table-cell office:value-type="float" office:value="-0.024391">
                <text:p>-0.0243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22702208161354">
                <text:p>0.0422702208161354</text:p>
              </table:table-cell>
              <table:table-cell office:value-type="float" office:value="-0.024296">
                <text:p>-0.0242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23972494900227">
                <text:p>0.0423972494900227</text:p>
              </table:table-cell>
              <table:table-cell office:value-type="float" office:value="-0.02444">
                <text:p>-0.024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20776158571243">
                <text:p>0.0420776158571243</text:p>
              </table:table-cell>
              <table:table-cell office:value-type="float" office:value="-0.024717">
                <text:p>-0.0247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19506207108498">
                <text:p>0.0419506207108498</text:p>
              </table:table-cell>
              <table:table-cell office:value-type="float" office:value="-0.024458">
                <text:p>-0.0244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20354753732681">
                <text:p>0.0420354753732681</text:p>
              </table:table-cell>
              <table:table-cell office:value-type="float" office:value="-0.02458">
                <text:p>-0.024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23323139548302">
                <text:p>0.0423323139548302</text:p>
              </table:table-cell>
              <table:table-cell office:value-type="float" office:value="-0.02461">
                <text:p>-0.024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2312927544117">
                <text:p>0.042312927544117</text:p>
              </table:table-cell>
              <table:table-cell office:value-type="float" office:value="-0.024572">
                <text:p>-0.0245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20449897646904">
                <text:p>0.0420449897646904</text:p>
              </table:table-cell>
              <table:table-cell office:value-type="float" office:value="-0.02458">
                <text:p>-0.0245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23904284834862">
                <text:p>0.0423904284834862</text:p>
              </table:table-cell>
              <table:table-cell office:value-type="float" office:value="-0.02461">
                <text:p>-0.024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19649034738541">
                <text:p>0.0419649034738541</text:p>
              </table:table-cell>
              <table:table-cell office:value-type="float" office:value="-0.024693">
                <text:p>-0.0246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20929417014122">
                <text:p>0.0420929417014122</text:p>
              </table:table-cell>
              <table:table-cell office:value-type="float" office:value="-0.024956">
                <text:p>-0.0249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21648472547531">
                <text:p>0.0421648472547531</text:p>
              </table:table-cell>
              <table:table-cell office:value-type="float" office:value="-0.025318">
                <text:p>-0.0253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20828983187676">
                <text:p>0.0420828983187676</text:p>
              </table:table-cell>
              <table:table-cell office:value-type="float" office:value="-0.025737">
                <text:p>-0.0257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23906967043877">
                <text:p>0.0423906967043877</text:p>
              </table:table-cell>
              <table:table-cell office:value-type="float" office:value="-0.026413">
                <text:p>-0.0264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22237254679203">
                <text:p>0.0422237254679203</text:p>
              </table:table-cell>
              <table:table-cell office:value-type="float" office:value="-0.027768">
                <text:p>-0.0277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22905907034874">
                <text:p>0.0422905907034874</text:p>
              </table:table-cell>
              <table:table-cell office:value-type="float" office:value="-0.028661">
                <text:p>-0.02866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23358902335167">
                <text:p>0.0423358902335167</text:p>
              </table:table-cell>
              <table:table-cell office:value-type="float" office:value="-0.028785">
                <text:p>-0.0287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25241813063622">
                <text:p>0.0425241813063622</text:p>
              </table:table-cell>
              <table:table-cell office:value-type="float" office:value="-0.028849">
                <text:p>-0.0288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2129747569561">
                <text:p>0.042129747569561</text:p>
              </table:table-cell>
              <table:table-cell office:value-type="float" office:value="-0.028887">
                <text:p>-0.02888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22888770699501">
                <text:p>0.0422888770699501</text:p>
              </table:table-cell>
              <table:table-cell office:value-type="float" office:value="-0.028938">
                <text:p>-0.0289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94333016872406">
                <text:p>0.0694333016872406</text:p>
              </table:table-cell>
              <table:table-cell office:value-type="float" office:value="-0.028923">
                <text:p>-0.0289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723592340946198">
                <text:p>0.0723592340946198</text:p>
              </table:table-cell>
              <table:table-cell office:value-type="float" office:value="-0.029954">
                <text:p>-0.029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736860483884811">
                <text:p>0.0736860483884811</text:p>
              </table:table-cell>
              <table:table-cell office:value-type="float" office:value="-0.030648">
                <text:p>-0.0306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757031217217445">
                <text:p>0.0757031217217445</text:p>
              </table:table-cell>
              <table:table-cell office:value-type="float" office:value="-0.031683">
                <text:p>-0.0316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771785005927086">
                <text:p>0.0771785005927086</text:p>
              </table:table-cell>
              <table:table-cell office:value-type="float" office:value="-0.031961">
                <text:p>-0.0319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805510357022286">
                <text:p>0.0805510357022286</text:p>
              </table:table-cell>
              <table:table-cell office:value-type="float" office:value="-0.032019">
                <text:p>-0.0320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3022765815258">
                <text:p>0.083022765815258</text:p>
              </table:table-cell>
              <table:table-cell office:value-type="float" office:value="-0.032109">
                <text:p>-0.0321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83654919266701">
                <text:p>0.183654919266701</text:p>
              </table:table-cell>
              <table:table-cell office:value-type="float" office:value="-0.032202">
                <text:p>-0.0322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84635043144226">
                <text:p>0.184635043144226</text:p>
              </table:table-cell>
              <table:table-cell office:value-type="float" office:value="-0.033547">
                <text:p>-0.0335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87304347753525">
                <text:p>0.187304347753525</text:p>
              </table:table-cell>
              <table:table-cell office:value-type="float" office:value="-0.035294">
                <text:p>-0.0352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8984217941761">
                <text:p>0.18984217941761</text:p>
              </table:table-cell>
              <table:table-cell office:value-type="float" office:value="-0.036402">
                <text:p>-0.0364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152595102787">
                <text:p>0.19152595102787</text:p>
              </table:table-cell>
              <table:table-cell office:value-type="float" office:value="-0.036862">
                <text:p>-0.0368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3108424544334">
                <text:p>0.193108424544334</text:p>
              </table:table-cell>
              <table:table-cell office:value-type="float" office:value="-0.037018">
                <text:p>-0.0370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9425830245018">
                <text:p>0.19425830245018</text:p>
              </table:table-cell>
              <table:table-cell office:value-type="float" office:value="-0.037607">
                <text:p>-0.0376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95517033338547">
                <text:p>0.195517033338547</text:p>
              </table:table-cell>
              <table:table-cell office:value-type="float" office:value="-0.039096">
                <text:p>-0.0390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96018517017365">
                <text:p>0.196018517017365</text:p>
              </table:table-cell>
              <table:table-cell office:value-type="float" office:value="-0.039941">
                <text:p>-0.03994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97876647114754">
                <text:p>0.197876647114754</text:p>
              </table:table-cell>
              <table:table-cell office:value-type="float" office:value="-0.041467">
                <text:p>-0.0414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99104785919189">
                <text:p>0.199104785919189</text:p>
              </table:table-cell>
              <table:table-cell office:value-type="float" office:value="-0.042895">
                <text:p>-0.0428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00084790587425">
                <text:p>0.200084790587425</text:p>
              </table:table-cell>
              <table:table-cell office:value-type="float" office:value="-0.044012">
                <text:p>-0.0440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0057275891304">
                <text:p>0.20057275891304</text:p>
              </table:table-cell>
              <table:table-cell office:value-type="float" office:value="-0.044857">
                <text:p>-0.0448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0159301161766">
                <text:p>0.20159301161766</text:p>
              </table:table-cell>
              <table:table-cell office:value-type="float" office:value="-0.045796">
                <text:p>-0.0457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01723337173462">
                <text:p>0.201723337173462</text:p>
              </table:table-cell>
              <table:table-cell office:value-type="float" office:value="-0.046927">
                <text:p>-0.0469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02372476458549">
                <text:p>0.202372476458549</text:p>
              </table:table-cell>
              <table:table-cell office:value-type="float" office:value="-0.048846">
                <text:p>-0.0488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02289462089539">
                <text:p>0.202289462089539</text:p>
              </table:table-cell>
              <table:table-cell office:value-type="float" office:value="-0.049946">
                <text:p>-0.0499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02655449509621">
                <text:p>0.202655449509621</text:p>
              </table:table-cell>
              <table:table-cell office:value-type="float" office:value="-0.051877">
                <text:p>-0.0518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02659547328949">
                <text:p>0.202659547328949</text:p>
              </table:table-cell>
              <table:table-cell office:value-type="float" office:value="-0.053302">
                <text:p>-0.0533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02190950512886">
                <text:p>0.202190950512886</text:p>
              </table:table-cell>
              <table:table-cell office:value-type="float" office:value="-0.05495">
                <text:p>-0.054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01723337173462">
                <text:p>0.201723337173462</text:p>
              </table:table-cell>
              <table:table-cell office:value-type="float" office:value="-0.05618">
                <text:p>-0.056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01179996132851">
                <text:p>0.201179996132851</text:p>
              </table:table-cell>
              <table:table-cell office:value-type="float" office:value="-0.057819">
                <text:p>-0.0578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00728178024292">
                <text:p>0.200728178024292</text:p>
              </table:table-cell>
              <table:table-cell office:value-type="float" office:value="-0.059658">
                <text:p>-0.0596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9229538440704">
                <text:p>0.199229538440704</text:p>
              </table:table-cell>
              <table:table-cell office:value-type="float" office:value="-0.060765">
                <text:p>-0.0607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8984742164612">
                <text:p>0.198984742164612</text:p>
              </table:table-cell>
              <table:table-cell office:value-type="float" office:value="-0.062136">
                <text:p>-0.062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97866141796112">
                <text:p>0.197866141796112</text:p>
              </table:table-cell>
              <table:table-cell office:value-type="float" office:value="-0.06374">
                <text:p>-0.063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95825263857842">
                <text:p>0.195825263857842</text:p>
              </table:table-cell>
              <table:table-cell office:value-type="float" office:value="-0.065029">
                <text:p>-0.0650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94575116038322">
                <text:p>0.194575116038322</text:p>
              </table:table-cell>
              <table:table-cell office:value-type="float" office:value="-0.066391">
                <text:p>-0.0663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93025022745132">
                <text:p>0.193025022745132</text:p>
              </table:table-cell>
              <table:table-cell office:value-type="float" office:value="-0.06845">
                <text:p>-0.068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91463604569435">
                <text:p>0.191463604569435</text:p>
              </table:table-cell>
              <table:table-cell office:value-type="float" office:value="-0.070696">
                <text:p>-0.0706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89793661236763">
                <text:p>0.189793661236763</text:p>
              </table:table-cell>
              <table:table-cell office:value-type="float" office:value="-0.073091">
                <text:p>-0.0730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86565101146698">
                <text:p>0.186565101146698</text:p>
              </table:table-cell>
              <table:table-cell office:value-type="float" office:value="-0.075712">
                <text:p>-0.0757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8413108587265">
                <text:p>0.18413108587265</text:p>
              </table:table-cell>
              <table:table-cell office:value-type="float" office:value="-0.077312">
                <text:p>-0.07731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81680992245674">
                <text:p>0.181680992245674</text:p>
              </table:table-cell>
              <table:table-cell office:value-type="float" office:value="-0.078789">
                <text:p>-0.0787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78317874670029">
                <text:p>0.178317874670029</text:p>
              </table:table-cell>
              <table:table-cell office:value-type="float" office:value="-0.080584">
                <text:p>-0.080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76520109176636">
                <text:p>0.176520109176636</text:p>
              </table:table-cell>
              <table:table-cell office:value-type="float" office:value="-0.082851">
                <text:p>-0.0828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73638716340065">
                <text:p>0.173638716340065</text:p>
              </table:table-cell>
              <table:table-cell office:value-type="float" office:value="-0.0859">
                <text:p>-0.08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7118938267231">
                <text:p>0.17118938267231</text:p>
              </table:table-cell>
              <table:table-cell office:value-type="float" office:value="-0.088923">
                <text:p>-0.0889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68551415205002">
                <text:p>0.168551415205002</text:p>
              </table:table-cell>
              <table:table-cell office:value-type="float" office:value="-0.090972">
                <text:p>-0.0909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43048971891403">
                <text:p>0.143048971891403</text:p>
              </table:table-cell>
              <table:table-cell office:value-type="float" office:value="-0.092948">
                <text:p>-0.0929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38787627220154">
                <text:p>0.138787627220154</text:p>
              </table:table-cell>
              <table:table-cell office:value-type="float" office:value="-0.094411">
                <text:p>-0.0944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35460704565048">
                <text:p>0.135460704565048</text:p>
              </table:table-cell>
              <table:table-cell office:value-type="float" office:value="-0.096853">
                <text:p>-0.0968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06368005275726">
                <text:p>0.106368005275726</text:p>
              </table:table-cell>
              <table:table-cell office:value-type="float" office:value="-0.099527">
                <text:p>-0.0995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06300115585327">
                <text:p>0.106300115585327</text:p>
              </table:table-cell>
              <table:table-cell office:value-type="float" office:value="-0.102623">
                <text:p>-0.1026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06374867260456">
                <text:p>0.106374867260456</text:p>
              </table:table-cell>
              <table:table-cell office:value-type="float" office:value="-0.105591">
                <text:p>-0.1055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061617359519">
                <text:p>0.1061617359519</text:p>
              </table:table-cell>
              <table:table-cell office:value-type="float" office:value="-0.107266">
                <text:p>-0.1072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06166511774063">
                <text:p>0.106166511774063</text:p>
              </table:table-cell>
              <table:table-cell office:value-type="float" office:value="-0.109083">
                <text:p>-0.1090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05993896722794">
                <text:p>0.105993896722794</text:p>
              </table:table-cell>
              <table:table-cell office:value-type="float" office:value="-0.111083">
                <text:p>-0.11108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06030091643333">
                <text:p>0.106030091643333</text:p>
              </table:table-cell>
              <table:table-cell office:value-type="float" office:value="-0.113673">
                <text:p>-0.11367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06236279010773">
                <text:p>0.106236279010773</text:p>
              </table:table-cell>
              <table:table-cell office:value-type="float" office:value="-0.116057">
                <text:p>-0.1160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06231436133385">
                <text:p>0.106231436133385</text:p>
              </table:table-cell>
              <table:table-cell office:value-type="float" office:value="-0.117929">
                <text:p>-0.1179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05955794453621">
                <text:p>0.105955794453621</text:p>
              </table:table-cell>
              <table:table-cell office:value-type="float" office:value="-0.119889">
                <text:p>-0.1198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06005698442459">
                <text:p>0.106005698442459</text:p>
              </table:table-cell>
              <table:table-cell office:value-type="float" office:value="-0.121756">
                <text:p>-0.1217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05992883443832">
                <text:p>0.105992883443832</text:p>
              </table:table-cell>
              <table:table-cell office:value-type="float" office:value="-0.124011">
                <text:p>-0.1240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06287457048893">
                <text:p>0.106287457048893</text:p>
              </table:table-cell>
              <table:table-cell office:value-type="float" office:value="-0.126384">
                <text:p>-0.1263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06222003698349">
                <text:p>0.106222003698349</text:p>
              </table:table-cell>
              <table:table-cell office:value-type="float" office:value="-0.128573">
                <text:p>-0.12857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06061950325966">
                <text:p>0.106061950325966</text:p>
              </table:table-cell>
              <table:table-cell office:value-type="float" office:value="-0.130609">
                <text:p>-0.1306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06236293911934">
                <text:p>0.106236293911934</text:p>
              </table:table-cell>
              <table:table-cell office:value-type="float" office:value="-0.132363">
                <text:p>-0.1323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06345601379871">
                <text:p>0.106345601379871</text:p>
              </table:table-cell>
              <table:table-cell office:value-type="float" office:value="-0.134587">
                <text:p>-0.1345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06615521013737">
                <text:p>0.106615521013737</text:p>
              </table:table-cell>
              <table:table-cell office:value-type="float" office:value="-0.136358">
                <text:p>-0.1363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06138937175274">
                <text:p>0.106138937175274</text:p>
              </table:table-cell>
              <table:table-cell office:value-type="float" office:value="-0.138125">
                <text:p>-0.1381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06039561331272">
                <text:p>0.106039561331272</text:p>
              </table:table-cell>
              <table:table-cell office:value-type="float" office:value="-0.140182">
                <text:p>-0.1401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06353528797627">
                <text:p>0.106353528797627</text:p>
              </table:table-cell>
              <table:table-cell office:value-type="float" office:value="-0.142208">
                <text:p>-0.1422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03712648153305">
                <text:p>0.103712648153305</text:p>
              </table:table-cell>
              <table:table-cell office:value-type="float" office:value="-0.14465">
                <text:p>-0.1446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03637300431728">
                <text:p>0.103637300431728</text:p>
              </table:table-cell>
              <table:table-cell office:value-type="float" office:value="-0.146144">
                <text:p>-0.1461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03141129016876">
                <text:p>0.103141129016876</text:p>
              </table:table-cell>
              <table:table-cell office:value-type="float" office:value="-0.147414">
                <text:p>-0.1474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0328383743763">
                <text:p>0.10328383743763</text:p>
              </table:table-cell>
              <table:table-cell office:value-type="float" office:value="-0.149051">
                <text:p>-0.1490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03405378758907">
                <text:p>0.103405378758907</text:p>
              </table:table-cell>
              <table:table-cell office:value-type="float" office:value="-0.151575">
                <text:p>-0.1515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03595480322838">
                <text:p>0.103595480322838</text:p>
              </table:table-cell>
              <table:table-cell office:value-type="float" office:value="-0.152918">
                <text:p>-0.1529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03737622499466">
                <text:p>0.103737622499466</text:p>
              </table:table-cell>
              <table:table-cell office:value-type="float" office:value="-0.154255">
                <text:p>-0.1542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03777751326561">
                <text:p>0.103777751326561</text:p>
              </table:table-cell>
              <table:table-cell office:value-type="float" office:value="-0.15567">
                <text:p>-0.155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03743121027946">
                <text:p>0.103743121027946</text:p>
              </table:table-cell>
              <table:table-cell office:value-type="float" office:value="-0.15747">
                <text:p>-0.157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0398867726326">
                <text:p>0.10398867726326</text:p>
              </table:table-cell>
              <table:table-cell office:value-type="float" office:value="-0.159299">
                <text:p>-0.15929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03568688035011">
                <text:p>0.103568688035011</text:p>
              </table:table-cell>
              <table:table-cell office:value-type="float" office:value="-0.160468">
                <text:p>-0.1604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03648655116558">
                <text:p>0.103648655116558</text:p>
              </table:table-cell>
              <table:table-cell office:value-type="float" office:value="-0.161867">
                <text:p>-0.1618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03728853166103">
                <text:p>0.103728853166103</text:p>
              </table:table-cell>
              <table:table-cell office:value-type="float" office:value="-0.162535">
                <text:p>-0.16253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0356131196022">
                <text:p>0.10356131196022</text:p>
              </table:table-cell>
              <table:table-cell office:value-type="float" office:value="-0.163746">
                <text:p>-0.16374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03633180260658">
                <text:p>0.103633180260658</text:p>
              </table:table-cell>
              <table:table-cell office:value-type="float" office:value="-0.165491">
                <text:p>-0.1654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03732720017433">
                <text:p>0.103732720017433</text:p>
              </table:table-cell>
              <table:table-cell office:value-type="float" office:value="-0.166339">
                <text:p>-0.1663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03958860039711">
                <text:p>0.103958860039711</text:p>
              </table:table-cell>
              <table:table-cell office:value-type="float" office:value="-0.167919">
                <text:p>-0.1679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04103550314903">
                <text:p>0.104103550314903</text:p>
              </table:table-cell>
              <table:table-cell office:value-type="float" office:value="-0.168897">
                <text:p>-0.1688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04260005056858">
                <text:p>0.104260005056858</text:p>
              </table:table-cell>
              <table:table-cell office:value-type="float" office:value="-0.16955">
                <text:p>-0.169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0403074324131">
                <text:p>0.10403074324131</text:p>
              </table:table-cell>
              <table:table-cell office:value-type="float" office:value="-0.169965">
                <text:p>-0.1699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04259982705116">
                <text:p>0.104259982705116</text:p>
              </table:table-cell>
              <table:table-cell office:value-type="float" office:value="-0.170952">
                <text:p>-0.1709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04216583073139">
                <text:p>0.104216583073139</text:p>
              </table:table-cell>
              <table:table-cell office:value-type="float" office:value="-0.171795">
                <text:p>-0.1717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04334987699986">
                <text:p>0.104334987699986</text:p>
              </table:table-cell>
              <table:table-cell office:value-type="float" office:value="-0.172674">
                <text:p>-0.1726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04194775223732">
                <text:p>0.104194775223732</text:p>
              </table:table-cell>
              <table:table-cell office:value-type="float" office:value="-0.173548">
                <text:p>-0.1735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03916704654694">
                <text:p>0.103916704654694</text:p>
              </table:table-cell>
              <table:table-cell office:value-type="float" office:value="-0.173741">
                <text:p>-0.1737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04294583201408">
                <text:p>0.104294583201408</text:p>
              </table:table-cell>
              <table:table-cell office:value-type="float" office:value="-0.174206">
                <text:p>-0.1742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04333460330963">
                <text:p>0.104333460330963</text:p>
              </table:table-cell>
              <table:table-cell office:value-type="float" office:value="-0.174469">
                <text:p>-0.1744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04352258145809">
                <text:p>0.104352258145809</text:p>
              </table:table-cell>
              <table:table-cell office:value-type="float" office:value="-0.174745">
                <text:p>-0.17474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04342952370644">
                <text:p>0.104342952370644</text:p>
              </table:table-cell>
              <table:table-cell office:value-type="float" office:value="-0.17503">
                <text:p>-0.175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04416593909264">
                <text:p>0.104416593909264</text:p>
              </table:table-cell>
              <table:table-cell office:value-type="float" office:value="-0.175235">
                <text:p>-0.1752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04407466948032">
                <text:p>0.104407466948032</text:p>
              </table:table-cell>
              <table:table-cell office:value-type="float" office:value="-0.175251">
                <text:p>-0.17525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04383818805218">
                <text:p>0.104383818805218</text:p>
              </table:table-cell>
              <table:table-cell office:value-type="float" office:value="-0.175389">
                <text:p>-0.1753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04114137589931">
                <text:p>0.104114137589931</text:p>
              </table:table-cell>
              <table:table-cell office:value-type="float" office:value="-0.175477">
                <text:p>-0.17547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04339778423309">
                <text:p>0.104339778423309</text:p>
              </table:table-cell>
              <table:table-cell office:value-type="float" office:value="-0.174823">
                <text:p>-0.17482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04267030954361">
                <text:p>0.104267030954361</text:p>
              </table:table-cell>
              <table:table-cell office:value-type="float" office:value="-0.174472">
                <text:p>-0.17447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04379087686539">
                <text:p>0.104379087686539</text:p>
              </table:table-cell>
              <table:table-cell office:value-type="float" office:value="-0.174395">
                <text:p>-0.1743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04218371212482">
                <text:p>0.104218371212482</text:p>
              </table:table-cell>
              <table:table-cell office:value-type="float" office:value="-0.174199">
                <text:p>-0.1741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0441680252552">
                <text:p>0.10441680252552</text:p>
              </table:table-cell>
              <table:table-cell office:value-type="float" office:value="-0.173755">
                <text:p>-0.1737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04158937931061">
                <text:p>0.104158937931061</text:p>
              </table:table-cell>
              <table:table-cell office:value-type="float" office:value="-0.173441">
                <text:p>-0.1734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04327589273453">
                <text:p>0.104327589273453</text:p>
              </table:table-cell>
              <table:table-cell office:value-type="float" office:value="-0.172328">
                <text:p>-0.17232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04221060872078">
                <text:p>0.104221060872078</text:p>
              </table:table-cell>
              <table:table-cell office:value-type="float" office:value="-0.171495">
                <text:p>-0.1714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0446485877037">
                <text:p>0.10446485877037</text:p>
              </table:table-cell>
              <table:table-cell office:value-type="float" office:value="-0.170939">
                <text:p>-0.17093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0443376749754">
                <text:p>0.10443376749754</text:p>
              </table:table-cell>
              <table:table-cell office:value-type="float" office:value="-0.169735">
                <text:p>-0.1697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04338943958282">
                <text:p>0.104338943958282</text:p>
              </table:table-cell>
              <table:table-cell office:value-type="float" office:value="-0.1687">
                <text:p>-0.16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0445474088192">
                <text:p>0.10445474088192</text:p>
              </table:table-cell>
              <table:table-cell office:value-type="float" office:value="-0.168153">
                <text:p>-0.1681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04430928826332">
                <text:p>0.104430928826332</text:p>
              </table:table-cell>
              <table:table-cell office:value-type="float" office:value="-0.167031">
                <text:p>-0.1670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04270622134209">
                <text:p>0.104270622134209</text:p>
              </table:table-cell>
              <table:table-cell office:value-type="float" office:value="-0.165747">
                <text:p>-0.16574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04458600282669">
                <text:p>0.104458600282669</text:p>
              </table:table-cell>
              <table:table-cell office:value-type="float" office:value="-0.164095">
                <text:p>-0.1640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04409776628017">
                <text:p>0.104409776628017</text:p>
              </table:table-cell>
              <table:table-cell office:value-type="float" office:value="-0.162921">
                <text:p>-0.16292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04379773139954">
                <text:p>0.104379773139954</text:p>
              </table:table-cell>
              <table:table-cell office:value-type="float" office:value="-0.161144">
                <text:p>-0.1611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04369103908539">
                <text:p>0.104369103908539</text:p>
              </table:table-cell>
              <table:table-cell office:value-type="float" office:value="-0.159624">
                <text:p>-0.1596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04198291897774">
                <text:p>0.104198291897774</text:p>
              </table:table-cell>
              <table:table-cell office:value-type="float" office:value="-0.158065">
                <text:p>-0.1580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0396334528923">
                <text:p>0.10396334528923</text:p>
              </table:table-cell>
              <table:table-cell office:value-type="float" office:value="-0.156473">
                <text:p>-0.1564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04129910469055">
                <text:p>0.104129910469055</text:p>
              </table:table-cell>
              <table:table-cell office:value-type="float" office:value="-0.154599">
                <text:p>-0.1545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04293689131737">
                <text:p>0.104293689131737</text:p>
              </table:table-cell>
              <table:table-cell office:value-type="float" office:value="-0.152587">
                <text:p>-0.15258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04467660188675">
                <text:p>0.104467660188675</text:p>
              </table:table-cell>
              <table:table-cell office:value-type="float" office:value="-0.150644">
                <text:p>-0.1506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0447546094656">
                <text:p>0.10447546094656</text:p>
              </table:table-cell>
              <table:table-cell office:value-type="float" office:value="-0.148612">
                <text:p>-0.1486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04329898953438">
                <text:p>0.104329898953438</text:p>
              </table:table-cell>
              <table:table-cell office:value-type="float" office:value="-0.146949">
                <text:p>-0.1469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04454889893532">
                <text:p>0.104454889893532</text:p>
              </table:table-cell>
              <table:table-cell office:value-type="float" office:value="-0.144489">
                <text:p>-0.14448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04435555636883">
                <text:p>0.104435555636883</text:p>
              </table:table-cell>
              <table:table-cell office:value-type="float" office:value="-0.141808">
                <text:p>-0.1418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04331806302071">
                <text:p>0.104331806302071</text:p>
              </table:table-cell>
              <table:table-cell office:value-type="float" office:value="-0.139441">
                <text:p>-0.1394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04473367333412">
                <text:p>0.104473367333412</text:p>
              </table:table-cell>
              <table:table-cell office:value-type="float" office:value="-0.136747">
                <text:p>-0.13674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04427918791771">
                <text:p>0.104427918791771</text:p>
              </table:table-cell>
              <table:table-cell office:value-type="float" office:value="-0.133819">
                <text:p>-0.1338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04205533862114">
                <text:p>0.104205533862114</text:p>
              </table:table-cell>
              <table:table-cell office:value-type="float" office:value="-0.131566">
                <text:p>-0.13156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04159541428089">
                <text:p>0.104159541428089</text:p>
              </table:table-cell>
              <table:table-cell office:value-type="float" office:value="-0.129204">
                <text:p>-0.1292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04421988129616">
                <text:p>0.104421988129616</text:p>
              </table:table-cell>
              <table:table-cell office:value-type="float" office:value="-0.126639">
                <text:p>-0.1266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04450866580009">
                <text:p>0.104450866580009</text:p>
              </table:table-cell>
              <table:table-cell office:value-type="float" office:value="-0.123876">
                <text:p>-0.1238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04237198829651">
                <text:p>0.104237198829651</text:p>
              </table:table-cell>
              <table:table-cell office:value-type="float" office:value="-0.120919">
                <text:p>-0.1209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04171894490719">
                <text:p>0.104171894490719</text:p>
              </table:table-cell>
              <table:table-cell office:value-type="float" office:value="-0.118524">
                <text:p>-0.1185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04442805051804">
                <text:p>0.104442805051804</text:p>
              </table:table-cell>
              <table:table-cell office:value-type="float" office:value="-0.116207">
                <text:p>-0.1162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04370579123497">
                <text:p>0.104370579123497</text:p>
              </table:table-cell>
              <table:table-cell office:value-type="float" office:value="-0.113517">
                <text:p>-0.1135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04427471756935">
                <text:p>0.104427471756935</text:p>
              </table:table-cell>
              <table:table-cell office:value-type="float" office:value="-0.110777">
                <text:p>-0.1107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04404911398888">
                <text:p>0.104404911398888</text:p>
              </table:table-cell>
              <table:table-cell office:value-type="float" office:value="-0.107726">
                <text:p>-0.1077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0416467487812">
                <text:p>0.10416467487812</text:p>
              </table:table-cell>
              <table:table-cell office:value-type="float" office:value="-0.104406">
                <text:p>-0.1044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04267224669456">
                <text:p>0.104267224669456</text:p>
              </table:table-cell>
              <table:table-cell office:value-type="float" office:value="-0.101436">
                <text:p>-0.1014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04448430240154">
                <text:p>0.104448430240154</text:p>
              </table:table-cell>
              <table:table-cell office:value-type="float" office:value="-0.098386">
                <text:p>-0.0983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04471914470196">
                <text:p>0.104471914470196</text:p>
              </table:table-cell>
              <table:table-cell office:value-type="float" office:value="-0.095541">
                <text:p>-0.0955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04229882359505">
                <text:p>0.104229882359505</text:p>
              </table:table-cell>
              <table:table-cell office:value-type="float" office:value="-0.092379">
                <text:p>-0.0923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04184225201607">
                <text:p>0.104184225201607</text:p>
              </table:table-cell>
              <table:table-cell office:value-type="float" office:value="-0.089671">
                <text:p>-0.0896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04448482394218">
                <text:p>0.104448482394218</text:p>
              </table:table-cell>
              <table:table-cell office:value-type="float" office:value="-0.086391">
                <text:p>-0.0863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04471631348133">
                <text:p>0.104471631348133</text:p>
              </table:table-cell>
              <table:table-cell office:value-type="float" office:value="-0.083331">
                <text:p>-0.0833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04441344738007">
                <text:p>0.104441344738007</text:p>
              </table:table-cell>
              <table:table-cell office:value-type="float" office:value="-0.080389">
                <text:p>-0.0803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04456692934036">
                <text:p>0.104456692934036</text:p>
              </table:table-cell>
              <table:table-cell office:value-type="float" office:value="-0.077428">
                <text:p>-0.0774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04489646852016">
                <text:p>0.104489646852016</text:p>
              </table:table-cell>
              <table:table-cell office:value-type="float" office:value="-0.0741">
                <text:p>-0.074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04230687022209">
                <text:p>0.104230687022209</text:p>
              </table:table-cell>
              <table:table-cell office:value-type="float" office:value="-0.070922">
                <text:p>-0.07092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04470543563366">
                <text:p>0.104470543563366</text:p>
              </table:table-cell>
              <table:table-cell office:value-type="float" office:value="-0.067701">
                <text:p>-0.0677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0444438457489">
                <text:p>0.10444438457489</text:p>
              </table:table-cell>
              <table:table-cell office:value-type="float" office:value="-0.065308">
                <text:p>-0.0653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04431748390198">
                <text:p>0.104431748390198</text:p>
              </table:table-cell>
              <table:table-cell office:value-type="float" office:value="-0.06214">
                <text:p>-0.062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0389669239521">
                <text:p>0.10389669239521</text:p>
              </table:table-cell>
              <table:table-cell office:value-type="float" office:value="-0.058489">
                <text:p>-0.0584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04354485869408">
                <text:p>0.104354485869408</text:p>
              </table:table-cell>
              <table:table-cell office:value-type="float" office:value="-0.0548">
                <text:p>-0.05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04284957051277">
                <text:p>0.104284957051277</text:p>
              </table:table-cell>
              <table:table-cell office:value-type="float" office:value="-0.052247">
                <text:p>-0.0522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04509256780148">
                <text:p>0.104509256780148</text:p>
              </table:table-cell>
              <table:table-cell office:value-type="float" office:value="-0.04924">
                <text:p>-0.0492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04452088475227">
                <text:p>0.104452088475227</text:p>
              </table:table-cell>
              <table:table-cell office:value-type="float" office:value="-0.046691">
                <text:p>-0.04669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04448288679123">
                <text:p>0.104448288679123</text:p>
              </table:table-cell>
              <table:table-cell office:value-type="float" office:value="-0.042852">
                <text:p>-0.04285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04441314935684">
                <text:p>0.104441314935684</text:p>
              </table:table-cell>
              <table:table-cell office:value-type="float" office:value="-0.040045">
                <text:p>-0.0400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04420147836208">
                <text:p>0.104420147836208</text:p>
              </table:table-cell>
              <table:table-cell office:value-type="float" office:value="-0.037586">
                <text:p>-0.0375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0360611975193">
                <text:p>0.10360611975193</text:p>
              </table:table-cell>
              <table:table-cell office:value-type="float" office:value="-0.034825">
                <text:p>-0.0348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0446010529995">
                <text:p>0.10446010529995</text:p>
              </table:table-cell>
              <table:table-cell office:value-type="float" office:value="-0.031857">
                <text:p>-0.0318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04545503854752">
                <text:p>0.104545503854752</text:p>
              </table:table-cell>
              <table:table-cell office:value-type="float" office:value="-0.027951">
                <text:p>-0.0279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04488350450993">
                <text:p>0.104488350450993</text:p>
              </table:table-cell>
              <table:table-cell office:value-type="float" office:value="-0.02494">
                <text:p>-0.024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04504324495792">
                <text:p>0.104504324495792</text:p>
              </table:table-cell>
              <table:table-cell office:value-type="float" office:value="-0.022463">
                <text:p>-0.0224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04470133781433">
                <text:p>0.104470133781433</text:p>
              </table:table-cell>
              <table:table-cell office:value-type="float" office:value="-0.020083">
                <text:p>-0.0200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04440376162529">
                <text:p>0.104440376162529</text:p>
              </table:table-cell>
              <table:table-cell office:value-type="float" office:value="-0.017381">
                <text:p>-0.0173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04415908455849">
                <text:p>0.104415908455849</text:p>
              </table:table-cell>
              <table:table-cell office:value-type="float" office:value="-0.014688">
                <text:p>-0.0146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04415237903595">
                <text:p>0.104415237903595</text:p>
              </table:table-cell>
              <table:table-cell office:value-type="float" office:value="-0.012225">
                <text:p>-0.0122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04205667972565">
                <text:p>0.104205667972565</text:p>
              </table:table-cell>
              <table:table-cell office:value-type="float" office:value="-0.009073">
                <text:p>-0.0090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04296639561653">
                <text:p>0.104296639561653</text:p>
              </table:table-cell>
              <table:table-cell office:value-type="float" office:value="-0.005977">
                <text:p>-0.0059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04251846671104">
                <text:p>0.104251846671104</text:p>
              </table:table-cell>
              <table:table-cell office:value-type="float" office:value="-0.003732">
                <text:p>-0.00373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04159876704216">
                <text:p>0.104159876704216</text:p>
              </table:table-cell>
              <table:table-cell office:value-type="float" office:value="-0.001064">
                <text:p>-0.0010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04425586760044">
                <text:p>0.104425586760044</text:p>
              </table:table-cell>
              <table:table-cell office:value-type="float" office:value="0.001378">
                <text:p>0.0013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04560598731041">
                <text:p>0.104560598731041</text:p>
              </table:table-cell>
              <table:table-cell office:value-type="float" office:value="0.003695">
                <text:p>0.0036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0439345985651">
                <text:p>0.10439345985651</text:p>
              </table:table-cell>
              <table:table-cell office:value-type="float" office:value="0.006466">
                <text:p>0.0064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04344792664051">
                <text:p>0.104344792664051</text:p>
              </table:table-cell>
              <table:table-cell office:value-type="float" office:value="0.008989">
                <text:p>0.00898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04533955454826">
                <text:p>0.104533955454826</text:p>
              </table:table-cell>
              <table:table-cell office:value-type="float" office:value="0.011031">
                <text:p>0.01103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04490250349045">
                <text:p>0.104490250349045</text:p>
              </table:table-cell>
              <table:table-cell office:value-type="float" office:value="0.013046">
                <text:p>0.01304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04261428117752">
                <text:p>0.104261428117752</text:p>
              </table:table-cell>
              <table:table-cell office:value-type="float" office:value="0.01528">
                <text:p>0.0152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4361981153488">
                <text:p>0.104361981153488</text:p>
              </table:table-cell>
              <table:table-cell office:value-type="float" office:value="0.01745">
                <text:p>0.017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04518108069897">
                <text:p>0.104518108069897</text:p>
              </table:table-cell>
              <table:table-cell office:value-type="float" office:value="0.019145">
                <text:p>0.0191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04517415165901">
                <text:p>0.104517415165901</text:p>
              </table:table-cell>
              <table:table-cell office:value-type="float" office:value="0.021704">
                <text:p>0.0217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04477018117905">
                <text:p>0.104477018117905</text:p>
              </table:table-cell>
              <table:table-cell office:value-type="float" office:value="0.02337">
                <text:p>0.023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04224100708961">
                <text:p>0.104224100708961</text:p>
              </table:table-cell>
              <table:table-cell office:value-type="float" office:value="0.024561">
                <text:p>0.02456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04494638741016">
                <text:p>0.104494638741016</text:p>
              </table:table-cell>
              <table:table-cell office:value-type="float" office:value="0.026573">
                <text:p>0.0265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04441955685616">
                <text:p>0.104441955685616</text:p>
              </table:table-cell>
              <table:table-cell office:value-type="float" office:value="0.028188">
                <text:p>0.0281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04450792074204">
                <text:p>0.104450792074204</text:p>
              </table:table-cell>
              <table:table-cell office:value-type="float" office:value="0.03021">
                <text:p>0.0302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4223556816578">
                <text:p>0.104223556816578</text:p>
              </table:table-cell>
              <table:table-cell office:value-type="float" office:value="0.031627">
                <text:p>0.0316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04468777775764">
                <text:p>0.104468777775764</text:p>
              </table:table-cell>
              <table:table-cell office:value-type="float" office:value="0.032974">
                <text:p>0.0329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04560285806656">
                <text:p>0.104560285806656</text:p>
              </table:table-cell>
              <table:table-cell office:value-type="float" office:value="0.034659">
                <text:p>0.03465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04686357080936">
                <text:p>0.104686357080936</text:p>
              </table:table-cell>
              <table:table-cell office:value-type="float" office:value="0.035456">
                <text:p>0.0354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0439695417881">
                <text:p>0.10439695417881</text:p>
              </table:table-cell>
              <table:table-cell office:value-type="float" office:value="0.036518">
                <text:p>0.0365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04981482028961">
                <text:p>0.104981482028961</text:p>
              </table:table-cell>
              <table:table-cell office:value-type="float" office:value="0.037767">
                <text:p>0.0377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04792699217796">
                <text:p>0.104792699217796</text:p>
              </table:table-cell>
              <table:table-cell office:value-type="float" office:value="0.038851">
                <text:p>0.03885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05231486260891">
                <text:p>0.105231486260891</text:p>
              </table:table-cell>
              <table:table-cell office:value-type="float" office:value="0.040086">
                <text:p>0.0400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05070970952511">
                <text:p>0.105070970952511</text:p>
              </table:table-cell>
              <table:table-cell office:value-type="float" office:value="0.0416">
                <text:p>0.04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0509280860424">
                <text:p>0.10509280860424</text:p>
              </table:table-cell>
              <table:table-cell office:value-type="float" office:value="0.042569">
                <text:p>0.04256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04935511946678">
                <text:p>0.104935511946678</text:p>
              </table:table-cell>
              <table:table-cell office:value-type="float" office:value="0.043791">
                <text:p>0.0437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04698374867439">
                <text:p>0.104698374867439</text:p>
              </table:table-cell>
              <table:table-cell office:value-type="float" office:value="0.044098">
                <text:p>0.0440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04976393282413">
                <text:p>0.104976393282413</text:p>
              </table:table-cell>
              <table:table-cell office:value-type="float" office:value="0.044169">
                <text:p>0.0441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0498072206974">
                <text:p>0.10498072206974</text:p>
              </table:table-cell>
              <table:table-cell office:value-type="float" office:value="0.04433">
                <text:p>0.044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05045661330223">
                <text:p>0.105045661330223</text:p>
              </table:table-cell>
              <table:table-cell office:value-type="float" office:value="0.044702">
                <text:p>0.0447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05037435889244">
                <text:p>0.105037435889244</text:p>
              </table:table-cell>
              <table:table-cell office:value-type="float" office:value="0.045708">
                <text:p>0.0457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04855574667454">
                <text:p>0.104855574667454</text:p>
              </table:table-cell>
              <table:table-cell office:value-type="float" office:value="0.046619">
                <text:p>0.0466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04663453996181">
                <text:p>0.104663453996181</text:p>
              </table:table-cell>
              <table:table-cell office:value-type="float" office:value="0.046979">
                <text:p>0.0469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0482694208622">
                <text:p>0.10482694208622</text:p>
              </table:table-cell>
              <table:table-cell office:value-type="float" office:value="0.046499">
                <text:p>0.0464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04862600564957">
                <text:p>0.104862600564957</text:p>
              </table:table-cell>
              <table:table-cell office:value-type="float" office:value="0.046346">
                <text:p>0.0463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04634821414948">
                <text:p>0.104634821414948</text:p>
              </table:table-cell>
              <table:table-cell office:value-type="float" office:value="0.04614">
                <text:p>0.046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04849576950073">
                <text:p>0.104849576950073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04936316609383">
                <text:p>0.104936316609383</text:p>
              </table:table-cell>
              <table:table-cell office:value-type="float" office:value="0.047226">
                <text:p>0.04722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04751780629158">
                <text:p>0.104751780629158</text:p>
              </table:table-cell>
              <table:table-cell office:value-type="float" office:value="0.047285">
                <text:p>0.04728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04981422424316">
                <text:p>0.104981422424316</text:p>
              </table:table-cell>
              <table:table-cell office:value-type="float" office:value="0.047482">
                <text:p>0.0474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05002596974373">
                <text:p>0.105002596974373</text:p>
              </table:table-cell>
              <table:table-cell office:value-type="float" office:value="0.047608">
                <text:p>0.0476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04984723031521">
                <text:p>0.104984723031521</text:p>
              </table:table-cell>
              <table:table-cell office:value-type="float" office:value="0.047358">
                <text:p>0.0473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04964055120945">
                <text:p>0.104964055120945</text:p>
              </table:table-cell>
              <table:table-cell office:value-type="float" office:value="0.047401">
                <text:p>0.0474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04704424738884">
                <text:p>0.104704424738884</text:p>
              </table:table-cell>
              <table:table-cell office:value-type="float" office:value="0.047315">
                <text:p>0.0473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04877077043056">
                <text:p>0.104877077043056</text:p>
              </table:table-cell>
              <table:table-cell office:value-type="float" office:value="0.047226">
                <text:p>0.0472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04954972863197">
                <text:p>0.104954972863197</text:p>
              </table:table-cell>
              <table:table-cell office:value-type="float" office:value="0.04736">
                <text:p>0.047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0486875474453">
                <text:p>0.10486875474453</text:p>
              </table:table-cell>
              <table:table-cell office:value-type="float" office:value="0.047301">
                <text:p>0.0473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04733176529408">
                <text:p>0.104733176529408</text:p>
              </table:table-cell>
              <table:table-cell office:value-type="float" office:value="0.047313">
                <text:p>0.0473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04878917336464">
                <text:p>0.104878917336464</text:p>
              </table:table-cell>
              <table:table-cell office:value-type="float" office:value="0.047548">
                <text:p>0.0475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04672841727734">
                <text:p>0.104672841727734</text:p>
              </table:table-cell>
              <table:table-cell office:value-type="float" office:value="0.047479">
                <text:p>0.0474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04868590831757">
                <text:p>0.104868590831757</text:p>
              </table:table-cell>
              <table:table-cell office:value-type="float" office:value="0.047492">
                <text:p>0.0474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04580193758011">
                <text:p>0.104580193758011</text:p>
              </table:table-cell>
              <table:table-cell office:value-type="float" office:value="0.047442">
                <text:p>0.0474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04797422885895">
                <text:p>0.104797422885895</text:p>
              </table:table-cell>
              <table:table-cell office:value-type="float" office:value="0.047297">
                <text:p>0.04729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0457980632782">
                <text:p>0.10457980632782</text:p>
              </table:table-cell>
              <table:table-cell office:value-type="float" office:value="0.047273">
                <text:p>0.0472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04889363050461">
                <text:p>0.104889363050461</text:p>
              </table:table-cell>
              <table:table-cell office:value-type="float" office:value="0.047204">
                <text:p>0.0472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04881659150124">
                <text:p>0.104881659150124</text:p>
              </table:table-cell>
              <table:table-cell office:value-type="float" office:value="0.047139">
                <text:p>0.0471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04891650378704">
                <text:p>0.104891650378704</text:p>
              </table:table-cell>
              <table:table-cell office:value-type="float" office:value="0.047212">
                <text:p>0.0472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04730948805809">
                <text:p>0.104730948805809</text:p>
              </table:table-cell>
              <table:table-cell office:value-type="float" office:value="0.047216">
                <text:p>0.04721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04798577725887">
                <text:p>0.104798577725887</text:p>
              </table:table-cell>
              <table:table-cell office:value-type="float" office:value="0.047286">
                <text:p>0.0472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0468565672636">
                <text:p>0.10468565672636</text:p>
              </table:table-cell>
              <table:table-cell office:value-type="float" office:value="0.047297">
                <text:p>0.0472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04875311255455">
                <text:p>0.104875311255455</text:p>
              </table:table-cell>
              <table:table-cell office:value-type="float" office:value="0.047293">
                <text:p>0.0472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04948461055756">
                <text:p>0.104948461055756</text:p>
              </table:table-cell>
              <table:table-cell office:value-type="float" office:value="0.047294">
                <text:p>0.0472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04952126741409">
                <text:p>0.104952126741409</text:p>
              </table:table-cell>
              <table:table-cell office:value-type="float" office:value="0.047215">
                <text:p>0.0472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04914754629135">
                <text:p>0.104914754629135</text:p>
              </table:table-cell>
              <table:table-cell office:value-type="float" office:value="0.047244">
                <text:p>0.0472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04885891079903">
                <text:p>0.104885891079903</text:p>
              </table:table-cell>
              <table:table-cell office:value-type="float" office:value="0.047093">
                <text:p>0.04709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04837380349636">
                <text:p>0.104837380349636</text:p>
              </table:table-cell>
              <table:table-cell office:value-type="float" office:value="0.046974">
                <text:p>0.0469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04891829192638">
                <text:p>0.104891829192638</text:p>
              </table:table-cell>
              <table:table-cell office:value-type="float" office:value="0.047014">
                <text:p>0.0470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04970008134842">
                <text:p>0.104970008134842</text:p>
              </table:table-cell>
              <table:table-cell office:value-type="float" office:value="0.046911">
                <text:p>0.0469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04984730482101">
                <text:p>0.104984730482101</text:p>
              </table:table-cell>
              <table:table-cell office:value-type="float" office:value="0.047038">
                <text:p>0.04703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04978486895561">
                <text:p>0.104978486895561</text:p>
              </table:table-cell>
              <table:table-cell office:value-type="float" office:value="0.047014">
                <text:p>0.04701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0471698641777">
                <text:p>0.10471698641777</text:p>
              </table:table-cell>
              <table:table-cell office:value-type="float" office:value="0.046974">
                <text:p>0.04697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04726433753967">
                <text:p>0.104726433753967</text:p>
              </table:table-cell>
              <table:table-cell office:value-type="float" office:value="0.046974">
                <text:p>0.04697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0466904938221">
                <text:p>0.10466904938221</text:p>
              </table:table-cell>
              <table:table-cell office:value-type="float" office:value="0.047014">
                <text:p>0.0470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04635089635849">
                <text:p>0.104635089635849</text:p>
              </table:table-cell>
              <table:table-cell office:value-type="float" office:value="0.046911">
                <text:p>0.0469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04626223444939">
                <text:p>0.104626223444939</text:p>
              </table:table-cell>
              <table:table-cell office:value-type="float" office:value="0.046907">
                <text:p>0.0469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04784891009331">
                <text:p>0.104784891009331</text:p>
              </table:table-cell>
              <table:table-cell office:value-type="float" office:value="0.046844">
                <text:p>0.0468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04657590389252">
                <text:p>0.104657590389252</text:p>
              </table:table-cell>
              <table:table-cell office:value-type="float" office:value="0.046804">
                <text:p>0.04680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04486010968685">
                <text:p>0.104486010968685</text:p>
              </table:table-cell>
              <table:table-cell office:value-type="float" office:value="0.046676">
                <text:p>0.04667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04429095983505">
                <text:p>0.104429095983505</text:p>
              </table:table-cell>
              <table:table-cell office:value-type="float" office:value="0.04658">
                <text:p>0.046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04489028453827">
                <text:p>0.104489028453827</text:p>
              </table:table-cell>
              <table:table-cell office:value-type="float" office:value="0.046539">
                <text:p>0.0465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0445511341095">
                <text:p>0.10445511341095</text:p>
              </table:table-cell>
              <table:table-cell office:value-type="float" office:value="0.046609">
                <text:p>0.0466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04447267949581">
                <text:p>0.104447267949581</text:p>
              </table:table-cell>
              <table:table-cell office:value-type="float" office:value="0.04647">
                <text:p>0.046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04651533067226">
                <text:p>0.104651533067226</text:p>
              </table:table-cell>
              <table:table-cell office:value-type="float" office:value="0.04659">
                <text:p>0.046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04613818228245">
                <text:p>0.104613818228245</text:p>
              </table:table-cell>
              <table:table-cell office:value-type="float" office:value="0.046578">
                <text:p>0.0465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04484997689724">
                <text:p>0.104484997689724</text:p>
              </table:table-cell>
              <table:table-cell office:value-type="float" office:value="0.046499">
                <text:p>0.04649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04521036148071">
                <text:p>0.104521036148071</text:p>
              </table:table-cell>
              <table:table-cell office:value-type="float" office:value="0.046584">
                <text:p>0.0465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042690128088">
                <text:p>0.1042690128088</text:p>
              </table:table-cell>
              <table:table-cell office:value-type="float" office:value="0.04644">
                <text:p>0.046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04312144219875">
                <text:p>0.104312144219875</text:p>
              </table:table-cell>
              <table:table-cell office:value-type="float" office:value="0.046506">
                <text:p>0.0465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04648038744926">
                <text:p>0.104648038744926</text:p>
              </table:table-cell>
              <table:table-cell office:value-type="float" office:value="0.046193">
                <text:p>0.04619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04506075382233">
                <text:p>0.104506075382233</text:p>
              </table:table-cell>
              <table:table-cell office:value-type="float" office:value="0.046319">
                <text:p>0.0463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0448981821537">
                <text:p>0.10448981821537</text:p>
              </table:table-cell>
              <table:table-cell office:value-type="float" office:value="0.046403">
                <text:p>0.0464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04507654905319">
                <text:p>0.104507654905319</text:p>
              </table:table-cell>
              <table:table-cell office:value-type="float" office:value="0.046186">
                <text:p>0.0461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04412816464901">
                <text:p>0.104412816464901</text:p>
              </table:table-cell>
              <table:table-cell office:value-type="float" office:value="0.046217">
                <text:p>0.0462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043361723423">
                <text:p>0.1043361723423</text:p>
              </table:table-cell>
              <table:table-cell office:value-type="float" office:value="0.046327">
                <text:p>0.0463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04484423995018">
                <text:p>0.104484423995018</text:p>
              </table:table-cell>
              <table:table-cell office:value-type="float" office:value="0.046186">
                <text:p>0.0461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04379802942276">
                <text:p>0.104379802942276</text:p>
              </table:table-cell>
              <table:table-cell office:value-type="float" office:value="0.046186">
                <text:p>0.0461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04417413473129">
                <text:p>0.104417413473129</text:p>
              </table:table-cell>
              <table:table-cell office:value-type="float" office:value="0.046005">
                <text:p>0.0460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04311339557171">
                <text:p>0.104311339557171</text:p>
              </table:table-cell>
              <table:table-cell office:value-type="float" office:value="0.04597">
                <text:p>0.045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04589052498341">
                <text:p>0.104589052498341</text:p>
              </table:table-cell>
              <table:table-cell office:value-type="float" office:value="0.045893">
                <text:p>0.0458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04347690939903">
                <text:p>0.104347690939903</text:p>
              </table:table-cell>
              <table:table-cell office:value-type="float" office:value="0.045946">
                <text:p>0.04594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04364588856697">
                <text:p>0.104364588856697</text:p>
              </table:table-cell>
              <table:table-cell office:value-type="float" office:value="0.045866">
                <text:p>0.0458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04482404887676">
                <text:p>0.104482404887676</text:p>
              </table:table-cell>
              <table:table-cell office:value-type="float" office:value="0.045601">
                <text:p>0.0456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04497045278549">
                <text:p>0.104497045278549</text:p>
              </table:table-cell>
              <table:table-cell office:value-type="float" office:value="0.045393">
                <text:p>0.0453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04521796107292">
                <text:p>0.104521796107292</text:p>
              </table:table-cell>
              <table:table-cell office:value-type="float" office:value="0.045269">
                <text:p>0.0452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04412168264389">
                <text:p>0.104412168264389</text:p>
              </table:table-cell>
              <table:table-cell office:value-type="float" office:value="0.045269">
                <text:p>0.0452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04421973228455">
                <text:p>0.104421973228455</text:p>
              </table:table-cell>
              <table:table-cell office:value-type="float" office:value="0.045077">
                <text:p>0.04507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04655057191849">
                <text:p>0.104655057191849</text:p>
              </table:table-cell>
              <table:table-cell office:value-type="float" office:value="0.045157">
                <text:p>0.0451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04404471814632">
                <text:p>0.104404471814632</text:p>
              </table:table-cell>
              <table:table-cell office:value-type="float" office:value="0.045036">
                <text:p>0.0450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04320675134659">
                <text:p>0.104320675134659</text:p>
              </table:table-cell>
              <table:table-cell office:value-type="float" office:value="0.045036">
                <text:p>0.0450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04404777288437">
                <text:p>0.104404777288437</text:p>
              </table:table-cell>
              <table:table-cell office:value-type="float" office:value="0.045095">
                <text:p>0.0450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04367524385452">
                <text:p>0.104367524385452</text:p>
              </table:table-cell>
              <table:table-cell office:value-type="float" office:value="0.045068">
                <text:p>0.0450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04454517364502">
                <text:p>0.104454517364502</text:p>
              </table:table-cell>
              <table:table-cell office:value-type="float" office:value="0.045036">
                <text:p>0.0450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04311510920525">
                <text:p>0.104311510920525</text:p>
              </table:table-cell>
              <table:table-cell office:value-type="float" office:value="0.04513">
                <text:p>0.045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04368016123772">
                <text:p>0.104368016123772</text:p>
              </table:table-cell>
              <table:table-cell office:value-type="float" office:value="0.04512">
                <text:p>0.045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0420448333025">
                <text:p>0.10420448333025</text:p>
              </table:table-cell>
              <table:table-cell office:value-type="float" office:value="0.045036">
                <text:p>0.0450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04274742305279">
                <text:p>0.104274742305279</text:p>
              </table:table-cell>
              <table:table-cell office:value-type="float" office:value="0.045036">
                <text:p>0.0450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04334115982056">
                <text:p>0.104334115982056</text:p>
              </table:table-cell>
              <table:table-cell office:value-type="float" office:value="0.044812">
                <text:p>0.0448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04271724820137">
                <text:p>0.104271724820137</text:p>
              </table:table-cell>
              <table:table-cell office:value-type="float" office:value="0.044642">
                <text:p>0.0446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04336082935333">
                <text:p>0.104336082935333</text:p>
              </table:table-cell>
              <table:table-cell office:value-type="float" office:value="0.044642">
                <text:p>0.0446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04267738759518">
                <text:p>0.104267738759518</text:p>
              </table:table-cell>
              <table:table-cell office:value-type="float" office:value="0.044556">
                <text:p>0.04455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04269817471504">
                <text:p>0.104269817471504</text:p>
              </table:table-cell>
              <table:table-cell office:value-type="float" office:value="0.044558">
                <text:p>0.04455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04295879602432">
                <text:p>0.104295879602432</text:p>
              </table:table-cell>
              <table:table-cell office:value-type="float" office:value="0.044537">
                <text:p>0.0445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04297280311584">
                <text:p>0.104297280311584</text:p>
              </table:table-cell>
              <table:table-cell office:value-type="float" office:value="0.044556">
                <text:p>0.0445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04258179664612">
                <text:p>0.104258179664612</text:p>
              </table:table-cell>
              <table:table-cell office:value-type="float" office:value="0.044587">
                <text:p>0.04458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04326136410236">
                <text:p>0.104326136410236</text:p>
              </table:table-cell>
              <table:table-cell office:value-type="float" office:value="0.044607">
                <text:p>0.04460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04237481951714">
                <text:p>0.104237481951714</text:p>
              </table:table-cell>
              <table:table-cell office:value-type="float" office:value="0.044594">
                <text:p>0.04459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04248404502869">
                <text:p>0.104248404502869</text:p>
              </table:table-cell>
              <table:table-cell office:value-type="float" office:value="0.044587">
                <text:p>0.04458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04275211691856">
                <text:p>0.104275211691856</text:p>
              </table:table-cell>
              <table:table-cell office:value-type="float" office:value="0.044539">
                <text:p>0.0445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04325845837593">
                <text:p>0.104325845837593</text:p>
              </table:table-cell>
              <table:table-cell office:value-type="float" office:value="0.044537">
                <text:p>0.0445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04311972856522">
                <text:p>0.104311972856522</text:p>
              </table:table-cell>
              <table:table-cell office:value-type="float" office:value="0.044473">
                <text:p>0.04447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04299202561378">
                <text:p>0.104299202561378</text:p>
              </table:table-cell>
              <table:table-cell office:value-type="float" office:value="0.044309">
                <text:p>0.0443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04243904352188">
                <text:p>0.104243904352188</text:p>
              </table:table-cell>
              <table:table-cell office:value-type="float" office:value="0.044253">
                <text:p>0.0442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04189373552799">
                <text:p>0.104189373552799</text:p>
              </table:table-cell>
              <table:table-cell office:value-type="float" office:value="0.0442">
                <text:p>0.04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04110263288021">
                <text:p>0.104110263288021</text:p>
              </table:table-cell>
              <table:table-cell office:value-type="float" office:value="0.044225">
                <text:p>0.0442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04135416448116">
                <text:p>0.104135416448116</text:p>
              </table:table-cell>
              <table:table-cell office:value-type="float" office:value="0.044225">
                <text:p>0.0442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04291938245296">
                <text:p>0.104291938245296</text:p>
              </table:table-cell>
              <table:table-cell office:value-type="float" office:value="0.044201">
                <text:p>0.0442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04280963540077">
                <text:p>0.104280963540077</text:p>
              </table:table-cell>
              <table:table-cell office:value-type="float" office:value="0.044278">
                <text:p>0.04427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04288309812546">
                <text:p>0.104288309812546</text:p>
              </table:table-cell>
              <table:table-cell office:value-type="float" office:value="0.044278">
                <text:p>0.04427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04336231946945">
                <text:p>0.104336231946945</text:p>
              </table:table-cell>
              <table:table-cell office:value-type="float" office:value="0.044285">
                <text:p>0.0442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04264087975025">
                <text:p>0.104264087975025</text:p>
              </table:table-cell>
              <table:table-cell office:value-type="float" office:value="0.044254">
                <text:p>0.0442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04285545647144">
                <text:p>0.104285545647144</text:p>
              </table:table-cell>
              <table:table-cell office:value-type="float" office:value="0.044225">
                <text:p>0.0442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0431495308876">
                <text:p>0.10431495308876</text:p>
              </table:table-cell>
              <table:table-cell office:value-type="float" office:value="0.044201">
                <text:p>0.04420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04288041591644">
                <text:p>0.104288041591644</text:p>
              </table:table-cell>
              <table:table-cell office:value-type="float" office:value="0.044253">
                <text:p>0.0442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0419850051403">
                <text:p>0.10419850051403</text:p>
              </table:table-cell>
              <table:table-cell office:value-type="float" office:value="0.044209">
                <text:p>0.0442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04311421513557">
                <text:p>0.104311421513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04365609586239">
                <text:p>0.104365609586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04280553758144">
                <text:p>0.104280553758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04192852973938">
                <text:p>0.104192852973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04304730892181">
                <text:p>0.10430473089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0433191806078">
                <text:p>0.10433191806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04212895035744">
                <text:p>0.104212895035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04130357503891">
                <text:p>0.104130357503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04276284575462">
                <text:p>0.104276284575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04178920388222">
                <text:p>0.104178920388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04273192584515">
                <text:p>0.104273192584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04260213673115">
                <text:p>0.104260213673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04277104139328">
                <text:p>0.104277104139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04336187243462">
                <text:p>0.104336187243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04281254112721">
                <text:p>0.104281254112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04240387678146">
                <text:p>0.104240387678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04240618646145">
                <text:p>0.104240618646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04325287044048">
                <text:p>0.104325287044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0420535504818">
                <text:p>0.10420535504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0416205227375">
                <text:p>0.10416205227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04298554360867">
                <text:p>0.104298554360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04185044765472">
                <text:p>0.104185044765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04293018579483">
                <text:p>0.104293018579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04323215782642">
                <text:p>0.104323215782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0428462177515">
                <text:p>0.10428462177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04302123188972">
                <text:p>0.104302123188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04302257299423">
                <text:p>0.104302257299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04216270148754">
                <text:p>0.104216270148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04307889938355">
                <text:p>0.104307889938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04327350854874">
                <text:p>0.104327350854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04256153106689">
                <text:p>0.104256153106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04138165712357">
                <text:p>0.104138165712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04189410805702">
                <text:p>0.104189410805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04228518903255">
                <text:p>0.10422851890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04229345917702">
                <text:p>0.104229345917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04144856333733">
                <text:p>0.104144856333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04158326983452">
                <text:p>0.104158326983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04175843298435">
                <text:p>0.104175843298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01302623748779">
                <text:p>0.101302623748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01813800632954">
                <text:p>0.101813800632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01761475205421">
                <text:p>0.101761475205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01720318198204">
                <text:p>0.101720318198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01624436676502">
                <text:p>0.101624436676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01384401321411">
                <text:p>0.10138440132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1744338870049">
                <text:p>0.101744338870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01507186889648">
                <text:p>0.101507186889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01498410105705">
                <text:p>0.101498410105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01603262126446">
                <text:p>0.101603262126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01765088737011">
                <text:p>0.101765088737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01220175623894">
                <text:p>0.101220175623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01593643426895">
                <text:p>0.101593643426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01536095142365">
                <text:p>0.101536095142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01514883339405">
                <text:p>0.101514883339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01523339748383">
                <text:p>0.101523339748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01573757827282">
                <text:p>0.101573757827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01414754986763">
                <text:p>0.101414754986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01683408021927">
                <text:p>0.101683408021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01384319365025">
                <text:p>0.101384319365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01661458611488">
                <text:p>0.10166145861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01331040263176">
                <text:p>0.101331040263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01631514728069">
                <text:p>0.101631514728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01445466279984">
                <text:p>0.10144546627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01296797394753">
                <text:p>0.101296797394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01270042359829">
                <text:p>0.101270042359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01148754358292">
                <text:p>0.101148754358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01055279374123">
                <text:p>0.101055279374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01400837302208">
                <text:p>0.10140083730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01057298481464">
                <text:p>0.101057298481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01497106254101">
                <text:p>0.101497106254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01565301418304">
                <text:p>0.101565301418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01962767541409">
                <text:p>0.10196276754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02149330079556">
                <text:p>0.102149330079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03198826313019">
                <text:p>0.10319882631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0361123085022">
                <text:p>0.10361123085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03623062372208">
                <text:p>0.10362306237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03825606405735">
                <text:p>0.103825606405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03833250701427">
                <text:p>0.103833250701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03907518088818">
                <text:p>0.103907518088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04208283126354">
                <text:p>0.104208283126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03946328163147">
                <text:p>0.103946328163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05911552906036">
                <text:p>0.105911552906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06590881943703">
                <text:p>0.106590881943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0872857272625">
                <text:p>0.1087285727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09018832445145">
                <text:p>0.109018832445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110560297966">
                <text:p>0.1110560297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10706567764282">
                <text:p>0.110706567764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1364134401083">
                <text:p>0.11364134401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1044055223465">
                <text:p>0.11044055223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08070194721222">
                <text:p>0.10807019472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09147399663925">
                <text:p>0.109147399663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11155636608601">
                <text:p>0.111155636608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1199414730072">
                <text:p>0.11199414730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12643726170063">
                <text:p>0.112643726170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07521302998066">
                <text:p>0.107521302998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07322253286839">
                <text:p>0.107322253286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08853779733181">
                <text:p>0.108853779733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10025458037853">
                <text:p>0.110025458037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04466810822487">
                <text:p>0.104466810822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04977965354919">
                <text:p>0.104977965354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07407175004482">
                <text:p>0.107407175004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07669480144978">
                <text:p>0.107669480144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07159793376923">
                <text:p>0.10715979337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02399498224258">
                <text:p>0.102399498224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01086117327213">
                <text:p>0.101086117327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01533576846123">
                <text:p>0.101533576846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0259822010994">
                <text:p>0.10259822010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02818764746189">
                <text:p>0.102818764746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03524833917618">
                <text:p>0.103524833917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0271692276001">
                <text:p>0.10271692276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02514028549194">
                <text:p>0.102514028549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02436043322086">
                <text:p>0.102436043322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02415822446346">
                <text:p>0.102415822446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02765589952469">
                <text:p>0.102765589952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03732764720917">
                <text:p>0.103732764720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03767774999142">
                <text:p>0.103767774999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04073941707611">
                <text:p>0.104073941707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03855907917023">
                <text:p>0.103855907917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03858083486557">
                <text:p>0.103858083486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04133084416389">
                <text:p>0.104133084416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04320526123047">
                <text:p>0.104320526123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04257896542549">
                <text:p>0.104257896542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0398668050766">
                <text:p>0.10398668050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03931114077568">
                <text:p>0.103931114077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03788569569588">
                <text:p>0.103788569569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03350818157196">
                <text:p>0.103350818157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03149309754372">
                <text:p>0.103149309754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03090435266495">
                <text:p>0.103090435266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03002801537514">
                <text:p>0.103002801537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03030562400818">
                <text:p>0.103030562400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02677345275879">
                <text:p>0.102677345275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0262393951416">
                <text:p>0.1026239395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02279499173164">
                <text:p>0.102279499173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01863160729408">
                <text:p>0.101863160729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01899445056915">
                <text:p>0.101899445056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0194344073534">
                <text:p>0.10194344073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01800881326199">
                <text:p>0.101800881326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01790428161621">
                <text:p>0.101790428161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01817488670349">
                <text:p>0.101817488670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01733639836311">
                <text:p>0.101733639836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02490819990635">
                <text:p>0.10249081999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02490484714508">
                <text:p>0.102490484714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0251197218895">
                <text:p>0.10251197218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02535150945187">
                <text:p>0.102535150945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02370291948318">
                <text:p>0.102370291948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0259935259819">
                <text:p>0.10259935259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02534756064415">
                <text:p>0.102534756064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02471366524696">
                <text:p>0.102471366524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02453127503395">
                <text:p>0.102453127503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02349460124969">
                <text:p>0.102349460124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02631896734238">
                <text:p>0.102631896734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02614596486092">
                <text:p>0.102614596486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02320991456509">
                <text:p>0.102320991456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02502584457397">
                <text:p>0.102502584457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02240651845932">
                <text:p>0.102240651845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02310061454773">
                <text:p>0.102310061454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02184996008873">
                <text:p>0.102184996008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02378755807877">
                <text:p>0.102378755807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02518700063229">
                <text:p>0.102518700063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02483130991459">
                <text:p>0.102483130991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02483414113522">
                <text:p>0.102483414113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02226614952087">
                <text:p>0.102226614952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02590262889862">
                <text:p>0.102590262889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02311745285988">
                <text:p>0.102311745285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02429307997227">
                <text:p>0.102429307997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02328732609749">
                <text:p>0.102328732609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02339848875999">
                <text:p>0.102339848875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02359429001808">
                <text:p>0.102359429001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02544635534287">
                <text:p>0.102544635534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02526903152466">
                <text:p>0.102526903152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02383241057396">
                <text:p>0.102383241057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02406591176987">
                <text:p>0.102406591176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02605789899826">
                <text:p>0.102605789899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02552443742752">
                <text:p>0.102552443742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02550275623798">
                <text:p>0.102550275623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02624118328094">
                <text:p>0.102624118328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02539777755737">
                <text:p>0.102539777755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02498427033424">
                <text:p>0.102498427033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02442152798176">
                <text:p>0.102442152798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02590471506119">
                <text:p>0.10259047150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02337062358856">
                <text:p>0.102337062358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02538466453552">
                <text:p>0.102538466453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02414727210999">
                <text:p>0.102414727210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02513268589973">
                <text:p>0.102513268589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0247965157032">
                <text:p>0.10247965157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0256515443325">
                <text:p>0.10256515443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02469101548195">
                <text:p>0.102469101548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02502688765526">
                <text:p>0.102502688765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02504625916481">
                <text:p>0.102504625916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02474138140678">
                <text:p>0.102474138140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02491565048695">
                <text:p>0.102491565048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02469503879547">
                <text:p>0.102469503879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02301821112633">
                <text:p>0.102301821112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02464333176613">
                <text:p>0.102464333176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02516055107117">
                <text:p>0.102516055107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0248389840126">
                <text:p>0.10248389840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02502591907978">
                <text:p>0.102502591907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0247865319252">
                <text:p>0.10247865319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02434933185577">
                <text:p>0.102434933185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02554365992546">
                <text:p>0.102554365992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02357387542725">
                <text:p>0.102357387542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02517783641815">
                <text:p>0.10251778364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02482542395592">
                <text:p>0.102482542395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02316953241825">
                <text:p>0.102316953241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02543905377388">
                <text:p>0.102543905377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02524474263191">
                <text:p>0.102524474263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02486833930016">
                <text:p>0.10248683393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02476306259632">
                <text:p>0.102476306259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02332606911659">
                <text:p>0.102332606911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02515168488026">
                <text:p>0.102515168488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02347828447819">
                <text:p>0.102347828447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02283731102943">
                <text:p>0.102283731102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02451026439667">
                <text:p>0.102451026439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02476626634598">
                <text:p>0.102476626634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02494224905968">
                <text:p>0.102494224905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02605804800987">
                <text:p>0.102605804800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02470278739929">
                <text:p>0.102470278739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02459013462067">
                <text:p>0.102459013462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02487295866013">
                <text:p>0.102487295866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02328017354012">
                <text:p>0.102328017354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02512083947659">
                <text:p>0.102512083947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02563083171844">
                <text:p>0.102563083171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02456130087376">
                <text:p>0.10245613008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02539569139481">
                <text:p>0.102539569139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02349683642387">
                <text:p>0.102349683642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02346390485764">
                <text:p>0.102346390485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02492839097977">
                <text:p>0.102492839097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02360352873802">
                <text:p>0.102360352873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02521248161793">
                <text:p>0.102521248161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02513656020165">
                <text:p>0.102513656020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02491810917854">
                <text:p>0.102491810917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02317348122597">
                <text:p>0.102317348122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02091699838638">
                <text:p>0.102091699838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02479599416256">
                <text:p>0.102479599416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02576613426209">
                <text:p>0.102576613426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02455422282219">
                <text:p>0.102455422282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02484986186028">
                <text:p>0.102484986186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02461561560631">
                <text:p>0.102461561560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0244657099247">
                <text:p>0.10244657099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02458462119102">
                <text:p>0.102458462119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02315552532673">
                <text:p>0.102315552532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02505803108215">
                <text:p>0.102505803108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02328091859817">
                <text:p>0.102328091859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0248114168644">
                <text:p>0.10248114168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02355226874352">
                <text:p>0.102355226874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0238865762949">
                <text:p>0.10238865762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02545097470284">
                <text:p>0.102545097470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02513626217842">
                <text:p>0.102513626217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02488040924072">
                <text:p>0.102488040924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02463528513908">
                <text:p>0.102463528513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02306209504604">
                <text:p>0.102306209504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02513737976551">
                <text:p>0.102513737976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02587163448334">
                <text:p>0.102587163448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02500692009926">
                <text:p>0.102500692009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02609932422638">
                <text:p>0.102609932422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0258013010025">
                <text:p>0.10258013010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02453842759132">
                <text:p>0.102453842759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02472767233849">
                <text:p>0.102472767233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02477692067623">
                <text:p>0.102477692067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02458663284779">
                <text:p>0.102458663284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02429501712322">
                <text:p>0.102429501712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02477207779884">
                <text:p>0.102477207779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02340906858444">
                <text:p>0.102340906858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02360740303993">
                <text:p>0.102360740303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02502048015594">
                <text:p>0.102502048015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02484188973904">
                <text:p>0.102484188973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02304965257645">
                <text:p>0.102304965257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02466359734535">
                <text:p>0.102466359734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02630287408829">
                <text:p>0.102630287408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02337375283241">
                <text:p>0.102337375283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02338500320911">
                <text:p>0.102338500320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02501846849918">
                <text:p>0.102501846849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02526322007179">
                <text:p>0.102526322007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02324798703194">
                <text:p>0.102324798703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02330461144447">
                <text:p>0.102330461144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02367177605629">
                <text:p>0.102367177605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02454721927643">
                <text:p>0.102454721927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02506093680859">
                <text:p>0.102506093680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02315455675125">
                <text:p>0.102315455675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02473057806492">
                <text:p>0.102473057806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02486491203308">
                <text:p>0.102486491203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02313958108425">
                <text:p>0.102313958108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02495528757572">
                <text:p>0.102495528757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02489769458771">
                <text:p>0.102489769458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0231602191925">
                <text:p>0.10231602191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02327696979046">
                <text:p>0.102327696979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02519661188126">
                <text:p>0.102519661188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02508932352066">
                <text:p>0.102508932352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02496638894081">
                <text:p>0.102496638894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02320417761803">
                <text:p>0.102320417761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02476246654987">
                <text:p>0.102476246654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02455966174603">
                <text:p>0.102455966174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02325536310673">
                <text:p>0.102325536310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02479510009289">
                <text:p>0.102479510009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0245805233717">
                <text:p>0.10245805233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02488629519939">
                <text:p>0.102488629519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02462649345398">
                <text:p>0.102462649345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02447241544724">
                <text:p>0.102447241544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02203495800495">
                <text:p>0.102203495800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02431118488312">
                <text:p>0.102431118488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02427080273628">
                <text:p>0.102427080273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02430328726769">
                <text:p>0.102430328726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02410435676575">
                <text:p>0.102410435676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02321818470955">
                <text:p>0.102321818470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02502316236496">
                <text:p>0.10250231623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02486230432987">
                <text:p>0.102486230432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02487534284592">
                <text:p>0.10248753428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02454543113709">
                <text:p>0.102454543113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02455660700798">
                <text:p>0.102455660700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02575182914734">
                <text:p>0.102575182914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02493017911911">
                <text:p>0.102493017911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02392807602882">
                <text:p>0.102392807602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02536618709564">
                <text:p>0.102536618709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02444663643837">
                <text:p>0.102444663643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02678135037422">
                <text:p>0.102678135037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02530136704445">
                <text:p>0.102530136704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02534532546997">
                <text:p>0.102534532546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02478593587875">
                <text:p>0.102478593587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02595806121826">
                <text:p>0.102595806121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02546945214272">
                <text:p>0.10254694521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02531105279922">
                <text:p>0.102531105279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02504640817642">
                <text:p>0.102504640817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0248926281929">
                <text:p>0.10248926281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02508418262005">
                <text:p>0.102508418262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02476552128792">
                <text:p>0.102476552128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02465227246284">
                <text:p>0.102465227246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02615311741829">
                <text:p>0.10261531174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02476358413696">
                <text:p>0.10247635841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0245606303215">
                <text:p>0.10245606303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02456614375114">
                <text:p>0.102456614375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02492719888687">
                <text:p>0.102492719888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02478176355362">
                <text:p>0.102478176355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02067187428474">
                <text:p>0.102067187428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02552011609077">
                <text:p>0.102552011609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0233898460865">
                <text:p>0.10233898460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02381855249405">
                <text:p>0.102381855249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02288439869881">
                <text:p>0.102288439869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0235495865345">
                <text:p>0.10235495865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02343581616879">
                <text:p>0.102343581616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02523937821388">
                <text:p>0.10252393782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02473184466362">
                <text:p>0.102473184466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02426178753376">
                <text:p>0.102426178753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02542847394943">
                <text:p>0.102542847394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02590061724186">
                <text:p>0.102590061724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02488048374653">
                <text:p>0.102488048374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0260433703661">
                <text:p>0.10260433703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02320745587349">
                <text:p>0.102320745587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02435082197189">
                <text:p>0.102435082197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02512717247009">
                <text:p>0.102512717247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02549180388451">
                <text:p>0.102549180388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02666154503822">
                <text:p>0.102666154503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02522477507591">
                <text:p>0.102522477507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02553091943264">
                <text:p>0.102553091943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02547943592072">
                <text:p>0.102547943592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02479502558708">
                <text:p>0.102479502558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02470725774765">
                <text:p>0.102470725774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02496564388275">
                <text:p>0.102496564388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02471753954887">
                <text:p>0.102471753954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0245556384325">
                <text:p>0.10245556384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02483831346035">
                <text:p>0.102483831346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02364473044872">
                <text:p>0.102364473044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021628677845">
                <text:p>0.1021628677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02560050785542">
                <text:p>0.10256005078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02509036660194">
                <text:p>0.102509036660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02586314082146">
                <text:p>0.102586314082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02293685078621">
                <text:p>0.102293685078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02485157549381">
                <text:p>0.102485157549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02472119033337">
                <text:p>0.102472119033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02446630597115">
                <text:p>0.102446630597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02437019348145">
                <text:p>0.102437019348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02497741580009">
                <text:p>0.10249774158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02438263595104">
                <text:p>0.102438263595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02494135499001">
                <text:p>0.102494135499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02467432618141">
                <text:p>0.102467432618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02444238960743">
                <text:p>0.102444238960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02297730743885">
                <text:p>0.102297730743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02509863674641">
                <text:p>0.102509863674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02330684661865">
                <text:p>0.102330684661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02513924241066">
                <text:p>0.10251392424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02480083703995">
                <text:p>0.102480083703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02490499615669">
                <text:p>0.102490499615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02530047297478">
                <text:p>0.102530047297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025156006217">
                <text:p>0.1025156006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02481156587601">
                <text:p>0.102481156587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02508321404457">
                <text:p>0.102508321404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02383829653263">
                <text:p>0.102383829653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02542012929916">
                <text:p>0.102542012929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02498039603233">
                <text:p>0.102498039603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02512285113335">
                <text:p>0.102512285113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02479033172131">
                <text:p>0.102479033172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02457739412785">
                <text:p>0.102457739412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02210208773613">
                <text:p>0.102210208773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02478250861168">
                <text:p>0.10247825086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02492094039917">
                <text:p>0.102492094039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02477662265301">
                <text:p>0.102477662265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02577641606331">
                <text:p>0.102577641606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02436065673828">
                <text:p>0.102436065673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02296084165573">
                <text:p>0.102296084165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02523162961006">
                <text:p>0.10252316296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02268531918526">
                <text:p>0.102268531918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02480016648769">
                <text:p>0.102480016648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02309800684452">
                <text:p>0.102309800684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02500557899475">
                <text:p>0.102500557899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02430164813995">
                <text:p>0.102430164813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02491185069084">
                <text:p>0.102491185069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02476917207241">
                <text:p>0.102476917207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02456398308277">
                <text:p>0.102456398308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0247440636158">
                <text:p>0.10247440636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02460607886314">
                <text:p>0.102460607886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02455206215382">
                <text:p>0.102455206215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02444253861904">
                <text:p>0.102444253861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02318048477173">
                <text:p>0.102318048477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102505847811699">
                <text:p>0.102505847811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02474562823772">
                <text:p>0.102474562823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0247503221035">
                <text:p>0.1024750322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02455198764801">
                <text:p>0.102455198764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102484837174416">
                <text:p>0.102484837174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02503806352615">
                <text:p>0.102503806352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02487176656723">
                <text:p>0.10248717665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02501720190048">
                <text:p>0.102501720190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02364420890808">
                <text:p>0.102364420890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02393291890621">
                <text:p>0.102393291890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02548062801361">
                <text:p>0.10254806280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02515496313572">
                <text:p>0.102515496313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02506287395954">
                <text:p>0.102506287395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02475188672543">
                <text:p>0.102475188672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02455288171768">
                <text:p>0.102455288171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02448374032974">
                <text:p>0.102448374032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02304890751839">
                <text:p>0.102304890751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02497287094593">
                <text:p>0.102497287094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02477036416531">
                <text:p>0.102477036416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02458223700523">
                <text:p>0.102458223700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102450579404831">
                <text:p>0.102450579404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02439537644386">
                <text:p>0.102439537644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02550730109215">
                <text:p>0.102550730109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02460220456123">
                <text:p>0.102460220456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02414272725582">
                <text:p>0.102414272725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02467551827431">
                <text:p>0.102467551827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10230378806591">
                <text:p>0.10230378806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02487340569496">
                <text:p>0.102487340569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02476388216019">
                <text:p>0.102476388216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02502532303333">
                <text:p>0.10250253230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02497979998589">
                <text:p>0.102497979998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02334871888161">
                <text:p>0.102334871888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02524228394032">
                <text:p>0.10252422839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02643020451069">
                <text:p>0.10264302045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02525226771832">
                <text:p>0.102525226771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02611362934113">
                <text:p>0.102611362934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02488622069359">
                <text:p>0.102488622069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02497443556786">
                <text:p>0.102497443556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02511882781982">
                <text:p>0.102511882781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102495461702347">
                <text:p>0.102495461702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02469973266125">
                <text:p>0.102469973266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02494291961193">
                <text:p>0.10249429196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02436065673828">
                <text:p>0.102436065673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02492734789848">
                <text:p>0.102492734789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02425143122673">
                <text:p>0.102425143122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0247465223074">
                <text:p>0.10247465223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02274879813194">
                <text:p>0.102274879813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02332204580307">
                <text:p>0.102332204580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0250898450613">
                <text:p>0.10250898450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0247690975666">
                <text:p>0.10247690975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02456405758858">
                <text:p>0.102456405758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02499268949032">
                <text:p>0.102499268949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02461971342564">
                <text:p>0.102461971342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02489165961742">
                <text:p>0.102489165961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02464236319065">
                <text:p>0.102464236319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02448299527168">
                <text:p>0.102448299527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02438069880009">
                <text:p>0.10243806988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0246267169714">
                <text:p>0.10246267169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02415829896927">
                <text:p>0.102415829896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02288842201233">
                <text:p>0.102288842201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02489121258259">
                <text:p>0.102489121258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02314367890358">
                <text:p>0.102314367890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02503508329391">
                <text:p>0.102503508329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02473393082619">
                <text:p>0.102473393082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02347917854786">
                <text:p>0.102347917854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02507404983044">
                <text:p>0.102507404983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02527216076851">
                <text:p>0.102527216076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02488592267036">
                <text:p>0.102488592267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02477446198463">
                <text:p>0.102477446198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02352857589722">
                <text:p>0.102352857589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02537453174591">
                <text:p>0.102537453174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02562680840492">
                <text:p>0.102562680840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02625101804733">
                <text:p>0.102625101804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02482631802559">
                <text:p>0.102482631802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10246005654335">
                <text:p>0.10246005654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02366633713245">
                <text:p>0.102366633713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02190665900707">
                <text:p>0.102190665900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02463439106941">
                <text:p>0.102463439106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02447763085365">
                <text:p>0.102447763085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02480083703995">
                <text:p>0.102480083703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02565623819828">
                <text:p>0.102565623819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02444566786289">
                <text:p>0.102444566786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02509163320065">
                <text:p>0.102509163320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0247702896595">
                <text:p>0.10247702896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0246454924345">
                <text:p>0.10246454924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02468639612198">
                <text:p>0.102468639612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02395325899124">
                <text:p>0.102395325899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02631375193596">
                <text:p>0.102631375193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02400913834572">
                <text:p>0.102400913834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0249487310648">
                <text:p>0.10249487310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02523818612099">
                <text:p>0.10252381861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02663099765778">
                <text:p>0.102663099765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02507270872593">
                <text:p>0.10250727087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02532871067524">
                <text:p>0.102532871067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0234235227108">
                <text:p>0.10234235227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02490276098251">
                <text:p>0.102490276098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02501273155212">
                <text:p>0.102501273155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02497167885304">
                <text:p>0.102497167885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02351896464825">
                <text:p>0.102351896464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02496400475502">
                <text:p>0.102496400475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0249999165535">
                <text:p>0.1024999916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10247115790844">
                <text:p>0.10247115790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02466031908989">
                <text:p>0.102466031908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0226346552372">
                <text:p>0.10226346552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02459937334061">
                <text:p>0.102459937334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102445520460606">
                <text:p>0.102445520460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02460443973541">
                <text:p>0.102460443973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102445863187313">
                <text:p>0.102445863187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02436184883118">
                <text:p>0.102436184883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02444022893906">
                <text:p>0.102444022893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02534733712673">
                <text:p>0.102534733712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02495208382606">
                <text:p>0.102495208382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02481260895729">
                <text:p>0.102481260895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02535672485828">
                <text:p>0.102535672485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0253868997097">
                <text:p>0.10253868997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02570340037346">
                <text:p>0.102570340037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02355591952801">
                <text:p>0.102355591952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02407112717628">
                <text:p>0.102407112717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02531731128693">
                <text:p>0.102531731128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02621279656887">
                <text:p>0.102621279656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02450504899025">
                <text:p>0.102450504899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02459624409676">
                <text:p>0.102459624409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102296747267246">
                <text:p>0.102296747267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02461084723473">
                <text:p>0.102461084723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102404877543449">
                <text:p>0.102404877543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10246168076992">
                <text:p>0.10246168076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02460220456123">
                <text:p>0.102460220456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02470904588699">
                <text:p>0.102470904588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10248177498579">
                <text:p>0.10248177498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02510064840317">
                <text:p>0.102510064840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102490976452827">
                <text:p>0.102490976452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02614931762218">
                <text:p>0.10261493176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02476134896278">
                <text:p>0.102476134896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02356627583504">
                <text:p>0.102356627583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102530539035797">
                <text:p>0.102530539035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102504283189774">
                <text:p>0.102504283189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02572560310364">
                <text:p>0.102572560310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02591082453728">
                <text:p>0.10259108245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102549880743027">
                <text:p>0.102549880743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02596417069435">
                <text:p>0.102596417069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102453991770744">
                <text:p>0.102453991770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02293133735657">
                <text:p>0.102293133735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0256715118885">
                <text:p>0.10256715118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02452099323273">
                <text:p>0.102452099323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02430388331413">
                <text:p>0.10243038833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02484345436096">
                <text:p>0.10248434543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02511741220951">
                <text:p>0.102511741220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02659955620766">
                <text:p>0.102659955620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02504968643188">
                <text:p>0.102504968643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02548062801361">
                <text:p>0.10254806280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02433323860168">
                <text:p>0.102433323860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0242921859026">
                <text:p>0.102429218590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58cm" svg:height="5.102cm" xlink:href=".." xlink:type="simple" chart:class="chart:line" chart:style-name="ch1">
        <chart:legend chart:legend-position="end" svg:x="6.209cm" svg:y="2.003cm" style:legend-expansion="high" chart:style-name="ch2"/>
        <chart:plot-area chart:style-name="ch3" table:cell-range-address="posiciones.C1:posiciones.C1001 posiciones.F1:posiciones.F437" chart:data-source-has-labels="row" svg:x="0.207cm" svg:y="0.102cm" svg:width="5.795cm" svg:height="4.898cm">
          <chartooo:coordinate-region svg:x="0.934cm" svg:y="0.302cm" svg:width="5.068cm" svg:height="3.7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siciones.C2:posiciones.C1001" chart:label-cell-address="posiciones.C1:posiciones.C1" chart:class="chart:line">
            <chart:data-point chart:repeated="1000"/>
          </chart:series>
          <chart:series chart:style-name="ch7" chart:values-cell-range-address="posiciones.F2:posiciones.F437" chart:label-cell-address="posiciones.F1:posiciones.F1" chart:class="chart:line">
            <chart:data-point chart:repeated="4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 Robot</text:p>
                <draw:g>
                  <svg:desc>posiciones.C1:posiciones.C1</svg:desc>
                </draw:g>
              </table:table-cell>
              <table:table-cell office:value-type="string">
                <text:p>Z MoCap(Y Robot)</text:p>
                <draw:g>
                  <svg:desc>posiciones.F1:posicione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855092048645">
                <text:p>0.21855092048645</text:p>
                <draw:g>
                  <svg:desc>posiciones.C2:posiciones.C1001</svg:desc>
                </draw:g>
              </table:table-cell>
              <table:table-cell office:value-type="float" office:value="0.243074">
                <text:p>0.243074</text:p>
                <draw:g>
                  <svg:desc>posiciones.F2:posiciones.F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8465447425842">
                <text:p>0.218465447425842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446135520935">
                <text:p>0.218446135520935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8560636043549">
                <text:p>0.218560636043549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8463450670242">
                <text:p>0.218463450670242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8582689762115">
                <text:p>0.218582689762115</text:p>
              </table:table-cell>
              <table:table-cell office:value-type="float" office:value="0.242948">
                <text:p>0.242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8553587794304">
                <text:p>0.218553587794304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8540266156197">
                <text:p>0.218540266156197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8521475791931">
                <text:p>0.218521475791931</text:p>
              </table:table-cell>
              <table:table-cell office:value-type="float" office:value="0.242948">
                <text:p>0.242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8563660979271">
                <text:p>0.218563660979271</text:p>
              </table:table-cell>
              <table:table-cell office:value-type="float" office:value="0.243176">
                <text:p>0.2431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8530297279358">
                <text:p>0.218530297279358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8495815992355">
                <text:p>0.218495815992355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8540519475937">
                <text:p>0.218540519475937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8516618013382">
                <text:p>0.218516618013382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8546271324158">
                <text:p>0.218546271324158</text:p>
              </table:table-cell>
              <table:table-cell office:value-type="float" office:value="0.24305">
                <text:p>0.243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8454033136368">
                <text:p>0.218454033136368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70917844772">
                <text:p>0.218570917844772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8571290373802">
                <text:p>0.218571290373802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8613490462303">
                <text:p>0.218613490462303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8621850013733">
                <text:p>0.218621850013733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8599647283554">
                <text:p>0.218599647283554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8560039997101">
                <text:p>0.218560039997101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18584463000298">
                <text:p>0.218584463000298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18529030680656">
                <text:p>0.218529030680656</text:p>
              </table:table-cell>
              <table:table-cell office:value-type="float" office:value="0.243049">
                <text:p>0.2430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8587249517441">
                <text:p>0.218587249517441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8565031886101">
                <text:p>0.218565031886101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8469202518463">
                <text:p>0.218469202518463</text:p>
              </table:table-cell>
              <table:table-cell office:value-type="float" office:value="0.242948">
                <text:p>0.242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8434303998947">
                <text:p>0.218434303998947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8550220131874">
                <text:p>0.218550220131874</text:p>
              </table:table-cell>
              <table:table-cell office:value-type="float" office:value="0.243256">
                <text:p>0.2432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8579575419426">
                <text:p>0.218579575419426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8604296445847">
                <text:p>0.218604296445847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8638822436333">
                <text:p>0.218638822436333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857962012291">
                <text:p>0.21857962012291</text:p>
              </table:table-cell>
              <table:table-cell office:value-type="float" office:value="0.242948">
                <text:p>0.2429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8448981642723">
                <text:p>0.218448981642723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8568205833435">
                <text:p>0.218568205833435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8538165092468">
                <text:p>0.218538165092468</text:p>
              </table:table-cell>
              <table:table-cell office:value-type="float" office:value="0.243256">
                <text:p>0.243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857276558876">
                <text:p>0.21857276558876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8592092394829">
                <text:p>0.218592092394829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8470692634582">
                <text:p>0.218470692634582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8530297279358">
                <text:p>0.218530297279358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8573808670044">
                <text:p>0.218573808670044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8564599752426">
                <text:p>0.218564599752426</text:p>
              </table:table-cell>
              <table:table-cell office:value-type="float" office:value="0.242948">
                <text:p>0.2429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8540027737617">
                <text:p>0.218540027737617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8529537320137">
                <text:p>0.218529537320137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8499183654785">
                <text:p>0.218499183654785</text:p>
              </table:table-cell>
              <table:table-cell office:value-type="float" office:value="0.242948">
                <text:p>0.2429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8508705496788">
                <text:p>0.218508705496788</text:p>
              </table:table-cell>
              <table:table-cell office:value-type="float" office:value="0.243176">
                <text:p>0.2431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18588128685951">
                <text:p>0.218588128685951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8664348125458">
                <text:p>0.218664348125458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18622282147408">
                <text:p>0.218622282147408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8578010797501">
                <text:p>0.218578010797501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8606501817703">
                <text:p>0.218606501817703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8605980277061">
                <text:p>0.218605980277061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18570798635483">
                <text:p>0.218570798635483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1858149766922">
                <text:p>0.21858149766922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8601852655411">
                <text:p>0.218601852655411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8625769019127">
                <text:p>0.218625769019127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18553513288498">
                <text:p>0.218553513288498</text:p>
              </table:table-cell>
              <table:table-cell office:value-type="float" office:value="0.242948">
                <text:p>0.2429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1858274936676">
                <text:p>0.21858274936676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18555942177772">
                <text:p>0.218555942177772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18538165092468">
                <text:p>0.218538165092468</text:p>
              </table:table-cell>
              <table:table-cell office:value-type="float" office:value="0.242948">
                <text:p>0.2429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18443781137466">
                <text:p>0.218443781137466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8624025583267">
                <text:p>0.218624025583267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18537285923958">
                <text:p>0.218537285923958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8573644757271">
                <text:p>0.218573644757271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18468278646469">
                <text:p>0.218468278646469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18583136796951">
                <text:p>0.218583136796951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18477666378021">
                <text:p>0.218477666378021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18455940485001">
                <text:p>0.218455940485001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1852633357048">
                <text:p>0.21852633357048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18522742390633">
                <text:p>0.218522742390633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1848914027214">
                <text:p>0.21848914027214</text:p>
              </table:table-cell>
              <table:table-cell office:value-type="float" office:value="0.243212">
                <text:p>0.2432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18503564596176">
                <text:p>0.218503564596176</text:p>
              </table:table-cell>
              <table:table-cell office:value-type="float" office:value="0.243074">
                <text:p>0.2430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18552023172379">
                <text:p>0.218552023172379</text:p>
              </table:table-cell>
              <table:table-cell office:value-type="float" office:value="0.243161">
                <text:p>0.2431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18539208173752">
                <text:p>0.218539208173752</text:p>
              </table:table-cell>
              <table:table-cell office:value-type="float" office:value="0.243297">
                <text:p>0.2432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1843296289444">
                <text:p>0.21843296289444</text:p>
              </table:table-cell>
              <table:table-cell office:value-type="float" office:value="0.243214">
                <text:p>0.2432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18429088592529">
                <text:p>0.218429088592529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18560576438904">
                <text:p>0.218560576438904</text:p>
              </table:table-cell>
              <table:table-cell office:value-type="float" office:value="0.243141">
                <text:p>0.2431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1863642334938">
                <text:p>0.21863642334938</text:p>
              </table:table-cell>
              <table:table-cell office:value-type="float" office:value="0.243342">
                <text:p>0.2433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18633592128754">
                <text:p>0.218633592128754</text:p>
              </table:table-cell>
              <table:table-cell office:value-type="float" office:value="0.243362">
                <text:p>0.2433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1859148144722">
                <text:p>0.21859148144722</text:p>
              </table:table-cell>
              <table:table-cell office:value-type="float" office:value="0.243398">
                <text:p>0.2433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18553066253662">
                <text:p>0.218553066253662</text:p>
              </table:table-cell>
              <table:table-cell office:value-type="float" office:value="0.243424">
                <text:p>0.2434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18517333269119">
                <text:p>0.218517333269119</text:p>
              </table:table-cell>
              <table:table-cell office:value-type="float" office:value="0.24336">
                <text:p>0.24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18460768461227">
                <text:p>0.218460768461227</text:p>
              </table:table-cell>
              <table:table-cell office:value-type="float" office:value="0.243464">
                <text:p>0.2434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18521401286125">
                <text:p>0.218521401286125</text:p>
              </table:table-cell>
              <table:table-cell office:value-type="float" office:value="0.243421">
                <text:p>0.2434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8524992465973">
                <text:p>0.218524992465973</text:p>
              </table:table-cell>
              <table:table-cell office:value-type="float" office:value="0.243421">
                <text:p>0.2434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18545615673065">
                <text:p>0.218545615673065</text:p>
              </table:table-cell>
              <table:table-cell office:value-type="float" office:value="0.243595">
                <text:p>0.2435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18525618314743">
                <text:p>0.218525618314743</text:p>
              </table:table-cell>
              <table:table-cell office:value-type="float" office:value="0.243421">
                <text:p>0.2434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18530505895615">
                <text:p>0.218530505895615</text:p>
              </table:table-cell>
              <table:table-cell office:value-type="float" office:value="0.24356">
                <text:p>0.24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18600004911423">
                <text:p>0.218600004911423</text:p>
              </table:table-cell>
              <table:table-cell office:value-type="float" office:value="0.243372">
                <text:p>0.2433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18479230999947">
                <text:p>0.218479230999947</text:p>
              </table:table-cell>
              <table:table-cell office:value-type="float" office:value="0.243462">
                <text:p>0.2434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18518972396851">
                <text:p>0.218518972396851</text:p>
              </table:table-cell>
              <table:table-cell office:value-type="float" office:value="0.243372">
                <text:p>0.2433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1849051117897">
                <text:p>0.21849051117897</text:p>
              </table:table-cell>
              <table:table-cell office:value-type="float" office:value="0.243637">
                <text:p>0.2436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18549326062202">
                <text:p>0.218549326062202</text:p>
              </table:table-cell>
              <table:table-cell office:value-type="float" office:value="0.243692">
                <text:p>0.2436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185278236866">
                <text:p>0.2185278236866</text:p>
              </table:table-cell>
              <table:table-cell office:value-type="float" office:value="0.243604">
                <text:p>0.2436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18433991074562">
                <text:p>0.218433991074562</text:p>
              </table:table-cell>
              <table:table-cell office:value-type="float" office:value="0.243467">
                <text:p>0.2434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18509584665298">
                <text:p>0.218509584665298</text:p>
              </table:table-cell>
              <table:table-cell office:value-type="float" office:value="0.243788">
                <text:p>0.24378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18475669622421">
                <text:p>0.218475669622421</text:p>
              </table:table-cell>
              <table:table-cell office:value-type="float" office:value="0.243511">
                <text:p>0.2435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18460530042648">
                <text:p>0.218460530042648</text:p>
              </table:table-cell>
              <table:table-cell office:value-type="float" office:value="0.243453">
                <text:p>0.2434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18524515628815">
                <text:p>0.218524515628815</text:p>
              </table:table-cell>
              <table:table-cell office:value-type="float" office:value="0.24354">
                <text:p>0.243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18553274869919">
                <text:p>0.218553274869919</text:p>
              </table:table-cell>
              <table:table-cell office:value-type="float" office:value="0.243643">
                <text:p>0.2436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18601077795029">
                <text:p>0.218601077795029</text:p>
              </table:table-cell>
              <table:table-cell office:value-type="float" office:value="0.243453">
                <text:p>0.2434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18511253595352">
                <text:p>0.218511253595352</text:p>
              </table:table-cell>
              <table:table-cell office:value-type="float" office:value="0.243445">
                <text:p>0.2434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18618169426918">
                <text:p>0.218618169426918</text:p>
              </table:table-cell>
              <table:table-cell office:value-type="float" office:value="0.243584">
                <text:p>0.2435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18556940555572">
                <text:p>0.218556940555572</text:p>
              </table:table-cell>
              <table:table-cell office:value-type="float" office:value="0.243674">
                <text:p>0.2436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18643128871918">
                <text:p>0.218643128871918</text:p>
              </table:table-cell>
              <table:table-cell office:value-type="float" office:value="0.243723">
                <text:p>0.2437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8685790896416">
                <text:p>0.218685790896416</text:p>
              </table:table-cell>
              <table:table-cell office:value-type="float" office:value="0.24388">
                <text:p>0.243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18598648905754">
                <text:p>0.218598648905754</text:p>
              </table:table-cell>
              <table:table-cell office:value-type="float" office:value="0.244336">
                <text:p>0.2443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8613594770432">
                <text:p>0.218613594770432</text:p>
              </table:table-cell>
              <table:table-cell office:value-type="float" office:value="0.244808">
                <text:p>0.2448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18571648001671">
                <text:p>0.218571648001671</text:p>
              </table:table-cell>
              <table:table-cell office:value-type="float" office:value="0.245028">
                <text:p>0.2450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2185278236866">
                <text:p>0.2185278236866</text:p>
              </table:table-cell>
              <table:table-cell office:value-type="float" office:value="0.24527">
                <text:p>0.245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21845518052578">
                <text:p>0.21845518052578</text:p>
              </table:table-cell>
              <table:table-cell office:value-type="float" office:value="0.245239">
                <text:p>0.2452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218567043542862">
                <text:p>0.218567043542862</text:p>
              </table:table-cell>
              <table:table-cell office:value-type="float" office:value="0.24541">
                <text:p>0.245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18471840023994">
                <text:p>0.218471840023994</text:p>
              </table:table-cell>
              <table:table-cell office:value-type="float" office:value="0.245291">
                <text:p>0.2452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218619585037231">
                <text:p>0.218619585037231</text:p>
              </table:table-cell>
              <table:table-cell office:value-type="float" office:value="0.245136">
                <text:p>0.245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2786857187748">
                <text:p>0.22786857187748</text:p>
              </table:table-cell>
              <table:table-cell office:value-type="float" office:value="0.24545">
                <text:p>0.2454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907817363739">
                <text:p>0.22907817363739</text:p>
              </table:table-cell>
              <table:table-cell office:value-type="float" office:value="0.245839">
                <text:p>0.2458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29715958237648">
                <text:p>0.229715958237648</text:p>
              </table:table-cell>
              <table:table-cell office:value-type="float" office:value="0.246029">
                <text:p>0.2460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30441600084305">
                <text:p>0.230441600084305</text:p>
              </table:table-cell>
              <table:table-cell office:value-type="float" office:value="0.2462">
                <text:p>0.24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31241226196289">
                <text:p>0.231241226196289</text:p>
              </table:table-cell>
              <table:table-cell office:value-type="float" office:value="0.246196">
                <text:p>0.2461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32822686433792">
                <text:p>0.232822686433792</text:p>
              </table:table-cell>
              <table:table-cell office:value-type="float" office:value="0.24633">
                <text:p>0.246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33989685773849">
                <text:p>0.233989685773849</text:p>
              </table:table-cell>
              <table:table-cell office:value-type="float" office:value="0.246025">
                <text:p>0.2460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37605267763138">
                <text:p>0.337605267763138</text:p>
              </table:table-cell>
              <table:table-cell office:value-type="float" office:value="0.246477">
                <text:p>0.2464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3965265750885">
                <text:p>0.33965265750885</text:p>
              </table:table-cell>
              <table:table-cell office:value-type="float" office:value="0.247268">
                <text:p>0.2472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4577813744545">
                <text:p>0.34577813744545</text:p>
              </table:table-cell>
              <table:table-cell office:value-type="float" office:value="0.247754">
                <text:p>0.247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51863473653793">
                <text:p>0.351863473653793</text:p>
              </table:table-cell>
              <table:table-cell office:value-type="float" office:value="0.248227">
                <text:p>0.2482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7371211051941">
                <text:p>0.357371211051941</text:p>
              </table:table-cell>
              <table:table-cell office:value-type="float" office:value="0.248265">
                <text:p>0.2482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2138271331787">
                <text:p>0.362138271331787</text:p>
              </table:table-cell>
              <table:table-cell office:value-type="float" office:value="0.24849">
                <text:p>0.248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66075664758682">
                <text:p>0.366075664758682</text:p>
              </table:table-cell>
              <table:table-cell office:value-type="float" office:value="0.248694">
                <text:p>0.2486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70845466852188">
                <text:p>0.370845466852188</text:p>
              </table:table-cell>
              <table:table-cell office:value-type="float" office:value="0.248972">
                <text:p>0.2489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73391032218933">
                <text:p>0.373391032218933</text:p>
              </table:table-cell>
              <table:table-cell office:value-type="float" office:value="0.250085">
                <text:p>0.25008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81319105625153">
                <text:p>0.381319105625153</text:p>
              </table:table-cell>
              <table:table-cell office:value-type="float" office:value="0.25052">
                <text:p>0.250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89091014862061">
                <text:p>0.389091014862061</text:p>
              </table:table-cell>
              <table:table-cell office:value-type="float" office:value="0.251091">
                <text:p>0.2510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93494337797165">
                <text:p>0.393494337797165</text:p>
              </table:table-cell>
              <table:table-cell office:value-type="float" office:value="0.251351">
                <text:p>0.2513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98435980081558">
                <text:p>0.398435980081558</text:p>
              </table:table-cell>
              <table:table-cell office:value-type="float" office:value="0.251909">
                <text:p>0.2519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3619050979614">
                <text:p>0.403619050979614</text:p>
              </table:table-cell>
              <table:table-cell office:value-type="float" office:value="0.252169">
                <text:p>0.2521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09179270267487">
                <text:p>0.409179270267487</text:p>
              </table:table-cell>
              <table:table-cell office:value-type="float" office:value="0.252889">
                <text:p>0.2528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14172142744064">
                <text:p>0.414172142744064</text:p>
              </table:table-cell>
              <table:table-cell office:value-type="float" office:value="0.253172">
                <text:p>0.253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20068353414535">
                <text:p>0.420068353414535</text:p>
              </table:table-cell>
              <table:table-cell office:value-type="float" office:value="0.254338">
                <text:p>0.2543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2473566532135">
                <text:p>0.42473566532135</text:p>
              </table:table-cell>
              <table:table-cell office:value-type="float" office:value="0.255106">
                <text:p>0.25510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32297438383102">
                <text:p>0.432297438383102</text:p>
              </table:table-cell>
              <table:table-cell office:value-type="float" office:value="0.256177">
                <text:p>0.2561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37323808670044">
                <text:p>0.437323808670044</text:p>
              </table:table-cell>
              <table:table-cell office:value-type="float" office:value="0.256277">
                <text:p>0.2562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43229019641876">
                <text:p>0.443229019641876</text:p>
              </table:table-cell>
              <table:table-cell office:value-type="float" office:value="0.256697">
                <text:p>0.2566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49091732501984">
                <text:p>0.449091732501984</text:p>
              </table:table-cell>
              <table:table-cell office:value-type="float" office:value="0.257572">
                <text:p>0.2575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53501850366592">
                <text:p>0.453501850366592</text:p>
              </table:table-cell>
              <table:table-cell office:value-type="float" office:value="0.258187">
                <text:p>0.2581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61230516433716">
                <text:p>0.461230516433716</text:p>
              </table:table-cell>
              <table:table-cell office:value-type="float" office:value="0.259432">
                <text:p>0.2594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63985949754715">
                <text:p>0.463985949754715</text:p>
              </table:table-cell>
              <table:table-cell office:value-type="float" office:value="0.26036">
                <text:p>0.260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9314217567444">
                <text:p>0.469314217567444</text:p>
              </table:table-cell>
              <table:table-cell office:value-type="float" office:value="0.2605">
                <text:p>0.26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6588398218155">
                <text:p>0.476588398218155</text:p>
              </table:table-cell>
              <table:table-cell office:value-type="float" office:value="0.260692">
                <text:p>0.2606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1545209884644">
                <text:p>0.481545209884644</text:p>
              </table:table-cell>
              <table:table-cell office:value-type="float" office:value="0.261697">
                <text:p>0.2616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86843556165695">
                <text:p>0.486843556165695</text:p>
              </table:table-cell>
              <table:table-cell office:value-type="float" office:value="0.262914">
                <text:p>0.2629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91740614175797">
                <text:p>0.491740614175797</text:p>
              </table:table-cell>
              <table:table-cell office:value-type="float" office:value="0.264694">
                <text:p>0.2646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96721655130386">
                <text:p>0.496721655130386</text:p>
              </table:table-cell>
              <table:table-cell office:value-type="float" office:value="0.266075">
                <text:p>0.2660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05084156990051">
                <text:p>0.505084156990051</text:p>
              </table:table-cell>
              <table:table-cell office:value-type="float" office:value="0.267375">
                <text:p>0.2673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105220079422">
                <text:p>0.5105220079422</text:p>
              </table:table-cell>
              <table:table-cell office:value-type="float" office:value="0.268286">
                <text:p>0.2682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15975117683411">
                <text:p>0.515975117683411</text:p>
              </table:table-cell>
              <table:table-cell office:value-type="float" office:value="0.269164">
                <text:p>0.2691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22560179233551">
                <text:p>0.522560179233551</text:p>
              </table:table-cell>
              <table:table-cell office:value-type="float" office:value="0.270843">
                <text:p>0.2708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2571702003479">
                <text:p>0.52571702003479</text:p>
              </table:table-cell>
              <table:table-cell office:value-type="float" office:value="0.272989">
                <text:p>0.2729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30987083911896">
                <text:p>0.530987083911896</text:p>
              </table:table-cell>
              <table:table-cell office:value-type="float" office:value="0.274841">
                <text:p>0.2748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35032451152802">
                <text:p>0.535032451152802</text:p>
              </table:table-cell>
              <table:table-cell office:value-type="float" office:value="0.276517">
                <text:p>0.2765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3898012638092">
                <text:p>0.53898012638092</text:p>
              </table:table-cell>
              <table:table-cell office:value-type="float" office:value="0.278646">
                <text:p>0.2786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82341450452805">
                <text:p>0.282341450452805</text:p>
              </table:table-cell>
              <table:table-cell office:value-type="float" office:value="0.280119">
                <text:p>0.2801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75910913944244">
                <text:p>0.275910913944244</text:p>
              </table:table-cell>
              <table:table-cell office:value-type="float" office:value="0.281567">
                <text:p>0.2815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70169198513031">
                <text:p>0.270169198513031</text:p>
              </table:table-cell>
              <table:table-cell office:value-type="float" office:value="0.283788">
                <text:p>0.2837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42772340774536">
                <text:p>0.242772340774536</text:p>
              </table:table-cell>
              <table:table-cell office:value-type="float" office:value="0.286441">
                <text:p>0.2864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4279060959816">
                <text:p>0.24279060959816</text:p>
              </table:table-cell>
              <table:table-cell office:value-type="float" office:value="0.288338">
                <text:p>0.2883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42591917514801">
                <text:p>0.242591917514801</text:p>
              </table:table-cell>
              <table:table-cell office:value-type="float" office:value="0.289818">
                <text:p>0.2898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42558419704437">
                <text:p>0.242558419704437</text:p>
              </table:table-cell>
              <table:table-cell office:value-type="float" office:value="0.291493">
                <text:p>0.2914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42583781480789">
                <text:p>0.242583781480789</text:p>
              </table:table-cell>
              <table:table-cell office:value-type="float" office:value="0.293286">
                <text:p>0.2932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42580473423004">
                <text:p>0.242580473423004</text:p>
              </table:table-cell>
              <table:table-cell office:value-type="float" office:value="0.295401">
                <text:p>0.2954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42566660046577">
                <text:p>0.242566660046577</text:p>
              </table:table-cell>
              <table:table-cell office:value-type="float" office:value="0.297958">
                <text:p>0.2979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42605730891228">
                <text:p>0.242605730891228</text:p>
              </table:table-cell>
              <table:table-cell office:value-type="float" office:value="0.300204">
                <text:p>0.3002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42609456181526">
                <text:p>0.242609456181526</text:p>
              </table:table-cell>
              <table:table-cell office:value-type="float" office:value="0.302485">
                <text:p>0.3024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242606490850449">
                <text:p>0.242606490850449</text:p>
              </table:table-cell>
              <table:table-cell office:value-type="float" office:value="0.303911">
                <text:p>0.3039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42583334445953">
                <text:p>0.242583334445953</text:p>
              </table:table-cell>
              <table:table-cell office:value-type="float" office:value="0.306575">
                <text:p>0.3065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258978664875">
                <text:p>0.24258978664875</text:p>
              </table:table-cell>
              <table:table-cell office:value-type="float" office:value="0.309379">
                <text:p>0.3093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242604866623878">
                <text:p>0.242604866623878</text:p>
              </table:table-cell>
              <table:table-cell office:value-type="float" office:value="0.312671">
                <text:p>0.3126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42637574672699">
                <text:p>0.242637574672699</text:p>
              </table:table-cell>
              <table:table-cell office:value-type="float" office:value="0.314917">
                <text:p>0.3149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242578893899918">
                <text:p>0.242578893899918</text:p>
              </table:table-cell>
              <table:table-cell office:value-type="float" office:value="0.317105">
                <text:p>0.3171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42609605193138">
                <text:p>0.242609605193138</text:p>
              </table:table-cell>
              <table:table-cell office:value-type="float" office:value="0.319362">
                <text:p>0.3193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4232280254364">
                <text:p>0.24232280254364</text:p>
              </table:table-cell>
              <table:table-cell office:value-type="float" office:value="0.322277">
                <text:p>0.32227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42385715246201">
                <text:p>0.242385715246201</text:p>
              </table:table-cell>
              <table:table-cell office:value-type="float" office:value="0.324441">
                <text:p>0.3244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42386192083359">
                <text:p>0.242386192083359</text:p>
              </table:table-cell>
              <table:table-cell office:value-type="float" office:value="0.327592">
                <text:p>0.3275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42324337363243">
                <text:p>0.242324337363243</text:p>
              </table:table-cell>
              <table:table-cell office:value-type="float" office:value="0.331029">
                <text:p>0.3310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24229434132576">
                <text:p>0.24229434132576</text:p>
              </table:table-cell>
              <table:table-cell office:value-type="float" office:value="0.33435">
                <text:p>0.334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241324752569199">
                <text:p>0.241324752569199</text:p>
              </table:table-cell>
              <table:table-cell office:value-type="float" office:value="0.337003">
                <text:p>0.3370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241399139165878">
                <text:p>0.241399139165878</text:p>
              </table:table-cell>
              <table:table-cell office:value-type="float" office:value="0.338973">
                <text:p>0.3389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241251423954964">
                <text:p>0.241251423954964</text:p>
              </table:table-cell>
              <table:table-cell office:value-type="float" office:value="0.341651">
                <text:p>0.3416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41084337234497">
                <text:p>0.241084337234497</text:p>
              </table:table-cell>
              <table:table-cell office:value-type="float" office:value="0.346167">
                <text:p>0.3461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240960150957108">
                <text:p>0.240960150957108</text:p>
              </table:table-cell>
              <table:table-cell office:value-type="float" office:value="0.349115">
                <text:p>0.3491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40904375910759">
                <text:p>0.240904375910759</text:p>
              </table:table-cell>
              <table:table-cell office:value-type="float" office:value="0.351397">
                <text:p>0.3513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240819960832596">
                <text:p>0.240819960832596</text:p>
              </table:table-cell>
              <table:table-cell office:value-type="float" office:value="0.354216">
                <text:p>0.3542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240826949477196">
                <text:p>0.240826949477196</text:p>
              </table:table-cell>
              <table:table-cell office:value-type="float" office:value="0.357668">
                <text:p>0.3576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240826800465584">
                <text:p>0.240826800465584</text:p>
              </table:table-cell>
              <table:table-cell office:value-type="float" office:value="0.361968">
                <text:p>0.3619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40885019302368">
                <text:p>0.240885019302368</text:p>
              </table:table-cell>
              <table:table-cell office:value-type="float" office:value="0.365386">
                <text:p>0.3653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40852832794189">
                <text:p>0.240852832794189</text:p>
              </table:table-cell>
              <table:table-cell office:value-type="float" office:value="0.367724">
                <text:p>0.367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240807056427002">
                <text:p>0.240807056427002</text:p>
              </table:table-cell>
              <table:table-cell office:value-type="float" office:value="0.370441">
                <text:p>0.3704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40757688879967">
                <text:p>0.240757688879967</text:p>
              </table:table-cell>
              <table:table-cell office:value-type="float" office:value="0.374154">
                <text:p>0.3741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240709185600281">
                <text:p>0.240709185600281</text:p>
              </table:table-cell>
              <table:table-cell office:value-type="float" office:value="0.37771">
                <text:p>0.377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40597888827324">
                <text:p>0.240597888827324</text:p>
              </table:table-cell>
              <table:table-cell office:value-type="float" office:value="0.381313">
                <text:p>0.3813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40490227937698">
                <text:p>0.240490227937698</text:p>
              </table:table-cell>
              <table:table-cell office:value-type="float" office:value="0.385252">
                <text:p>0.3852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4040824174881">
                <text:p>0.24040824174881</text:p>
              </table:table-cell>
              <table:table-cell office:value-type="float" office:value="0.389623">
                <text:p>0.3896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40355849266052">
                <text:p>0.240355849266052</text:p>
              </table:table-cell>
              <table:table-cell office:value-type="float" office:value="0.392836">
                <text:p>0.3928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40301549434662">
                <text:p>0.240301549434662</text:p>
              </table:table-cell>
              <table:table-cell office:value-type="float" office:value="0.395844">
                <text:p>0.3958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40118771791458">
                <text:p>0.240118771791458</text:p>
              </table:table-cell>
              <table:table-cell office:value-type="float" office:value="0.399005">
                <text:p>0.3990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4031463265419">
                <text:p>0.24031463265419</text:p>
              </table:table-cell>
              <table:table-cell office:value-type="float" office:value="0.402905">
                <text:p>0.4029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40307524800301">
                <text:p>0.240307524800301</text:p>
              </table:table-cell>
              <table:table-cell office:value-type="float" office:value="0.407497">
                <text:p>0.4074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40316689014435">
                <text:p>0.240316689014435</text:p>
              </table:table-cell>
              <table:table-cell office:value-type="float" office:value="0.411598">
                <text:p>0.4115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40317493677139">
                <text:p>0.240317493677139</text:p>
              </table:table-cell>
              <table:table-cell office:value-type="float" office:value="0.415013">
                <text:p>0.4150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40146651864052">
                <text:p>0.240146651864052</text:p>
              </table:table-cell>
              <table:table-cell office:value-type="float" office:value="0.418981">
                <text:p>0.4189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40308851003647">
                <text:p>0.240308851003647</text:p>
              </table:table-cell>
              <table:table-cell office:value-type="float" office:value="0.422114">
                <text:p>0.4221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40259855985641">
                <text:p>0.240259855985641</text:p>
              </table:table-cell>
              <table:table-cell office:value-type="float" office:value="0.425856">
                <text:p>0.4258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40261882543564">
                <text:p>0.240261882543564</text:p>
              </table:table-cell>
              <table:table-cell office:value-type="float" office:value="0.429656">
                <text:p>0.4296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4026221036911">
                <text:p>0.24026221036911</text:p>
              </table:table-cell>
              <table:table-cell office:value-type="float" office:value="0.434178">
                <text:p>0.4341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40178793668747">
                <text:p>0.240178793668747</text:p>
              </table:table-cell>
              <table:table-cell office:value-type="float" office:value="0.438517">
                <text:p>0.43851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40205407142639">
                <text:p>0.240205407142639</text:p>
              </table:table-cell>
              <table:table-cell office:value-type="float" office:value="0.442385">
                <text:p>0.4423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40176677703857">
                <text:p>0.240176677703857</text:p>
              </table:table-cell>
              <table:table-cell office:value-type="float" office:value="0.44551">
                <text:p>0.445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40223348140716">
                <text:p>0.240223348140716</text:p>
              </table:table-cell>
              <table:table-cell office:value-type="float" office:value="0.448894">
                <text:p>0.4488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40237548947334">
                <text:p>0.240237548947334</text:p>
              </table:table-cell>
              <table:table-cell office:value-type="float" office:value="0.453371">
                <text:p>0.4533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40221858024597">
                <text:p>0.240221858024597</text:p>
              </table:table-cell>
              <table:table-cell office:value-type="float" office:value="0.457889">
                <text:p>0.45788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40254744887352">
                <text:p>0.240254744887352</text:p>
              </table:table-cell>
              <table:table-cell office:value-type="float" office:value="0.461655">
                <text:p>0.46165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4023149907589">
                <text:p>0.24023149907589</text:p>
              </table:table-cell>
              <table:table-cell office:value-type="float" office:value="0.465701">
                <text:p>0.4657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40253835916519">
                <text:p>0.240253835916519</text:p>
              </table:table-cell>
              <table:table-cell office:value-type="float" office:value="0.470005">
                <text:p>0.4700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4023748934269">
                <text:p>0.24023748934269</text:p>
              </table:table-cell>
              <table:table-cell office:value-type="float" office:value="0.47473">
                <text:p>0.474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40235358476639">
                <text:p>0.240235358476639</text:p>
              </table:table-cell>
              <table:table-cell office:value-type="float" office:value="0.478977">
                <text:p>0.4789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40233793854713">
                <text:p>0.240233793854713</text:p>
              </table:table-cell>
              <table:table-cell office:value-type="float" office:value="0.483161">
                <text:p>0.4831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40225717425346">
                <text:p>0.240225717425346</text:p>
              </table:table-cell>
              <table:table-cell office:value-type="float" office:value="0.486725">
                <text:p>0.4867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40231975913048">
                <text:p>0.240231975913048</text:p>
              </table:table-cell>
              <table:table-cell office:value-type="float" office:value="0.489896">
                <text:p>0.48989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40194201469421">
                <text:p>0.240194201469421</text:p>
              </table:table-cell>
              <table:table-cell office:value-type="float" office:value="0.493789">
                <text:p>0.4937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40214377641678">
                <text:p>0.240214377641678</text:p>
              </table:table-cell>
              <table:table-cell office:value-type="float" office:value="0.497973">
                <text:p>0.49797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40231812000275">
                <text:p>0.240231812000275</text:p>
              </table:table-cell>
              <table:table-cell office:value-type="float" office:value="0.502876">
                <text:p>0.5028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40254044532776">
                <text:p>0.240254044532776</text:p>
              </table:table-cell>
              <table:table-cell office:value-type="float" office:value="0.507238">
                <text:p>0.5072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40187019109726">
                <text:p>0.240187019109726</text:p>
              </table:table-cell>
              <table:table-cell office:value-type="float" office:value="0.510634">
                <text:p>0.5106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40211740136147">
                <text:p>0.240211740136147</text:p>
              </table:table-cell>
              <table:table-cell office:value-type="float" office:value="0.514461">
                <text:p>0.5144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4023012816906">
                <text:p>0.24023012816906</text:p>
              </table:table-cell>
              <table:table-cell office:value-type="float" office:value="0.51854">
                <text:p>0.518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402373701334">
                <text:p>0.2402373701334</text:p>
              </table:table-cell>
              <table:table-cell office:value-type="float" office:value="0.522013">
                <text:p>0.5220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40257605910301">
                <text:p>0.240257605910301</text:p>
              </table:table-cell>
              <table:table-cell office:value-type="float" office:value="0.525865">
                <text:p>0.5258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40226447582245">
                <text:p>0.240226447582245</text:p>
              </table:table-cell>
              <table:table-cell office:value-type="float" office:value="0.530003">
                <text:p>0.5300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40057587623596">
                <text:p>0.240057587623596</text:p>
              </table:table-cell>
              <table:table-cell office:value-type="float" office:value="0.534191">
                <text:p>0.5341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40216046571732">
                <text:p>0.240216046571732</text:p>
              </table:table-cell>
              <table:table-cell office:value-type="float" office:value="0.537577">
                <text:p>0.5375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01914447546">
                <text:p>0.2401914447546</text:p>
              </table:table-cell>
              <table:table-cell office:value-type="float" office:value="0.540949">
                <text:p>0.54094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40187525749207">
                <text:p>0.240187525749207</text:p>
              </table:table-cell>
              <table:table-cell office:value-type="float" office:value="0.544566">
                <text:p>0.5445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40181967616081">
                <text:p>0.240181967616081</text:p>
              </table:table-cell>
              <table:table-cell office:value-type="float" office:value="0.548445">
                <text:p>0.5484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0213513374329">
                <text:p>0.240213513374329</text:p>
              </table:table-cell>
              <table:table-cell office:value-type="float" office:value="0.552258">
                <text:p>0.5522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40226060152054">
                <text:p>0.240226060152054</text:p>
              </table:table-cell>
              <table:table-cell office:value-type="float" office:value="0.556051">
                <text:p>0.5560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40145534276962">
                <text:p>0.240145534276962</text:p>
              </table:table-cell>
              <table:table-cell office:value-type="float" office:value="0.559585">
                <text:p>0.5595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4019880592823">
                <text:p>0.24019880592823</text:p>
              </table:table-cell>
              <table:table-cell office:value-type="float" office:value="0.563104">
                <text:p>0.5631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40165874361992">
                <text:p>0.240165874361992</text:p>
              </table:table-cell>
              <table:table-cell office:value-type="float" office:value="0.566311">
                <text:p>0.5663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40200757980347">
                <text:p>0.240200757980347</text:p>
              </table:table-cell>
              <table:table-cell office:value-type="float" office:value="0.569012">
                <text:p>0.5690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4019718170166">
                <text:p>0.24019718170166</text:p>
              </table:table-cell>
              <table:table-cell office:value-type="float" office:value="0.572372">
                <text:p>0.5723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40171924233437">
                <text:p>0.240171924233437</text:p>
              </table:table-cell>
              <table:table-cell office:value-type="float" office:value="0.575878">
                <text:p>0.5758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40155771374702">
                <text:p>0.240155771374702</text:p>
              </table:table-cell>
              <table:table-cell office:value-type="float" office:value="0.579167">
                <text:p>0.5791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40173578262329">
                <text:p>0.240173578262329</text:p>
              </table:table-cell>
              <table:table-cell office:value-type="float" office:value="0.58172">
                <text:p>0.581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40182161331177">
                <text:p>0.240182161331177</text:p>
              </table:table-cell>
              <table:table-cell office:value-type="float" office:value="0.583589">
                <text:p>0.5835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4009969830513">
                <text:p>0.24009969830513</text:p>
              </table:table-cell>
              <table:table-cell office:value-type="float" office:value="0.58667">
                <text:p>0.58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40153431892395">
                <text:p>0.240153431892395</text:p>
              </table:table-cell>
              <table:table-cell office:value-type="float" office:value="0.589657">
                <text:p>0.5896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4006213247776">
                <text:p>0.24006213247776</text:p>
              </table:table-cell>
              <table:table-cell office:value-type="float" office:value="0.59228">
                <text:p>0.592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40134358406067">
                <text:p>0.240134358406067</text:p>
              </table:table-cell>
              <table:table-cell office:value-type="float" office:value="0.595644">
                <text:p>0.5956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40101337432861">
                <text:p>0.240101337432861</text:p>
              </table:table-cell>
              <table:table-cell office:value-type="float" office:value="0.598015">
                <text:p>0.5980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40120813250542">
                <text:p>0.240120813250542</text:p>
              </table:table-cell>
              <table:table-cell office:value-type="float" office:value="0.60056">
                <text:p>0.600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40102142095566">
                <text:p>0.240102142095566</text:p>
              </table:table-cell>
              <table:table-cell office:value-type="float" office:value="0.602813">
                <text:p>0.6028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40088596940041">
                <text:p>0.240088596940041</text:p>
              </table:table-cell>
              <table:table-cell office:value-type="float" office:value="0.605214">
                <text:p>0.6052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4014675617218">
                <text:p>0.24014675617218</text:p>
              </table:table-cell>
              <table:table-cell office:value-type="float" office:value="0.607105">
                <text:p>0.6071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40057408809662">
                <text:p>0.240057408809662</text:p>
              </table:table-cell>
              <table:table-cell office:value-type="float" office:value="0.609516">
                <text:p>0.6095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4014051258564">
                <text:p>0.24014051258564</text:p>
              </table:table-cell>
              <table:table-cell office:value-type="float" office:value="0.611278">
                <text:p>0.6112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40099936723709">
                <text:p>0.240099936723709</text:p>
              </table:table-cell>
              <table:table-cell office:value-type="float" office:value="0.613381">
                <text:p>0.6133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4010968208313">
                <text:p>0.24010968208313</text:p>
              </table:table-cell>
              <table:table-cell office:value-type="float" office:value="0.615332">
                <text:p>0.6153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40144073963165">
                <text:p>0.240144073963165</text:p>
              </table:table-cell>
              <table:table-cell office:value-type="float" office:value="0.617695">
                <text:p>0.61769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4011541903019">
                <text:p>0.24011541903019</text:p>
              </table:table-cell>
              <table:table-cell office:value-type="float" office:value="0.619655">
                <text:p>0.6196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40032628178596">
                <text:p>0.240032628178596</text:p>
              </table:table-cell>
              <table:table-cell office:value-type="float" office:value="0.62104">
                <text:p>0.6210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40007668733597">
                <text:p>0.240007668733597</text:p>
              </table:table-cell>
              <table:table-cell office:value-type="float" office:value="0.622834">
                <text:p>0.6228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40037068724632">
                <text:p>0.240037068724632</text:p>
              </table:table-cell>
              <table:table-cell office:value-type="float" office:value="0.62446">
                <text:p>0.624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40008443593979">
                <text:p>0.240008443593979</text:p>
              </table:table-cell>
              <table:table-cell office:value-type="float" office:value="0.626083">
                <text:p>0.6260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39936009049416">
                <text:p>0.239936009049416</text:p>
              </table:table-cell>
              <table:table-cell office:value-type="float" office:value="0.628136">
                <text:p>0.6281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39970043301582">
                <text:p>0.239970043301582</text:p>
              </table:table-cell>
              <table:table-cell office:value-type="float" office:value="0.62898">
                <text:p>0.628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4001170694828">
                <text:p>0.24001170694828</text:p>
              </table:table-cell>
              <table:table-cell office:value-type="float" office:value="0.63046">
                <text:p>0.630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40044981241226">
                <text:p>0.240044981241226</text:p>
              </table:table-cell>
              <table:table-cell office:value-type="float" office:value="0.631419">
                <text:p>0.6314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40055233240128">
                <text:p>0.240055233240128</text:p>
              </table:table-cell>
              <table:table-cell office:value-type="float" office:value="0.633274">
                <text:p>0.6332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40081071853638">
                <text:p>0.240081071853638</text:p>
              </table:table-cell>
              <table:table-cell office:value-type="float" office:value="0.634398">
                <text:p>0.63439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40139096975327">
                <text:p>0.240139096975327</text:p>
              </table:table-cell>
              <table:table-cell office:value-type="float" office:value="0.635529">
                <text:p>0.6355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40122556686401">
                <text:p>0.240122556686401</text:p>
              </table:table-cell>
              <table:table-cell office:value-type="float" office:value="0.636277">
                <text:p>0.6362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39833071827888">
                <text:p>0.239833071827888</text:p>
              </table:table-cell>
              <table:table-cell office:value-type="float" office:value="0.637451">
                <text:p>0.63745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40001916885376">
                <text:p>0.240001916885376</text:p>
              </table:table-cell>
              <table:table-cell office:value-type="float" office:value="0.638032">
                <text:p>0.6380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39977434277534">
                <text:p>0.239977434277534</text:p>
              </table:table-cell>
              <table:table-cell office:value-type="float" office:value="0.639075">
                <text:p>0.6390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40019083023071">
                <text:p>0.240019083023071</text:p>
              </table:table-cell>
              <table:table-cell office:value-type="float" office:value="0.64039">
                <text:p>0.640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39976152777672">
                <text:p>0.239976152777672</text:p>
              </table:table-cell>
              <table:table-cell office:value-type="float" office:value="0.641083">
                <text:p>0.6410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39969402551651">
                <text:p>0.239969402551651</text:p>
              </table:table-cell>
              <table:table-cell office:value-type="float" office:value="0.64131">
                <text:p>0.641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40026161074638">
                <text:p>0.240026161074638</text:p>
              </table:table-cell>
              <table:table-cell office:value-type="float" office:value="0.64201">
                <text:p>0.642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40016877651215">
                <text:p>0.240016877651215</text:p>
              </table:table-cell>
              <table:table-cell office:value-type="float" office:value="0.642862">
                <text:p>0.6428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3999547958374">
                <text:p>0.23999547958374</text:p>
              </table:table-cell>
              <table:table-cell office:value-type="float" office:value="0.64354">
                <text:p>0.643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40030616521835">
                <text:p>0.240030616521835</text:p>
              </table:table-cell>
              <table:table-cell office:value-type="float" office:value="0.644281">
                <text:p>0.6442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39994913339615">
                <text:p>0.239994913339615</text:p>
              </table:table-cell>
              <table:table-cell office:value-type="float" office:value="0.644958">
                <text:p>0.6449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239972397685051">
                <text:p>0.239972397685051</text:p>
              </table:table-cell>
              <table:table-cell office:value-type="float" office:value="0.645326">
                <text:p>0.6453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240004539489746">
                <text:p>0.240004539489746</text:p>
              </table:table-cell>
              <table:table-cell office:value-type="float" office:value="0.645535">
                <text:p>0.64553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23993806540966">
                <text:p>0.23993806540966</text:p>
              </table:table-cell>
              <table:table-cell office:value-type="float" office:value="0.646414">
                <text:p>0.6464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40009412169456">
                <text:p>0.240009412169456</text:p>
              </table:table-cell>
              <table:table-cell office:value-type="float" office:value="0.646789">
                <text:p>0.64678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39962577819824">
                <text:p>0.239962577819824</text:p>
              </table:table-cell>
              <table:table-cell office:value-type="float" office:value="0.647129">
                <text:p>0.64712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3992808163166">
                <text:p>0.23992808163166</text:p>
              </table:table-cell>
              <table:table-cell office:value-type="float" office:value="0.64733">
                <text:p>0.647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239988446235657">
                <text:p>0.239988446235657</text:p>
              </table:table-cell>
              <table:table-cell office:value-type="float" office:value="0.647721">
                <text:p>0.6477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40044131875038">
                <text:p>0.240044131875038</text:p>
              </table:table-cell>
              <table:table-cell office:value-type="float" office:value="0.647717">
                <text:p>0.6477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40012943744659">
                <text:p>0.240012943744659</text:p>
              </table:table-cell>
              <table:table-cell office:value-type="float" office:value="0.648184">
                <text:p>0.6481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39950075745583">
                <text:p>0.239950075745583</text:p>
              </table:table-cell>
              <table:table-cell office:value-type="float" office:value="0.648405">
                <text:p>0.6484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40012601017952">
                <text:p>0.240012601017952</text:p>
              </table:table-cell>
              <table:table-cell office:value-type="float" office:value="0.648355">
                <text:p>0.6483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40024209022522">
                <text:p>0.240024209022522</text:p>
              </table:table-cell>
              <table:table-cell office:value-type="float" office:value="0.64865">
                <text:p>0.648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40000188350677">
                <text:p>0.240000188350677</text:p>
              </table:table-cell>
              <table:table-cell office:value-type="float" office:value="0.648948">
                <text:p>0.6489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39958867430687">
                <text:p>0.239958867430687</text:p>
              </table:table-cell>
              <table:table-cell office:value-type="float" office:value="0.648928">
                <text:p>0.6489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39969402551651">
                <text:p>0.239969402551651</text:p>
              </table:table-cell>
              <table:table-cell office:value-type="float" office:value="0.649391">
                <text:p>0.6493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4001906812191">
                <text:p>0.24001906812191</text:p>
              </table:table-cell>
              <table:table-cell office:value-type="float" office:value="0.649359">
                <text:p>0.6493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40007951855659">
                <text:p>0.240007951855659</text:p>
              </table:table-cell>
              <table:table-cell office:value-type="float" office:value="0.649647">
                <text:p>0.6496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239982694387436">
                <text:p>0.239982694387436</text:p>
              </table:table-cell>
              <table:table-cell office:value-type="float" office:value="0.649761">
                <text:p>0.6497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240014314651489">
                <text:p>0.240014314651489</text:p>
              </table:table-cell>
              <table:table-cell office:value-type="float" office:value="0.649153">
                <text:p>0.6491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239948123693466">
                <text:p>0.239948123693466</text:p>
              </table:table-cell>
              <table:table-cell office:value-type="float" office:value="0.649855">
                <text:p>0.6498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239837199449539">
                <text:p>0.239837199449539</text:p>
              </table:table-cell>
              <table:table-cell office:value-type="float" office:value="0.649332">
                <text:p>0.6493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239737316966057">
                <text:p>0.239737316966057</text:p>
              </table:table-cell>
              <table:table-cell office:value-type="float" office:value="0.649329">
                <text:p>0.6493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239704415202141">
                <text:p>0.239704415202141</text:p>
              </table:table-cell>
              <table:table-cell office:value-type="float" office:value="0.649448">
                <text:p>0.64944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239629551768303">
                <text:p>0.239629551768303</text:p>
              </table:table-cell>
              <table:table-cell office:value-type="float" office:value="0.649636">
                <text:p>0.64963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39642053842545">
                <text:p>0.239642053842545</text:p>
              </table:table-cell>
              <table:table-cell office:value-type="float" office:value="0.649752">
                <text:p>0.6497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239666238427162">
                <text:p>0.239666238427162</text:p>
              </table:table-cell>
              <table:table-cell office:value-type="float" office:value="0.649453">
                <text:p>0.6494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39844262599945">
                <text:p>0.239844262599945</text:p>
              </table:table-cell>
              <table:table-cell office:value-type="float" office:value="0.649523">
                <text:p>0.6495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39894956350327">
                <text:p>0.239894956350327</text:p>
              </table:table-cell>
              <table:table-cell office:value-type="float" office:value="0.649734">
                <text:p>0.64973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39842131733894">
                <text:p>0.239842131733894</text:p>
              </table:table-cell>
              <table:table-cell office:value-type="float" office:value="0.649751">
                <text:p>0.6497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39828199148178">
                <text:p>0.239828199148178</text:p>
              </table:table-cell>
              <table:table-cell office:value-type="float" office:value="0.649574">
                <text:p>0.6495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39816427230835">
                <text:p>0.239816427230835</text:p>
              </table:table-cell>
              <table:table-cell office:value-type="float" office:value="0.649696">
                <text:p>0.6496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39830017089844">
                <text:p>0.239830017089844</text:p>
              </table:table-cell>
              <table:table-cell office:value-type="float" office:value="0.649734">
                <text:p>0.64973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39848881959915">
                <text:p>0.239848881959915</text:p>
              </table:table-cell>
              <table:table-cell office:value-type="float" office:value="0.649414">
                <text:p>0.6494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39863514900208">
                <text:p>0.239863514900208</text:p>
              </table:table-cell>
              <table:table-cell office:value-type="float" office:value="0.64923">
                <text:p>0.649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39924922585487">
                <text:p>0.239924922585487</text:p>
              </table:table-cell>
              <table:table-cell office:value-type="float" office:value="0.649474">
                <text:p>0.6494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39943400025368">
                <text:p>0.239943400025368</text:p>
              </table:table-cell>
              <table:table-cell office:value-type="float" office:value="0.649465">
                <text:p>0.6494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39974617958069">
                <text:p>0.239974617958069</text:p>
              </table:table-cell>
              <table:table-cell office:value-type="float" office:value="0.649598">
                <text:p>0.6495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240008026361465">
                <text:p>0.240008026361465</text:p>
              </table:table-cell>
              <table:table-cell office:value-type="float" office:value="0.649294">
                <text:p>0.6492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239923447370529">
                <text:p>0.239923447370529</text:p>
              </table:table-cell>
              <table:table-cell office:value-type="float" office:value="0.649336">
                <text:p>0.6493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239979356527328">
                <text:p>0.239979356527328</text:p>
              </table:table-cell>
              <table:table-cell office:value-type="float" office:value="0.64936">
                <text:p>0.649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40016341209412">
                <text:p>0.240016341209412</text:p>
              </table:table-cell>
              <table:table-cell office:value-type="float" office:value="0.649486">
                <text:p>0.64948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39975661039352">
                <text:p>0.239975661039352</text:p>
              </table:table-cell>
              <table:table-cell office:value-type="float" office:value="0.649565">
                <text:p>0.6495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39902764558792">
                <text:p>0.239902764558792</text:p>
              </table:table-cell>
              <table:table-cell office:value-type="float" office:value="0.6494">
                <text:p>0.64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3994705080986">
                <text:p>0.23994705080986</text:p>
              </table:table-cell>
              <table:table-cell office:value-type="float" office:value="0.649412">
                <text:p>0.6494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239997938275337">
                <text:p>0.239997938275337</text:p>
              </table:table-cell>
              <table:table-cell office:value-type="float" office:value="0.649391">
                <text:p>0.6493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40075707435608">
                <text:p>0.240075707435608</text:p>
              </table:table-cell>
              <table:table-cell office:value-type="float" office:value="0.649336">
                <text:p>0.6493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40006536245346">
                <text:p>0.240006536245346</text:p>
              </table:table-cell>
              <table:table-cell office:value-type="float" office:value="0.649146">
                <text:p>0.6491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39980414509773">
                <text:p>0.239980414509773</text:p>
              </table:table-cell>
              <table:table-cell office:value-type="float" office:value="0.649354">
                <text:p>0.6493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40077808499336">
                <text:p>0.240077808499336</text:p>
              </table:table-cell>
              <table:table-cell office:value-type="float" office:value="0.649389">
                <text:p>0.64938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40110114216804">
                <text:p>0.240110114216804</text:p>
              </table:table-cell>
              <table:table-cell office:value-type="float" office:value="0.649463">
                <text:p>0.6494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40080326795578">
                <text:p>0.240080326795578</text:p>
              </table:table-cell>
              <table:table-cell office:value-type="float" office:value="0.649401">
                <text:p>0.6494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240006536245346">
                <text:p>0.240006536245346</text:p>
              </table:table-cell>
              <table:table-cell office:value-type="float" office:value="0.649276">
                <text:p>0.64927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240030810236931">
                <text:p>0.240030810236931</text:p>
              </table:table-cell>
              <table:table-cell office:value-type="float" office:value="0.649333">
                <text:p>0.64933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240047365427017">
                <text:p>0.240047365427017</text:p>
              </table:table-cell>
              <table:table-cell office:value-type="float" office:value="0.649394">
                <text:p>0.64939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240129888057709">
                <text:p>0.240129888057709</text:p>
              </table:table-cell>
              <table:table-cell office:value-type="float" office:value="0.649357">
                <text:p>0.6493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240150153636932">
                <text:p>0.240150153636932</text:p>
              </table:table-cell>
              <table:table-cell office:value-type="float" office:value="0.649425">
                <text:p>0.6494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4005688726902">
                <text:p>0.24005688726902</text:p>
              </table:table-cell>
              <table:table-cell office:value-type="float" office:value="0.649216">
                <text:p>0.6492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240009069442749">
                <text:p>0.240009069442749</text:p>
              </table:table-cell>
              <table:table-cell office:value-type="float" office:value="0.649342">
                <text:p>0.6493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39993631839752">
                <text:p>0.239993631839752</text:p>
              </table:table-cell>
              <table:table-cell office:value-type="float" office:value="0.649382">
                <text:p>0.6493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40008145570755">
                <text:p>0.240008145570755</text:p>
              </table:table-cell>
              <table:table-cell office:value-type="float" office:value="0.649201">
                <text:p>0.6492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40003943443298">
                <text:p>0.240003943443298</text:p>
              </table:table-cell>
              <table:table-cell office:value-type="float" office:value="0.649394">
                <text:p>0.6493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401013225317">
                <text:p>0.2401013225317</text:p>
              </table:table-cell>
              <table:table-cell office:value-type="float" office:value="0.649369">
                <text:p>0.6493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40060895681381">
                <text:p>0.240060895681381</text:p>
              </table:table-cell>
              <table:table-cell office:value-type="float" office:value="0.649236">
                <text:p>0.64923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240037754178047">
                <text:p>0.240037754178047</text:p>
              </table:table-cell>
              <table:table-cell office:value-type="float" office:value="0.649411">
                <text:p>0.6494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240012496709824">
                <text:p>0.240012496709824</text:p>
              </table:table-cell>
              <table:table-cell office:value-type="float" office:value="0.649388">
                <text:p>0.6493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40022391080856">
                <text:p>0.240022391080856</text:p>
              </table:table-cell>
              <table:table-cell office:value-type="float" office:value="0.649274">
                <text:p>0.6492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240008950233459">
                <text:p>0.240008950233459</text:p>
              </table:table-cell>
              <table:table-cell office:value-type="float" office:value="0.649516">
                <text:p>0.64951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240029960870743">
                <text:p>0.240029960870743</text:p>
              </table:table-cell>
              <table:table-cell office:value-type="float" office:value="0.649466">
                <text:p>0.6494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40010946989059">
                <text:p>0.240010946989059</text:p>
              </table:table-cell>
              <table:table-cell office:value-type="float" office:value="0.649532">
                <text:p>0.6495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40052476525307">
                <text:p>0.240052476525307</text:p>
              </table:table-cell>
              <table:table-cell office:value-type="float" office:value="0.649419">
                <text:p>0.6494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39979937672615">
                <text:p>0.239979937672615</text:p>
              </table:table-cell>
              <table:table-cell office:value-type="float" office:value="0.649466">
                <text:p>0.6494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4000096321106">
                <text:p>0.24000096321106</text:p>
              </table:table-cell>
              <table:table-cell office:value-type="float" office:value="0.649516">
                <text:p>0.6495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40185171365738">
                <text:p>0.240185171365738</text:p>
              </table:table-cell>
              <table:table-cell office:value-type="float" office:value="0.649516">
                <text:p>0.64951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40199953317642">
                <text:p>0.240199953317642</text:p>
              </table:table-cell>
              <table:table-cell office:value-type="float" office:value="0.649466">
                <text:p>0.6494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240216478705406">
                <text:p>0.240216478705406</text:p>
              </table:table-cell>
              <table:table-cell office:value-type="float" office:value="0.649532">
                <text:p>0.6495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240227073431015">
                <text:p>0.240227073431015</text:p>
              </table:table-cell>
              <table:table-cell office:value-type="float" office:value="0.64951">
                <text:p>0.6495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40223154425621">
                <text:p>0.240223154425621</text:p>
              </table:table-cell>
              <table:table-cell office:value-type="float" office:value="0.649611">
                <text:p>0.6496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40239068865776">
                <text:p>0.240239068865776</text:p>
              </table:table-cell>
              <table:table-cell office:value-type="float" office:value="0.649529">
                <text:p>0.6495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40268796682358">
                <text:p>0.240268796682358</text:p>
              </table:table-cell>
              <table:table-cell office:value-type="float" office:value="0.649344">
                <text:p>0.6493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40389704704285">
                <text:p>0.240389704704285</text:p>
              </table:table-cell>
              <table:table-cell office:value-type="float" office:value="0.649417">
                <text:p>0.6494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40360707044601">
                <text:p>0.240360707044601</text:p>
              </table:table-cell>
              <table:table-cell office:value-type="float" office:value="0.649609">
                <text:p>0.6496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40323781967163">
                <text:p>0.240323781967163</text:p>
              </table:table-cell>
              <table:table-cell office:value-type="float" office:value="0.649382">
                <text:p>0.6493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40365147590637">
                <text:p>0.240365147590637</text:p>
              </table:table-cell>
              <table:table-cell office:value-type="float" office:value="0.649504">
                <text:p>0.6495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4031825363636">
                <text:p>0.24031825363636</text:p>
              </table:table-cell>
              <table:table-cell office:value-type="float" office:value="0.649527">
                <text:p>0.6495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240346670150757">
                <text:p>0.240346670150757</text:p>
              </table:table-cell>
              <table:table-cell office:value-type="float" office:value="0.649435">
                <text:p>0.6494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240380465984344">
                <text:p>0.240380465984344</text:p>
              </table:table-cell>
              <table:table-cell office:value-type="float" office:value="0.649459">
                <text:p>0.6494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240326091647148">
                <text:p>0.240326091647148</text:p>
              </table:table-cell>
              <table:table-cell office:value-type="float" office:value="0.649473">
                <text:p>0.6494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24036717414856">
                <text:p>0.24036717414856</text:p>
              </table:table-cell>
              <table:table-cell office:value-type="float" office:value="0.649414">
                <text:p>0.6494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4039164185524">
                <text:p>0.24039164185524</text:p>
              </table:table-cell>
              <table:table-cell office:value-type="float" office:value="0.649338">
                <text:p>0.6493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240373462438583">
                <text:p>0.240373462438583</text:p>
              </table:table-cell>
              <table:table-cell office:value-type="float" office:value="0.649615">
                <text:p>0.6496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240354686975479">
                <text:p>0.240354686975479</text:p>
              </table:table-cell>
              <table:table-cell office:value-type="float" office:value="0.649519">
                <text:p>0.6495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240392655134201">
                <text:p>0.240392655134201</text:p>
              </table:table-cell>
              <table:table-cell office:value-type="float" office:value="0.649458">
                <text:p>0.6494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240334898233414">
                <text:p>0.240334898233414</text:p>
              </table:table-cell>
              <table:table-cell office:value-type="float" office:value="0.64961">
                <text:p>0.6496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40348532795906">
                <text:p>0.240348532795906</text:p>
              </table:table-cell>
              <table:table-cell office:value-type="float" office:value="0.649596">
                <text:p>0.6495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40302115678787">
                <text:p>0.240302115678787</text:p>
              </table:table-cell>
              <table:table-cell office:value-type="float" office:value="0.64956">
                <text:p>0.6495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240348249673843">
                <text:p>0.240348249673843</text:p>
              </table:table-cell>
              <table:table-cell office:value-type="float" office:value="0.64961">
                <text:p>0.649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240366280078888">
                <text:p>0.240366280078888</text:p>
              </table:table-cell>
              <table:table-cell office:value-type="float" office:value="0.64961">
                <text:p>0.6496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240402474999428">
                <text:p>0.240402474999428</text:p>
              </table:table-cell>
              <table:table-cell office:value-type="float" office:value="0.649757">
                <text:p>0.6497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40362077951431">
                <text:p>0.240362077951431</text:p>
              </table:table-cell>
              <table:table-cell office:value-type="float" office:value="0.649587">
                <text:p>0.64958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40328878164291">
                <text:p>0.240328878164291</text:p>
              </table:table-cell>
              <table:table-cell office:value-type="float" office:value="0.649795">
                <text:p>0.6497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40335956215858">
                <text:p>0.240335956215858</text:p>
              </table:table-cell>
              <table:table-cell office:value-type="float" office:value="0.649873">
                <text:p>0.6498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240387484431267">
                <text:p>0.240387484431267</text:p>
              </table:table-cell>
              <table:table-cell office:value-type="float" office:value="0.649613">
                <text:p>0.6496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40444198250771">
                <text:p>0.240444198250771</text:p>
              </table:table-cell>
              <table:table-cell office:value-type="float" office:value="0.649631">
                <text:p>0.6496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240474671125412">
                <text:p>0.240474671125412</text:p>
              </table:table-cell>
              <table:table-cell office:value-type="float" office:value="0.649656">
                <text:p>0.64965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240481585264206">
                <text:p>0.240481585264206</text:p>
              </table:table-cell>
              <table:table-cell office:value-type="float" office:value="0.649697">
                <text:p>0.6496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240474060177803">
                <text:p>0.240474060177803</text:p>
              </table:table-cell>
              <table:table-cell office:value-type="float" office:value="0.649697">
                <text:p>0.6496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24038527905941">
                <text:p>0.24038527905941</text:p>
              </table:table-cell>
              <table:table-cell office:value-type="float" office:value="0.649703">
                <text:p>0.6497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240392208099365">
                <text:p>0.240392208099365</text:p>
              </table:table-cell>
              <table:table-cell office:value-type="float" office:value="0.649547">
                <text:p>0.6495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40399926900864">
                <text:p>0.240399926900864</text:p>
              </table:table-cell>
              <table:table-cell office:value-type="float" office:value="0.64964">
                <text:p>0.6496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40412041544914">
                <text:p>0.240412041544914</text:p>
              </table:table-cell>
              <table:table-cell office:value-type="float" office:value="0.64964">
                <text:p>0.6496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4036593735218">
                <text:p>0.24036593735218</text:p>
              </table:table-cell>
              <table:table-cell office:value-type="float" office:value="0.649573">
                <text:p>0.6495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240318670868874">
                <text:p>0.240318670868874</text:p>
              </table:table-cell>
              <table:table-cell office:value-type="float" office:value="0.64959">
                <text:p>0.649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240364193916321">
                <text:p>0.240364193916321</text:p>
              </table:table-cell>
              <table:table-cell office:value-type="float" office:value="0.64964">
                <text:p>0.6496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240363597869873">
                <text:p>0.240363597869873</text:p>
              </table:table-cell>
              <table:table-cell office:value-type="float" office:value="0.649583">
                <text:p>0.6495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240419417619705">
                <text:p>0.240419417619705</text:p>
              </table:table-cell>
              <table:table-cell office:value-type="float" office:value="0.649539">
                <text:p>0.6495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240392133593559">
                <text:p>0.240392133593559</text:p>
              </table:table-cell>
              <table:table-cell office:value-type="float" office:value="0.64964">
                <text:p>0.649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40429610013962">
                <text:p>0.240429610013962</text:p>
              </table:table-cell>
              <table:table-cell office:value-type="float" office:value="0.64964">
                <text:p>0.649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4034395813942">
                <text:p>0.24034395813942</text:p>
              </table:table-cell>
              <table:table-cell office:value-type="float" office:value="0.649725">
                <text:p>0.6497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40389347076416">
                <text:p>0.240389347076416</text:p>
              </table:table-cell>
              <table:table-cell office:value-type="float" office:value="0.649644">
                <text:p>0.64964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40449085831642">
                <text:p>0.240449085831642</text:p>
              </table:table-cell>
              <table:table-cell office:value-type="float" office:value="0.649644">
                <text:p>0.64964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40472748875618">
                <text:p>0.240472748875618</text:p>
              </table:table-cell>
              <table:table-cell office:value-type="float" office:value="0.649493">
                <text:p>0.64949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40468516945839">
                <text:p>0.240468516945839</text:p>
              </table:table-cell>
              <table:table-cell office:value-type="float" office:value="0.649486">
                <text:p>0.6494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40464136004448">
                <text:p>0.240464136004448</text:p>
              </table:table-cell>
              <table:table-cell office:value-type="float" office:value="0.649465">
                <text:p>0.64946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40460932254791">
                <text:p>0.240460932254791</text:p>
              </table:table-cell>
              <table:table-cell office:value-type="float" office:value="0.649493">
                <text:p>0.6494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40485087037086">
                <text:p>0.240485087037086</text:p>
              </table:table-cell>
              <table:table-cell office:value-type="float" office:value="0.649473">
                <text:p>0.6494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40482285618782">
                <text:p>0.240482285618782</text:p>
              </table:table-cell>
              <table:table-cell office:value-type="float" office:value="0.649523">
                <text:p>0.6495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4043869972229">
                <text:p>0.24043869972229</text:p>
              </table:table-cell>
              <table:table-cell office:value-type="float" office:value="0.649568">
                <text:p>0.6495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40433245897293">
                <text:p>0.240433245897293</text:p>
              </table:table-cell>
              <table:table-cell office:value-type="float" office:value="0.649473">
                <text:p>0.64947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40480005741119">
                <text:p>0.240480005741119</text:p>
              </table:table-cell>
              <table:table-cell office:value-type="float" office:value="0.64946">
                <text:p>0.649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40483164787292">
                <text:p>0.240483164787292</text:p>
              </table:table-cell>
              <table:table-cell office:value-type="float" office:value="0.649465">
                <text:p>0.6494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40488201379776">
                <text:p>0.240488201379776</text:p>
              </table:table-cell>
              <table:table-cell office:value-type="float" office:value="0.649582">
                <text:p>0.6495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40494459867477">
                <text:p>0.240494459867477</text:p>
              </table:table-cell>
              <table:table-cell office:value-type="float" office:value="0.64961">
                <text:p>0.649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40467369556427">
                <text:p>0.240467369556427</text:p>
              </table:table-cell>
              <table:table-cell office:value-type="float" office:value="0.649653">
                <text:p>0.64965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40492388606071">
                <text:p>0.240492388606071</text:p>
              </table:table-cell>
              <table:table-cell office:value-type="float" office:value="0.649696">
                <text:p>0.6496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40483030676842">
                <text:p>0.240483030676842</text:p>
              </table:table-cell>
              <table:table-cell office:value-type="float" office:value="0.649696">
                <text:p>0.6496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40480929613113">
                <text:p>0.240480929613113</text:p>
              </table:table-cell>
              <table:table-cell office:value-type="float" office:value="0.649696">
                <text:p>0.6496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40499004721642">
                <text:p>0.240499004721642</text:p>
              </table:table-cell>
              <table:table-cell office:value-type="float" office:value="0.649698">
                <text:p>0.6496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40521714091301">
                <text:p>0.240521714091301</text:p>
              </table:table-cell>
              <table:table-cell office:value-type="float" office:value="0.649652">
                <text:p>0.6496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4051795899868">
                <text:p>0.24051795899868</text:p>
              </table:table-cell>
              <table:table-cell office:value-type="float" office:value="0.649652">
                <text:p>0.64965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405104637146">
                <text:p>0.2405104637146</text:p>
              </table:table-cell>
              <table:table-cell office:value-type="float" office:value="0.649656">
                <text:p>0.64965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4046316742897">
                <text:p>0.24046316742897</text:p>
              </table:table-cell>
              <table:table-cell office:value-type="float" office:value="0.649653">
                <text:p>0.64965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40428060293198">
                <text:p>0.240428060293198</text:p>
              </table:table-cell>
              <table:table-cell office:value-type="float" office:value="0.649696">
                <text:p>0.6496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4040399491787">
                <text:p>0.24040399491787</text:p>
              </table:table-cell>
              <table:table-cell office:value-type="float" office:value="0.649698">
                <text:p>0.6496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4047777056694">
                <text:p>0.24047777056694</text:p>
              </table:table-cell>
              <table:table-cell office:value-type="float" office:value="0.649653">
                <text:p>0.6496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40399435162544">
                <text:p>0.240399435162544</text:p>
              </table:table-cell>
              <table:table-cell office:value-type="float" office:value="0.649698">
                <text:p>0.6496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40371376276016">
                <text:p>0.24037137627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40428760647774">
                <text:p>0.240428760647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40402013063431">
                <text:p>0.240402013063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40380078554153">
                <text:p>0.240380078554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40474730730057">
                <text:p>0.240474730730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4042671918869">
                <text:p>0.2404267191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40414291620254">
                <text:p>0.240414291620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40449845790863">
                <text:p>0.240449845790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40528047084808">
                <text:p>0.240528047084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40467950701714">
                <text:p>0.240467950701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40387693047523">
                <text:p>0.240387693047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40450918674469">
                <text:p>0.240450918674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40428596735001">
                <text:p>0.240428596735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40467339754105">
                <text:p>0.240467339754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40468323230743">
                <text:p>0.240468323230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40450665354729">
                <text:p>0.240450665354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40556582808495">
                <text:p>0.24055658280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40502372384071">
                <text:p>0.240502372384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40519061684608">
                <text:p>0.240519061684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40533739328384">
                <text:p>0.24053373932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40437775850296">
                <text:p>0.240437775850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40410178899765">
                <text:p>0.240410178899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4039252102375">
                <text:p>0.2403925210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40429311990738">
                <text:p>0.240429311990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4047178030014">
                <text:p>0.24047178030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40503340959549">
                <text:p>0.240503340959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40445122122765">
                <text:p>0.240445122122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40398436784744">
                <text:p>0.240398436784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40534350275993">
                <text:p>0.240534350275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40462377667427">
                <text:p>0.240462377667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240451276302338">
                <text:p>0.240451276302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240518271923065">
                <text:p>0.240518271923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240461692214012">
                <text:p>0.240461692214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240496873855591">
                <text:p>0.24049687385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240496963262558">
                <text:p>0.240496963262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240503445267677">
                <text:p>0.240503445267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240466862916946">
                <text:p>0.240466862916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240410894155502">
                <text:p>0.240410894155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240392982959747">
                <text:p>0.240392982959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42473274469376">
                <text:p>0.242473274469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242576971650124">
                <text:p>0.242576971650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242676705121994">
                <text:p>0.242676705121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242682367563248">
                <text:p>0.242682367563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242705702781677">
                <text:p>0.242705702781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242708116769791">
                <text:p>0.242708116769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42747977375984">
                <text:p>0.24274797737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242651730775833">
                <text:p>0.24265173077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242676064372063">
                <text:p>0.242676064372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42673173546791">
                <text:p>0.242673173546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242740347981453">
                <text:p>0.24274034798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42782980203629">
                <text:p>0.24278298020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24272009730339">
                <text:p>0.24272009730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42706388235092">
                <text:p>0.242706388235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42638736963272">
                <text:p>0.242638736963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42632493376732">
                <text:p>0.242632493376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42544710636139">
                <text:p>0.242544710636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42535933852196">
                <text:p>0.24253593385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42582097649574">
                <text:p>0.242582097649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42420196533203">
                <text:p>0.242420196533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426548153162">
                <text:p>0.2426548153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42429986596107">
                <text:p>0.242429986596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242630839347839">
                <text:p>0.242630839347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242346525192261">
                <text:p>0.242346525192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242323264479637">
                <text:p>0.242323264479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242327809333801">
                <text:p>0.242327809333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242288887500763">
                <text:p>0.242288887500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242188632488251">
                <text:p>0.242188632488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2423275411129">
                <text:p>0.242327541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242272511124611">
                <text:p>0.242272511124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242273181676865">
                <text:p>0.242273181676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241973221302032">
                <text:p>0.24197322130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41813078522682">
                <text:p>0.241813078522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41590082645416">
                <text:p>0.241590082645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4082151055336">
                <text:p>0.24082151055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40653946995735">
                <text:p>0.240653946995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40440145134926">
                <text:p>0.240440145134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40418717265129">
                <text:p>0.240418717265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40239426493645">
                <text:p>0.240239426493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240216255187988">
                <text:p>0.240216255187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3968905210495">
                <text:p>0.23968905210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239653319120407">
                <text:p>0.239653319120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38817855715752">
                <text:p>0.238817855715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238310903310776">
                <text:p>0.238310903310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237787380814552">
                <text:p>0.237787380814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238028764724731">
                <text:p>0.238028764724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40357726812363">
                <text:p>0.240357726812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43050009012222">
                <text:p>0.24305000901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41399824619293">
                <text:p>0.241399824619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238602891564369">
                <text:p>0.238602891564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36595630645752">
                <text:p>0.236595630645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236702173948288">
                <text:p>0.236702173948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236078351736069">
                <text:p>0.236078351736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235605716705322">
                <text:p>0.235605716705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23556649684906">
                <text:p>0.23556649684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230267032980919">
                <text:p>0.230267032980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229574054479599">
                <text:p>0.229574054479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228174686431885">
                <text:p>0.228174686431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227388724684715">
                <text:p>0.227388724684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220597580075264">
                <text:p>0.220597580075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219090893864632">
                <text:p>0.219090893864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216832667589188">
                <text:p>0.216832667589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216321498155594">
                <text:p>0.216321498155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215426057577133">
                <text:p>0.215426057577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210630476474762">
                <text:p>0.210630476474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208699315786362">
                <text:p>0.208699315786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0801468193531">
                <text:p>0.20801468193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205269202589989">
                <text:p>0.205269202589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204378291964531">
                <text:p>0.204378291964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203417763113976">
                <text:p>0.203417763113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99875205755234">
                <text:p>0.199875205755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98748856782913">
                <text:p>0.198748856782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95666134357452">
                <text:p>0.195666134357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94744348526001">
                <text:p>0.194744348526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93996518850327">
                <text:p>0.193996518850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91114038228989">
                <text:p>0.191114038228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90086424350739">
                <text:p>0.190086424350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89178600907326">
                <text:p>0.189178600907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86971977353096">
                <text:p>0.186971977353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86319470405579">
                <text:p>0.186319470405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83970406651497">
                <text:p>0.18397040665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83242231607437">
                <text:p>0.183242231607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82478919625282">
                <text:p>0.182478919625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80660918354988">
                <text:p>0.180660918354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80179297924042">
                <text:p>0.180179297924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79634794592857">
                <text:p>0.17963479459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78764820098877">
                <text:p>0.178764820098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78287982940674">
                <text:p>0.178287982940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77932098507881">
                <text:p>0.177932098507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77560940384865">
                <text:p>0.177560940384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76541611552238">
                <text:p>0.176541611552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76069274544716">
                <text:p>0.176069274544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75776049494743">
                <text:p>0.175776049494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75022333860397">
                <text:p>0.175022333860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74525380134583">
                <text:p>0.174525380134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74616515636444">
                <text:p>0.174616515636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74431249499321">
                <text:p>0.174431249499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74316048622131">
                <text:p>0.174316048622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74310982227325">
                <text:p>0.174310982227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74282625317574">
                <text:p>0.174282625317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74267172813416">
                <text:p>0.174267172813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73113733530045">
                <text:p>0.173113733530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73138275742531">
                <text:p>0.173138275742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73111274838448">
                <text:p>0.173111274838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73119515180588">
                <text:p>0.173119515180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7303778231144">
                <text:p>0.1730377823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73086777329445">
                <text:p>0.173086777329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73121005296707">
                <text:p>0.173121005296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73154592514038">
                <text:p>0.173154592514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73138096928597">
                <text:p>0.173138096928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73131629824638">
                <text:p>0.173131629824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73122435808182">
                <text:p>0.17312243580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7308720946312">
                <text:p>0.17308720946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7294941842556">
                <text:p>0.17294941842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73092111945152">
                <text:p>0.17309211194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72971189022064">
                <text:p>0.17297118902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72922164201736">
                <text:p>0.172922164201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72883123159409">
                <text:p>0.172883123159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72896921634674">
                <text:p>0.172896921634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73114374279976">
                <text:p>0.173114374279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73138678073883">
                <text:p>0.173138678073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73142582178116">
                <text:p>0.173142582178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7300346493721">
                <text:p>0.17300346493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73147544264793">
                <text:p>0.173147544264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73138439655304">
                <text:p>0.173138439655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73132613301277">
                <text:p>0.17313261330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73128888010979">
                <text:p>0.173128888010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730967015028">
                <text:p>0.1730967015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73115417361259">
                <text:p>0.17311541736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73085227608681">
                <text:p>0.173085227608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73135817050934">
                <text:p>0.173135817050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73076793551445">
                <text:p>0.17307679355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73066318035126">
                <text:p>0.173066318035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73056647181511">
                <text:p>0.173056647181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73074886202812">
                <text:p>0.173074886202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73105657100678">
                <text:p>0.173105657100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73106253147125">
                <text:p>0.173106253147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73082739114761">
                <text:p>0.173082739114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73118442296982">
                <text:p>0.173118442296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73125103116035">
                <text:p>0.173125103116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73128977417946">
                <text:p>0.173128977417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73126548528671">
                <text:p>0.173126548528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73072636127472">
                <text:p>0.173072636127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73069030046463">
                <text:p>0.173069030046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73124104738236">
                <text:p>0.173124104738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73144906759262">
                <text:p>0.173144906759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73139899969101">
                <text:p>0.173139899969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72987431287766">
                <text:p>0.172987431287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73136532306671">
                <text:p>0.173136532306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73137202858925">
                <text:p>0.173137202858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73153311014175">
                <text:p>0.173153311014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73109158873558">
                <text:p>0.173109158873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73151135444641">
                <text:p>0.173151135444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73130631446838">
                <text:p>0.173130631446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73149093985558">
                <text:p>0.173149093985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73134177923203">
                <text:p>0.173134177923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73124507069588">
                <text:p>0.173124507069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73135980963707">
                <text:p>0.173135980963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73115253448486">
                <text:p>0.173115253448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7311255633831">
                <text:p>0.1731125563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73098847270012">
                <text:p>0.17309884727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73107266426086">
                <text:p>0.173107266426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73126518726349">
                <text:p>0.173126518726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73146456480026">
                <text:p>0.17314645648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73115417361259">
                <text:p>0.17311541736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73095345497131">
                <text:p>0.173095345497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73126488924027">
                <text:p>0.173126488924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73146441578865">
                <text:p>0.173146441578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73132374882698">
                <text:p>0.173132374882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73128738999367">
                <text:p>0.173128738999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73130691051483">
                <text:p>0.17313069105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73116594552994">
                <text:p>0.173116594552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72976806759834">
                <text:p>0.172976806759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72998264431953">
                <text:p>0.172998264431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7313277721405">
                <text:p>0.17313277721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73103466629982">
                <text:p>0.173103466629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73114508390427">
                <text:p>0.173114508390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7313876748085">
                <text:p>0.17313876748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73124492168426">
                <text:p>0.173124492168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73123687505722">
                <text:p>0.173123687505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73096314072609">
                <text:p>0.173096314072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73089861869812">
                <text:p>0.173089861869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73139929771423">
                <text:p>0.173139929771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73083156347275">
                <text:p>0.173083156347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73069849610329">
                <text:p>0.173069849610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73088699579239">
                <text:p>0.173088699579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73100784420967">
                <text:p>0.173100784420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73129975795746">
                <text:p>0.173129975795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73105701804161">
                <text:p>0.173105701804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73069044947624">
                <text:p>0.173069044947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73125475645065">
                <text:p>0.173125475645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73131182789803">
                <text:p>0.173131182789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73127964138985">
                <text:p>0.17312796413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72972708940506">
                <text:p>0.172972708940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73146069049835">
                <text:p>0.173146069049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72935619950295">
                <text:p>0.172935619950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7316135764122">
                <text:p>0.17316135764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73147290945053">
                <text:p>0.173147290945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73159748315811">
                <text:p>0.173159748315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73167735338211">
                <text:p>0.173167735338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73160910606384">
                <text:p>0.173160910606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73082858324051">
                <text:p>0.17308285832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73081248998642">
                <text:p>0.173081248998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73096016049385">
                <text:p>0.173096016049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73126935958862">
                <text:p>0.173126935958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7308121919632">
                <text:p>0.17308121919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73069134354591">
                <text:p>0.173069134354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73109740018845">
                <text:p>0.173109740018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73108875751495">
                <text:p>0.17310887575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73144519329071">
                <text:p>0.173144519329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7315798997879">
                <text:p>0.17315798997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73141300678253">
                <text:p>0.173141300678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73130184412003">
                <text:p>0.17313018441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73148795962334">
                <text:p>0.173148795962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73139244318008">
                <text:p>0.173139244318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73137426376343">
                <text:p>0.173137426376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73153445124626">
                <text:p>0.173153445124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73163682222366">
                <text:p>0.173163682222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73153057694435">
                <text:p>0.173153057694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73116117715836">
                <text:p>0.173116117715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73139810562134">
                <text:p>0.17313981056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72984838485718">
                <text:p>0.172984838485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73114791512489">
                <text:p>0.173114791512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73100292682648">
                <text:p>0.17310029268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73101469874382">
                <text:p>0.173101469874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73130422830582">
                <text:p>0.173130422830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7309308052063">
                <text:p>0.17309308052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73139348626137">
                <text:p>0.173139348626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73154667019844">
                <text:p>0.17315466701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73125818371773">
                <text:p>0.173125818371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73124521970749">
                <text:p>0.173124521970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73123702406883">
                <text:p>0.173123702406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73117473721504">
                <text:p>0.17311747372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73143222928047">
                <text:p>0.173143222928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73132538795471">
                <text:p>0.173132538795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73128828406334">
                <text:p>0.173128828406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73125073313713">
                <text:p>0.173125073313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73162862658501">
                <text:p>0.173162862658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73135608434677">
                <text:p>0.173135608434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73136726021767">
                <text:p>0.173136726021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7315299808979">
                <text:p>0.17315299808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73126071691513">
                <text:p>0.173126071691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73124685883522">
                <text:p>0.173124685883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73135429620743">
                <text:p>0.173135429620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73140943050385">
                <text:p>0.173140943050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73134207725525">
                <text:p>0.173134207725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73109158873558">
                <text:p>0.173109158873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73108518123627">
                <text:p>0.173108518123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73134937882423">
                <text:p>0.173134937882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73140674829483">
                <text:p>0.173140674829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73134028911591">
                <text:p>0.173134028911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73151269555092">
                <text:p>0.173151269555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73162311315537">
                <text:p>0.173162311315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73130705952644">
                <text:p>0.173130705952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73149138689041">
                <text:p>0.173149138689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73160940408707">
                <text:p>0.173160940408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73162803053856">
                <text:p>0.17316280305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73159584403038">
                <text:p>0.173159584403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73167616128922">
                <text:p>0.173167616128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73019468784332">
                <text:p>0.173019468784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73176065087318">
                <text:p>0.173176065087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73178166151047">
                <text:p>0.173178166151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7314225435257">
                <text:p>0.17314225435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72979280352593">
                <text:p>0.17297928035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73082992434502">
                <text:p>0.173082992434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73118606209755">
                <text:p>0.173118606209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7311455309391">
                <text:p>0.17311455309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73138797283173">
                <text:p>0.173138797283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73159837722778">
                <text:p>0.173159837722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73140943050385">
                <text:p>0.173140943050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73155680298805">
                <text:p>0.17315568029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73143655061722">
                <text:p>0.173143655061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73080697655678">
                <text:p>0.173080697655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73080191016197">
                <text:p>0.173080191016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73056676983833">
                <text:p>0.17305667698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73096314072609">
                <text:p>0.173096314072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73100292682648">
                <text:p>0.17310029268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73093095421791">
                <text:p>0.173093095421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73136457800865">
                <text:p>0.173136457800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73135608434677">
                <text:p>0.173135608434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73125892877579">
                <text:p>0.173125892877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73118770122528">
                <text:p>0.17311877012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73114657402039">
                <text:p>0.173114657402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73110201954842">
                <text:p>0.173110201954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7311455309391">
                <text:p>0.17311455309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73138797283173">
                <text:p>0.173138797283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73147425055504">
                <text:p>0.17314742505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73129871487618">
                <text:p>0.173129871487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73148617148399">
                <text:p>0.173148617148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73160597681999">
                <text:p>0.173160597681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73141434788704">
                <text:p>0.173141434788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7314401268959">
                <text:p>0.17314401268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73151597380638">
                <text:p>0.173151597380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72991663217545">
                <text:p>0.172991663217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73103198409081">
                <text:p>0.173103198409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73120111227036">
                <text:p>0.173120111227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73099413514137">
                <text:p>0.173099413514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72946110367775">
                <text:p>0.172946110367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7310094833374">
                <text:p>0.17310094833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73087939620018">
                <text:p>0.173087939620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73104584217072">
                <text:p>0.173104584217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73142328858376">
                <text:p>0.173142328858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73108249902725">
                <text:p>0.173108249902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73113286495209">
                <text:p>0.173113286495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73146769404411">
                <text:p>0.173146769404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73146054148674">
                <text:p>0.173146054148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73142075538635">
                <text:p>0.173142075538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73134922981262">
                <text:p>0.17313492298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73130378127098">
                <text:p>0.173130378127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73096507787705">
                <text:p>0.173096507787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73083230853081">
                <text:p>0.173083230853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73101559281349">
                <text:p>0.17310155928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73103660345078">
                <text:p>0.173103660345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73110350966454">
                <text:p>0.173110350966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73063054680824">
                <text:p>0.173063054680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73149645328522">
                <text:p>0.173149645328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73094227910042">
                <text:p>0.173094227910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7310431599617">
                <text:p>0.17310431599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73150479793549">
                <text:p>0.173150479793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7316746711731">
                <text:p>0.17316746711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73141077160835">
                <text:p>0.173141077160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73125132918358">
                <text:p>0.173125132918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72939404845238">
                <text:p>0.172939404845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73087820410728">
                <text:p>0.173087820410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73107713460922">
                <text:p>0.173107713460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73117056488991">
                <text:p>0.173117056488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73140496015549">
                <text:p>0.173140496015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73143535852432">
                <text:p>0.173143535852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73151209950447">
                <text:p>0.173151209950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73166185617447">
                <text:p>0.173166185617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73171848058701">
                <text:p>0.173171848058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7314076423645">
                <text:p>0.17314076423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73005163669586">
                <text:p>0.173005163669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73143580555916">
                <text:p>0.173143580555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7315736413002">
                <text:p>0.17315736413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7316934466362">
                <text:p>0.17316934466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73146143555641">
                <text:p>0.173146143555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73100292682648">
                <text:p>0.17310029268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7310819029808">
                <text:p>0.17310819029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7311754822731">
                <text:p>0.17311754822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73140704631805">
                <text:p>0.173140704631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73095405101776">
                <text:p>0.17309540510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73099711537361">
                <text:p>0.173099711537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73129290342331">
                <text:p>0.173129290342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7314824461937">
                <text:p>0.17314824461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73109069466591">
                <text:p>0.173109069466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73065483570099">
                <text:p>0.173065483570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73107400536537">
                <text:p>0.173107400536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73134222626686">
                <text:p>0.173134222626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73129916191101">
                <text:p>0.17312991619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73148632049561">
                <text:p>0.173148632049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7316061258316">
                <text:p>0.17316061258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73014998435974">
                <text:p>0.173014998435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73100128769875">
                <text:p>0.173100128769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73143863677979">
                <text:p>0.173143863677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73151478171349">
                <text:p>0.17315147817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73135593533516">
                <text:p>0.173135593533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7313078045845">
                <text:p>0.17313078045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72954007983208">
                <text:p>0.172954007983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73110857605934">
                <text:p>0.173110857605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72971844673157">
                <text:p>0.172971844673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73149019479752">
                <text:p>0.173149019479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73139363527298">
                <text:p>0.173139363527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73137500882149">
                <text:p>0.173137500882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73132002353668">
                <text:p>0.173132002353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73142597079277">
                <text:p>0.173142597079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73150464892387">
                <text:p>0.173150464892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73161804676056">
                <text:p>0.173161804676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73151850700378">
                <text:p>0.173151850700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73125430941582">
                <text:p>0.173125430941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73115193843842">
                <text:p>0.173115193843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73139214515686">
                <text:p>0.173139214515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173115909099579">
                <text:p>0.173115909099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73122465610504">
                <text:p>0.173122465610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72976285219193">
                <text:p>0.172976285219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73146560788155">
                <text:p>0.173146560788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173159286379814">
                <text:p>0.173159286379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73145949840546">
                <text:p>0.173145949840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73137426376343">
                <text:p>0.173137426376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73126608133316">
                <text:p>0.173126608133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73119679093361">
                <text:p>0.173119679093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73109531402588">
                <text:p>0.173109531402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73077166080475">
                <text:p>0.17307716608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73114866018295">
                <text:p>0.173114866018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73112168908119">
                <text:p>0.173112168908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7313726246357">
                <text:p>0.17313726246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73153325915337">
                <text:p>0.173153325915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73163622617722">
                <text:p>0.173163622617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73132941126823">
                <text:p>0.173132941126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73102244734764">
                <text:p>0.173102244734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73093676567078">
                <text:p>0.173093676567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73088178038597">
                <text:p>0.173088178038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173121929168701">
                <text:p>0.173121929168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73133939504623">
                <text:p>0.173133939504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73151209950447">
                <text:p>0.173151209950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73139348626137">
                <text:p>0.173139348626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73154667019844">
                <text:p>0.173154667019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73014059662819">
                <text:p>0.173014059662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173153564333916">
                <text:p>0.173153564333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73158064484596">
                <text:p>0.173158064484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7295703291893">
                <text:p>0.17295703291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73106536269188">
                <text:p>0.173106536269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73089638352394">
                <text:p>0.173089638352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73122853040695">
                <text:p>0.173122853040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73095792531967">
                <text:p>0.173095792531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73099935054779">
                <text:p>0.173099935054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73118472099304">
                <text:p>0.173118472099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73124104738236">
                <text:p>0.173124104738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73135668039322">
                <text:p>0.173135668039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73142224550247">
                <text:p>0.173142224550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73140123486519">
                <text:p>0.173140123486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173133686184883">
                <text:p>0.173133686184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73159122467041">
                <text:p>0.173159122467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73155099153519">
                <text:p>0.173155099153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73143297433853">
                <text:p>0.173143297433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73006772994995">
                <text:p>0.173006772994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73144608736038">
                <text:p>0.173144608736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73136562108994">
                <text:p>0.173136562108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73152893781662">
                <text:p>0.173152893781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72991454601288">
                <text:p>0.17299145460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7310793697834">
                <text:p>0.17310793697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73134565353394">
                <text:p>0.173134565353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73151612281799">
                <text:p>0.173151612281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73162519931793">
                <text:p>0.173162519931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7310793697834">
                <text:p>0.17310793697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73160225152969">
                <text:p>0.173160225152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73146545886993">
                <text:p>0.173146545886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73159271478653">
                <text:p>0.173159271478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73167437314987">
                <text:p>0.173167437314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73172652721405">
                <text:p>0.173172652721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73158794641495">
                <text:p>0.17315879464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7301669716835">
                <text:p>0.17301669716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73150971531868">
                <text:p>0.173150971531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73160701990128">
                <text:p>0.173160701990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7313677072525">
                <text:p>0.17313677072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73135831952095">
                <text:p>0.173135831952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73152416944504">
                <text:p>0.173152416944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73120096325874">
                <text:p>0.173120096325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73115506768227">
                <text:p>0.173115506768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73126429319382">
                <text:p>0.173126429319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73146411776543">
                <text:p>0.173146411776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73132345080376">
                <text:p>0.173132345080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73064574599266">
                <text:p>0.173064574599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73079967498779">
                <text:p>0.173079967498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73095196485519">
                <text:p>0.173095196485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73123747110367">
                <text:p>0.173123747110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173144698143005">
                <text:p>0.173144698143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7315810918808">
                <text:p>0.17315810918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73109322786331">
                <text:p>0.173109322786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72857522964478">
                <text:p>0.17285752296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73157542943955">
                <text:p>0.173157542943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73166319727898">
                <text:p>0.173166319727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73150449991226">
                <text:p>0.17315044999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73161774873734">
                <text:p>0.173161774873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73169031739235">
                <text:p>0.173169031739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73134982585907">
                <text:p>0.173134982585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73151880502701">
                <text:p>0.173151880502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72982349991798">
                <text:p>0.172982349991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73150464892387">
                <text:p>0.173150464892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73092275857925">
                <text:p>0.17309227585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73124521970749">
                <text:p>0.173124521970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73092395067215">
                <text:p>0.173092395067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73142820596695">
                <text:p>0.173142820596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73108592629433">
                <text:p>0.173108592629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73129290342331">
                <text:p>0.173129290342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72921061515808">
                <text:p>0.17292106151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73141211271286">
                <text:p>0.17314121127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7312428355217">
                <text:p>0.17312428355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73145025968552">
                <text:p>0.173145025968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73092618584633">
                <text:p>0.173092618584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73124760389328">
                <text:p>0.173124760389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731066852808">
                <text:p>0.1731066852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73133760690689">
                <text:p>0.173133760690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173133924603462">
                <text:p>0.173133924603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73151209950447">
                <text:p>0.173151209950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73155814409256">
                <text:p>0.17315581440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72996670007706">
                <text:p>0.172996670007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17315961420536">
                <text:p>0.17315961420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73167645931244">
                <text:p>0.17316764593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173160552978516">
                <text:p>0.173160552978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73168241977692">
                <text:p>0.17316824197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730055809021">
                <text:p>0.1730055809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73001050949097">
                <text:p>0.173001050949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73086479306221">
                <text:p>0.173086479306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73120826482773">
                <text:p>0.173120826482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72948390245438">
                <text:p>0.172948390245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73111528158188">
                <text:p>0.173111528158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73092842102051">
                <text:p>0.173092842102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73073619604111">
                <text:p>0.173073619604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72920823097229">
                <text:p>0.172920823097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73074051737785">
                <text:p>0.173074051737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73112869262695">
                <text:p>0.173112869262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73092111945152">
                <text:p>0.17309211194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72974020242691">
                <text:p>0.172974020242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17314513027668">
                <text:p>0.17314513027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7313688993454">
                <text:p>0.17313688993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173153102397919">
                <text:p>0.173153102397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173141986131668">
                <text:p>0.173141986131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73156380653381">
                <text:p>0.173156380653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73138722777367">
                <text:p>0.173138722777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173154264688492">
                <text:p>0.173154264688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72982141375542">
                <text:p>0.17298214137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173135161399841">
                <text:p>0.173135161399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73144221305847">
                <text:p>0.173144221305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73136323690414">
                <text:p>0.173136323690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73152729868889">
                <text:p>0.17315272986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173116013407707">
                <text:p>0.173116013407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173122555017471">
                <text:p>0.173122555017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73117086291313">
                <text:p>0.17311708629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73101752996445">
                <text:p>0.173101752996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173091948032379">
                <text:p>0.173091948032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73114374279976">
                <text:p>0.173114374279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173187494277954">
                <text:p>0.173187494277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73164203763008">
                <text:p>0.17316420376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73149093985558">
                <text:p>0.173149093985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73156335949898">
                <text:p>0.173156335949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73112943768501">
                <text:p>0.173112943768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7317521572113">
                <text:p>0.17317521572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7314624786377">
                <text:p>0.17314624786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73077777028084">
                <text:p>0.173077777028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73106849193573">
                <text:p>0.173106849193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73108220100403">
                <text:p>0.173108220100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73147231340408">
                <text:p>0.17314723134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7315973341465">
                <text:p>0.17315973341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73002973198891">
                <text:p>0.1730029731988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358cm" svg:height="5.102cm" xlink:href=".." xlink:type="simple" chart:class="chart:line" chart:style-name="ch1">
        <chart:legend chart:legend-position="end" svg:x="6.209cm" svg:y="2.003cm" style:legend-expansion="high" chart:style-name="ch2"/>
        <chart:plot-area chart:style-name="ch3" table:cell-range-address="posiciones.B1:posiciones.B1001 posiciones.G1:posiciones.G437" chart:data-source-has-labels="row" svg:x="0.207cm" svg:y="0.102cm" svg:width="5.795cm" svg:height="4.898cm">
          <chartooo:coordinate-region svg:x="1.225cm" svg:y="0.301cm" svg:width="4.777cm" svg:height="4.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siciones.B2:posiciones.B1001" chart:label-cell-address="posiciones.B1:posiciones.B1" chart:class="chart:line">
            <chart:data-point chart:repeated="1000"/>
          </chart:series>
          <chart:series chart:style-name="ch7" chart:values-cell-range-address="posiciones.G2:posiciones.G437" chart:label-cell-address="posiciones.G1:posiciones.G1" chart:class="chart:line">
            <chart:data-point chart:repeated="4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</text:p>
                <draw:g>
                  <svg:desc>posiciones.B1:posiciones.B1</svg:desc>
                </draw:g>
              </table:table-cell>
              <table:table-cell office:value-type="string">
                <text:p>Y MoCap(Z Robot)</text:p>
                <draw:g>
                  <svg:desc>posiciones.G1:posicione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2602524459362">
                <text:p>-0.112602524459362</text:p>
                <draw:g>
                  <svg:desc>posiciones.B2:posiciones.B1001</svg:desc>
                </draw:g>
              </table:table-cell>
              <table:table-cell office:value-type="float" office:value="0.179123">
                <text:p>0.179123</text:p>
                <draw:g>
                  <svg:desc>posiciones.G2:posiciones.G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12725168466568">
                <text:p>-0.112725168466568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2748555839062">
                <text:p>-0.112748555839062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2629726529121">
                <text:p>-0.112629726529121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12729296088219">
                <text:p>-0.112729296088219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12799793481827">
                <text:p>-0.112799793481827</text:p>
              </table:table-cell>
              <table:table-cell office:value-type="float" office:value="0.179149">
                <text:p>0.179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1295673251152">
                <text:p>-0.11295673251152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112664826214314">
                <text:p>-0.112664826214314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12685389816761">
                <text:p>-0.112685389816761</text:p>
              </table:table-cell>
              <table:table-cell office:value-type="float" office:value="0.179149">
                <text:p>0.179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12656354904175">
                <text:p>-0.112656354904175</text:p>
              </table:table-cell>
              <table:table-cell office:value-type="float" office:value="0.179178">
                <text:p>0.179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12681083381176">
                <text:p>-0.112681083381176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112692393362522">
                <text:p>-0.112692393362522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12645253539085">
                <text:p>-0.112645253539085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12989261746407">
                <text:p>-0.112989261746407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2608596682549">
                <text:p>-0.112608596682549</text:p>
              </table:table-cell>
              <table:table-cell office:value-type="float" office:value="0.179206">
                <text:p>0.179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13057233393192">
                <text:p>-0.113057233393192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12615987658501">
                <text:p>-0.112615987658501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12879641354084">
                <text:p>-0.112879641354084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12556770443916">
                <text:p>-0.112556770443916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12545184791088">
                <text:p>-0.112545184791088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1125827729702">
                <text:p>-0.1125827729702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12620763480663">
                <text:p>-0.112620763480663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12919270992279">
                <text:p>-0.112919270992279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1265030503273">
                <text:p>-0.11265030503273</text:p>
              </table:table-cell>
              <table:table-cell office:value-type="float" office:value="0.17926">
                <text:p>0.179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1260712146759">
                <text:p>-0.11260712146759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12628981471062">
                <text:p>-0.112628981471062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112721487879753">
                <text:p>-0.112721487879753</text:p>
              </table:table-cell>
              <table:table-cell office:value-type="float" office:value="0.179149">
                <text:p>0.179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112948700785637">
                <text:p>-0.112948700785637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12584084272385">
                <text:p>-0.112584084272385</text:p>
              </table:table-cell>
              <table:table-cell office:value-type="float" office:value="0.179277">
                <text:p>0.179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12878620624542">
                <text:p>-0.112878620624542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112895868718624">
                <text:p>-0.112895868718624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12826034426689">
                <text:p>-0.112826034426689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12594664096832">
                <text:p>-0.112594664096832</text:p>
              </table:table-cell>
              <table:table-cell office:value-type="float" office:value="0.179149">
                <text:p>0.1791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12642928957939">
                <text:p>-0.112642928957939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12939476966858">
                <text:p>-0.112939476966858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12973019480705">
                <text:p>-0.112973019480705</text:p>
              </table:table-cell>
              <table:table-cell office:value-type="float" office:value="0.179277">
                <text:p>0.1792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12423196434975">
                <text:p>-0.112423196434975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12600311636925">
                <text:p>-0.112600311636925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1271046102047">
                <text:p>-0.11271046102047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12990409135818">
                <text:p>-0.112990409135818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12621054053307">
                <text:p>-0.112621054053307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1294362694025">
                <text:p>-0.11294362694025</text:p>
              </table:table-cell>
              <table:table-cell office:value-type="float" office:value="0.179149">
                <text:p>0.1791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12627409398556">
                <text:p>-0.112627409398556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12648636102676">
                <text:p>-0.112648636102676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112680412828922">
                <text:p>-0.112680412828922</text:p>
              </table:table-cell>
              <table:table-cell office:value-type="float" office:value="0.179149">
                <text:p>0.179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12674310803413">
                <text:p>-0.112674310803413</text:p>
              </table:table-cell>
              <table:table-cell office:value-type="float" office:value="0.179178">
                <text:p>0.1791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12912051379681">
                <text:p>-0.112912051379681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12549960613251">
                <text:p>-0.112549960613251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12875662744045">
                <text:p>-0.112875662744045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12933181226254">
                <text:p>-0.112933181226254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12590759992599">
                <text:p>-0.112590759992599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12905085086823">
                <text:p>-0.112905085086823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12630985677242">
                <text:p>-0.112630985677242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12927094101906">
                <text:p>-0.112927094101906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12575531005859">
                <text:p>-0.112575531005859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12583704292774">
                <text:p>-0.112583704292774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12978056073189">
                <text:p>-0.112978056073189</text:p>
              </table:table-cell>
              <table:table-cell office:value-type="float" office:value="0.179149">
                <text:p>0.1791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12919881939888">
                <text:p>-0.112919881939888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12645335495472">
                <text:p>-0.112645335495472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12670943140984">
                <text:p>-0.112670943140984</text:p>
              </table:table-cell>
              <table:table-cell office:value-type="float" office:value="0.179149">
                <text:p>0.1791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12757474184036">
                <text:p>-0.112757474184036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12569466233253">
                <text:p>-0.112569466233253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12815394997597">
                <text:p>-0.112815394997597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12606838345528">
                <text:p>-0.112606838345528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12624481320381">
                <text:p>-0.112624481320381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12586796283722">
                <text:p>-0.112586796283722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13018944859505">
                <text:p>-0.113018944859505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12960569560528">
                <text:p>-0.112960569560528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12472698092461">
                <text:p>-0.112472698092461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13002516329288">
                <text:p>-0.113002516329288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12638100981712">
                <text:p>-0.112638100981712</text:p>
              </table:table-cell>
              <table:table-cell office:value-type="float" office:value="0.179137">
                <text:p>0.1791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12698435783386">
                <text:p>-0.112698435783386</text:p>
              </table:table-cell>
              <table:table-cell office:value-type="float" office:value="0.179123">
                <text:p>0.1791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12600065767765">
                <text:p>-0.112600065767765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12976238131523">
                <text:p>-0.112976238131523</text:p>
              </table:table-cell>
              <table:table-cell office:value-type="float" office:value="0.179241">
                <text:p>0.1792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12673632800579">
                <text:p>-0.112673632800579</text:p>
              </table:table-cell>
              <table:table-cell office:value-type="float" office:value="0.179113">
                <text:p>0.1791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12681061029434">
                <text:p>-0.112681061029434</text:p>
              </table:table-cell>
              <table:table-cell office:value-type="float" office:value="0.178883">
                <text:p>0.1788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12630859017372">
                <text:p>-0.112630859017372</text:p>
              </table:table-cell>
              <table:table-cell office:value-type="float" office:value="0.178908">
                <text:p>0.1789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12576380372047">
                <text:p>-0.112576380372047</text:p>
              </table:table-cell>
              <table:table-cell office:value-type="float" office:value="0.178721">
                <text:p>0.1787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12541928887367">
                <text:p>-0.112541928887367</text:p>
              </table:table-cell>
              <table:table-cell office:value-type="float" office:value="0.178464">
                <text:p>0.1784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12916201353073">
                <text:p>-0.112916201353073</text:p>
              </table:table-cell>
              <table:table-cell office:value-type="float" office:value="0.178338">
                <text:p>0.1783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12958461046219">
                <text:p>-0.112958461046219</text:p>
              </table:table-cell>
              <table:table-cell office:value-type="float" office:value="0.178091">
                <text:p>0.1780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12693727016449">
                <text:p>-0.112693727016449</text:p>
              </table:table-cell>
              <table:table-cell office:value-type="float" office:value="0.178024">
                <text:p>0.1780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12714491784573">
                <text:p>-0.112714491784573</text:p>
              </table:table-cell>
              <table:table-cell office:value-type="float" office:value="0.178099">
                <text:p>0.1780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12988717854023">
                <text:p>-0.112988717854023</text:p>
              </table:table-cell>
              <table:table-cell office:value-type="float" office:value="0.177991">
                <text:p>0.177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12673357129097">
                <text:p>-0.112673357129097</text:p>
              </table:table-cell>
              <table:table-cell office:value-type="float" office:value="0.177991">
                <text:p>0.177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12929925322533">
                <text:p>-0.112929925322533</text:p>
              </table:table-cell>
              <table:table-cell office:value-type="float" office:value="0.178076">
                <text:p>0.178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12669512629509">
                <text:p>-0.112669512629509</text:p>
              </table:table-cell>
              <table:table-cell office:value-type="float" office:value="0.177991">
                <text:p>0.177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2909220159054">
                <text:p>-0.112909220159054</text:p>
              </table:table-cell>
              <table:table-cell office:value-type="float" office:value="0.17798">
                <text:p>0.177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257715523243">
                <text:p>-0.11257715523243</text:p>
              </table:table-cell>
              <table:table-cell office:value-type="float" office:value="0.177841">
                <text:p>0.1778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262534558773">
                <text:p>-0.11262534558773</text:p>
              </table:table-cell>
              <table:table-cell office:value-type="float" office:value="0.177857">
                <text:p>0.1778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12602338194847">
                <text:p>-0.112602338194847</text:p>
              </table:table-cell>
              <table:table-cell office:value-type="float" office:value="0.177841">
                <text:p>0.1778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12618774175644">
                <text:p>-0.112618774175644</text:p>
              </table:table-cell>
              <table:table-cell office:value-type="float" office:value="0.177841">
                <text:p>0.1778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12642765045166">
                <text:p>-0.112642765045166</text:p>
              </table:table-cell>
              <table:table-cell office:value-type="float" office:value="0.177631">
                <text:p>0.1776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12660199403763">
                <text:p>-0.112660199403763</text:p>
              </table:table-cell>
              <table:table-cell office:value-type="float" office:value="0.177556">
                <text:p>0.177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13074585795403">
                <text:p>-0.113074585795403</text:p>
              </table:table-cell>
              <table:table-cell office:value-type="float" office:value="0.177291">
                <text:p>0.177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12693749368191">
                <text:p>-0.112693749368191</text:p>
              </table:table-cell>
              <table:table-cell office:value-type="float" office:value="0.177544">
                <text:p>0.1775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12624600529671">
                <text:p>-0.112624600529671</text:p>
              </table:table-cell>
              <table:table-cell office:value-type="float" office:value="0.177261">
                <text:p>0.1772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12713441252708">
                <text:p>-0.112713441252708</text:p>
              </table:table-cell>
              <table:table-cell office:value-type="float" office:value="0.177319">
                <text:p>0.1773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12666897475719">
                <text:p>-0.112666897475719</text:p>
              </table:table-cell>
              <table:table-cell office:value-type="float" office:value="0.177247">
                <text:p>0.1772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13116040825844">
                <text:p>-0.113116040825844</text:p>
              </table:table-cell>
              <table:table-cell office:value-type="float" office:value="0.1773">
                <text:p>0.17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12848930060864">
                <text:p>-0.112848930060864</text:p>
              </table:table-cell>
              <table:table-cell office:value-type="float" office:value="0.177319">
                <text:p>0.1773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12910464406013">
                <text:p>-0.112910464406013</text:p>
              </table:table-cell>
              <table:table-cell office:value-type="float" office:value="0.177178">
                <text:p>0.1771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12920373678207">
                <text:p>-0.112920373678207</text:p>
              </table:table-cell>
              <table:table-cell office:value-type="float" office:value="0.177366">
                <text:p>0.1773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12873621284962">
                <text:p>-0.112873621284962</text:p>
              </table:table-cell>
              <table:table-cell office:value-type="float" office:value="0.177348">
                <text:p>0.1773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112863920629024">
                <text:p>-0.112863920629024</text:p>
              </table:table-cell>
              <table:table-cell office:value-type="float" office:value="0.176962">
                <text:p>0.1769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13136738538742">
                <text:p>-0.113136738538742</text:p>
              </table:table-cell>
              <table:table-cell office:value-type="float" office:value="0.176673">
                <text:p>0.1766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13765195012093">
                <text:p>-0.113765195012093</text:p>
              </table:table-cell>
              <table:table-cell office:value-type="float" office:value="0.176701">
                <text:p>0.1767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14170730113983">
                <text:p>-0.114170730113983</text:p>
              </table:table-cell>
              <table:table-cell office:value-type="float" office:value="0.176935">
                <text:p>0.1769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14543825387955">
                <text:p>-0.114543825387955</text:p>
              </table:table-cell>
              <table:table-cell office:value-type="float" office:value="0.176333">
                <text:p>0.176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14858329296112">
                <text:p>-0.114858329296112</text:p>
              </table:table-cell>
              <table:table-cell office:value-type="float" office:value="0.176704">
                <text:p>0.1767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15873239934444">
                <text:p>-0.115873239934444</text:p>
              </table:table-cell>
              <table:table-cell office:value-type="float" office:value="0.176333">
                <text:p>0.176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16412915289402">
                <text:p>-0.116412915289402</text:p>
              </table:table-cell>
              <table:table-cell office:value-type="float" office:value="0.176714">
                <text:p>0.1767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16874739527702">
                <text:p>-0.116874739527702</text:p>
              </table:table-cell>
              <table:table-cell office:value-type="float" office:value="0.176435">
                <text:p>0.1764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17095366120338">
                <text:p>-0.117095366120338</text:p>
              </table:table-cell>
              <table:table-cell office:value-type="float" office:value="0.176264">
                <text:p>0.1762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21729880571365">
                <text:p>-0.121729880571365</text:p>
              </table:table-cell>
              <table:table-cell office:value-type="float" office:value="0.176178">
                <text:p>0.1761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21846318244934">
                <text:p>-0.121846318244934</text:p>
              </table:table-cell>
              <table:table-cell office:value-type="float" office:value="0.176358">
                <text:p>0.1763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21874384582043">
                <text:p>-0.121874384582043</text:p>
              </table:table-cell>
              <table:table-cell office:value-type="float" office:value="0.176173">
                <text:p>0.1761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21909864246845">
                <text:p>-0.121909864246845</text:p>
              </table:table-cell>
              <table:table-cell office:value-type="float" office:value="0.176056">
                <text:p>0.1760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21893934905529">
                <text:p>-0.121893934905529</text:p>
              </table:table-cell>
              <table:table-cell office:value-type="float" office:value="0.176267">
                <text:p>0.1762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21969491243362">
                <text:p>-0.121969491243362</text:p>
              </table:table-cell>
              <table:table-cell office:value-type="float" office:value="0.176258">
                <text:p>0.1762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22053295373917">
                <text:p>-0.122053295373917</text:p>
              </table:table-cell>
              <table:table-cell office:value-type="float" office:value="0.176159">
                <text:p>0.1761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26549080014229">
                <text:p>-0.126549080014229</text:p>
              </table:table-cell>
              <table:table-cell office:value-type="float" office:value="0.176284">
                <text:p>0.1762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26626580953598">
                <text:p>-0.126626580953598</text:p>
              </table:table-cell>
              <table:table-cell office:value-type="float" office:value="0.176204">
                <text:p>0.1762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26857444643974">
                <text:p>-0.126857444643974</text:p>
              </table:table-cell>
              <table:table-cell office:value-type="float" office:value="0.175775">
                <text:p>0.1757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27076879143715">
                <text:p>-0.127076879143715</text:p>
              </table:table-cell>
              <table:table-cell office:value-type="float" office:value="0.17592">
                <text:p>0.175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27371147274971">
                <text:p>-0.127371147274971</text:p>
              </table:table-cell>
              <table:table-cell office:value-type="float" office:value="0.175665">
                <text:p>0.1756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27164736390114">
                <text:p>-0.127164736390114</text:p>
              </table:table-cell>
              <table:table-cell office:value-type="float" office:value="0.175825">
                <text:p>0.1758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27713024616241">
                <text:p>-0.127713024616241</text:p>
              </table:table-cell>
              <table:table-cell office:value-type="float" office:value="0.175726">
                <text:p>0.1757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27864807844162">
                <text:p>-0.127864807844162</text:p>
              </table:table-cell>
              <table:table-cell office:value-type="float" office:value="0.175516">
                <text:p>0.1755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280307918787">
                <text:p>-0.1280307918787</text:p>
              </table:table-cell>
              <table:table-cell office:value-type="float" office:value="0.175676">
                <text:p>0.1756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28200232982636">
                <text:p>-0.128200232982636</text:p>
              </table:table-cell>
              <table:table-cell office:value-type="float" office:value="0.175213">
                <text:p>0.1752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12849660217762">
                <text:p>-0.12849660217762</text:p>
              </table:table-cell>
              <table:table-cell office:value-type="float" office:value="0.174968">
                <text:p>0.1749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28607571125031">
                <text:p>-0.128607571125031</text:p>
              </table:table-cell>
              <table:table-cell office:value-type="float" office:value="0.175253">
                <text:p>0.1752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28759384155273">
                <text:p>-0.128759384155273</text:p>
              </table:table-cell>
              <table:table-cell office:value-type="float" office:value="0.175249">
                <text:p>0.1752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29107251763344">
                <text:p>-0.129107251763344</text:p>
              </table:table-cell>
              <table:table-cell office:value-type="float" office:value="0.175019">
                <text:p>0.1750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29250943660736">
                <text:p>-0.129250943660736</text:p>
              </table:table-cell>
              <table:table-cell office:value-type="float" office:value="0.17433">
                <text:p>0.174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129541039466858">
                <text:p>-0.129541039466858</text:p>
              </table:table-cell>
              <table:table-cell office:value-type="float" office:value="0.174245">
                <text:p>0.1742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129420146346092">
                <text:p>-0.129420146346092</text:p>
              </table:table-cell>
              <table:table-cell office:value-type="float" office:value="0.174367">
                <text:p>0.1743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129952058196068">
                <text:p>-0.129952058196068</text:p>
              </table:table-cell>
              <table:table-cell office:value-type="float" office:value="0.174127">
                <text:p>0.1741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130258604884148">
                <text:p>-0.130258604884148</text:p>
              </table:table-cell>
              <table:table-cell office:value-type="float" office:value="0.174118">
                <text:p>0.1741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30491256713867">
                <text:p>-0.130491256713867</text:p>
              </table:table-cell>
              <table:table-cell office:value-type="float" office:value="0.173854">
                <text:p>0.1738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130600959062576">
                <text:p>-0.130600959062576</text:p>
              </table:table-cell>
              <table:table-cell office:value-type="float" office:value="0.173321">
                <text:p>0.1733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130877017974854">
                <text:p>-0.130877017974854</text:p>
              </table:table-cell>
              <table:table-cell office:value-type="float" office:value="0.17265">
                <text:p>0.172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3104635477066">
                <text:p>-0.13104635477066</text:p>
              </table:table-cell>
              <table:table-cell office:value-type="float" office:value="0.171856">
                <text:p>0.1718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131373435258865">
                <text:p>-0.131373435258865</text:p>
              </table:table-cell>
              <table:table-cell office:value-type="float" office:value="0.171644">
                <text:p>0.1716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131510466337204">
                <text:p>-0.131510466337204</text:p>
              </table:table-cell>
              <table:table-cell office:value-type="float" office:value="0.172406">
                <text:p>0.1724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131695583462715">
                <text:p>-0.131695583462715</text:p>
              </table:table-cell>
              <table:table-cell office:value-type="float" office:value="0.171814">
                <text:p>0.1718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132054850459099">
                <text:p>-0.132054850459099</text:p>
              </table:table-cell>
              <table:table-cell office:value-type="float" office:value="0.171352">
                <text:p>0.1713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32211983203888">
                <text:p>-0.132211983203888</text:p>
              </table:table-cell>
              <table:table-cell office:value-type="float" office:value="0.171285">
                <text:p>0.1712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32390081882477">
                <text:p>-0.132390081882477</text:p>
              </table:table-cell>
              <table:table-cell office:value-type="float" office:value="0.170352">
                <text:p>0.1703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132682591676712">
                <text:p>-0.132682591676712</text:p>
              </table:table-cell>
              <table:table-cell office:value-type="float" office:value="0.170267">
                <text:p>0.1702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132889464497566">
                <text:p>-0.132889464497566</text:p>
              </table:table-cell>
              <table:table-cell office:value-type="float" office:value="0.169854">
                <text:p>0.1698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3312329351902">
                <text:p>-0.13312329351902</text:p>
              </table:table-cell>
              <table:table-cell office:value-type="float" office:value="0.169656">
                <text:p>0.1696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33372604846954">
                <text:p>-0.133372604846954</text:p>
              </table:table-cell>
              <table:table-cell office:value-type="float" office:value="0.169367">
                <text:p>0.1693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1336510181427">
                <text:p>-0.1336510181427</text:p>
              </table:table-cell>
              <table:table-cell office:value-type="float" office:value="0.169633">
                <text:p>0.1696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33832186460495">
                <text:p>-0.133832186460495</text:p>
              </table:table-cell>
              <table:table-cell office:value-type="float" office:value="0.169521">
                <text:p>0.1695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134211882948875">
                <text:p>-0.134211882948875</text:p>
              </table:table-cell>
              <table:table-cell office:value-type="float" office:value="0.169519">
                <text:p>0.1695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34547203779221">
                <text:p>-0.134547203779221</text:p>
              </table:table-cell>
              <table:table-cell office:value-type="float" office:value="0.168913">
                <text:p>0.1689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134669035673141">
                <text:p>-0.134669035673141</text:p>
              </table:table-cell>
              <table:table-cell office:value-type="float" office:value="0.168928">
                <text:p>0.1689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13518014550209">
                <text:p>-0.13518014550209</text:p>
              </table:table-cell>
              <table:table-cell office:value-type="float" office:value="0.169223">
                <text:p>0.1692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119613967835903">
                <text:p>-0.119613967835903</text:p>
              </table:table-cell>
              <table:table-cell office:value-type="float" office:value="0.168896">
                <text:p>0.1688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119287252426147">
                <text:p>-0.119287252426147</text:p>
              </table:table-cell>
              <table:table-cell office:value-type="float" office:value="0.168945">
                <text:p>0.1689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118978805840015">
                <text:p>-0.118978805840015</text:p>
              </table:table-cell>
              <table:table-cell office:value-type="float" office:value="0.168625">
                <text:p>0.168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2151788175106">
                <text:p>-0.12151788175106</text:p>
              </table:table-cell>
              <table:table-cell office:value-type="float" office:value="0.168767">
                <text:p>0.1687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121498852968216">
                <text:p>-0.121498852968216</text:p>
              </table:table-cell>
              <table:table-cell office:value-type="float" office:value="0.168722">
                <text:p>0.1687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12155843526125">
                <text:p>-0.12155843526125</text:p>
              </table:table-cell>
              <table:table-cell office:value-type="float" office:value="0.168584">
                <text:p>0.1685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121231660246849">
                <text:p>-0.121231660246849</text:p>
              </table:table-cell>
              <table:table-cell office:value-type="float" office:value="0.168597">
                <text:p>0.1685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121560916304588">
                <text:p>-0.121560916304588</text:p>
              </table:table-cell>
              <table:table-cell office:value-type="float" office:value="0.168592">
                <text:p>0.1685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121548742055893">
                <text:p>-0.121548742055893</text:p>
              </table:table-cell>
              <table:table-cell office:value-type="float" office:value="0.168437">
                <text:p>0.16843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121544420719147">
                <text:p>-0.121544420719147</text:p>
              </table:table-cell>
              <table:table-cell office:value-type="float" office:value="0.167917">
                <text:p>0.1679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121543198823929">
                <text:p>-0.121543198823929</text:p>
              </table:table-cell>
              <table:table-cell office:value-type="float" office:value="0.16837">
                <text:p>0.168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121541604399681">
                <text:p>-0.121541604399681</text:p>
              </table:table-cell>
              <table:table-cell office:value-type="float" office:value="0.16826">
                <text:p>0.168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121539913117886">
                <text:p>-0.121539913117886</text:p>
              </table:table-cell>
              <table:table-cell office:value-type="float" office:value="0.168107">
                <text:p>0.1681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121538802981377">
                <text:p>-0.121538802981377</text:p>
              </table:table-cell>
              <table:table-cell office:value-type="float" office:value="0.167656">
                <text:p>0.1676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121538490056992">
                <text:p>-0.121538490056992</text:p>
              </table:table-cell>
              <table:table-cell office:value-type="float" office:value="0.167804">
                <text:p>0.1678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121233835816383">
                <text:p>-0.121233835816383</text:p>
              </table:table-cell>
              <table:table-cell office:value-type="float" office:value="0.168062">
                <text:p>0.1680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121566586196423">
                <text:p>-0.121566586196423</text:p>
              </table:table-cell>
              <table:table-cell office:value-type="float" office:value="0.16774">
                <text:p>0.167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21564716100693">
                <text:p>-0.121564716100693</text:p>
              </table:table-cell>
              <table:table-cell office:value-type="float" office:value="0.167965">
                <text:p>0.1679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121538728475571">
                <text:p>-0.121538728475571</text:p>
              </table:table-cell>
              <table:table-cell office:value-type="float" office:value="0.167685">
                <text:p>0.1676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21300928294659">
                <text:p>-0.121300928294659</text:p>
              </table:table-cell>
              <table:table-cell office:value-type="float" office:value="0.167849">
                <text:p>0.1678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121564507484436">
                <text:p>-0.121564507484436</text:p>
              </table:table-cell>
              <table:table-cell office:value-type="float" office:value="0.167506">
                <text:p>0.1675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21802940964699">
                <text:p>-0.121802940964699</text:p>
              </table:table-cell>
              <table:table-cell office:value-type="float" office:value="0.167668">
                <text:p>0.1676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2178947031498">
                <text:p>-0.12178947031498</text:p>
              </table:table-cell>
              <table:table-cell office:value-type="float" office:value="0.167608">
                <text:p>0.1676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21811851859093">
                <text:p>-0.121811851859093</text:p>
              </table:table-cell>
              <table:table-cell office:value-type="float" office:value="0.167447">
                <text:p>0.1674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18693672120571">
                <text:p>-0.118693672120571</text:p>
              </table:table-cell>
              <table:table-cell office:value-type="float" office:value="0.167018">
                <text:p>0.1670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19011111557484">
                <text:p>-0.119011111557484</text:p>
              </table:table-cell>
              <table:table-cell office:value-type="float" office:value="0.166994">
                <text:p>0.1669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18552386760712">
                <text:p>-0.118552386760712</text:p>
              </table:table-cell>
              <table:table-cell office:value-type="float" office:value="0.16685">
                <text:p>0.166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18786461651325">
                <text:p>-0.118786461651325</text:p>
              </table:table-cell>
              <table:table-cell office:value-type="float" office:value="0.167819">
                <text:p>0.1678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118820615112782">
                <text:p>-0.118820615112782</text:p>
              </table:table-cell>
              <table:table-cell office:value-type="float" office:value="0.167156">
                <text:p>0.1671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118757337331772">
                <text:p>-0.118757337331772</text:p>
              </table:table-cell>
              <table:table-cell office:value-type="float" office:value="0.166929">
                <text:p>0.1669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118780888617039">
                <text:p>-0.118780888617039</text:p>
              </table:table-cell>
              <table:table-cell office:value-type="float" office:value="0.166921">
                <text:p>0.1669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118765033781528">
                <text:p>-0.118765033781528</text:p>
              </table:table-cell>
              <table:table-cell office:value-type="float" office:value="0.166909">
                <text:p>0.1669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118821941316128">
                <text:p>-0.118821941316128</text:p>
              </table:table-cell>
              <table:table-cell office:value-type="float" office:value="0.166816">
                <text:p>0.166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118841804563999">
                <text:p>-0.118841804563999</text:p>
              </table:table-cell>
              <table:table-cell office:value-type="float" office:value="0.166656">
                <text:p>0.1666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118858464062214">
                <text:p>-0.118858464062214</text:p>
              </table:table-cell>
              <table:table-cell office:value-type="float" office:value="0.166598">
                <text:p>0.1665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11884942650795">
                <text:p>-0.11884942650795</text:p>
              </table:table-cell>
              <table:table-cell office:value-type="float" office:value="0.166681">
                <text:p>0.1666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118847906589508">
                <text:p>-0.118847906589508</text:p>
              </table:table-cell>
              <table:table-cell office:value-type="float" office:value="0.166622">
                <text:p>0.1666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118861027061939">
                <text:p>-0.118861027061939</text:p>
              </table:table-cell>
              <table:table-cell office:value-type="float" office:value="0.166445">
                <text:p>0.1664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118820793926716">
                <text:p>-0.118820793926716</text:p>
              </table:table-cell>
              <table:table-cell office:value-type="float" office:value="0.166177">
                <text:p>0.1661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118752136826515">
                <text:p>-0.118752136826515</text:p>
              </table:table-cell>
              <table:table-cell office:value-type="float" office:value="0.166135">
                <text:p>0.1661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118719898164272">
                <text:p>-0.118719898164272</text:p>
              </table:table-cell>
              <table:table-cell office:value-type="float" office:value="0.166539">
                <text:p>0.1665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118699297308922">
                <text:p>-0.118699297308922</text:p>
              </table:table-cell>
              <table:table-cell office:value-type="float" office:value="0.166315">
                <text:p>0.1663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118487067520618">
                <text:p>-0.118487067520618</text:p>
              </table:table-cell>
              <table:table-cell office:value-type="float" office:value="0.166482">
                <text:p>0.1664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118696376681328">
                <text:p>-0.118696376681328</text:p>
              </table:table-cell>
              <table:table-cell office:value-type="float" office:value="0.16659">
                <text:p>0.166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19058504700661">
                <text:p>-0.119058504700661</text:p>
              </table:table-cell>
              <table:table-cell office:value-type="float" office:value="0.166574">
                <text:p>0.1665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1186892837286">
                <text:p>-0.1186892837286</text:p>
              </table:table-cell>
              <table:table-cell office:value-type="float" office:value="0.166405">
                <text:p>0.1664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1869540065527">
                <text:p>-0.11869540065527</text:p>
              </table:table-cell>
              <table:table-cell office:value-type="float" office:value="0.166331">
                <text:p>0.1663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118689477443695">
                <text:p>-0.118689477443695</text:p>
              </table:table-cell>
              <table:table-cell office:value-type="float" office:value="0.166323">
                <text:p>0.1663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118691958487034">
                <text:p>-0.118691958487034</text:p>
              </table:table-cell>
              <table:table-cell office:value-type="float" office:value="0.166977">
                <text:p>0.1669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118508346378803">
                <text:p>-0.118508346378803</text:p>
              </table:table-cell>
              <table:table-cell office:value-type="float" office:value="0.166767">
                <text:p>0.1667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11867032200098">
                <text:p>-0.11867032200098</text:p>
              </table:table-cell>
              <table:table-cell office:value-type="float" office:value="0.166367">
                <text:p>0.1663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118684940040112">
                <text:p>-0.118684940040112</text:p>
              </table:table-cell>
              <table:table-cell office:value-type="float" office:value="0.166492">
                <text:p>0.1664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118671804666519">
                <text:p>-0.118671804666519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118698611855507">
                <text:p>-0.118698611855507</text:p>
              </table:table-cell>
              <table:table-cell office:value-type="float" office:value="0.166897">
                <text:p>0.1668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118706434965134">
                <text:p>-0.118706434965134</text:p>
              </table:table-cell>
              <table:table-cell office:value-type="float" office:value="0.166722">
                <text:p>0.1667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118757702410221">
                <text:p>-0.118757702410221</text:p>
              </table:table-cell>
              <table:table-cell office:value-type="float" office:value="0.166962">
                <text:p>0.16696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118728272616863">
                <text:p>-0.118728272616863</text:p>
              </table:table-cell>
              <table:table-cell office:value-type="float" office:value="0.16703">
                <text:p>0.167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1870614439249">
                <text:p>-0.11870614439249</text:p>
              </table:table-cell>
              <table:table-cell office:value-type="float" office:value="0.16743">
                <text:p>0.1674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118701294064522">
                <text:p>-0.118701294064522</text:p>
              </table:table-cell>
              <table:table-cell office:value-type="float" office:value="0.167229">
                <text:p>0.1672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118491619825363">
                <text:p>-0.118491619825363</text:p>
              </table:table-cell>
              <table:table-cell office:value-type="float" office:value="0.166863">
                <text:p>0.1668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118663109838963">
                <text:p>-0.118663109838963</text:p>
              </table:table-cell>
              <table:table-cell office:value-type="float" office:value="0.16723">
                <text:p>0.167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118691436946392">
                <text:p>-0.118691436946392</text:p>
              </table:table-cell>
              <table:table-cell office:value-type="float" office:value="0.16747">
                <text:p>0.167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118767127394676">
                <text:p>-0.118767127394676</text:p>
              </table:table-cell>
              <table:table-cell office:value-type="float" office:value="0.167725">
                <text:p>0.1677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11871475726366">
                <text:p>-0.11871475726366</text:p>
              </table:table-cell>
              <table:table-cell office:value-type="float" office:value="0.167651">
                <text:p>0.1676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18712894618511">
                <text:p>-0.118712894618511</text:p>
              </table:table-cell>
              <table:table-cell office:value-type="float" office:value="0.167578">
                <text:p>0.1675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118696928024292">
                <text:p>-0.118696928024292</text:p>
              </table:table-cell>
              <table:table-cell office:value-type="float" office:value="0.168141">
                <text:p>0.1681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118468701839447">
                <text:p>-0.118468701839447</text:p>
              </table:table-cell>
              <table:table-cell office:value-type="float" office:value="0.16806">
                <text:p>0.168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118655249476433">
                <text:p>-0.118655249476433</text:p>
              </table:table-cell>
              <table:table-cell office:value-type="float" office:value="0.167898">
                <text:p>0.1678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118654660880566">
                <text:p>-0.118654660880566</text:p>
              </table:table-cell>
              <table:table-cell office:value-type="float" office:value="0.168063">
                <text:p>0.1680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118657924234867">
                <text:p>-0.118657924234867</text:p>
              </table:table-cell>
              <table:table-cell office:value-type="float" office:value="0.168337">
                <text:p>0.168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11867718398571">
                <text:p>-0.11867718398571</text:p>
              </table:table-cell>
              <table:table-cell office:value-type="float" office:value="0.168545">
                <text:p>0.16854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118743941187859">
                <text:p>-0.118743941187859</text:p>
              </table:table-cell>
              <table:table-cell office:value-type="float" office:value="0.168451">
                <text:p>0.16845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118715949356556">
                <text:p>-0.118715949356556</text:p>
              </table:table-cell>
              <table:table-cell office:value-type="float" office:value="0.168396">
                <text:p>0.1683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118691630661488">
                <text:p>-0.118691630661488</text:p>
              </table:table-cell>
              <table:table-cell office:value-type="float" office:value="0.168694">
                <text:p>0.16869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18678845465183">
                <text:p>-0.118678845465183</text:p>
              </table:table-cell>
              <table:table-cell office:value-type="float" office:value="0.16914">
                <text:p>0.169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18699118494987">
                <text:p>-0.118699118494987</text:p>
              </table:table-cell>
              <table:table-cell office:value-type="float" office:value="0.169127">
                <text:p>0.1691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11846799403429">
                <text:p>-0.11846799403429</text:p>
              </table:table-cell>
              <table:table-cell office:value-type="float" office:value="0.168999">
                <text:p>0.1689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118660666048527">
                <text:p>-0.118660666048527</text:p>
              </table:table-cell>
              <table:table-cell office:value-type="float" office:value="0.169202">
                <text:p>0.1692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18656173348427">
                <text:p>-0.118656173348427</text:p>
              </table:table-cell>
              <table:table-cell office:value-type="float" office:value="0.169765">
                <text:p>0.1697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118742428719997">
                <text:p>-0.118742428719997</text:p>
              </table:table-cell>
              <table:table-cell office:value-type="float" office:value="0.169991">
                <text:p>0.1699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118687339127064">
                <text:p>-0.118687339127064</text:p>
              </table:table-cell>
              <table:table-cell office:value-type="float" office:value="0.169787">
                <text:p>0.1697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18666492402554">
                <text:p>-0.118666492402554</text:p>
              </table:table-cell>
              <table:table-cell office:value-type="float" office:value="0.170143">
                <text:p>0.1701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118997275829315">
                <text:p>-0.118997275829315</text:p>
              </table:table-cell>
              <table:table-cell office:value-type="float" office:value="0.170379">
                <text:p>0.1703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118662469089031">
                <text:p>-0.118662469089031</text:p>
              </table:table-cell>
              <table:table-cell office:value-type="float" office:value="0.170436">
                <text:p>0.1704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118491068482399">
                <text:p>-0.118491068482399</text:p>
              </table:table-cell>
              <table:table-cell office:value-type="float" office:value="0.170554">
                <text:p>0.1705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11872886121273">
                <text:p>-0.11872886121273</text:p>
              </table:table-cell>
              <table:table-cell office:value-type="float" office:value="0.170701">
                <text:p>0.1707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11874633282423">
                <text:p>-0.11874633282423</text:p>
              </table:table-cell>
              <table:table-cell office:value-type="float" office:value="0.171089">
                <text:p>0.1710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11871450394392">
                <text:p>-0.11871450394392</text:p>
              </table:table-cell>
              <table:table-cell office:value-type="float" office:value="0.171371">
                <text:p>0.1713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11869565397501">
                <text:p>-0.11869565397501</text:p>
              </table:table-cell>
              <table:table-cell office:value-type="float" office:value="0.171458">
                <text:p>0.1714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118742905557156">
                <text:p>-0.118742905557156</text:p>
              </table:table-cell>
              <table:table-cell office:value-type="float" office:value="0.171537">
                <text:p>0.1715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118764631450176">
                <text:p>-0.118764631450176</text:p>
              </table:table-cell>
              <table:table-cell office:value-type="float" office:value="0.172078">
                <text:p>0.1720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118730828166008">
                <text:p>-0.118730828166008</text:p>
              </table:table-cell>
              <table:table-cell office:value-type="float" office:value="0.172247">
                <text:p>0.17224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119038753211498">
                <text:p>-0.119038753211498</text:p>
              </table:table-cell>
              <table:table-cell office:value-type="float" office:value="0.171918">
                <text:p>0.1719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118788510560989">
                <text:p>-0.118788510560989</text:p>
              </table:table-cell>
              <table:table-cell office:value-type="float" office:value="0.172422">
                <text:p>0.17242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118797823786736">
                <text:p>-0.118797823786736</text:p>
              </table:table-cell>
              <table:table-cell office:value-type="float" office:value="0.173098">
                <text:p>0.1730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118846222758293">
                <text:p>-0.118846222758293</text:p>
              </table:table-cell>
              <table:table-cell office:value-type="float" office:value="0.172757">
                <text:p>0.1727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118802301585674">
                <text:p>-0.118802301585674</text:p>
              </table:table-cell>
              <table:table-cell office:value-type="float" office:value="0.173504">
                <text:p>0.1735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118807159364223">
                <text:p>-0.118807159364223</text:p>
              </table:table-cell>
              <table:table-cell office:value-type="float" office:value="0.174057">
                <text:p>0.1740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118780583143234">
                <text:p>-0.118780583143234</text:p>
              </table:table-cell>
              <table:table-cell office:value-type="float" office:value="0.174046">
                <text:p>0.17404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118631452322006">
                <text:p>-0.118631452322006</text:p>
              </table:table-cell>
              <table:table-cell office:value-type="float" office:value="0.174341">
                <text:p>0.1743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118819624185562">
                <text:p>-0.118819624185562</text:p>
              </table:table-cell>
              <table:table-cell office:value-type="float" office:value="0.17487">
                <text:p>0.1748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11875905841589">
                <text:p>-0.11875905841589</text:p>
              </table:table-cell>
              <table:table-cell office:value-type="float" office:value="0.174915">
                <text:p>0.1749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118773758411407">
                <text:p>-0.118773758411407</text:p>
              </table:table-cell>
              <table:table-cell office:value-type="float" office:value="0.175295">
                <text:p>0.1752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119086220860481">
                <text:p>-0.119086220860481</text:p>
              </table:table-cell>
              <table:table-cell office:value-type="float" office:value="0.175642">
                <text:p>0.1756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118769362568855">
                <text:p>-0.118769362568855</text:p>
              </table:table-cell>
              <table:table-cell office:value-type="float" office:value="0.175888">
                <text:p>0.1758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118811897933483">
                <text:p>-0.118811897933483</text:p>
              </table:table-cell>
              <table:table-cell office:value-type="float" office:value="0.17621">
                <text:p>0.176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118757545948029">
                <text:p>-0.118757545948029</text:p>
              </table:table-cell>
              <table:table-cell office:value-type="float" office:value="0.176432">
                <text:p>0.1764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118773356080055">
                <text:p>-0.118773356080055</text:p>
              </table:table-cell>
              <table:table-cell office:value-type="float" office:value="0.1766">
                <text:p>0.176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118829809129238">
                <text:p>-0.118829809129238</text:p>
              </table:table-cell>
              <table:table-cell office:value-type="float" office:value="0.176979">
                <text:p>0.1769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119188822805882">
                <text:p>-0.119188822805882</text:p>
              </table:table-cell>
              <table:table-cell office:value-type="float" office:value="0.177224">
                <text:p>0.17722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118869140744209">
                <text:p>-0.118869140744209</text:p>
              </table:table-cell>
              <table:table-cell office:value-type="float" office:value="0.177742">
                <text:p>0.17774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118914648890495">
                <text:p>-0.118914648890495</text:p>
              </table:table-cell>
              <table:table-cell office:value-type="float" office:value="0.177522">
                <text:p>0.1775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118930853903294">
                <text:p>-0.118930853903294</text:p>
              </table:table-cell>
              <table:table-cell office:value-type="float" office:value="0.178236">
                <text:p>0.1782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118885479867458">
                <text:p>-0.118885479867458</text:p>
              </table:table-cell>
              <table:table-cell office:value-type="float" office:value="0.17871">
                <text:p>0.178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118913374841213">
                <text:p>-0.118913374841213</text:p>
              </table:table-cell>
              <table:table-cell office:value-type="float" office:value="0.179307">
                <text:p>0.1793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11887226998806">
                <text:p>-0.11887226998806</text:p>
              </table:table-cell>
              <table:table-cell office:value-type="float" office:value="0.179705">
                <text:p>0.1797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118840336799622">
                <text:p>-0.118840336799622</text:p>
              </table:table-cell>
              <table:table-cell office:value-type="float" office:value="0.17999">
                <text:p>0.179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118658952414989">
                <text:p>-0.118658952414989</text:p>
              </table:table-cell>
              <table:table-cell office:value-type="float" office:value="0.179958">
                <text:p>0.1799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118772998452187">
                <text:p>-0.118772998452187</text:p>
              </table:table-cell>
              <table:table-cell office:value-type="float" office:value="0.179959">
                <text:p>0.1799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118772193789482">
                <text:p>-0.118772193789482</text:p>
              </table:table-cell>
              <table:table-cell office:value-type="float" office:value="0.18029">
                <text:p>0.180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118832744657993">
                <text:p>-0.118832744657993</text:p>
              </table:table-cell>
              <table:table-cell office:value-type="float" office:value="0.180384">
                <text:p>0.1803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11917918920517">
                <text:p>-0.11917918920517</text:p>
              </table:table-cell>
              <table:table-cell office:value-type="float" office:value="0.180319">
                <text:p>0.1803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118881776928902">
                <text:p>-0.118881776928902</text:p>
              </table:table-cell>
              <table:table-cell office:value-type="float" office:value="0.180645">
                <text:p>0.1806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118863970041275">
                <text:p>-0.118863970041275</text:p>
              </table:table-cell>
              <table:table-cell office:value-type="float" office:value="0.180857">
                <text:p>0.1808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118910677731037">
                <text:p>-0.118910677731037</text:p>
              </table:table-cell>
              <table:table-cell office:value-type="float" office:value="0.180997">
                <text:p>0.1809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118941247463226">
                <text:p>-0.118941247463226</text:p>
              </table:table-cell>
              <table:table-cell office:value-type="float" office:value="0.18093">
                <text:p>0.180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118921920657158">
                <text:p>-0.118921920657158</text:p>
              </table:table-cell>
              <table:table-cell office:value-type="float" office:value="0.180723">
                <text:p>0.1807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18913598358631">
                <text:p>-0.118913598358631</text:p>
              </table:table-cell>
              <table:table-cell office:value-type="float" office:value="0.181106">
                <text:p>0.1811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118909381330013">
                <text:p>-0.118909381330013</text:p>
              </table:table-cell>
              <table:table-cell office:value-type="float" office:value="0.181463">
                <text:p>0.18146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118901528418064">
                <text:p>-0.118901528418064</text:p>
              </table:table-cell>
              <table:table-cell office:value-type="float" office:value="0.181548">
                <text:p>0.18154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118890188634396">
                <text:p>-0.118890188634396</text:p>
              </table:table-cell>
              <table:table-cell office:value-type="float" office:value="0.181643">
                <text:p>0.1816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118918679654598">
                <text:p>-0.118918679654598</text:p>
              </table:table-cell>
              <table:table-cell office:value-type="float" office:value="0.182042">
                <text:p>0.1820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118876464664936">
                <text:p>-0.118876464664936</text:p>
              </table:table-cell>
              <table:table-cell office:value-type="float" office:value="0.182326">
                <text:p>0.1823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118955060839653">
                <text:p>-0.118955060839653</text:p>
              </table:table-cell>
              <table:table-cell office:value-type="float" office:value="0.182623">
                <text:p>0.1826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118647158145905">
                <text:p>-0.118647158145905</text:p>
              </table:table-cell>
              <table:table-cell office:value-type="float" office:value="0.182476">
                <text:p>0.1824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11888974905014">
                <text:p>-0.11888974905014</text:p>
              </table:table-cell>
              <table:table-cell office:value-type="float" office:value="0.182779">
                <text:p>0.1827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118895560503006">
                <text:p>-0.118895560503006</text:p>
              </table:table-cell>
              <table:table-cell office:value-type="float" office:value="0.182693">
                <text:p>0.1826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118845500051975">
                <text:p>-0.118845500051975</text:p>
              </table:table-cell>
              <table:table-cell office:value-type="float" office:value="0.182921">
                <text:p>0.1829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118866272270679">
                <text:p>-0.118866272270679</text:p>
              </table:table-cell>
              <table:table-cell office:value-type="float" office:value="0.183273">
                <text:p>0.1832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118889003992081">
                <text:p>-0.118889003992081</text:p>
              </table:table-cell>
              <table:table-cell office:value-type="float" office:value="0.183314">
                <text:p>0.1833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118909068405628">
                <text:p>-0.118909068405628</text:p>
              </table:table-cell>
              <table:table-cell office:value-type="float" office:value="0.183047">
                <text:p>0.1830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1189099624753">
                <text:p>-0.1189099624753</text:p>
              </table:table-cell>
              <table:table-cell office:value-type="float" office:value="0.183195">
                <text:p>0.1831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118875473737717">
                <text:p>-0.118875473737717</text:p>
              </table:table-cell>
              <table:table-cell office:value-type="float" office:value="0.183699">
                <text:p>0.1836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118896588683128">
                <text:p>-0.118896588683128</text:p>
              </table:table-cell>
              <table:table-cell office:value-type="float" office:value="0.183584">
                <text:p>0.1835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118930801749229">
                <text:p>-0.118930801749229</text:p>
              </table:table-cell>
              <table:table-cell office:value-type="float" office:value="0.183405">
                <text:p>0.1834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118948191404343">
                <text:p>-0.118948191404343</text:p>
              </table:table-cell>
              <table:table-cell office:value-type="float" office:value="0.184053">
                <text:p>0.1840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118930399417877">
                <text:p>-0.118930399417877</text:p>
              </table:table-cell>
              <table:table-cell office:value-type="float" office:value="0.184524">
                <text:p>0.1845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118925407528877">
                <text:p>-0.118925407528877</text:p>
              </table:table-cell>
              <table:table-cell office:value-type="float" office:value="0.184385">
                <text:p>0.1843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118952989578247">
                <text:p>-0.118952989578247</text:p>
              </table:table-cell>
              <table:table-cell office:value-type="float" office:value="0.184368">
                <text:p>0.1843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118921682238579">
                <text:p>-0.118921682238579</text:p>
              </table:table-cell>
              <table:table-cell office:value-type="float" office:value="0.184183">
                <text:p>0.1841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118898123502731">
                <text:p>-0.118898123502731</text:p>
              </table:table-cell>
              <table:table-cell office:value-type="float" office:value="0.185031">
                <text:p>0.18503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118843138217926">
                <text:p>-0.118843138217926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118853405117989">
                <text:p>-0.118853405117989</text:p>
              </table:table-cell>
              <table:table-cell office:value-type="float" office:value="0.185022">
                <text:p>0.18502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118858322501183">
                <text:p>-0.118858322501183</text:p>
              </table:table-cell>
              <table:table-cell office:value-type="float" office:value="0.184979">
                <text:p>0.1849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118790492415428">
                <text:p>-0.118790492415428</text:p>
              </table:table-cell>
              <table:table-cell office:value-type="float" office:value="0.18539">
                <text:p>0.1853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118770286440849">
                <text:p>-0.118770286440849</text:p>
              </table:table-cell>
              <table:table-cell office:value-type="float" office:value="0.185532">
                <text:p>0.1855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118817649781704">
                <text:p>-0.118817649781704</text:p>
              </table:table-cell>
              <table:table-cell office:value-type="float" office:value="0.185771">
                <text:p>0.18577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118849590420723">
                <text:p>-0.118849590420723</text:p>
              </table:table-cell>
              <table:table-cell office:value-type="float" office:value="0.185694">
                <text:p>0.1856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118872664868832">
                <text:p>-0.118872664868832</text:p>
              </table:table-cell>
              <table:table-cell office:value-type="float" office:value="0.185799">
                <text:p>0.1857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1188840046525">
                <text:p>-0.1188840046525</text:p>
              </table:table-cell>
              <table:table-cell office:value-type="float" office:value="0.18569">
                <text:p>0.185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118871301412582">
                <text:p>-0.118871301412582</text:p>
              </table:table-cell>
              <table:table-cell office:value-type="float" office:value="0.18561">
                <text:p>0.185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119232378900051">
                <text:p>-0.119232378900051</text:p>
              </table:table-cell>
              <table:table-cell office:value-type="float" office:value="0.185716">
                <text:p>0.1857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118879154324532">
                <text:p>-0.118879154324532</text:p>
              </table:table-cell>
              <table:table-cell office:value-type="float" office:value="0.186058">
                <text:p>0.18605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118946142494679">
                <text:p>-0.118946142494679</text:p>
              </table:table-cell>
              <table:table-cell office:value-type="float" office:value="0.185613">
                <text:p>0.1856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11893704533577">
                <text:p>-0.11893704533577</text:p>
              </table:table-cell>
              <table:table-cell office:value-type="float" office:value="0.185602">
                <text:p>0.1856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119054846465588">
                <text:p>-0.119054846465588</text:p>
              </table:table-cell>
              <table:table-cell office:value-type="float" office:value="0.185775">
                <text:p>0.1857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118801832199097">
                <text:p>-0.118801832199097</text:p>
              </table:table-cell>
              <table:table-cell office:value-type="float" office:value="0.185763">
                <text:p>0.18576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118783205747604">
                <text:p>-0.118783205747604</text:p>
              </table:table-cell>
              <table:table-cell office:value-type="float" office:value="0.185914">
                <text:p>0.1859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11899995803833">
                <text:p>-0.11899995803833</text:p>
              </table:table-cell>
              <table:table-cell office:value-type="float" office:value="0.185697">
                <text:p>0.1856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118795029819012">
                <text:p>-0.118795029819012</text:p>
              </table:table-cell>
              <table:table-cell office:value-type="float" office:value="0.185778">
                <text:p>0.1857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118956908583641">
                <text:p>-0.118956908583641</text:p>
              </table:table-cell>
              <table:table-cell office:value-type="float" office:value="0.185922">
                <text:p>0.18592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118846103549004">
                <text:p>-0.118846103549004</text:p>
              </table:table-cell>
              <table:table-cell office:value-type="float" office:value="0.186082">
                <text:p>0.1860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118650503456593">
                <text:p>-0.118650503456593</text:p>
              </table:table-cell>
              <table:table-cell office:value-type="float" office:value="0.185922">
                <text:p>0.1859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118754722177982">
                <text:p>-0.118754722177982</text:p>
              </table:table-cell>
              <table:table-cell office:value-type="float" office:value="0.185944">
                <text:p>0.18594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11894316971302">
                <text:p>-0.11894316971302</text:p>
              </table:table-cell>
              <table:table-cell office:value-type="float" office:value="0.18613">
                <text:p>0.186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118894040584564">
                <text:p>-0.118894040584564</text:p>
              </table:table-cell>
              <table:table-cell office:value-type="float" office:value="0.186017">
                <text:p>0.1860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118874043226242">
                <text:p>-0.118874043226242</text:p>
              </table:table-cell>
              <table:table-cell office:value-type="float" office:value="0.185778">
                <text:p>0.1857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118670485913754">
                <text:p>-0.118670485913754</text:p>
              </table:table-cell>
              <table:table-cell office:value-type="float" office:value="0.185404">
                <text:p>0.18540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118713296949863">
                <text:p>-0.118713296949863</text:p>
              </table:table-cell>
              <table:table-cell office:value-type="float" office:value="0.185932">
                <text:p>0.1859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118689201772213">
                <text:p>-0.118689201772213</text:p>
              </table:table-cell>
              <table:table-cell office:value-type="float" office:value="0.185898">
                <text:p>0.1858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11884967237711">
                <text:p>-0.11884967237711</text:p>
              </table:table-cell>
              <table:table-cell office:value-type="float" office:value="0.185832">
                <text:p>0.1858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118901245296001">
                <text:p>-0.118901245296001</text:p>
              </table:table-cell>
              <table:table-cell office:value-type="float" office:value="0.185653">
                <text:p>0.1856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118658304214478">
                <text:p>-0.118658304214478</text:p>
              </table:table-cell>
              <table:table-cell office:value-type="float" office:value="0.185625">
                <text:p>0.1856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118773959577084">
                <text:p>-0.118773959577084</text:p>
              </table:table-cell>
              <table:table-cell office:value-type="float" office:value="0.185977">
                <text:p>0.18597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118853770196438">
                <text:p>-0.118853770196438</text:p>
              </table:table-cell>
              <table:table-cell office:value-type="float" office:value="0.185889">
                <text:p>0.18588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118901446461678">
                <text:p>-0.118901446461678</text:p>
              </table:table-cell>
              <table:table-cell office:value-type="float" office:value="0.18569">
                <text:p>0.1856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118863046169281">
                <text:p>-0.118863046169281</text:p>
              </table:table-cell>
              <table:table-cell office:value-type="float" office:value="0.185712">
                <text:p>0.1857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118642717599869">
                <text:p>-0.118642717599869</text:p>
              </table:table-cell>
              <table:table-cell office:value-type="float" office:value="0.185525">
                <text:p>0.1855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118877604603767">
                <text:p>-0.118877604603767</text:p>
              </table:table-cell>
              <table:table-cell office:value-type="float" office:value="0.185771">
                <text:p>0.1857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118717804551125">
                <text:p>-0.118717804551125</text:p>
              </table:table-cell>
              <table:table-cell office:value-type="float" office:value="0.185677">
                <text:p>0.1856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118807472288609">
                <text:p>-0.118807472288609</text:p>
              </table:table-cell>
              <table:table-cell office:value-type="float" office:value="0.185503">
                <text:p>0.1855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118839286267757">
                <text:p>-0.118839286267757</text:p>
              </table:table-cell>
              <table:table-cell office:value-type="float" office:value="0.185889">
                <text:p>0.1858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118764221668243">
                <text:p>-0.118764221668243</text:p>
              </table:table-cell>
              <table:table-cell office:value-type="float" office:value="0.185799">
                <text:p>0.1857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118790380656719">
                <text:p>-0.118790380656719</text:p>
              </table:table-cell>
              <table:table-cell office:value-type="float" office:value="0.185643">
                <text:p>0.18564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11885742098093">
                <text:p>-0.11885742098093</text:p>
              </table:table-cell>
              <table:table-cell office:value-type="float" office:value="0.185706">
                <text:p>0.18570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118664428591728">
                <text:p>-0.118664428591728</text:p>
              </table:table-cell>
              <table:table-cell office:value-type="float" office:value="0.185769">
                <text:p>0.1857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118833012878895">
                <text:p>-0.118833012878895</text:p>
              </table:table-cell>
              <table:table-cell office:value-type="float" office:value="0.185552">
                <text:p>0.18555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118737742304802">
                <text:p>-0.118737742304802</text:p>
              </table:table-cell>
              <table:table-cell office:value-type="float" office:value="0.185704">
                <text:p>0.1857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118933573365211">
                <text:p>-0.118933573365211</text:p>
              </table:table-cell>
              <table:table-cell office:value-type="float" office:value="0.185701">
                <text:p>0.1857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11883082985878">
                <text:p>-0.11883082985878</text:p>
              </table:table-cell>
              <table:table-cell office:value-type="float" office:value="0.185735">
                <text:p>0.1857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118806861341">
                <text:p>-0.118806861341</text:p>
              </table:table-cell>
              <table:table-cell office:value-type="float" office:value="0.185742">
                <text:p>0.1857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118615716695786">
                <text:p>-0.118615716695786</text:p>
              </table:table-cell>
              <table:table-cell office:value-type="float" office:value="0.185701">
                <text:p>0.1857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118713386356831">
                <text:p>-0.118713386356831</text:p>
              </table:table-cell>
              <table:table-cell office:value-type="float" office:value="0.185704">
                <text:p>0.18570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118756636977196">
                <text:p>-0.118756636977196</text:p>
              </table:table-cell>
              <table:table-cell office:value-type="float" office:value="0.185704">
                <text:p>0.1857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118759378790855">
                <text:p>-0.118759378790855</text:p>
              </table:table-cell>
              <table:table-cell office:value-type="float" office:value="0.185701">
                <text:p>0.1857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118804812431335">
                <text:p>-0.118804812431335</text:p>
              </table:table-cell>
              <table:table-cell office:value-type="float" office:value="0.185735">
                <text:p>0.1857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118778474628925">
                <text:p>-0.118778474628925</text:p>
              </table:table-cell>
              <table:table-cell office:value-type="float" office:value="0.185707">
                <text:p>0.18570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118819363415241">
                <text:p>-0.118819363415241</text:p>
              </table:table-cell>
              <table:table-cell office:value-type="float" office:value="0.185768">
                <text:p>0.1857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119123682379723">
                <text:p>-0.119123682379723</text:p>
              </table:table-cell>
              <table:table-cell office:value-type="float" office:value="0.185756">
                <text:p>0.1857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118755914270878">
                <text:p>-0.118755914270878</text:p>
              </table:table-cell>
              <table:table-cell office:value-type="float" office:value="0.185642">
                <text:p>0.1856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118752114474773">
                <text:p>-0.118752114474773</text:p>
              </table:table-cell>
              <table:table-cell office:value-type="float" office:value="0.185667">
                <text:p>0.185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119123488664627">
                <text:p>-0.119123488664627</text:p>
              </table:table-cell>
              <table:table-cell office:value-type="float" office:value="0.185703">
                <text:p>0.1857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118870429694653">
                <text:p>-0.118870429694653</text:p>
              </table:table-cell>
              <table:table-cell office:value-type="float" office:value="0.185654">
                <text:p>0.18565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118840418756008">
                <text:p>-0.118840418756008</text:p>
              </table:table-cell>
              <table:table-cell office:value-type="float" office:value="0.185779">
                <text:p>0.1857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118838414549828">
                <text:p>-0.118838414549828</text:p>
              </table:table-cell>
              <table:table-cell office:value-type="float" office:value="0.185705">
                <text:p>0.1857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118813626468182">
                <text:p>-0.118813626468182</text:p>
              </table:table-cell>
              <table:table-cell office:value-type="float" office:value="0.185699">
                <text:p>0.1856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118759006261826">
                <text:p>-0.118759006261826</text:p>
              </table:table-cell>
              <table:table-cell office:value-type="float" office:value="0.185744">
                <text:p>0.1857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118617244064808">
                <text:p>-0.118617244064808</text:p>
              </table:table-cell>
              <table:table-cell office:value-type="float" office:value="0.18566">
                <text:p>0.185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118692360818386">
                <text:p>-0.118692360818386</text:p>
              </table:table-cell>
              <table:table-cell office:value-type="float" office:value="0.185673">
                <text:p>0.1856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118792779743671">
                <text:p>-0.118792779743671</text:p>
              </table:table-cell>
              <table:table-cell office:value-type="float" office:value="0.185696">
                <text:p>0.18569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118843883275986">
                <text:p>-0.118843883275986</text:p>
              </table:table-cell>
              <table:table-cell office:value-type="float" office:value="0.185871">
                <text:p>0.1858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118823789060116">
                <text:p>-0.118823789060116</text:p>
              </table:table-cell>
              <table:table-cell office:value-type="float" office:value="0.185827">
                <text:p>0.1858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118804030120373">
                <text:p>-0.118804030120373</text:p>
              </table:table-cell>
              <table:table-cell office:value-type="float" office:value="0.185693">
                <text:p>0.18569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118787318468094">
                <text:p>-0.118787318468094</text:p>
              </table:table-cell>
              <table:table-cell office:value-type="float" office:value="0.185846">
                <text:p>0.1858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118824861943722">
                <text:p>-0.118824861943722</text:p>
              </table:table-cell>
              <table:table-cell office:value-type="float" office:value="0.185877">
                <text:p>0.18587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118706122040749">
                <text:p>-0.118706122040749</text:p>
              </table:table-cell>
              <table:table-cell office:value-type="float" office:value="0.185701">
                <text:p>0.1857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118788108229637">
                <text:p>-0.118788108229637</text:p>
              </table:table-cell>
              <table:table-cell office:value-type="float" office:value="0.185846">
                <text:p>0.1858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119174689054489">
                <text:p>-0.119174689054489</text:p>
              </table:table-cell>
              <table:table-cell office:value-type="float" office:value="0.185846">
                <text:p>0.18584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119135774672031">
                <text:p>-0.119135774672031</text:p>
              </table:table-cell>
              <table:table-cell office:value-type="float" office:value="0.185875">
                <text:p>0.185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118797913193703">
                <text:p>-0.118797913193703</text:p>
              </table:table-cell>
              <table:table-cell office:value-type="float" office:value="0.185835">
                <text:p>0.1858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119166322052479">
                <text:p>-0.119166322052479</text:p>
              </table:table-cell>
              <table:table-cell office:value-type="float" office:value="0.18592">
                <text:p>0.185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118832938373089">
                <text:p>-0.118832938373089</text:p>
              </table:table-cell>
              <table:table-cell office:value-type="float" office:value="0.185934">
                <text:p>0.1859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119139015674591">
                <text:p>-0.119139015674591</text:p>
              </table:table-cell>
              <table:table-cell office:value-type="float" office:value="0.185759">
                <text:p>0.1857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119101569056511">
                <text:p>-0.119101569056511</text:p>
              </table:table-cell>
              <table:table-cell office:value-type="float" office:value="0.185685">
                <text:p>0.1856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118767090141773">
                <text:p>-0.118767090141773</text:p>
              </table:table-cell>
              <table:table-cell office:value-type="float" office:value="0.185735">
                <text:p>0.18573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119031593203545">
                <text:p>-0.119031593203545</text:p>
              </table:table-cell>
              <table:table-cell office:value-type="float" office:value="0.185665">
                <text:p>0.18566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118990205228329">
                <text:p>-0.118990205228329</text:p>
              </table:table-cell>
              <table:table-cell office:value-type="float" office:value="0.185665">
                <text:p>0.1856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118714511394501">
                <text:p>-0.118714511394501</text:p>
              </table:table-cell>
              <table:table-cell office:value-type="float" office:value="0.185747">
                <text:p>0.18574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119067177176476">
                <text:p>-0.119067177176476</text:p>
              </table:table-cell>
              <table:table-cell office:value-type="float" office:value="0.18556">
                <text:p>0.1855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119139224290848">
                <text:p>-0.119139224290848</text:p>
              </table:table-cell>
              <table:table-cell office:value-type="float" office:value="0.185649">
                <text:p>0.1856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119082294404507">
                <text:p>-0.119082294404507</text:p>
              </table:table-cell>
              <table:table-cell office:value-type="float" office:value="0.185649">
                <text:p>0.1856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119130983948708">
                <text:p>-0.119130983948708</text:p>
              </table:table-cell>
              <table:table-cell office:value-type="float" office:value="0.185641">
                <text:p>0.18564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119139052927494">
                <text:p>-0.119139052927494</text:p>
              </table:table-cell>
              <table:table-cell office:value-type="float" office:value="0.185624">
                <text:p>0.1856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119187109172344">
                <text:p>-0.119187109172344</text:p>
              </table:table-cell>
              <table:table-cell office:value-type="float" office:value="0.185649">
                <text:p>0.18564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119191721081734">
                <text:p>-0.119191721081734</text:p>
              </table:table-cell>
              <table:table-cell office:value-type="float" office:value="0.185582">
                <text:p>0.1855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119146838784218">
                <text:p>-0.119146838784218</text:p>
              </table:table-cell>
              <table:table-cell office:value-type="float" office:value="0.185624">
                <text:p>0.1856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11918381601572">
                <text:p>-0.11918381601572</text:p>
              </table:table-cell>
              <table:table-cell office:value-type="float" office:value="0.185649">
                <text:p>0.1856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119200609624386">
                <text:p>-0.119200609624386</text:p>
              </table:table-cell>
              <table:table-cell office:value-type="float" office:value="0.185649">
                <text:p>0.1856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119081780314446">
                <text:p>-0.119081780314446</text:p>
              </table:table-cell>
              <table:table-cell office:value-type="float" office:value="0.185715">
                <text:p>0.18571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119298368692398">
                <text:p>-0.119298368692398</text:p>
              </table:table-cell>
              <table:table-cell office:value-type="float" office:value="0.185646">
                <text:p>0.1856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119170159101486">
                <text:p>-0.119170159101486</text:p>
              </table:table-cell>
              <table:table-cell office:value-type="float" office:value="0.185646">
                <text:p>0.18564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118795230984688">
                <text:p>-0.118795230984688</text:p>
              </table:table-cell>
              <table:table-cell office:value-type="float" office:value="0.185546">
                <text:p>0.18554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119108878076077">
                <text:p>-0.119108878076077</text:p>
              </table:table-cell>
              <table:table-cell office:value-type="float" office:value="0.185541">
                <text:p>0.1855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119102910161018">
                <text:p>-0.119102910161018</text:p>
              </table:table-cell>
              <table:table-cell office:value-type="float" office:value="0.185592">
                <text:p>0.1855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119134776294231">
                <text:p>-0.119134776294231</text:p>
              </table:table-cell>
              <table:table-cell office:value-type="float" office:value="0.185546">
                <text:p>0.1855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1191426217556">
                <text:p>-0.1191426217556</text:p>
              </table:table-cell>
              <table:table-cell office:value-type="float" office:value="0.185564">
                <text:p>0.1855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119096957147121">
                <text:p>-0.119096957147121</text:p>
              </table:table-cell>
              <table:table-cell office:value-type="float" office:value="0.185638">
                <text:p>0.1856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119097217917442">
                <text:p>-0.119097217917442</text:p>
              </table:table-cell>
              <table:table-cell office:value-type="float" office:value="0.185571">
                <text:p>0.1855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119174636900425">
                <text:p>-0.119174636900425</text:p>
              </table:table-cell>
              <table:table-cell office:value-type="float" office:value="0.185564">
                <text:p>0.18556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119109779596329">
                <text:p>-0.119109779596329</text:p>
              </table:table-cell>
              <table:table-cell office:value-type="float" office:value="0.185588">
                <text:p>0.18558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119120933115482">
                <text:p>-0.119120933115482</text:p>
              </table:table-cell>
              <table:table-cell office:value-type="float" office:value="0.185592">
                <text:p>0.1855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19065061211586">
                <text:p>-0.119065061211586</text:p>
              </table:table-cell>
              <table:table-cell office:value-type="float" office:value="0.18559">
                <text:p>0.1855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119120925664902">
                <text:p>-0.119120925664902</text:p>
              </table:table-cell>
              <table:table-cell office:value-type="float" office:value="0.185631">
                <text:p>0.1856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119156807661057">
                <text:p>-0.119156807661057</text:p>
              </table:table-cell>
              <table:table-cell office:value-type="float" office:value="0.185645">
                <text:p>0.1856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119154378771782">
                <text:p>-0.119154378771782</text:p>
              </table:table-cell>
              <table:table-cell office:value-type="float" office:value="0.185654">
                <text:p>0.1856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119187243282795">
                <text:p>-0.119187243282795</text:p>
              </table:table-cell>
              <table:table-cell office:value-type="float" office:value="0.18568">
                <text:p>0.185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119119055569172">
                <text:p>-0.119119055569172</text:p>
              </table:table-cell>
              <table:table-cell office:value-type="float" office:value="0.18568">
                <text:p>0.185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119115278124809">
                <text:p>-0.119115278124809</text:p>
              </table:table-cell>
              <table:table-cell office:value-type="float" office:value="0.185656">
                <text:p>0.1856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119114778935909">
                <text:p>-0.119114778935909</text:p>
              </table:table-cell>
              <table:table-cell office:value-type="float" office:value="0.18567">
                <text:p>0.185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119071632623672">
                <text:p>-0.119071632623672</text:p>
              </table:table-cell>
              <table:table-cell office:value-type="float" office:value="0.18567">
                <text:p>0.185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119008049368858">
                <text:p>-0.119008049368858</text:p>
              </table:table-cell>
              <table:table-cell office:value-type="float" office:value="0.185665">
                <text:p>0.18566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118807725608349">
                <text:p>-0.118807725608349</text:p>
              </table:table-cell>
              <table:table-cell office:value-type="float" office:value="0.185646">
                <text:p>0.1856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119164288043976">
                <text:p>-0.119164288043976</text:p>
              </table:table-cell>
              <table:table-cell office:value-type="float" office:value="0.18568">
                <text:p>0.185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119182035326958">
                <text:p>-0.119182035326958</text:p>
              </table:table-cell>
              <table:table-cell office:value-type="float" office:value="0.185656">
                <text:p>0.18565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119169123470783">
                <text:p>-0.119169123470783</text:p>
              </table:table-cell>
              <table:table-cell office:value-type="float" office:value="0.185645">
                <text:p>0.1856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119186423718929">
                <text:p>-0.119186423718929</text:p>
              </table:table-cell>
              <table:table-cell office:value-type="float" office:value="0.185665">
                <text:p>0.1856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11887526512146">
                <text:p>-0.11887526512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119136311113834">
                <text:p>-0.119136311113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118789099156857">
                <text:p>-0.118789099156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119187489151955">
                <text:p>-0.119187489151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119129501283169">
                <text:p>-0.119129501283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119140036404133">
                <text:p>-0.119140036404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119193911552429">
                <text:p>-0.119193911552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119160518050194">
                <text:p>-0.119160518050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119080528616905">
                <text:p>-0.119080528616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119104154407978">
                <text:p>-0.119104154407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119205348193645">
                <text:p>-0.119205348193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118803948163986">
                <text:p>-0.118803948163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118835352361202">
                <text:p>-0.118835352361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119140535593033">
                <text:p>-0.119140535593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119186908006668">
                <text:p>-0.119186908006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119157701730728">
                <text:p>-0.119157701730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119113825261593">
                <text:p>-0.119113825261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11911802738905">
                <text:p>-0.11911802738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1187639310956">
                <text:p>-0.1187639310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119116187095642">
                <text:p>-0.119116187095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119111075997353">
                <text:p>-0.119111075997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119133770465851">
                <text:p>-0.119133770465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119187362492085">
                <text:p>-0.119187362492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119150608778">
                <text:p>-0.119150608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118919290602207">
                <text:p>-0.118919290602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119071908295155">
                <text:p>-0.119071908295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119172602891922">
                <text:p>-0.119172602891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119178518652916">
                <text:p>-0.119178518652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11913874745369">
                <text:p>-0.11913874745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118747070431709">
                <text:p>-0.118747070431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119115598499775">
                <text:p>-0.119115598499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119087196886539">
                <text:p>-0.119087196886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119147032499313">
                <text:p>-0.119147032499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119090341031551">
                <text:p>-0.119090341031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119097352027893">
                <text:p>-0.119097352027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119143217802048">
                <text:p>-0.11914321780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118839532136917">
                <text:p>-0.118839532136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119179956614971">
                <text:p>-0.119179956614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119159415364265">
                <text:p>-0.119159415364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120350681245327">
                <text:p>-0.120350681245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120295375585556">
                <text:p>-0.12029537558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120196111500263">
                <text:p>-0.120196111500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120112538337708">
                <text:p>-0.120112538337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120279729366303">
                <text:p>-0.120279729366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120208449661732">
                <text:p>-0.12020844966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120149083435535">
                <text:p>-0.120149083435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1199791431427">
                <text:p>-0.1199791431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120423100888729">
                <text:p>-0.120423100888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120978988707066">
                <text:p>-0.120978988707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121532939374447">
                <text:p>-0.121532939374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121518805623055">
                <text:p>-0.121518805623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121475271880627">
                <text:p>-0.121475271880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121532306075096">
                <text:p>-0.121532306075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120942294597626">
                <text:p>-0.120942294597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121363505721092">
                <text:p>-0.121363505721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121588759124279">
                <text:p>-0.121588759124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121325068175793">
                <text:p>-0.121325068175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121463634073734">
                <text:p>-0.121463634073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121408700942993">
                <text:p>-0.121408700942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121377363801003">
                <text:p>-0.12137736380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121461406350136">
                <text:p>-0.121461406350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121394351124763">
                <text:p>-0.121394351124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121318675577641">
                <text:p>-0.121318675577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121320225298405">
                <text:p>-0.121320225298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121297985315323">
                <text:p>-0.121297985315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121318995952606">
                <text:p>-0.121318995952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121455922722817">
                <text:p>-0.121455922722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121373698115349">
                <text:p>-0.121373698115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121423080563545">
                <text:p>-0.121423080563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121603950858116">
                <text:p>-0.121603950858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12151987850666">
                <text:p>-0.12151987850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121260434389114">
                <text:p>-0.121260434389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121391847729683">
                <text:p>-0.121391847729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12111734598875">
                <text:p>-0.12111734598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120728902518749">
                <text:p>-0.120728902518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12067262083292">
                <text:p>-0.12067262083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120720386505127">
                <text:p>-0.120720386505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120605945587158">
                <text:p>-0.120605945587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120767325162888">
                <text:p>-0.120767325162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120883397758007">
                <text:p>-0.120883397758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12140791118145">
                <text:p>-0.12140791118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123734459280968">
                <text:p>-0.123734459280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123482450842857">
                <text:p>-0.1234824508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125020384788513">
                <text:p>-0.125020384788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125565275549889">
                <text:p>-0.125565275549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126029938459396">
                <text:p>-0.126029938459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125603631138802">
                <text:p>-0.125603631138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117666840553284">
                <text:p>-0.117666840553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116596572101116">
                <text:p>-0.116596572101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116208598017693">
                <text:p>-0.116208598017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115109220147133">
                <text:p>-0.115109220147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113431304693222">
                <text:p>-0.113431304693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113077372312546">
                <text:p>-0.113077372312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112168729305267">
                <text:p>-0.112168729305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110291093587875">
                <text:p>-0.110291093587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108788341283798">
                <text:p>-0.108788341283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10668858140707">
                <text:p>-0.10668858140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105281308293343">
                <text:p>-0.105281308293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103052899241447">
                <text:p>-0.10305289924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101330496370792">
                <text:p>-0.101330496370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98674587905407">
                <text:p>-0.098674587905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977430194616318">
                <text:p>-0.0977430194616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972856134176254">
                <text:p>-0.0972856134176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095761775970459">
                <text:p>-0.095761775970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94523012638092">
                <text:p>-0.094523012638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0938266515731812">
                <text:p>-0.0938266515731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912277102470398">
                <text:p>-0.0912277102470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90747594833374">
                <text:p>-0.090747594833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0904026627540589">
                <text:p>-0.0904026627540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877845659852028">
                <text:p>-0.0877845659852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0874537527561188">
                <text:p>-0.0874537527561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853373929858208">
                <text:p>-0.0853373929858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0848394185304642">
                <text:p>-0.0848394185304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0843616724014282">
                <text:p>-0.0843616724014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827459394931793">
                <text:p>-0.0827459394931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82391194999218">
                <text:p>-0.082391194999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813695192337036">
                <text:p>-0.0813695192337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794333815574646">
                <text:p>-0.0794333815574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789537727832794">
                <text:p>-0.0789537727832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77135369181633">
                <text:p>-0.077135369181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766734480857849">
                <text:p>-0.076673448085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762554407119751">
                <text:p>-0.0762554407119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074747234582901">
                <text:p>-0.074747234582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0743035078048706">
                <text:p>-0.0743035078048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739981979131699">
                <text:p>-0.0739981979131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0734446197748184">
                <text:p>-0.0734446197748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730159133672714">
                <text:p>-0.0730159133672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0727340951561928">
                <text:p>-0.0727340951561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726123452186585">
                <text:p>-0.0726123452186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718869417905808">
                <text:p>-0.071886941790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0717441961169243">
                <text:p>-0.0717441961169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0714950263500214">
                <text:p>-0.0714950263500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0709233731031418">
                <text:p>-0.070923373103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070821113884449">
                <text:p>-0.070821113884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0706302151083946">
                <text:p>-0.0706302151083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0703963786363602">
                <text:p>-0.0703963786363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705365985631943">
                <text:p>-0.0705365985631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704917758703232">
                <text:p>-0.0704917758703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70466160774231">
                <text:p>-0.070466160774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704221725463867">
                <text:p>-0.0704221725463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692173317074776">
                <text:p>-0.0692173317074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692062526941299">
                <text:p>-0.069206252694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69195881485939">
                <text:p>-0.069195881485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691934749484062">
                <text:p>-0.0691934749484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694586858153343">
                <text:p>-0.0694586858153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691867098212242">
                <text:p>-0.0691867098212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691920444369316">
                <text:p>-0.0691920444369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691980272531509">
                <text:p>-0.0691980272531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692417100071907">
                <text:p>-0.0692417100071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691960006952286">
                <text:p>-0.0691960006952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692188516259193">
                <text:p>-0.0692188516259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692586600780487">
                <text:p>-0.0692586600780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693078264594078">
                <text:p>-0.0693078264594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692346692085266">
                <text:p>-0.0692346692085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692410320043564">
                <text:p>-0.0692410320043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693610459566116">
                <text:p>-0.0693610459566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692597851157188">
                <text:p>-0.0692597851157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692310556769371">
                <text:p>-0.0692310556769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692186206579208">
                <text:p>-0.0692186206579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692124664783478">
                <text:p>-0.0692124664783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692080855369568">
                <text:p>-0.0692080855369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692019462585449">
                <text:p>-0.0692019462585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692097246646881">
                <text:p>-0.0692097246646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691993981599808">
                <text:p>-0.0691993981599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69214791059494">
                <text:p>-0.069214791059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692026168107987">
                <text:p>-0.0692026168107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692453682422638">
                <text:p>-0.0692453682422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692159384489059">
                <text:p>-0.0692159384489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692174658179283">
                <text:p>-0.0692174658179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691961795091629">
                <text:p>-0.0691961795091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692059621214867">
                <text:p>-0.0692059621214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691993981599808">
                <text:p>-0.0691993981599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692293867468834">
                <text:p>-0.0692293867468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692186504602432">
                <text:p>-0.0692186504602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691986680030823">
                <text:p>-0.0691986680030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692123398184776">
                <text:p>-0.0692123398184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0692111998796463">
                <text:p>-0.0692111998796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692298337817192">
                <text:p>-0.0692298337817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692160800099373">
                <text:p>-0.0692160800099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692093074321747">
                <text:p>-0.0692093074321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691937208175659">
                <text:p>-0.0691937208175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692387223243714">
                <text:p>-0.0692387223243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692137703299522">
                <text:p>-0.0692137703299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692078173160553">
                <text:p>-0.0692078173160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69205567240715">
                <text:p>-0.069205567240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692158117890358">
                <text:p>-0.0692158117890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69280207157135">
                <text:p>-0.069280207157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692000240087509">
                <text:p>-0.0692000240087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691934376955032">
                <text:p>-0.0691934376955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691963583230972">
                <text:p>-0.0691963583230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692170858383179">
                <text:p>-0.0692170858383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692234411835671">
                <text:p>-0.0692234411835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692232474684715">
                <text:p>-0.0692232474684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692154169082642">
                <text:p>-0.0692154169082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690890848636627">
                <text:p>-0.0690890848636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692064538598061">
                <text:p>-0.0692064538598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691987276077271">
                <text:p>-0.0691987276077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692176520824432">
                <text:p>-0.0692176520824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692428648471832">
                <text:p>-0.0692428648471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692130029201508">
                <text:p>-0.0692130029201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692100375890732">
                <text:p>-0.0692100375890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692000240087509">
                <text:p>-0.0692000240087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692005753517151">
                <text:p>-0.0692005753517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692014545202255">
                <text:p>-0.0692014545202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691962838172913">
                <text:p>-0.0691962838172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691928192973137">
                <text:p>-0.0691928192973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691959410905838">
                <text:p>-0.0691959410905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691972076892853">
                <text:p>-0.0691972076892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691945403814316">
                <text:p>-0.0691945403814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691980496048927">
                <text:p>-0.0691980496048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691895335912705">
                <text:p>-0.0691895335912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69191187620163">
                <text:p>-0.069191187620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692798867821693">
                <text:p>-0.0692798867821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69227546453476">
                <text:p>-0.069227546453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692611038684845">
                <text:p>-0.0692611038684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692539811134339">
                <text:p>-0.0692539811134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692265629768372">
                <text:p>-0.0692265629768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692595094442368">
                <text:p>-0.069259509444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69231316447258">
                <text:p>-0.069231316447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692210271954536">
                <text:p>-0.0692210271954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69226510822773">
                <text:p>-0.069226510822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692192614078522">
                <text:p>-0.0692192614078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692326799035072">
                <text:p>-0.0692326799035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692359879612923">
                <text:p>-0.0692359879612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692468732595444">
                <text:p>-0.0692468732595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692317485809326">
                <text:p>-0.0692317485809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692208856344223">
                <text:p>-0.0692208856344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692077428102493">
                <text:p>-0.0692077428102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692225769162178">
                <text:p>-0.0692225769162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692216232419014">
                <text:p>-0.0692216232419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692178010940552">
                <text:p>-0.0692178010940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692131072282791">
                <text:p>-0.0692131072282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0692063197493553">
                <text:p>-0.0692063197493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0692070499062538">
                <text:p>-0.0692070499062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695640295743942">
                <text:p>-0.0695640295743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0692038387060165">
                <text:p>-0.0692038387060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691956803202629">
                <text:p>-0.0691956803202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691977739334106">
                <text:p>-0.0691977739334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691991448402405">
                <text:p>-0.0691991448402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692010670900345">
                <text:p>-0.0692010670900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692193657159805">
                <text:p>-0.0692193657159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692477077245712">
                <text:p>-0.0692477077245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692543685436249">
                <text:p>-0.0692543685436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692353621125221">
                <text:p>-0.0692353621125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692245364189148">
                <text:p>-0.0692245364189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692112743854523">
                <text:p>-0.0692112743854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692024007439613">
                <text:p>-0.069202400743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692013502120972">
                <text:p>-0.0692013502120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691971331834793">
                <text:p>-0.0691971331834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691987276077271">
                <text:p>-0.0691987276077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692004561424255">
                <text:p>-0.0692004561424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692027136683464">
                <text:p>-0.069202713668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692156553268433">
                <text:p>-0.0692156553268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691946893930435">
                <text:p>-0.0691946893930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692114979028702">
                <text:p>-0.0692114979028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692127197980881">
                <text:p>-0.0692127197980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692001357674599">
                <text:p>-0.0692001357674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692015886306763">
                <text:p>-0.0692015886306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692202299833298">
                <text:p>-0.0692202299833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692356303334236">
                <text:p>-0.0692356303334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692892670631409">
                <text:p>-0.069289267063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692173689603806">
                <text:p>-0.0692173689603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692359358072281">
                <text:p>-0.0692359358072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692144632339478">
                <text:p>-0.0692144632339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692098215222359">
                <text:p>-0.0692098215222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694687142968178">
                <text:p>-0.0694687142968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692061111330986">
                <text:p>-0.0692061111330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692044496536255">
                <text:p>-0.0692044496536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692103952169418">
                <text:p>-0.0692103952169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691998153924942">
                <text:p>-0.0691998153924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692016035318375">
                <text:p>-0.0692016035318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692015960812569">
                <text:p>-0.0692015960812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691797435283661">
                <text:p>-0.0691797435283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691967830061913">
                <text:p>-0.0691967830061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691996812820435">
                <text:p>-0.0691996812820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691923126578331">
                <text:p>-0.0691923126578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692017823457718">
                <text:p>-0.0692017823457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691983103752136">
                <text:p>-0.0691983103752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692010596394539">
                <text:p>-0.0692010596394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692012310028076">
                <text:p>-0.0692012310028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692290961742401">
                <text:p>-0.069229096174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692203417420387">
                <text:p>-0.0692203417420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692053139209747">
                <text:p>-0.0692053139209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0692044198513031">
                <text:p>-0.0692044198513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692045539617539">
                <text:p>-0.0692045539617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692035108804703">
                <text:p>-0.0692035108804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0691966712474823">
                <text:p>-0.0691966712474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69193035364151">
                <text:p>-0.069193035364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691981464624405">
                <text:p>-0.0691981464624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0.0692005306482315">
                <text:p>-0.0692005306482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0.0692009180784226">
                <text:p>-0.0692009180784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692011341452599">
                <text:p>-0.0692011341452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692033916711807">
                <text:p>-0.0692033916711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692027509212494">
                <text:p>-0.0692027509212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0692023262381554">
                <text:p>-0.0692023262381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691845342516899">
                <text:p>-0.0691845342516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691971629858017">
                <text:p>-0.0691971629858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0691987499594688">
                <text:p>-0.0691987499594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691959410905838">
                <text:p>-0.0691959410905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692003816366196">
                <text:p>-0.0692003816366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0692007839679718">
                <text:p>-0.0692007839679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692189484834671">
                <text:p>-0.0692189484834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0693165957927704">
                <text:p>-0.0693165957927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69247879087925">
                <text:p>-0.06924787908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692258179187775">
                <text:p>-0.0692258179187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69216325879097">
                <text:p>-0.069216325879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692056342959404">
                <text:p>-0.0692056342959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0692036300897598">
                <text:p>-0.0692036300897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692021250724793">
                <text:p>-0.0692021250724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692099034786224">
                <text:p>-0.0692099034786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69191001355648">
                <text:p>-0.069191001355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0691917836666107">
                <text:p>-0.0691917836666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692232400178909">
                <text:p>-0.0692232400178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0692047625780106">
                <text:p>-0.0692047625780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692092627286911">
                <text:p>-0.0692092627286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691971778869629">
                <text:p>-0.0691971778869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692379102110863">
                <text:p>-0.0692379102110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692201852798462">
                <text:p>-0.0692201852798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692277997732163">
                <text:p>-0.0692277997732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0.0691938027739525">
                <text:p>-0.0691938027739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692040473222733">
                <text:p>-0.0692040473222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692023932933807">
                <text:p>-0.0692023932933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692155808210373">
                <text:p>-0.0692155808210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692253336310387">
                <text:p>-0.0692253336310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0.069216750562191">
                <text:p>-0.069216750562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0.0692137107253075">
                <text:p>-0.0692137107253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692162364721298">
                <text:p>-0.0692162364721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0692023783922195">
                <text:p>-0.0692023783922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0.0692020878195763">
                <text:p>-0.0692020878195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692011415958405">
                <text:p>-0.0692011415958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0.0691911578178406">
                <text:p>-0.0691911578178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0.0691932439804077">
                <text:p>-0.0691932439804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691946744918823">
                <text:p>-0.0691946744918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0692067667841911">
                <text:p>-0.0692067667841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0692053884267807">
                <text:p>-0.0692053884267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0.0691978484392166">
                <text:p>-0.069197848439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692373365163803">
                <text:p>-0.069237336516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0.069223940372467">
                <text:p>-0.069223940372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0.069215789437294">
                <text:p>-0.069215789437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0.0692338198423386">
                <text:p>-0.069233819842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692180693149567">
                <text:p>-0.0692180693149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0.0692259669303894">
                <text:p>-0.0692259669303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0.0691958516836166">
                <text:p>-0.0691958516836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69212019443512">
                <text:p>-0.069212019443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0.0691930204629898">
                <text:p>-0.0691930204629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0692032054066658">
                <text:p>-0.0692032054066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0.0691952407360077">
                <text:p>-0.0691952407360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0692121237516403">
                <text:p>-0.0692121237516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0.0692215412855148">
                <text:p>-0.0692215412855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692091658711433">
                <text:p>-0.069209165871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0692153647542">
                <text:p>-0.0692153647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692010596394539">
                <text:p>-0.0692010596394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691885203123093">
                <text:p>-0.0691885203123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0.0694560557603836">
                <text:p>-0.069456055760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0.0691977515816689">
                <text:p>-0.0691977515816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692589730024338">
                <text:p>-0.0692589730024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692530944943428">
                <text:p>-0.0692530944943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69187194108963">
                <text:p>-0.069187194108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692108273506165">
                <text:p>-0.0692108273506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692066550254822">
                <text:p>-0.0692066550254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691897049546242">
                <text:p>-0.0691897049546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691905468702316">
                <text:p>-0.0691905468702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691897869110107">
                <text:p>-0.0691897869110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692412629723549">
                <text:p>-0.0692412629723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0692344903945923">
                <text:p>-0.0692344903945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0.0692144632339478">
                <text:p>-0.0692144632339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69202296435833">
                <text:p>-0.06920229643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692021623253822">
                <text:p>-0.0692021623253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0.0692018568515778">
                <text:p>-0.0692018568515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0692017450928688">
                <text:p>-0.0692017450928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0.0691951513290405">
                <text:p>-0.0691951513290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692799910902977">
                <text:p>-0.0692799910902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0691915899515152">
                <text:p>-0.069191589951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691951587796211">
                <text:p>-0.0691951587796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0691982805728912">
                <text:p>-0.069198280572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0.0692022740840912">
                <text:p>-0.0692022740840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692125782370567">
                <text:p>-0.0692125782370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0692319124937058">
                <text:p>-0.0692319124937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0692219287157059">
                <text:p>-0.0692219287157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0.0692145973443985">
                <text:p>-0.0692145973443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0.0692180916666985">
                <text:p>-0.069218091666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0692028105258942">
                <text:p>-0.0692028105258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691969618201256">
                <text:p>-0.069196961820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0.0691986158490181">
                <text:p>-0.0691986158490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069234311580658">
                <text:p>-0.069234311580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0.0692155808210373">
                <text:p>-0.0692155808210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0692051500082016">
                <text:p>-0.069205150008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0.0692038387060165">
                <text:p>-0.0692038387060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691956952214241">
                <text:p>-0.0691956952214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0.0691977888345718">
                <text:p>-0.0691977888345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0.0691991373896599">
                <text:p>-0.0691991373896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0691962018609047">
                <text:p>-0.0691962018609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0694634020328522">
                <text:p>-0.0694634020328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0.0691941902041435">
                <text:p>-0.069194190204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0.0691956654191017">
                <text:p>-0.069195665419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0692103952169418">
                <text:p>-0.0692103952169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0692078769207001">
                <text:p>-0.0692078769207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0693235620856285">
                <text:p>-0.0693235620856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0.0692195072770119">
                <text:p>-0.0692195072770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0692121088504791">
                <text:p>-0.0692121088504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0692021101713181">
                <text:p>-0.0692021101713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0692030787467957">
                <text:p>-0.0692030787467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692034810781479">
                <text:p>-0.069203481078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0.0692173913121223">
                <text:p>-0.069217391312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0692035406827927">
                <text:p>-0.0692035406827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0.0692031607031822">
                <text:p>-0.0692031607031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692025721073151">
                <text:p>-0.0692025721073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0692031383514404">
                <text:p>-0.0692031383514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0692204684019089">
                <text:p>-0.0692204684019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0692411661148071">
                <text:p>-0.0692411661148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0692490488290787">
                <text:p>-0.0692490488290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0692340731620789">
                <text:p>-0.0692340731620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692233294248581">
                <text:p>-0.0692233294248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0692989528179169">
                <text:p>-0.0692989528179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0692110657691956">
                <text:p>-0.0692110657691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692076459527016">
                <text:p>-0.0692076459527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0691981315612793">
                <text:p>-0.0691981315612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0691920071840286">
                <text:p>-0.0691920071840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0691947042942047">
                <text:p>-0.0691947042942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069191038608551">
                <text:p>-0.069191038608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0.0691796690225601">
                <text:p>-0.0691796690225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0691890865564346">
                <text:p>-0.0691890865564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0691882073879242">
                <text:p>-0.069188207387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0691922605037689">
                <text:p>-0.0691922605037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0.0691902190446854">
                <text:p>-0.0691902190446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0691942796111107">
                <text:p>-0.069194279611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0691968947649002">
                <text:p>-0.0691968947649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692164450883865">
                <text:p>-0.0692164450883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069233626127243">
                <text:p>-0.069233626127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0692345872521401">
                <text:p>-0.069234587252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0692627057433128">
                <text:p>-0.0692627057433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0692628175020218">
                <text:p>-0.0692628175020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692505687475205">
                <text:p>-0.0692505687475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0692329183220863">
                <text:p>-0.0692329183220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069230243563652">
                <text:p>-0.069230243563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0692059472203255">
                <text:p>-0.0692059472203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692868977785111">
                <text:p>-0.0692868977785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0692043080925942">
                <text:p>-0.0692043080925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691942945122719">
                <text:p>-0.0691942945122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693139359354973">
                <text:p>-0.0693139359354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692347288131714">
                <text:p>-0.0692347288131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692451000213623">
                <text:p>-0.0692451000213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0.0692240372300148">
                <text:p>-0.0692240372300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692163407802582">
                <text:p>-0.0692163407802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692048743367195">
                <text:p>-0.0692048743367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0692049786448479">
                <text:p>-0.0692049786448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0.0691961273550987">
                <text:p>-0.0691961273550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069210596382618">
                <text:p>-0.069210596382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0692032724618912">
                <text:p>-0.069203272461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0691950768232346">
                <text:p>-0.0691950768232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69190077483654">
                <text:p>-0.069190077483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0.0691821724176407">
                <text:p>-0.0691821724176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0.0691983848810196">
                <text:p>-0.069198384881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691921934485436">
                <text:p>-0.0691921934485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0692780911922455">
                <text:p>-0.0692780911922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0691903829574585">
                <text:p>-0.0691903829574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0.0692090094089508">
                <text:p>-0.0692090094089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0.0691977292299271">
                <text:p>-0.0691977292299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0.0692828297615051">
                <text:p>-0.0692828297615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0.0692011490464211">
                <text:p>-0.0692011490464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0.0691958963871002">
                <text:p>-0.06919589638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69197952747345">
                <text:p>-0.069197952747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0.0691992416977882">
                <text:p>-0.0691992416977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694444179534912">
                <text:p>-0.0694444179534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0691958963871002">
                <text:p>-0.069195896387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691905915737152">
                <text:p>-0.069190591573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0691945105791092">
                <text:p>-0.0691945105791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691970586776733">
                <text:p>-0.0691970586776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0691986680030823">
                <text:p>-0.0691986680030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692006647586823">
                <text:p>-0.0692006647586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0.06928351521492">
                <text:p>-0.0692835152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692023560404778">
                <text:p>-0.0692023560404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0.0691928565502167">
                <text:p>-0.0691928565502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692036747932434">
                <text:p>-0.0692036747932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0692038759589195">
                <text:p>-0.0692038759589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0692030340433121">
                <text:p>-0.0692030340433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691963285207748">
                <text:p>-0.0691963285207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0.0691974833607674">
                <text:p>-0.0691974833607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0691878125071526">
                <text:p>-0.0691878125071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0.0691927596926689">
                <text:p>-0.0691927596926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0.0691951811313629">
                <text:p>-0.0691951811313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0.0692102089524269">
                <text:p>-0.0692102089524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0.0692231804132462">
                <text:p>-0.0692231804132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0.069202683866024">
                <text:p>-0.069202683866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0.0692162662744522">
                <text:p>-0.0692162662744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0.0692023858428001">
                <text:p>-0.0692023858428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0.0692020952701569">
                <text:p>-0.0692020952701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-0.0691082701086998">
                <text:p>-0.0691082701086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-0.0692811161279678">
                <text:p>-0.0692811161279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-0.0692027509212494">
                <text:p>-0.0692027509212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-0.0692023038864136">
                <text:p>-0.0692023038864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-0.0691947117447853">
                <text:p>-0.0691947117447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-0.069210559129715">
                <text:p>-0.069210559129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-0.0691987350583077">
                <text:p>-0.0691987350583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-0.0691933482885361">
                <text:p>-0.0691933482885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-0.0691962987184525">
                <text:p>-0.0691962987184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-0.0692937821149826">
                <text:p>-0.0692937821149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-0.0692077651619911">
                <text:p>-0.0692077651619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-0.0691948235034943">
                <text:p>-0.0691948235034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-0.0692106336355209">
                <text:p>-0.0692106336355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-0.0691873207688332">
                <text:p>-0.0691873207688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-0.0691924542188644">
                <text:p>-0.0691924542188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-0.0691876336932182">
                <text:p>-0.0691876336932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-0.0691831260919571">
                <text:p>-0.0691831260919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-0.0695288926362991">
                <text:p>-0.0695288926362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-0.0691729784011841">
                <text:p>-0.069172978401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-0.0691909268498421">
                <text:p>-0.0691909268498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-0.0691947638988495">
                <text:p>-0.069194763898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-0.06924007833004">
                <text:p>-0.06924007833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-0.0692207962274551">
                <text:p>-0.0692207962274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-0.0692159831523895">
                <text:p>-0.0692159831523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-0.0692108124494553">
                <text:p>-0.0692108124494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-0.0692084133625031">
                <text:p>-0.0692084133625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0692059546709061">
                <text:p>-0.0692059546709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0692037045955658">
                <text:p>-0.0692037045955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692863613367081">
                <text:p>-0.0692863613367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0692030116915703">
                <text:p>-0.06920301169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0692024677991867">
                <text:p>-0.0692024677991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0691981166601181">
                <text:p>-0.069198116660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069199338555336">
                <text:p>-0.069199338555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0692836344242096">
                <text:p>-0.069283634424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0692847967147827">
                <text:p>-0.0692847967147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0692135244607925">
                <text:p>-0.069213524460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0692313089966774">
                <text:p>-0.0692313089966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693033188581467">
                <text:p>-0.0693033188581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0692094564437866">
                <text:p>-0.0692094564437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0692068114876747">
                <text:p>-0.0692068114876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0692341476678848">
                <text:p>-0.0692341476678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0692121833562851">
                <text:p>-0.0692121833562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0692142620682716">
                <text:p>-0.0692142620682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0692097097635269">
                <text:p>-0.069209709763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0692379549145699">
                <text:p>-0.0692379549145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0693209320306778">
                <text:p>-0.0693209320306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0692251399159432">
                <text:p>-0.0692251399159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0692178010940552">
                <text:p>-0.0692178010940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0692119672894478">
                <text:p>-0.069211967289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0692228227853775">
                <text:p>-0.0692228227853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0692065581679344">
                <text:p>-0.0692065581679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0692040175199509">
                <text:p>-0.0692040175199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0691977441310883">
                <text:p>-0.0691977441310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0692755728960037">
                <text:p>-0.0692755728960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0691898465156555">
                <text:p>-0.0691898465156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0691963210701942">
                <text:p>-0.0691963210701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0692042410373688">
                <text:p>-0.0692042410373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0691947117447853">
                <text:p>-0.0691947117447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0691931769251823">
                <text:p>-0.0691931769251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0691971555352211">
                <text:p>-0.0691971555352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0691979974508286">
                <text:p>-0.0691979974508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0691874772310257">
                <text:p>-0.0691874772310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0691861361265183">
                <text:p>-0.0691861361265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0691863149404526">
                <text:p>-0.0691863149404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0692885220050812">
                <text:p>-0.0692885220050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0691975355148315">
                <text:p>-0.0691975355148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0692001804709435">
                <text:p>-0.0692001804709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0692209750413895">
                <text:p>-0.0692209750413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0694665312767029">
                <text:p>-0.0694665312767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0692031234502792">
                <text:p>-0.0692031234502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0692036524415016">
                <text:p>-0.0692036524415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0692208856344223">
                <text:p>-0.0692208856344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0693208873271942">
                <text:p>-0.0693208873271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0692393779754639">
                <text:p>-0.0692393779754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0692520141601563">
                <text:p>-0.0692520141601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0692252740263939">
                <text:p>-0.0692252740263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0692903473973274">
                <text:p>-0.06929034739732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